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598in"/>
    </style:style>
    <style:style style:name="co2" style:family="table-column">
      <style:table-column-properties fo:break-before="auto" style:column-width="0.9035in"/>
    </style:style>
    <style:style style:name="co3" style:family="table-column">
      <style:table-column-properties fo:break-before="auto" style:column-width="0.2638in"/>
    </style:style>
    <style:style style:name="co4" style:family="table-column">
      <style:table-column-properties fo:break-before="auto" style:column-width="3.9244in"/>
    </style:style>
    <style:style style:name="co5" style:family="table-column">
      <style:table-column-properties fo:break-before="auto" style:column-width="0.6693in"/>
    </style:style>
    <style:style style:name="co6" style:family="table-column">
      <style:table-column-properties fo:break-before="auto" style:column-width="0.9925in"/>
    </style:style>
    <style:style style:name="co7" style:family="table-column">
      <style:table-column-properties fo:break-before="auto" style:column-width="0.3417in"/>
    </style:style>
    <style:style style:name="co8" style:family="table-column">
      <style:table-column-properties fo:break-before="auto" style:column-width="3.0311in"/>
    </style:style>
    <style:style style:name="co9" style:family="table-column">
      <style:table-column-properties fo:break-before="auto" style:column-width="0.6945in"/>
    </style:style>
    <style:style style:name="co10" style:family="table-column">
      <style:table-column-properties fo:break-before="auto" style:column-width="0.2535in"/>
    </style:style>
    <style:style style:name="co11" style:family="table-column">
      <style:table-column-properties fo:break-before="auto" style:column-width="3.7811in"/>
    </style:style>
    <style:style style:name="co12" style:family="table-column">
      <style:table-column-properties fo:break-before="auto" style:column-width="1.5874in"/>
    </style:style>
    <style:style style:name="co13" style:family="table-column">
      <style:table-column-properties fo:break-before="auto" style:column-width="0.1654in"/>
    </style:style>
    <style:style style:name="co14" style:family="table-column">
      <style:table-column-properties fo:break-before="auto" style:column-width="1.6098in"/>
    </style:style>
    <style:style style:name="co15" style:family="table-column">
      <style:table-column-properties fo:break-before="auto" style:column-width="2.3043in"/>
    </style:style>
    <style:style style:name="co16" style:family="table-column">
      <style:table-column-properties fo:break-before="auto" style:column-width="0.4744in"/>
    </style:style>
    <style:style style:name="co17" style:family="table-column">
      <style:table-column-properties fo:break-before="auto" style:column-width="0.9701in"/>
    </style:style>
    <style:style style:name="co18" style:family="table-column">
      <style:table-column-properties fo:break-before="auto" style:column-width="0.1984in"/>
    </style:style>
    <style:style style:name="co19" style:family="table-column">
      <style:table-column-properties fo:break-before="auto" style:column-width="0.5839in"/>
    </style:style>
    <style:style style:name="co20" style:family="table-column">
      <style:table-column-properties fo:break-before="auto" style:column-width="7.4626in"/>
    </style:style>
    <style:style style:name="co21" style:family="table-column">
      <style:table-column-properties fo:break-before="auto" style:column-width="0.948in"/>
    </style:style>
    <style:style style:name="co22" style:family="table-column">
      <style:table-column-properties fo:break-before="auto" style:column-width="1.0035in"/>
    </style:style>
    <style:style style:name="co23" style:family="table-column">
      <style:table-column-properties fo:break-before="auto" style:column-width="0.2756in"/>
    </style:style>
    <style:style style:name="co24" style:family="table-column">
      <style:table-column-properties fo:break-before="auto" style:column-width="0.8264in"/>
    </style:style>
    <style:style style:name="co25" style:family="table-column">
      <style:table-column-properties fo:break-before="auto" style:column-width="4.982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5181in" fo:break-before="auto" style:use-optimal-row-height="tru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352in" fo:break-before="auto" style:use-optimal-row-height="true"/>
    </style:style>
    <style:style style:name="ta1" style:family="table" style:master-page-name="PageStyle_5f_combined">
      <style:table-properties table:display="true" style:writing-mode="lr-tb"/>
    </style:style>
    <style:style style:name="ta2" style:family="table" style:master-page-name="PageStyle_5f_probable">
      <style:table-properties table:display="true" style:writing-mode="lr-tb"/>
    </style:style>
    <style:style style:name="ta3" style:family="table" style:master-page-name="PageStyle_5f_females">
      <style:table-properties table:display="true" style:writing-mode="lr-tb"/>
    </style:style>
    <style:style style:name="ta4" style:family="table" style:master-page-name="PageStyle_5f_regional">
      <style:table-properties table:display="true" style:writing-mode="lr-tb"/>
    </style:style>
    <style:style style:name="ta5" style:family="table" style:master-page-name="PageStyle_5f_regional_20_checks">
      <style:table-properties table:display="true" style:writing-mode="lr-tb"/>
    </style:style>
    <style:style style:name="ta6" style:family="table" style:master-page-name="PageStyle_5f_other_20_data">
      <style:table-properties table:display="true" style:writing-mode="lr-tb"/>
    </style:style>
    <number:number-style style:name="N8001" number:language="en" number:country="US">
      <number:number number:decimal-places="0" number:min-integer-digits="1"/>
    </number:number-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4" style:family="table-cell" style:parent-style-name="Excel_20_Built-in_20_Normal" style:data-style-name="N800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5" style:family="table-cell" style:parent-style-name="Excel_20_Built-in_20_Normal" style:data-style-name="N8001"/>
    <style:style style:name="ce6" style:family="table-cell" style:parent-style-name="Excel_20_Built-in_20_Normal" style:data-style-name="N11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7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11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13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4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ombined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4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1017" table:default-cell-style-name="Excel_20_Built-in_20_Normal"/>
        <table:table-row table:style-name="ro1">
          <table:table-cell table:style-name="ce1" office:value-type="string" table:number-columns-spanned="5" table:number-rows-spanned="1">
            <text:p>Executions in England and Wales, by year and sex, 1715-1799</text:p>
          </table:table-cell>
          <table:covered-table-cell table:number-columns-repeated="4" table:style-name="ce3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>
            <text:p>year</text:p>
          </table:table-cell>
          <table:table-cell table:style-name="ce2" office:value-type="string">
            <text:p>total</text:p>
          </table:table-cell>
          <table:table-cell table:style-name="ce2" office:value-type="string">
            <text:p>sex ratio</text:p>
          </table:table-cell>
          <table:table-cell table:style-name="ce2" office:value-type="string">
            <text:p>males</text:p>
          </table:table-cell>
          <table:table-cell table:style-name="ce2" office:value-type="string">
            <text:p>females</text:p>
          </table:table-cell>
          <table:table-cell/>
          <table:table-cell office:value-type="string">
            <text:p>sources and notes</text:p>
          </table:table-cell>
          <table:table-cell table:number-columns-repeated="1017"/>
        </table:table-row>
        <table:table-row table:style-name="ro1">
          <table:table-cell table:style-name="ce2" office:value-type="float" office:value="1715">
            <text:p>1715</text:p>
          </table:table-cell>
          <table:table-cell table:style-name="ce4" office:value-type="float" office:value="150">
            <text:p>150</text:p>
          </table:table-cell>
          <table:table-cell table:style-name="ce6" table:formula="of:=[.D5]/[.E5]" office:value-type="float" office:value="13.1085690760454">
            <text:p>13.1</text:p>
          </table:table-cell>
          <table:table-cell table:style-name="ce4" office:value-type="float" office:value="139.368163476289">
            <text:p>139</text:p>
          </table:table-cell>
          <table:table-cell table:style-name="ce4" office:value-type="float" office:value="10.6318365237111">
            <text:p>11</text:p>
          </table:table-cell>
          <table:table-cell/>
          <table:table-cell office:value-type="string">
            <text:p>1715-34: scaled from Tyburn executions. See sheetbook</text:p>
          </table:table-cell>
          <table:table-cell table:number-columns-repeated="1017"/>
        </table:table-row>
        <table:table-row table:style-name="ro1">
          <table:table-cell table:style-name="ce2" office:value-type="float" office:value="1716">
            <text:p>1716</text:p>
          </table:table-cell>
          <table:table-cell table:style-name="ce4" office:value-type="float" office:value="190">
            <text:p>190</text:p>
          </table:table-cell>
          <table:table-cell table:style-name="ce6" table:formula="of:=[.D6]/[.E6]" office:value-type="float" office:value="11.630483509446">
            <text:p>11.6</text:p>
          </table:table-cell>
          <table:table-cell table:style-name="ce4" office:value-type="float" office:value="174.957028774243">
            <text:p>175</text:p>
          </table:table-cell>
          <table:table-cell table:style-name="ce4" office:value-type="float" office:value="15.0429712257574">
            <text:p>15</text:p>
          </table:table-cell>
          <table:table-cell/>
          <table:table-cell office:value-type="string">
            <text:p>executions-england-wales-london-pre-1830</text:p>
          </table:table-cell>
          <table:table-cell table:number-columns-repeated="1017"/>
        </table:table-row>
        <table:table-row table:style-name="ro1">
          <table:table-cell table:style-name="ce2" office:value-type="float" office:value="1717">
            <text:p>1717</text:p>
          </table:table-cell>
          <table:table-cell table:style-name="ce4" office:value-type="float" office:value="156.666666666667">
            <text:p>157</text:p>
          </table:table-cell>
          <table:table-cell table:style-name="ce6" table:formula="of:=[.D7]/[.E7]" office:value-type="float" office:value="13.5185490142263">
            <text:p>13.5</text:p>
          </table:table-cell>
          <table:table-cell table:style-name="ce4" office:value-type="float" office:value="145.875873005871">
            <text:p>146</text:p>
          </table:table-cell>
          <table:table-cell table:style-name="ce4" office:value-type="float" office:value="10.7907936607959">
            <text:p>11</text:p>
          </table:table-cell>
          <table:table-cell table:number-columns-repeated="1019"/>
        </table:table-row>
        <table:table-row table:style-name="ro1">
          <table:table-cell table:style-name="ce2" office:value-type="float" office:value="1718">
            <text:p>1718</text:p>
          </table:table-cell>
          <table:table-cell table:style-name="ce4" office:value-type="float" office:value="76.6666666666667">
            <text:p>77</text:p>
          </table:table-cell>
          <table:table-cell table:style-name="ce6" table:formula="of:=[.D8]/[.E8]" office:value-type="float" office:value="16.8954890313474">
            <text:p>16.9</text:p>
          </table:table-cell>
          <table:table-cell table:style-name="ce4" office:value-type="float" office:value="72.3825330208987">
            <text:p>72</text:p>
          </table:table-cell>
          <table:table-cell table:style-name="ce4" office:value-type="float" office:value="4.28413364576795">
            <text:p>4</text:p>
          </table:table-cell>
          <table:table-cell/>
          <table:table-cell office:value-type="string">
            <text:p>1735-99:</text:p>
          </table:table-cell>
          <table:table-cell table:number-columns-repeated="1017"/>
        </table:table-row>
        <table:table-row table:style-name="ro1">
          <table:table-cell table:style-name="ce2" office:value-type="float" office:value="1719">
            <text:p>1719</text:p>
          </table:table-cell>
          <table:table-cell table:style-name="ce4" office:value-type="float" office:value="83.3333333333333">
            <text:p>83</text:p>
          </table:table-cell>
          <table:table-cell table:style-name="ce6" table:formula="of:=[.D9]/[.E9]" office:value-type="float" office:value="16.3128859613009">
            <text:p>16.3</text:p>
          </table:table-cell>
          <table:table-cell table:style-name="ce4" office:value-type="float" office:value="78.5199629039545">
            <text:p>79</text:p>
          </table:table-cell>
          <table:table-cell table:style-name="ce4" office:value-type="float" office:value="4.81337042937881">
            <text:p>5</text:p>
          </table:table-cell>
          <table:table-cell/>
          <table:table-cell table:style-name="ce7" office:value-type="string">
            <text:p>for total, see "probable" sheet</text:p>
          </table:table-cell>
          <table:table-cell table:number-columns-repeated="1017"/>
        </table:table-row>
        <table:table-row table:style-name="ro1">
          <table:table-cell table:style-name="ce2" office:value-type="float" office:value="1720">
            <text:p>1720</text:p>
          </table:table-cell>
          <table:table-cell table:style-name="ce4" office:value-type="float" office:value="120">
            <text:p>120</text:p>
          </table:table-cell>
          <table:table-cell table:style-name="ce6" table:formula="of:=[.D10]/[.E10]" office:value-type="float" office:value="20.7989296006588">
            <text:p>20.8</text:p>
          </table:table-cell>
          <table:table-cell table:style-name="ce4" office:value-type="float" office:value="114.495142550652">
            <text:p>114</text:p>
          </table:table-cell>
          <table:table-cell table:style-name="ce4" office:value-type="float" office:value="5.50485744934804">
            <text:p>6</text:p>
          </table:table-cell>
          <table:table-cell/>
          <table:table-cell table:style-name="ce7" office:value-type="string">
            <text:p>for females, see "females" sheet</text:p>
          </table:table-cell>
          <table:table-cell table:number-columns-repeated="1017"/>
        </table:table-row>
        <table:table-row table:style-name="ro1">
          <table:table-cell table:style-name="ce2" office:value-type="float" office:value="1721">
            <text:p>1721</text:p>
          </table:table-cell>
          <table:table-cell table:style-name="ce4" office:value-type="float" office:value="126.666666666667">
            <text:p>127</text:p>
          </table:table-cell>
          <table:table-cell table:style-name="ce6" table:formula="of:=[.D11]/[.E11]" office:value-type="float" office:value="34.6648826677646">
            <text:p>34.7</text:p>
          </table:table-cell>
          <table:table-cell table:style-name="ce4" office:value-type="float" office:value="123.115087152257">
            <text:p>123</text:p>
          </table:table-cell>
          <table:table-cell table:style-name="ce4" office:value-type="float" office:value="3.55157951440994">
            <text:p>4</text:p>
          </table:table-cell>
          <table:table-cell/>
          <table:table-cell office:value-type="string">
            <text:p>males calculated by subtraction</text:p>
          </table:table-cell>
          <table:table-cell table:number-columns-repeated="1017"/>
        </table:table-row>
        <table:table-row table:style-name="ro1">
          <table:table-cell table:style-name="ce2" office:value-type="float" office:value="1722">
            <text:p>1722</text:p>
          </table:table-cell>
          <table:table-cell table:style-name="ce4" office:value-type="float" office:value="136.666666666667">
            <text:p>137</text:p>
          </table:table-cell>
          <table:table-cell table:style-name="ce6" table:formula="of:=[.D12]/[.E12]" office:value-type="float" office:value="33.5320433648965">
            <text:p>33.5</text:p>
          </table:table-cell>
          <table:table-cell table:style-name="ce4" office:value-type="float" office:value="132.708989872898">
            <text:p>133</text:p>
          </table:table-cell>
          <table:table-cell table:style-name="ce4" office:value-type="float" office:value="3.95767679376874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1723">
            <text:p>1723</text:p>
          </table:table-cell>
          <table:table-cell table:style-name="ce4" office:value-type="float" office:value="63.3333333333333">
            <text:p>63</text:p>
          </table:table-cell>
          <table:table-cell table:style-name="ce6" table:formula="of:=[.D13]/[.E13]" office:value-type="float" office:value="39.4228077398103">
            <text:p>39.4</text:p>
          </table:table-cell>
          <table:table-cell table:style-name="ce4" office:value-type="float" office:value="61.7665610858192">
            <text:p>62</text:p>
          </table:table-cell>
          <table:table-cell table:style-name="ce4" office:value-type="float" office:value="1.56677224751411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1724">
            <text:p>1724</text:p>
          </table:table-cell>
          <table:table-cell table:style-name="ce4" office:value-type="float" office:value="66.6666666666667">
            <text:p>67</text:p>
          </table:table-cell>
          <table:table-cell table:style-name="ce6" table:formula="of:=[.D14]/[.E14]" office:value-type="float" office:value="23.1099217785097">
            <text:p>23.1</text:p>
          </table:table-cell>
          <table:table-cell table:style-name="ce4" office:value-type="float" office:value="63.9015533129564">
            <text:p>64</text:p>
          </table:table-cell>
          <table:table-cell table:style-name="ce4" office:value-type="float" office:value="2.76511335371025">
            <text:p>3</text:p>
          </table:table-cell>
          <table:table-cell/>
          <table:table-cell office:value-type="string">
            <text:p>Repository:</text:p>
          </table:table-cell>
          <table:table-cell table:number-columns-repeated="1017"/>
        </table:table-row>
        <table:table-row table:style-name="ro1">
          <table:table-cell table:style-name="ce2" office:value-type="float" office:value="1725">
            <text:p>1725</text:p>
          </table:table-cell>
          <table:table-cell table:style-name="ce4" office:value-type="float" office:value="106.666666666667">
            <text:p>107</text:p>
          </table:table-cell>
          <table:table-cell table:style-name="ce6" table:formula="of:=[.D15]/[.E15]" office:value-type="float" office:value="16.6149764420658">
            <text:p>16.6</text:p>
          </table:table-cell>
          <table:table-cell table:style-name="ce4" office:value-type="float" office:value="100.611213398393">
            <text:p>101</text:p>
          </table:table-cell>
          <table:table-cell table:style-name="ce4" office:value-type="float" office:value="6.05545326827343">
            <text:p>6</text:p>
          </table:table-cell>
          <table:table-cell/>
          <table:table-cell office:value-type="string">
            <text:p>http://acrosswalls.org/datasets/</text:p>
          </table:table-cell>
          <table:table-cell table:number-columns-repeated="1017"/>
        </table:table-row>
        <table:table-row table:style-name="ro1">
          <table:table-cell table:style-name="ce2" office:value-type="float" office:value="1726">
            <text:p>1726</text:p>
          </table:table-cell>
          <table:table-cell table:style-name="ce4" office:value-type="float" office:value="106.666666666667">
            <text:p>107</text:p>
          </table:table-cell>
          <table:table-cell table:style-name="ce6" table:formula="of:=[.D16]/[.E16]" office:value-type="float" office:value="10.1955537258131">
            <text:p>10.2</text:p>
          </table:table-cell>
          <table:table-cell table:style-name="ce4" office:value-type="float" office:value="97.1390747959109">
            <text:p>97</text:p>
          </table:table-cell>
          <table:table-cell table:style-name="ce4" office:value-type="float" office:value="9.5275918707558">
            <text:p>10</text:p>
          </table:table-cell>
          <table:table-cell/>
          <table:table-cell office:value-type="string">
            <text:p>Version: 1.0</text:p>
          </table:table-cell>
          <table:table-cell table:number-columns-repeated="1017"/>
        </table:table-row>
        <table:table-row table:style-name="ro1">
          <table:table-cell table:style-name="ce2" office:value-type="float" office:value="1727">
            <text:p>1727</text:p>
          </table:table-cell>
          <table:table-cell table:style-name="ce4" office:value-type="float" office:value="53.3333333333333">
            <text:p>53</text:p>
          </table:table-cell>
          <table:table-cell table:style-name="ce6" table:formula="of:=[.D17]/[.E17]" office:value-type="float" office:value="9.85570193495267">
            <text:p>9.9</text:p>
          </table:table-cell>
          <table:table-cell table:style-name="ce4" office:value-type="float" office:value="48.4204006042564">
            <text:p>48</text:p>
          </table:table-cell>
          <table:table-cell table:style-name="ce4" office:value-type="float" office:value="4.91293272907699">
            <text:p>5</text:p>
          </table:table-cell>
          <table:table-cell table:number-columns-repeated="1019"/>
        </table:table-row>
        <table:table-row table:style-name="ro1">
          <table:table-cell table:style-name="ce2" office:value-type="float" office:value="1728">
            <text:p>1728</text:p>
          </table:table-cell>
          <table:table-cell table:style-name="ce4" office:value-type="float" office:value="176.666666666667">
            <text:p>177</text:p>
          </table:table-cell>
          <table:table-cell table:style-name="ce6" table:formula="of:=[.D18]/[.E18]" office:value-type="float" office:value="11.4794382690636">
            <text:p>11.5</text:p>
          </table:table-cell>
          <table:table-cell table:style-name="ce4" office:value-type="float" office:value="162.510046564252">
            <text:p>163</text:p>
          </table:table-cell>
          <table:table-cell table:style-name="ce4" office:value-type="float" office:value="14.1566201024145">
            <text:p>14</text:p>
          </table:table-cell>
          <table:table-cell table:number-columns-repeated="1019"/>
        </table:table-row>
        <table:table-row table:style-name="ro1">
          <table:table-cell table:style-name="ce2" office:value-type="float" office:value="1729">
            <text:p>1729</text:p>
          </table:table-cell>
          <table:table-cell table:style-name="ce4" office:value-type="float" office:value="106.666666666667">
            <text:p>107</text:p>
          </table:table-cell>
          <table:table-cell table:style-name="ce6" table:formula="of:=[.D19]/[.E19]" office:value-type="float" office:value="18.2387127761768">
            <text:p>18.2</text:p>
          </table:table-cell>
          <table:table-cell table:style-name="ce4" office:value-type="float" office:value="101.12229018433">
            <text:p>101</text:p>
          </table:table-cell>
          <table:table-cell table:style-name="ce4" office:value-type="float" office:value="5.54437648233679">
            <text:p>6</text:p>
          </table:table-cell>
          <table:table-cell table:number-columns-repeated="1019"/>
        </table:table-row>
        <table:table-row table:style-name="ro1">
          <table:table-cell table:style-name="ce2" office:value-type="float" office:value="1730">
            <text:p>1730</text:p>
          </table:table-cell>
          <table:table-cell table:style-name="ce4" office:value-type="float" office:value="123.333333333333">
            <text:p>123</text:p>
          </table:table-cell>
          <table:table-cell table:style-name="ce6" table:formula="of:=[.D20]/[.E20]" office:value-type="float" office:value="22.3684269620869">
            <text:p>22.4</text:p>
          </table:table-cell>
          <table:table-cell table:style-name="ce4" office:value-type="float" office:value="118.055556890211">
            <text:p>118</text:p>
          </table:table-cell>
          <table:table-cell table:style-name="ce4" office:value-type="float" office:value="5.2777764431226">
            <text:p>5</text:p>
          </table:table-cell>
          <table:table-cell table:number-columns-repeated="1019"/>
        </table:table-row>
        <table:table-row table:style-name="ro1">
          <table:table-cell table:style-name="ce2" office:value-type="float" office:value="1731">
            <text:p>1731</text:p>
          </table:table-cell>
          <table:table-cell table:style-name="ce4" office:value-type="float" office:value="116.666666666667">
            <text:p>117</text:p>
          </table:table-cell>
          <table:table-cell table:style-name="ce6" table:formula="of:=[.D21]/[.E21]" office:value-type="float" office:value="82.923836969946">
            <text:p>82.9</text:p>
          </table:table-cell>
          <table:table-cell table:style-name="ce4" office:value-type="float" office:value="115.276517325563">
            <text:p>115</text:p>
          </table:table-cell>
          <table:table-cell table:style-name="ce4" office:value-type="float" office:value="1.39014934110372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732">
            <text:p>1732</text:p>
          </table:table-cell>
          <table:table-cell table:style-name="ce4" office:value-type="float" office:value="116.666666666667">
            <text:p>117</text:p>
          </table:table-cell>
          <table:table-cell table:style-name="ce6" table:formula="of:=[.D22]/[.E22]" office:value-type="float" office:value="47.5792507204612">
            <text:p>47.6</text:p>
          </table:table-cell>
          <table:table-cell table:style-name="ce4" office:value-type="float" office:value="114.265092642028">
            <text:p>114</text:p>
          </table:table-cell>
          <table:table-cell table:style-name="ce4" office:value-type="float" office:value="2.40157402463862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1733">
            <text:p>1733</text:p>
          </table:table-cell>
          <table:table-cell table:style-name="ce4" office:value-type="float" office:value="156.666666666667">
            <text:p>157</text:p>
          </table:table-cell>
          <table:table-cell table:style-name="ce6" table:formula="of:=[.D23]/[.E23]" office:value-type="float" office:value="25.5266456246284">
            <text:p>25.5</text:p>
          </table:table-cell>
          <table:table-cell table:style-name="ce4" office:value-type="float" office:value="150.760655447472">
            <text:p>151</text:p>
          </table:table-cell>
          <table:table-cell table:style-name="ce4" office:value-type="float" office:value="5.90601121919505">
            <text:p>6</text:p>
          </table:table-cell>
          <table:table-cell table:number-columns-repeated="1019"/>
        </table:table-row>
        <table:table-row table:style-name="ro1">
          <table:table-cell table:style-name="ce2" office:value-type="float" office:value="1734">
            <text:p>1734</text:p>
          </table:table-cell>
          <table:table-cell table:style-name="ce4" office:value-type="float" office:value="86.6666666666667">
            <text:p>87</text:p>
          </table:table-cell>
          <table:table-cell table:style-name="ce6" table:formula="of:=[.D24]/[.E24]" office:value-type="float" office:value="23.1099217785097">
            <text:p>23.1</text:p>
          </table:table-cell>
          <table:table-cell table:style-name="ce4" office:value-type="float" office:value="83.0720193068433">
            <text:p>83</text:p>
          </table:table-cell>
          <table:table-cell table:style-name="ce4" office:value-type="float" office:value="3.59464735982333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1735">
            <text:p>1735</text:p>
          </table:table-cell>
          <table:table-cell table:style-name="ce2" table:formula="of:=[$probable.B5]" office:value-type="float" office:value="99">
            <text:p>99</text:p>
          </table:table-cell>
          <table:table-cell table:style-name="ce6" table:formula="of:=[.D25]/[.E25]" office:value-type="float" office:value="6.61538461538462">
            <text:p>6.6</text:p>
          </table:table-cell>
          <table:table-cell table:style-name="ce2" table:formula="of:=[.B25]-[.E25]" office:value-type="float" office:value="86">
            <text:p>86</text:p>
          </table:table-cell>
          <table:table-cell table:style-name="ce2" table:formula="of:=[$females.B5]" office:value-type="float" office:value="13">
            <text:p>13</text:p>
          </table:table-cell>
          <table:table-cell table:number-columns-repeated="1019"/>
        </table:table-row>
        <table:table-row table:style-name="ro1">
          <table:table-cell table:style-name="ce2" office:value-type="float" office:value="1736">
            <text:p>1736</text:p>
          </table:table-cell>
          <table:table-cell table:style-name="ce2" table:formula="of:=[$probable.B6]" office:value-type="float" office:value="86">
            <text:p>86</text:p>
          </table:table-cell>
          <table:table-cell table:style-name="ce6" table:formula="of:=[.D26]/[.E26]" office:value-type="float" office:value="20.5">
            <text:p>20.5</text:p>
          </table:table-cell>
          <table:table-cell table:style-name="ce2" table:formula="of:=[.B26]-[.E26]" office:value-type="float" office:value="82">
            <text:p>82</text:p>
          </table:table-cell>
          <table:table-cell table:style-name="ce2" table:formula="of:=[$females.B6]" office:value-type="float" office:value="4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1737">
            <text:p>1737</text:p>
          </table:table-cell>
          <table:table-cell table:style-name="ce2" table:formula="of:=[$probable.B7]" office:value-type="float" office:value="92">
            <text:p>92</text:p>
          </table:table-cell>
          <table:table-cell table:style-name="ce6" table:formula="of:=[.D27]/[.E27]" office:value-type="float" office:value="22">
            <text:p>22.0</text:p>
          </table:table-cell>
          <table:table-cell table:style-name="ce2" table:formula="of:=[.B27]-[.E27]" office:value-type="float" office:value="88">
            <text:p>88</text:p>
          </table:table-cell>
          <table:table-cell table:style-name="ce2" table:formula="of:=[$females.B7]" office:value-type="float" office:value="4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1738">
            <text:p>1738</text:p>
          </table:table-cell>
          <table:table-cell table:style-name="ce2" table:formula="of:=[$probable.B8]" office:value-type="float" office:value="122">
            <text:p>122</text:p>
          </table:table-cell>
          <table:table-cell table:style-name="ce6" table:formula="of:=[.D28]/[.E28]" office:value-type="float" office:value="16.4285714285714">
            <text:p>16.4</text:p>
          </table:table-cell>
          <table:table-cell table:style-name="ce2" table:formula="of:=[.B28]-[.E28]" office:value-type="float" office:value="115">
            <text:p>115</text:p>
          </table:table-cell>
          <table:table-cell table:style-name="ce2" table:formula="of:=[$females.B8]" office:value-type="float" office:value="7">
            <text:p>7</text:p>
          </table:table-cell>
          <table:table-cell table:number-columns-repeated="1019"/>
        </table:table-row>
        <table:table-row table:style-name="ro1">
          <table:table-cell table:style-name="ce2" office:value-type="float" office:value="1739">
            <text:p>1739</text:p>
          </table:table-cell>
          <table:table-cell table:style-name="ce2" table:formula="of:=[$probable.B9]" office:value-type="float" office:value="110">
            <text:p>110</text:p>
          </table:table-cell>
          <table:table-cell table:style-name="ce6" table:formula="of:=[.D29]/[.E29]" office:value-type="float" office:value="14.7142857142857">
            <text:p>14.7</text:p>
          </table:table-cell>
          <table:table-cell table:style-name="ce2" table:formula="of:=[.B29]-[.E29]" office:value-type="float" office:value="103">
            <text:p>103</text:p>
          </table:table-cell>
          <table:table-cell table:style-name="ce2" table:formula="of:=[$females.B9]" office:value-type="float" office:value="7">
            <text:p>7</text:p>
          </table:table-cell>
          <table:table-cell table:number-columns-repeated="1019"/>
        </table:table-row>
        <table:table-row table:style-name="ro1">
          <table:table-cell table:style-name="ce2" office:value-type="float" office:value="1740">
            <text:p>1740</text:p>
          </table:table-cell>
          <table:table-cell table:style-name="ce2" table:formula="of:=[$probable.B10]" office:value-type="float" office:value="116">
            <text:p>116</text:p>
          </table:table-cell>
          <table:table-cell table:style-name="ce6" table:formula="of:=[.D30]/[.E30]" office:value-type="float" office:value="10.6">
            <text:p>10.6</text:p>
          </table:table-cell>
          <table:table-cell table:style-name="ce2" table:formula="of:=[.B30]-[.E30]" office:value-type="float" office:value="106">
            <text:p>106</text:p>
          </table:table-cell>
          <table:table-cell table:style-name="ce2" table:formula="of:=[$females.B10]" office:value-type="float" office:value="10">
            <text:p>10</text:p>
          </table:table-cell>
          <table:table-cell table:number-columns-repeated="1019"/>
        </table:table-row>
        <table:table-row table:style-name="ro1">
          <table:table-cell table:style-name="ce2" office:value-type="float" office:value="1741">
            <text:p>1741</text:p>
          </table:table-cell>
          <table:table-cell table:style-name="ce2" table:formula="of:=[$probable.B11]" office:value-type="float" office:value="134">
            <text:p>134</text:p>
          </table:table-cell>
          <table:table-cell table:style-name="ce6" table:formula="of:=[.D31]/[.E31]" office:value-type="float" office:value="18.1428571428571">
            <text:p>18.1</text:p>
          </table:table-cell>
          <table:table-cell table:style-name="ce2" table:formula="of:=[.B31]-[.E31]" office:value-type="float" office:value="127">
            <text:p>127</text:p>
          </table:table-cell>
          <table:table-cell table:style-name="ce2" table:formula="of:=[$females.B11]" office:value-type="float" office:value="7">
            <text:p>7</text:p>
          </table:table-cell>
          <table:table-cell table:number-columns-repeated="1019"/>
        </table:table-row>
        <table:table-row table:style-name="ro1">
          <table:table-cell table:style-name="ce2" office:value-type="float" office:value="1742">
            <text:p>1742</text:p>
          </table:table-cell>
          <table:table-cell table:style-name="ce2" table:formula="of:=[$probable.B12]" office:value-type="float" office:value="134">
            <text:p>134</text:p>
          </table:table-cell>
          <table:table-cell table:style-name="ce6" table:formula="of:=[.D32]/[.E32]" office:value-type="float" office:value="43.6666666666667">
            <text:p>43.7</text:p>
          </table:table-cell>
          <table:table-cell table:style-name="ce2" table:formula="of:=[.B32]-[.E32]" office:value-type="float" office:value="131">
            <text:p>131</text:p>
          </table:table-cell>
          <table:table-cell table:style-name="ce2" table:formula="of:=[$females.B12]" office:value-type="float" office:value="3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1743">
            <text:p>1743</text:p>
          </table:table-cell>
          <table:table-cell table:style-name="ce2" table:formula="of:=[$probable.B13]" office:value-type="float" office:value="72">
            <text:p>72</text:p>
          </table:table-cell>
          <table:table-cell table:style-name="ce6" table:formula="of:=[.D33]/[.E33]" office:value-type="float" office:value="11">
            <text:p>11.0</text:p>
          </table:table-cell>
          <table:table-cell table:style-name="ce2" table:formula="of:=[.B33]-[.E33]" office:value-type="float" office:value="66">
            <text:p>66</text:p>
          </table:table-cell>
          <table:table-cell table:style-name="ce2" table:formula="of:=[$females.B13]" office:value-type="float" office:value="6">
            <text:p>6</text:p>
          </table:table-cell>
          <table:table-cell table:number-columns-repeated="1019"/>
        </table:table-row>
        <table:table-row table:style-name="ro1">
          <table:table-cell table:style-name="ce2" office:value-type="float" office:value="1744">
            <text:p>1744</text:p>
          </table:table-cell>
          <table:table-cell table:style-name="ce2" table:formula="of:=[$probable.B14]" office:value-type="float" office:value="89">
            <text:p>89</text:p>
          </table:table-cell>
          <table:table-cell table:style-name="ce6" table:formula="of:=[.D34]/[.E34]" office:value-type="float" office:value="11.7142857142857">
            <text:p>11.7</text:p>
          </table:table-cell>
          <table:table-cell table:style-name="ce2" table:formula="of:=[.B34]-[.E34]" office:value-type="float" office:value="82">
            <text:p>82</text:p>
          </table:table-cell>
          <table:table-cell table:style-name="ce2" table:formula="of:=[$females.B14]" office:value-type="float" office:value="7">
            <text:p>7</text:p>
          </table:table-cell>
          <table:table-cell table:number-columns-repeated="1019"/>
        </table:table-row>
        <table:table-row table:style-name="ro1">
          <table:table-cell table:style-name="ce2" office:value-type="float" office:value="1745">
            <text:p>1745</text:p>
          </table:table-cell>
          <table:table-cell table:style-name="ce2" table:formula="of:=[$probable.B15]" office:value-type="float" office:value="49">
            <text:p>49</text:p>
          </table:table-cell>
          <table:table-cell table:style-name="ce6" table:formula="of:=[.D35]/[.E35]" office:value-type="float" office:value="8.8">
            <text:p>8.8</text:p>
          </table:table-cell>
          <table:table-cell table:style-name="ce2" table:formula="of:=[.B35]-[.E35]" office:value-type="float" office:value="44">
            <text:p>44</text:p>
          </table:table-cell>
          <table:table-cell table:style-name="ce2" table:formula="of:=[$females.B15]" office:value-type="float" office:value="5">
            <text:p>5</text:p>
          </table:table-cell>
          <table:table-cell table:number-columns-repeated="1019"/>
        </table:table-row>
        <table:table-row table:style-name="ro1">
          <table:table-cell table:style-name="ce2" office:value-type="float" office:value="1746">
            <text:p>1746</text:p>
          </table:table-cell>
          <table:table-cell table:style-name="ce2" table:formula="of:=[$probable.B16]" office:value-type="float" office:value="107">
            <text:p>107</text:p>
          </table:table-cell>
          <table:table-cell table:style-name="ce6" table:formula="of:=[.D36]/[.E36]" office:value-type="float" office:value="34.6666666666667">
            <text:p>34.7</text:p>
          </table:table-cell>
          <table:table-cell table:style-name="ce2" table:formula="of:=[.B36]-[.E36]" office:value-type="float" office:value="104">
            <text:p>104</text:p>
          </table:table-cell>
          <table:table-cell table:style-name="ce2" table:formula="of:=[$females.B16]" office:value-type="float" office:value="3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1747">
            <text:p>1747</text:p>
          </table:table-cell>
          <table:table-cell table:style-name="ce2" table:formula="of:=[$probable.B17]" office:value-type="float" office:value="62">
            <text:p>62</text:p>
          </table:table-cell>
          <table:table-cell table:style-name="ce6" table:formula="of:=[.D37]/[.E37]" office:value-type="float" office:value="9.33333333333333">
            <text:p>9.3</text:p>
          </table:table-cell>
          <table:table-cell table:style-name="ce2" table:formula="of:=[.B37]-[.E37]" office:value-type="float" office:value="56">
            <text:p>56</text:p>
          </table:table-cell>
          <table:table-cell table:style-name="ce2" table:formula="of:=[$females.B17]" office:value-type="float" office:value="6">
            <text:p>6</text:p>
          </table:table-cell>
          <table:table-cell table:number-columns-repeated="1019"/>
        </table:table-row>
        <table:table-row table:style-name="ro1">
          <table:table-cell table:style-name="ce2" office:value-type="float" office:value="1748">
            <text:p>1748</text:p>
          </table:table-cell>
          <table:table-cell table:style-name="ce2" table:formula="of:=[$probable.B18]" office:value-type="float" office:value="62">
            <text:p>62</text:p>
          </table:table-cell>
          <table:table-cell table:style-name="ce6" table:formula="of:=[.D38]/[.E38]" office:value-type="float" office:value="61">
            <text:p>61.0</text:p>
          </table:table-cell>
          <table:table-cell table:style-name="ce2" table:formula="of:=[.B38]-[.E38]" office:value-type="float" office:value="61">
            <text:p>61</text:p>
          </table:table-cell>
          <table:table-cell table:style-name="ce2" table:formula="of:=[$females.B18]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749">
            <text:p>1749</text:p>
          </table:table-cell>
          <table:table-cell table:style-name="ce2" table:formula="of:=[$probable.B19]" office:value-type="float" office:value="119">
            <text:p>119</text:p>
          </table:table-cell>
          <table:table-cell table:style-name="ce6" table:formula="of:=[.D39]/[.E39]" office:value-type="float" office:value="28.75">
            <text:p>28.8</text:p>
          </table:table-cell>
          <table:table-cell table:style-name="ce2" table:formula="of:=[.B39]-[.E39]" office:value-type="float" office:value="115">
            <text:p>115</text:p>
          </table:table-cell>
          <table:table-cell table:style-name="ce2" table:formula="of:=[$females.B19]" office:value-type="float" office:value="4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1750">
            <text:p>1750</text:p>
          </table:table-cell>
          <table:table-cell table:style-name="ce2" table:formula="of:=[$probable.B20]" office:value-type="float" office:value="143">
            <text:p>143</text:p>
          </table:table-cell>
          <table:table-cell table:style-name="ce6" table:formula="of:=[.D40]/[.E40]" office:value-type="float" office:value="22.8333333333333">
            <text:p>22.8</text:p>
          </table:table-cell>
          <table:table-cell table:style-name="ce2" table:formula="of:=[.B40]-[.E40]" office:value-type="float" office:value="137">
            <text:p>137</text:p>
          </table:table-cell>
          <table:table-cell table:style-name="ce2" table:formula="of:=[$females.B20]" office:value-type="float" office:value="6">
            <text:p>6</text:p>
          </table:table-cell>
          <table:table-cell table:number-columns-repeated="1019"/>
        </table:table-row>
        <table:table-row table:style-name="ro1">
          <table:table-cell table:style-name="ce2" office:value-type="float" office:value="1751">
            <text:p>1751</text:p>
          </table:table-cell>
          <table:table-cell table:style-name="ce2" table:formula="of:=[$probable.B21]" office:value-type="float" office:value="113">
            <text:p>113</text:p>
          </table:table-cell>
          <table:table-cell table:style-name="ce6" table:formula="of:=[.D41]/[.E41]" office:value-type="float" office:value="27.25">
            <text:p>27.3</text:p>
          </table:table-cell>
          <table:table-cell table:style-name="ce2" table:formula="of:=[.B41]-[.E41]" office:value-type="float" office:value="109">
            <text:p>109</text:p>
          </table:table-cell>
          <table:table-cell table:style-name="ce2" table:formula="of:=[$females.B21]" office:value-type="float" office:value="4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1752">
            <text:p>1752</text:p>
          </table:table-cell>
          <table:table-cell table:style-name="ce2" table:formula="of:=[$probable.B22]" office:value-type="float" office:value="123">
            <text:p>123</text:p>
          </table:table-cell>
          <table:table-cell table:style-name="ce6" table:formula="of:=[.D42]/[.E42]" office:value-type="float" office:value="11.3">
            <text:p>11.3</text:p>
          </table:table-cell>
          <table:table-cell table:style-name="ce2" table:formula="of:=[.B42]-[.E42]" office:value-type="float" office:value="113">
            <text:p>113</text:p>
          </table:table-cell>
          <table:table-cell table:style-name="ce2" table:formula="of:=[$females.B22]" office:value-type="float" office:value="10">
            <text:p>10</text:p>
          </table:table-cell>
          <table:table-cell table:number-columns-repeated="1019"/>
        </table:table-row>
        <table:table-row table:style-name="ro1">
          <table:table-cell table:style-name="ce2" office:value-type="float" office:value="1753">
            <text:p>1753</text:p>
          </table:table-cell>
          <table:table-cell table:style-name="ce2" table:formula="of:=[$probable.B23]" office:value-type="float" office:value="105">
            <text:p>105</text:p>
          </table:table-cell>
          <table:table-cell table:style-name="ce6" table:formula="of:=[.D43]/[.E43]" office:value-type="float" office:value="14">
            <text:p>14.0</text:p>
          </table:table-cell>
          <table:table-cell table:style-name="ce2" table:formula="of:=[.B43]-[.E43]" office:value-type="float" office:value="98">
            <text:p>98</text:p>
          </table:table-cell>
          <table:table-cell table:style-name="ce2" table:formula="of:=[$females.B23]" office:value-type="float" office:value="7">
            <text:p>7</text:p>
          </table:table-cell>
          <table:table-cell table:number-columns-repeated="1019"/>
        </table:table-row>
        <table:table-row table:style-name="ro1">
          <table:table-cell table:style-name="ce2" office:value-type="float" office:value="1754">
            <text:p>1754</text:p>
          </table:table-cell>
          <table:table-cell table:style-name="ce2" table:formula="of:=[$probable.B24]" office:value-type="float" office:value="122">
            <text:p>122</text:p>
          </table:table-cell>
          <table:table-cell table:style-name="ce6" table:formula="of:=[.D44]/[.E44]" office:value-type="float" office:value="10.0909090909091">
            <text:p>10.1</text:p>
          </table:table-cell>
          <table:table-cell table:style-name="ce2" table:formula="of:=[.B44]-[.E44]" office:value-type="float" office:value="111">
            <text:p>111</text:p>
          </table:table-cell>
          <table:table-cell table:style-name="ce2" table:formula="of:=[$females.B24]" office:value-type="float" office:value="11">
            <text:p>11</text:p>
          </table:table-cell>
          <table:table-cell table:number-columns-repeated="1019"/>
        </table:table-row>
        <table:table-row table:style-name="ro1">
          <table:table-cell table:style-name="ce2" office:value-type="float" office:value="1755">
            <text:p>1755</text:p>
          </table:table-cell>
          <table:table-cell table:style-name="ce2" table:formula="of:=[$probable.B25]" office:value-type="float" office:value="87">
            <text:p>87</text:p>
          </table:table-cell>
          <table:table-cell table:style-name="ce6" table:formula="of:=[.D45]/[.E45]" office:value-type="float" office:value="8.66666666666667">
            <text:p>8.7</text:p>
          </table:table-cell>
          <table:table-cell table:style-name="ce2" table:formula="of:=[.B45]-[.E45]" office:value-type="float" office:value="78">
            <text:p>78</text:p>
          </table:table-cell>
          <table:table-cell table:style-name="ce2" table:formula="of:=[$females.B25]" office:value-type="float" office:value="9">
            <text:p>9</text:p>
          </table:table-cell>
          <table:table-cell table:number-columns-repeated="1019"/>
        </table:table-row>
        <table:table-row table:style-name="ro1">
          <table:table-cell table:style-name="ce2" office:value-type="float" office:value="1756">
            <text:p>1756</text:p>
          </table:table-cell>
          <table:table-cell table:style-name="ce2" table:formula="of:=[$probable.B26]" office:value-type="float" office:value="66">
            <text:p>66</text:p>
          </table:table-cell>
          <table:table-cell table:style-name="ce6" table:formula="of:=[.D46]/[.E46]" office:value-type="float" office:value="65">
            <text:p>65.0</text:p>
          </table:table-cell>
          <table:table-cell table:style-name="ce2" table:formula="of:=[.B46]-[.E46]" office:value-type="float" office:value="65">
            <text:p>65</text:p>
          </table:table-cell>
          <table:table-cell table:style-name="ce2" table:formula="of:=[$females.B26]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757">
            <text:p>1757</text:p>
          </table:table-cell>
          <table:table-cell table:style-name="ce2" table:formula="of:=[$probable.B27]" office:value-type="float" office:value="81">
            <text:p>81</text:p>
          </table:table-cell>
          <table:table-cell table:style-name="ce6" table:formula="of:=[.D47]/[.E47]" office:value-type="float" office:value="15.2">
            <text:p>15.2</text:p>
          </table:table-cell>
          <table:table-cell table:style-name="ce2" table:formula="of:=[.B47]-[.E47]" office:value-type="float" office:value="76">
            <text:p>76</text:p>
          </table:table-cell>
          <table:table-cell table:style-name="ce2" table:formula="of:=[$females.B27]" office:value-type="float" office:value="5">
            <text:p>5</text:p>
          </table:table-cell>
          <table:table-cell table:number-columns-repeated="1019"/>
        </table:table-row>
        <table:table-row table:style-name="ro1">
          <table:table-cell table:style-name="ce2" office:value-type="float" office:value="1758">
            <text:p>1758</text:p>
          </table:table-cell>
          <table:table-cell table:style-name="ce2" table:formula="of:=[$probable.B28]" office:value-type="float" office:value="88">
            <text:p>88</text:p>
          </table:table-cell>
          <table:table-cell table:style-name="ce6" table:formula="of:=[.D48]/[.E48]" office:value-type="float" office:value="16.6">
            <text:p>16.6</text:p>
          </table:table-cell>
          <table:table-cell table:style-name="ce2" table:formula="of:=[.B48]-[.E48]" office:value-type="float" office:value="83">
            <text:p>83</text:p>
          </table:table-cell>
          <table:table-cell table:style-name="ce2" table:formula="of:=[$females.B28]" office:value-type="float" office:value="5">
            <text:p>5</text:p>
          </table:table-cell>
          <table:table-cell table:number-columns-repeated="1019"/>
        </table:table-row>
        <table:table-row table:style-name="ro1">
          <table:table-cell table:style-name="ce2" office:value-type="float" office:value="1759">
            <text:p>1759</text:p>
          </table:table-cell>
          <table:table-cell table:style-name="ce2" table:formula="of:=[$probable.B29]" office:value-type="float" office:value="74">
            <text:p>74</text:p>
          </table:table-cell>
          <table:table-cell table:style-name="ce6" table:formula="of:=[.D49]/[.E49]" office:value-type="float" office:value="11.3333333333333">
            <text:p>11.3</text:p>
          </table:table-cell>
          <table:table-cell table:style-name="ce2" table:formula="of:=[.B49]-[.E49]" office:value-type="float" office:value="68">
            <text:p>68</text:p>
          </table:table-cell>
          <table:table-cell table:style-name="ce2" table:formula="of:=[$females.B29]" office:value-type="float" office:value="6">
            <text:p>6</text:p>
          </table:table-cell>
          <table:table-cell table:number-columns-repeated="1019"/>
        </table:table-row>
        <table:table-row table:style-name="ro1">
          <table:table-cell table:style-name="ce2" office:value-type="float" office:value="1760">
            <text:p>1760</text:p>
          </table:table-cell>
          <table:table-cell table:style-name="ce2" table:formula="of:=[$probable.B30]" office:value-type="float" office:value="30">
            <text:p>30</text:p>
          </table:table-cell>
          <table:table-cell table:style-name="ce6" table:formula="of:=[.D50]/[.E50]" office:value-type="float" office:value="29">
            <text:p>29.0</text:p>
          </table:table-cell>
          <table:table-cell table:style-name="ce2" table:formula="of:=[.B50]-[.E50]" office:value-type="float" office:value="29">
            <text:p>29</text:p>
          </table:table-cell>
          <table:table-cell table:style-name="ce2" table:formula="of:=[$females.B30]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761">
            <text:p>1761</text:p>
          </table:table-cell>
          <table:table-cell table:style-name="ce2" table:formula="of:=[$probable.B31]" office:value-type="float" office:value="66">
            <text:p>66</text:p>
          </table:table-cell>
          <table:table-cell table:style-name="ce6" table:formula="of:=[.D51]/[.E51]" office:value-type="float" office:value="12.2">
            <text:p>12.2</text:p>
          </table:table-cell>
          <table:table-cell table:style-name="ce2" table:formula="of:=[.B51]-[.E51]" office:value-type="float" office:value="61">
            <text:p>61</text:p>
          </table:table-cell>
          <table:table-cell table:style-name="ce2" table:formula="of:=[$females.B31]" office:value-type="float" office:value="5">
            <text:p>5</text:p>
          </table:table-cell>
          <table:table-cell table:number-columns-repeated="1019"/>
        </table:table-row>
        <table:table-row table:style-name="ro1">
          <table:table-cell table:style-name="ce2" office:value-type="float" office:value="1762">
            <text:p>1762</text:p>
          </table:table-cell>
          <table:table-cell table:style-name="ce2" table:formula="of:=[$probable.B32]" office:value-type="float" office:value="42">
            <text:p>42</text:p>
          </table:table-cell>
          <table:table-cell table:style-name="ce6" table:formula="of:=[.D52]/[.E52]" office:value-type="float" office:value="4.25">
            <text:p>4.3</text:p>
          </table:table-cell>
          <table:table-cell table:style-name="ce2" table:formula="of:=[.B52]-[.E52]" office:value-type="float" office:value="34">
            <text:p>34</text:p>
          </table:table-cell>
          <table:table-cell table:style-name="ce2" table:formula="of:=[$females.B32]" office:value-type="float" office:value="8">
            <text:p>8</text:p>
          </table:table-cell>
          <table:table-cell table:number-columns-repeated="1019"/>
        </table:table-row>
        <table:table-row table:style-name="ro1">
          <table:table-cell table:style-name="ce2" office:value-type="float" office:value="1763">
            <text:p>1763</text:p>
          </table:table-cell>
          <table:table-cell table:style-name="ce2" table:formula="of:=[$probable.B33]" office:value-type="float" office:value="89">
            <text:p>89</text:p>
          </table:table-cell>
          <table:table-cell table:style-name="ce6" table:formula="of:=[.D53]/[.E53]" office:value-type="float" office:value="7.9">
            <text:p>7.9</text:p>
          </table:table-cell>
          <table:table-cell table:style-name="ce2" table:formula="of:=[.B53]-[.E53]" office:value-type="float" office:value="79">
            <text:p>79</text:p>
          </table:table-cell>
          <table:table-cell table:style-name="ce2" table:formula="of:=[$females.B33]" office:value-type="float" office:value="10">
            <text:p>10</text:p>
          </table:table-cell>
          <table:table-cell table:number-columns-repeated="1019"/>
        </table:table-row>
        <table:table-row table:style-name="ro1">
          <table:table-cell table:style-name="ce2" office:value-type="float" office:value="1764">
            <text:p>1764</text:p>
          </table:table-cell>
          <table:table-cell table:style-name="ce2" table:formula="of:=[$probable.B34]" office:value-type="float" office:value="87">
            <text:p>87</text:p>
          </table:table-cell>
          <table:table-cell table:style-name="ce6" table:formula="of:=[.D54]/[.E54]" office:value-type="float" office:value="20.75">
            <text:p>20.8</text:p>
          </table:table-cell>
          <table:table-cell table:style-name="ce2" table:formula="of:=[.B54]-[.E54]" office:value-type="float" office:value="83">
            <text:p>83</text:p>
          </table:table-cell>
          <table:table-cell table:style-name="ce2" table:formula="of:=[$females.B34]" office:value-type="float" office:value="4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1765">
            <text:p>1765</text:p>
          </table:table-cell>
          <table:table-cell table:style-name="ce2" table:formula="of:=[$probable.B35]" office:value-type="float" office:value="67">
            <text:p>67</text:p>
          </table:table-cell>
          <table:table-cell table:style-name="ce6" table:formula="of:=[.D55]/[.E55]" office:value-type="float" office:value="21.3333333333333">
            <text:p>21.3</text:p>
          </table:table-cell>
          <table:table-cell table:style-name="ce2" table:formula="of:=[.B55]-[.E55]" office:value-type="float" office:value="64">
            <text:p>64</text:p>
          </table:table-cell>
          <table:table-cell table:style-name="ce2" table:formula="of:=[$females.B35]" office:value-type="float" office:value="3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1766">
            <text:p>1766</text:p>
          </table:table-cell>
          <table:table-cell table:style-name="ce2" table:formula="of:=[$probable.B36]" office:value-type="float" office:value="86">
            <text:p>86</text:p>
          </table:table-cell>
          <table:table-cell table:style-name="ce6" table:formula="of:=[.D56]/[.E56]" office:value-type="float" office:value="13.3333333333333">
            <text:p>13.3</text:p>
          </table:table-cell>
          <table:table-cell table:style-name="ce2" table:formula="of:=[.B56]-[.E56]" office:value-type="float" office:value="80">
            <text:p>80</text:p>
          </table:table-cell>
          <table:table-cell table:style-name="ce2" table:formula="of:=[$females.B36]" office:value-type="float" office:value="6">
            <text:p>6</text:p>
          </table:table-cell>
          <table:table-cell table:number-columns-repeated="1019"/>
        </table:table-row>
        <table:table-row table:style-name="ro1">
          <table:table-cell table:style-name="ce2" office:value-type="float" office:value="1767">
            <text:p>1767</text:p>
          </table:table-cell>
          <table:table-cell table:style-name="ce2" table:formula="of:=[$probable.B37]" office:value-type="float" office:value="64">
            <text:p>64</text:p>
          </table:table-cell>
          <table:table-cell table:style-name="ce6" table:formula="of:=[.D57]/[.E57]" office:value-type="float" office:value="11.8">
            <text:p>11.8</text:p>
          </table:table-cell>
          <table:table-cell table:style-name="ce2" table:formula="of:=[.B57]-[.E57]" office:value-type="float" office:value="59">
            <text:p>59</text:p>
          </table:table-cell>
          <table:table-cell table:style-name="ce2" table:formula="of:=[$females.B37]" office:value-type="float" office:value="5">
            <text:p>5</text:p>
          </table:table-cell>
          <table:table-cell table:number-columns-repeated="1019"/>
        </table:table-row>
        <table:table-row table:style-name="ro1">
          <table:table-cell table:style-name="ce2" office:value-type="float" office:value="1768">
            <text:p>1768</text:p>
          </table:table-cell>
          <table:table-cell table:style-name="ce2" table:formula="of:=[$probable.B38]" office:value-type="float" office:value="64">
            <text:p>64</text:p>
          </table:table-cell>
          <table:table-cell table:style-name="ce6" table:formula="of:=[.D58]/[.E58]" office:value-type="float" office:value="15">
            <text:p>15.0</text:p>
          </table:table-cell>
          <table:table-cell table:style-name="ce2" table:formula="of:=[.B58]-[.E58]" office:value-type="float" office:value="60">
            <text:p>60</text:p>
          </table:table-cell>
          <table:table-cell table:style-name="ce2" table:formula="of:=[$females.B38]" office:value-type="float" office:value="4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1769">
            <text:p>1769</text:p>
          </table:table-cell>
          <table:table-cell table:style-name="ce2" table:formula="of:=[$probable.B39]" office:value-type="float" office:value="64">
            <text:p>64</text:p>
          </table:table-cell>
          <table:table-cell table:style-name="ce6" table:formula="of:=[.D59]/[.E59]" office:value-type="float" office:value="20.3333333333333">
            <text:p>20.3</text:p>
          </table:table-cell>
          <table:table-cell table:style-name="ce2" table:formula="of:=[.B59]-[.E59]" office:value-type="float" office:value="61">
            <text:p>61</text:p>
          </table:table-cell>
          <table:table-cell table:style-name="ce2" table:formula="of:=[$females.B39]" office:value-type="float" office:value="3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1770">
            <text:p>1770</text:p>
          </table:table-cell>
          <table:table-cell table:style-name="ce2" table:formula="of:=[$probable.B40]" office:value-type="float" office:value="96">
            <text:p>96</text:p>
          </table:table-cell>
          <table:table-cell table:style-name="ce6" table:formula="of:=[.D60]/[.E60]" office:value-type="float" office:value="95">
            <text:p>95.0</text:p>
          </table:table-cell>
          <table:table-cell table:style-name="ce2" table:formula="of:=[.B60]-[.E60]" office:value-type="float" office:value="95">
            <text:p>95</text:p>
          </table:table-cell>
          <table:table-cell table:style-name="ce2" table:formula="of:=[$females.B40]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771">
            <text:p>1771</text:p>
          </table:table-cell>
          <table:table-cell table:style-name="ce2" table:formula="of:=[$probable.B41]" office:value-type="float" office:value="67">
            <text:p>67</text:p>
          </table:table-cell>
          <table:table-cell table:style-name="ce6" table:formula="of:=[.D61]/[.E61]" office:value-type="float" office:value="8.57142857142857">
            <text:p>8.6</text:p>
          </table:table-cell>
          <table:table-cell table:style-name="ce2" table:formula="of:=[.B61]-[.E61]" office:value-type="float" office:value="60">
            <text:p>60</text:p>
          </table:table-cell>
          <table:table-cell table:style-name="ce2" table:formula="of:=[$females.B41]" office:value-type="float" office:value="7">
            <text:p>7</text:p>
          </table:table-cell>
          <table:table-cell table:number-columns-repeated="1019"/>
        </table:table-row>
        <table:table-row table:style-name="ro1">
          <table:table-cell table:style-name="ce2" office:value-type="float" office:value="1772">
            <text:p>1772</text:p>
          </table:table-cell>
          <table:table-cell table:style-name="ce2" table:formula="of:=[$probable.B42]" office:value-type="float" office:value="83">
            <text:p>83</text:p>
          </table:table-cell>
          <table:table-cell table:style-name="ce6" table:formula="of:=[.D62]/[.E62]" office:value-type="float" office:value="19.75">
            <text:p>19.8</text:p>
          </table:table-cell>
          <table:table-cell table:style-name="ce2" table:formula="of:=[.B62]-[.E62]" office:value-type="float" office:value="79">
            <text:p>79</text:p>
          </table:table-cell>
          <table:table-cell table:style-name="ce2" table:formula="of:=[$females.B42]" office:value-type="float" office:value="4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1773">
            <text:p>1773</text:p>
          </table:table-cell>
          <table:table-cell table:style-name="ce2" table:formula="of:=[$probable.B43]" office:value-type="float" office:value="92">
            <text:p>92</text:p>
          </table:table-cell>
          <table:table-cell table:style-name="ce6" table:formula="of:=[.D63]/[.E63]" office:value-type="float" office:value="45">
            <text:p>45.0</text:p>
          </table:table-cell>
          <table:table-cell table:style-name="ce2" table:formula="of:=[.B63]-[.E63]" office:value-type="float" office:value="90">
            <text:p>90</text:p>
          </table:table-cell>
          <table:table-cell table:style-name="ce2" table:formula="of:=[$females.B43]"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1774">
            <text:p>1774</text:p>
          </table:table-cell>
          <table:table-cell table:style-name="ce2" table:formula="of:=[$probable.B44]" office:value-type="float" office:value="94">
            <text:p>94</text:p>
          </table:table-cell>
          <table:table-cell table:style-name="ce6" table:formula="of:=[.D64]/[.E64]" office:value-type="float" office:value="30.3333333333333">
            <text:p>30.3</text:p>
          </table:table-cell>
          <table:table-cell table:style-name="ce2" table:formula="of:=[.B64]-[.E64]" office:value-type="float" office:value="91">
            <text:p>91</text:p>
          </table:table-cell>
          <table:table-cell table:style-name="ce2" table:formula="of:=[$females.B44]" office:value-type="float" office:value="3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1775">
            <text:p>1775</text:p>
          </table:table-cell>
          <table:table-cell table:style-name="ce2" table:formula="of:=[$probable.B45]" office:value-type="float" office:value="99">
            <text:p>99</text:p>
          </table:table-cell>
          <table:table-cell table:style-name="ce6" table:formula="of:=[.D65]/[.E65]" office:value-type="float" office:value="23.75">
            <text:p>23.8</text:p>
          </table:table-cell>
          <table:table-cell table:style-name="ce2" table:formula="of:=[.B65]-[.E65]" office:value-type="float" office:value="95">
            <text:p>95</text:p>
          </table:table-cell>
          <table:table-cell table:style-name="ce2" table:formula="of:=[$females.B45]" office:value-type="float" office:value="4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1776">
            <text:p>1776</text:p>
          </table:table-cell>
          <table:table-cell table:style-name="ce2" table:formula="of:=[$probable.B46]" office:value-type="float" office:value="99">
            <text:p>99</text:p>
          </table:table-cell>
          <table:table-cell table:style-name="ce6" table:formula="of:=[.D66]/[.E66]" office:value-type="float" office:value="15.5">
            <text:p>15.5</text:p>
          </table:table-cell>
          <table:table-cell table:style-name="ce2" table:formula="of:=[.B66]-[.E66]" office:value-type="float" office:value="93">
            <text:p>93</text:p>
          </table:table-cell>
          <table:table-cell table:style-name="ce2" table:formula="of:=[$females.B46]" office:value-type="float" office:value="6">
            <text:p>6</text:p>
          </table:table-cell>
          <table:table-cell table:number-columns-repeated="1019"/>
        </table:table-row>
        <table:table-row table:style-name="ro1">
          <table:table-cell table:style-name="ce2" office:value-type="float" office:value="1777">
            <text:p>1777</text:p>
          </table:table-cell>
          <table:table-cell table:style-name="ce2" table:formula="of:=[$probable.B47]" office:value-type="float" office:value="67">
            <text:p>67</text:p>
          </table:table-cell>
          <table:table-cell table:style-name="ce6"/>
          <table:table-cell table:style-name="ce2" table:formula="of:=[.B67]-[.E67]" office:value-type="float" office:value="67">
            <text:p>67</text:p>
          </table:table-cell>
          <table:table-cell table:style-name="ce2" table:formula="of:=[$females.B4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2" office:value-type="float" office:value="1778">
            <text:p>1778</text:p>
          </table:table-cell>
          <table:table-cell table:style-name="ce2" table:formula="of:=[$probable.B48]" office:value-type="float" office:value="80">
            <text:p>80</text:p>
          </table:table-cell>
          <table:table-cell table:style-name="ce6" table:formula="of:=[.D68]/[.E68]" office:value-type="float" office:value="15">
            <text:p>15.0</text:p>
          </table:table-cell>
          <table:table-cell table:style-name="ce2" table:formula="of:=[.B68]-[.E68]" office:value-type="float" office:value="75">
            <text:p>75</text:p>
          </table:table-cell>
          <table:table-cell table:style-name="ce2" table:formula="of:=[$females.B48]" office:value-type="float" office:value="5">
            <text:p>5</text:p>
          </table:table-cell>
          <table:table-cell table:number-columns-repeated="1019"/>
        </table:table-row>
        <table:table-row table:style-name="ro1">
          <table:table-cell table:style-name="ce2" office:value-type="float" office:value="1779">
            <text:p>1779</text:p>
          </table:table-cell>
          <table:table-cell table:style-name="ce2" table:formula="of:=[$probable.B49]" office:value-type="float" office:value="68">
            <text:p>68</text:p>
          </table:table-cell>
          <table:table-cell table:style-name="ce6" table:formula="of:=[.D69]/[.E69]" office:value-type="float" office:value="12.6">
            <text:p>12.6</text:p>
          </table:table-cell>
          <table:table-cell table:style-name="ce2" table:formula="of:=[.B69]-[.E69]" office:value-type="float" office:value="63">
            <text:p>63</text:p>
          </table:table-cell>
          <table:table-cell table:style-name="ce2" table:formula="of:=[$females.B49]" office:value-type="float" office:value="5">
            <text:p>5</text:p>
          </table:table-cell>
          <table:table-cell table:number-columns-repeated="1019"/>
        </table:table-row>
        <table:table-row table:style-name="ro1">
          <table:table-cell table:style-name="ce2" office:value-type="float" office:value="1780">
            <text:p>1780</text:p>
          </table:table-cell>
          <table:table-cell table:style-name="ce2" table:formula="of:=[$probable.B50]" office:value-type="float" office:value="83">
            <text:p>83</text:p>
          </table:table-cell>
          <table:table-cell table:style-name="ce6" table:formula="of:=[.D70]/[.E70]" office:value-type="float" office:value="4.92857142857143">
            <text:p>4.9</text:p>
          </table:table-cell>
          <table:table-cell table:style-name="ce2" table:formula="of:=[.B70]-[.E70]" office:value-type="float" office:value="69">
            <text:p>69</text:p>
          </table:table-cell>
          <table:table-cell table:style-name="ce2" table:formula="of:=[$females.B50]" office:value-type="float" office:value="14">
            <text:p>14</text:p>
          </table:table-cell>
          <table:table-cell table:number-columns-repeated="1019"/>
        </table:table-row>
        <table:table-row table:style-name="ro1">
          <table:table-cell table:style-name="ce2" office:value-type="float" office:value="1781">
            <text:p>1781</text:p>
          </table:table-cell>
          <table:table-cell table:style-name="ce2" table:formula="of:=[$probable.B51]" office:value-type="float" office:value="86">
            <text:p>86</text:p>
          </table:table-cell>
          <table:table-cell table:style-name="ce6" table:formula="of:=[.D71]/[.E71]" office:value-type="float" office:value="11.2857142857143">
            <text:p>11.3</text:p>
          </table:table-cell>
          <table:table-cell table:style-name="ce2" table:formula="of:=[.B71]-[.E71]" office:value-type="float" office:value="79">
            <text:p>79</text:p>
          </table:table-cell>
          <table:table-cell table:style-name="ce2" table:formula="of:=[$females.B51]" office:value-type="float" office:value="7">
            <text:p>7</text:p>
          </table:table-cell>
          <table:table-cell table:number-columns-repeated="1019"/>
        </table:table-row>
        <table:table-row table:style-name="ro1">
          <table:table-cell table:style-name="ce2" office:value-type="float" office:value="1782">
            <text:p>1782</text:p>
          </table:table-cell>
          <table:table-cell table:style-name="ce2" table:formula="of:=[$probable.B52]" office:value-type="float" office:value="81">
            <text:p>81</text:p>
          </table:table-cell>
          <table:table-cell table:style-name="ce6" table:formula="of:=[.D72]/[.E72]" office:value-type="float" office:value="9.125">
            <text:p>9.1</text:p>
          </table:table-cell>
          <table:table-cell table:style-name="ce2" table:formula="of:=[.B72]-[.E72]" office:value-type="float" office:value="73">
            <text:p>73</text:p>
          </table:table-cell>
          <table:table-cell table:style-name="ce2" table:formula="of:=[$females.B52]" office:value-type="float" office:value="8">
            <text:p>8</text:p>
          </table:table-cell>
          <table:table-cell table:number-columns-repeated="1019"/>
        </table:table-row>
        <table:table-row table:style-name="ro1">
          <table:table-cell table:style-name="ce2" office:value-type="float" office:value="1783">
            <text:p>1783</text:p>
          </table:table-cell>
          <table:table-cell table:style-name="ce2" table:formula="of:=[$probable.B53]" office:value-type="float" office:value="185">
            <text:p>185</text:p>
          </table:table-cell>
          <table:table-cell table:style-name="ce6" table:formula="of:=[.D73]/[.E73]" office:value-type="float" office:value="25.4285714285714">
            <text:p>25.4</text:p>
          </table:table-cell>
          <table:table-cell table:style-name="ce2" table:formula="of:=[.B73]-[.E73]" office:value-type="float" office:value="178">
            <text:p>178</text:p>
          </table:table-cell>
          <table:table-cell table:style-name="ce2" table:formula="of:=[$females.B53]" office:value-type="float" office:value="7">
            <text:p>7</text:p>
          </table:table-cell>
          <table:table-cell table:number-columns-repeated="1019"/>
        </table:table-row>
        <table:table-row table:style-name="ro1">
          <table:table-cell table:style-name="ce2" office:value-type="float" office:value="1784">
            <text:p>1784</text:p>
          </table:table-cell>
          <table:table-cell table:style-name="ce2" table:formula="of:=[$probable.B54]" office:value-type="float" office:value="208">
            <text:p>208</text:p>
          </table:table-cell>
          <table:table-cell table:style-name="ce6" table:formula="of:=[.D74]/[.E74]" office:value-type="float" office:value="22.1111111111111">
            <text:p>22.1</text:p>
          </table:table-cell>
          <table:table-cell table:style-name="ce2" table:formula="of:=[.B74]-[.E74]" office:value-type="float" office:value="199">
            <text:p>199</text:p>
          </table:table-cell>
          <table:table-cell table:style-name="ce2" table:formula="of:=[$females.B54]" office:value-type="float" office:value="9">
            <text:p>9</text:p>
          </table:table-cell>
          <table:table-cell table:number-columns-repeated="1019"/>
        </table:table-row>
        <table:table-row table:style-name="ro1">
          <table:table-cell table:style-name="ce2" office:value-type="float" office:value="1785">
            <text:p>1785</text:p>
          </table:table-cell>
          <table:table-cell table:style-name="ce2" table:formula="of:=[$probable.B55]" office:value-type="float" office:value="296">
            <text:p>296</text:p>
          </table:table-cell>
          <table:table-cell table:style-name="ce6" table:formula="of:=[.D75]/[.E75]" office:value-type="float" office:value="25.9090909090909">
            <text:p>25.9</text:p>
          </table:table-cell>
          <table:table-cell table:style-name="ce2" table:formula="of:=[.B75]-[.E75]" office:value-type="float" office:value="285">
            <text:p>285</text:p>
          </table:table-cell>
          <table:table-cell table:style-name="ce2" table:formula="of:=[$females.B55]" office:value-type="float" office:value="11">
            <text:p>11</text:p>
          </table:table-cell>
          <table:table-cell table:number-columns-repeated="1019"/>
        </table:table-row>
        <table:table-row table:style-name="ro1">
          <table:table-cell table:style-name="ce2" office:value-type="float" office:value="1786">
            <text:p>1786</text:p>
          </table:table-cell>
          <table:table-cell table:style-name="ce2" table:formula="of:=[$probable.B56]" office:value-type="float" office:value="250">
            <text:p>250</text:p>
          </table:table-cell>
          <table:table-cell table:style-name="ce6" table:formula="of:=[.D76]/[.E76]" office:value-type="float" office:value="49">
            <text:p>49.0</text:p>
          </table:table-cell>
          <table:table-cell table:style-name="ce2" table:formula="of:=[.B76]-[.E76]" office:value-type="float" office:value="245">
            <text:p>245</text:p>
          </table:table-cell>
          <table:table-cell table:style-name="ce2" table:formula="of:=[$females.B56]" office:value-type="float" office:value="5">
            <text:p>5</text:p>
          </table:table-cell>
          <table:table-cell table:number-columns-repeated="1019"/>
        </table:table-row>
        <table:table-row table:style-name="ro1">
          <table:table-cell table:style-name="ce2" office:value-type="float" office:value="1787">
            <text:p>1787</text:p>
          </table:table-cell>
          <table:table-cell table:style-name="ce2" table:formula="of:=[$probable.B57]" office:value-type="float" office:value="214">
            <text:p>214</text:p>
          </table:table-cell>
          <table:table-cell table:style-name="ce6" table:formula="of:=[.D77]/[.E77]" office:value-type="float" office:value="25.75">
            <text:p>25.8</text:p>
          </table:table-cell>
          <table:table-cell table:style-name="ce2" table:formula="of:=[.B77]-[.E77]" office:value-type="float" office:value="206">
            <text:p>206</text:p>
          </table:table-cell>
          <table:table-cell table:style-name="ce2" table:formula="of:=[$females.B57]" office:value-type="float" office:value="8">
            <text:p>8</text:p>
          </table:table-cell>
          <table:table-cell table:number-columns-repeated="1019"/>
        </table:table-row>
        <table:table-row table:style-name="ro1">
          <table:table-cell table:style-name="ce2" office:value-type="float" office:value="1788">
            <text:p>1788</text:p>
          </table:table-cell>
          <table:table-cell table:style-name="ce2" table:formula="of:=[$probable.B58]" office:value-type="float" office:value="115">
            <text:p>115</text:p>
          </table:table-cell>
          <table:table-cell table:style-name="ce6" table:formula="of:=[.D78]/[.E78]" office:value-type="float" office:value="56.5">
            <text:p>56.5</text:p>
          </table:table-cell>
          <table:table-cell table:style-name="ce2" table:formula="of:=[.B78]-[.E78]" office:value-type="float" office:value="113">
            <text:p>113</text:p>
          </table:table-cell>
          <table:table-cell table:style-name="ce2" table:formula="of:=[$females.B58]"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1789">
            <text:p>1789</text:p>
          </table:table-cell>
          <table:table-cell table:style-name="ce2" table:formula="of:=[$probable.B59]" office:value-type="float" office:value="132">
            <text:p>132</text:p>
          </table:table-cell>
          <table:table-cell table:style-name="ce6" table:formula="of:=[.D79]/[.E79]" office:value-type="float" office:value="43">
            <text:p>43.0</text:p>
          </table:table-cell>
          <table:table-cell table:style-name="ce2" table:formula="of:=[.B79]-[.E79]" office:value-type="float" office:value="129">
            <text:p>129</text:p>
          </table:table-cell>
          <table:table-cell table:style-name="ce2" table:formula="of:=[$females.B59]" office:value-type="float" office:value="3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1790">
            <text:p>1790</text:p>
          </table:table-cell>
          <table:table-cell table:style-name="ce2" table:formula="of:=[$probable.B60]" office:value-type="float" office:value="137">
            <text:p>137</text:p>
          </table:table-cell>
          <table:table-cell table:style-name="ce6" table:formula="of:=[.D80]/[.E80]" office:value-type="float" office:value="44.6666666666667">
            <text:p>44.7</text:p>
          </table:table-cell>
          <table:table-cell table:style-name="ce2" table:formula="of:=[.B80]-[.E80]" office:value-type="float" office:value="134">
            <text:p>134</text:p>
          </table:table-cell>
          <table:table-cell table:style-name="ce2" table:formula="of:=[$females.B60]" office:value-type="float" office:value="3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1791">
            <text:p>1791</text:p>
          </table:table-cell>
          <table:table-cell table:style-name="ce2" table:formula="of:=[$probable.B61]" office:value-type="float" office:value="109">
            <text:p>109</text:p>
          </table:table-cell>
          <table:table-cell table:style-name="ce6" table:formula="of:=[.D81]/[.E81]" office:value-type="float" office:value="20.8">
            <text:p>20.8</text:p>
          </table:table-cell>
          <table:table-cell table:style-name="ce2" table:formula="of:=[.B81]-[.E81]" office:value-type="float" office:value="104">
            <text:p>104</text:p>
          </table:table-cell>
          <table:table-cell table:style-name="ce2" table:formula="of:=[$females.B61]" office:value-type="float" office:value="5">
            <text:p>5</text:p>
          </table:table-cell>
          <table:table-cell table:number-columns-repeated="1019"/>
        </table:table-row>
        <table:table-row table:style-name="ro1">
          <table:table-cell table:style-name="ce2" office:value-type="float" office:value="1792">
            <text:p>1792</text:p>
          </table:table-cell>
          <table:table-cell table:style-name="ce2" table:formula="of:=[$probable.B62]" office:value-type="float" office:value="102">
            <text:p>102</text:p>
          </table:table-cell>
          <table:table-cell table:style-name="ce6" table:formula="of:=[.D82]/[.E82]" office:value-type="float" office:value="19.4">
            <text:p>19.4</text:p>
          </table:table-cell>
          <table:table-cell table:style-name="ce2" table:formula="of:=[.B82]-[.E82]" office:value-type="float" office:value="97">
            <text:p>97</text:p>
          </table:table-cell>
          <table:table-cell table:style-name="ce2" table:formula="of:=[$females.B62]" office:value-type="float" office:value="5">
            <text:p>5</text:p>
          </table:table-cell>
          <table:table-cell table:number-columns-repeated="1019"/>
        </table:table-row>
        <table:table-row table:style-name="ro1">
          <table:table-cell table:style-name="ce2" office:value-type="float" office:value="1793">
            <text:p>1793</text:p>
          </table:table-cell>
          <table:table-cell table:style-name="ce2" table:formula="of:=[$probable.B63]" office:value-type="float" office:value="68">
            <text:p>68</text:p>
          </table:table-cell>
          <table:table-cell table:style-name="ce6" table:formula="of:=[.D83]/[.E83]" office:value-type="float" office:value="16">
            <text:p>16.0</text:p>
          </table:table-cell>
          <table:table-cell table:style-name="ce2" table:formula="of:=[.B83]-[.E83]" office:value-type="float" office:value="64">
            <text:p>64</text:p>
          </table:table-cell>
          <table:table-cell table:style-name="ce2" table:formula="of:=[$females.B63]" office:value-type="float" office:value="4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1794">
            <text:p>1794</text:p>
          </table:table-cell>
          <table:table-cell table:style-name="ce2" table:formula="of:=[$probable.B64]" office:value-type="float" office:value="61">
            <text:p>61</text:p>
          </table:table-cell>
          <table:table-cell table:style-name="ce6" table:formula="of:=[.D84]/[.E84]" office:value-type="float" office:value="11.2">
            <text:p>11.2</text:p>
          </table:table-cell>
          <table:table-cell table:style-name="ce2" table:formula="of:=[.B84]-[.E84]" office:value-type="float" office:value="56">
            <text:p>56</text:p>
          </table:table-cell>
          <table:table-cell table:style-name="ce2" table:formula="of:=[$females.B64]" office:value-type="float" office:value="5">
            <text:p>5</text:p>
          </table:table-cell>
          <table:table-cell table:number-columns-repeated="1019"/>
        </table:table-row>
        <table:table-row table:style-name="ro1">
          <table:table-cell table:style-name="ce2" office:value-type="float" office:value="1795">
            <text:p>1795</text:p>
          </table:table-cell>
          <table:table-cell table:style-name="ce2" table:formula="of:=[$probable.B65]" office:value-type="float" office:value="72">
            <text:p>72</text:p>
          </table:table-cell>
          <table:table-cell table:style-name="ce6" table:formula="of:=[.D85]/[.E85]" office:value-type="float" office:value="23">
            <text:p>23.0</text:p>
          </table:table-cell>
          <table:table-cell table:style-name="ce2" table:formula="of:=[.B85]-[.E85]" office:value-type="float" office:value="69">
            <text:p>69</text:p>
          </table:table-cell>
          <table:table-cell table:style-name="ce2" table:formula="of:=[$females.B65]" office:value-type="float" office:value="3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1796">
            <text:p>1796</text:p>
          </table:table-cell>
          <table:table-cell table:style-name="ce2" table:formula="of:=[$probable.B66]" office:value-type="float" office:value="94">
            <text:p>94</text:p>
          </table:table-cell>
          <table:table-cell table:style-name="ce6" table:formula="of:=[.D86]/[.E86]" office:value-type="float" office:value="22.5">
            <text:p>22.5</text:p>
          </table:table-cell>
          <table:table-cell table:style-name="ce2" table:formula="of:=[.B86]-[.E86]" office:value-type="float" office:value="90">
            <text:p>90</text:p>
          </table:table-cell>
          <table:table-cell table:style-name="ce2" table:formula="of:=[$females.B66]" office:value-type="float" office:value="4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1797">
            <text:p>1797</text:p>
          </table:table-cell>
          <table:table-cell table:style-name="ce2" table:formula="of:=[$probable.B67]" office:value-type="float" office:value="80">
            <text:p>80</text:p>
          </table:table-cell>
          <table:table-cell table:style-name="ce6" table:formula="of:=[.D87]/[.E87]" office:value-type="float" office:value="12.3333333333333">
            <text:p>12.3</text:p>
          </table:table-cell>
          <table:table-cell table:style-name="ce2" table:formula="of:=[.B87]-[.E87]" office:value-type="float" office:value="74">
            <text:p>74</text:p>
          </table:table-cell>
          <table:table-cell table:style-name="ce2" table:formula="of:=[$females.B67]" office:value-type="float" office:value="6">
            <text:p>6</text:p>
          </table:table-cell>
          <table:table-cell table:number-columns-repeated="1019"/>
        </table:table-row>
        <table:table-row table:style-name="ro1">
          <table:table-cell table:style-name="ce2" office:value-type="float" office:value="1798">
            <text:p>1798</text:p>
          </table:table-cell>
          <table:table-cell table:style-name="ce2" table:formula="of:=[$probable.B68]" office:value-type="float" office:value="90">
            <text:p>90</text:p>
          </table:table-cell>
          <table:table-cell table:style-name="ce6" table:formula="of:=[.D88]/[.E88]" office:value-type="float" office:value="29">
            <text:p>29.0</text:p>
          </table:table-cell>
          <table:table-cell table:style-name="ce2" table:formula="of:=[.B88]-[.E88]" office:value-type="float" office:value="87">
            <text:p>87</text:p>
          </table:table-cell>
          <table:table-cell table:style-name="ce2" table:formula="of:=[$females.B68]" office:value-type="float" office:value="3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1799">
            <text:p>1799</text:p>
          </table:table-cell>
          <table:table-cell table:style-name="ce2" table:formula="of:=[$probable.B69]" office:value-type="float" office:value="81">
            <text:p>81</text:p>
          </table:table-cell>
          <table:table-cell table:style-name="ce6" table:formula="of:=[.D89]/[.E89]" office:value-type="float" office:value="15.2">
            <text:p>15.2</text:p>
          </table:table-cell>
          <table:table-cell table:style-name="ce2" table:formula="of:=[.B89]-[.E89]" office:value-type="float" office:value="76">
            <text:p>76</text:p>
          </table:table-cell>
          <table:table-cell table:style-name="ce2" table:formula="of:=[$females.B69]" office:value-type="float" office:value="5">
            <text:p>5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6"/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>
            <text:p>1715-99</text:p>
          </table:table-cell>
          <table:table-cell table:style-name="ce4" table:formula="of:=SUM([.B5:.B89])" office:value-type="float" office:value="8823">
            <text:p>8823</text:p>
          </table:table-cell>
          <table:table-cell table:style-name="ce6" table:formula="of:=[.D91]/[.E91]" office:value-type="float" office:value="17.5483303579367">
            <text:p>17.5</text:p>
          </table:table-cell>
          <table:table-cell table:style-name="ce4" table:formula="of:=SUM([.D5:.D89])" office:value-type="float" office:value="8347.3237623151">
            <text:p>8347</text:p>
          </table:table-cell>
          <table:table-cell table:style-name="ce4" table:formula="of:=SUM([.E5:.E89])" office:value-type="float" office:value="475.676237684903">
            <text:p>476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1750-99</text:p>
          </table:table-cell>
          <table:table-cell table:style-name="ce2" table:formula="of:=SUM([.B40:.B89])" office:value-type="float" office:value="5050">
            <text:p>5050</text:p>
          </table:table-cell>
          <table:table-cell table:style-name="ce6" table:formula="of:=[.D92]/[.E92]" office:value-type="float" office:value="17.9138576779026">
            <text:p>17.9</text:p>
          </table:table-cell>
          <table:table-cell table:style-name="ce2" table:formula="of:=SUM([.D40:.D89])" office:value-type="float" office:value="4783">
            <text:p>4783</text:p>
          </table:table-cell>
          <table:table-cell table:style-name="ce2" table:formula="of:=SUM([.E40:.E89])" office:value-type="float" office:value="267">
            <text:p>267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1770-99</text:p>
          </table:table-cell>
          <table:table-cell table:style-name="ce2" table:formula="of:=SUM([.B60:.B89])" office:value-type="float" office:value="3389">
            <text:p>3389</text:p>
          </table:table-cell>
          <table:table-cell table:style-name="ce6" table:formula="of:=[.D93]/[.E93]" office:value-type="float" office:value="21.0064935064935">
            <text:p>21.0</text:p>
          </table:table-cell>
          <table:table-cell table:style-name="ce2" table:formula="of:=SUM([.D60:.D89])" office:value-type="float" office:value="3235">
            <text:p>3235</text:p>
          </table:table-cell>
          <table:table-cell table:style-name="ce2" table:formula="of:=SUM([.E60:.E89])" office:value-type="float" office:value="154">
            <text:p>154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ve 1750's</text:p>
          </table:table-cell>
          <table:table-cell table:style-name="ce4" table:formula="of:=AVERAGE([.B40:.B49])" office:value-type="float" office:value="100.2">
            <text:p>100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2" office:value-type="string">
            <text:p>ave 1715-90</text:p>
          </table:table-cell>
          <table:table-cell table:style-name="ce4" table:formula="of:=AVERAGE([.B5:.B80])" office:value-type="float" office:value="106.131578947368">
            <text:p>106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2" table:number-columns-repeated="5"/>
          <table:table-cell table:number-columns-repeated="1019"/>
        </table:table-row>
        <table:table-row table:style-name="ro1">
          <table:table-cell/>
          <table:table-cell office:value-type="string">
            <text:p>per year</text:p>
          </table:table-cell>
          <table:table-cell/>
          <table:table-cell table:number-columns-repeated="2" office:value-type="string">
            <text:p>per year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1715-99</text:p>
          </table:table-cell>
          <table:table-cell table:style-name="ce5" table:formula="of:=SUM([.B5:.B89])/85" office:value-type="float" office:value="103.8">
            <text:p>104</text:p>
          </table:table-cell>
          <table:table-cell table:style-name="ce6" table:formula="of:=[.D98]/[.E98]" office:value-type="float" office:value="17.5483303579367">
            <text:p>17.5</text:p>
          </table:table-cell>
          <table:table-cell table:style-name="ce5" table:formula="of:=SUM([.D5:.D89])/85" office:value-type="float" office:value="98.2038089684129">
            <text:p>98</text:p>
          </table:table-cell>
          <table:table-cell table:style-name="ce5" table:formula="of:=SUM([.E5:.E89])/85" office:value-type="float" office:value="5.59619103158709">
            <text:p>6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1784-1787</text:p>
          </table:table-cell>
          <table:table-cell table:style-name="ce5" table:formula="of:=SUM([.B73:.B77])/5" office:value-type="float" office:value="230.6">
            <text:p>231</text:p>
          </table:table-cell>
          <table:table-cell table:style-name="ce6" table:formula="of:=[.D99]/[.E99]" office:value-type="float" office:value="27.825">
            <text:p>27.8</text:p>
          </table:table-cell>
          <table:table-cell table:style-name="ce5" table:formula="of:=SUM([.D73:.D77])/5" office:value-type="float" office:value="222.6">
            <text:p>223</text:p>
          </table:table-cell>
          <table:table-cell table:style-name="ce5" table:formula="of:=SUM([.E73:.E77])/5" office:value-type="float" office:value="8">
            <text:p>8</text:p>
          </table:table-cell>
          <table:table-cell table:number-columns-repeated="1019"/>
        </table:table-row>
        <table:table-row table:style-name="ro1" table:number-rows-repeated="10484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bable" table:style-name="ta2" table:print="false">
        <table:table-column table:style-name="co5" table:default-cell-style-name="Excel_20_Built-in_20_Normal"/>
        <table:table-column table:style-name="co6" table:number-columns-repeated="3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5" table:number-columns-repeated="1018" table:default-cell-style-name="Excel_20_Built-in_20_Normal"/>
        <table:table-row table:style-name="ro1">
          <table:table-cell table:style-name="ce1" office:value-type="string" table:number-columns-spanned="4" table:number-rows-spanned="1">
            <text:p>Executions in England and Wales, by year 1735-1799</text:p>
          </table:table-cell>
          <table:covered-table-cell table:number-columns-repeated="3" table:style-name="ce9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8" office:value-type="string">
            <text:p>year</text:p>
          </table:table-cell>
          <table:table-cell table:style-name="ce8" office:value-type="string">
            <text:p>total</text:p>
          </table:table-cell>
          <table:table-cell table:style-name="ce8" office:value-type="string">
            <text:p>confirmed executions</text:p>
          </table:table-cell>
          <table:table-cell table:style-name="ce8" office:value-type="string">
            <text:p>additional probable executions</text:p>
          </table:table-cell>
          <table:table-cell table:style-name="ce10"/>
          <table:table-cell table:style-name="ce10" office:value-type="string">
            <text:p>source and notes</text:p>
          </table:table-cell>
          <table:table-cell table:style-name="ce10" table:number-columns-repeated="1018"/>
        </table:table-row>
        <table:table-row table:style-name="ro1">
          <table:table-cell table:style-name="ce2" office:value-type="float" office:value="1735">
            <text:p>1735</text:p>
          </table:table-cell>
          <table:table-cell table:style-name="ce2" table:formula="of:=[.C5]+[.D5]" office:value-type="float" office:value="99">
            <text:p>99</text:p>
          </table:table-cell>
          <table:table-cell table:style-name="ce2" office:value-type="float" office:value="97">
            <text:p>97</text:p>
          </table:table-cell>
          <table:table-cell table:style-name="ce2" office:value-type="float" office:value="2">
            <text:p>2</text:p>
          </table:table-cell>
          <table:table-cell/>
          <table:table-cell office:value-type="string">
            <text:p>summed from "regional by year" sheet</text:p>
          </table:table-cell>
          <table:table-cell table:number-columns-repeated="1018"/>
        </table:table-row>
        <table:table-row table:style-name="ro1">
          <table:table-cell table:style-name="ce2" office:value-type="float" office:value="1736">
            <text:p>1736</text:p>
          </table:table-cell>
          <table:table-cell table:style-name="ce2" table:formula="of:=[.C6]+[.D6]" office:value-type="float" office:value="86">
            <text:p>86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2" office:value-type="float" office:value="1737">
            <text:p>1737</text:p>
          </table:table-cell>
          <table:table-cell table:style-name="ce2" table:formula="of:=[.C7]+[.D7]" office:value-type="float" office:value="92">
            <text:p>92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2" office:value-type="float" office:value="1738">
            <text:p>1738</text:p>
          </table:table-cell>
          <table:table-cell table:style-name="ce2" table:formula="of:=[.C8]+[.D8]" office:value-type="float" office:value="122">
            <text:p>122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1739">
            <text:p>1739</text:p>
          </table:table-cell>
          <table:table-cell table:style-name="ce2" table:formula="of:=[.C9]+[.D9]" office:value-type="float" office:value="110">
            <text:p>11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5">
            <text:p>5</text:p>
          </table:table-cell>
          <table:table-cell/>
          <table:table-cell office:value-type="string">
            <text:p>Repository:</text:p>
          </table:table-cell>
          <table:table-cell table:number-columns-repeated="1018"/>
        </table:table-row>
        <table:table-row table:style-name="ro1">
          <table:table-cell table:style-name="ce2" office:value-type="float" office:value="1740">
            <text:p>1740</text:p>
          </table:table-cell>
          <table:table-cell table:style-name="ce2" table:formula="of:=[.C10]+[.D10]" office:value-type="float" office:value="116">
            <text:p>116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26">
            <text:p>26</text:p>
          </table:table-cell>
          <table:table-cell/>
          <table:table-cell office:value-type="string">
            <text:p>http://acrosswalls.org/datasets/</text:p>
          </table:table-cell>
          <table:table-cell table:number-columns-repeated="1018"/>
        </table:table-row>
        <table:table-row table:style-name="ro1">
          <table:table-cell table:style-name="ce2" office:value-type="float" office:value="1741">
            <text:p>1741</text:p>
          </table:table-cell>
          <table:table-cell table:style-name="ce2" table:formula="of:=[.C11]+[.D11]" office:value-type="float" office:value="134">
            <text:p>134</text:p>
          </table:table-cell>
          <table:table-cell table:style-name="ce2" office:value-type="float" office:value="92">
            <text:p>92</text:p>
          </table:table-cell>
          <table:table-cell table:style-name="ce2" office:value-type="float" office:value="42">
            <text:p>42</text:p>
          </table:table-cell>
          <table:table-cell/>
          <table:table-cell office:value-type="string">
            <text:p>Version: 1.0</text:p>
          </table:table-cell>
          <table:table-cell table:number-columns-repeated="1018"/>
        </table:table-row>
        <table:table-row table:style-name="ro1">
          <table:table-cell table:style-name="ce2" office:value-type="float" office:value="1742">
            <text:p>1742</text:p>
          </table:table-cell>
          <table:table-cell table:style-name="ce2" table:formula="of:=[.C12]+[.D12]" office:value-type="float" office:value="134">
            <text:p>134</text:p>
          </table:table-cell>
          <table:table-cell table:style-name="ce2" office:value-type="float" office:value="87">
            <text:p>87</text:p>
          </table:table-cell>
          <table:table-cell table:style-name="ce2" office:value-type="float" office:value="47">
            <text:p>47</text:p>
          </table:table-cell>
          <table:table-cell table:number-columns-repeated="1020"/>
        </table:table-row>
        <table:table-row table:style-name="ro1">
          <table:table-cell table:style-name="ce2" office:value-type="float" office:value="1743">
            <text:p>1743</text:p>
          </table:table-cell>
          <table:table-cell table:style-name="ce2" table:formula="of:=[.C13]+[.D13]" office:value-type="float" office:value="72">
            <text:p>72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2">
            <text:p>22</text:p>
          </table:table-cell>
          <table:table-cell table:number-columns-repeated="1020"/>
        </table:table-row>
        <table:table-row table:style-name="ro1">
          <table:table-cell table:style-name="ce2" office:value-type="float" office:value="1744">
            <text:p>1744</text:p>
          </table:table-cell>
          <table:table-cell table:style-name="ce2" table:formula="of:=[.C14]+[.D14]" office:value-type="float" office:value="89">
            <text:p>89</text:p>
          </table:table-cell>
          <table:table-cell table:style-name="ce2" office:value-type="float" office:value="62">
            <text:p>62</text:p>
          </table:table-cell>
          <table:table-cell table:style-name="ce2" office:value-type="float" office:value="27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1745">
            <text:p>1745</text:p>
          </table:table-cell>
          <table:table-cell table:style-name="ce2" table:formula="of:=[.C15]+[.D15]" office:value-type="float" office:value="49">
            <text:p>49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style-name="ce2" office:value-type="float" office:value="1746">
            <text:p>1746</text:p>
          </table:table-cell>
          <table:table-cell table:style-name="ce2" table:formula="of:=[.C16]+[.D16]" office:value-type="float" office:value="107">
            <text:p>107</text:p>
          </table:table-cell>
          <table:table-cell table:style-name="ce2" office:value-type="float" office:value="107">
            <text:p>107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747">
            <text:p>1747</text:p>
          </table:table-cell>
          <table:table-cell table:style-name="ce2" table:formula="of:=[.C17]+[.D17]" office:value-type="float" office:value="62">
            <text:p>62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style-name="ce2" office:value-type="float" office:value="1748">
            <text:p>1748</text:p>
          </table:table-cell>
          <table:table-cell table:style-name="ce2" table:formula="of:=[.C18]+[.D18]" office:value-type="float" office:value="62">
            <text:p>62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9">
            <text:p>9</text:p>
          </table:table-cell>
          <table:table-cell table:number-columns-repeated="1020"/>
        </table:table-row>
        <table:table-row table:style-name="ro1">
          <table:table-cell table:style-name="ce2" office:value-type="float" office:value="1749">
            <text:p>1749</text:p>
          </table:table-cell>
          <table:table-cell table:style-name="ce2" table:formula="of:=[.C19]+[.D19]" office:value-type="float" office:value="119">
            <text:p>119</text:p>
          </table:table-cell>
          <table:table-cell table:style-name="ce2" office:value-type="float" office:value="117">
            <text:p>117</text:p>
          </table:table-cell>
          <table:table-cell table:style-name="ce2"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1750">
            <text:p>1750</text:p>
          </table:table-cell>
          <table:table-cell table:style-name="ce2" table:formula="of:=[.C20]+[.D20]" office:value-type="float" office:value="143">
            <text:p>143</text:p>
          </table:table-cell>
          <table:table-cell table:style-name="ce2" office:value-type="float" office:value="133">
            <text:p>133</text:p>
          </table:table-cell>
          <table:table-cell table:style-name="ce2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table:style-name="ce2" office:value-type="float" office:value="1751">
            <text:p>1751</text:p>
          </table:table-cell>
          <table:table-cell table:style-name="ce2" table:formula="of:=[.C21]+[.D21]" office:value-type="float" office:value="113">
            <text:p>113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style-name="ce2" office:value-type="float" office:value="1752">
            <text:p>1752</text:p>
          </table:table-cell>
          <table:table-cell table:style-name="ce2" table:formula="of:=[.C22]+[.D22]" office:value-type="float" office:value="123">
            <text:p>123</text:p>
          </table:table-cell>
          <table:table-cell table:style-name="ce2" office:value-type="float" office:value="121">
            <text:p>121</text:p>
          </table:table-cell>
          <table:table-cell table:style-name="ce2"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1753">
            <text:p>1753</text:p>
          </table:table-cell>
          <table:table-cell table:style-name="ce2" table:formula="of:=[.C23]+[.D23]" office:value-type="float" office:value="105">
            <text:p>105</text:p>
          </table:table-cell>
          <table:table-cell table:style-name="ce2" office:value-type="float" office:value="104">
            <text:p>104</text:p>
          </table:table-cell>
          <table:table-cell table:style-name="ce2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2" office:value-type="float" office:value="1754">
            <text:p>1754</text:p>
          </table:table-cell>
          <table:table-cell table:style-name="ce2" table:formula="of:=[.C24]+[.D24]" office:value-type="float" office:value="122">
            <text:p>122</text:p>
          </table:table-cell>
          <table:table-cell table:style-name="ce2" office:value-type="float" office:value="122">
            <text:p>122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755">
            <text:p>1755</text:p>
          </table:table-cell>
          <table:table-cell table:style-name="ce2" table:formula="of:=[.C25]+[.D25]" office:value-type="float" office:value="87">
            <text:p>87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1756">
            <text:p>1756</text:p>
          </table:table-cell>
          <table:table-cell table:style-name="ce2" table:formula="of:=[.C26]+[.D26]" office:value-type="float" office:value="66">
            <text:p>66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2" office:value-type="float" office:value="1757">
            <text:p>1757</text:p>
          </table:table-cell>
          <table:table-cell table:style-name="ce2" table:formula="of:=[.C27]+[.D27]" office:value-type="float" office:value="81">
            <text:p>81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1758">
            <text:p>1758</text:p>
          </table:table-cell>
          <table:table-cell table:style-name="ce2" table:formula="of:=[.C28]+[.D28]" office:value-type="float" office:value="88">
            <text:p>88</text:p>
          </table:table-cell>
          <table:table-cell table:style-name="ce2" office:value-type="float" office:value="88">
            <text:p>88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759">
            <text:p>1759</text:p>
          </table:table-cell>
          <table:table-cell table:style-name="ce2" table:formula="of:=[.C29]+[.D29]" office:value-type="float" office:value="74">
            <text:p>74</text:p>
          </table:table-cell>
          <table:table-cell table:style-name="ce2" office:value-type="float" office:value="74">
            <text:p>74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760">
            <text:p>1760</text:p>
          </table:table-cell>
          <table:table-cell table:style-name="ce2" table:formula="of:=[.C30]+[.D30]" office:value-type="float" office:value="30">
            <text:p>30</text:p>
          </table:table-cell>
          <table:table-cell table:style-name="ce2" office:value-type="float" office:value="30">
            <text:p>30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761">
            <text:p>1761</text:p>
          </table:table-cell>
          <table:table-cell table:style-name="ce2" table:formula="of:=[.C31]+[.D31]" office:value-type="float" office:value="66">
            <text:p>66</text:p>
          </table:table-cell>
          <table:table-cell table:style-name="ce2" office:value-type="float" office:value="66">
            <text:p>66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762">
            <text:p>1762</text:p>
          </table:table-cell>
          <table:table-cell table:style-name="ce2" table:formula="of:=[.C32]+[.D32]" office:value-type="float" office:value="42">
            <text:p>42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1763">
            <text:p>1763</text:p>
          </table:table-cell>
          <table:table-cell table:style-name="ce2" table:formula="of:=[.C33]+[.D33]" office:value-type="float" office:value="89">
            <text:p>89</text:p>
          </table:table-cell>
          <table:table-cell table:style-name="ce2" office:value-type="float" office:value="88">
            <text:p>88</text:p>
          </table:table-cell>
          <table:table-cell table:style-name="ce2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2" office:value-type="float" office:value="1764">
            <text:p>1764</text:p>
          </table:table-cell>
          <table:table-cell table:style-name="ce2" table:formula="of:=[.C34]+[.D34]" office:value-type="float" office:value="87">
            <text:p>87</text:p>
          </table:table-cell>
          <table:table-cell table:style-name="ce2" office:value-type="float" office:value="87">
            <text:p>87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765">
            <text:p>1765</text:p>
          </table:table-cell>
          <table:table-cell table:style-name="ce2" table:formula="of:=[.C35]+[.D35]" office:value-type="float" office:value="67">
            <text:p>67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1766">
            <text:p>1766</text:p>
          </table:table-cell>
          <table:table-cell table:style-name="ce2" table:formula="of:=[.C36]+[.D36]" office:value-type="float" office:value="86">
            <text:p>86</text:p>
          </table:table-cell>
          <table:table-cell table:style-name="ce2" office:value-type="float" office:value="84">
            <text:p>84</text:p>
          </table:table-cell>
          <table:table-cell table:style-name="ce2"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1767">
            <text:p>1767</text:p>
          </table:table-cell>
          <table:table-cell table:style-name="ce2" table:formula="of:=[.C37]+[.D37]" office:value-type="float" office:value="64">
            <text:p>64</text:p>
          </table:table-cell>
          <table:table-cell table:style-name="ce2" office:value-type="float" office:value="64">
            <text:p>64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768">
            <text:p>1768</text:p>
          </table:table-cell>
          <table:table-cell table:style-name="ce2" table:formula="of:=[.C38]+[.D38]" office:value-type="float" office:value="64">
            <text:p>64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2" office:value-type="float" office:value="1769">
            <text:p>1769</text:p>
          </table:table-cell>
          <table:table-cell table:style-name="ce2" table:formula="of:=[.C39]+[.D39]" office:value-type="float" office:value="64">
            <text:p>64</text:p>
          </table:table-cell>
          <table:table-cell table:style-name="ce2" office:value-type="float" office:value="64">
            <text:p>64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770">
            <text:p>1770</text:p>
          </table:table-cell>
          <table:table-cell table:style-name="ce2" table:formula="of:=[.C40]+[.D40]" office:value-type="float" office:value="96">
            <text:p>96</text:p>
          </table:table-cell>
          <table:table-cell table:style-name="ce2" office:value-type="float" office:value="96">
            <text:p>96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771">
            <text:p>1771</text:p>
          </table:table-cell>
          <table:table-cell table:style-name="ce2" table:formula="of:=[.C41]+[.D41]" office:value-type="float" office:value="67">
            <text:p>67</text:p>
          </table:table-cell>
          <table:table-cell table:style-name="ce2" office:value-type="float" office:value="66">
            <text:p>66</text:p>
          </table:table-cell>
          <table:table-cell table:style-name="ce2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2" office:value-type="float" office:value="1772">
            <text:p>1772</text:p>
          </table:table-cell>
          <table:table-cell table:style-name="ce2" table:formula="of:=[.C42]+[.D42]" office:value-type="float" office:value="83">
            <text:p>83</text:p>
          </table:table-cell>
          <table:table-cell table:style-name="ce2" office:value-type="float" office:value="83">
            <text:p>83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773">
            <text:p>1773</text:p>
          </table:table-cell>
          <table:table-cell table:style-name="ce2" table:formula="of:=[.C43]+[.D43]" office:value-type="float" office:value="92">
            <text:p>92</text:p>
          </table:table-cell>
          <table:table-cell table:style-name="ce2" office:value-type="float" office:value="92">
            <text:p>92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774">
            <text:p>1774</text:p>
          </table:table-cell>
          <table:table-cell table:style-name="ce2" table:formula="of:=[.C44]+[.D44]" office:value-type="float" office:value="94">
            <text:p>94</text:p>
          </table:table-cell>
          <table:table-cell table:style-name="ce2" office:value-type="float" office:value="94">
            <text:p>94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775">
            <text:p>1775</text:p>
          </table:table-cell>
          <table:table-cell table:style-name="ce2" table:formula="of:=[.C45]+[.D45]" office:value-type="float" office:value="99">
            <text:p>99</text:p>
          </table:table-cell>
          <table:table-cell table:style-name="ce2" office:value-type="float" office:value="96">
            <text:p>96</text:p>
          </table:table-cell>
          <table:table-cell table:style-name="ce2"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style-name="ce2" office:value-type="float" office:value="1776">
            <text:p>1776</text:p>
          </table:table-cell>
          <table:table-cell table:style-name="ce2" table:formula="of:=[.C46]+[.D46]" office:value-type="float" office:value="99">
            <text:p>99</text:p>
          </table:table-cell>
          <table:table-cell table:style-name="ce2" office:value-type="float" office:value="99">
            <text:p>99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777">
            <text:p>1777</text:p>
          </table:table-cell>
          <table:table-cell table:style-name="ce2" table:formula="of:=[.C47]+[.D47]" office:value-type="float" office:value="67">
            <text:p>67</text:p>
          </table:table-cell>
          <table:table-cell table:style-name="ce2" office:value-type="float" office:value="67">
            <text:p>67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778">
            <text:p>1778</text:p>
          </table:table-cell>
          <table:table-cell table:style-name="ce2" table:formula="of:=[.C48]+[.D48]" office:value-type="float" office:value="80">
            <text:p>80</text:p>
          </table:table-cell>
          <table:table-cell table:style-name="ce2" office:value-type="float" office:value="80">
            <text:p>80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779">
            <text:p>1779</text:p>
          </table:table-cell>
          <table:table-cell table:style-name="ce2" table:formula="of:=[.C49]+[.D49]" office:value-type="float" office:value="68">
            <text:p>68</text:p>
          </table:table-cell>
          <table:table-cell table:style-name="ce2" office:value-type="float" office:value="67">
            <text:p>67</text:p>
          </table:table-cell>
          <table:table-cell table:style-name="ce2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2" office:value-type="float" office:value="1780">
            <text:p>1780</text:p>
          </table:table-cell>
          <table:table-cell table:style-name="ce2" table:formula="of:=[.C50]+[.D50]" office:value-type="float" office:value="83">
            <text:p>83</text:p>
          </table:table-cell>
          <table:table-cell table:style-name="ce2" office:value-type="float" office:value="82">
            <text:p>82</text:p>
          </table:table-cell>
          <table:table-cell table:style-name="ce2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2" office:value-type="float" office:value="1781">
            <text:p>1781</text:p>
          </table:table-cell>
          <table:table-cell table:style-name="ce2" table:formula="of:=[.C51]+[.D51]" office:value-type="float" office:value="86">
            <text:p>86</text:p>
          </table:table-cell>
          <table:table-cell table:style-name="ce2" office:value-type="float" office:value="86">
            <text:p>86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782">
            <text:p>1782</text:p>
          </table:table-cell>
          <table:table-cell table:style-name="ce2" table:formula="of:=[.C52]+[.D52]" office:value-type="float" office:value="81">
            <text:p>81</text:p>
          </table:table-cell>
          <table:table-cell table:style-name="ce2" office:value-type="float" office:value="81">
            <text:p>81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783">
            <text:p>1783</text:p>
          </table:table-cell>
          <table:table-cell table:style-name="ce2" table:formula="of:=[.C53]+[.D53]" office:value-type="float" office:value="185">
            <text:p>185</text:p>
          </table:table-cell>
          <table:table-cell table:style-name="ce2" office:value-type="float" office:value="185">
            <text:p>185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784">
            <text:p>1784</text:p>
          </table:table-cell>
          <table:table-cell table:style-name="ce2" table:formula="of:=[.C54]+[.D54]" office:value-type="float" office:value="208">
            <text:p>208</text:p>
          </table:table-cell>
          <table:table-cell table:style-name="ce2" office:value-type="float" office:value="206">
            <text:p>206</text:p>
          </table:table-cell>
          <table:table-cell table:style-name="ce2"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1785">
            <text:p>1785</text:p>
          </table:table-cell>
          <table:table-cell table:style-name="ce2" table:formula="of:=[.C55]+[.D55]" office:value-type="float" office:value="296">
            <text:p>296</text:p>
          </table:table-cell>
          <table:table-cell table:style-name="ce2" office:value-type="float" office:value="294">
            <text:p>294</text:p>
          </table:table-cell>
          <table:table-cell table:style-name="ce2"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1786">
            <text:p>1786</text:p>
          </table:table-cell>
          <table:table-cell table:style-name="ce2" table:formula="of:=[.C56]+[.D56]" office:value-type="float" office:value="250">
            <text:p>250</text:p>
          </table:table-cell>
          <table:table-cell table:style-name="ce2" office:value-type="float" office:value="250">
            <text:p>250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787">
            <text:p>1787</text:p>
          </table:table-cell>
          <table:table-cell table:style-name="ce2" table:formula="of:=[.C57]+[.D57]" office:value-type="float" office:value="214">
            <text:p>214</text:p>
          </table:table-cell>
          <table:table-cell table:style-name="ce2" office:value-type="float" office:value="212">
            <text:p>212</text:p>
          </table:table-cell>
          <table:table-cell table:style-name="ce2"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1788">
            <text:p>1788</text:p>
          </table:table-cell>
          <table:table-cell table:style-name="ce2" table:formula="of:=[.C58]+[.D58]" office:value-type="float" office:value="115">
            <text:p>115</text:p>
          </table:table-cell>
          <table:table-cell table:style-name="ce2" office:value-type="float" office:value="114">
            <text:p>114</text:p>
          </table:table-cell>
          <table:table-cell table:style-name="ce2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2" office:value-type="float" office:value="1789">
            <text:p>1789</text:p>
          </table:table-cell>
          <table:table-cell table:style-name="ce2" table:formula="of:=[.C59]+[.D59]" office:value-type="float" office:value="132">
            <text:p>132</text:p>
          </table:table-cell>
          <table:table-cell table:style-name="ce2" office:value-type="float" office:value="130">
            <text:p>130</text:p>
          </table:table-cell>
          <table:table-cell table:style-name="ce2"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1790">
            <text:p>1790</text:p>
          </table:table-cell>
          <table:table-cell table:style-name="ce2" table:formula="of:=[.C60]+[.D60]" office:value-type="float" office:value="137">
            <text:p>137</text:p>
          </table:table-cell>
          <table:table-cell table:style-name="ce2" office:value-type="float" office:value="136">
            <text:p>136</text:p>
          </table:table-cell>
          <table:table-cell table:style-name="ce2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2" office:value-type="float" office:value="1791">
            <text:p>1791</text:p>
          </table:table-cell>
          <table:table-cell table:style-name="ce2" table:formula="of:=[.C61]+[.D61]" office:value-type="float" office:value="109">
            <text:p>109</text:p>
          </table:table-cell>
          <table:table-cell table:style-name="ce2" office:value-type="float" office:value="109">
            <text:p>109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792">
            <text:p>1792</text:p>
          </table:table-cell>
          <table:table-cell table:style-name="ce2" table:formula="of:=[.C62]+[.D62]" office:value-type="float" office:value="102">
            <text:p>102</text:p>
          </table:table-cell>
          <table:table-cell table:style-name="ce2" office:value-type="float" office:value="102">
            <text:p>102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793">
            <text:p>1793</text:p>
          </table:table-cell>
          <table:table-cell table:style-name="ce2" table:formula="of:=[.C63]+[.D63]" office:value-type="float" office:value="68">
            <text:p>68</text:p>
          </table:table-cell>
          <table:table-cell table:style-name="ce2" office:value-type="float" office:value="68">
            <text:p>68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794">
            <text:p>1794</text:p>
          </table:table-cell>
          <table:table-cell table:style-name="ce2" table:formula="of:=[.C64]+[.D64]" office:value-type="float" office:value="61">
            <text:p>61</text:p>
          </table:table-cell>
          <table:table-cell table:style-name="ce2" office:value-type="float" office:value="61">
            <text:p>61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795">
            <text:p>1795</text:p>
          </table:table-cell>
          <table:table-cell table:style-name="ce2" table:formula="of:=[.C65]+[.D65]" office:value-type="float" office:value="72">
            <text:p>72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2" office:value-type="float" office:value="1796">
            <text:p>1796</text:p>
          </table:table-cell>
          <table:table-cell table:style-name="ce2" table:formula="of:=[.C66]+[.D66]" office:value-type="float" office:value="94">
            <text:p>94</text:p>
          </table:table-cell>
          <table:table-cell table:style-name="ce2" office:value-type="float" office:value="93">
            <text:p>93</text:p>
          </table:table-cell>
          <table:table-cell table:style-name="ce2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2" office:value-type="float" office:value="1797">
            <text:p>1797</text:p>
          </table:table-cell>
          <table:table-cell table:style-name="ce2" table:formula="of:=[.C67]+[.D67]" office:value-type="float" office:value="80">
            <text:p>80</text:p>
          </table:table-cell>
          <table:table-cell table:style-name="ce2" office:value-type="float" office:value="80">
            <text:p>80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798">
            <text:p>1798</text:p>
          </table:table-cell>
          <table:table-cell table:style-name="ce2" table:formula="of:=[.C68]+[.D68]" office:value-type="float" office:value="90">
            <text:p>90</text:p>
          </table:table-cell>
          <table:table-cell table:style-name="ce2" office:value-type="float" office:value="89">
            <text:p>89</text:p>
          </table:table-cell>
          <table:table-cell table:style-name="ce2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2" office:value-type="float" office:value="1799">
            <text:p>1799</text:p>
          </table:table-cell>
          <table:table-cell table:style-name="ce2" table:formula="of:=[.C69]+[.D69]" office:value-type="float" office:value="81">
            <text:p>81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2"/>
          <table:table-cell table:style-name="ce2" table:formula="of:=SUM([.B5:.B69])" office:value-type="float" office:value="6503">
            <text:p>6503</text:p>
          </table:table-cell>
          <table:table-cell table:style-name="ce2" table:formula="of:=SUM([.C5:.C69])" office:value-type="float" office:value="6261">
            <text:p>6261</text:p>
          </table:table-cell>
          <table:table-cell table:style-name="ce2" table:formula="of:=SUM([.D5:.D69])" office:value-type="float" office:value="242">
            <text:p>242</text:p>
          </table:table-cell>
          <table:table-cell table:number-columns-repeated="1020"/>
        </table:table-row>
        <table:table-row table:style-name="ro1">
          <table:table-cell table:style-name="ce2" table:number-columns-repeated="3"/>
          <table:table-cell table:style-name="ce2" table:formula="of:=[.D71]/[.B71]" office:value-type="float" office:value="0.0372135937259726">
            <text:p>0.0372135937</text:p>
          </table:table-cell>
          <table:table-cell table:number-columns-repeated="1020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males" table:style-name="ta3" table:print="false">
        <table:table-column table:style-name="co9" table:number-columns-repeated="4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5" table:number-columns-repeated="8" table:default-cell-style-name="Excel_20_Built-in_20_Normal"/>
        <table:table-column table:style-name="co13" table:default-cell-style-name="Excel_20_Built-in_20_Normal"/>
        <table:table-column table:style-name="co5" table:number-columns-repeated="1008" table:default-cell-style-name="Excel_20_Built-in_20_Normal"/>
        <table:table-row table:style-name="ro3">
          <table:table-cell table:style-name="ce11" office:value-type="string" table:number-columns-spanned="4" table:number-rows-spanned="1">
            <text:p>Females executed in England and Wales, 1735-1799, by year</text:p>
          </table:table-cell>
          <table:covered-table-cell table:number-columns-repeated="3" table:style-name="ce1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3" office:value-type="string" table:number-columns-spanned="3" table:number-rows-spanned="1">
            <text:p>females executed</text:p>
          </table:table-cell>
          <table:covered-table-cell table:number-columns-repeated="2" table:style-name="ce2"/>
          <table:table-cell table:number-columns-repeated="1020"/>
        </table:table-row>
        <table:table-row table:style-name="ro1">
          <table:table-cell table:style-name="ce2" office:value-type="string">
            <text:p>year</text:p>
          </table:table-cell>
          <table:table-cell table:style-name="ce2" office:value-type="string">
            <text:p>known</text:p>
          </table:table-cell>
          <table:table-cell table:style-name="ce2" office:value-type="string">
            <text:p>probably</text:p>
          </table:table-cell>
          <table:table-cell table:style-name="ce2" office:value-type="string">
            <text:p>possibly</text:p>
          </table:table-cell>
          <table:table-cell/>
          <table:table-cell office:value-type="string">
            <text:p>source</text:p>
          </table:table-cell>
          <table:table-cell table:number-columns-repeated="1018"/>
        </table:table-row>
        <table:table-row table:style-name="ro1">
          <table:table-cell table:style-name="ce2" office:value-type="float" office:value="1735">
            <text:p>1735</text:p>
          </table:table-cell>
          <table:table-cell table:style-name="ce2" office:value-type="float" office:value="13">
            <text:p>13</text:p>
          </table:table-cell>
          <table:table-cell table:style-name="ce2" table:number-columns-repeated="2"/>
          <table:table-cell/>
          <table:table-cell office:value-type="string">
            <text:p>Clark-Mossop execution rosters</text:p>
          </table:table-cell>
          <table:table-cell office:value-type="string">
            <text:p>Summary</text:p>
          </table:table-cell>
          <table:table-cell table:number-columns-repeated="1017"/>
        </table:table-row>
        <table:table-row table:style-name="ro1">
          <table:table-cell table:style-name="ce2" office:value-type="float" office:value="1736">
            <text:p>1736</text:p>
          </table:table-cell>
          <table:table-cell table:style-name="ce2" office:value-type="float" office:value="4">
            <text:p>4</text:p>
          </table:table-cell>
          <table:table-cell table:style-name="ce2" table:number-columns-repeated="2"/>
          <table:table-cell/>
          <table:table-cell office:value-type="string">
            <text:p>http://www.capitalpunishmentuk.org/fem1735.html</text:p>
          </table:table-cell>
          <table:table-cell office:value-type="string">
            <text:p>Period</text:p>
          </table:table-cell>
          <table:table-cell office:value-type="string">
            <text:p>1735 - 44</text:p>
          </table:table-cell>
          <table:table-cell office:value-type="string">
            <text:p>1745 - 54</text:p>
          </table:table-cell>
          <table:table-cell office:value-type="string">
            <text:p>1755 - 64</text:p>
          </table:table-cell>
          <table:table-cell office:value-type="string">
            <text:p>1765 - 74</text:p>
          </table:table-cell>
          <table:table-cell office:value-type="string">
            <text:p>1775 - 84</text:p>
          </table:table-cell>
          <table:table-cell office:value-type="string">
            <text:p>1785 - 94</text:p>
          </table:table-cell>
          <table:table-cell office:value-type="string">
            <text:p>1795 - 99</text:p>
          </table:table-cell>
          <table:table-cell office:value-type="string">
            <text:p>Totals</text:p>
          </table:table-cell>
          <table:table-cell table:number-columns-repeated="1009"/>
        </table:table-row>
        <table:table-row table:style-name="ro1">
          <table:table-cell table:style-name="ce2" office:value-type="float" office:value="1737">
            <text:p>1737</text:p>
          </table:table-cell>
          <table:table-cell table:style-name="ce2" office:value-type="float" office:value="4">
            <text:p>4</text:p>
          </table:table-cell>
          <table:table-cell table:style-name="ce2" table:number-columns-repeated="2"/>
          <table:table-cell table:number-columns-repeated="2"/>
          <table:table-cell office:value-type="string">
            <text:p>Sentenced to death</text:p>
          </table:table-cell>
          <table:table-cell office:value-type="float" office:value="258">
            <text:p>258</text:p>
          </table:table-cell>
          <table:table-cell office:value-type="float" office:value="186">
            <text:p>186</text:p>
          </table:table-cell>
          <table:table-cell office:value-type="float" office:value="155">
            <text:p>155</text:p>
          </table:table-cell>
          <table:table-cell office:value-type="float" office:value="202">
            <text:p>202</text:p>
          </table:table-cell>
          <table:table-cell office:value-type="float" office:value="319">
            <text:p>319</text:p>
          </table:table-cell>
          <table:table-cell office:value-type="float" office:value="325">
            <text:p>325</text:p>
          </table:table-cell>
          <table:table-cell office:value-type="float" office:value="150">
            <text:p>150</text:p>
          </table:table-cell>
          <table:table-cell office:value-type="float" office:value="1596">
            <text:p>1596</text:p>
          </table:table-cell>
          <table:table-cell table:number-columns-repeated="1009"/>
        </table:table-row>
        <table:table-row table:style-name="ro1">
          <table:table-cell table:style-name="ce2" office:value-type="float" office:value="1738">
            <text:p>1738</text:p>
          </table:table-cell>
          <table:table-cell table:style-name="ce2" office:value-type="float" office:value="7">
            <text:p>7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number-columns-repeated="2"/>
          <table:table-cell office:value-type="string">
            <text:p>Reprieved </text:p>
          </table:table-cell>
          <table:table-cell office:value-type="float" office:value="190">
            <text:p>190</text:p>
          </table:table-cell>
          <table:table-cell office:value-type="float" office:value="132">
            <text:p>132</text:p>
          </table:table-cell>
          <table:table-cell office:value-type="float" office:value="98">
            <text:p>98</text:p>
          </table:table-cell>
          <table:table-cell office:value-type="float" office:value="164">
            <text:p>164</text:p>
          </table:table-cell>
          <table:table-cell office:value-type="float" office:value="253">
            <text:p>253</text:p>
          </table:table-cell>
          <table:table-cell office:value-type="float" office:value="276">
            <text:p>276</text:p>
          </table:table-cell>
          <table:table-cell office:value-type="float" office:value="129">
            <text:p>129</text:p>
          </table:table-cell>
          <table:table-cell office:value-type="float" office:value="1243">
            <text:p>1243</text:p>
          </table:table-cell>
          <table:table-cell table:number-columns-repeated="1009"/>
        </table:table-row>
        <table:table-row table:style-name="ro1">
          <table:table-cell table:style-name="ce2" office:value-type="float" office:value="1739">
            <text:p>1739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Repository:</text:p>
          </table:table-cell>
          <table:table-cell office:value-type="string">
            <text:p>% reprieved</text:p>
          </table:table-cell>
          <table:table-cell table:style-name="ce14" office:value-type="percentage" office:value="0.74">
            <text:p>74%</text:p>
          </table:table-cell>
          <table:table-cell table:style-name="ce14" office:value-type="percentage" office:value="0.71">
            <text:p>71%</text:p>
          </table:table-cell>
          <table:table-cell table:style-name="ce14" office:value-type="percentage" office:value="0.63">
            <text:p>63%</text:p>
          </table:table-cell>
          <table:table-cell table:style-name="ce14" office:value-type="percentage" office:value="0.81">
            <text:p>81%</text:p>
          </table:table-cell>
          <table:table-cell table:style-name="ce14" office:value-type="percentage" office:value="0.79">
            <text:p>79%</text:p>
          </table:table-cell>
          <table:table-cell table:style-name="ce14" office:value-type="percentage" office:value="0.85">
            <text:p>85%</text:p>
          </table:table-cell>
          <table:table-cell table:style-name="ce14" office:value-type="percentage" office:value="0.86">
            <text:p>86%</text:p>
          </table:table-cell>
          <table:table-cell table:style-name="ce14" office:value-type="percentage" office:value="0.78">
            <text:p>78%</text:p>
          </table:table-cell>
          <table:table-cell table:number-columns-repeated="1009"/>
        </table:table-row>
        <table:table-row table:style-name="ro1">
          <table:table-cell table:style-name="ce2" office:value-type="float" office:value="1740">
            <text:p>174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http://acrosswalls.org/datasets/</text:p>
          </table:table-cell>
          <table:table-cell office:value-type="string">
            <text:p>Hanged</text:p>
          </table:table-cell>
          <table:table-cell office:value-type="float" office:value="60">
            <text:p>60</text:p>
          </table:table-cell>
          <table:table-cell office:value-type="float" office:value="49">
            <text:p>49</text:p>
          </table:table-cell>
          <table:table-cell office:value-type="float" office:value="53">
            <text:p>53</text:p>
          </table:table-cell>
          <table:table-cell office:value-type="float" office:value="33">
            <text:p>33</text:p>
          </table:table-cell>
          <table:table-cell office:value-type="float" office:value="59">
            <text:p>59</text:p>
          </table:table-cell>
          <table:table-cell office:value-type="float" office:value="46">
            <text:p>46</text:p>
          </table:table-cell>
          <table:table-cell office:value-type="float" office:value="21">
            <text:p>21</text:p>
          </table:table-cell>
          <table:table-cell office:value-type="float" office:value="323">
            <text:p>323</text:p>
          </table:table-cell>
          <table:table-cell table:number-columns-repeated="1009"/>
        </table:table-row>
        <table:table-row table:style-name="ro1">
          <table:table-cell table:style-name="ce2" office:value-type="float" office:value="1741">
            <text:p>1741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Version: 1.0</text:p>
          </table:table-cell>
          <table:table-cell office:value-type="string">
            <text:p>Burned</text:p>
          </table:table-cell>
          <table:table-cell office:value-type="float" office:value="8">
            <text:p>8</text:p>
          </table:table-cell>
          <table:table-cell table:number-columns-repeated="3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1009"/>
        </table:table-row>
        <table:table-row table:style-name="ro1">
          <table:table-cell table:style-name="ce2" office:value-type="float" office:value="1742">
            <text:p>1742</text:p>
          </table:table-cell>
          <table:table-cell table:style-name="ce2" office:value-type="float" office:value="3">
            <text:p>3</text:p>
          </table:table-cell>
          <table:table-cell table:style-name="ce2"/>
          <table:table-cell table:style-name="ce2" office:value-type="float" office:value="5">
            <text:p>5</text:p>
          </table:table-cell>
          <table:table-cell table:number-columns-repeated="2"/>
          <table:table-cell office:value-type="string">
            <text:p>Total executed</text:p>
          </table:table-cell>
          <table:table-cell office:value-type="float" office:value="68">
            <text:p>68</text:p>
          </table:table-cell>
          <table:table-cell office:value-type="float" office:value="54">
            <text:p>54</text:p>
          </table:table-cell>
          <table:table-cell office:value-type="float" office:value="57">
            <text:p>57</text:p>
          </table:table-cell>
          <table:table-cell office:value-type="float" office:value="38">
            <text:p>38</text:p>
          </table:table-cell>
          <table:table-cell office:value-type="float" office:value="65">
            <text:p>65</text:p>
          </table:table-cell>
          <table:table-cell office:value-type="float" office:value="49">
            <text:p>49</text:p>
          </table:table-cell>
          <table:table-cell office:value-type="float" office:value="21">
            <text:p>21</text:p>
          </table:table-cell>
          <table:table-cell office:value-type="float" office:value="355">
            <text:p>355</text:p>
          </table:table-cell>
          <table:table-cell table:number-columns-repeated="1009"/>
        </table:table-row>
        <table:table-row table:style-name="ro1">
          <table:table-cell table:style-name="ce2" office:value-type="float" office:value="1743">
            <text:p>1743</text:p>
          </table:table-cell>
          <table:table-cell table:style-name="ce2" office:value-type="float" office:value="6">
            <text:p>6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float" office:value="1744">
            <text:p>1744</text:p>
          </table:table-cell>
          <table:table-cell table:style-name="ce2" office:value-type="float" office:value="7">
            <text:p>7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number-columns-repeated="2"/>
          <table:table-cell office:value-type="string">
            <text:p>summed known total</text:p>
          </table:table-cell>
          <table:table-cell table:formula="of:=SUM([.B5:.B14])" office:value-type="float" office:value="68">
            <text:p>68</text:p>
          </table:table-cell>
          <table:table-cell table:formula="of:=SUM([.B15:.B24])" office:value-type="float" office:value="57">
            <text:p>57</text:p>
          </table:table-cell>
          <table:table-cell table:formula="of:=SUM([.B25:.B34])" office:value-type="float" office:value="54">
            <text:p>54</text:p>
          </table:table-cell>
          <table:table-cell table:formula="of:=SUM([.B35:.B44])" office:value-type="float" office:value="38">
            <text:p>38</text:p>
          </table:table-cell>
          <table:table-cell table:formula="of:=SUM([.B45:.B54])" office:value-type="float" office:value="65">
            <text:p>65</text:p>
          </table:table-cell>
          <table:table-cell table:formula="of:=SUM([.B55:.B64])" office:value-type="float" office:value="51">
            <text:p>51</text:p>
          </table:table-cell>
          <table:table-cell table:formula="of:=SUM([.B65:.B69])" office:value-type="float" office:value="21">
            <text:p>21</text:p>
          </table:table-cell>
          <table:table-cell table:formula="of:=SUM([.B5:.B69])" office:value-type="float" office:value="354">
            <text:p>354</text:p>
          </table:table-cell>
          <table:table-cell table:number-columns-repeated="1009"/>
        </table:table-row>
        <table:table-row table:style-name="ro1">
          <table:table-cell table:style-name="ce2" office:value-type="float" office:value="1745">
            <text:p>1745</text:p>
          </table:table-cell>
          <table:table-cell table:style-name="ce2" office:value-type="float" office:value="5">
            <text:p>5</text:p>
          </table:table-cell>
          <table:table-cell table:style-name="ce2" table:number-columns-repeated="2"/>
          <table:table-cell table:number-columns-repeated="8"/>
          <table:table-cell office:value-type="string">
            <text:p>values check</text:p>
          </table:table-cell>
          <table:table-cell table:number-columns-repeated="1011"/>
        </table:table-row>
        <table:table-row table:style-name="ro1">
          <table:table-cell table:style-name="ce2" office:value-type="float" office:value="1746">
            <text:p>1746</text:p>
          </table:table-cell>
          <table:table-cell table:number-columns-repeated="2"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2" office:value-type="float" office:value="1747">
            <text:p>1747</text:p>
          </table:table-cell>
          <table:table-cell table:style-name="ce2" office:value-type="float" office:value="6">
            <text:p>6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float" office:value="1748">
            <text:p>1748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float" office:value="1749">
            <text:p>1749</text:p>
          </table:table-cell>
          <table:table-cell table:style-name="ce2" office:value-type="float" office:value="4">
            <text:p>4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float" office:value="1750">
            <text:p>175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751">
            <text:p>175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752">
            <text:p>1752</text:p>
          </table:table-cell>
          <table:table-cell table:style-name="ce2" office:value-type="float" office:value="10">
            <text:p>10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float" office:value="1753">
            <text:p>1753</text:p>
          </table:table-cell>
          <table:table-cell table:style-name="ce2" office:value-type="float" office:value="7">
            <text:p>7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2" office:value-type="float" office:value="1754">
            <text:p>1754</text:p>
          </table:table-cell>
          <table:table-cell table:style-name="ce2" office:value-type="float" office:value="11">
            <text:p>11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1755">
            <text:p>1755</text:p>
          </table:table-cell>
          <table:table-cell table:style-name="ce2" office:value-type="float" office:value="9">
            <text:p>9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float" office:value="1756">
            <text:p>1756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float" office:value="1757">
            <text:p>1757</text:p>
          </table:table-cell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2" office:value-type="float" office:value="1758">
            <text:p>1758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759">
            <text:p>1759</text:p>
          </table:table-cell>
          <table:table-cell table:style-name="ce2" office:value-type="float" office:value="6">
            <text:p>6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float" office:value="1760">
            <text:p>1760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float" office:value="1761">
            <text:p>176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762">
            <text:p>1762</text:p>
          </table:table-cell>
          <table:table-cell table:style-name="ce2" office:value-type="float" office:value="8">
            <text:p>8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float" office:value="1763">
            <text:p>1763</text:p>
          </table:table-cell>
          <table:table-cell table:style-name="ce2" office:value-type="float" office:value="10">
            <text:p>10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float" office:value="1764">
            <text:p>1764</text:p>
          </table:table-cell>
          <table:table-cell table:style-name="ce2" office:value-type="float" office:value="4">
            <text:p>4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float" office:value="1765">
            <text:p>1765</text:p>
          </table:table-cell>
          <table:table-cell table:style-name="ce2" office:value-type="float" office:value="3">
            <text:p>3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float" office:value="1766">
            <text:p>1766</text:p>
          </table:table-cell>
          <table:table-cell table:style-name="ce2" office:value-type="float" office:value="6">
            <text:p>6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float" office:value="1767">
            <text:p>1767</text:p>
          </table:table-cell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1768">
            <text:p>1768</text:p>
          </table:table-cell>
          <table:table-cell table:style-name="ce2" office:value-type="float" office:value="4">
            <text:p>4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float" office:value="1769">
            <text:p>1769</text:p>
          </table:table-cell>
          <table:table-cell table:style-name="ce2" office:value-type="float" office:value="3">
            <text:p>3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float" office:value="1770">
            <text:p>1770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float" office:value="1771">
            <text:p>1771</text:p>
          </table:table-cell>
          <table:table-cell table:style-name="ce2" office:value-type="float" office:value="7">
            <text:p>7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float" office:value="1772">
            <text:p>1772</text:p>
          </table:table-cell>
          <table:table-cell table:style-name="ce2" office:value-type="float" office:value="4">
            <text:p>4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float" office:value="1773">
            <text:p>1773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float" office:value="1774">
            <text:p>1774</text:p>
          </table:table-cell>
          <table:table-cell table:style-name="ce2" office:value-type="float" office:value="3">
            <text:p>3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float" office:value="1775">
            <text:p>1775</text:p>
          </table:table-cell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2" office:value-type="float" office:value="1776">
            <text:p>1776</text:p>
          </table:table-cell>
          <table:table-cell table:style-name="ce2" office:value-type="float" office:value="6">
            <text:p>6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float" office:value="1777">
            <text:p>1777</text:p>
          </table:table-cell>
          <table:table-cell table:style-name="ce2" office:value-type="float" office:value="0">
            <text:p>0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float" office:value="1778">
            <text:p>1778</text:p>
          </table:table-cell>
          <table:table-cell table:style-name="ce2" office:value-type="float" office:value="5">
            <text:p>5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float" office:value="1779">
            <text:p>1779</text:p>
          </table:table-cell>
          <table:table-cell table:style-name="ce2" office:value-type="float" office:value="5">
            <text:p>5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float" office:value="1780">
            <text:p>1780</text:p>
          </table:table-cell>
          <table:table-cell table:style-name="ce2" office:value-type="float" office:value="14">
            <text:p>14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float" office:value="1781">
            <text:p>1781</text:p>
          </table:table-cell>
          <table:table-cell table:style-name="ce2" office:value-type="float" office:value="7">
            <text:p>7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float" office:value="1782">
            <text:p>1782</text:p>
          </table:table-cell>
          <table:table-cell table:style-name="ce2" office:value-type="float" office:value="8">
            <text:p>8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float" office:value="1783">
            <text:p>1783</text:p>
          </table:table-cell>
          <table:table-cell table:style-name="ce2" office:value-type="float" office:value="7">
            <text:p>7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float" office:value="1784">
            <text:p>1784</text:p>
          </table:table-cell>
          <table:table-cell table:style-name="ce2" office:value-type="float" office:value="9">
            <text:p>9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float" office:value="1785">
            <text:p>1785</text:p>
          </table:table-cell>
          <table:table-cell table:style-name="ce2" office:value-type="float" office:value="11">
            <text:p>11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float" office:value="1786">
            <text:p>1786</text:p>
          </table:table-cell>
          <table:table-cell table:style-name="ce2" office:value-type="float" office:value="5">
            <text:p>5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float" office:value="1787">
            <text:p>1787</text:p>
          </table:table-cell>
          <table:table-cell table:style-name="ce2" office:value-type="float" office:value="8">
            <text:p>8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float" office:value="1788">
            <text:p>1788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float" office:value="1789">
            <text:p>1789</text:p>
          </table:table-cell>
          <table:table-cell table:style-name="ce2" office:value-type="float" office:value="3">
            <text:p>3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float" office:value="1790">
            <text:p>1790</text:p>
          </table:table-cell>
          <table:table-cell table:style-name="ce2" office:value-type="float" office:value="3">
            <text:p>3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float" office:value="1791">
            <text:p>1791</text:p>
          </table:table-cell>
          <table:table-cell table:style-name="ce2" office:value-type="float" office:value="5">
            <text:p>5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float" office:value="1792">
            <text:p>1792</text:p>
          </table:table-cell>
          <table:table-cell table:style-name="ce2" office:value-type="float" office:value="5">
            <text:p>5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float" office:value="1793">
            <text:p>1793</text:p>
          </table:table-cell>
          <table:table-cell table:style-name="ce2" office:value-type="float" office:value="4">
            <text:p>4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float" office:value="1794">
            <text:p>1794</text:p>
          </table:table-cell>
          <table:table-cell table:style-name="ce2" office:value-type="float" office:value="5">
            <text:p>5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float" office:value="1795">
            <text:p>1795</text:p>
          </table:table-cell>
          <table:table-cell table:style-name="ce2" office:value-type="float" office:value="3">
            <text:p>3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float" office:value="1796">
            <text:p>1796</text:p>
          </table:table-cell>
          <table:table-cell table:style-name="ce2" office:value-type="float" office:value="4">
            <text:p>4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float" office:value="1797">
            <text:p>1797</text:p>
          </table:table-cell>
          <table:table-cell table:style-name="ce2" office:value-type="float" office:value="6">
            <text:p>6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float" office:value="1798">
            <text:p>1798</text:p>
          </table:table-cell>
          <table:table-cell table:style-name="ce2" office:value-type="float" office:value="3">
            <text:p>3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float" office:value="1799">
            <text:p>1799</text:p>
          </table:table-cell>
          <table:table-cell table:style-name="ce2" office:value-type="float" office:value="5">
            <text:p>5</text:p>
          </table:table-cell>
          <table:table-cell table:style-name="ce2" table:number-columns-repeated="2"/>
          <table:table-cell table:number-columns-repeated="1020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ional" table:style-name="ta4" table:print="false"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number-columns-repeated="2" table:default-cell-style-name="Excel_20_Built-in_20_Normal"/>
        <table:table-column table:style-name="co18" table:default-cell-style-name="Excel_20_Built-in_20_Normal"/>
        <table:table-column table:style-name="co19" table:number-columns-repeated="6" table:default-cell-style-name="Excel_20_Built-in_20_Normal"/>
        <table:table-column table:style-name="co20" table:default-cell-style-name="Excel_20_Built-in_20_Normal"/>
        <table:table-column table:style-name="co5" table:number-columns-repeated="1011" table:default-cell-style-name="Excel_20_Built-in_20_Normal"/>
        <table:table-row table:style-name="ro1">
          <table:table-cell table:style-name="ce7" office:value-type="string">
            <text:p>Executions in England and Wales, by circuit, place, and year 1735-1799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10" office:value-type="string">
            <text:p>circuit</text:p>
          </table:table-cell>
          <table:table-cell table:style-name="ce10" office:value-type="string">
            <text:p>place</text:p>
          </table:table-cell>
          <table:table-cell table:style-name="ce10" office:value-type="string">
            <text:p>year</text:p>
          </table:table-cell>
          <table:table-cell table:style-name="ce10" office:value-type="string">
            <text:p>confirmed executions</text:p>
          </table:table-cell>
          <table:table-cell table:style-name="ce10" office:value-type="string">
            <text:p>probable executions</text:p>
          </table:table-cell>
          <table:table-cell table:style-name="ce10"/>
          <table:table-cell table:style-name="ce10" office:value-type="string">
            <text:p>area-c</text:p>
          </table:table-cell>
          <table:table-cell table:style-name="ce10" office:value-type="string">
            <text:p>area-p</text:p>
          </table:table-cell>
          <table:table-cell table:style-name="ce10" office:value-type="string">
            <text:p>circuit-c</text:p>
          </table:table-cell>
          <table:table-cell table:style-name="ce10" office:value-type="string">
            <text:p>circuit-p</text:p>
          </table:table-cell>
          <table:table-cell table:number-columns-repeated="2" table:style-name="ce10" office:value-type="string">
            <text:p>total-c</text:p>
          </table:table-cell>
          <table:table-cell table:style-name="ce10" office:value-type="string">
            <text:p>source and ntoes</text:p>
          </table:table-cell>
          <table:table-cell table:style-name="ce10" table:number-columns-repeated="1011"/>
        </table:table-row>
        <table:table-row table:style-name="ro1">
          <table:table-cell office:value-type="string">
            <text:p>Home</text:p>
          </table:table-cell>
          <table:table-cell office:value-type="string">
            <text:p>Essex</text:p>
          </table:table-cell>
          <table:table-cell office:value-type="float" office:value="1735">
            <text:p>1735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SUM([.D5:.D69])" office:value-type="float" office:value="255">
            <text:p>255</text:p>
          </table:table-cell>
          <table:table-cell table:formula="of:=SUM([.E5:.E69])" office:value-type="float" office:value="22">
            <text:p>22</text:p>
          </table:table-cell>
          <table:table-cell table:formula="of:=SUM([.D5:.D335])" office:value-type="float" office:value="1104">
            <text:p>1104</text:p>
          </table:table-cell>
          <table:table-cell table:formula="of:=SUM([.E5:.E335])" office:value-type="float" office:value="64">
            <text:p>64</text:p>
          </table:table-cell>
          <table:table-cell table:formula="of:=SUM([.D5:.D2211])" office:value-type="float" office:value="6261">
            <text:p>6261</text:p>
          </table:table-cell>
          <table:table-cell table:formula="of:=SUM([.E5:.E2211])" office:value-type="float" office:value="242">
            <text:p>242</text:p>
          </table:table-cell>
          <table:table-cell office:value-type="string">
            <text:p>Compiled from Clark-Mossop rosters:</text:p>
          </table:table-cell>
          <table:table-cell table:number-columns-repeated="1011"/>
        </table:table-row>
        <table:table-row table:style-name="ro1">
          <table:table-cell table:formula="of:=[.A5]" office:value-type="string" office:string-value="Home">
            <text:p>Home</text:p>
          </table:table-cell>
          <table:table-cell table:formula="of:=[.B5]" office:value-type="string" office:string-value="Essex">
            <text:p>Essex</text:p>
          </table:table-cell>
          <table:table-cell office:value-type="float" office:value="1736">
            <text:p>1736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http://www.capitalpunishmentuk.org/circuits.html</text:p>
          </table:table-cell>
          <table:table-cell table:number-columns-repeated="1011"/>
        </table:table-row>
        <table:table-row table:style-name="ro1">
          <table:table-cell table:formula="of:=[.A6]" office:value-type="string" office:string-value="Home">
            <text:p>Home</text:p>
          </table:table-cell>
          <table:table-cell table:formula="of:=[.B6]" office:value-type="string" office:string-value="Essex">
            <text:p>Essex</text:p>
          </table:table-cell>
          <table:table-cell office:value-type="float" office:value="1737">
            <text:p>1737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7]" office:value-type="string" office:string-value="Home">
            <text:p>Home</text:p>
          </table:table-cell>
          <table:table-cell table:formula="of:=[.B7]" office:value-type="string" office:string-value="Essex">
            <text:p>Essex</text:p>
          </table:table-cell>
          <table:table-cell office:value-type="float" office:value="1738">
            <text:p>1738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The place is usually a county. <text:s/>Cities are included where the city is jurisdictionally independent of the county.</text:p>
          </table:table-cell>
          <table:table-cell table:number-columns-repeated="1011"/>
        </table:table-row>
        <table:table-row table:style-name="ro1">
          <table:table-cell table:formula="of:=[.A8]" office:value-type="string" office:string-value="Home">
            <text:p>Home</text:p>
          </table:table-cell>
          <table:table-cell table:formula="of:=[.B8]" office:value-type="string" office:string-value="Essex">
            <text:p>Essex</text:p>
          </table:table-cell>
          <table:table-cell office:value-type="float" office:value="1739">
            <text:p>1739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London data are divided into executions by Tyburn and Newgate (places of execution within London).</text:p>
          </table:table-cell>
          <table:table-cell table:number-columns-repeated="1011"/>
        </table:table-row>
        <table:table-row table:style-name="ro1">
          <table:table-cell table:formula="of:=[.A9]" office:value-type="string" office:string-value="Home">
            <text:p>Home</text:p>
          </table:table-cell>
          <table:table-cell table:formula="of:=[.B9]" office:value-type="string" office:string-value="Essex">
            <text:p>Essex</text:p>
          </table:table-cell>
          <table:table-cell office:value-type="float" office:value="1740">
            <text:p>174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table:formula="of:=[.A10]" office:value-type="string" office:string-value="Home">
            <text:p>Home</text:p>
          </table:table-cell>
          <table:table-cell table:formula="of:=[.B10]" office:value-type="string" office:string-value="Essex">
            <text:p>Essex</text:p>
          </table:table-cell>
          <table:table-cell office:value-type="float" office:value="1741">
            <text:p>174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In the Home Circuit, Surrey Assizes, 4 probably executions also counted as confirmed executions (corrected here)</text:p>
          </table:table-cell>
          <table:table-cell table:number-columns-repeated="1011"/>
        </table:table-row>
        <table:table-row table:style-name="ro1">
          <table:table-cell table:formula="of:=[.A11]" office:value-type="string" office:string-value="Home">
            <text:p>Home</text:p>
          </table:table-cell>
          <table:table-cell table:formula="of:=[.B11]" office:value-type="string" office:string-value="Essex">
            <text:p>Essex</text:p>
          </table:table-cell>
          <table:table-cell office:value-type="float" office:value="1742">
            <text:p>174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The year is the year of the Assize in which sentencing occurred; execution typicallys took place within a few weeks.</text:p>
          </table:table-cell>
          <table:table-cell table:number-columns-repeated="1011"/>
        </table:table-row>
        <table:table-row table:style-name="ro1">
          <table:table-cell table:formula="of:=[.A12]" office:value-type="string" office:string-value="Home">
            <text:p>Home</text:p>
          </table:table-cell>
          <table:table-cell table:formula="of:=[.B12]" office:value-type="string" office:string-value="Essex">
            <text:p>Essex</text:p>
          </table:table-cell>
          <table:table-cell office:value-type="float" office:value="1743">
            <text:p>1743</text:p>
          </table:table-cell>
          <table:table-cell table:number-columns-repeated="1021"/>
        </table:table-row>
        <table:table-row table:style-name="ro1">
          <table:table-cell table:formula="of:=[.A13]" office:value-type="string" office:string-value="Home">
            <text:p>Home</text:p>
          </table:table-cell>
          <table:table-cell table:formula="of:=[.B13]" office:value-type="string" office:string-value="Essex">
            <text:p>Essex</text:p>
          </table:table-cell>
          <table:table-cell office:value-type="float" office:value="1744">
            <text:p>1744</text:p>
          </table:table-cell>
          <table:table-cell/>
          <table:table-cell office:value-type="float" office:value="2">
            <text:p>2</text:p>
          </table:table-cell>
          <table:table-cell table:number-columns-repeated="7"/>
          <table:table-cell office:value-type="string">
            <text:p>The area, circuit, and total columns list summed aggregates from columns on the left.</text:p>
          </table:table-cell>
          <table:table-cell table:number-columns-repeated="1011"/>
        </table:table-row>
        <table:table-row table:style-name="ro1">
          <table:table-cell table:formula="of:=[.A14]" office:value-type="string" office:string-value="Home">
            <text:p>Home</text:p>
          </table:table-cell>
          <table:table-cell table:formula="of:=[.B14]" office:value-type="string" office:string-value="Essex">
            <text:p>Essex</text:p>
          </table:table-cell>
          <table:table-cell office:value-type="float" office:value="1745">
            <text:p>1745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(c = confirmed executions, p = probable executions)</text:p>
          </table:table-cell>
          <table:table-cell table:number-columns-repeated="1011"/>
        </table:table-row>
        <table:table-row table:style-name="ro1">
          <table:table-cell table:formula="of:=[.A15]" office:value-type="string" office:string-value="Home">
            <text:p>Home</text:p>
          </table:table-cell>
          <table:table-cell table:formula="of:=[.B15]" office:value-type="string" office:string-value="Essex">
            <text:p>Essex</text:p>
          </table:table-cell>
          <table:table-cell office:value-type="float" office:value="1746">
            <text:p>1746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6]" office:value-type="string" office:string-value="Home">
            <text:p>Home</text:p>
          </table:table-cell>
          <table:table-cell table:formula="of:=[.B16]" office:value-type="string" office:string-value="Essex">
            <text:p>Essex</text:p>
          </table:table-cell>
          <table:table-cell office:value-type="float" office:value="1747">
            <text:p>1747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For more data on executions in London and Middlesex, see sheetbook</text:p>
          </table:table-cell>
          <table:table-cell table:number-columns-repeated="1011"/>
        </table:table-row>
        <table:table-row table:style-name="ro1">
          <table:table-cell table:formula="of:=[.A17]" office:value-type="string" office:string-value="Home">
            <text:p>Home</text:p>
          </table:table-cell>
          <table:table-cell table:formula="of:=[.B17]" office:value-type="string" office:string-value="Essex">
            <text:p>Essex</text:p>
          </table:table-cell>
          <table:table-cell office:value-type="float" office:value="1748">
            <text:p>1748</text:p>
          </table:table-cell>
          <table:table-cell table:number-columns-repeated="9"/>
          <table:table-cell office:value-type="string">
            <text:p>executions-england-wales-london-before-1830</text:p>
          </table:table-cell>
          <table:table-cell table:number-columns-repeated="1011"/>
        </table:table-row>
        <table:table-row table:style-name="ro1">
          <table:table-cell table:formula="of:=[.A18]" office:value-type="string" office:string-value="Home">
            <text:p>Home</text:p>
          </table:table-cell>
          <table:table-cell table:formula="of:=[.B18]" office:value-type="string" office:string-value="Essex">
            <text:p>Essex</text:p>
          </table:table-cell>
          <table:table-cell office:value-type="float" office:value="1749">
            <text:p>1749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formula="of:=[.A19]" office:value-type="string" office:string-value="Home">
            <text:p>Home</text:p>
          </table:table-cell>
          <table:table-cell table:formula="of:=[.B19]" office:value-type="string" office:string-value="Essex">
            <text:p>Essex</text:p>
          </table:table-cell>
          <table:table-cell office:value-type="float" office:value="1750">
            <text:p>17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table:formula="of:=[.A20]" office:value-type="string" office:string-value="Home">
            <text:p>Home</text:p>
          </table:table-cell>
          <table:table-cell table:formula="of:=[.B20]" office:value-type="string" office:string-value="Essex">
            <text:p>Essex</text:p>
          </table:table-cell>
          <table:table-cell office:value-type="float" office:value="1751">
            <text:p>1751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Repository:</text:p>
          </table:table-cell>
          <table:table-cell table:number-columns-repeated="1011"/>
        </table:table-row>
        <table:table-row table:style-name="ro1">
          <table:table-cell table:formula="of:=[.A21]" office:value-type="string" office:string-value="Home">
            <text:p>Home</text:p>
          </table:table-cell>
          <table:table-cell table:formula="of:=[.B21]" office:value-type="string" office:string-value="Essex">
            <text:p>Essex</text:p>
          </table:table-cell>
          <table:table-cell office:value-type="float" office:value="1752">
            <text:p>1752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http://acrosswalls.org/datasets/</text:p>
          </table:table-cell>
          <table:table-cell table:number-columns-repeated="1011"/>
        </table:table-row>
        <table:table-row table:style-name="ro1">
          <table:table-cell table:formula="of:=[.A22]" office:value-type="string" office:string-value="Home">
            <text:p>Home</text:p>
          </table:table-cell>
          <table:table-cell table:formula="of:=[.B22]" office:value-type="string" office:string-value="Essex">
            <text:p>Essex</text:p>
          </table:table-cell>
          <table:table-cell office:value-type="float" office:value="1753">
            <text:p>175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string">
            <text:p>Version: 1.0</text:p>
          </table:table-cell>
          <table:table-cell table:number-columns-repeated="1011"/>
        </table:table-row>
        <table:table-row table:style-name="ro1">
          <table:table-cell table:formula="of:=[.A23]" office:value-type="string" office:string-value="Home">
            <text:p>Home</text:p>
          </table:table-cell>
          <table:table-cell table:formula="of:=[.B23]" office:value-type="string" office:string-value="Essex">
            <text:p>Essex</text:p>
          </table:table-cell>
          <table:table-cell office:value-type="float" office:value="1754">
            <text:p>1754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24]" office:value-type="string" office:string-value="Home">
            <text:p>Home</text:p>
          </table:table-cell>
          <table:table-cell table:formula="of:=[.B24]" office:value-type="string" office:string-value="Essex">
            <text:p>Essex</text:p>
          </table:table-cell>
          <table:table-cell office:value-type="float" office:value="1755">
            <text:p>1755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25]" office:value-type="string" office:string-value="Home">
            <text:p>Home</text:p>
          </table:table-cell>
          <table:table-cell table:formula="of:=[.B25]" office:value-type="string" office:string-value="Essex">
            <text:p>Essex</text:p>
          </table:table-cell>
          <table:table-cell office:value-type="float" office:value="1756">
            <text:p>1756</text:p>
          </table:table-cell>
          <table:table-cell table:number-columns-repeated="1021"/>
        </table:table-row>
        <table:table-row table:style-name="ro1">
          <table:table-cell table:formula="of:=[.A26]" office:value-type="string" office:string-value="Home">
            <text:p>Home</text:p>
          </table:table-cell>
          <table:table-cell table:formula="of:=[.B26]" office:value-type="string" office:string-value="Essex">
            <text:p>Essex</text:p>
          </table:table-cell>
          <table:table-cell office:value-type="float" office:value="1757">
            <text:p>1757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27]" office:value-type="string" office:string-value="Home">
            <text:p>Home</text:p>
          </table:table-cell>
          <table:table-cell table:formula="of:=[.B27]" office:value-type="string" office:string-value="Essex">
            <text:p>Essex</text:p>
          </table:table-cell>
          <table:table-cell office:value-type="float" office:value="1758">
            <text:p>1758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table:formula="of:=[.A28]" office:value-type="string" office:string-value="Home">
            <text:p>Home</text:p>
          </table:table-cell>
          <table:table-cell table:formula="of:=[.B28]" office:value-type="string" office:string-value="Essex">
            <text:p>Essex</text:p>
          </table:table-cell>
          <table:table-cell office:value-type="float" office:value="1759">
            <text:p>175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29]" office:value-type="string" office:string-value="Home">
            <text:p>Home</text:p>
          </table:table-cell>
          <table:table-cell table:formula="of:=[.B29]" office:value-type="string" office:string-value="Essex">
            <text:p>Essex</text:p>
          </table:table-cell>
          <table:table-cell office:value-type="float" office:value="1760">
            <text:p>176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30]" office:value-type="string" office:string-value="Home">
            <text:p>Home</text:p>
          </table:table-cell>
          <table:table-cell table:formula="of:=[.B30]" office:value-type="string" office:string-value="Essex">
            <text:p>Essex</text:p>
          </table:table-cell>
          <table:table-cell office:value-type="float" office:value="1761">
            <text:p>1761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31]" office:value-type="string" office:string-value="Home">
            <text:p>Home</text:p>
          </table:table-cell>
          <table:table-cell table:formula="of:=[.B31]" office:value-type="string" office:string-value="Essex">
            <text:p>Essex</text:p>
          </table:table-cell>
          <table:table-cell office:value-type="float" office:value="1762">
            <text:p>1762</text:p>
          </table:table-cell>
          <table:table-cell table:number-columns-repeated="1021"/>
        </table:table-row>
        <table:table-row table:style-name="ro1">
          <table:table-cell table:formula="of:=[.A32]" office:value-type="string" office:string-value="Home">
            <text:p>Home</text:p>
          </table:table-cell>
          <table:table-cell table:formula="of:=[.B32]" office:value-type="string" office:string-value="Essex">
            <text:p>Essex</text:p>
          </table:table-cell>
          <table:table-cell office:value-type="float" office:value="1763">
            <text:p>176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.A33]" office:value-type="string" office:string-value="Home">
            <text:p>Home</text:p>
          </table:table-cell>
          <table:table-cell table:formula="of:=[.B33]" office:value-type="string" office:string-value="Essex">
            <text:p>Essex</text:p>
          </table:table-cell>
          <table:table-cell office:value-type="float" office:value="1764">
            <text:p>176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34]" office:value-type="string" office:string-value="Home">
            <text:p>Home</text:p>
          </table:table-cell>
          <table:table-cell table:formula="of:=[.B34]" office:value-type="string" office:string-value="Essex">
            <text:p>Essex</text:p>
          </table:table-cell>
          <table:table-cell office:value-type="float" office:value="1765">
            <text:p>1765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35]" office:value-type="string" office:string-value="Home">
            <text:p>Home</text:p>
          </table:table-cell>
          <table:table-cell table:formula="of:=[.B35]" office:value-type="string" office:string-value="Essex">
            <text:p>Essex</text:p>
          </table:table-cell>
          <table:table-cell office:value-type="float" office:value="1766">
            <text:p>1766</text:p>
          </table:table-cell>
          <table:table-cell table:number-columns-repeated="1021"/>
        </table:table-row>
        <table:table-row table:style-name="ro1">
          <table:table-cell table:formula="of:=[.A36]" office:value-type="string" office:string-value="Home">
            <text:p>Home</text:p>
          </table:table-cell>
          <table:table-cell table:formula="of:=[.B36]" office:value-type="string" office:string-value="Essex">
            <text:p>Essex</text:p>
          </table:table-cell>
          <table:table-cell office:value-type="float" office:value="1767">
            <text:p>1767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37]" office:value-type="string" office:string-value="Home">
            <text:p>Home</text:p>
          </table:table-cell>
          <table:table-cell table:formula="of:=[.B37]" office:value-type="string" office:string-value="Essex">
            <text:p>Essex</text:p>
          </table:table-cell>
          <table:table-cell office:value-type="float" office:value="1768">
            <text:p>1768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38]" office:value-type="string" office:string-value="Home">
            <text:p>Home</text:p>
          </table:table-cell>
          <table:table-cell table:formula="of:=[.B38]" office:value-type="string" office:string-value="Essex">
            <text:p>Essex</text:p>
          </table:table-cell>
          <table:table-cell office:value-type="float" office:value="1769">
            <text:p>1769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39]" office:value-type="string" office:string-value="Home">
            <text:p>Home</text:p>
          </table:table-cell>
          <table:table-cell table:formula="of:=[.B39]" office:value-type="string" office:string-value="Essex">
            <text:p>Essex</text:p>
          </table:table-cell>
          <table:table-cell office:value-type="float" office:value="1770">
            <text:p>1770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formula="of:=[.A40]" office:value-type="string" office:string-value="Home">
            <text:p>Home</text:p>
          </table:table-cell>
          <table:table-cell table:formula="of:=[.B40]" office:value-type="string" office:string-value="Essex">
            <text:p>Essex</text:p>
          </table:table-cell>
          <table:table-cell office:value-type="float" office:value="1771">
            <text:p>177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41]" office:value-type="string" office:string-value="Home">
            <text:p>Home</text:p>
          </table:table-cell>
          <table:table-cell table:formula="of:=[.B41]" office:value-type="string" office:string-value="Essex">
            <text:p>Essex</text:p>
          </table:table-cell>
          <table:table-cell office:value-type="float" office:value="1772">
            <text:p>1772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table:formula="of:=[.A42]" office:value-type="string" office:string-value="Home">
            <text:p>Home</text:p>
          </table:table-cell>
          <table:table-cell table:formula="of:=[.B42]" office:value-type="string" office:string-value="Essex">
            <text:p>Essex</text:p>
          </table:table-cell>
          <table:table-cell office:value-type="float" office:value="1773">
            <text:p>1773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table:formula="of:=[.A43]" office:value-type="string" office:string-value="Home">
            <text:p>Home</text:p>
          </table:table-cell>
          <table:table-cell table:formula="of:=[.B43]" office:value-type="string" office:string-value="Essex">
            <text:p>Essex</text:p>
          </table:table-cell>
          <table:table-cell office:value-type="float" office:value="1774">
            <text:p>1774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table:formula="of:=[.A44]" office:value-type="string" office:string-value="Home">
            <text:p>Home</text:p>
          </table:table-cell>
          <table:table-cell table:formula="of:=[.B44]" office:value-type="string" office:string-value="Essex">
            <text:p>Essex</text:p>
          </table:table-cell>
          <table:table-cell office:value-type="float" office:value="1775">
            <text:p>1775</text:p>
          </table:table-cell>
          <table:table-cell office:value-type="float" office:value="9">
            <text:p>9</text:p>
          </table:table-cell>
          <table:table-cell table:number-columns-repeated="1020"/>
        </table:table-row>
        <table:table-row table:style-name="ro1">
          <table:table-cell table:formula="of:=[.A45]" office:value-type="string" office:string-value="Home">
            <text:p>Home</text:p>
          </table:table-cell>
          <table:table-cell table:formula="of:=[.B45]" office:value-type="string" office:string-value="Essex">
            <text:p>Essex</text:p>
          </table:table-cell>
          <table:table-cell office:value-type="float" office:value="1776">
            <text:p>1776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46]" office:value-type="string" office:string-value="Home">
            <text:p>Home</text:p>
          </table:table-cell>
          <table:table-cell table:formula="of:=[.B46]" office:value-type="string" office:string-value="Essex">
            <text:p>Essex</text:p>
          </table:table-cell>
          <table:table-cell office:value-type="float" office:value="1777">
            <text:p>1777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table:formula="of:=[.A47]" office:value-type="string" office:string-value="Home">
            <text:p>Home</text:p>
          </table:table-cell>
          <table:table-cell table:formula="of:=[.B47]" office:value-type="string" office:string-value="Essex">
            <text:p>Essex</text:p>
          </table:table-cell>
          <table:table-cell office:value-type="float" office:value="1778">
            <text:p>1778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48]" office:value-type="string" office:string-value="Home">
            <text:p>Home</text:p>
          </table:table-cell>
          <table:table-cell table:formula="of:=[.B48]" office:value-type="string" office:string-value="Essex">
            <text:p>Essex</text:p>
          </table:table-cell>
          <table:table-cell office:value-type="float" office:value="1779">
            <text:p>1779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49]" office:value-type="string" office:string-value="Home">
            <text:p>Home</text:p>
          </table:table-cell>
          <table:table-cell table:formula="of:=[.B49]" office:value-type="string" office:string-value="Essex">
            <text:p>Essex</text:p>
          </table:table-cell>
          <table:table-cell office:value-type="float" office:value="1780">
            <text:p>1780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50]" office:value-type="string" office:string-value="Home">
            <text:p>Home</text:p>
          </table:table-cell>
          <table:table-cell table:formula="of:=[.B50]" office:value-type="string" office:string-value="Essex">
            <text:p>Essex</text:p>
          </table:table-cell>
          <table:table-cell office:value-type="float" office:value="1781">
            <text:p>1781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table:formula="of:=[.A51]" office:value-type="string" office:string-value="Home">
            <text:p>Home</text:p>
          </table:table-cell>
          <table:table-cell table:formula="of:=[.B51]" office:value-type="string" office:string-value="Essex">
            <text:p>Essex</text:p>
          </table:table-cell>
          <table:table-cell office:value-type="float" office:value="1782">
            <text:p>1782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table:formula="of:=[.A52]" office:value-type="string" office:string-value="Home">
            <text:p>Home</text:p>
          </table:table-cell>
          <table:table-cell table:formula="of:=[.B52]" office:value-type="string" office:string-value="Essex">
            <text:p>Essex</text:p>
          </table:table-cell>
          <table:table-cell office:value-type="float" office:value="1783">
            <text:p>1783</text:p>
          </table:table-cell>
          <table:table-cell office:value-type="float" office:value="9">
            <text:p>9</text:p>
          </table:table-cell>
          <table:table-cell table:number-columns-repeated="1020"/>
        </table:table-row>
        <table:table-row table:style-name="ro1">
          <table:table-cell table:formula="of:=[.A53]" office:value-type="string" office:string-value="Home">
            <text:p>Home</text:p>
          </table:table-cell>
          <table:table-cell table:formula="of:=[.B53]" office:value-type="string" office:string-value="Essex">
            <text:p>Essex</text:p>
          </table:table-cell>
          <table:table-cell office:value-type="float" office:value="1784">
            <text:p>1784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table:formula="of:=[.A54]" office:value-type="string" office:string-value="Home">
            <text:p>Home</text:p>
          </table:table-cell>
          <table:table-cell table:formula="of:=[.B54]" office:value-type="string" office:string-value="Essex">
            <text:p>Essex</text:p>
          </table:table-cell>
          <table:table-cell office:value-type="float" office:value="1785">
            <text:p>1785</text:p>
          </table:table-cell>
          <table:table-cell office:value-type="float" office:value="15">
            <text:p>15</text:p>
          </table:table-cell>
          <table:table-cell table:number-columns-repeated="1020"/>
        </table:table-row>
        <table:table-row table:style-name="ro1">
          <table:table-cell table:formula="of:=[.A55]" office:value-type="string" office:string-value="Home">
            <text:p>Home</text:p>
          </table:table-cell>
          <table:table-cell table:formula="of:=[.B55]" office:value-type="string" office:string-value="Essex">
            <text:p>Essex</text:p>
          </table:table-cell>
          <table:table-cell office:value-type="float" office:value="1786">
            <text:p>1786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table:formula="of:=[.A56]" office:value-type="string" office:string-value="Home">
            <text:p>Home</text:p>
          </table:table-cell>
          <table:table-cell table:formula="of:=[.B56]" office:value-type="string" office:string-value="Essex">
            <text:p>Essex</text:p>
          </table:table-cell>
          <table:table-cell office:value-type="float" office:value="1787">
            <text:p>1787</text:p>
          </table:table-cell>
          <table:table-cell office:value-type="float" office:value="9">
            <text:p>9</text:p>
          </table:table-cell>
          <table:table-cell table:number-columns-repeated="1020"/>
        </table:table-row>
        <table:table-row table:style-name="ro1">
          <table:table-cell table:formula="of:=[.A57]" office:value-type="string" office:string-value="Home">
            <text:p>Home</text:p>
          </table:table-cell>
          <table:table-cell table:formula="of:=[.B57]" office:value-type="string" office:string-value="Essex">
            <text:p>Essex</text:p>
          </table:table-cell>
          <table:table-cell office:value-type="float" office:value="1788">
            <text:p>178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58]" office:value-type="string" office:string-value="Home">
            <text:p>Home</text:p>
          </table:table-cell>
          <table:table-cell table:formula="of:=[.B58]" office:value-type="string" office:string-value="Essex">
            <text:p>Essex</text:p>
          </table:table-cell>
          <table:table-cell office:value-type="float" office:value="1789">
            <text:p>1789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59]" office:value-type="string" office:string-value="Home">
            <text:p>Home</text:p>
          </table:table-cell>
          <table:table-cell table:formula="of:=[.B59]" office:value-type="string" office:string-value="Essex">
            <text:p>Essex</text:p>
          </table:table-cell>
          <table:table-cell office:value-type="float" office:value="1790">
            <text:p>1790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60]" office:value-type="string" office:string-value="Home">
            <text:p>Home</text:p>
          </table:table-cell>
          <table:table-cell table:formula="of:=[.B60]" office:value-type="string" office:string-value="Essex">
            <text:p>Essex</text:p>
          </table:table-cell>
          <table:table-cell office:value-type="float" office:value="1791">
            <text:p>179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61]" office:value-type="string" office:string-value="Home">
            <text:p>Home</text:p>
          </table:table-cell>
          <table:table-cell table:formula="of:=[.B61]" office:value-type="string" office:string-value="Essex">
            <text:p>Essex</text:p>
          </table:table-cell>
          <table:table-cell office:value-type="float" office:value="1792">
            <text:p>179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62]" office:value-type="string" office:string-value="Home">
            <text:p>Home</text:p>
          </table:table-cell>
          <table:table-cell table:formula="of:=[.B62]" office:value-type="string" office:string-value="Essex">
            <text:p>Essex</text:p>
          </table:table-cell>
          <table:table-cell office:value-type="float" office:value="1793">
            <text:p>1793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63]" office:value-type="string" office:string-value="Home">
            <text:p>Home</text:p>
          </table:table-cell>
          <table:table-cell table:formula="of:=[.B63]" office:value-type="string" office:string-value="Essex">
            <text:p>Essex</text:p>
          </table:table-cell>
          <table:table-cell office:value-type="float" office:value="1794">
            <text:p>1794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64]" office:value-type="string" office:string-value="Home">
            <text:p>Home</text:p>
          </table:table-cell>
          <table:table-cell table:formula="of:=[.B64]" office:value-type="string" office:string-value="Essex">
            <text:p>Essex</text:p>
          </table:table-cell>
          <table:table-cell office:value-type="float" office:value="1795">
            <text:p>1795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65]" office:value-type="string" office:string-value="Home">
            <text:p>Home</text:p>
          </table:table-cell>
          <table:table-cell table:formula="of:=[.B65]" office:value-type="string" office:string-value="Essex">
            <text:p>Essex</text:p>
          </table:table-cell>
          <table:table-cell office:value-type="float" office:value="1796">
            <text:p>1796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table:formula="of:=[.A66]" office:value-type="string" office:string-value="Home">
            <text:p>Home</text:p>
          </table:table-cell>
          <table:table-cell table:formula="of:=[.B66]" office:value-type="string" office:string-value="Essex">
            <text:p>Essex</text:p>
          </table:table-cell>
          <table:table-cell office:value-type="float" office:value="1797">
            <text:p>1797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table:formula="of:=[.A67]" office:value-type="string" office:string-value="Home">
            <text:p>Home</text:p>
          </table:table-cell>
          <table:table-cell table:formula="of:=[.B67]" office:value-type="string" office:string-value="Essex">
            <text:p>Essex</text:p>
          </table:table-cell>
          <table:table-cell office:value-type="float" office:value="1798">
            <text:p>1798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formula="of:=[.A68]" office:value-type="string" office:string-value="Home">
            <text:p>Home</text:p>
          </table:table-cell>
          <table:table-cell table:formula="of:=[.B68]" office:value-type="string" office:string-value="Essex">
            <text:p>Essex</text:p>
          </table:table-cell>
          <table:table-cell office:value-type="float" office:value="1799">
            <text:p>179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.A69]" office:value-type="string" office:string-value="Home">
            <text:p>Home</text:p>
          </table:table-cell>
          <table:table-cell office:value-type="string">
            <text:p>Hertfordshire</text:p>
          </table:table-cell>
          <table:table-cell office:value-type="float" office:value="1735">
            <text:p>1735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SUM([.D70:.D134])" office:value-type="float" office:value="111">
            <text:p>111</text:p>
          </table:table-cell>
          <table:table-cell table:formula="of:=SUM([.E70:.E134])" office:value-type="float" office:value="4">
            <text:p>4</text:p>
          </table:table-cell>
          <table:table-cell table:number-columns-repeated="1016"/>
        </table:table-row>
        <table:table-row table:style-name="ro1">
          <table:table-cell table:formula="of:=[.A70]" office:value-type="string" office:string-value="Home">
            <text:p>Home</text:p>
          </table:table-cell>
          <table:table-cell table:formula="of:=[.B70]" office:value-type="string" office:string-value="Hertfordshire">
            <text:p>Hertfordshire</text:p>
          </table:table-cell>
          <table:table-cell office:value-type="float" office:value="1736">
            <text:p>1736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71]" office:value-type="string" office:string-value="Home">
            <text:p>Home</text:p>
          </table:table-cell>
          <table:table-cell table:formula="of:=[.B71]" office:value-type="string" office:string-value="Hertfordshire">
            <text:p>Hertfordshire</text:p>
          </table:table-cell>
          <table:table-cell office:value-type="float" office:value="1737">
            <text:p>1737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72]" office:value-type="string" office:string-value="Home">
            <text:p>Home</text:p>
          </table:table-cell>
          <table:table-cell table:formula="of:=[.B72]" office:value-type="string" office:string-value="Hertfordshire">
            <text:p>Hertfordshire</text:p>
          </table:table-cell>
          <table:table-cell office:value-type="float" office:value="1738">
            <text:p>1738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73]" office:value-type="string" office:string-value="Home">
            <text:p>Home</text:p>
          </table:table-cell>
          <table:table-cell table:formula="of:=[.B73]" office:value-type="string" office:string-value="Hertfordshire">
            <text:p>Hertfordshire</text:p>
          </table:table-cell>
          <table:table-cell office:value-type="float" office:value="1739">
            <text:p>1739</text:p>
          </table:table-cell>
          <table:table-cell table:number-columns-repeated="1021"/>
        </table:table-row>
        <table:table-row table:style-name="ro1">
          <table:table-cell table:formula="of:=[.A74]" office:value-type="string" office:string-value="Home">
            <text:p>Home</text:p>
          </table:table-cell>
          <table:table-cell table:formula="of:=[.B74]" office:value-type="string" office:string-value="Hertfordshire">
            <text:p>Hertfordshire</text:p>
          </table:table-cell>
          <table:table-cell office:value-type="float" office:value="1740">
            <text:p>1740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75]" office:value-type="string" office:string-value="Home">
            <text:p>Home</text:p>
          </table:table-cell>
          <table:table-cell table:formula="of:=[.B75]" office:value-type="string" office:string-value="Hertfordshire">
            <text:p>Hertfordshire</text:p>
          </table:table-cell>
          <table:table-cell office:value-type="float" office:value="1741">
            <text:p>174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formula="of:=[.A76]" office:value-type="string" office:string-value="Home">
            <text:p>Home</text:p>
          </table:table-cell>
          <table:table-cell table:formula="of:=[.B76]" office:value-type="string" office:string-value="Hertfordshire">
            <text:p>Hertfordshire</text:p>
          </table:table-cell>
          <table:table-cell office:value-type="float" office:value="1742">
            <text:p>174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77]" office:value-type="string" office:string-value="Home">
            <text:p>Home</text:p>
          </table:table-cell>
          <table:table-cell table:formula="of:=[.B77]" office:value-type="string" office:string-value="Hertfordshire">
            <text:p>Hertfordshire</text:p>
          </table:table-cell>
          <table:table-cell office:value-type="float" office:value="1743">
            <text:p>174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.A78]" office:value-type="string" office:string-value="Home">
            <text:p>Home</text:p>
          </table:table-cell>
          <table:table-cell table:formula="of:=[.B78]" office:value-type="string" office:string-value="Hertfordshire">
            <text:p>Hertfordshire</text:p>
          </table:table-cell>
          <table:table-cell office:value-type="float" office:value="1744">
            <text:p>1744</text:p>
          </table:table-cell>
          <table:table-cell table:number-columns-repeated="1021"/>
        </table:table-row>
        <table:table-row table:style-name="ro1">
          <table:table-cell table:formula="of:=[.A79]" office:value-type="string" office:string-value="Home">
            <text:p>Home</text:p>
          </table:table-cell>
          <table:table-cell table:formula="of:=[.B79]" office:value-type="string" office:string-value="Hertfordshire">
            <text:p>Hertfordshire</text:p>
          </table:table-cell>
          <table:table-cell office:value-type="float" office:value="1745">
            <text:p>1745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80]" office:value-type="string" office:string-value="Home">
            <text:p>Home</text:p>
          </table:table-cell>
          <table:table-cell table:formula="of:=[.B80]" office:value-type="string" office:string-value="Hertfordshire">
            <text:p>Hertfordshire</text:p>
          </table:table-cell>
          <table:table-cell office:value-type="float" office:value="1746">
            <text:p>1746</text:p>
          </table:table-cell>
          <table:table-cell table:number-columns-repeated="1021"/>
        </table:table-row>
        <table:table-row table:style-name="ro1">
          <table:table-cell table:formula="of:=[.A81]" office:value-type="string" office:string-value="Home">
            <text:p>Home</text:p>
          </table:table-cell>
          <table:table-cell table:formula="of:=[.B81]" office:value-type="string" office:string-value="Hertfordshire">
            <text:p>Hertfordshire</text:p>
          </table:table-cell>
          <table:table-cell office:value-type="float" office:value="1747">
            <text:p>1747</text:p>
          </table:table-cell>
          <table:table-cell table:number-columns-repeated="1021"/>
        </table:table-row>
        <table:table-row table:style-name="ro1">
          <table:table-cell table:formula="of:=[.A82]" office:value-type="string" office:string-value="Home">
            <text:p>Home</text:p>
          </table:table-cell>
          <table:table-cell table:formula="of:=[.B82]" office:value-type="string" office:string-value="Hertfordshire">
            <text:p>Hertfordshire</text:p>
          </table:table-cell>
          <table:table-cell office:value-type="float" office:value="1748">
            <text:p>1748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83]" office:value-type="string" office:string-value="Home">
            <text:p>Home</text:p>
          </table:table-cell>
          <table:table-cell table:formula="of:=[.B83]" office:value-type="string" office:string-value="Hertfordshire">
            <text:p>Hertfordshire</text:p>
          </table:table-cell>
          <table:table-cell office:value-type="float" office:value="1749">
            <text:p>1749</text:p>
          </table:table-cell>
          <table:table-cell table:number-columns-repeated="1021"/>
        </table:table-row>
        <table:table-row table:style-name="ro1">
          <table:table-cell table:formula="of:=[.A84]" office:value-type="string" office:string-value="Home">
            <text:p>Home</text:p>
          </table:table-cell>
          <table:table-cell table:formula="of:=[.B84]" office:value-type="string" office:string-value="Hertfordshire">
            <text:p>Hertfordshire</text:p>
          </table:table-cell>
          <table:table-cell office:value-type="float" office:value="1750">
            <text:p>1750</text:p>
          </table:table-cell>
          <table:table-cell table:number-columns-repeated="1021"/>
        </table:table-row>
        <table:table-row table:style-name="ro1">
          <table:table-cell table:formula="of:=[.A85]" office:value-type="string" office:string-value="Home">
            <text:p>Home</text:p>
          </table:table-cell>
          <table:table-cell table:formula="of:=[.B85]" office:value-type="string" office:string-value="Hertfordshire">
            <text:p>Hertfordshire</text:p>
          </table:table-cell>
          <table:table-cell office:value-type="float" office:value="1751">
            <text:p>1751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formula="of:=[.A86]" office:value-type="string" office:string-value="Home">
            <text:p>Home</text:p>
          </table:table-cell>
          <table:table-cell table:formula="of:=[.B86]" office:value-type="string" office:string-value="Hertfordshire">
            <text:p>Hertfordshire</text:p>
          </table:table-cell>
          <table:table-cell office:value-type="float" office:value="1752">
            <text:p>1752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formula="of:=[.A87]" office:value-type="string" office:string-value="Home">
            <text:p>Home</text:p>
          </table:table-cell>
          <table:table-cell table:formula="of:=[.B87]" office:value-type="string" office:string-value="Hertfordshire">
            <text:p>Hertfordshire</text:p>
          </table:table-cell>
          <table:table-cell office:value-type="float" office:value="1753">
            <text:p>175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88]" office:value-type="string" office:string-value="Home">
            <text:p>Home</text:p>
          </table:table-cell>
          <table:table-cell table:formula="of:=[.B88]" office:value-type="string" office:string-value="Hertfordshire">
            <text:p>Hertfordshire</text:p>
          </table:table-cell>
          <table:table-cell office:value-type="float" office:value="1754">
            <text:p>1754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formula="of:=[.A89]" office:value-type="string" office:string-value="Home">
            <text:p>Home</text:p>
          </table:table-cell>
          <table:table-cell table:formula="of:=[.B89]" office:value-type="string" office:string-value="Hertfordshire">
            <text:p>Hertfordshire</text:p>
          </table:table-cell>
          <table:table-cell office:value-type="float" office:value="1755">
            <text:p>175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.A90]" office:value-type="string" office:string-value="Home">
            <text:p>Home</text:p>
          </table:table-cell>
          <table:table-cell table:formula="of:=[.B90]" office:value-type="string" office:string-value="Hertfordshire">
            <text:p>Hertfordshire</text:p>
          </table:table-cell>
          <table:table-cell office:value-type="float" office:value="1756">
            <text:p>1756</text:p>
          </table:table-cell>
          <table:table-cell table:number-columns-repeated="1021"/>
        </table:table-row>
        <table:table-row table:style-name="ro1">
          <table:table-cell table:formula="of:=[.A91]" office:value-type="string" office:string-value="Home">
            <text:p>Home</text:p>
          </table:table-cell>
          <table:table-cell table:formula="of:=[.B91]" office:value-type="string" office:string-value="Hertfordshire">
            <text:p>Hertfordshire</text:p>
          </table:table-cell>
          <table:table-cell office:value-type="float" office:value="1757">
            <text:p>1757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92]" office:value-type="string" office:string-value="Home">
            <text:p>Home</text:p>
          </table:table-cell>
          <table:table-cell table:formula="of:=[.B92]" office:value-type="string" office:string-value="Hertfordshire">
            <text:p>Hertfordshire</text:p>
          </table:table-cell>
          <table:table-cell office:value-type="float" office:value="1758">
            <text:p>1758</text:p>
          </table:table-cell>
          <table:table-cell table:number-columns-repeated="1021"/>
        </table:table-row>
        <table:table-row table:style-name="ro1">
          <table:table-cell table:formula="of:=[.A93]" office:value-type="string" office:string-value="Home">
            <text:p>Home</text:p>
          </table:table-cell>
          <table:table-cell table:formula="of:=[.B93]" office:value-type="string" office:string-value="Hertfordshire">
            <text:p>Hertfordshire</text:p>
          </table:table-cell>
          <table:table-cell office:value-type="float" office:value="1759">
            <text:p>1759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94]" office:value-type="string" office:string-value="Home">
            <text:p>Home</text:p>
          </table:table-cell>
          <table:table-cell table:formula="of:=[.B94]" office:value-type="string" office:string-value="Hertfordshire">
            <text:p>Hertfordshire</text:p>
          </table:table-cell>
          <table:table-cell office:value-type="float" office:value="1760">
            <text:p>1760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95]" office:value-type="string" office:string-value="Home">
            <text:p>Home</text:p>
          </table:table-cell>
          <table:table-cell table:formula="of:=[.B95]" office:value-type="string" office:string-value="Hertfordshire">
            <text:p>Hertfordshire</text:p>
          </table:table-cell>
          <table:table-cell office:value-type="float" office:value="1761">
            <text:p>176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96]" office:value-type="string" office:string-value="Home">
            <text:p>Home</text:p>
          </table:table-cell>
          <table:table-cell table:formula="of:=[.B96]" office:value-type="string" office:string-value="Hertfordshire">
            <text:p>Hertfordshire</text:p>
          </table:table-cell>
          <table:table-cell office:value-type="float" office:value="1762">
            <text:p>1762</text:p>
          </table:table-cell>
          <table:table-cell table:number-columns-repeated="1021"/>
        </table:table-row>
        <table:table-row table:style-name="ro1">
          <table:table-cell table:formula="of:=[.A97]" office:value-type="string" office:string-value="Home">
            <text:p>Home</text:p>
          </table:table-cell>
          <table:table-cell table:formula="of:=[.B97]" office:value-type="string" office:string-value="Hertfordshire">
            <text:p>Hertfordshire</text:p>
          </table:table-cell>
          <table:table-cell office:value-type="float" office:value="1763">
            <text:p>1763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98]" office:value-type="string" office:string-value="Home">
            <text:p>Home</text:p>
          </table:table-cell>
          <table:table-cell table:formula="of:=[.B98]" office:value-type="string" office:string-value="Hertfordshire">
            <text:p>Hertfordshire</text:p>
          </table:table-cell>
          <table:table-cell office:value-type="float" office:value="1764">
            <text:p>1764</text:p>
          </table:table-cell>
          <table:table-cell table:number-columns-repeated="1021"/>
        </table:table-row>
        <table:table-row table:style-name="ro1">
          <table:table-cell table:formula="of:=[.A99]" office:value-type="string" office:string-value="Home">
            <text:p>Home</text:p>
          </table:table-cell>
          <table:table-cell table:formula="of:=[.B99]" office:value-type="string" office:string-value="Hertfordshire">
            <text:p>Hertfordshire</text:p>
          </table:table-cell>
          <table:table-cell office:value-type="float" office:value="1765">
            <text:p>1765</text:p>
          </table:table-cell>
          <table:table-cell table:number-columns-repeated="1021"/>
        </table:table-row>
        <table:table-row table:style-name="ro1">
          <table:table-cell table:formula="of:=[.A100]" office:value-type="string" office:string-value="Home">
            <text:p>Home</text:p>
          </table:table-cell>
          <table:table-cell table:formula="of:=[.B100]" office:value-type="string" office:string-value="Hertfordshire">
            <text:p>Hertfordshire</text:p>
          </table:table-cell>
          <table:table-cell office:value-type="float" office:value="1766">
            <text:p>1766</text:p>
          </table:table-cell>
          <table:table-cell table:number-columns-repeated="1021"/>
        </table:table-row>
        <table:table-row table:style-name="ro1">
          <table:table-cell table:formula="of:=[.A101]" office:value-type="string" office:string-value="Home">
            <text:p>Home</text:p>
          </table:table-cell>
          <table:table-cell table:formula="of:=[.B101]" office:value-type="string" office:string-value="Hertfordshire">
            <text:p>Hertfordshire</text:p>
          </table:table-cell>
          <table:table-cell office:value-type="float" office:value="1767">
            <text:p>1767</text:p>
          </table:table-cell>
          <table:table-cell table:number-columns-repeated="1021"/>
        </table:table-row>
        <table:table-row table:style-name="ro1">
          <table:table-cell table:formula="of:=[.A102]" office:value-type="string" office:string-value="Home">
            <text:p>Home</text:p>
          </table:table-cell>
          <table:table-cell table:formula="of:=[.B102]" office:value-type="string" office:string-value="Hertfordshire">
            <text:p>Hertfordshire</text:p>
          </table:table-cell>
          <table:table-cell office:value-type="float" office:value="1768">
            <text:p>1768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103]" office:value-type="string" office:string-value="Home">
            <text:p>Home</text:p>
          </table:table-cell>
          <table:table-cell table:formula="of:=[.B103]" office:value-type="string" office:string-value="Hertfordshire">
            <text:p>Hertfordshire</text:p>
          </table:table-cell>
          <table:table-cell office:value-type="float" office:value="1769">
            <text:p>1769</text:p>
          </table:table-cell>
          <table:table-cell table:number-columns-repeated="1021"/>
        </table:table-row>
        <table:table-row table:style-name="ro1">
          <table:table-cell table:formula="of:=[.A104]" office:value-type="string" office:string-value="Home">
            <text:p>Home</text:p>
          </table:table-cell>
          <table:table-cell table:formula="of:=[.B104]" office:value-type="string" office:string-value="Hertfordshire">
            <text:p>Hertfordshire</text:p>
          </table:table-cell>
          <table:table-cell office:value-type="float" office:value="1770">
            <text:p>1770</text:p>
          </table:table-cell>
          <table:table-cell table:number-columns-repeated="1021"/>
        </table:table-row>
        <table:table-row table:style-name="ro1">
          <table:table-cell table:formula="of:=[.A105]" office:value-type="string" office:string-value="Home">
            <text:p>Home</text:p>
          </table:table-cell>
          <table:table-cell table:formula="of:=[.B105]" office:value-type="string" office:string-value="Hertfordshire">
            <text:p>Hertfordshire</text:p>
          </table:table-cell>
          <table:table-cell office:value-type="float" office:value="1771">
            <text:p>1771</text:p>
          </table:table-cell>
          <table:table-cell table:number-columns-repeated="1021"/>
        </table:table-row>
        <table:table-row table:style-name="ro1">
          <table:table-cell table:formula="of:=[.A106]" office:value-type="string" office:string-value="Home">
            <text:p>Home</text:p>
          </table:table-cell>
          <table:table-cell table:formula="of:=[.B106]" office:value-type="string" office:string-value="Hertfordshire">
            <text:p>Hertfordshire</text:p>
          </table:table-cell>
          <table:table-cell office:value-type="float" office:value="1772">
            <text:p>1772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table:formula="of:=[.A107]" office:value-type="string" office:string-value="Home">
            <text:p>Home</text:p>
          </table:table-cell>
          <table:table-cell table:formula="of:=[.B107]" office:value-type="string" office:string-value="Hertfordshire">
            <text:p>Hertfordshire</text:p>
          </table:table-cell>
          <table:table-cell office:value-type="float" office:value="1773">
            <text:p>1773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108]" office:value-type="string" office:string-value="Home">
            <text:p>Home</text:p>
          </table:table-cell>
          <table:table-cell table:formula="of:=[.B108]" office:value-type="string" office:string-value="Hertfordshire">
            <text:p>Hertfordshire</text:p>
          </table:table-cell>
          <table:table-cell office:value-type="float" office:value="1774">
            <text:p>1774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table:formula="of:=[.A109]" office:value-type="string" office:string-value="Home">
            <text:p>Home</text:p>
          </table:table-cell>
          <table:table-cell table:formula="of:=[.B109]" office:value-type="string" office:string-value="Hertfordshire">
            <text:p>Hertfordshire</text:p>
          </table:table-cell>
          <table:table-cell office:value-type="float" office:value="1775">
            <text:p>1775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10]" office:value-type="string" office:string-value="Home">
            <text:p>Home</text:p>
          </table:table-cell>
          <table:table-cell table:formula="of:=[.B110]" office:value-type="string" office:string-value="Hertfordshire">
            <text:p>Hertfordshire</text:p>
          </table:table-cell>
          <table:table-cell office:value-type="float" office:value="1776">
            <text:p>1776</text:p>
          </table:table-cell>
          <table:table-cell table:number-columns-repeated="1021"/>
        </table:table-row>
        <table:table-row table:style-name="ro1">
          <table:table-cell table:formula="of:=[.A111]" office:value-type="string" office:string-value="Home">
            <text:p>Home</text:p>
          </table:table-cell>
          <table:table-cell table:formula="of:=[.B111]" office:value-type="string" office:string-value="Hertfordshire">
            <text:p>Hertfordshire</text:p>
          </table:table-cell>
          <table:table-cell office:value-type="float" office:value="1777">
            <text:p>1777</text:p>
          </table:table-cell>
          <table:table-cell table:number-columns-repeated="1021"/>
        </table:table-row>
        <table:table-row table:style-name="ro1">
          <table:table-cell table:formula="of:=[.A112]" office:value-type="string" office:string-value="Home">
            <text:p>Home</text:p>
          </table:table-cell>
          <table:table-cell table:formula="of:=[.B112]" office:value-type="string" office:string-value="Hertfordshire">
            <text:p>Hertfordshire</text:p>
          </table:table-cell>
          <table:table-cell office:value-type="float" office:value="1778">
            <text:p>1778</text:p>
          </table:table-cell>
          <table:table-cell table:number-columns-repeated="1021"/>
        </table:table-row>
        <table:table-row table:style-name="ro1">
          <table:table-cell table:formula="of:=[.A113]" office:value-type="string" office:string-value="Home">
            <text:p>Home</text:p>
          </table:table-cell>
          <table:table-cell table:formula="of:=[.B113]" office:value-type="string" office:string-value="Hertfordshire">
            <text:p>Hertfordshire</text:p>
          </table:table-cell>
          <table:table-cell office:value-type="float" office:value="1779">
            <text:p>1779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14]" office:value-type="string" office:string-value="Home">
            <text:p>Home</text:p>
          </table:table-cell>
          <table:table-cell table:formula="of:=[.B114]" office:value-type="string" office:string-value="Hertfordshire">
            <text:p>Hertfordshire</text:p>
          </table:table-cell>
          <table:table-cell office:value-type="float" office:value="1780">
            <text:p>1780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115]" office:value-type="string" office:string-value="Home">
            <text:p>Home</text:p>
          </table:table-cell>
          <table:table-cell table:formula="of:=[.B115]" office:value-type="string" office:string-value="Hertfordshire">
            <text:p>Hertfordshire</text:p>
          </table:table-cell>
          <table:table-cell office:value-type="float" office:value="1781">
            <text:p>1781</text:p>
          </table:table-cell>
          <table:table-cell table:number-columns-repeated="1021"/>
        </table:table-row>
        <table:table-row table:style-name="ro1">
          <table:table-cell table:formula="of:=[.A116]" office:value-type="string" office:string-value="Home">
            <text:p>Home</text:p>
          </table:table-cell>
          <table:table-cell table:formula="of:=[.B116]" office:value-type="string" office:string-value="Hertfordshire">
            <text:p>Hertfordshire</text:p>
          </table:table-cell>
          <table:table-cell office:value-type="float" office:value="1782">
            <text:p>178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17]" office:value-type="string" office:string-value="Home">
            <text:p>Home</text:p>
          </table:table-cell>
          <table:table-cell table:formula="of:=[.B117]" office:value-type="string" office:string-value="Hertfordshire">
            <text:p>Hertfordshire</text:p>
          </table:table-cell>
          <table:table-cell office:value-type="float" office:value="1783">
            <text:p>1783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118]" office:value-type="string" office:string-value="Home">
            <text:p>Home</text:p>
          </table:table-cell>
          <table:table-cell table:formula="of:=[.B118]" office:value-type="string" office:string-value="Hertfordshire">
            <text:p>Hertfordshire</text:p>
          </table:table-cell>
          <table:table-cell office:value-type="float" office:value="1784">
            <text:p>1784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119]" office:value-type="string" office:string-value="Home">
            <text:p>Home</text:p>
          </table:table-cell>
          <table:table-cell table:formula="of:=[.B119]" office:value-type="string" office:string-value="Hertfordshire">
            <text:p>Hertfordshire</text:p>
          </table:table-cell>
          <table:table-cell office:value-type="float" office:value="1785">
            <text:p>1785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table:formula="of:=[.A120]" office:value-type="string" office:string-value="Home">
            <text:p>Home</text:p>
          </table:table-cell>
          <table:table-cell table:formula="of:=[.B120]" office:value-type="string" office:string-value="Hertfordshire">
            <text:p>Hertfordshire</text:p>
          </table:table-cell>
          <table:table-cell office:value-type="float" office:value="1786">
            <text:p>1786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formula="of:=[.A121]" office:value-type="string" office:string-value="Home">
            <text:p>Home</text:p>
          </table:table-cell>
          <table:table-cell table:formula="of:=[.B121]" office:value-type="string" office:string-value="Hertfordshire">
            <text:p>Hertfordshire</text:p>
          </table:table-cell>
          <table:table-cell office:value-type="float" office:value="1787">
            <text:p>1787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122]" office:value-type="string" office:string-value="Home">
            <text:p>Home</text:p>
          </table:table-cell>
          <table:table-cell table:formula="of:=[.B122]" office:value-type="string" office:string-value="Hertfordshire">
            <text:p>Hertfordshire</text:p>
          </table:table-cell>
          <table:table-cell office:value-type="float" office:value="1788">
            <text:p>1788</text:p>
          </table:table-cell>
          <table:table-cell table:number-columns-repeated="1021"/>
        </table:table-row>
        <table:table-row table:style-name="ro1">
          <table:table-cell table:formula="of:=[.A123]" office:value-type="string" office:string-value="Home">
            <text:p>Home</text:p>
          </table:table-cell>
          <table:table-cell table:formula="of:=[.B123]" office:value-type="string" office:string-value="Hertfordshire">
            <text:p>Hertfordshire</text:p>
          </table:table-cell>
          <table:table-cell office:value-type="float" office:value="1789">
            <text:p>1789</text:p>
          </table:table-cell>
          <table:table-cell table:number-columns-repeated="1021"/>
        </table:table-row>
        <table:table-row table:style-name="ro1">
          <table:table-cell table:formula="of:=[.A124]" office:value-type="string" office:string-value="Home">
            <text:p>Home</text:p>
          </table:table-cell>
          <table:table-cell table:formula="of:=[.B124]" office:value-type="string" office:string-value="Hertfordshire">
            <text:p>Hertfordshire</text:p>
          </table:table-cell>
          <table:table-cell office:value-type="float" office:value="1790">
            <text:p>179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25]" office:value-type="string" office:string-value="Home">
            <text:p>Home</text:p>
          </table:table-cell>
          <table:table-cell table:formula="of:=[.B125]" office:value-type="string" office:string-value="Hertfordshire">
            <text:p>Hertfordshire</text:p>
          </table:table-cell>
          <table:table-cell office:value-type="float" office:value="1791">
            <text:p>1791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126]" office:value-type="string" office:string-value="Home">
            <text:p>Home</text:p>
          </table:table-cell>
          <table:table-cell table:formula="of:=[.B126]" office:value-type="string" office:string-value="Hertfordshire">
            <text:p>Hertfordshire</text:p>
          </table:table-cell>
          <table:table-cell office:value-type="float" office:value="1792">
            <text:p>1792</text:p>
          </table:table-cell>
          <table:table-cell table:number-columns-repeated="1021"/>
        </table:table-row>
        <table:table-row table:style-name="ro1">
          <table:table-cell table:formula="of:=[.A127]" office:value-type="string" office:string-value="Home">
            <text:p>Home</text:p>
          </table:table-cell>
          <table:table-cell table:formula="of:=[.B127]" office:value-type="string" office:string-value="Hertfordshire">
            <text:p>Hertfordshire</text:p>
          </table:table-cell>
          <table:table-cell office:value-type="float" office:value="1793">
            <text:p>1793</text:p>
          </table:table-cell>
          <table:table-cell table:number-columns-repeated="1021"/>
        </table:table-row>
        <table:table-row table:style-name="ro1">
          <table:table-cell table:formula="of:=[.A128]" office:value-type="string" office:string-value="Home">
            <text:p>Home</text:p>
          </table:table-cell>
          <table:table-cell table:formula="of:=[.B128]" office:value-type="string" office:string-value="Hertfordshire">
            <text:p>Hertfordshire</text:p>
          </table:table-cell>
          <table:table-cell office:value-type="float" office:value="1794">
            <text:p>179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29]" office:value-type="string" office:string-value="Home">
            <text:p>Home</text:p>
          </table:table-cell>
          <table:table-cell table:formula="of:=[.B129]" office:value-type="string" office:string-value="Hertfordshire">
            <text:p>Hertfordshire</text:p>
          </table:table-cell>
          <table:table-cell office:value-type="float" office:value="1795">
            <text:p>179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30]" office:value-type="string" office:string-value="Home">
            <text:p>Home</text:p>
          </table:table-cell>
          <table:table-cell table:formula="of:=[.B130]" office:value-type="string" office:string-value="Hertfordshire">
            <text:p>Hertfordshire</text:p>
          </table:table-cell>
          <table:table-cell office:value-type="float" office:value="1796">
            <text:p>179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31]" office:value-type="string" office:string-value="Home">
            <text:p>Home</text:p>
          </table:table-cell>
          <table:table-cell table:formula="of:=[.B131]" office:value-type="string" office:string-value="Hertfordshire">
            <text:p>Hertfordshire</text:p>
          </table:table-cell>
          <table:table-cell office:value-type="float" office:value="1797">
            <text:p>179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32]" office:value-type="string" office:string-value="Home">
            <text:p>Home</text:p>
          </table:table-cell>
          <table:table-cell table:formula="of:=[.B132]" office:value-type="string" office:string-value="Hertfordshire">
            <text:p>Hertfordshire</text:p>
          </table:table-cell>
          <table:table-cell office:value-type="float" office:value="1798">
            <text:p>1798</text:p>
          </table:table-cell>
          <table:table-cell table:number-columns-repeated="1021"/>
        </table:table-row>
        <table:table-row table:style-name="ro1">
          <table:table-cell table:formula="of:=[.A133]" office:value-type="string" office:string-value="Home">
            <text:p>Home</text:p>
          </table:table-cell>
          <table:table-cell table:formula="of:=[.B133]" office:value-type="string" office:string-value="Hertfordshire">
            <text:p>Hertfordshire</text:p>
          </table:table-cell>
          <table:table-cell office:value-type="float" office:value="1799">
            <text:p>179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34]" office:value-type="string" office:string-value="Home">
            <text:p>Home</text:p>
          </table:table-cell>
          <table:table-cell office:value-type="string">
            <text:p>Kent</text:p>
          </table:table-cell>
          <table:table-cell office:value-type="float" office:value="1735">
            <text:p>1735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SUM([.D135:.D199])" office:value-type="float" office:value="308">
            <text:p>308</text:p>
          </table:table-cell>
          <table:table-cell table:formula="of:=SUM([.E135:.E199])" office:value-type="float" office:value="14">
            <text:p>14</text:p>
          </table:table-cell>
          <table:table-cell table:number-columns-repeated="1016"/>
        </table:table-row>
        <table:table-row table:style-name="ro1">
          <table:table-cell table:formula="of:=[.A135]" office:value-type="string" office:string-value="Home">
            <text:p>Home</text:p>
          </table:table-cell>
          <table:table-cell table:formula="of:=[.B135]" office:value-type="string" office:string-value="Kent">
            <text:p>Kent</text:p>
          </table:table-cell>
          <table:table-cell office:value-type="float" office:value="1736">
            <text:p>1736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table:formula="of:=[.A136]" office:value-type="string" office:string-value="Home">
            <text:p>Home</text:p>
          </table:table-cell>
          <table:table-cell table:formula="of:=[.B136]" office:value-type="string" office:string-value="Kent">
            <text:p>Kent</text:p>
          </table:table-cell>
          <table:table-cell office:value-type="float" office:value="1737">
            <text:p>1737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table:formula="of:=[.A137]" office:value-type="string" office:string-value="Home">
            <text:p>Home</text:p>
          </table:table-cell>
          <table:table-cell table:formula="of:=[.B137]" office:value-type="string" office:string-value="Kent">
            <text:p>Kent</text:p>
          </table:table-cell>
          <table:table-cell office:value-type="float" office:value="1738">
            <text:p>1738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138]" office:value-type="string" office:string-value="Home">
            <text:p>Home</text:p>
          </table:table-cell>
          <table:table-cell table:formula="of:=[.B138]" office:value-type="string" office:string-value="Kent">
            <text:p>Kent</text:p>
          </table:table-cell>
          <table:table-cell office:value-type="float" office:value="1739">
            <text:p>1739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table:formula="of:=[.A139]" office:value-type="string" office:string-value="Home">
            <text:p>Home</text:p>
          </table:table-cell>
          <table:table-cell table:formula="of:=[.B139]" office:value-type="string" office:string-value="Kent">
            <text:p>Kent</text:p>
          </table:table-cell>
          <table:table-cell office:value-type="float" office:value="1740">
            <text:p>1740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140]" office:value-type="string" office:string-value="Home">
            <text:p>Home</text:p>
          </table:table-cell>
          <table:table-cell table:formula="of:=[.B140]" office:value-type="string" office:string-value="Kent">
            <text:p>Kent</text:p>
          </table:table-cell>
          <table:table-cell office:value-type="float" office:value="1741">
            <text:p>1741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41]" office:value-type="string" office:string-value="Home">
            <text:p>Home</text:p>
          </table:table-cell>
          <table:table-cell table:formula="of:=[.B141]" office:value-type="string" office:string-value="Kent">
            <text:p>Kent</text:p>
          </table:table-cell>
          <table:table-cell office:value-type="float" office:value="1742">
            <text:p>174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table:formula="of:=[.A142]" office:value-type="string" office:string-value="Home">
            <text:p>Home</text:p>
          </table:table-cell>
          <table:table-cell table:formula="of:=[.B142]" office:value-type="string" office:string-value="Kent">
            <text:p>Kent</text:p>
          </table:table-cell>
          <table:table-cell office:value-type="float" office:value="1743">
            <text:p>174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43]" office:value-type="string" office:string-value="Home">
            <text:p>Home</text:p>
          </table:table-cell>
          <table:table-cell table:formula="of:=[.B143]" office:value-type="string" office:string-value="Kent">
            <text:p>Kent</text:p>
          </table:table-cell>
          <table:table-cell office:value-type="float" office:value="1744">
            <text:p>1744</text:p>
          </table:table-cell>
          <table:table-cell/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table:formula="of:=[.A144]" office:value-type="string" office:string-value="Home">
            <text:p>Home</text:p>
          </table:table-cell>
          <table:table-cell table:formula="of:=[.B144]" office:value-type="string" office:string-value="Kent">
            <text:p>Kent</text:p>
          </table:table-cell>
          <table:table-cell office:value-type="float" office:value="1745">
            <text:p>1745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45]" office:value-type="string" office:string-value="Home">
            <text:p>Home</text:p>
          </table:table-cell>
          <table:table-cell table:formula="of:=[.B145]" office:value-type="string" office:string-value="Kent">
            <text:p>Kent</text:p>
          </table:table-cell>
          <table:table-cell office:value-type="float" office:value="1746">
            <text:p>1746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formula="of:=[.A146]" office:value-type="string" office:string-value="Home">
            <text:p>Home</text:p>
          </table:table-cell>
          <table:table-cell table:formula="of:=[.B146]" office:value-type="string" office:string-value="Kent">
            <text:p>Kent</text:p>
          </table:table-cell>
          <table:table-cell office:value-type="float" office:value="1747">
            <text:p>174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47]" office:value-type="string" office:string-value="Home">
            <text:p>Home</text:p>
          </table:table-cell>
          <table:table-cell table:formula="of:=[.B147]" office:value-type="string" office:string-value="Kent">
            <text:p>Kent</text:p>
          </table:table-cell>
          <table:table-cell office:value-type="float" office:value="1748">
            <text:p>1748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table:formula="of:=[.A148]" office:value-type="string" office:string-value="Home">
            <text:p>Home</text:p>
          </table:table-cell>
          <table:table-cell table:formula="of:=[.B148]" office:value-type="string" office:string-value="Kent">
            <text:p>Kent</text:p>
          </table:table-cell>
          <table:table-cell office:value-type="float" office:value="1749">
            <text:p>1749</text:p>
          </table:table-cell>
          <table:table-cell office:value-type="float" office:value="9">
            <text:p>9</text:p>
          </table:table-cell>
          <table:table-cell table:number-columns-repeated="1020"/>
        </table:table-row>
        <table:table-row table:style-name="ro1">
          <table:table-cell table:formula="of:=[.A149]" office:value-type="string" office:string-value="Home">
            <text:p>Home</text:p>
          </table:table-cell>
          <table:table-cell table:formula="of:=[.B149]" office:value-type="string" office:string-value="Kent">
            <text:p>Kent</text:p>
          </table:table-cell>
          <table:table-cell office:value-type="float" office:value="1750">
            <text:p>1750</text:p>
          </table:table-cell>
          <table:table-cell office:value-type="float" office:value="9">
            <text:p>9</text:p>
          </table:table-cell>
          <table:table-cell table:number-columns-repeated="1020"/>
        </table:table-row>
        <table:table-row table:style-name="ro1">
          <table:table-cell table:formula="of:=[.A150]" office:value-type="string" office:string-value="Home">
            <text:p>Home</text:p>
          </table:table-cell>
          <table:table-cell table:formula="of:=[.B150]" office:value-type="string" office:string-value="Kent">
            <text:p>Kent</text:p>
          </table:table-cell>
          <table:table-cell office:value-type="float" office:value="1751">
            <text:p>1751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table:formula="of:=[.A151]" office:value-type="string" office:string-value="Home">
            <text:p>Home</text:p>
          </table:table-cell>
          <table:table-cell table:formula="of:=[.B151]" office:value-type="string" office:string-value="Kent">
            <text:p>Kent</text:p>
          </table:table-cell>
          <table:table-cell office:value-type="float" office:value="1752">
            <text:p>1752</text:p>
          </table:table-cell>
          <table:table-cell office:value-type="float" office:value="10">
            <text:p>10</text:p>
          </table:table-cell>
          <table:table-cell table:number-columns-repeated="1020"/>
        </table:table-row>
        <table:table-row table:style-name="ro1">
          <table:table-cell table:formula="of:=[.A152]" office:value-type="string" office:string-value="Home">
            <text:p>Home</text:p>
          </table:table-cell>
          <table:table-cell table:formula="of:=[.B152]" office:value-type="string" office:string-value="Kent">
            <text:p>Kent</text:p>
          </table:table-cell>
          <table:table-cell office:value-type="float" office:value="1753">
            <text:p>1753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formula="of:=[.A153]" office:value-type="string" office:string-value="Home">
            <text:p>Home</text:p>
          </table:table-cell>
          <table:table-cell table:formula="of:=[.B153]" office:value-type="string" office:string-value="Kent">
            <text:p>Kent</text:p>
          </table:table-cell>
          <table:table-cell office:value-type="float" office:value="1754">
            <text:p>1754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table:formula="of:=[.A154]" office:value-type="string" office:string-value="Home">
            <text:p>Home</text:p>
          </table:table-cell>
          <table:table-cell table:formula="of:=[.B154]" office:value-type="string" office:string-value="Kent">
            <text:p>Kent</text:p>
          </table:table-cell>
          <table:table-cell office:value-type="float" office:value="1755">
            <text:p>175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55]" office:value-type="string" office:string-value="Home">
            <text:p>Home</text:p>
          </table:table-cell>
          <table:table-cell table:formula="of:=[.B155]" office:value-type="string" office:string-value="Kent">
            <text:p>Kent</text:p>
          </table:table-cell>
          <table:table-cell office:value-type="float" office:value="1756">
            <text:p>1756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156]" office:value-type="string" office:string-value="Home">
            <text:p>Home</text:p>
          </table:table-cell>
          <table:table-cell table:formula="of:=[.B156]" office:value-type="string" office:string-value="Kent">
            <text:p>Kent</text:p>
          </table:table-cell>
          <table:table-cell office:value-type="float" office:value="1757">
            <text:p>175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57]" office:value-type="string" office:string-value="Home">
            <text:p>Home</text:p>
          </table:table-cell>
          <table:table-cell table:formula="of:=[.B157]" office:value-type="string" office:string-value="Kent">
            <text:p>Kent</text:p>
          </table:table-cell>
          <table:table-cell office:value-type="float" office:value="1758">
            <text:p>1758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formula="of:=[.A158]" office:value-type="string" office:string-value="Home">
            <text:p>Home</text:p>
          </table:table-cell>
          <table:table-cell table:formula="of:=[.B158]" office:value-type="string" office:string-value="Kent">
            <text:p>Kent</text:p>
          </table:table-cell>
          <table:table-cell office:value-type="float" office:value="1759">
            <text:p>1759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159]" office:value-type="string" office:string-value="Home">
            <text:p>Home</text:p>
          </table:table-cell>
          <table:table-cell table:formula="of:=[.B159]" office:value-type="string" office:string-value="Kent">
            <text:p>Kent</text:p>
          </table:table-cell>
          <table:table-cell office:value-type="float" office:value="1760">
            <text:p>1760</text:p>
          </table:table-cell>
          <table:table-cell table:number-columns-repeated="1021"/>
        </table:table-row>
        <table:table-row table:style-name="ro1">
          <table:table-cell table:formula="of:=[.A160]" office:value-type="string" office:string-value="Home">
            <text:p>Home</text:p>
          </table:table-cell>
          <table:table-cell table:formula="of:=[.B160]" office:value-type="string" office:string-value="Kent">
            <text:p>Kent</text:p>
          </table:table-cell>
          <table:table-cell office:value-type="float" office:value="1761">
            <text:p>1761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161]" office:value-type="string" office:string-value="Home">
            <text:p>Home</text:p>
          </table:table-cell>
          <table:table-cell table:formula="of:=[.B161]" office:value-type="string" office:string-value="Kent">
            <text:p>Kent</text:p>
          </table:table-cell>
          <table:table-cell office:value-type="float" office:value="1762">
            <text:p>1762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162]" office:value-type="string" office:string-value="Home">
            <text:p>Home</text:p>
          </table:table-cell>
          <table:table-cell table:formula="of:=[.B162]" office:value-type="string" office:string-value="Kent">
            <text:p>Kent</text:p>
          </table:table-cell>
          <table:table-cell office:value-type="float" office:value="1763">
            <text:p>1763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163]" office:value-type="string" office:string-value="Home">
            <text:p>Home</text:p>
          </table:table-cell>
          <table:table-cell table:formula="of:=[.B163]" office:value-type="string" office:string-value="Kent">
            <text:p>Kent</text:p>
          </table:table-cell>
          <table:table-cell office:value-type="float" office:value="1764">
            <text:p>1764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table:formula="of:=[.A164]" office:value-type="string" office:string-value="Home">
            <text:p>Home</text:p>
          </table:table-cell>
          <table:table-cell table:formula="of:=[.B164]" office:value-type="string" office:string-value="Kent">
            <text:p>Kent</text:p>
          </table:table-cell>
          <table:table-cell office:value-type="float" office:value="1765">
            <text:p>176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formula="of:=[.A165]" office:value-type="string" office:string-value="Home">
            <text:p>Home</text:p>
          </table:table-cell>
          <table:table-cell table:formula="of:=[.B165]" office:value-type="string" office:string-value="Kent">
            <text:p>Kent</text:p>
          </table:table-cell>
          <table:table-cell office:value-type="float" office:value="1766">
            <text:p>1766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1">
          <table:table-cell table:formula="of:=[.A166]" office:value-type="string" office:string-value="Home">
            <text:p>Home</text:p>
          </table:table-cell>
          <table:table-cell table:formula="of:=[.B166]" office:value-type="string" office:string-value="Kent">
            <text:p>Kent</text:p>
          </table:table-cell>
          <table:table-cell office:value-type="float" office:value="1767">
            <text:p>1767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167]" office:value-type="string" office:string-value="Home">
            <text:p>Home</text:p>
          </table:table-cell>
          <table:table-cell table:formula="of:=[.B167]" office:value-type="string" office:string-value="Kent">
            <text:p>Kent</text:p>
          </table:table-cell>
          <table:table-cell office:value-type="float" office:value="1768">
            <text:p>1768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formula="of:=[.A168]" office:value-type="string" office:string-value="Home">
            <text:p>Home</text:p>
          </table:table-cell>
          <table:table-cell table:formula="of:=[.B168]" office:value-type="string" office:string-value="Kent">
            <text:p>Kent</text:p>
          </table:table-cell>
          <table:table-cell office:value-type="float" office:value="1769">
            <text:p>1769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169]" office:value-type="string" office:string-value="Home">
            <text:p>Home</text:p>
          </table:table-cell>
          <table:table-cell table:formula="of:=[.B169]" office:value-type="string" office:string-value="Kent">
            <text:p>Kent</text:p>
          </table:table-cell>
          <table:table-cell office:value-type="float" office:value="1770">
            <text:p>1770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70]" office:value-type="string" office:string-value="Home">
            <text:p>Home</text:p>
          </table:table-cell>
          <table:table-cell table:formula="of:=[.B170]" office:value-type="string" office:string-value="Kent">
            <text:p>Kent</text:p>
          </table:table-cell>
          <table:table-cell office:value-type="float" office:value="1771">
            <text:p>177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.A171]" office:value-type="string" office:string-value="Home">
            <text:p>Home</text:p>
          </table:table-cell>
          <table:table-cell table:formula="of:=[.B171]" office:value-type="string" office:string-value="Kent">
            <text:p>Kent</text:p>
          </table:table-cell>
          <table:table-cell office:value-type="float" office:value="1772">
            <text:p>1772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172]" office:value-type="string" office:string-value="Home">
            <text:p>Home</text:p>
          </table:table-cell>
          <table:table-cell table:formula="of:=[.B172]" office:value-type="string" office:string-value="Kent">
            <text:p>Kent</text:p>
          </table:table-cell>
          <table:table-cell office:value-type="float" office:value="1773">
            <text:p>177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73]" office:value-type="string" office:string-value="Home">
            <text:p>Home</text:p>
          </table:table-cell>
          <table:table-cell table:formula="of:=[.B173]" office:value-type="string" office:string-value="Kent">
            <text:p>Kent</text:p>
          </table:table-cell>
          <table:table-cell office:value-type="float" office:value="1774">
            <text:p>1774</text:p>
          </table:table-cell>
          <table:table-cell table:number-columns-repeated="1021"/>
        </table:table-row>
        <table:table-row table:style-name="ro1">
          <table:table-cell table:formula="of:=[.A174]" office:value-type="string" office:string-value="Home">
            <text:p>Home</text:p>
          </table:table-cell>
          <table:table-cell table:formula="of:=[.B174]" office:value-type="string" office:string-value="Kent">
            <text:p>Kent</text:p>
          </table:table-cell>
          <table:table-cell office:value-type="float" office:value="1775">
            <text:p>1775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175]" office:value-type="string" office:string-value="Home">
            <text:p>Home</text:p>
          </table:table-cell>
          <table:table-cell table:formula="of:=[.B175]" office:value-type="string" office:string-value="Kent">
            <text:p>Kent</text:p>
          </table:table-cell>
          <table:table-cell office:value-type="float" office:value="1776">
            <text:p>1776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table:formula="of:=[.A176]" office:value-type="string" office:string-value="Home">
            <text:p>Home</text:p>
          </table:table-cell>
          <table:table-cell table:formula="of:=[.B176]" office:value-type="string" office:string-value="Kent">
            <text:p>Kent</text:p>
          </table:table-cell>
          <table:table-cell office:value-type="float" office:value="1777">
            <text:p>177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77]" office:value-type="string" office:string-value="Home">
            <text:p>Home</text:p>
          </table:table-cell>
          <table:table-cell table:formula="of:=[.B177]" office:value-type="string" office:string-value="Kent">
            <text:p>Kent</text:p>
          </table:table-cell>
          <table:table-cell office:value-type="float" office:value="1778">
            <text:p>177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78]" office:value-type="string" office:string-value="Home">
            <text:p>Home</text:p>
          </table:table-cell>
          <table:table-cell table:formula="of:=[.B178]" office:value-type="string" office:string-value="Kent">
            <text:p>Kent</text:p>
          </table:table-cell>
          <table:table-cell office:value-type="float" office:value="1779">
            <text:p>1779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179]" office:value-type="string" office:string-value="Home">
            <text:p>Home</text:p>
          </table:table-cell>
          <table:table-cell table:formula="of:=[.B179]" office:value-type="string" office:string-value="Kent">
            <text:p>Kent</text:p>
          </table:table-cell>
          <table:table-cell office:value-type="float" office:value="1780">
            <text:p>178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.A180]" office:value-type="string" office:string-value="Home">
            <text:p>Home</text:p>
          </table:table-cell>
          <table:table-cell table:formula="of:=[.B180]" office:value-type="string" office:string-value="Kent">
            <text:p>Kent</text:p>
          </table:table-cell>
          <table:table-cell office:value-type="float" office:value="1781">
            <text:p>1781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table:formula="of:=[.A181]" office:value-type="string" office:string-value="Home">
            <text:p>Home</text:p>
          </table:table-cell>
          <table:table-cell table:formula="of:=[.B181]" office:value-type="string" office:string-value="Kent">
            <text:p>Kent</text:p>
          </table:table-cell>
          <table:table-cell office:value-type="float" office:value="1782">
            <text:p>1782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formula="of:=[.A182]" office:value-type="string" office:string-value="Home">
            <text:p>Home</text:p>
          </table:table-cell>
          <table:table-cell table:formula="of:=[.B182]" office:value-type="string" office:string-value="Kent">
            <text:p>Kent</text:p>
          </table:table-cell>
          <table:table-cell office:value-type="float" office:value="1783">
            <text:p>1783</text:p>
          </table:table-cell>
          <table:table-cell office:value-type="float" office:value="9">
            <text:p>9</text:p>
          </table:table-cell>
          <table:table-cell table:number-columns-repeated="1020"/>
        </table:table-row>
        <table:table-row table:style-name="ro1">
          <table:table-cell table:formula="of:=[.A183]" office:value-type="string" office:string-value="Home">
            <text:p>Home</text:p>
          </table:table-cell>
          <table:table-cell table:formula="of:=[.B183]" office:value-type="string" office:string-value="Kent">
            <text:p>Kent</text:p>
          </table:table-cell>
          <table:table-cell office:value-type="float" office:value="1784">
            <text:p>1784</text:p>
          </table:table-cell>
          <table:table-cell office:value-type="float" office:value="10">
            <text:p>10</text:p>
          </table:table-cell>
          <table:table-cell table:number-columns-repeated="1020"/>
        </table:table-row>
        <table:table-row table:style-name="ro1">
          <table:table-cell table:formula="of:=[.A184]" office:value-type="string" office:string-value="Home">
            <text:p>Home</text:p>
          </table:table-cell>
          <table:table-cell table:formula="of:=[.B184]" office:value-type="string" office:string-value="Kent">
            <text:p>Kent</text:p>
          </table:table-cell>
          <table:table-cell office:value-type="float" office:value="1785">
            <text:p>178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.A185]" office:value-type="string" office:string-value="Home">
            <text:p>Home</text:p>
          </table:table-cell>
          <table:table-cell table:formula="of:=[.B185]" office:value-type="string" office:string-value="Kent">
            <text:p>Kent</text:p>
          </table:table-cell>
          <table:table-cell office:value-type="float" office:value="1786">
            <text:p>1786</text:p>
          </table:table-cell>
          <table:table-cell office:value-type="float" office:value="18">
            <text:p>18</text:p>
          </table:table-cell>
          <table:table-cell table:number-columns-repeated="1020"/>
        </table:table-row>
        <table:table-row table:style-name="ro1">
          <table:table-cell table:formula="of:=[.A186]" office:value-type="string" office:string-value="Home">
            <text:p>Home</text:p>
          </table:table-cell>
          <table:table-cell table:formula="of:=[.B186]" office:value-type="string" office:string-value="Kent">
            <text:p>Kent</text:p>
          </table:table-cell>
          <table:table-cell office:value-type="float" office:value="1787">
            <text:p>1787</text:p>
          </table:table-cell>
          <table:table-cell office:value-type="float" office:value="9">
            <text:p>9</text:p>
          </table:table-cell>
          <table:table-cell table:number-columns-repeated="1020"/>
        </table:table-row>
        <table:table-row table:style-name="ro1">
          <table:table-cell table:formula="of:=[.A187]" office:value-type="string" office:string-value="Home">
            <text:p>Home</text:p>
          </table:table-cell>
          <table:table-cell table:formula="of:=[.B187]" office:value-type="string" office:string-value="Kent">
            <text:p>Kent</text:p>
          </table:table-cell>
          <table:table-cell office:value-type="float" office:value="1788">
            <text:p>178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88]" office:value-type="string" office:string-value="Home">
            <text:p>Home</text:p>
          </table:table-cell>
          <table:table-cell table:formula="of:=[.B188]" office:value-type="string" office:string-value="Kent">
            <text:p>Kent</text:p>
          </table:table-cell>
          <table:table-cell office:value-type="float" office:value="1789">
            <text:p>1789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table:formula="of:=[.A189]" office:value-type="string" office:string-value="Home">
            <text:p>Home</text:p>
          </table:table-cell>
          <table:table-cell table:formula="of:=[.B189]" office:value-type="string" office:string-value="Kent">
            <text:p>Kent</text:p>
          </table:table-cell>
          <table:table-cell office:value-type="float" office:value="1790">
            <text:p>1790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190]" office:value-type="string" office:string-value="Home">
            <text:p>Home</text:p>
          </table:table-cell>
          <table:table-cell table:formula="of:=[.B190]" office:value-type="string" office:string-value="Kent">
            <text:p>Kent</text:p>
          </table:table-cell>
          <table:table-cell office:value-type="float" office:value="1791">
            <text:p>1791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191]" office:value-type="string" office:string-value="Home">
            <text:p>Home</text:p>
          </table:table-cell>
          <table:table-cell table:formula="of:=[.B191]" office:value-type="string" office:string-value="Kent">
            <text:p>Kent</text:p>
          </table:table-cell>
          <table:table-cell office:value-type="float" office:value="1792">
            <text:p>1792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table:formula="of:=[.A192]" office:value-type="string" office:string-value="Home">
            <text:p>Home</text:p>
          </table:table-cell>
          <table:table-cell table:formula="of:=[.B192]" office:value-type="string" office:string-value="Kent">
            <text:p>Kent</text:p>
          </table:table-cell>
          <table:table-cell office:value-type="float" office:value="1793">
            <text:p>1793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table:formula="of:=[.A193]" office:value-type="string" office:string-value="Home">
            <text:p>Home</text:p>
          </table:table-cell>
          <table:table-cell table:formula="of:=[.B193]" office:value-type="string" office:string-value="Kent">
            <text:p>Kent</text:p>
          </table:table-cell>
          <table:table-cell office:value-type="float" office:value="1794">
            <text:p>1794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94]" office:value-type="string" office:string-value="Home">
            <text:p>Home</text:p>
          </table:table-cell>
          <table:table-cell table:formula="of:=[.B194]" office:value-type="string" office:string-value="Kent">
            <text:p>Kent</text:p>
          </table:table-cell>
          <table:table-cell office:value-type="float" office:value="1795">
            <text:p>179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95]" office:value-type="string" office:string-value="Home">
            <text:p>Home</text:p>
          </table:table-cell>
          <table:table-cell table:formula="of:=[.B195]" office:value-type="string" office:string-value="Kent">
            <text:p>Kent</text:p>
          </table:table-cell>
          <table:table-cell office:value-type="float" office:value="1796">
            <text:p>1796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96]" office:value-type="string" office:string-value="Home">
            <text:p>Home</text:p>
          </table:table-cell>
          <table:table-cell table:formula="of:=[.B196]" office:value-type="string" office:string-value="Kent">
            <text:p>Kent</text:p>
          </table:table-cell>
          <table:table-cell office:value-type="float" office:value="1797">
            <text:p>1797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table:formula="of:=[.A197]" office:value-type="string" office:string-value="Home">
            <text:p>Home</text:p>
          </table:table-cell>
          <table:table-cell table:formula="of:=[.B197]" office:value-type="string" office:string-value="Kent">
            <text:p>Kent</text:p>
          </table:table-cell>
          <table:table-cell office:value-type="float" office:value="1798">
            <text:p>1798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table:formula="of:=[.A198]" office:value-type="string" office:string-value="Home">
            <text:p>Home</text:p>
          </table:table-cell>
          <table:table-cell table:formula="of:=[.B198]" office:value-type="string" office:string-value="Kent">
            <text:p>Kent</text:p>
          </table:table-cell>
          <table:table-cell office:value-type="float" office:value="1799">
            <text:p>179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.A199]" office:value-type="string" office:string-value="Home">
            <text:p>Home</text:p>
          </table:table-cell>
          <table:table-cell office:value-type="string">
            <text:p>Kent misc</text:p>
          </table:table-cell>
          <table:table-cell office:value-type="float" office:value="1745">
            <text:p>1745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200]" office:value-type="string" office:string-value="Home">
            <text:p>Home</text:p>
          </table:table-cell>
          <table:table-cell table:formula="of:=[.B200]" office:value-type="string" office:string-value="Kent misc">
            <text:p>Kent misc</text:p>
          </table:table-cell>
          <table:table-cell office:value-type="float" office:value="1754">
            <text:p>175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201]" office:value-type="string" office:string-value="Home">
            <text:p>Home</text:p>
          </table:table-cell>
          <table:table-cell table:formula="of:=[.B201]" office:value-type="string" office:string-value="Kent misc">
            <text:p>Kent misc</text:p>
          </table:table-cell>
          <table:table-cell office:value-type="float" office:value="1769">
            <text:p>1769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202]" office:value-type="string" office:string-value="Home">
            <text:p>Home</text:p>
          </table:table-cell>
          <table:table-cell table:formula="of:=[.B202]" office:value-type="string" office:string-value="Kent misc">
            <text:p>Kent misc</text:p>
          </table:table-cell>
          <table:table-cell office:value-type="float" office:value="1799">
            <text:p>179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203]" office:value-type="string" office:string-value="Home">
            <text:p>Home</text:p>
          </table:table-cell>
          <table:table-cell table:formula="of:=[.B203]" office:value-type="string" office:string-value="Kent misc">
            <text:p>Kent misc</text:p>
          </table:table-cell>
          <table:table-cell office:value-type="float" office:value="1743">
            <text:p>174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204]" office:value-type="string" office:string-value="Home">
            <text:p>Home</text:p>
          </table:table-cell>
          <table:table-cell table:formula="of:=[.B204]" office:value-type="string" office:string-value="Kent misc">
            <text:p>Kent misc</text:p>
          </table:table-cell>
          <table:table-cell office:value-type="float" office:value="1785">
            <text:p>1785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205]" office:value-type="string" office:string-value="Home">
            <text:p>Home</text:p>
          </table:table-cell>
          <table:table-cell office:value-type="string">
            <text:p>Surry</text:p>
          </table:table-cell>
          <table:table-cell office:value-type="float" office:value="1735">
            <text:p>1735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SUM([.D206:.D270])" office:value-type="float" office:value="333">
            <text:p>333</text:p>
          </table:table-cell>
          <table:table-cell table:formula="of:=SUM([.E206:.E270])" office:value-type="float" office:value="14">
            <text:p>14</text:p>
          </table:table-cell>
          <table:table-cell table:number-columns-repeated="1016"/>
        </table:table-row>
        <table:table-row table:style-name="ro1">
          <table:table-cell table:formula="of:=[.A206]" office:value-type="string" office:string-value="Home">
            <text:p>Home</text:p>
          </table:table-cell>
          <table:table-cell table:formula="of:=[.B206]" office:value-type="string" office:string-value="Surry">
            <text:p>Surry</text:p>
          </table:table-cell>
          <table:table-cell office:value-type="float" office:value="1736">
            <text:p>1736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formula="of:=[.A207]" office:value-type="string" office:string-value="Home">
            <text:p>Home</text:p>
          </table:table-cell>
          <table:table-cell table:formula="of:=[.B207]" office:value-type="string" office:string-value="Surry">
            <text:p>Surry</text:p>
          </table:table-cell>
          <table:table-cell office:value-type="float" office:value="1737">
            <text:p>1737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208]" office:value-type="string" office:string-value="Home">
            <text:p>Home</text:p>
          </table:table-cell>
          <table:table-cell table:formula="of:=[.B208]" office:value-type="string" office:string-value="Surry">
            <text:p>Surry</text:p>
          </table:table-cell>
          <table:table-cell office:value-type="float" office:value="1738">
            <text:p>1738</text:p>
          </table:table-cell>
          <table:table-cell office:value-type="float" office:value="13">
            <text:p>13</text:p>
          </table:table-cell>
          <table:table-cell table:number-columns-repeated="1020"/>
        </table:table-row>
        <table:table-row table:style-name="ro1">
          <table:table-cell table:formula="of:=[.A209]" office:value-type="string" office:string-value="Home">
            <text:p>Home</text:p>
          </table:table-cell>
          <table:table-cell table:formula="of:=[.B209]" office:value-type="string" office:string-value="Surry">
            <text:p>Surry</text:p>
          </table:table-cell>
          <table:table-cell office:value-type="float" office:value="1739">
            <text:p>1739</text:p>
          </table:table-cell>
          <table:table-cell office:value-type="float" office:value="10">
            <text:p>10</text:p>
          </table:table-cell>
          <table:table-cell table:number-columns-repeated="1020"/>
        </table:table-row>
        <table:table-row table:style-name="ro1">
          <table:table-cell table:formula="of:=[.A210]" office:value-type="string" office:string-value="Home">
            <text:p>Home</text:p>
          </table:table-cell>
          <table:table-cell table:formula="of:=[.B210]" office:value-type="string" office:string-value="Surry">
            <text:p>Surry</text:p>
          </table:table-cell>
          <table:table-cell office:value-type="float" office:value="1740">
            <text:p>1740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table:formula="of:=[.A211]" office:value-type="string" office:string-value="Home">
            <text:p>Home</text:p>
          </table:table-cell>
          <table:table-cell table:formula="of:=[.B211]" office:value-type="string" office:string-value="Surry">
            <text:p>Surry</text:p>
          </table:table-cell>
          <table:table-cell office:value-type="float" office:value="1741">
            <text:p>1741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212]" office:value-type="string" office:string-value="Home">
            <text:p>Home</text:p>
          </table:table-cell>
          <table:table-cell table:formula="of:=[.B212]" office:value-type="string" office:string-value="Surry">
            <text:p>Surry</text:p>
          </table:table-cell>
          <table:table-cell office:value-type="float" office:value="1742">
            <text:p>174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formula="of:=[.A213]" office:value-type="string" office:string-value="Home">
            <text:p>Home</text:p>
          </table:table-cell>
          <table:table-cell table:formula="of:=[.B213]" office:value-type="string" office:string-value="Surry">
            <text:p>Surry</text:p>
          </table:table-cell>
          <table:table-cell office:value-type="float" office:value="1743">
            <text:p>1743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table:formula="of:=[.A214]" office:value-type="string" office:string-value="Home">
            <text:p>Home</text:p>
          </table:table-cell>
          <table:table-cell table:formula="of:=[.B214]" office:value-type="string" office:string-value="Surry">
            <text:p>Surry</text:p>
          </table:table-cell>
          <table:table-cell office:value-type="float" office:value="1744">
            <text:p>1744</text:p>
          </table:table-cell>
          <table:table-cell/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table:formula="of:=[.A215]" office:value-type="string" office:string-value="Home">
            <text:p>Home</text:p>
          </table:table-cell>
          <table:table-cell table:formula="of:=[.B215]" office:value-type="string" office:string-value="Surry">
            <text:p>Surry</text:p>
          </table:table-cell>
          <table:table-cell office:value-type="float" office:value="1745">
            <text:p>1745</text:p>
          </table:table-cell>
          <table:table-cell table:number-columns-repeated="1021"/>
        </table:table-row>
        <table:table-row table:style-name="ro1">
          <table:table-cell table:formula="of:=[.A216]" office:value-type="string" office:string-value="Home">
            <text:p>Home</text:p>
          </table:table-cell>
          <table:table-cell table:formula="of:=[.B216]" office:value-type="string" office:string-value="Surry">
            <text:p>Surry</text:p>
          </table:table-cell>
          <table:table-cell office:value-type="float" office:value="1746">
            <text:p>1746</text:p>
          </table:table-cell>
          <table:table-cell table:number-columns-repeated="1021"/>
        </table:table-row>
        <table:table-row table:style-name="ro1">
          <table:table-cell table:formula="of:=[.A217]" office:value-type="string" office:string-value="Home">
            <text:p>Home</text:p>
          </table:table-cell>
          <table:table-cell table:formula="of:=[.B217]" office:value-type="string" office:string-value="Surry">
            <text:p>Surry</text:p>
          </table:table-cell>
          <table:table-cell office:value-type="float" office:value="1747">
            <text:p>174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.A218]" office:value-type="string" office:string-value="Home">
            <text:p>Home</text:p>
          </table:table-cell>
          <table:table-cell table:formula="of:=[.B218]" office:value-type="string" office:string-value="Surry">
            <text:p>Surry</text:p>
          </table:table-cell>
          <table:table-cell office:value-type="float" office:value="1748">
            <text:p>1748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219]" office:value-type="string" office:string-value="Home">
            <text:p>Home</text:p>
          </table:table-cell>
          <table:table-cell table:formula="of:=[.B219]" office:value-type="string" office:string-value="Surry">
            <text:p>Surry</text:p>
          </table:table-cell>
          <table:table-cell office:value-type="float" office:value="1749">
            <text:p>1749</text:p>
          </table:table-cell>
          <table:table-cell office:value-type="float" office:value="10">
            <text:p>10</text:p>
          </table:table-cell>
          <table:table-cell table:number-columns-repeated="1020"/>
        </table:table-row>
        <table:table-row table:style-name="ro1">
          <table:table-cell table:formula="of:=[.A220]" office:value-type="string" office:string-value="Home">
            <text:p>Home</text:p>
          </table:table-cell>
          <table:table-cell table:formula="of:=[.B220]" office:value-type="string" office:string-value="Surry">
            <text:p>Surry</text:p>
          </table:table-cell>
          <table:table-cell office:value-type="float" office:value="1750">
            <text:p>175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.A221]" office:value-type="string" office:string-value="Home">
            <text:p>Home</text:p>
          </table:table-cell>
          <table:table-cell table:formula="of:=[.B221]" office:value-type="string" office:string-value="Surry">
            <text:p>Surry</text:p>
          </table:table-cell>
          <table:table-cell office:value-type="float" office:value="1751">
            <text:p>1751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table:formula="of:=[.A222]" office:value-type="string" office:string-value="Home">
            <text:p>Home</text:p>
          </table:table-cell>
          <table:table-cell table:formula="of:=[.B222]" office:value-type="string" office:string-value="Surry">
            <text:p>Surry</text:p>
          </table:table-cell>
          <table:table-cell office:value-type="float" office:value="1752">
            <text:p>1752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table:formula="of:=[.A223]" office:value-type="string" office:string-value="Home">
            <text:p>Home</text:p>
          </table:table-cell>
          <table:table-cell table:formula="of:=[.B223]" office:value-type="string" office:string-value="Surry">
            <text:p>Surry</text:p>
          </table:table-cell>
          <table:table-cell office:value-type="float" office:value="1753">
            <text:p>1753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table:formula="of:=[.A224]" office:value-type="string" office:string-value="Home">
            <text:p>Home</text:p>
          </table:table-cell>
          <table:table-cell table:formula="of:=[.B224]" office:value-type="string" office:string-value="Surry">
            <text:p>Surry</text:p>
          </table:table-cell>
          <table:table-cell office:value-type="float" office:value="1754">
            <text:p>1754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table:formula="of:=[.A225]" office:value-type="string" office:string-value="Home">
            <text:p>Home</text:p>
          </table:table-cell>
          <table:table-cell table:formula="of:=[.B225]" office:value-type="string" office:string-value="Surry">
            <text:p>Surry</text:p>
          </table:table-cell>
          <table:table-cell office:value-type="float" office:value="1755">
            <text:p>1755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226]" office:value-type="string" office:string-value="Home">
            <text:p>Home</text:p>
          </table:table-cell>
          <table:table-cell table:formula="of:=[.B226]" office:value-type="string" office:string-value="Surry">
            <text:p>Surry</text:p>
          </table:table-cell>
          <table:table-cell office:value-type="float" office:value="1756">
            <text:p>1756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227]" office:value-type="string" office:string-value="Home">
            <text:p>Home</text:p>
          </table:table-cell>
          <table:table-cell table:formula="of:=[.B227]" office:value-type="string" office:string-value="Surry">
            <text:p>Surry</text:p>
          </table:table-cell>
          <table:table-cell office:value-type="float" office:value="1757">
            <text:p>175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.A228]" office:value-type="string" office:string-value="Home">
            <text:p>Home</text:p>
          </table:table-cell>
          <table:table-cell table:formula="of:=[.B228]" office:value-type="string" office:string-value="Surry">
            <text:p>Surry</text:p>
          </table:table-cell>
          <table:table-cell office:value-type="float" office:value="1758">
            <text:p>1758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229]" office:value-type="string" office:string-value="Home">
            <text:p>Home</text:p>
          </table:table-cell>
          <table:table-cell table:formula="of:=[.B229]" office:value-type="string" office:string-value="Surry">
            <text:p>Surry</text:p>
          </table:table-cell>
          <table:table-cell office:value-type="float" office:value="1759">
            <text:p>1759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230]" office:value-type="string" office:string-value="Home">
            <text:p>Home</text:p>
          </table:table-cell>
          <table:table-cell table:formula="of:=[.B230]" office:value-type="string" office:string-value="Surry">
            <text:p>Surry</text:p>
          </table:table-cell>
          <table:table-cell office:value-type="float" office:value="1760">
            <text:p>1760</text:p>
          </table:table-cell>
          <table:table-cell table:number-columns-repeated="1021"/>
        </table:table-row>
        <table:table-row table:style-name="ro1">
          <table:table-cell table:formula="of:=[.A231]" office:value-type="string" office:string-value="Home">
            <text:p>Home</text:p>
          </table:table-cell>
          <table:table-cell table:formula="of:=[.B231]" office:value-type="string" office:string-value="Surry">
            <text:p>Surry</text:p>
          </table:table-cell>
          <table:table-cell office:value-type="float" office:value="1761">
            <text:p>176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232]" office:value-type="string" office:string-value="Home">
            <text:p>Home</text:p>
          </table:table-cell>
          <table:table-cell table:formula="of:=[.B232]" office:value-type="string" office:string-value="Surry">
            <text:p>Surry</text:p>
          </table:table-cell>
          <table:table-cell office:value-type="float" office:value="1762">
            <text:p>1762</text:p>
          </table:table-cell>
          <table:table-cell table:number-columns-repeated="1021"/>
        </table:table-row>
        <table:table-row table:style-name="ro1">
          <table:table-cell table:formula="of:=[.A233]" office:value-type="string" office:string-value="Home">
            <text:p>Home</text:p>
          </table:table-cell>
          <table:table-cell table:formula="of:=[.B233]" office:value-type="string" office:string-value="Surry">
            <text:p>Surry</text:p>
          </table:table-cell>
          <table:table-cell office:value-type="float" office:value="1763">
            <text:p>1763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234]" office:value-type="string" office:string-value="Home">
            <text:p>Home</text:p>
          </table:table-cell>
          <table:table-cell table:formula="of:=[.B234]" office:value-type="string" office:string-value="Surry">
            <text:p>Surry</text:p>
          </table:table-cell>
          <table:table-cell office:value-type="float" office:value="1764">
            <text:p>1764</text:p>
          </table:table-cell>
          <table:table-cell office:value-type="float" office:value="10">
            <text:p>10</text:p>
          </table:table-cell>
          <table:table-cell table:number-columns-repeated="1020"/>
        </table:table-row>
        <table:table-row table:style-name="ro1">
          <table:table-cell table:formula="of:=[.A235]" office:value-type="string" office:string-value="Home">
            <text:p>Home</text:p>
          </table:table-cell>
          <table:table-cell table:formula="of:=[.B235]" office:value-type="string" office:string-value="Surry">
            <text:p>Surry</text:p>
          </table:table-cell>
          <table:table-cell office:value-type="float" office:value="1765">
            <text:p>1765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236]" office:value-type="string" office:string-value="Home">
            <text:p>Home</text:p>
          </table:table-cell>
          <table:table-cell table:formula="of:=[.B236]" office:value-type="string" office:string-value="Surry">
            <text:p>Surry</text:p>
          </table:table-cell>
          <table:table-cell office:value-type="float" office:value="1766">
            <text:p>1766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237]" office:value-type="string" office:string-value="Home">
            <text:p>Home</text:p>
          </table:table-cell>
          <table:table-cell table:formula="of:=[.B237]" office:value-type="string" office:string-value="Surry">
            <text:p>Surry</text:p>
          </table:table-cell>
          <table:table-cell office:value-type="float" office:value="1767">
            <text:p>1767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238]" office:value-type="string" office:string-value="Home">
            <text:p>Home</text:p>
          </table:table-cell>
          <table:table-cell table:formula="of:=[.B238]" office:value-type="string" office:string-value="Surry">
            <text:p>Surry</text:p>
          </table:table-cell>
          <table:table-cell office:value-type="float" office:value="1768">
            <text:p>1768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formula="of:=[.A239]" office:value-type="string" office:string-value="Home">
            <text:p>Home</text:p>
          </table:table-cell>
          <table:table-cell table:formula="of:=[.B239]" office:value-type="string" office:string-value="Surry">
            <text:p>Surry</text:p>
          </table:table-cell>
          <table:table-cell office:value-type="float" office:value="1769">
            <text:p>176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240]" office:value-type="string" office:string-value="Home">
            <text:p>Home</text:p>
          </table:table-cell>
          <table:table-cell table:formula="of:=[.B240]" office:value-type="string" office:string-value="Surry">
            <text:p>Surry</text:p>
          </table:table-cell>
          <table:table-cell office:value-type="float" office:value="1770">
            <text:p>1770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table:formula="of:=[.A241]" office:value-type="string" office:string-value="Home">
            <text:p>Home</text:p>
          </table:table-cell>
          <table:table-cell table:formula="of:=[.B241]" office:value-type="string" office:string-value="Surry">
            <text:p>Surry</text:p>
          </table:table-cell>
          <table:table-cell office:value-type="float" office:value="1771">
            <text:p>177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242]" office:value-type="string" office:string-value="Home">
            <text:p>Home</text:p>
          </table:table-cell>
          <table:table-cell table:formula="of:=[.B242]" office:value-type="string" office:string-value="Surry">
            <text:p>Surry</text:p>
          </table:table-cell>
          <table:table-cell office:value-type="float" office:value="1772">
            <text:p>1772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formula="of:=[.A243]" office:value-type="string" office:string-value="Home">
            <text:p>Home</text:p>
          </table:table-cell>
          <table:table-cell table:formula="of:=[.B243]" office:value-type="string" office:string-value="Surry">
            <text:p>Surry</text:p>
          </table:table-cell>
          <table:table-cell office:value-type="float" office:value="1773">
            <text:p>1773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244]" office:value-type="string" office:string-value="Home">
            <text:p>Home</text:p>
          </table:table-cell>
          <table:table-cell table:formula="of:=[.B244]" office:value-type="string" office:string-value="Surry">
            <text:p>Surry</text:p>
          </table:table-cell>
          <table:table-cell office:value-type="float" office:value="1774">
            <text:p>1774</text:p>
          </table:table-cell>
          <table:table-cell office:value-type="float" office:value="9">
            <text:p>9</text:p>
          </table:table-cell>
          <table:table-cell table:number-columns-repeated="1020"/>
        </table:table-row>
        <table:table-row table:style-name="ro1">
          <table:table-cell table:formula="of:=[.A245]" office:value-type="string" office:string-value="Home">
            <text:p>Home</text:p>
          </table:table-cell>
          <table:table-cell table:formula="of:=[.B245]" office:value-type="string" office:string-value="Surry">
            <text:p>Surry</text:p>
          </table:table-cell>
          <table:table-cell office:value-type="float" office:value="1775">
            <text:p>177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formula="of:=[.A246]" office:value-type="string" office:string-value="Home">
            <text:p>Home</text:p>
          </table:table-cell>
          <table:table-cell table:formula="of:=[.B246]" office:value-type="string" office:string-value="Surry">
            <text:p>Surry</text:p>
          </table:table-cell>
          <table:table-cell office:value-type="float" office:value="1776">
            <text:p>1776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table:formula="of:=[.A247]" office:value-type="string" office:string-value="Home">
            <text:p>Home</text:p>
          </table:table-cell>
          <table:table-cell table:formula="of:=[.B247]" office:value-type="string" office:string-value="Surry">
            <text:p>Surry</text:p>
          </table:table-cell>
          <table:table-cell office:value-type="float" office:value="1777">
            <text:p>177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248]" office:value-type="string" office:string-value="Home">
            <text:p>Home</text:p>
          </table:table-cell>
          <table:table-cell table:formula="of:=[.B248]" office:value-type="string" office:string-value="Surry">
            <text:p>Surry</text:p>
          </table:table-cell>
          <table:table-cell office:value-type="float" office:value="1778">
            <text:p>1778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table:formula="of:=[.A249]" office:value-type="string" office:string-value="Home">
            <text:p>Home</text:p>
          </table:table-cell>
          <table:table-cell table:formula="of:=[.B249]" office:value-type="string" office:string-value="Surry">
            <text:p>Surry</text:p>
          </table:table-cell>
          <table:table-cell office:value-type="float" office:value="1779">
            <text:p>177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.A250]" office:value-type="string" office:string-value="Home">
            <text:p>Home</text:p>
          </table:table-cell>
          <table:table-cell table:formula="of:=[.B250]" office:value-type="string" office:string-value="Surry">
            <text:p>Surry</text:p>
          </table:table-cell>
          <table:table-cell office:value-type="float" office:value="1780">
            <text:p>1780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table:formula="of:=[.A251]" office:value-type="string" office:string-value="Home">
            <text:p>Home</text:p>
          </table:table-cell>
          <table:table-cell table:formula="of:=[.B251]" office:value-type="string" office:string-value="Surry">
            <text:p>Surry</text:p>
          </table:table-cell>
          <table:table-cell office:value-type="float" office:value="1781">
            <text:p>178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252]" office:value-type="string" office:string-value="Home">
            <text:p>Home</text:p>
          </table:table-cell>
          <table:table-cell table:formula="of:=[.B252]" office:value-type="string" office:string-value="Surry">
            <text:p>Surry</text:p>
          </table:table-cell>
          <table:table-cell office:value-type="float" office:value="1782">
            <text:p>1782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253]" office:value-type="string" office:string-value="Home">
            <text:p>Home</text:p>
          </table:table-cell>
          <table:table-cell table:formula="of:=[.B253]" office:value-type="string" office:string-value="Surry">
            <text:p>Surry</text:p>
          </table:table-cell>
          <table:table-cell office:value-type="float" office:value="1783">
            <text:p>1783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table:formula="of:=[.A254]" office:value-type="string" office:string-value="Home">
            <text:p>Home</text:p>
          </table:table-cell>
          <table:table-cell table:formula="of:=[.B254]" office:value-type="string" office:string-value="Surry">
            <text:p>Surry</text:p>
          </table:table-cell>
          <table:table-cell office:value-type="float" office:value="1784">
            <text:p>1784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table:formula="of:=[.A255]" office:value-type="string" office:string-value="Home">
            <text:p>Home</text:p>
          </table:table-cell>
          <table:table-cell table:formula="of:=[.B255]" office:value-type="string" office:string-value="Surry">
            <text:p>Surry</text:p>
          </table:table-cell>
          <table:table-cell office:value-type="float" office:value="1785">
            <text:p>1785</text:p>
          </table:table-cell>
          <table:table-cell office:value-type="float" office:value="25">
            <text:p>25</text:p>
          </table:table-cell>
          <table:table-cell table:number-columns-repeated="1020"/>
        </table:table-row>
        <table:table-row table:style-name="ro1">
          <table:table-cell table:formula="of:=[.A256]" office:value-type="string" office:string-value="Home">
            <text:p>Home</text:p>
          </table:table-cell>
          <table:table-cell table:formula="of:=[.B256]" office:value-type="string" office:string-value="Surry">
            <text:p>Surry</text:p>
          </table:table-cell>
          <table:table-cell office:value-type="float" office:value="1786">
            <text:p>1786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table:formula="of:=[.A257]" office:value-type="string" office:string-value="Home">
            <text:p>Home</text:p>
          </table:table-cell>
          <table:table-cell table:formula="of:=[.B257]" office:value-type="string" office:string-value="Surry">
            <text:p>Surry</text:p>
          </table:table-cell>
          <table:table-cell office:value-type="float" office:value="1787">
            <text:p>178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.A258]" office:value-type="string" office:string-value="Home">
            <text:p>Home</text:p>
          </table:table-cell>
          <table:table-cell table:formula="of:=[.B258]" office:value-type="string" office:string-value="Surry">
            <text:p>Surry</text:p>
          </table:table-cell>
          <table:table-cell office:value-type="float" office:value="1788">
            <text:p>1788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formula="of:=[.A259]" office:value-type="string" office:string-value="Home">
            <text:p>Home</text:p>
          </table:table-cell>
          <table:table-cell table:formula="of:=[.B259]" office:value-type="string" office:string-value="Surry">
            <text:p>Surry</text:p>
          </table:table-cell>
          <table:table-cell office:value-type="float" office:value="1789">
            <text:p>1789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260]" office:value-type="string" office:string-value="Home">
            <text:p>Home</text:p>
          </table:table-cell>
          <table:table-cell table:formula="of:=[.B260]" office:value-type="string" office:string-value="Surry">
            <text:p>Surry</text:p>
          </table:table-cell>
          <table:table-cell office:value-type="float" office:value="1790">
            <text:p>1790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formula="of:=[.A261]" office:value-type="string" office:string-value="Home">
            <text:p>Home</text:p>
          </table:table-cell>
          <table:table-cell table:formula="of:=[.B261]" office:value-type="string" office:string-value="Surry">
            <text:p>Surry</text:p>
          </table:table-cell>
          <table:table-cell office:value-type="float" office:value="1791">
            <text:p>1791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262]" office:value-type="string" office:string-value="Home">
            <text:p>Home</text:p>
          </table:table-cell>
          <table:table-cell table:formula="of:=[.B262]" office:value-type="string" office:string-value="Surry">
            <text:p>Surry</text:p>
          </table:table-cell>
          <table:table-cell office:value-type="float" office:value="1792">
            <text:p>1792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formula="of:=[.A263]" office:value-type="string" office:string-value="Home">
            <text:p>Home</text:p>
          </table:table-cell>
          <table:table-cell table:formula="of:=[.B263]" office:value-type="string" office:string-value="Surry">
            <text:p>Surry</text:p>
          </table:table-cell>
          <table:table-cell office:value-type="float" office:value="1793">
            <text:p>1793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264]" office:value-type="string" office:string-value="Home">
            <text:p>Home</text:p>
          </table:table-cell>
          <table:table-cell table:formula="of:=[.B264]" office:value-type="string" office:string-value="Surry">
            <text:p>Surry</text:p>
          </table:table-cell>
          <table:table-cell office:value-type="float" office:value="1794">
            <text:p>1794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265]" office:value-type="string" office:string-value="Home">
            <text:p>Home</text:p>
          </table:table-cell>
          <table:table-cell table:formula="of:=[.B265]" office:value-type="string" office:string-value="Surry">
            <text:p>Surry</text:p>
          </table:table-cell>
          <table:table-cell office:value-type="float" office:value="1795">
            <text:p>1795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formula="of:=[.A266]" office:value-type="string" office:string-value="Home">
            <text:p>Home</text:p>
          </table:table-cell>
          <table:table-cell table:formula="of:=[.B266]" office:value-type="string" office:string-value="Surry">
            <text:p>Surry</text:p>
          </table:table-cell>
          <table:table-cell office:value-type="float" office:value="1796">
            <text:p>1796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table:formula="of:=[.A267]" office:value-type="string" office:string-value="Home">
            <text:p>Home</text:p>
          </table:table-cell>
          <table:table-cell table:formula="of:=[.B267]" office:value-type="string" office:string-value="Surry">
            <text:p>Surry</text:p>
          </table:table-cell>
          <table:table-cell office:value-type="float" office:value="1797">
            <text:p>1797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table:formula="of:=[.A268]" office:value-type="string" office:string-value="Home">
            <text:p>Home</text:p>
          </table:table-cell>
          <table:table-cell table:formula="of:=[.B268]" office:value-type="string" office:string-value="Surry">
            <text:p>Surry</text:p>
          </table:table-cell>
          <table:table-cell office:value-type="float" office:value="1798">
            <text:p>179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.A269]" office:value-type="string" office:string-value="Home">
            <text:p>Home</text:p>
          </table:table-cell>
          <table:table-cell table:formula="of:=[.B269]" office:value-type="string" office:string-value="Surry">
            <text:p>Surry</text:p>
          </table:table-cell>
          <table:table-cell office:value-type="float" office:value="1799">
            <text:p>1799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270]" office:value-type="string" office:string-value="Home">
            <text:p>Home</text:p>
          </table:table-cell>
          <table:table-cell office:value-type="string">
            <text:p>Sussex</text:p>
          </table:table-cell>
          <table:table-cell office:value-type="float" office:value="1735">
            <text:p>1735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SUM([.D271:.D335])" office:value-type="float" office:value="88">
            <text:p>88</text:p>
          </table:table-cell>
          <table:table-cell table:formula="of:=SUM([.E271:.E335])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formula="of:=[.A271]" office:value-type="string" office:string-value="Home">
            <text:p>Home</text:p>
          </table:table-cell>
          <table:table-cell table:formula="of:=[.B271]" office:value-type="string" office:string-value="Sussex">
            <text:p>Sussex</text:p>
          </table:table-cell>
          <table:table-cell office:value-type="float" office:value="1736">
            <text:p>1736</text:p>
          </table:table-cell>
          <table:table-cell table:number-columns-repeated="1021"/>
        </table:table-row>
        <table:table-row table:style-name="ro1">
          <table:table-cell table:formula="of:=[.A272]" office:value-type="string" office:string-value="Home">
            <text:p>Home</text:p>
          </table:table-cell>
          <table:table-cell table:formula="of:=[.B272]" office:value-type="string" office:string-value="Sussex">
            <text:p>Sussex</text:p>
          </table:table-cell>
          <table:table-cell office:value-type="float" office:value="1737">
            <text:p>1737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273]" office:value-type="string" office:string-value="Home">
            <text:p>Home</text:p>
          </table:table-cell>
          <table:table-cell table:formula="of:=[.B273]" office:value-type="string" office:string-value="Sussex">
            <text:p>Sussex</text:p>
          </table:table-cell>
          <table:table-cell office:value-type="float" office:value="1738">
            <text:p>173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274]" office:value-type="string" office:string-value="Home">
            <text:p>Home</text:p>
          </table:table-cell>
          <table:table-cell table:formula="of:=[.B274]" office:value-type="string" office:string-value="Sussex">
            <text:p>Sussex</text:p>
          </table:table-cell>
          <table:table-cell office:value-type="float" office:value="1739">
            <text:p>1739</text:p>
          </table:table-cell>
          <table:table-cell table:number-columns-repeated="1021"/>
        </table:table-row>
        <table:table-row table:style-name="ro1">
          <table:table-cell table:formula="of:=[.A275]" office:value-type="string" office:string-value="Home">
            <text:p>Home</text:p>
          </table:table-cell>
          <table:table-cell table:formula="of:=[.B275]" office:value-type="string" office:string-value="Sussex">
            <text:p>Sussex</text:p>
          </table:table-cell>
          <table:table-cell office:value-type="float" office:value="1740">
            <text:p>1740</text:p>
          </table:table-cell>
          <table:table-cell/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formula="of:=[.A276]" office:value-type="string" office:string-value="Home">
            <text:p>Home</text:p>
          </table:table-cell>
          <table:table-cell table:formula="of:=[.B276]" office:value-type="string" office:string-value="Sussex">
            <text:p>Sussex</text:p>
          </table:table-cell>
          <table:table-cell office:value-type="float" office:value="1741">
            <text:p>174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table:formula="of:=[.A277]" office:value-type="string" office:string-value="Home">
            <text:p>Home</text:p>
          </table:table-cell>
          <table:table-cell table:formula="of:=[.B277]" office:value-type="string" office:string-value="Sussex">
            <text:p>Sussex</text:p>
          </table:table-cell>
          <table:table-cell office:value-type="float" office:value="1742">
            <text:p>1742</text:p>
          </table:table-cell>
          <table:table-cell/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table:formula="of:=[.A278]" office:value-type="string" office:string-value="Home">
            <text:p>Home</text:p>
          </table:table-cell>
          <table:table-cell table:formula="of:=[.B278]" office:value-type="string" office:string-value="Sussex">
            <text:p>Sussex</text:p>
          </table:table-cell>
          <table:table-cell office:value-type="float" office:value="1743">
            <text:p>1743</text:p>
          </table:table-cell>
          <table:table-cell table:number-columns-repeated="1021"/>
        </table:table-row>
        <table:table-row table:style-name="ro1">
          <table:table-cell table:formula="of:=[.A279]" office:value-type="string" office:string-value="Home">
            <text:p>Home</text:p>
          </table:table-cell>
          <table:table-cell table:formula="of:=[.B279]" office:value-type="string" office:string-value="Sussex">
            <text:p>Sussex</text:p>
          </table:table-cell>
          <table:table-cell office:value-type="float" office:value="1744">
            <text:p>174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.A280]" office:value-type="string" office:string-value="Home">
            <text:p>Home</text:p>
          </table:table-cell>
          <table:table-cell table:formula="of:=[.B280]" office:value-type="string" office:string-value="Sussex">
            <text:p>Sussex</text:p>
          </table:table-cell>
          <table:table-cell office:value-type="float" office:value="1745">
            <text:p>1745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281]" office:value-type="string" office:string-value="Home">
            <text:p>Home</text:p>
          </table:table-cell>
          <table:table-cell table:formula="of:=[.B281]" office:value-type="string" office:string-value="Sussex">
            <text:p>Sussex</text:p>
          </table:table-cell>
          <table:table-cell office:value-type="float" office:value="1746">
            <text:p>1746</text:p>
          </table:table-cell>
          <table:table-cell table:number-columns-repeated="1021"/>
        </table:table-row>
        <table:table-row table:style-name="ro1">
          <table:table-cell table:formula="of:=[.A282]" office:value-type="string" office:string-value="Home">
            <text:p>Home</text:p>
          </table:table-cell>
          <table:table-cell table:formula="of:=[.B282]" office:value-type="string" office:string-value="Sussex">
            <text:p>Sussex</text:p>
          </table:table-cell>
          <table:table-cell office:value-type="float" office:value="1747">
            <text:p>1747</text:p>
          </table:table-cell>
          <table:table-cell table:number-columns-repeated="1021"/>
        </table:table-row>
        <table:table-row table:style-name="ro1">
          <table:table-cell table:formula="of:=[.A283]" office:value-type="string" office:string-value="Home">
            <text:p>Home</text:p>
          </table:table-cell>
          <table:table-cell table:formula="of:=[.B283]" office:value-type="string" office:string-value="Sussex">
            <text:p>Sussex</text:p>
          </table:table-cell>
          <table:table-cell office:value-type="float" office:value="1748">
            <text:p>174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284]" office:value-type="string" office:string-value="Home">
            <text:p>Home</text:p>
          </table:table-cell>
          <table:table-cell table:formula="of:=[.B284]" office:value-type="string" office:string-value="Sussex">
            <text:p>Sussex</text:p>
          </table:table-cell>
          <table:table-cell office:value-type="float" office:value="1749">
            <text:p>1749</text:p>
          </table:table-cell>
          <table:table-cell office:value-type="float" office:value="15">
            <text:p>15</text:p>
          </table:table-cell>
          <table:table-cell table:number-columns-repeated="1020"/>
        </table:table-row>
        <table:table-row table:style-name="ro1">
          <table:table-cell table:formula="of:=[.A285]" office:value-type="string" office:string-value="Home">
            <text:p>Home</text:p>
          </table:table-cell>
          <table:table-cell table:formula="of:=[.B285]" office:value-type="string" office:string-value="Sussex">
            <text:p>Sussex</text:p>
          </table:table-cell>
          <table:table-cell office:value-type="float" office:value="1750">
            <text:p>175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.A286]" office:value-type="string" office:string-value="Home">
            <text:p>Home</text:p>
          </table:table-cell>
          <table:table-cell table:formula="of:=[.B286]" office:value-type="string" office:string-value="Sussex">
            <text:p>Sussex</text:p>
          </table:table-cell>
          <table:table-cell office:value-type="float" office:value="1751">
            <text:p>1751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287]" office:value-type="string" office:string-value="Home">
            <text:p>Home</text:p>
          </table:table-cell>
          <table:table-cell table:formula="of:=[.B287]" office:value-type="string" office:string-value="Sussex">
            <text:p>Sussex</text:p>
          </table:table-cell>
          <table:table-cell office:value-type="float" office:value="1752">
            <text:p>1752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288]" office:value-type="string" office:string-value="Home">
            <text:p>Home</text:p>
          </table:table-cell>
          <table:table-cell table:formula="of:=[.B288]" office:value-type="string" office:string-value="Sussex">
            <text:p>Sussex</text:p>
          </table:table-cell>
          <table:table-cell office:value-type="float" office:value="1753">
            <text:p>1753</text:p>
          </table:table-cell>
          <table:table-cell table:number-columns-repeated="1021"/>
        </table:table-row>
        <table:table-row table:style-name="ro1">
          <table:table-cell table:formula="of:=[.A289]" office:value-type="string" office:string-value="Home">
            <text:p>Home</text:p>
          </table:table-cell>
          <table:table-cell table:formula="of:=[.B289]" office:value-type="string" office:string-value="Sussex">
            <text:p>Sussex</text:p>
          </table:table-cell>
          <table:table-cell office:value-type="float" office:value="1754">
            <text:p>1754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290]" office:value-type="string" office:string-value="Home">
            <text:p>Home</text:p>
          </table:table-cell>
          <table:table-cell table:formula="of:=[.B290]" office:value-type="string" office:string-value="Sussex">
            <text:p>Sussex</text:p>
          </table:table-cell>
          <table:table-cell office:value-type="float" office:value="1755">
            <text:p>1755</text:p>
          </table:table-cell>
          <table:table-cell table:number-columns-repeated="1021"/>
        </table:table-row>
        <table:table-row table:style-name="ro1">
          <table:table-cell table:formula="of:=[.A291]" office:value-type="string" office:string-value="Home">
            <text:p>Home</text:p>
          </table:table-cell>
          <table:table-cell table:formula="of:=[.B291]" office:value-type="string" office:string-value="Sussex">
            <text:p>Sussex</text:p>
          </table:table-cell>
          <table:table-cell office:value-type="float" office:value="1756">
            <text:p>1756</text:p>
          </table:table-cell>
          <table:table-cell table:number-columns-repeated="1021"/>
        </table:table-row>
        <table:table-row table:style-name="ro1">
          <table:table-cell table:formula="of:=[.A292]" office:value-type="string" office:string-value="Home">
            <text:p>Home</text:p>
          </table:table-cell>
          <table:table-cell table:formula="of:=[.B292]" office:value-type="string" office:string-value="Sussex">
            <text:p>Sussex</text:p>
          </table:table-cell>
          <table:table-cell office:value-type="float" office:value="1757">
            <text:p>1757</text:p>
          </table:table-cell>
          <table:table-cell table:number-columns-repeated="1021"/>
        </table:table-row>
        <table:table-row table:style-name="ro1">
          <table:table-cell table:formula="of:=[.A293]" office:value-type="string" office:string-value="Home">
            <text:p>Home</text:p>
          </table:table-cell>
          <table:table-cell table:formula="of:=[.B293]" office:value-type="string" office:string-value="Sussex">
            <text:p>Sussex</text:p>
          </table:table-cell>
          <table:table-cell office:value-type="float" office:value="1758">
            <text:p>1758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294]" office:value-type="string" office:string-value="Home">
            <text:p>Home</text:p>
          </table:table-cell>
          <table:table-cell table:formula="of:=[.B294]" office:value-type="string" office:string-value="Sussex">
            <text:p>Sussex</text:p>
          </table:table-cell>
          <table:table-cell office:value-type="float" office:value="1759">
            <text:p>175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295]" office:value-type="string" office:string-value="Home">
            <text:p>Home</text:p>
          </table:table-cell>
          <table:table-cell table:formula="of:=[.B295]" office:value-type="string" office:string-value="Sussex">
            <text:p>Sussex</text:p>
          </table:table-cell>
          <table:table-cell office:value-type="float" office:value="1760">
            <text:p>176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296]" office:value-type="string" office:string-value="Home">
            <text:p>Home</text:p>
          </table:table-cell>
          <table:table-cell table:formula="of:=[.B296]" office:value-type="string" office:string-value="Sussex">
            <text:p>Sussex</text:p>
          </table:table-cell>
          <table:table-cell office:value-type="float" office:value="1761">
            <text:p>1761</text:p>
          </table:table-cell>
          <table:table-cell table:number-columns-repeated="1021"/>
        </table:table-row>
        <table:table-row table:style-name="ro1">
          <table:table-cell table:formula="of:=[.A297]" office:value-type="string" office:string-value="Home">
            <text:p>Home</text:p>
          </table:table-cell>
          <table:table-cell table:formula="of:=[.B297]" office:value-type="string" office:string-value="Sussex">
            <text:p>Sussex</text:p>
          </table:table-cell>
          <table:table-cell office:value-type="float" office:value="1762">
            <text:p>1762</text:p>
          </table:table-cell>
          <table:table-cell table:number-columns-repeated="1021"/>
        </table:table-row>
        <table:table-row table:style-name="ro1">
          <table:table-cell table:formula="of:=[.A298]" office:value-type="string" office:string-value="Home">
            <text:p>Home</text:p>
          </table:table-cell>
          <table:table-cell table:formula="of:=[.B298]" office:value-type="string" office:string-value="Sussex">
            <text:p>Sussex</text:p>
          </table:table-cell>
          <table:table-cell office:value-type="float" office:value="1763">
            <text:p>1763</text:p>
          </table:table-cell>
          <table:table-cell table:number-columns-repeated="1021"/>
        </table:table-row>
        <table:table-row table:style-name="ro1">
          <table:table-cell table:formula="of:=[.A299]" office:value-type="string" office:string-value="Home">
            <text:p>Home</text:p>
          </table:table-cell>
          <table:table-cell table:formula="of:=[.B299]" office:value-type="string" office:string-value="Sussex">
            <text:p>Sussex</text:p>
          </table:table-cell>
          <table:table-cell office:value-type="float" office:value="1764">
            <text:p>176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300]" office:value-type="string" office:string-value="Home">
            <text:p>Home</text:p>
          </table:table-cell>
          <table:table-cell table:formula="of:=[.B300]" office:value-type="string" office:string-value="Sussex">
            <text:p>Sussex</text:p>
          </table:table-cell>
          <table:table-cell office:value-type="float" office:value="1765">
            <text:p>1765</text:p>
          </table:table-cell>
          <table:table-cell table:number-columns-repeated="1021"/>
        </table:table-row>
        <table:table-row table:style-name="ro1">
          <table:table-cell table:formula="of:=[.A301]" office:value-type="string" office:string-value="Home">
            <text:p>Home</text:p>
          </table:table-cell>
          <table:table-cell table:formula="of:=[.B301]" office:value-type="string" office:string-value="Sussex">
            <text:p>Sussex</text:p>
          </table:table-cell>
          <table:table-cell office:value-type="float" office:value="1766">
            <text:p>1766</text:p>
          </table:table-cell>
          <table:table-cell table:number-columns-repeated="1021"/>
        </table:table-row>
        <table:table-row table:style-name="ro1">
          <table:table-cell table:formula="of:=[.A302]" office:value-type="string" office:string-value="Home">
            <text:p>Home</text:p>
          </table:table-cell>
          <table:table-cell table:formula="of:=[.B302]" office:value-type="string" office:string-value="Sussex">
            <text:p>Sussex</text:p>
          </table:table-cell>
          <table:table-cell office:value-type="float" office:value="1767">
            <text:p>1767</text:p>
          </table:table-cell>
          <table:table-cell table:number-columns-repeated="1021"/>
        </table:table-row>
        <table:table-row table:style-name="ro1">
          <table:table-cell table:formula="of:=[.A303]" office:value-type="string" office:string-value="Home">
            <text:p>Home</text:p>
          </table:table-cell>
          <table:table-cell table:formula="of:=[.B303]" office:value-type="string" office:string-value="Sussex">
            <text:p>Sussex</text:p>
          </table:table-cell>
          <table:table-cell office:value-type="float" office:value="1768">
            <text:p>1768</text:p>
          </table:table-cell>
          <table:table-cell table:number-columns-repeated="1021"/>
        </table:table-row>
        <table:table-row table:style-name="ro1">
          <table:table-cell table:formula="of:=[.A304]" office:value-type="string" office:string-value="Home">
            <text:p>Home</text:p>
          </table:table-cell>
          <table:table-cell table:formula="of:=[.B304]" office:value-type="string" office:string-value="Sussex">
            <text:p>Sussex</text:p>
          </table:table-cell>
          <table:table-cell office:value-type="float" office:value="1769">
            <text:p>176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305]" office:value-type="string" office:string-value="Home">
            <text:p>Home</text:p>
          </table:table-cell>
          <table:table-cell table:formula="of:=[.B305]" office:value-type="string" office:string-value="Sussex">
            <text:p>Sussex</text:p>
          </table:table-cell>
          <table:table-cell office:value-type="float" office:value="1770">
            <text:p>1770</text:p>
          </table:table-cell>
          <table:table-cell table:number-columns-repeated="1021"/>
        </table:table-row>
        <table:table-row table:style-name="ro1">
          <table:table-cell table:formula="of:=[.A306]" office:value-type="string" office:string-value="Home">
            <text:p>Home</text:p>
          </table:table-cell>
          <table:table-cell table:formula="of:=[.B306]" office:value-type="string" office:string-value="Sussex">
            <text:p>Sussex</text:p>
          </table:table-cell>
          <table:table-cell office:value-type="float" office:value="1771">
            <text:p>177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307]" office:value-type="string" office:string-value="Home">
            <text:p>Home</text:p>
          </table:table-cell>
          <table:table-cell table:formula="of:=[.B307]" office:value-type="string" office:string-value="Sussex">
            <text:p>Sussex</text:p>
          </table:table-cell>
          <table:table-cell office:value-type="float" office:value="1772">
            <text:p>1772</text:p>
          </table:table-cell>
          <table:table-cell table:number-columns-repeated="1021"/>
        </table:table-row>
        <table:table-row table:style-name="ro1">
          <table:table-cell table:formula="of:=[.A308]" office:value-type="string" office:string-value="Home">
            <text:p>Home</text:p>
          </table:table-cell>
          <table:table-cell table:formula="of:=[.B308]" office:value-type="string" office:string-value="Sussex">
            <text:p>Sussex</text:p>
          </table:table-cell>
          <table:table-cell office:value-type="float" office:value="1773">
            <text:p>1773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309]" office:value-type="string" office:string-value="Home">
            <text:p>Home</text:p>
          </table:table-cell>
          <table:table-cell table:formula="of:=[.B309]" office:value-type="string" office:string-value="Sussex">
            <text:p>Sussex</text:p>
          </table:table-cell>
          <table:table-cell office:value-type="float" office:value="1774">
            <text:p>177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310]" office:value-type="string" office:string-value="Home">
            <text:p>Home</text:p>
          </table:table-cell>
          <table:table-cell table:formula="of:=[.B310]" office:value-type="string" office:string-value="Sussex">
            <text:p>Sussex</text:p>
          </table:table-cell>
          <table:table-cell office:value-type="float" office:value="1775">
            <text:p>1775</text:p>
          </table:table-cell>
          <table:table-cell table:number-columns-repeated="1021"/>
        </table:table-row>
        <table:table-row table:style-name="ro1">
          <table:table-cell table:formula="of:=[.A311]" office:value-type="string" office:string-value="Home">
            <text:p>Home</text:p>
          </table:table-cell>
          <table:table-cell table:formula="of:=[.B311]" office:value-type="string" office:string-value="Sussex">
            <text:p>Sussex</text:p>
          </table:table-cell>
          <table:table-cell office:value-type="float" office:value="1776">
            <text:p>1776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312]" office:value-type="string" office:string-value="Home">
            <text:p>Home</text:p>
          </table:table-cell>
          <table:table-cell table:formula="of:=[.B312]" office:value-type="string" office:string-value="Sussex">
            <text:p>Sussex</text:p>
          </table:table-cell>
          <table:table-cell office:value-type="float" office:value="1777">
            <text:p>1777</text:p>
          </table:table-cell>
          <table:table-cell table:number-columns-repeated="1021"/>
        </table:table-row>
        <table:table-row table:style-name="ro1">
          <table:table-cell table:formula="of:=[.A313]" office:value-type="string" office:string-value="Home">
            <text:p>Home</text:p>
          </table:table-cell>
          <table:table-cell table:formula="of:=[.B313]" office:value-type="string" office:string-value="Sussex">
            <text:p>Sussex</text:p>
          </table:table-cell>
          <table:table-cell office:value-type="float" office:value="1778">
            <text:p>1778</text:p>
          </table:table-cell>
          <table:table-cell table:number-columns-repeated="1021"/>
        </table:table-row>
        <table:table-row table:style-name="ro1">
          <table:table-cell table:formula="of:=[.A314]" office:value-type="string" office:string-value="Home">
            <text:p>Home</text:p>
          </table:table-cell>
          <table:table-cell table:formula="of:=[.B314]" office:value-type="string" office:string-value="Sussex">
            <text:p>Sussex</text:p>
          </table:table-cell>
          <table:table-cell office:value-type="float" office:value="1779">
            <text:p>1779</text:p>
          </table:table-cell>
          <table:table-cell table:number-columns-repeated="1021"/>
        </table:table-row>
        <table:table-row table:style-name="ro1">
          <table:table-cell table:formula="of:=[.A315]" office:value-type="string" office:string-value="Home">
            <text:p>Home</text:p>
          </table:table-cell>
          <table:table-cell table:formula="of:=[.B315]" office:value-type="string" office:string-value="Sussex">
            <text:p>Sussex</text:p>
          </table:table-cell>
          <table:table-cell office:value-type="float" office:value="1780">
            <text:p>178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316]" office:value-type="string" office:string-value="Home">
            <text:p>Home</text:p>
          </table:table-cell>
          <table:table-cell table:formula="of:=[.B316]" office:value-type="string" office:string-value="Sussex">
            <text:p>Sussex</text:p>
          </table:table-cell>
          <table:table-cell office:value-type="float" office:value="1781">
            <text:p>1781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317]" office:value-type="string" office:string-value="Home">
            <text:p>Home</text:p>
          </table:table-cell>
          <table:table-cell table:formula="of:=[.B317]" office:value-type="string" office:string-value="Sussex">
            <text:p>Sussex</text:p>
          </table:table-cell>
          <table:table-cell office:value-type="float" office:value="1782">
            <text:p>1782</text:p>
          </table:table-cell>
          <table:table-cell table:number-columns-repeated="1021"/>
        </table:table-row>
        <table:table-row table:style-name="ro1">
          <table:table-cell table:formula="of:=[.A318]" office:value-type="string" office:string-value="Home">
            <text:p>Home</text:p>
          </table:table-cell>
          <table:table-cell table:formula="of:=[.B318]" office:value-type="string" office:string-value="Sussex">
            <text:p>Sussex</text:p>
          </table:table-cell>
          <table:table-cell office:value-type="float" office:value="1783">
            <text:p>1783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319]" office:value-type="string" office:string-value="Home">
            <text:p>Home</text:p>
          </table:table-cell>
          <table:table-cell table:formula="of:=[.B319]" office:value-type="string" office:string-value="Sussex">
            <text:p>Sussex</text:p>
          </table:table-cell>
          <table:table-cell office:value-type="float" office:value="1784">
            <text:p>1784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320]" office:value-type="string" office:string-value="Home">
            <text:p>Home</text:p>
          </table:table-cell>
          <table:table-cell table:formula="of:=[.B320]" office:value-type="string" office:string-value="Sussex">
            <text:p>Sussex</text:p>
          </table:table-cell>
          <table:table-cell office:value-type="float" office:value="1785">
            <text:p>1785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321]" office:value-type="string" office:string-value="Home">
            <text:p>Home</text:p>
          </table:table-cell>
          <table:table-cell table:formula="of:=[.B321]" office:value-type="string" office:string-value="Sussex">
            <text:p>Sussex</text:p>
          </table:table-cell>
          <table:table-cell office:value-type="float" office:value="1786">
            <text:p>1786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formula="of:=[.A322]" office:value-type="string" office:string-value="Home">
            <text:p>Home</text:p>
          </table:table-cell>
          <table:table-cell table:formula="of:=[.B322]" office:value-type="string" office:string-value="Sussex">
            <text:p>Sussex</text:p>
          </table:table-cell>
          <table:table-cell office:value-type="float" office:value="1787">
            <text:p>1787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323]" office:value-type="string" office:string-value="Home">
            <text:p>Home</text:p>
          </table:table-cell>
          <table:table-cell table:formula="of:=[.B323]" office:value-type="string" office:string-value="Sussex">
            <text:p>Sussex</text:p>
          </table:table-cell>
          <table:table-cell office:value-type="float" office:value="1788">
            <text:p>178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324]" office:value-type="string" office:string-value="Home">
            <text:p>Home</text:p>
          </table:table-cell>
          <table:table-cell table:formula="of:=[.B324]" office:value-type="string" office:string-value="Sussex">
            <text:p>Sussex</text:p>
          </table:table-cell>
          <table:table-cell office:value-type="float" office:value="1789">
            <text:p>178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325]" office:value-type="string" office:string-value="Home">
            <text:p>Home</text:p>
          </table:table-cell>
          <table:table-cell table:formula="of:=[.B325]" office:value-type="string" office:string-value="Sussex">
            <text:p>Sussex</text:p>
          </table:table-cell>
          <table:table-cell office:value-type="float" office:value="1790">
            <text:p>1790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table:formula="of:=[.A326]" office:value-type="string" office:string-value="Home">
            <text:p>Home</text:p>
          </table:table-cell>
          <table:table-cell table:formula="of:=[.B326]" office:value-type="string" office:string-value="Sussex">
            <text:p>Sussex</text:p>
          </table:table-cell>
          <table:table-cell office:value-type="float" office:value="1791">
            <text:p>1791</text:p>
          </table:table-cell>
          <table:table-cell table:number-columns-repeated="1021"/>
        </table:table-row>
        <table:table-row table:style-name="ro1">
          <table:table-cell table:formula="of:=[.A327]" office:value-type="string" office:string-value="Home">
            <text:p>Home</text:p>
          </table:table-cell>
          <table:table-cell table:formula="of:=[.B327]" office:value-type="string" office:string-value="Sussex">
            <text:p>Sussex</text:p>
          </table:table-cell>
          <table:table-cell office:value-type="float" office:value="1792">
            <text:p>1792</text:p>
          </table:table-cell>
          <table:table-cell table:number-columns-repeated="1021"/>
        </table:table-row>
        <table:table-row table:style-name="ro1">
          <table:table-cell table:formula="of:=[.A328]" office:value-type="string" office:string-value="Home">
            <text:p>Home</text:p>
          </table:table-cell>
          <table:table-cell table:formula="of:=[.B328]" office:value-type="string" office:string-value="Sussex">
            <text:p>Sussex</text:p>
          </table:table-cell>
          <table:table-cell office:value-type="float" office:value="1793">
            <text:p>1793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329]" office:value-type="string" office:string-value="Home">
            <text:p>Home</text:p>
          </table:table-cell>
          <table:table-cell table:formula="of:=[.B329]" office:value-type="string" office:string-value="Sussex">
            <text:p>Sussex</text:p>
          </table:table-cell>
          <table:table-cell office:value-type="float" office:value="1794">
            <text:p>1794</text:p>
          </table:table-cell>
          <table:table-cell table:number-columns-repeated="1021"/>
        </table:table-row>
        <table:table-row table:style-name="ro1">
          <table:table-cell table:formula="of:=[.A330]" office:value-type="string" office:string-value="Home">
            <text:p>Home</text:p>
          </table:table-cell>
          <table:table-cell table:formula="of:=[.B330]" office:value-type="string" office:string-value="Sussex">
            <text:p>Sussex</text:p>
          </table:table-cell>
          <table:table-cell office:value-type="float" office:value="1795">
            <text:p>1795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331]" office:value-type="string" office:string-value="Home">
            <text:p>Home</text:p>
          </table:table-cell>
          <table:table-cell table:formula="of:=[.B331]" office:value-type="string" office:string-value="Sussex">
            <text:p>Sussex</text:p>
          </table:table-cell>
          <table:table-cell office:value-type="float" office:value="1796">
            <text:p>179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332]" office:value-type="string" office:string-value="Home">
            <text:p>Home</text:p>
          </table:table-cell>
          <table:table-cell table:formula="of:=[.B332]" office:value-type="string" office:string-value="Sussex">
            <text:p>Sussex</text:p>
          </table:table-cell>
          <table:table-cell office:value-type="float" office:value="1797">
            <text:p>1797</text:p>
          </table:table-cell>
          <table:table-cell table:number-columns-repeated="1021"/>
        </table:table-row>
        <table:table-row table:style-name="ro1">
          <table:table-cell table:formula="of:=[.A333]" office:value-type="string" office:string-value="Home">
            <text:p>Home</text:p>
          </table:table-cell>
          <table:table-cell table:formula="of:=[.B333]" office:value-type="string" office:string-value="Sussex">
            <text:p>Sussex</text:p>
          </table:table-cell>
          <table:table-cell office:value-type="float" office:value="1798">
            <text:p>179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334]" office:value-type="string" office:string-value="Home">
            <text:p>Home</text:p>
          </table:table-cell>
          <table:table-cell table:formula="of:=[.B334]" office:value-type="string" office:string-value="Sussex">
            <text:p>Sussex</text:p>
          </table:table-cell>
          <table:table-cell office:value-type="float" office:value="1799">
            <text:p>1799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string">
            <text:p>Western</text:p>
          </table:table-cell>
          <table:table-cell office:value-type="string">
            <text:p>Bristol</text:p>
          </table:table-cell>
          <table:table-cell office:value-type="float" office:value="1786">
            <text:p>1786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SUM([.D336:.D392])" office:value-type="float" office:value="57">
            <text:p>57</text:p>
          </table:table-cell>
          <table:table-cell table:formula="of:=SUM([.E336:.E392])" office:value-type="float" office:value="0">
            <text:p>0</text:p>
          </table:table-cell>
          <table:table-cell table:formula="of:=SUM([.D336:.D717])" office:value-type="float" office:value="852">
            <text:p>852</text:p>
          </table:table-cell>
          <table:table-cell table:formula="of:=SUM([.E336:.E717])" office:value-type="float" office:value="75">
            <text:p>75</text:p>
          </table:table-cell>
          <table:table-cell table:number-columns-repeated="1014"/>
        </table:table-row>
        <table:table-row table:style-name="ro1">
          <table:table-cell table:formula="of:=[.A336]" office:value-type="string" office:string-value="Western">
            <text:p>Western</text:p>
          </table:table-cell>
          <table:table-cell table:formula="of:=[.B336]" office:value-type="string" office:string-value="Bristol">
            <text:p>Bristol</text:p>
          </table:table-cell>
          <table:table-cell office:value-type="float" office:value="1741">
            <text:p>174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337]" office:value-type="string" office:string-value="Western">
            <text:p>Western</text:p>
          </table:table-cell>
          <table:table-cell table:formula="of:=[.B337]" office:value-type="string" office:string-value="Bristol">
            <text:p>Bristol</text:p>
          </table:table-cell>
          <table:table-cell office:value-type="float" office:value="1781">
            <text:p>178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338]" office:value-type="string" office:string-value="Western">
            <text:p>Western</text:p>
          </table:table-cell>
          <table:table-cell table:formula="of:=[.B338]" office:value-type="string" office:string-value="Bristol">
            <text:p>Bristol</text:p>
          </table:table-cell>
          <table:table-cell office:value-type="float" office:value="1795">
            <text:p>179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339]" office:value-type="string" office:string-value="Western">
            <text:p>Western</text:p>
          </table:table-cell>
          <table:table-cell table:formula="of:=[.B339]" office:value-type="string" office:string-value="Bristol">
            <text:p>Bristol</text:p>
          </table:table-cell>
          <table:table-cell office:value-type="float" office:value="1755">
            <text:p>175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340]" office:value-type="string" office:string-value="Western">
            <text:p>Western</text:p>
          </table:table-cell>
          <table:table-cell table:formula="of:=[.B340]" office:value-type="string" office:string-value="Bristol">
            <text:p>Bristol</text:p>
          </table:table-cell>
          <table:table-cell office:value-type="float" office:value="1775">
            <text:p>177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341]" office:value-type="string" office:string-value="Western">
            <text:p>Western</text:p>
          </table:table-cell>
          <table:table-cell table:formula="of:=[.B341]" office:value-type="string" office:string-value="Bristol">
            <text:p>Bristol</text:p>
          </table:table-cell>
          <table:table-cell office:value-type="float" office:value="1790">
            <text:p>179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342]" office:value-type="string" office:string-value="Western">
            <text:p>Western</text:p>
          </table:table-cell>
          <table:table-cell table:formula="of:=[.B342]" office:value-type="string" office:string-value="Bristol">
            <text:p>Bristol</text:p>
          </table:table-cell>
          <table:table-cell office:value-type="float" office:value="1754">
            <text:p>175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343]" office:value-type="string" office:string-value="Western">
            <text:p>Western</text:p>
          </table:table-cell>
          <table:table-cell table:formula="of:=[.B343]" office:value-type="string" office:string-value="Bristol">
            <text:p>Bristol</text:p>
          </table:table-cell>
          <table:table-cell office:value-type="float" office:value="1774">
            <text:p>177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344]" office:value-type="string" office:string-value="Western">
            <text:p>Western</text:p>
          </table:table-cell>
          <table:table-cell table:formula="of:=[.B344]" office:value-type="string" office:string-value="Bristol">
            <text:p>Bristol</text:p>
          </table:table-cell>
          <table:table-cell office:value-type="float" office:value="1799">
            <text:p>179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345]" office:value-type="string" office:string-value="Western">
            <text:p>Western</text:p>
          </table:table-cell>
          <table:table-cell table:formula="of:=[.B345]" office:value-type="string" office:string-value="Bristol">
            <text:p>Bristol</text:p>
          </table:table-cell>
          <table:table-cell office:value-type="float" office:value="1737">
            <text:p>173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346]" office:value-type="string" office:string-value="Western">
            <text:p>Western</text:p>
          </table:table-cell>
          <table:table-cell table:formula="of:=[.B346]" office:value-type="string" office:string-value="Bristol">
            <text:p>Bristol</text:p>
          </table:table-cell>
          <table:table-cell office:value-type="float" office:value="1737">
            <text:p>173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347]" office:value-type="string" office:string-value="Western">
            <text:p>Western</text:p>
          </table:table-cell>
          <table:table-cell table:formula="of:=[.B347]" office:value-type="string" office:string-value="Bristol">
            <text:p>Bristol</text:p>
          </table:table-cell>
          <table:table-cell office:value-type="float" office:value="1799">
            <text:p>179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348]" office:value-type="string" office:string-value="Western">
            <text:p>Western</text:p>
          </table:table-cell>
          <table:table-cell table:formula="of:=[.B348]" office:value-type="string" office:string-value="Bristol">
            <text:p>Bristol</text:p>
          </table:table-cell>
          <table:table-cell office:value-type="float" office:value="1763">
            <text:p>176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349]" office:value-type="string" office:string-value="Western">
            <text:p>Western</text:p>
          </table:table-cell>
          <table:table-cell table:formula="of:=[.B349]" office:value-type="string" office:string-value="Bristol">
            <text:p>Bristol</text:p>
          </table:table-cell>
          <table:table-cell office:value-type="float" office:value="1741">
            <text:p>174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350]" office:value-type="string" office:string-value="Western">
            <text:p>Western</text:p>
          </table:table-cell>
          <table:table-cell table:formula="of:=[.B350]" office:value-type="string" office:string-value="Bristol">
            <text:p>Bristol</text:p>
          </table:table-cell>
          <table:table-cell office:value-type="float" office:value="1749">
            <text:p>174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351]" office:value-type="string" office:string-value="Western">
            <text:p>Western</text:p>
          </table:table-cell>
          <table:table-cell table:formula="of:=[.B351]" office:value-type="string" office:string-value="Bristol">
            <text:p>Bristol</text:p>
          </table:table-cell>
          <table:table-cell office:value-type="float" office:value="1746">
            <text:p>174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352]" office:value-type="string" office:string-value="Western">
            <text:p>Western</text:p>
          </table:table-cell>
          <table:table-cell table:formula="of:=[.B352]" office:value-type="string" office:string-value="Bristol">
            <text:p>Bristol</text:p>
          </table:table-cell>
          <table:table-cell office:value-type="float" office:value="1781">
            <text:p>178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353]" office:value-type="string" office:string-value="Western">
            <text:p>Western</text:p>
          </table:table-cell>
          <table:table-cell table:formula="of:=[.B353]" office:value-type="string" office:string-value="Bristol">
            <text:p>Bristol</text:p>
          </table:table-cell>
          <table:table-cell office:value-type="float" office:value="1785">
            <text:p>178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354]" office:value-type="string" office:string-value="Western">
            <text:p>Western</text:p>
          </table:table-cell>
          <table:table-cell table:formula="of:=[.B354]" office:value-type="string" office:string-value="Bristol">
            <text:p>Bristol</text:p>
          </table:table-cell>
          <table:table-cell office:value-type="float" office:value="1761">
            <text:p>176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355]" office:value-type="string" office:string-value="Western">
            <text:p>Western</text:p>
          </table:table-cell>
          <table:table-cell table:formula="of:=[.B355]" office:value-type="string" office:string-value="Bristol">
            <text:p>Bristol</text:p>
          </table:table-cell>
          <table:table-cell office:value-type="float" office:value="1799">
            <text:p>179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356]" office:value-type="string" office:string-value="Western">
            <text:p>Western</text:p>
          </table:table-cell>
          <table:table-cell table:formula="of:=[.B356]" office:value-type="string" office:string-value="Bristol">
            <text:p>Bristol</text:p>
          </table:table-cell>
          <table:table-cell office:value-type="float" office:value="1758">
            <text:p>175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357]" office:value-type="string" office:string-value="Western">
            <text:p>Western</text:p>
          </table:table-cell>
          <table:table-cell table:formula="of:=[.B357]" office:value-type="string" office:string-value="Bristol">
            <text:p>Bristol</text:p>
          </table:table-cell>
          <table:table-cell office:value-type="float" office:value="1738">
            <text:p>173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358]" office:value-type="string" office:string-value="Western">
            <text:p>Western</text:p>
          </table:table-cell>
          <table:table-cell table:formula="of:=[.B358]" office:value-type="string" office:string-value="Bristol">
            <text:p>Bristol</text:p>
          </table:table-cell>
          <table:table-cell office:value-type="float" office:value="1752">
            <text:p>175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359]" office:value-type="string" office:string-value="Western">
            <text:p>Western</text:p>
          </table:table-cell>
          <table:table-cell table:formula="of:=[.B359]" office:value-type="string" office:string-value="Bristol">
            <text:p>Bristol</text:p>
          </table:table-cell>
          <table:table-cell office:value-type="float" office:value="1739">
            <text:p>173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360]" office:value-type="string" office:string-value="Western">
            <text:p>Western</text:p>
          </table:table-cell>
          <table:table-cell table:formula="of:=[.B360]" office:value-type="string" office:string-value="Bristol">
            <text:p>Bristol</text:p>
          </table:table-cell>
          <table:table-cell office:value-type="float" office:value="1739">
            <text:p>173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361]" office:value-type="string" office:string-value="Western">
            <text:p>Western</text:p>
          </table:table-cell>
          <table:table-cell table:formula="of:=[.B361]" office:value-type="string" office:string-value="Bristol">
            <text:p>Bristol</text:p>
          </table:table-cell>
          <table:table-cell office:value-type="float" office:value="1758">
            <text:p>175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362]" office:value-type="string" office:string-value="Western">
            <text:p>Western</text:p>
          </table:table-cell>
          <table:table-cell table:formula="of:=[.B362]" office:value-type="string" office:string-value="Bristol">
            <text:p>Bristol</text:p>
          </table:table-cell>
          <table:table-cell office:value-type="float" office:value="1736">
            <text:p>173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363]" office:value-type="string" office:string-value="Western">
            <text:p>Western</text:p>
          </table:table-cell>
          <table:table-cell table:formula="of:=[.B363]" office:value-type="string" office:string-value="Bristol">
            <text:p>Bristol</text:p>
          </table:table-cell>
          <table:table-cell office:value-type="float" office:value="1743">
            <text:p>174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364]" office:value-type="string" office:string-value="Western">
            <text:p>Western</text:p>
          </table:table-cell>
          <table:table-cell table:formula="of:=[.B364]" office:value-type="string" office:string-value="Bristol">
            <text:p>Bristol</text:p>
          </table:table-cell>
          <table:table-cell office:value-type="float" office:value="1772">
            <text:p>177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365]" office:value-type="string" office:string-value="Western">
            <text:p>Western</text:p>
          </table:table-cell>
          <table:table-cell table:formula="of:=[.B365]" office:value-type="string" office:string-value="Bristol">
            <text:p>Bristol</text:p>
          </table:table-cell>
          <table:table-cell office:value-type="float" office:value="1736">
            <text:p>173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366]" office:value-type="string" office:string-value="Western">
            <text:p>Western</text:p>
          </table:table-cell>
          <table:table-cell table:formula="of:=[.B366]" office:value-type="string" office:string-value="Bristol">
            <text:p>Bristol</text:p>
          </table:table-cell>
          <table:table-cell office:value-type="float" office:value="1746">
            <text:p>174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367]" office:value-type="string" office:string-value="Western">
            <text:p>Western</text:p>
          </table:table-cell>
          <table:table-cell table:formula="of:=[.B367]" office:value-type="string" office:string-value="Bristol">
            <text:p>Bristol</text:p>
          </table:table-cell>
          <table:table-cell office:value-type="float" office:value="1741">
            <text:p>174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368]" office:value-type="string" office:string-value="Western">
            <text:p>Western</text:p>
          </table:table-cell>
          <table:table-cell table:formula="of:=[.B368]" office:value-type="string" office:string-value="Bristol">
            <text:p>Bristol</text:p>
          </table:table-cell>
          <table:table-cell office:value-type="float" office:value="1752">
            <text:p>175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369]" office:value-type="string" office:string-value="Western">
            <text:p>Western</text:p>
          </table:table-cell>
          <table:table-cell table:formula="of:=[.B369]" office:value-type="string" office:string-value="Bristol">
            <text:p>Bristol</text:p>
          </table:table-cell>
          <table:table-cell office:value-type="float" office:value="1761">
            <text:p>176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370]" office:value-type="string" office:string-value="Western">
            <text:p>Western</text:p>
          </table:table-cell>
          <table:table-cell table:formula="of:=[.B370]" office:value-type="string" office:string-value="Bristol">
            <text:p>Bristol</text:p>
          </table:table-cell>
          <table:table-cell office:value-type="float" office:value="1753">
            <text:p>175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371]" office:value-type="string" office:string-value="Western">
            <text:p>Western</text:p>
          </table:table-cell>
          <table:table-cell table:formula="of:=[.B371]" office:value-type="string" office:string-value="Bristol">
            <text:p>Bristol</text:p>
          </table:table-cell>
          <table:table-cell office:value-type="float" office:value="1793">
            <text:p>179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372]" office:value-type="string" office:string-value="Western">
            <text:p>Western</text:p>
          </table:table-cell>
          <table:table-cell table:formula="of:=[.B372]" office:value-type="string" office:string-value="Bristol">
            <text:p>Bristol</text:p>
          </table:table-cell>
          <table:table-cell office:value-type="float" office:value="1769">
            <text:p>176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373]" office:value-type="string" office:string-value="Western">
            <text:p>Western</text:p>
          </table:table-cell>
          <table:table-cell table:formula="of:=[.B373]" office:value-type="string" office:string-value="Bristol">
            <text:p>Bristol</text:p>
          </table:table-cell>
          <table:table-cell office:value-type="float" office:value="1741">
            <text:p>174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374]" office:value-type="string" office:string-value="Western">
            <text:p>Western</text:p>
          </table:table-cell>
          <table:table-cell table:formula="of:=[.B374]" office:value-type="string" office:string-value="Bristol">
            <text:p>Bristol</text:p>
          </table:table-cell>
          <table:table-cell office:value-type="float" office:value="1743">
            <text:p>174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375]" office:value-type="string" office:string-value="Western">
            <text:p>Western</text:p>
          </table:table-cell>
          <table:table-cell table:formula="of:=[.B375]" office:value-type="string" office:string-value="Bristol">
            <text:p>Bristol</text:p>
          </table:table-cell>
          <table:table-cell office:value-type="float" office:value="1738">
            <text:p>173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376]" office:value-type="string" office:string-value="Western">
            <text:p>Western</text:p>
          </table:table-cell>
          <table:table-cell table:formula="of:=[.B376]" office:value-type="string" office:string-value="Bristol">
            <text:p>Bristol</text:p>
          </table:table-cell>
          <table:table-cell office:value-type="float" office:value="1778">
            <text:p>177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377]" office:value-type="string" office:string-value="Western">
            <text:p>Western</text:p>
          </table:table-cell>
          <table:table-cell table:formula="of:=[.B377]" office:value-type="string" office:string-value="Bristol">
            <text:p>Bristol</text:p>
          </table:table-cell>
          <table:table-cell office:value-type="float" office:value="1754">
            <text:p>175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378]" office:value-type="string" office:string-value="Western">
            <text:p>Western</text:p>
          </table:table-cell>
          <table:table-cell table:formula="of:=[.B378]" office:value-type="string" office:string-value="Bristol">
            <text:p>Bristol</text:p>
          </table:table-cell>
          <table:table-cell office:value-type="float" office:value="1764">
            <text:p>176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379]" office:value-type="string" office:string-value="Western">
            <text:p>Western</text:p>
          </table:table-cell>
          <table:table-cell table:formula="of:=[.B379]" office:value-type="string" office:string-value="Bristol">
            <text:p>Bristol</text:p>
          </table:table-cell>
          <table:table-cell office:value-type="float" office:value="1753">
            <text:p>175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380]" office:value-type="string" office:string-value="Western">
            <text:p>Western</text:p>
          </table:table-cell>
          <table:table-cell table:formula="of:=[.B380]" office:value-type="string" office:string-value="Bristol">
            <text:p>Bristol</text:p>
          </table:table-cell>
          <table:table-cell office:value-type="float" office:value="1752">
            <text:p>175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381]" office:value-type="string" office:string-value="Western">
            <text:p>Western</text:p>
          </table:table-cell>
          <table:table-cell table:formula="of:=[.B381]" office:value-type="string" office:string-value="Bristol">
            <text:p>Bristol</text:p>
          </table:table-cell>
          <table:table-cell office:value-type="float" office:value="1742">
            <text:p>174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382]" office:value-type="string" office:string-value="Western">
            <text:p>Western</text:p>
          </table:table-cell>
          <table:table-cell table:formula="of:=[.B382]" office:value-type="string" office:string-value="Bristol">
            <text:p>Bristol</text:p>
          </table:table-cell>
          <table:table-cell office:value-type="float" office:value="1764">
            <text:p>176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383]" office:value-type="string" office:string-value="Western">
            <text:p>Western</text:p>
          </table:table-cell>
          <table:table-cell table:formula="of:=[.B383]" office:value-type="string" office:string-value="Bristol">
            <text:p>Bristol</text:p>
          </table:table-cell>
          <table:table-cell office:value-type="float" office:value="1761">
            <text:p>176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384]" office:value-type="string" office:string-value="Western">
            <text:p>Western</text:p>
          </table:table-cell>
          <table:table-cell table:formula="of:=[.B384]" office:value-type="string" office:string-value="Bristol">
            <text:p>Bristol</text:p>
          </table:table-cell>
          <table:table-cell office:value-type="float" office:value="1790">
            <text:p>179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385]" office:value-type="string" office:string-value="Western">
            <text:p>Western</text:p>
          </table:table-cell>
          <table:table-cell table:formula="of:=[.B385]" office:value-type="string" office:string-value="Bristol">
            <text:p>Bristol</text:p>
          </table:table-cell>
          <table:table-cell office:value-type="float" office:value="1783">
            <text:p>178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386]" office:value-type="string" office:string-value="Western">
            <text:p>Western</text:p>
          </table:table-cell>
          <table:table-cell table:formula="of:=[.B386]" office:value-type="string" office:string-value="Bristol">
            <text:p>Bristol</text:p>
          </table:table-cell>
          <table:table-cell office:value-type="float" office:value="1748">
            <text:p>174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387]" office:value-type="string" office:string-value="Western">
            <text:p>Western</text:p>
          </table:table-cell>
          <table:table-cell table:formula="of:=[.B387]" office:value-type="string" office:string-value="Bristol">
            <text:p>Bristol</text:p>
          </table:table-cell>
          <table:table-cell office:value-type="float" office:value="1754">
            <text:p>175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388]" office:value-type="string" office:string-value="Western">
            <text:p>Western</text:p>
          </table:table-cell>
          <table:table-cell table:formula="of:=[.B388]" office:value-type="string" office:string-value="Bristol">
            <text:p>Bristol</text:p>
          </table:table-cell>
          <table:table-cell office:value-type="float" office:value="1740">
            <text:p>174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389]" office:value-type="string" office:string-value="Western">
            <text:p>Western</text:p>
          </table:table-cell>
          <table:table-cell table:formula="of:=[.B389]" office:value-type="string" office:string-value="Bristol">
            <text:p>Bristol</text:p>
          </table:table-cell>
          <table:table-cell office:value-type="float" office:value="1758">
            <text:p>175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390]" office:value-type="string" office:string-value="Western">
            <text:p>Western</text:p>
          </table:table-cell>
          <table:table-cell table:formula="of:=[.B390]" office:value-type="string" office:string-value="Bristol">
            <text:p>Bristol</text:p>
          </table:table-cell>
          <table:table-cell office:value-type="float" office:value="1783">
            <text:p>178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391]" office:value-type="string" office:string-value="Western">
            <text:p>Western</text:p>
          </table:table-cell>
          <table:table-cell table:formula="of:=[.B391]" office:value-type="string" office:string-value="Bristol">
            <text:p>Bristol</text:p>
          </table:table-cell>
          <table:table-cell office:value-type="float" office:value="1755">
            <text:p>175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392]" office:value-type="string" office:string-value="Western">
            <text:p>Western</text:p>
          </table:table-cell>
          <table:table-cell office:value-type="string">
            <text:p>Cornwall</text:p>
          </table:table-cell>
          <table:table-cell office:value-type="float" office:value="1735">
            <text:p>1735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SUM([.D393:.D457])" office:value-type="float" office:value="38">
            <text:p>38</text:p>
          </table:table-cell>
          <table:table-cell table:formula="of:=SUM([.E393:.E457])"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formula="of:=[.A393]" office:value-type="string" office:string-value="Western">
            <text:p>Western</text:p>
          </table:table-cell>
          <table:table-cell table:formula="of:=[.B393]" office:value-type="string" office:string-value="Cornwall">
            <text:p>Cornwall</text:p>
          </table:table-cell>
          <table:table-cell office:value-type="float" office:value="1736">
            <text:p>1736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394]" office:value-type="string" office:string-value="Western">
            <text:p>Western</text:p>
          </table:table-cell>
          <table:table-cell table:formula="of:=[.B394]" office:value-type="string" office:string-value="Cornwall">
            <text:p>Cornwall</text:p>
          </table:table-cell>
          <table:table-cell office:value-type="float" office:value="1737">
            <text:p>1737</text:p>
          </table:table-cell>
          <table:table-cell table:number-columns-repeated="1021"/>
        </table:table-row>
        <table:table-row table:style-name="ro1">
          <table:table-cell table:formula="of:=[.A395]" office:value-type="string" office:string-value="Western">
            <text:p>Western</text:p>
          </table:table-cell>
          <table:table-cell table:formula="of:=[.B395]" office:value-type="string" office:string-value="Cornwall">
            <text:p>Cornwall</text:p>
          </table:table-cell>
          <table:table-cell office:value-type="float" office:value="1738">
            <text:p>1738</text:p>
          </table:table-cell>
          <table:table-cell table:number-columns-repeated="1021"/>
        </table:table-row>
        <table:table-row table:style-name="ro1">
          <table:table-cell table:formula="of:=[.A396]" office:value-type="string" office:string-value="Western">
            <text:p>Western</text:p>
          </table:table-cell>
          <table:table-cell table:formula="of:=[.B396]" office:value-type="string" office:string-value="Cornwall">
            <text:p>Cornwall</text:p>
          </table:table-cell>
          <table:table-cell office:value-type="float" office:value="1739">
            <text:p>1739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.A397]" office:value-type="string" office:string-value="Western">
            <text:p>Western</text:p>
          </table:table-cell>
          <table:table-cell table:formula="of:=[.B397]" office:value-type="string" office:string-value="Cornwall">
            <text:p>Cornwall</text:p>
          </table:table-cell>
          <table:table-cell office:value-type="float" office:value="1740">
            <text:p>1740</text:p>
          </table:table-cell>
          <table:table-cell table:number-columns-repeated="1021"/>
        </table:table-row>
        <table:table-row table:style-name="ro1">
          <table:table-cell table:formula="of:=[.A398]" office:value-type="string" office:string-value="Western">
            <text:p>Western</text:p>
          </table:table-cell>
          <table:table-cell table:formula="of:=[.B398]" office:value-type="string" office:string-value="Cornwall">
            <text:p>Cornwall</text:p>
          </table:table-cell>
          <table:table-cell office:value-type="float" office:value="1741">
            <text:p>1741</text:p>
          </table:table-cell>
          <table:table-cell/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table:formula="of:=[.A399]" office:value-type="string" office:string-value="Western">
            <text:p>Western</text:p>
          </table:table-cell>
          <table:table-cell table:formula="of:=[.B399]" office:value-type="string" office:string-value="Cornwall">
            <text:p>Cornwall</text:p>
          </table:table-cell>
          <table:table-cell office:value-type="float" office:value="1742">
            <text:p>1742</text:p>
          </table:table-cell>
          <table:table-cell/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formula="of:=[.A400]" office:value-type="string" office:string-value="Western">
            <text:p>Western</text:p>
          </table:table-cell>
          <table:table-cell table:formula="of:=[.B400]" office:value-type="string" office:string-value="Cornwall">
            <text:p>Cornwall</text:p>
          </table:table-cell>
          <table:table-cell office:value-type="float" office:value="1743">
            <text:p>174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.A401]" office:value-type="string" office:string-value="Western">
            <text:p>Western</text:p>
          </table:table-cell>
          <table:table-cell table:formula="of:=[.B401]" office:value-type="string" office:string-value="Cornwall">
            <text:p>Cornwall</text:p>
          </table:table-cell>
          <table:table-cell office:value-type="float" office:value="1744">
            <text:p>1744</text:p>
          </table:table-cell>
          <table:table-cell table:number-columns-repeated="1021"/>
        </table:table-row>
        <table:table-row table:style-name="ro1">
          <table:table-cell table:formula="of:=[.A402]" office:value-type="string" office:string-value="Western">
            <text:p>Western</text:p>
          </table:table-cell>
          <table:table-cell table:formula="of:=[.B402]" office:value-type="string" office:string-value="Cornwall">
            <text:p>Cornwall</text:p>
          </table:table-cell>
          <table:table-cell office:value-type="float" office:value="1745">
            <text:p>174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403]" office:value-type="string" office:string-value="Western">
            <text:p>Western</text:p>
          </table:table-cell>
          <table:table-cell table:formula="of:=[.B403]" office:value-type="string" office:string-value="Cornwall">
            <text:p>Cornwall</text:p>
          </table:table-cell>
          <table:table-cell office:value-type="float" office:value="1746">
            <text:p>174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404]" office:value-type="string" office:string-value="Western">
            <text:p>Western</text:p>
          </table:table-cell>
          <table:table-cell table:formula="of:=[.B404]" office:value-type="string" office:string-value="Cornwall">
            <text:p>Cornwall</text:p>
          </table:table-cell>
          <table:table-cell office:value-type="float" office:value="1747">
            <text:p>1747</text:p>
          </table:table-cell>
          <table:table-cell table:number-columns-repeated="1021"/>
        </table:table-row>
        <table:table-row table:style-name="ro1">
          <table:table-cell table:formula="of:=[.A405]" office:value-type="string" office:string-value="Western">
            <text:p>Western</text:p>
          </table:table-cell>
          <table:table-cell table:formula="of:=[.B405]" office:value-type="string" office:string-value="Cornwall">
            <text:p>Cornwall</text:p>
          </table:table-cell>
          <table:table-cell office:value-type="float" office:value="1748">
            <text:p>1748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.A406]" office:value-type="string" office:string-value="Western">
            <text:p>Western</text:p>
          </table:table-cell>
          <table:table-cell table:formula="of:=[.B406]" office:value-type="string" office:string-value="Cornwall">
            <text:p>Cornwall</text:p>
          </table:table-cell>
          <table:table-cell office:value-type="float" office:value="1749">
            <text:p>1749</text:p>
          </table:table-cell>
          <table:table-cell table:number-columns-repeated="1021"/>
        </table:table-row>
        <table:table-row table:style-name="ro1">
          <table:table-cell table:formula="of:=[.A407]" office:value-type="string" office:string-value="Western">
            <text:p>Western</text:p>
          </table:table-cell>
          <table:table-cell table:formula="of:=[.B407]" office:value-type="string" office:string-value="Cornwall">
            <text:p>Cornwall</text:p>
          </table:table-cell>
          <table:table-cell office:value-type="float" office:value="1750">
            <text:p>1750</text:p>
          </table:table-cell>
          <table:table-cell table:number-columns-repeated="1021"/>
        </table:table-row>
        <table:table-row table:style-name="ro1">
          <table:table-cell table:formula="of:=[.A408]" office:value-type="string" office:string-value="Western">
            <text:p>Western</text:p>
          </table:table-cell>
          <table:table-cell table:formula="of:=[.B408]" office:value-type="string" office:string-value="Cornwall">
            <text:p>Cornwall</text:p>
          </table:table-cell>
          <table:table-cell office:value-type="float" office:value="1751">
            <text:p>1751</text:p>
          </table:table-cell>
          <table:table-cell table:number-columns-repeated="1021"/>
        </table:table-row>
        <table:table-row table:style-name="ro1">
          <table:table-cell table:formula="of:=[.A409]" office:value-type="string" office:string-value="Western">
            <text:p>Western</text:p>
          </table:table-cell>
          <table:table-cell table:formula="of:=[.B409]" office:value-type="string" office:string-value="Cornwall">
            <text:p>Cornwall</text:p>
          </table:table-cell>
          <table:table-cell office:value-type="float" office:value="1752">
            <text:p>1752</text:p>
          </table:table-cell>
          <table:table-cell table:number-columns-repeated="1021"/>
        </table:table-row>
        <table:table-row table:style-name="ro1">
          <table:table-cell table:formula="of:=[.A410]" office:value-type="string" office:string-value="Western">
            <text:p>Western</text:p>
          </table:table-cell>
          <table:table-cell table:formula="of:=[.B410]" office:value-type="string" office:string-value="Cornwall">
            <text:p>Cornwall</text:p>
          </table:table-cell>
          <table:table-cell office:value-type="float" office:value="1753">
            <text:p>1753</text:p>
          </table:table-cell>
          <table:table-cell table:number-columns-repeated="1021"/>
        </table:table-row>
        <table:table-row table:style-name="ro1">
          <table:table-cell table:formula="of:=[.A411]" office:value-type="string" office:string-value="Western">
            <text:p>Western</text:p>
          </table:table-cell>
          <table:table-cell table:formula="of:=[.B411]" office:value-type="string" office:string-value="Cornwall">
            <text:p>Cornwall</text:p>
          </table:table-cell>
          <table:table-cell office:value-type="float" office:value="1754">
            <text:p>1754</text:p>
          </table:table-cell>
          <table:table-cell table:number-columns-repeated="1021"/>
        </table:table-row>
        <table:table-row table:style-name="ro1">
          <table:table-cell table:formula="of:=[.A412]" office:value-type="string" office:string-value="Western">
            <text:p>Western</text:p>
          </table:table-cell>
          <table:table-cell table:formula="of:=[.B412]" office:value-type="string" office:string-value="Cornwall">
            <text:p>Cornwall</text:p>
          </table:table-cell>
          <table:table-cell office:value-type="float" office:value="1755">
            <text:p>175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413]" office:value-type="string" office:string-value="Western">
            <text:p>Western</text:p>
          </table:table-cell>
          <table:table-cell table:formula="of:=[.B413]" office:value-type="string" office:string-value="Cornwall">
            <text:p>Cornwall</text:p>
          </table:table-cell>
          <table:table-cell office:value-type="float" office:value="1756">
            <text:p>1756</text:p>
          </table:table-cell>
          <table:table-cell table:number-columns-repeated="1021"/>
        </table:table-row>
        <table:table-row table:style-name="ro1">
          <table:table-cell table:formula="of:=[.A414]" office:value-type="string" office:string-value="Western">
            <text:p>Western</text:p>
          </table:table-cell>
          <table:table-cell table:formula="of:=[.B414]" office:value-type="string" office:string-value="Cornwall">
            <text:p>Cornwall</text:p>
          </table:table-cell>
          <table:table-cell office:value-type="float" office:value="1757">
            <text:p>1757</text:p>
          </table:table-cell>
          <table:table-cell table:number-columns-repeated="1021"/>
        </table:table-row>
        <table:table-row table:style-name="ro1">
          <table:table-cell table:formula="of:=[.A415]" office:value-type="string" office:string-value="Western">
            <text:p>Western</text:p>
          </table:table-cell>
          <table:table-cell table:formula="of:=[.B415]" office:value-type="string" office:string-value="Cornwall">
            <text:p>Cornwall</text:p>
          </table:table-cell>
          <table:table-cell office:value-type="float" office:value="1758">
            <text:p>1758</text:p>
          </table:table-cell>
          <table:table-cell table:number-columns-repeated="1021"/>
        </table:table-row>
        <table:table-row table:style-name="ro1">
          <table:table-cell table:formula="of:=[.A416]" office:value-type="string" office:string-value="Western">
            <text:p>Western</text:p>
          </table:table-cell>
          <table:table-cell table:formula="of:=[.B416]" office:value-type="string" office:string-value="Cornwall">
            <text:p>Cornwall</text:p>
          </table:table-cell>
          <table:table-cell office:value-type="float" office:value="1759">
            <text:p>1759</text:p>
          </table:table-cell>
          <table:table-cell table:number-columns-repeated="1021"/>
        </table:table-row>
        <table:table-row table:style-name="ro1">
          <table:table-cell table:formula="of:=[.A417]" office:value-type="string" office:string-value="Western">
            <text:p>Western</text:p>
          </table:table-cell>
          <table:table-cell table:formula="of:=[.B417]" office:value-type="string" office:string-value="Cornwall">
            <text:p>Cornwall</text:p>
          </table:table-cell>
          <table:table-cell office:value-type="float" office:value="1760">
            <text:p>1760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418]" office:value-type="string" office:string-value="Western">
            <text:p>Western</text:p>
          </table:table-cell>
          <table:table-cell table:formula="of:=[.B418]" office:value-type="string" office:string-value="Cornwall">
            <text:p>Cornwall</text:p>
          </table:table-cell>
          <table:table-cell office:value-type="float" office:value="1761">
            <text:p>1761</text:p>
          </table:table-cell>
          <table:table-cell table:number-columns-repeated="1021"/>
        </table:table-row>
        <table:table-row table:style-name="ro1">
          <table:table-cell table:formula="of:=[.A419]" office:value-type="string" office:string-value="Western">
            <text:p>Western</text:p>
          </table:table-cell>
          <table:table-cell table:formula="of:=[.B419]" office:value-type="string" office:string-value="Cornwall">
            <text:p>Cornwall</text:p>
          </table:table-cell>
          <table:table-cell office:value-type="float" office:value="1762">
            <text:p>1762</text:p>
          </table:table-cell>
          <table:table-cell table:number-columns-repeated="1021"/>
        </table:table-row>
        <table:table-row table:style-name="ro1">
          <table:table-cell table:formula="of:=[.A420]" office:value-type="string" office:string-value="Western">
            <text:p>Western</text:p>
          </table:table-cell>
          <table:table-cell table:formula="of:=[.B420]" office:value-type="string" office:string-value="Cornwall">
            <text:p>Cornwall</text:p>
          </table:table-cell>
          <table:table-cell office:value-type="float" office:value="1763">
            <text:p>1763</text:p>
          </table:table-cell>
          <table:table-cell table:number-columns-repeated="1021"/>
        </table:table-row>
        <table:table-row table:style-name="ro1">
          <table:table-cell table:formula="of:=[.A421]" office:value-type="string" office:string-value="Western">
            <text:p>Western</text:p>
          </table:table-cell>
          <table:table-cell table:formula="of:=[.B421]" office:value-type="string" office:string-value="Cornwall">
            <text:p>Cornwall</text:p>
          </table:table-cell>
          <table:table-cell office:value-type="float" office:value="1764">
            <text:p>1764</text:p>
          </table:table-cell>
          <table:table-cell table:number-columns-repeated="1021"/>
        </table:table-row>
        <table:table-row table:style-name="ro1">
          <table:table-cell table:formula="of:=[.A422]" office:value-type="string" office:string-value="Western">
            <text:p>Western</text:p>
          </table:table-cell>
          <table:table-cell table:formula="of:=[.B422]" office:value-type="string" office:string-value="Cornwall">
            <text:p>Cornwall</text:p>
          </table:table-cell>
          <table:table-cell office:value-type="float" office:value="1765">
            <text:p>1765</text:p>
          </table:table-cell>
          <table:table-cell table:number-columns-repeated="1021"/>
        </table:table-row>
        <table:table-row table:style-name="ro1">
          <table:table-cell table:formula="of:=[.A423]" office:value-type="string" office:string-value="Western">
            <text:p>Western</text:p>
          </table:table-cell>
          <table:table-cell table:formula="of:=[.B423]" office:value-type="string" office:string-value="Cornwall">
            <text:p>Cornwall</text:p>
          </table:table-cell>
          <table:table-cell office:value-type="float" office:value="1766">
            <text:p>1766</text:p>
          </table:table-cell>
          <table:table-cell table:number-columns-repeated="1021"/>
        </table:table-row>
        <table:table-row table:style-name="ro1">
          <table:table-cell table:formula="of:=[.A424]" office:value-type="string" office:string-value="Western">
            <text:p>Western</text:p>
          </table:table-cell>
          <table:table-cell table:formula="of:=[.B424]" office:value-type="string" office:string-value="Cornwall">
            <text:p>Cornwall</text:p>
          </table:table-cell>
          <table:table-cell office:value-type="float" office:value="1767">
            <text:p>176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425]" office:value-type="string" office:string-value="Western">
            <text:p>Western</text:p>
          </table:table-cell>
          <table:table-cell table:formula="of:=[.B425]" office:value-type="string" office:string-value="Cornwall">
            <text:p>Cornwall</text:p>
          </table:table-cell>
          <table:table-cell office:value-type="float" office:value="1768">
            <text:p>1768</text:p>
          </table:table-cell>
          <table:table-cell table:number-columns-repeated="1021"/>
        </table:table-row>
        <table:table-row table:style-name="ro1">
          <table:table-cell table:formula="of:=[.A426]" office:value-type="string" office:string-value="Western">
            <text:p>Western</text:p>
          </table:table-cell>
          <table:table-cell table:formula="of:=[.B426]" office:value-type="string" office:string-value="Cornwall">
            <text:p>Cornwall</text:p>
          </table:table-cell>
          <table:table-cell office:value-type="float" office:value="1769">
            <text:p>1769</text:p>
          </table:table-cell>
          <table:table-cell table:number-columns-repeated="1021"/>
        </table:table-row>
        <table:table-row table:style-name="ro1">
          <table:table-cell table:formula="of:=[.A427]" office:value-type="string" office:string-value="Western">
            <text:p>Western</text:p>
          </table:table-cell>
          <table:table-cell table:formula="of:=[.B427]" office:value-type="string" office:string-value="Cornwall">
            <text:p>Cornwall</text:p>
          </table:table-cell>
          <table:table-cell office:value-type="float" office:value="1770">
            <text:p>1770</text:p>
          </table:table-cell>
          <table:table-cell table:number-columns-repeated="1021"/>
        </table:table-row>
        <table:table-row table:style-name="ro1">
          <table:table-cell table:formula="of:=[.A428]" office:value-type="string" office:string-value="Western">
            <text:p>Western</text:p>
          </table:table-cell>
          <table:table-cell table:formula="of:=[.B428]" office:value-type="string" office:string-value="Cornwall">
            <text:p>Cornwall</text:p>
          </table:table-cell>
          <table:table-cell office:value-type="float" office:value="1771">
            <text:p>1771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429]" office:value-type="string" office:string-value="Western">
            <text:p>Western</text:p>
          </table:table-cell>
          <table:table-cell table:formula="of:=[.B429]" office:value-type="string" office:string-value="Cornwall">
            <text:p>Cornwall</text:p>
          </table:table-cell>
          <table:table-cell office:value-type="float" office:value="1772">
            <text:p>177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430]" office:value-type="string" office:string-value="Western">
            <text:p>Western</text:p>
          </table:table-cell>
          <table:table-cell table:formula="of:=[.B430]" office:value-type="string" office:string-value="Cornwall">
            <text:p>Cornwall</text:p>
          </table:table-cell>
          <table:table-cell office:value-type="float" office:value="1773">
            <text:p>1773</text:p>
          </table:table-cell>
          <table:table-cell table:number-columns-repeated="1021"/>
        </table:table-row>
        <table:table-row table:style-name="ro1">
          <table:table-cell table:formula="of:=[.A431]" office:value-type="string" office:string-value="Western">
            <text:p>Western</text:p>
          </table:table-cell>
          <table:table-cell table:formula="of:=[.B431]" office:value-type="string" office:string-value="Cornwall">
            <text:p>Cornwall</text:p>
          </table:table-cell>
          <table:table-cell office:value-type="float" office:value="1774">
            <text:p>1774</text:p>
          </table:table-cell>
          <table:table-cell table:number-columns-repeated="1021"/>
        </table:table-row>
        <table:table-row table:style-name="ro1">
          <table:table-cell table:formula="of:=[.A432]" office:value-type="string" office:string-value="Western">
            <text:p>Western</text:p>
          </table:table-cell>
          <table:table-cell table:formula="of:=[.B432]" office:value-type="string" office:string-value="Cornwall">
            <text:p>Cornwall</text:p>
          </table:table-cell>
          <table:table-cell office:value-type="float" office:value="1775">
            <text:p>1775</text:p>
          </table:table-cell>
          <table:table-cell table:number-columns-repeated="1021"/>
        </table:table-row>
        <table:table-row table:style-name="ro1">
          <table:table-cell table:formula="of:=[.A433]" office:value-type="string" office:string-value="Western">
            <text:p>Western</text:p>
          </table:table-cell>
          <table:table-cell table:formula="of:=[.B433]" office:value-type="string" office:string-value="Cornwall">
            <text:p>Cornwall</text:p>
          </table:table-cell>
          <table:table-cell office:value-type="float" office:value="1776">
            <text:p>177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434]" office:value-type="string" office:string-value="Western">
            <text:p>Western</text:p>
          </table:table-cell>
          <table:table-cell table:formula="of:=[.B434]" office:value-type="string" office:string-value="Cornwall">
            <text:p>Cornwall</text:p>
          </table:table-cell>
          <table:table-cell office:value-type="float" office:value="1777">
            <text:p>177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435]" office:value-type="string" office:string-value="Western">
            <text:p>Western</text:p>
          </table:table-cell>
          <table:table-cell table:formula="of:=[.B435]" office:value-type="string" office:string-value="Cornwall">
            <text:p>Cornwall</text:p>
          </table:table-cell>
          <table:table-cell office:value-type="float" office:value="1778">
            <text:p>1778</text:p>
          </table:table-cell>
          <table:table-cell table:number-columns-repeated="1021"/>
        </table:table-row>
        <table:table-row table:style-name="ro1">
          <table:table-cell table:formula="of:=[.A436]" office:value-type="string" office:string-value="Western">
            <text:p>Western</text:p>
          </table:table-cell>
          <table:table-cell table:formula="of:=[.B436]" office:value-type="string" office:string-value="Cornwall">
            <text:p>Cornwall</text:p>
          </table:table-cell>
          <table:table-cell office:value-type="float" office:value="1779">
            <text:p>1779</text:p>
          </table:table-cell>
          <table:table-cell table:number-columns-repeated="1021"/>
        </table:table-row>
        <table:table-row table:style-name="ro1">
          <table:table-cell table:formula="of:=[.A437]" office:value-type="string" office:string-value="Western">
            <text:p>Western</text:p>
          </table:table-cell>
          <table:table-cell table:formula="of:=[.B437]" office:value-type="string" office:string-value="Cornwall">
            <text:p>Cornwall</text:p>
          </table:table-cell>
          <table:table-cell office:value-type="float" office:value="1780">
            <text:p>1780</text:p>
          </table:table-cell>
          <table:table-cell table:number-columns-repeated="1021"/>
        </table:table-row>
        <table:table-row table:style-name="ro1">
          <table:table-cell table:formula="of:=[.A438]" office:value-type="string" office:string-value="Western">
            <text:p>Western</text:p>
          </table:table-cell>
          <table:table-cell table:formula="of:=[.B438]" office:value-type="string" office:string-value="Cornwall">
            <text:p>Cornwall</text:p>
          </table:table-cell>
          <table:table-cell office:value-type="float" office:value="1781">
            <text:p>1781</text:p>
          </table:table-cell>
          <table:table-cell table:number-columns-repeated="1021"/>
        </table:table-row>
        <table:table-row table:style-name="ro1">
          <table:table-cell table:formula="of:=[.A439]" office:value-type="string" office:string-value="Western">
            <text:p>Western</text:p>
          </table:table-cell>
          <table:table-cell table:formula="of:=[.B439]" office:value-type="string" office:string-value="Cornwall">
            <text:p>Cornwall</text:p>
          </table:table-cell>
          <table:table-cell office:value-type="float" office:value="1782">
            <text:p>1782</text:p>
          </table:table-cell>
          <table:table-cell table:number-columns-repeated="1021"/>
        </table:table-row>
        <table:table-row table:style-name="ro1">
          <table:table-cell table:formula="of:=[.A440]" office:value-type="string" office:string-value="Western">
            <text:p>Western</text:p>
          </table:table-cell>
          <table:table-cell table:formula="of:=[.B440]" office:value-type="string" office:string-value="Cornwall">
            <text:p>Cornwall</text:p>
          </table:table-cell>
          <table:table-cell office:value-type="float" office:value="1783">
            <text:p>1783</text:p>
          </table:table-cell>
          <table:table-cell table:number-columns-repeated="1021"/>
        </table:table-row>
        <table:table-row table:style-name="ro1">
          <table:table-cell table:formula="of:=[.A441]" office:value-type="string" office:string-value="Western">
            <text:p>Western</text:p>
          </table:table-cell>
          <table:table-cell table:formula="of:=[.B441]" office:value-type="string" office:string-value="Cornwall">
            <text:p>Cornwall</text:p>
          </table:table-cell>
          <table:table-cell office:value-type="float" office:value="1784">
            <text:p>1784</text:p>
          </table:table-cell>
          <table:table-cell table:number-columns-repeated="1021"/>
        </table:table-row>
        <table:table-row table:style-name="ro1">
          <table:table-cell table:formula="of:=[.A442]" office:value-type="string" office:string-value="Western">
            <text:p>Western</text:p>
          </table:table-cell>
          <table:table-cell table:formula="of:=[.B442]" office:value-type="string" office:string-value="Cornwall">
            <text:p>Cornwall</text:p>
          </table:table-cell>
          <table:table-cell office:value-type="float" office:value="1785">
            <text:p>1785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443]" office:value-type="string" office:string-value="Western">
            <text:p>Western</text:p>
          </table:table-cell>
          <table:table-cell table:formula="of:=[.B443]" office:value-type="string" office:string-value="Cornwall">
            <text:p>Cornwall</text:p>
          </table:table-cell>
          <table:table-cell office:value-type="float" office:value="1786">
            <text:p>1786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444]" office:value-type="string" office:string-value="Western">
            <text:p>Western</text:p>
          </table:table-cell>
          <table:table-cell table:formula="of:=[.B444]" office:value-type="string" office:string-value="Cornwall">
            <text:p>Cornwall</text:p>
          </table:table-cell>
          <table:table-cell office:value-type="float" office:value="1787">
            <text:p>1787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445]" office:value-type="string" office:string-value="Western">
            <text:p>Western</text:p>
          </table:table-cell>
          <table:table-cell table:formula="of:=[.B445]" office:value-type="string" office:string-value="Cornwall">
            <text:p>Cornwall</text:p>
          </table:table-cell>
          <table:table-cell office:value-type="float" office:value="1788">
            <text:p>178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446]" office:value-type="string" office:string-value="Western">
            <text:p>Western</text:p>
          </table:table-cell>
          <table:table-cell table:formula="of:=[.B446]" office:value-type="string" office:string-value="Cornwall">
            <text:p>Cornwall</text:p>
          </table:table-cell>
          <table:table-cell office:value-type="float" office:value="1789">
            <text:p>1789</text:p>
          </table:table-cell>
          <table:table-cell table:number-columns-repeated="1021"/>
        </table:table-row>
        <table:table-row table:style-name="ro1">
          <table:table-cell table:formula="of:=[.A447]" office:value-type="string" office:string-value="Western">
            <text:p>Western</text:p>
          </table:table-cell>
          <table:table-cell table:formula="of:=[.B447]" office:value-type="string" office:string-value="Cornwall">
            <text:p>Cornwall</text:p>
          </table:table-cell>
          <table:table-cell office:value-type="float" office:value="1790">
            <text:p>1790</text:p>
          </table:table-cell>
          <table:table-cell table:number-columns-repeated="1021"/>
        </table:table-row>
        <table:table-row table:style-name="ro1">
          <table:table-cell table:formula="of:=[.A448]" office:value-type="string" office:string-value="Western">
            <text:p>Western</text:p>
          </table:table-cell>
          <table:table-cell table:formula="of:=[.B448]" office:value-type="string" office:string-value="Cornwall">
            <text:p>Cornwall</text:p>
          </table:table-cell>
          <table:table-cell office:value-type="float" office:value="1791">
            <text:p>1791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table:formula="of:=[.A449]" office:value-type="string" office:string-value="Western">
            <text:p>Western</text:p>
          </table:table-cell>
          <table:table-cell table:formula="of:=[.B449]" office:value-type="string" office:string-value="Cornwall">
            <text:p>Cornwall</text:p>
          </table:table-cell>
          <table:table-cell office:value-type="float" office:value="1792">
            <text:p>1792</text:p>
          </table:table-cell>
          <table:table-cell table:number-columns-repeated="1021"/>
        </table:table-row>
        <table:table-row table:style-name="ro1">
          <table:table-cell table:formula="of:=[.A450]" office:value-type="string" office:string-value="Western">
            <text:p>Western</text:p>
          </table:table-cell>
          <table:table-cell table:formula="of:=[.B450]" office:value-type="string" office:string-value="Cornwall">
            <text:p>Cornwall</text:p>
          </table:table-cell>
          <table:table-cell office:value-type="float" office:value="1793">
            <text:p>179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451]" office:value-type="string" office:string-value="Western">
            <text:p>Western</text:p>
          </table:table-cell>
          <table:table-cell table:formula="of:=[.B451]" office:value-type="string" office:string-value="Cornwall">
            <text:p>Cornwall</text:p>
          </table:table-cell>
          <table:table-cell office:value-type="float" office:value="1794">
            <text:p>1794</text:p>
          </table:table-cell>
          <table:table-cell table:number-columns-repeated="1021"/>
        </table:table-row>
        <table:table-row table:style-name="ro1">
          <table:table-cell table:formula="of:=[.A452]" office:value-type="string" office:string-value="Western">
            <text:p>Western</text:p>
          </table:table-cell>
          <table:table-cell table:formula="of:=[.B452]" office:value-type="string" office:string-value="Cornwall">
            <text:p>Cornwall</text:p>
          </table:table-cell>
          <table:table-cell office:value-type="float" office:value="1795">
            <text:p>1795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453]" office:value-type="string" office:string-value="Western">
            <text:p>Western</text:p>
          </table:table-cell>
          <table:table-cell table:formula="of:=[.B453]" office:value-type="string" office:string-value="Cornwall">
            <text:p>Cornwall</text:p>
          </table:table-cell>
          <table:table-cell office:value-type="float" office:value="1796">
            <text:p>1796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454]" office:value-type="string" office:string-value="Western">
            <text:p>Western</text:p>
          </table:table-cell>
          <table:table-cell table:formula="of:=[.B454]" office:value-type="string" office:string-value="Cornwall">
            <text:p>Cornwall</text:p>
          </table:table-cell>
          <table:table-cell office:value-type="float" office:value="1797">
            <text:p>1797</text:p>
          </table:table-cell>
          <table:table-cell table:number-columns-repeated="1021"/>
        </table:table-row>
        <table:table-row table:style-name="ro1">
          <table:table-cell table:formula="of:=[.A455]" office:value-type="string" office:string-value="Western">
            <text:p>Western</text:p>
          </table:table-cell>
          <table:table-cell table:formula="of:=[.B455]" office:value-type="string" office:string-value="Cornwall">
            <text:p>Cornwall</text:p>
          </table:table-cell>
          <table:table-cell office:value-type="float" office:value="1798">
            <text:p>179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456]" office:value-type="string" office:string-value="Western">
            <text:p>Western</text:p>
          </table:table-cell>
          <table:table-cell table:formula="of:=[.B456]" office:value-type="string" office:string-value="Cornwall">
            <text:p>Cornwall</text:p>
          </table:table-cell>
          <table:table-cell office:value-type="float" office:value="1799">
            <text:p>1799</text:p>
          </table:table-cell>
          <table:table-cell table:number-columns-repeated="1021"/>
        </table:table-row>
        <table:table-row table:style-name="ro1">
          <table:table-cell table:formula="of:=[.A457]" office:value-type="string" office:string-value="Western">
            <text:p>Western</text:p>
          </table:table-cell>
          <table:table-cell office:value-type="string">
            <text:p>Devon (inc. Exeter)</text:p>
          </table:table-cell>
          <table:table-cell office:value-type="float" office:value="1735">
            <text:p>1735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SUM([.D458:.D522])" office:value-type="float" office:value="223">
            <text:p>223</text:p>
          </table:table-cell>
          <table:table-cell table:formula="of:=SUM([.E458:.E522])" office:value-type="float" office:value="13">
            <text:p>13</text:p>
          </table:table-cell>
          <table:table-cell table:number-columns-repeated="1016"/>
        </table:table-row>
        <table:table-row table:style-name="ro1">
          <table:table-cell table:formula="of:=[.A458]" office:value-type="string" office:string-value="Western">
            <text:p>Western</text:p>
          </table:table-cell>
          <table:table-cell table:formula="of:=[.B458]" office:value-type="string" office:string-value="Devon (inc. Exeter)">
            <text:p>Devon (inc. Exeter)</text:p>
          </table:table-cell>
          <table:table-cell office:value-type="float" office:value="1736">
            <text:p>1736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459]" office:value-type="string" office:string-value="Western">
            <text:p>Western</text:p>
          </table:table-cell>
          <table:table-cell table:formula="of:=[.B459]" office:value-type="string" office:string-value="Devon (inc. Exeter)">
            <text:p>Devon (inc. Exeter)</text:p>
          </table:table-cell>
          <table:table-cell office:value-type="float" office:value="1737">
            <text:p>1737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460]" office:value-type="string" office:string-value="Western">
            <text:p>Western</text:p>
          </table:table-cell>
          <table:table-cell table:formula="of:=[.B460]" office:value-type="string" office:string-value="Devon (inc. Exeter)">
            <text:p>Devon (inc. Exeter)</text:p>
          </table:table-cell>
          <table:table-cell office:value-type="float" office:value="1738">
            <text:p>1738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461]" office:value-type="string" office:string-value="Western">
            <text:p>Western</text:p>
          </table:table-cell>
          <table:table-cell table:formula="of:=[.B461]" office:value-type="string" office:string-value="Devon (inc. Exeter)">
            <text:p>Devon (inc. Exeter)</text:p>
          </table:table-cell>
          <table:table-cell office:value-type="float" office:value="1739">
            <text:p>173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.A462]" office:value-type="string" office:string-value="Western">
            <text:p>Western</text:p>
          </table:table-cell>
          <table:table-cell table:formula="of:=[.B462]" office:value-type="string" office:string-value="Devon (inc. Exeter)">
            <text:p>Devon (inc. Exeter)</text:p>
          </table:table-cell>
          <table:table-cell office:value-type="float" office:value="1740">
            <text:p>1740</text:p>
          </table:table-cell>
          <table:table-cell office:value-type="float" office:value="12">
            <text:p>12</text:p>
          </table:table-cell>
          <table:table-cell table:number-columns-repeated="1020"/>
        </table:table-row>
        <table:table-row table:style-name="ro1">
          <table:table-cell table:formula="of:=[.A463]" office:value-type="string" office:string-value="Western">
            <text:p>Western</text:p>
          </table:table-cell>
          <table:table-cell table:formula="of:=[.B463]" office:value-type="string" office:string-value="Devon (inc. Exeter)">
            <text:p>Devon (inc. Exeter)</text:p>
          </table:table-cell>
          <table:table-cell office:value-type="float" office:value="1741">
            <text:p>1741</text:p>
          </table:table-cell>
          <table:table-cell/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table:formula="of:=[.A464]" office:value-type="string" office:string-value="Western">
            <text:p>Western</text:p>
          </table:table-cell>
          <table:table-cell table:formula="of:=[.B464]" office:value-type="string" office:string-value="Devon (inc. Exeter)">
            <text:p>Devon (inc. Exeter)</text:p>
          </table:table-cell>
          <table:table-cell office:value-type="float" office:value="1742">
            <text:p>1742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465]" office:value-type="string" office:string-value="Western">
            <text:p>Western</text:p>
          </table:table-cell>
          <table:table-cell table:formula="of:=[.B465]" office:value-type="string" office:string-value="Devon (inc. Exeter)">
            <text:p>Devon (inc. Exeter)</text:p>
          </table:table-cell>
          <table:table-cell office:value-type="float" office:value="1743">
            <text:p>1743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formula="of:=[.A466]" office:value-type="string" office:string-value="Western">
            <text:p>Western</text:p>
          </table:table-cell>
          <table:table-cell table:formula="of:=[.B466]" office:value-type="string" office:string-value="Devon (inc. Exeter)">
            <text:p>Devon (inc. Exeter)</text:p>
          </table:table-cell>
          <table:table-cell office:value-type="float" office:value="1744">
            <text:p>1744</text:p>
          </table:table-cell>
          <table:table-cell/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table:formula="of:=[.A467]" office:value-type="string" office:string-value="Western">
            <text:p>Western</text:p>
          </table:table-cell>
          <table:table-cell table:formula="of:=[.B467]" office:value-type="string" office:string-value="Devon (inc. Exeter)">
            <text:p>Devon (inc. Exeter)</text:p>
          </table:table-cell>
          <table:table-cell office:value-type="float" office:value="1745">
            <text:p>1745</text:p>
          </table:table-cell>
          <table:table-cell/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formula="of:=[.A468]" office:value-type="string" office:string-value="Western">
            <text:p>Western</text:p>
          </table:table-cell>
          <table:table-cell table:formula="of:=[.B468]" office:value-type="string" office:string-value="Devon (inc. Exeter)">
            <text:p>Devon (inc. Exeter)</text:p>
          </table:table-cell>
          <table:table-cell office:value-type="float" office:value="1746">
            <text:p>1746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469]" office:value-type="string" office:string-value="Western">
            <text:p>Western</text:p>
          </table:table-cell>
          <table:table-cell table:formula="of:=[.B469]" office:value-type="string" office:string-value="Devon (inc. Exeter)">
            <text:p>Devon (inc. Exeter)</text:p>
          </table:table-cell>
          <table:table-cell office:value-type="float" office:value="1747">
            <text:p>1747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470]" office:value-type="string" office:string-value="Western">
            <text:p>Western</text:p>
          </table:table-cell>
          <table:table-cell table:formula="of:=[.B470]" office:value-type="string" office:string-value="Devon (inc. Exeter)">
            <text:p>Devon (inc. Exeter)</text:p>
          </table:table-cell>
          <table:table-cell office:value-type="float" office:value="1748">
            <text:p>1748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.A471]" office:value-type="string" office:string-value="Western">
            <text:p>Western</text:p>
          </table:table-cell>
          <table:table-cell table:formula="of:=[.B471]" office:value-type="string" office:string-value="Devon (inc. Exeter)">
            <text:p>Devon (inc. Exeter)</text:p>
          </table:table-cell>
          <table:table-cell office:value-type="float" office:value="1749">
            <text:p>1749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formula="of:=[.A472]" office:value-type="string" office:string-value="Western">
            <text:p>Western</text:p>
          </table:table-cell>
          <table:table-cell table:formula="of:=[.B472]" office:value-type="string" office:string-value="Devon (inc. Exeter)">
            <text:p>Devon (inc. Exeter)</text:p>
          </table:table-cell>
          <table:table-cell office:value-type="float" office:value="1750">
            <text:p>1750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473]" office:value-type="string" office:string-value="Western">
            <text:p>Western</text:p>
          </table:table-cell>
          <table:table-cell table:formula="of:=[.B473]" office:value-type="string" office:string-value="Devon (inc. Exeter)">
            <text:p>Devon (inc. Exeter)</text:p>
          </table:table-cell>
          <table:table-cell office:value-type="float" office:value="1751">
            <text:p>1751</text:p>
          </table:table-cell>
          <table:table-cell/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formula="of:=[.A474]" office:value-type="string" office:string-value="Western">
            <text:p>Western</text:p>
          </table:table-cell>
          <table:table-cell table:formula="of:=[.B474]" office:value-type="string" office:string-value="Devon (inc. Exeter)">
            <text:p>Devon (inc. Exeter)</text:p>
          </table:table-cell>
          <table:table-cell office:value-type="float" office:value="1752">
            <text:p>1752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formula="of:=[.A475]" office:value-type="string" office:string-value="Western">
            <text:p>Western</text:p>
          </table:table-cell>
          <table:table-cell table:formula="of:=[.B475]" office:value-type="string" office:string-value="Devon (inc. Exeter)">
            <text:p>Devon (inc. Exeter)</text:p>
          </table:table-cell>
          <table:table-cell office:value-type="float" office:value="1753">
            <text:p>1753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476]" office:value-type="string" office:string-value="Western">
            <text:p>Western</text:p>
          </table:table-cell>
          <table:table-cell table:formula="of:=[.B476]" office:value-type="string" office:string-value="Devon (inc. Exeter)">
            <text:p>Devon (inc. Exeter)</text:p>
          </table:table-cell>
          <table:table-cell office:value-type="float" office:value="1754">
            <text:p>1754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477]" office:value-type="string" office:string-value="Western">
            <text:p>Western</text:p>
          </table:table-cell>
          <table:table-cell table:formula="of:=[.B477]" office:value-type="string" office:string-value="Devon (inc. Exeter)">
            <text:p>Devon (inc. Exeter)</text:p>
          </table:table-cell>
          <table:table-cell office:value-type="float" office:value="1755">
            <text:p>1755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table:formula="of:=[.A478]" office:value-type="string" office:string-value="Western">
            <text:p>Western</text:p>
          </table:table-cell>
          <table:table-cell table:formula="of:=[.B478]" office:value-type="string" office:string-value="Devon (inc. Exeter)">
            <text:p>Devon (inc. Exeter)</text:p>
          </table:table-cell>
          <table:table-cell office:value-type="float" office:value="1756">
            <text:p>1756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479]" office:value-type="string" office:string-value="Western">
            <text:p>Western</text:p>
          </table:table-cell>
          <table:table-cell table:formula="of:=[.B479]" office:value-type="string" office:string-value="Devon (inc. Exeter)">
            <text:p>Devon (inc. Exeter)</text:p>
          </table:table-cell>
          <table:table-cell office:value-type="float" office:value="1757">
            <text:p>1757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480]" office:value-type="string" office:string-value="Western">
            <text:p>Western</text:p>
          </table:table-cell>
          <table:table-cell table:formula="of:=[.B480]" office:value-type="string" office:string-value="Devon (inc. Exeter)">
            <text:p>Devon (inc. Exeter)</text:p>
          </table:table-cell>
          <table:table-cell office:value-type="float" office:value="1758">
            <text:p>1758</text:p>
          </table:table-cell>
          <table:table-cell office:value-type="float" office:value="10">
            <text:p>10</text:p>
          </table:table-cell>
          <table:table-cell table:number-columns-repeated="1020"/>
        </table:table-row>
        <table:table-row table:style-name="ro1">
          <table:table-cell table:formula="of:=[.A481]" office:value-type="string" office:string-value="Western">
            <text:p>Western</text:p>
          </table:table-cell>
          <table:table-cell table:formula="of:=[.B481]" office:value-type="string" office:string-value="Devon (inc. Exeter)">
            <text:p>Devon (inc. Exeter)</text:p>
          </table:table-cell>
          <table:table-cell office:value-type="float" office:value="1759">
            <text:p>1759</text:p>
          </table:table-cell>
          <table:table-cell office:value-type="float" office:value="16">
            <text:p>16</text:p>
          </table:table-cell>
          <table:table-cell table:number-columns-repeated="1020"/>
        </table:table-row>
        <table:table-row table:style-name="ro1">
          <table:table-cell table:formula="of:=[.A482]" office:value-type="string" office:string-value="Western">
            <text:p>Western</text:p>
          </table:table-cell>
          <table:table-cell table:formula="of:=[.B482]" office:value-type="string" office:string-value="Devon (inc. Exeter)">
            <text:p>Devon (inc. Exeter)</text:p>
          </table:table-cell>
          <table:table-cell office:value-type="float" office:value="1760">
            <text:p>1760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483]" office:value-type="string" office:string-value="Western">
            <text:p>Western</text:p>
          </table:table-cell>
          <table:table-cell table:formula="of:=[.B483]" office:value-type="string" office:string-value="Devon (inc. Exeter)">
            <text:p>Devon (inc. Exeter)</text:p>
          </table:table-cell>
          <table:table-cell office:value-type="float" office:value="1761">
            <text:p>1761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table:formula="of:=[.A484]" office:value-type="string" office:string-value="Western">
            <text:p>Western</text:p>
          </table:table-cell>
          <table:table-cell table:formula="of:=[.B484]" office:value-type="string" office:string-value="Devon (inc. Exeter)">
            <text:p>Devon (inc. Exeter)</text:p>
          </table:table-cell>
          <table:table-cell office:value-type="float" office:value="1762">
            <text:p>1762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485]" office:value-type="string" office:string-value="Western">
            <text:p>Western</text:p>
          </table:table-cell>
          <table:table-cell table:formula="of:=[.B485]" office:value-type="string" office:string-value="Devon (inc. Exeter)">
            <text:p>Devon (inc. Exeter)</text:p>
          </table:table-cell>
          <table:table-cell office:value-type="float" office:value="1763">
            <text:p>1763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table:formula="of:=[.A486]" office:value-type="string" office:string-value="Western">
            <text:p>Western</text:p>
          </table:table-cell>
          <table:table-cell table:formula="of:=[.B486]" office:value-type="string" office:string-value="Devon (inc. Exeter)">
            <text:p>Devon (inc. Exeter)</text:p>
          </table:table-cell>
          <table:table-cell office:value-type="float" office:value="1764">
            <text:p>1764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formula="of:=[.A487]" office:value-type="string" office:string-value="Western">
            <text:p>Western</text:p>
          </table:table-cell>
          <table:table-cell table:formula="of:=[.B487]" office:value-type="string" office:string-value="Devon (inc. Exeter)">
            <text:p>Devon (inc. Exeter)</text:p>
          </table:table-cell>
          <table:table-cell office:value-type="float" office:value="1765">
            <text:p>1765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488]" office:value-type="string" office:string-value="Western">
            <text:p>Western</text:p>
          </table:table-cell>
          <table:table-cell table:formula="of:=[.B488]" office:value-type="string" office:string-value="Devon (inc. Exeter)">
            <text:p>Devon (inc. Exeter)</text:p>
          </table:table-cell>
          <table:table-cell office:value-type="float" office:value="1766">
            <text:p>1766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489]" office:value-type="string" office:string-value="Western">
            <text:p>Western</text:p>
          </table:table-cell>
          <table:table-cell table:formula="of:=[.B489]" office:value-type="string" office:string-value="Devon (inc. Exeter)">
            <text:p>Devon (inc. Exeter)</text:p>
          </table:table-cell>
          <table:table-cell office:value-type="float" office:value="1767">
            <text:p>176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490]" office:value-type="string" office:string-value="Western">
            <text:p>Western</text:p>
          </table:table-cell>
          <table:table-cell table:formula="of:=[.B490]" office:value-type="string" office:string-value="Devon (inc. Exeter)">
            <text:p>Devon (inc. Exeter)</text:p>
          </table:table-cell>
          <table:table-cell office:value-type="float" office:value="1768">
            <text:p>1768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491]" office:value-type="string" office:string-value="Western">
            <text:p>Western</text:p>
          </table:table-cell>
          <table:table-cell table:formula="of:=[.B491]" office:value-type="string" office:string-value="Devon (inc. Exeter)">
            <text:p>Devon (inc. Exeter)</text:p>
          </table:table-cell>
          <table:table-cell office:value-type="float" office:value="1769">
            <text:p>176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492]" office:value-type="string" office:string-value="Western">
            <text:p>Western</text:p>
          </table:table-cell>
          <table:table-cell table:formula="of:=[.B492]" office:value-type="string" office:string-value="Devon (inc. Exeter)">
            <text:p>Devon (inc. Exeter)</text:p>
          </table:table-cell>
          <table:table-cell office:value-type="float" office:value="1770">
            <text:p>1770</text:p>
          </table:table-cell>
          <table:table-cell table:number-columns-repeated="1021"/>
        </table:table-row>
        <table:table-row table:style-name="ro1">
          <table:table-cell table:formula="of:=[.A493]" office:value-type="string" office:string-value="Western">
            <text:p>Western</text:p>
          </table:table-cell>
          <table:table-cell table:formula="of:=[.B493]" office:value-type="string" office:string-value="Devon (inc. Exeter)">
            <text:p>Devon (inc. Exeter)</text:p>
          </table:table-cell>
          <table:table-cell office:value-type="float" office:value="1771">
            <text:p>177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494]" office:value-type="string" office:string-value="Western">
            <text:p>Western</text:p>
          </table:table-cell>
          <table:table-cell table:formula="of:=[.B494]" office:value-type="string" office:string-value="Devon (inc. Exeter)">
            <text:p>Devon (inc. Exeter)</text:p>
          </table:table-cell>
          <table:table-cell office:value-type="float" office:value="1772">
            <text:p>1772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495]" office:value-type="string" office:string-value="Western">
            <text:p>Western</text:p>
          </table:table-cell>
          <table:table-cell table:formula="of:=[.B495]" office:value-type="string" office:string-value="Devon (inc. Exeter)">
            <text:p>Devon (inc. Exeter)</text:p>
          </table:table-cell>
          <table:table-cell office:value-type="float" office:value="1773">
            <text:p>1773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496]" office:value-type="string" office:string-value="Western">
            <text:p>Western</text:p>
          </table:table-cell>
          <table:table-cell table:formula="of:=[.B496]" office:value-type="string" office:string-value="Devon (inc. Exeter)">
            <text:p>Devon (inc. Exeter)</text:p>
          </table:table-cell>
          <table:table-cell office:value-type="float" office:value="1774">
            <text:p>1774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497]" office:value-type="string" office:string-value="Western">
            <text:p>Western</text:p>
          </table:table-cell>
          <table:table-cell table:formula="of:=[.B497]" office:value-type="string" office:string-value="Devon (inc. Exeter)">
            <text:p>Devon (inc. Exeter)</text:p>
          </table:table-cell>
          <table:table-cell office:value-type="float" office:value="1775">
            <text:p>1775</text:p>
          </table:table-cell>
          <table:table-cell table:number-columns-repeated="1021"/>
        </table:table-row>
        <table:table-row table:style-name="ro1">
          <table:table-cell table:formula="of:=[.A498]" office:value-type="string" office:string-value="Western">
            <text:p>Western</text:p>
          </table:table-cell>
          <table:table-cell table:formula="of:=[.B498]" office:value-type="string" office:string-value="Devon (inc. Exeter)">
            <text:p>Devon (inc. Exeter)</text:p>
          </table:table-cell>
          <table:table-cell office:value-type="float" office:value="1776">
            <text:p>1776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499]" office:value-type="string" office:string-value="Western">
            <text:p>Western</text:p>
          </table:table-cell>
          <table:table-cell table:formula="of:=[.B499]" office:value-type="string" office:string-value="Devon (inc. Exeter)">
            <text:p>Devon (inc. Exeter)</text:p>
          </table:table-cell>
          <table:table-cell office:value-type="float" office:value="1777">
            <text:p>1777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500]" office:value-type="string" office:string-value="Western">
            <text:p>Western</text:p>
          </table:table-cell>
          <table:table-cell table:formula="of:=[.B500]" office:value-type="string" office:string-value="Devon (inc. Exeter)">
            <text:p>Devon (inc. Exeter)</text:p>
          </table:table-cell>
          <table:table-cell office:value-type="float" office:value="1778">
            <text:p>1778</text:p>
          </table:table-cell>
          <table:table-cell table:number-columns-repeated="1021"/>
        </table:table-row>
        <table:table-row table:style-name="ro1">
          <table:table-cell table:formula="of:=[.A501]" office:value-type="string" office:string-value="Western">
            <text:p>Western</text:p>
          </table:table-cell>
          <table:table-cell table:formula="of:=[.B501]" office:value-type="string" office:string-value="Devon (inc. Exeter)">
            <text:p>Devon (inc. Exeter)</text:p>
          </table:table-cell>
          <table:table-cell office:value-type="float" office:value="1779">
            <text:p>1779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502]" office:value-type="string" office:string-value="Western">
            <text:p>Western</text:p>
          </table:table-cell>
          <table:table-cell table:formula="of:=[.B502]" office:value-type="string" office:string-value="Devon (inc. Exeter)">
            <text:p>Devon (inc. Exeter)</text:p>
          </table:table-cell>
          <table:table-cell office:value-type="float" office:value="1780">
            <text:p>1780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503]" office:value-type="string" office:string-value="Western">
            <text:p>Western</text:p>
          </table:table-cell>
          <table:table-cell table:formula="of:=[.B503]" office:value-type="string" office:string-value="Devon (inc. Exeter)">
            <text:p>Devon (inc. Exeter)</text:p>
          </table:table-cell>
          <table:table-cell office:value-type="float" office:value="1781">
            <text:p>178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504]" office:value-type="string" office:string-value="Western">
            <text:p>Western</text:p>
          </table:table-cell>
          <table:table-cell table:formula="of:=[.B504]" office:value-type="string" office:string-value="Devon (inc. Exeter)">
            <text:p>Devon (inc. Exeter)</text:p>
          </table:table-cell>
          <table:table-cell office:value-type="float" office:value="1782">
            <text:p>1782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505]" office:value-type="string" office:string-value="Western">
            <text:p>Western</text:p>
          </table:table-cell>
          <table:table-cell table:formula="of:=[.B505]" office:value-type="string" office:string-value="Devon (inc. Exeter)">
            <text:p>Devon (inc. Exeter)</text:p>
          </table:table-cell>
          <table:table-cell office:value-type="float" office:value="1783">
            <text:p>1783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1">
          <table:table-cell table:formula="of:=[.A506]" office:value-type="string" office:string-value="Western">
            <text:p>Western</text:p>
          </table:table-cell>
          <table:table-cell table:formula="of:=[.B506]" office:value-type="string" office:string-value="Devon (inc. Exeter)">
            <text:p>Devon (inc. Exeter)</text:p>
          </table:table-cell>
          <table:table-cell office:value-type="float" office:value="1784">
            <text:p>1784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formula="of:=[.A507]" office:value-type="string" office:string-value="Western">
            <text:p>Western</text:p>
          </table:table-cell>
          <table:table-cell table:formula="of:=[.B507]" office:value-type="string" office:string-value="Devon (inc. Exeter)">
            <text:p>Devon (inc. Exeter)</text:p>
          </table:table-cell>
          <table:table-cell office:value-type="float" office:value="1785">
            <text:p>1785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table:formula="of:=[.A508]" office:value-type="string" office:string-value="Western">
            <text:p>Western</text:p>
          </table:table-cell>
          <table:table-cell table:formula="of:=[.B508]" office:value-type="string" office:string-value="Devon (inc. Exeter)">
            <text:p>Devon (inc. Exeter)</text:p>
          </table:table-cell>
          <table:table-cell office:value-type="float" office:value="1786">
            <text:p>1786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formula="of:=[.A509]" office:value-type="string" office:string-value="Western">
            <text:p>Western</text:p>
          </table:table-cell>
          <table:table-cell table:formula="of:=[.B509]" office:value-type="string" office:string-value="Devon (inc. Exeter)">
            <text:p>Devon (inc. Exeter)</text:p>
          </table:table-cell>
          <table:table-cell office:value-type="float" office:value="1787">
            <text:p>1787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table:formula="of:=[.A510]" office:value-type="string" office:string-value="Western">
            <text:p>Western</text:p>
          </table:table-cell>
          <table:table-cell table:formula="of:=[.B510]" office:value-type="string" office:string-value="Devon (inc. Exeter)">
            <text:p>Devon (inc. Exeter)</text:p>
          </table:table-cell>
          <table:table-cell office:value-type="float" office:value="1788">
            <text:p>1788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table:formula="of:=[.A511]" office:value-type="string" office:string-value="Western">
            <text:p>Western</text:p>
          </table:table-cell>
          <table:table-cell table:formula="of:=[.B511]" office:value-type="string" office:string-value="Devon (inc. Exeter)">
            <text:p>Devon (inc. Exeter)</text:p>
          </table:table-cell>
          <table:table-cell office:value-type="float" office:value="1789">
            <text:p>1789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formula="of:=[.A512]" office:value-type="string" office:string-value="Western">
            <text:p>Western</text:p>
          </table:table-cell>
          <table:table-cell table:formula="of:=[.B512]" office:value-type="string" office:string-value="Devon (inc. Exeter)">
            <text:p>Devon (inc. Exeter)</text:p>
          </table:table-cell>
          <table:table-cell office:value-type="float" office:value="1790">
            <text:p>1790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513]" office:value-type="string" office:string-value="Western">
            <text:p>Western</text:p>
          </table:table-cell>
          <table:table-cell table:formula="of:=[.B513]" office:value-type="string" office:string-value="Devon (inc. Exeter)">
            <text:p>Devon (inc. Exeter)</text:p>
          </table:table-cell>
          <table:table-cell office:value-type="float" office:value="1791">
            <text:p>1791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514]" office:value-type="string" office:string-value="Western">
            <text:p>Western</text:p>
          </table:table-cell>
          <table:table-cell table:formula="of:=[.B514]" office:value-type="string" office:string-value="Devon (inc. Exeter)">
            <text:p>Devon (inc. Exeter)</text:p>
          </table:table-cell>
          <table:table-cell office:value-type="float" office:value="1792">
            <text:p>1792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formula="of:=[.A515]" office:value-type="string" office:string-value="Western">
            <text:p>Western</text:p>
          </table:table-cell>
          <table:table-cell table:formula="of:=[.B515]" office:value-type="string" office:string-value="Devon (inc. Exeter)">
            <text:p>Devon (inc. Exeter)</text:p>
          </table:table-cell>
          <table:table-cell office:value-type="float" office:value="1793">
            <text:p>179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516]" office:value-type="string" office:string-value="Western">
            <text:p>Western</text:p>
          </table:table-cell>
          <table:table-cell table:formula="of:=[.B516]" office:value-type="string" office:string-value="Devon (inc. Exeter)">
            <text:p>Devon (inc. Exeter)</text:p>
          </table:table-cell>
          <table:table-cell office:value-type="float" office:value="1794">
            <text:p>179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517]" office:value-type="string" office:string-value="Western">
            <text:p>Western</text:p>
          </table:table-cell>
          <table:table-cell table:formula="of:=[.B517]" office:value-type="string" office:string-value="Devon (inc. Exeter)">
            <text:p>Devon (inc. Exeter)</text:p>
          </table:table-cell>
          <table:table-cell office:value-type="float" office:value="1795">
            <text:p>1795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formula="of:=[.A518]" office:value-type="string" office:string-value="Western">
            <text:p>Western</text:p>
          </table:table-cell>
          <table:table-cell table:formula="of:=[.B518]" office:value-type="string" office:string-value="Devon (inc. Exeter)">
            <text:p>Devon (inc. Exeter)</text:p>
          </table:table-cell>
          <table:table-cell office:value-type="float" office:value="1796">
            <text:p>1796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519]" office:value-type="string" office:string-value="Western">
            <text:p>Western</text:p>
          </table:table-cell>
          <table:table-cell table:formula="of:=[.B519]" office:value-type="string" office:string-value="Devon (inc. Exeter)">
            <text:p>Devon (inc. Exeter)</text:p>
          </table:table-cell>
          <table:table-cell office:value-type="float" office:value="1797">
            <text:p>1797</text:p>
          </table:table-cell>
          <table:table-cell table:number-columns-repeated="1021"/>
        </table:table-row>
        <table:table-row table:style-name="ro1">
          <table:table-cell table:formula="of:=[.A520]" office:value-type="string" office:string-value="Western">
            <text:p>Western</text:p>
          </table:table-cell>
          <table:table-cell table:formula="of:=[.B520]" office:value-type="string" office:string-value="Devon (inc. Exeter)">
            <text:p>Devon (inc. Exeter)</text:p>
          </table:table-cell>
          <table:table-cell office:value-type="float" office:value="1798">
            <text:p>1798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521]" office:value-type="string" office:string-value="Western">
            <text:p>Western</text:p>
          </table:table-cell>
          <table:table-cell table:formula="of:=[.B521]" office:value-type="string" office:string-value="Devon (inc. Exeter)">
            <text:p>Devon (inc. Exeter)</text:p>
          </table:table-cell>
          <table:table-cell office:value-type="float" office:value="1799">
            <text:p>1799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522]" office:value-type="string" office:string-value="Western">
            <text:p>Western</text:p>
          </table:table-cell>
          <table:table-cell office:value-type="string">
            <text:p>Dorset</text:p>
          </table:table-cell>
          <table:table-cell office:value-type="float" office:value="1739">
            <text:p>1739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SUM([.D523:.D552])" office:value-type="float" office:value="46">
            <text:p>46</text:p>
          </table:table-cell>
          <table:table-cell table:formula="of:=SUM([.E523:.E552])"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formula="of:=[.A523]" office:value-type="string" office:string-value="Western">
            <text:p>Western</text:p>
          </table:table-cell>
          <table:table-cell table:formula="of:=[.B523]" office:value-type="string" office:string-value="Dorset">
            <text:p>Dorset</text:p>
          </table:table-cell>
          <table:table-cell office:value-type="float" office:value="1740">
            <text:p>174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524]" office:value-type="string" office:string-value="Western">
            <text:p>Western</text:p>
          </table:table-cell>
          <table:table-cell table:formula="of:=[.B524]" office:value-type="string" office:string-value="Dorset">
            <text:p>Dorset</text:p>
          </table:table-cell>
          <table:table-cell office:value-type="float" office:value="1746">
            <text:p>174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525]" office:value-type="string" office:string-value="Western">
            <text:p>Western</text:p>
          </table:table-cell>
          <table:table-cell table:formula="of:=[.B525]" office:value-type="string" office:string-value="Dorset">
            <text:p>Dorset</text:p>
          </table:table-cell>
          <table:table-cell office:value-type="float" office:value="1749">
            <text:p>174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526]" office:value-type="string" office:string-value="Western">
            <text:p>Western</text:p>
          </table:table-cell>
          <table:table-cell table:formula="of:=[.B526]" office:value-type="string" office:string-value="Dorset">
            <text:p>Dorset</text:p>
          </table:table-cell>
          <table:table-cell office:value-type="float" office:value="1751">
            <text:p>175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527]" office:value-type="string" office:string-value="Western">
            <text:p>Western</text:p>
          </table:table-cell>
          <table:table-cell table:formula="of:=[.B527]" office:value-type="string" office:string-value="Dorset">
            <text:p>Dorset</text:p>
          </table:table-cell>
          <table:table-cell office:value-type="float" office:value="1761">
            <text:p>176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528]" office:value-type="string" office:string-value="Western">
            <text:p>Western</text:p>
          </table:table-cell>
          <table:table-cell table:formula="of:=[.B528]" office:value-type="string" office:string-value="Dorset">
            <text:p>Dorset</text:p>
          </table:table-cell>
          <table:table-cell office:value-type="float" office:value="1765">
            <text:p>176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529]" office:value-type="string" office:string-value="Western">
            <text:p>Western</text:p>
          </table:table-cell>
          <table:table-cell table:formula="of:=[.B529]" office:value-type="string" office:string-value="Dorset">
            <text:p>Dorset</text:p>
          </table:table-cell>
          <table:table-cell office:value-type="float" office:value="1766">
            <text:p>176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530]" office:value-type="string" office:string-value="Western">
            <text:p>Western</text:p>
          </table:table-cell>
          <table:table-cell table:formula="of:=[.B530]" office:value-type="string" office:string-value="Dorset">
            <text:p>Dorset</text:p>
          </table:table-cell>
          <table:table-cell office:value-type="float" office:value="1767">
            <text:p>176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531]" office:value-type="string" office:string-value="Western">
            <text:p>Western</text:p>
          </table:table-cell>
          <table:table-cell table:formula="of:=[.B531]" office:value-type="string" office:string-value="Dorset">
            <text:p>Dorset</text:p>
          </table:table-cell>
          <table:table-cell office:value-type="float" office:value="1768">
            <text:p>176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532]" office:value-type="string" office:string-value="Western">
            <text:p>Western</text:p>
          </table:table-cell>
          <table:table-cell table:formula="of:=[.B532]" office:value-type="string" office:string-value="Dorset">
            <text:p>Dorset</text:p>
          </table:table-cell>
          <table:table-cell office:value-type="float" office:value="1772">
            <text:p>177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533]" office:value-type="string" office:string-value="Western">
            <text:p>Western</text:p>
          </table:table-cell>
          <table:table-cell table:formula="of:=[.B533]" office:value-type="string" office:string-value="Dorset">
            <text:p>Dorset</text:p>
          </table:table-cell>
          <table:table-cell office:value-type="float" office:value="1773">
            <text:p>177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534]" office:value-type="string" office:string-value="Western">
            <text:p>Western</text:p>
          </table:table-cell>
          <table:table-cell table:formula="of:=[.B534]" office:value-type="string" office:string-value="Dorset">
            <text:p>Dorset</text:p>
          </table:table-cell>
          <table:table-cell office:value-type="float" office:value="1775">
            <text:p>177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535]" office:value-type="string" office:string-value="Western">
            <text:p>Western</text:p>
          </table:table-cell>
          <table:table-cell table:formula="of:=[.B535]" office:value-type="string" office:string-value="Dorset">
            <text:p>Dorset</text:p>
          </table:table-cell>
          <table:table-cell office:value-type="float" office:value="1778">
            <text:p>177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536]" office:value-type="string" office:string-value="Western">
            <text:p>Western</text:p>
          </table:table-cell>
          <table:table-cell table:formula="of:=[.B536]" office:value-type="string" office:string-value="Dorset">
            <text:p>Dorset</text:p>
          </table:table-cell>
          <table:table-cell office:value-type="float" office:value="1781">
            <text:p>178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537]" office:value-type="string" office:string-value="Western">
            <text:p>Western</text:p>
          </table:table-cell>
          <table:table-cell table:formula="of:=[.B537]" office:value-type="string" office:string-value="Dorset">
            <text:p>Dorset</text:p>
          </table:table-cell>
          <table:table-cell office:value-type="float" office:value="1784">
            <text:p>178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538]" office:value-type="string" office:string-value="Western">
            <text:p>Western</text:p>
          </table:table-cell>
          <table:table-cell table:formula="of:=[.B538]" office:value-type="string" office:string-value="Dorset">
            <text:p>Dorset</text:p>
          </table:table-cell>
          <table:table-cell office:value-type="float" office:value="1785">
            <text:p>178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539]" office:value-type="string" office:string-value="Western">
            <text:p>Western</text:p>
          </table:table-cell>
          <table:table-cell table:formula="of:=[.B539]" office:value-type="string" office:string-value="Dorset">
            <text:p>Dorset</text:p>
          </table:table-cell>
          <table:table-cell office:value-type="float" office:value="1795">
            <text:p>179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540]" office:value-type="string" office:string-value="Western">
            <text:p>Western</text:p>
          </table:table-cell>
          <table:table-cell table:formula="of:=[.B540]" office:value-type="string" office:string-value="Dorset">
            <text:p>Dorset</text:p>
          </table:table-cell>
          <table:table-cell office:value-type="float" office:value="1736">
            <text:p>1736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541]" office:value-type="string" office:string-value="Western">
            <text:p>Western</text:p>
          </table:table-cell>
          <table:table-cell table:formula="of:=[.B541]" office:value-type="string" office:string-value="Dorset">
            <text:p>Dorset</text:p>
          </table:table-cell>
          <table:table-cell office:value-type="float" office:value="1738">
            <text:p>1738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542]" office:value-type="string" office:string-value="Western">
            <text:p>Western</text:p>
          </table:table-cell>
          <table:table-cell table:formula="of:=[.B542]" office:value-type="string" office:string-value="Dorset">
            <text:p>Dorset</text:p>
          </table:table-cell>
          <table:table-cell office:value-type="float" office:value="1753">
            <text:p>1753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543]" office:value-type="string" office:string-value="Western">
            <text:p>Western</text:p>
          </table:table-cell>
          <table:table-cell table:formula="of:=[.B543]" office:value-type="string" office:string-value="Dorset">
            <text:p>Dorset</text:p>
          </table:table-cell>
          <table:table-cell office:value-type="float" office:value="1786">
            <text:p>1786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544]" office:value-type="string" office:string-value="Western">
            <text:p>Western</text:p>
          </table:table-cell>
          <table:table-cell table:formula="of:=[.B544]" office:value-type="string" office:string-value="Dorset">
            <text:p>Dorset</text:p>
          </table:table-cell>
          <table:table-cell office:value-type="float" office:value="1794">
            <text:p>1794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545]" office:value-type="string" office:string-value="Western">
            <text:p>Western</text:p>
          </table:table-cell>
          <table:table-cell table:formula="of:=[.B545]" office:value-type="string" office:string-value="Dorset">
            <text:p>Dorset</text:p>
          </table:table-cell>
          <table:table-cell office:value-type="float" office:value="1737">
            <text:p>1737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546]" office:value-type="string" office:string-value="Western">
            <text:p>Western</text:p>
          </table:table-cell>
          <table:table-cell table:formula="of:=[.B546]" office:value-type="string" office:string-value="Dorset">
            <text:p>Dorset</text:p>
          </table:table-cell>
          <table:table-cell office:value-type="float" office:value="1741">
            <text:p>1741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547]" office:value-type="string" office:string-value="Western">
            <text:p>Western</text:p>
          </table:table-cell>
          <table:table-cell table:formula="of:=[.B547]" office:value-type="string" office:string-value="Dorset">
            <text:p>Dorset</text:p>
          </table:table-cell>
          <table:table-cell office:value-type="float" office:value="1742">
            <text:p>1742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548]" office:value-type="string" office:string-value="Western">
            <text:p>Western</text:p>
          </table:table-cell>
          <table:table-cell table:formula="of:=[.B548]" office:value-type="string" office:string-value="Dorset">
            <text:p>Dorset</text:p>
          </table:table-cell>
          <table:table-cell office:value-type="float" office:value="1752">
            <text:p>1752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549]" office:value-type="string" office:string-value="Western">
            <text:p>Western</text:p>
          </table:table-cell>
          <table:table-cell table:formula="of:=[.B549]" office:value-type="string" office:string-value="Dorset">
            <text:p>Dorset</text:p>
          </table:table-cell>
          <table:table-cell office:value-type="float" office:value="1789">
            <text:p>1789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550]" office:value-type="string" office:string-value="Western">
            <text:p>Western</text:p>
          </table:table-cell>
          <table:table-cell table:formula="of:=[.B550]" office:value-type="string" office:string-value="Dorset">
            <text:p>Dorset</text:p>
          </table:table-cell>
          <table:table-cell office:value-type="float" office:value="1792">
            <text:p>1792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551]" office:value-type="string" office:string-value="Western">
            <text:p>Western</text:p>
          </table:table-cell>
          <table:table-cell table:formula="of:=[.B551]" office:value-type="string" office:string-value="Dorset">
            <text:p>Dorset</text:p>
          </table:table-cell>
          <table:table-cell office:value-type="float" office:value="1750">
            <text:p>1750</text:p>
          </table:table-cell>
          <table:table-cell/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formula="of:=[.A552]" office:value-type="string" office:string-value="Western">
            <text:p>Western</text:p>
          </table:table-cell>
          <table:table-cell office:value-type="string">
            <text:p>Southamptonshire (Hampshire)</text:p>
          </table:table-cell>
          <table:table-cell office:value-type="float" office:value="1743">
            <text:p>174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table:formula="of:=SUM([.D553:.D607])" office:value-type="float" office:value="162">
            <text:p>162</text:p>
          </table:table-cell>
          <table:table-cell table:formula="of:=SUM([.E553:.E607])" office:value-type="float" office:value="17">
            <text:p>17</text:p>
          </table:table-cell>
          <table:table-cell table:number-columns-repeated="1016"/>
        </table:table-row>
        <table:table-row table:style-name="ro1">
          <table:table-cell table:formula="of:=[.A553]" office:value-type="string" office:string-value="Western">
            <text:p>Western</text:p>
          </table:table-cell>
          <table:table-cell table:formula="of:=[.B553]" office:value-type="string" office:string-value="Southamptonshire (Hampshire)">
            <text:p>Southamptonshire (Hampshire)</text:p>
          </table:table-cell>
          <table:table-cell office:value-type="float" office:value="1746">
            <text:p>174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554]" office:value-type="string" office:string-value="Western">
            <text:p>Western</text:p>
          </table:table-cell>
          <table:table-cell table:formula="of:=[.B554]" office:value-type="string" office:string-value="Southamptonshire (Hampshire)">
            <text:p>Southamptonshire (Hampshire)</text:p>
          </table:table-cell>
          <table:table-cell office:value-type="float" office:value="1748">
            <text:p>1748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.A555]" office:value-type="string" office:string-value="Western">
            <text:p>Western</text:p>
          </table:table-cell>
          <table:table-cell table:formula="of:=[.B555]" office:value-type="string" office:string-value="Southamptonshire (Hampshire)">
            <text:p>Southamptonshire (Hampshire)</text:p>
          </table:table-cell>
          <table:table-cell office:value-type="float" office:value="1751">
            <text:p>175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556]" office:value-type="string" office:string-value="Western">
            <text:p>Western</text:p>
          </table:table-cell>
          <table:table-cell table:formula="of:=[.B556]" office:value-type="string" office:string-value="Southamptonshire (Hampshire)">
            <text:p>Southamptonshire (Hampshire)</text:p>
          </table:table-cell>
          <table:table-cell office:value-type="float" office:value="1755">
            <text:p>175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557]" office:value-type="string" office:string-value="Western">
            <text:p>Western</text:p>
          </table:table-cell>
          <table:table-cell table:formula="of:=[.B557]" office:value-type="string" office:string-value="Southamptonshire (Hampshire)">
            <text:p>Southamptonshire (Hampshire)</text:p>
          </table:table-cell>
          <table:table-cell office:value-type="float" office:value="1760">
            <text:p>176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558]" office:value-type="string" office:string-value="Western">
            <text:p>Western</text:p>
          </table:table-cell>
          <table:table-cell table:formula="of:=[.B558]" office:value-type="string" office:string-value="Southamptonshire (Hampshire)">
            <text:p>Southamptonshire (Hampshire)</text:p>
          </table:table-cell>
          <table:table-cell office:value-type="float" office:value="1765">
            <text:p>176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559]" office:value-type="string" office:string-value="Western">
            <text:p>Western</text:p>
          </table:table-cell>
          <table:table-cell table:formula="of:=[.B559]" office:value-type="string" office:string-value="Southamptonshire (Hampshire)">
            <text:p>Southamptonshire (Hampshire)</text:p>
          </table:table-cell>
          <table:table-cell office:value-type="float" office:value="1768">
            <text:p>176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560]" office:value-type="string" office:string-value="Western">
            <text:p>Western</text:p>
          </table:table-cell>
          <table:table-cell table:formula="of:=[.B560]" office:value-type="string" office:string-value="Southamptonshire (Hampshire)">
            <text:p>Southamptonshire (Hampshire)</text:p>
          </table:table-cell>
          <table:table-cell office:value-type="float" office:value="1770">
            <text:p>177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561]" office:value-type="string" office:string-value="Western">
            <text:p>Western</text:p>
          </table:table-cell>
          <table:table-cell table:formula="of:=[.B561]" office:value-type="string" office:string-value="Southamptonshire (Hampshire)">
            <text:p>Southamptonshire (Hampshire)</text:p>
          </table:table-cell>
          <table:table-cell office:value-type="float" office:value="1771">
            <text:p>177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562]" office:value-type="string" office:string-value="Western">
            <text:p>Western</text:p>
          </table:table-cell>
          <table:table-cell table:formula="of:=[.B562]" office:value-type="string" office:string-value="Southamptonshire (Hampshire)">
            <text:p>Southamptonshire (Hampshire)</text:p>
          </table:table-cell>
          <table:table-cell office:value-type="float" office:value="1772">
            <text:p>177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563]" office:value-type="string" office:string-value="Western">
            <text:p>Western</text:p>
          </table:table-cell>
          <table:table-cell table:formula="of:=[.B563]" office:value-type="string" office:string-value="Southamptonshire (Hampshire)">
            <text:p>Southamptonshire (Hampshire)</text:p>
          </table:table-cell>
          <table:table-cell office:value-type="float" office:value="1773">
            <text:p>177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564]" office:value-type="string" office:string-value="Western">
            <text:p>Western</text:p>
          </table:table-cell>
          <table:table-cell table:formula="of:=[.B564]" office:value-type="string" office:string-value="Southamptonshire (Hampshire)">
            <text:p>Southamptonshire (Hampshire)</text:p>
          </table:table-cell>
          <table:table-cell office:value-type="float" office:value="1776">
            <text:p>177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565]" office:value-type="string" office:string-value="Western">
            <text:p>Western</text:p>
          </table:table-cell>
          <table:table-cell table:formula="of:=[.B565]" office:value-type="string" office:string-value="Southamptonshire (Hampshire)">
            <text:p>Southamptonshire (Hampshire)</text:p>
          </table:table-cell>
          <table:table-cell office:value-type="float" office:value="1782">
            <text:p>178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566]" office:value-type="string" office:string-value="Western">
            <text:p>Western</text:p>
          </table:table-cell>
          <table:table-cell table:formula="of:=[.B566]" office:value-type="string" office:string-value="Southamptonshire (Hampshire)">
            <text:p>Southamptonshire (Hampshire)</text:p>
          </table:table-cell>
          <table:table-cell office:value-type="float" office:value="1735">
            <text:p>1735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567]" office:value-type="string" office:string-value="Western">
            <text:p>Western</text:p>
          </table:table-cell>
          <table:table-cell table:formula="of:=[.B567]" office:value-type="string" office:string-value="Southamptonshire (Hampshire)">
            <text:p>Southamptonshire (Hampshire)</text:p>
          </table:table-cell>
          <table:table-cell office:value-type="float" office:value="1736">
            <text:p>1736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568]" office:value-type="string" office:string-value="Western">
            <text:p>Western</text:p>
          </table:table-cell>
          <table:table-cell table:formula="of:=[.B568]" office:value-type="string" office:string-value="Southamptonshire (Hampshire)">
            <text:p>Southamptonshire (Hampshire)</text:p>
          </table:table-cell>
          <table:table-cell office:value-type="float" office:value="1737">
            <text:p>1737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569]" office:value-type="string" office:string-value="Western">
            <text:p>Western</text:p>
          </table:table-cell>
          <table:table-cell table:formula="of:=[.B569]" office:value-type="string" office:string-value="Southamptonshire (Hampshire)">
            <text:p>Southamptonshire (Hampshire)</text:p>
          </table:table-cell>
          <table:table-cell office:value-type="float" office:value="1739">
            <text:p>1739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570]" office:value-type="string" office:string-value="Western">
            <text:p>Western</text:p>
          </table:table-cell>
          <table:table-cell table:formula="of:=[.B570]" office:value-type="string" office:string-value="Southamptonshire (Hampshire)">
            <text:p>Southamptonshire (Hampshire)</text:p>
          </table:table-cell>
          <table:table-cell office:value-type="float" office:value="1747">
            <text:p>1747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571]" office:value-type="string" office:string-value="Western">
            <text:p>Western</text:p>
          </table:table-cell>
          <table:table-cell table:formula="of:=[.B571]" office:value-type="string" office:string-value="Southamptonshire (Hampshire)">
            <text:p>Southamptonshire (Hampshire)</text:p>
          </table:table-cell>
          <table:table-cell office:value-type="float" office:value="1750">
            <text:p>1750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572]" office:value-type="string" office:string-value="Western">
            <text:p>Western</text:p>
          </table:table-cell>
          <table:table-cell table:formula="of:=[.B572]" office:value-type="string" office:string-value="Southamptonshire (Hampshire)">
            <text:p>Southamptonshire (Hampshire)</text:p>
          </table:table-cell>
          <table:table-cell office:value-type="float" office:value="1754">
            <text:p>1754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573]" office:value-type="string" office:string-value="Western">
            <text:p>Western</text:p>
          </table:table-cell>
          <table:table-cell table:formula="of:=[.B573]" office:value-type="string" office:string-value="Southamptonshire (Hampshire)">
            <text:p>Southamptonshire (Hampshire)</text:p>
          </table:table-cell>
          <table:table-cell office:value-type="float" office:value="1756">
            <text:p>1756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574]" office:value-type="string" office:string-value="Western">
            <text:p>Western</text:p>
          </table:table-cell>
          <table:table-cell table:formula="of:=[.B574]" office:value-type="string" office:string-value="Southamptonshire (Hampshire)">
            <text:p>Southamptonshire (Hampshire)</text:p>
          </table:table-cell>
          <table:table-cell office:value-type="float" office:value="1757">
            <text:p>1757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575]" office:value-type="string" office:string-value="Western">
            <text:p>Western</text:p>
          </table:table-cell>
          <table:table-cell table:formula="of:=[.B575]" office:value-type="string" office:string-value="Southamptonshire (Hampshire)">
            <text:p>Southamptonshire (Hampshire)</text:p>
          </table:table-cell>
          <table:table-cell office:value-type="float" office:value="1764">
            <text:p>1764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576]" office:value-type="string" office:string-value="Western">
            <text:p>Western</text:p>
          </table:table-cell>
          <table:table-cell table:formula="of:=[.B576]" office:value-type="string" office:string-value="Southamptonshire (Hampshire)">
            <text:p>Southamptonshire (Hampshire)</text:p>
          </table:table-cell>
          <table:table-cell office:value-type="float" office:value="1775">
            <text:p>1775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577]" office:value-type="string" office:string-value="Western">
            <text:p>Western</text:p>
          </table:table-cell>
          <table:table-cell table:formula="of:=[.B577]" office:value-type="string" office:string-value="Southamptonshire (Hampshire)">
            <text:p>Southamptonshire (Hampshire)</text:p>
          </table:table-cell>
          <table:table-cell office:value-type="float" office:value="1777">
            <text:p>1777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578]" office:value-type="string" office:string-value="Western">
            <text:p>Western</text:p>
          </table:table-cell>
          <table:table-cell table:formula="of:=[.B578]" office:value-type="string" office:string-value="Southamptonshire (Hampshire)">
            <text:p>Southamptonshire (Hampshire)</text:p>
          </table:table-cell>
          <table:table-cell office:value-type="float" office:value="1781">
            <text:p>1781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579]" office:value-type="string" office:string-value="Western">
            <text:p>Western</text:p>
          </table:table-cell>
          <table:table-cell table:formula="of:=[.B579]" office:value-type="string" office:string-value="Southamptonshire (Hampshire)">
            <text:p>Southamptonshire (Hampshire)</text:p>
          </table:table-cell>
          <table:table-cell office:value-type="float" office:value="1784">
            <text:p>1784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580]" office:value-type="string" office:string-value="Western">
            <text:p>Western</text:p>
          </table:table-cell>
          <table:table-cell table:formula="of:=[.B580]" office:value-type="string" office:string-value="Southamptonshire (Hampshire)">
            <text:p>Southamptonshire (Hampshire)</text:p>
          </table:table-cell>
          <table:table-cell office:value-type="float" office:value="1788">
            <text:p>1788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581]" office:value-type="string" office:string-value="Western">
            <text:p>Western</text:p>
          </table:table-cell>
          <table:table-cell table:formula="of:=[.B581]" office:value-type="string" office:string-value="Southamptonshire (Hampshire)">
            <text:p>Southamptonshire (Hampshire)</text:p>
          </table:table-cell>
          <table:table-cell office:value-type="float" office:value="1790">
            <text:p>179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.A582]" office:value-type="string" office:string-value="Western">
            <text:p>Western</text:p>
          </table:table-cell>
          <table:table-cell table:formula="of:=[.B582]" office:value-type="string" office:string-value="Southamptonshire (Hampshire)">
            <text:p>Southamptonshire (Hampshire)</text:p>
          </table:table-cell>
          <table:table-cell office:value-type="float" office:value="1791">
            <text:p>1791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583]" office:value-type="string" office:string-value="Western">
            <text:p>Western</text:p>
          </table:table-cell>
          <table:table-cell table:formula="of:=[.B583]" office:value-type="string" office:string-value="Southamptonshire (Hampshire)">
            <text:p>Southamptonshire (Hampshire)</text:p>
          </table:table-cell>
          <table:table-cell office:value-type="float" office:value="1792">
            <text:p>1792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584]" office:value-type="string" office:string-value="Western">
            <text:p>Western</text:p>
          </table:table-cell>
          <table:table-cell table:formula="of:=[.B584]" office:value-type="string" office:string-value="Southamptonshire (Hampshire)">
            <text:p>Southamptonshire (Hampshire)</text:p>
          </table:table-cell>
          <table:table-cell office:value-type="float" office:value="1762">
            <text:p>176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.A585]" office:value-type="string" office:string-value="Western">
            <text:p>Western</text:p>
          </table:table-cell>
          <table:table-cell table:formula="of:=[.B585]" office:value-type="string" office:string-value="Southamptonshire (Hampshire)">
            <text:p>Southamptonshire (Hampshire)</text:p>
          </table:table-cell>
          <table:table-cell office:value-type="float" office:value="1789">
            <text:p>1789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586]" office:value-type="string" office:string-value="Western">
            <text:p>Western</text:p>
          </table:table-cell>
          <table:table-cell table:formula="of:=[.B586]" office:value-type="string" office:string-value="Southamptonshire (Hampshire)">
            <text:p>Southamptonshire (Hampshire)</text:p>
          </table:table-cell>
          <table:table-cell office:value-type="float" office:value="1798">
            <text:p>1798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587]" office:value-type="string" office:string-value="Western">
            <text:p>Western</text:p>
          </table:table-cell>
          <table:table-cell table:formula="of:=[.B587]" office:value-type="string" office:string-value="Southamptonshire (Hampshire)">
            <text:p>Southamptonshire (Hampshire)</text:p>
          </table:table-cell>
          <table:table-cell office:value-type="float" office:value="1799">
            <text:p>1799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588]" office:value-type="string" office:string-value="Western">
            <text:p>Western</text:p>
          </table:table-cell>
          <table:table-cell table:formula="of:=[.B588]" office:value-type="string" office:string-value="Southamptonshire (Hampshire)">
            <text:p>Southamptonshire (Hampshire)</text:p>
          </table:table-cell>
          <table:table-cell office:value-type="float" office:value="1749">
            <text:p>1749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589]" office:value-type="string" office:string-value="Western">
            <text:p>Western</text:p>
          </table:table-cell>
          <table:table-cell table:formula="of:=[.B589]" office:value-type="string" office:string-value="Southamptonshire (Hampshire)">
            <text:p>Southamptonshire (Hampshire)</text:p>
          </table:table-cell>
          <table:table-cell office:value-type="float" office:value="1752">
            <text:p>1752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590]" office:value-type="string" office:string-value="Western">
            <text:p>Western</text:p>
          </table:table-cell>
          <table:table-cell table:formula="of:=[.B590]" office:value-type="string" office:string-value="Southamptonshire (Hampshire)">
            <text:p>Southamptonshire (Hampshire)</text:p>
          </table:table-cell>
          <table:table-cell office:value-type="float" office:value="1758">
            <text:p>1758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591]" office:value-type="string" office:string-value="Western">
            <text:p>Western</text:p>
          </table:table-cell>
          <table:table-cell table:formula="of:=[.B591]" office:value-type="string" office:string-value="Southamptonshire (Hampshire)">
            <text:p>Southamptonshire (Hampshire)</text:p>
          </table:table-cell>
          <table:table-cell office:value-type="float" office:value="1778">
            <text:p>1778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592]" office:value-type="string" office:string-value="Western">
            <text:p>Western</text:p>
          </table:table-cell>
          <table:table-cell table:formula="of:=[.B592]" office:value-type="string" office:string-value="Southamptonshire (Hampshire)">
            <text:p>Southamptonshire (Hampshire)</text:p>
          </table:table-cell>
          <table:table-cell office:value-type="float" office:value="1786">
            <text:p>1786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593]" office:value-type="string" office:string-value="Western">
            <text:p>Western</text:p>
          </table:table-cell>
          <table:table-cell table:formula="of:=[.B593]" office:value-type="string" office:string-value="Southamptonshire (Hampshire)">
            <text:p>Southamptonshire (Hampshire)</text:p>
          </table:table-cell>
          <table:table-cell office:value-type="float" office:value="1738">
            <text:p>1738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formula="of:=[.A594]" office:value-type="string" office:string-value="Western">
            <text:p>Western</text:p>
          </table:table-cell>
          <table:table-cell table:formula="of:=[.B594]" office:value-type="string" office:string-value="Southamptonshire (Hampshire)">
            <text:p>Southamptonshire (Hampshire)</text:p>
          </table:table-cell>
          <table:table-cell office:value-type="float" office:value="1763">
            <text:p>1763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formula="of:=[.A595]" office:value-type="string" office:string-value="Western">
            <text:p>Western</text:p>
          </table:table-cell>
          <table:table-cell table:formula="of:=[.B595]" office:value-type="string" office:string-value="Southamptonshire (Hampshire)">
            <text:p>Southamptonshire (Hampshire)</text:p>
          </table:table-cell>
          <table:table-cell office:value-type="float" office:value="1766">
            <text:p>1766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formula="of:=[.A596]" office:value-type="string" office:string-value="Western">
            <text:p>Western</text:p>
          </table:table-cell>
          <table:table-cell table:formula="of:=[.B596]" office:value-type="string" office:string-value="Southamptonshire (Hampshire)">
            <text:p>Southamptonshire (Hampshire)</text:p>
          </table:table-cell>
          <table:table-cell office:value-type="float" office:value="1780">
            <text:p>1780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formula="of:=[.A597]" office:value-type="string" office:string-value="Western">
            <text:p>Western</text:p>
          </table:table-cell>
          <table:table-cell table:formula="of:=[.B597]" office:value-type="string" office:string-value="Southamptonshire (Hampshire)">
            <text:p>Southamptonshire (Hampshire)</text:p>
          </table:table-cell>
          <table:table-cell office:value-type="float" office:value="1759">
            <text:p>1759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table:formula="of:=[.A598]" office:value-type="string" office:string-value="Western">
            <text:p>Western</text:p>
          </table:table-cell>
          <table:table-cell table:formula="of:=[.B598]" office:value-type="string" office:string-value="Southamptonshire (Hampshire)">
            <text:p>Southamptonshire (Hampshire)</text:p>
          </table:table-cell>
          <table:table-cell office:value-type="float" office:value="1761">
            <text:p>1761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table:formula="of:=[.A599]" office:value-type="string" office:string-value="Western">
            <text:p>Western</text:p>
          </table:table-cell>
          <table:table-cell table:formula="of:=[.B599]" office:value-type="string" office:string-value="Southamptonshire (Hampshire)">
            <text:p>Southamptonshire (Hampshire)</text:p>
          </table:table-cell>
          <table:table-cell office:value-type="float" office:value="1794">
            <text:p>1794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table:formula="of:=[.A600]" office:value-type="string" office:string-value="Western">
            <text:p>Western</text:p>
          </table:table-cell>
          <table:table-cell table:formula="of:=[.B600]" office:value-type="string" office:string-value="Southamptonshire (Hampshire)">
            <text:p>Southamptonshire (Hampshire)</text:p>
          </table:table-cell>
          <table:table-cell office:value-type="float" office:value="1796">
            <text:p>1796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table:formula="of:=[.A601]" office:value-type="string" office:string-value="Western">
            <text:p>Western</text:p>
          </table:table-cell>
          <table:table-cell table:formula="of:=[.B601]" office:value-type="string" office:string-value="Southamptonshire (Hampshire)">
            <text:p>Southamptonshire (Hampshire)</text:p>
          </table:table-cell>
          <table:table-cell office:value-type="float" office:value="1797">
            <text:p>1797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table:formula="of:=[.A602]" office:value-type="string" office:string-value="Western">
            <text:p>Western</text:p>
          </table:table-cell>
          <table:table-cell table:formula="of:=[.B602]" office:value-type="string" office:string-value="Southamptonshire (Hampshire)">
            <text:p>Southamptonshire (Hampshire)</text:p>
          </table:table-cell>
          <table:table-cell office:value-type="float" office:value="1783">
            <text:p>1783</text:p>
          </table:table-cell>
          <table:table-cell office:value-type="float" office:value="10">
            <text:p>10</text:p>
          </table:table-cell>
          <table:table-cell table:number-columns-repeated="1020"/>
        </table:table-row>
        <table:table-row table:style-name="ro1">
          <table:table-cell table:formula="of:=[.A603]" office:value-type="string" office:string-value="Western">
            <text:p>Western</text:p>
          </table:table-cell>
          <table:table-cell table:formula="of:=[.B603]" office:value-type="string" office:string-value="Southamptonshire (Hampshire)">
            <text:p>Southamptonshire (Hampshire)</text:p>
          </table:table-cell>
          <table:table-cell office:value-type="float" office:value="1785">
            <text:p>1785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1">
          <table:table-cell table:formula="of:=[.A604]" office:value-type="string" office:string-value="Western">
            <text:p>Western</text:p>
          </table:table-cell>
          <table:table-cell table:formula="of:=[.B604]" office:value-type="string" office:string-value="Southamptonshire (Hampshire)">
            <text:p>Southamptonshire (Hampshire)</text:p>
          </table:table-cell>
          <table:table-cell office:value-type="float" office:value="1740">
            <text:p>174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formula="of:=[.A605]" office:value-type="string" office:string-value="Western">
            <text:p>Western</text:p>
          </table:table-cell>
          <table:table-cell table:formula="of:=[.B605]" office:value-type="string" office:string-value="Southamptonshire (Hampshire)">
            <text:p>Southamptonshire (Hampshire)</text:p>
          </table:table-cell>
          <table:table-cell office:value-type="float" office:value="1741">
            <text:p>174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formula="of:=[.A606]" office:value-type="string" office:string-value="Western">
            <text:p>Western</text:p>
          </table:table-cell>
          <table:table-cell table:formula="of:=[.B606]" office:value-type="string" office:string-value="Southamptonshire (Hampshire)">
            <text:p>Southamptonshire (Hampshire)</text:p>
          </table:table-cell>
          <table:table-cell office:value-type="float" office:value="1744">
            <text:p>174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table:formula="of:=[.A607]" office:value-type="string" office:string-value="Western">
            <text:p>Western</text:p>
          </table:table-cell>
          <table:table-cell office:value-type="string">
            <text:p>Somerset</text:p>
          </table:table-cell>
          <table:table-cell office:value-type="float" office:value="1735">
            <text:p>1735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SUM([.D608:.D666])" office:value-type="float" office:value="179">
            <text:p>179</text:p>
          </table:table-cell>
          <table:table-cell table:formula="of:=SUM([.E608:.E666])" office:value-type="float" office:value="28">
            <text:p>28</text:p>
          </table:table-cell>
          <table:table-cell table:number-columns-repeated="1016"/>
        </table:table-row>
        <table:table-row table:style-name="ro1">
          <table:table-cell table:formula="of:=[.A608]" office:value-type="string" office:string-value="Western">
            <text:p>Western</text:p>
          </table:table-cell>
          <table:table-cell table:formula="of:=[.B608]" office:value-type="string" office:string-value="Somerset">
            <text:p>Somerset</text:p>
          </table:table-cell>
          <table:table-cell office:value-type="float" office:value="1745">
            <text:p>174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609]" office:value-type="string" office:string-value="Western">
            <text:p>Western</text:p>
          </table:table-cell>
          <table:table-cell table:formula="of:=[.B609]" office:value-type="string" office:string-value="Somerset">
            <text:p>Somerset</text:p>
          </table:table-cell>
          <table:table-cell office:value-type="float" office:value="1762">
            <text:p>176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610]" office:value-type="string" office:string-value="Western">
            <text:p>Western</text:p>
          </table:table-cell>
          <table:table-cell table:formula="of:=[.B610]" office:value-type="string" office:string-value="Somerset">
            <text:p>Somerset</text:p>
          </table:table-cell>
          <table:table-cell office:value-type="float" office:value="1764">
            <text:p>176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611]" office:value-type="string" office:string-value="Western">
            <text:p>Western</text:p>
          </table:table-cell>
          <table:table-cell table:formula="of:=[.B611]" office:value-type="string" office:string-value="Somerset">
            <text:p>Somerset</text:p>
          </table:table-cell>
          <table:table-cell office:value-type="float" office:value="1765">
            <text:p>176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612]" office:value-type="string" office:string-value="Western">
            <text:p>Western</text:p>
          </table:table-cell>
          <table:table-cell table:formula="of:=[.B612]" office:value-type="string" office:string-value="Somerset">
            <text:p>Somerset</text:p>
          </table:table-cell>
          <table:table-cell office:value-type="float" office:value="1766">
            <text:p>1766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.A613]" office:value-type="string" office:string-value="Western">
            <text:p>Western</text:p>
          </table:table-cell>
          <table:table-cell table:formula="of:=[.B613]" office:value-type="string" office:string-value="Somerset">
            <text:p>Somerset</text:p>
          </table:table-cell>
          <table:table-cell office:value-type="float" office:value="1768">
            <text:p>176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614]" office:value-type="string" office:string-value="Western">
            <text:p>Western</text:p>
          </table:table-cell>
          <table:table-cell table:formula="of:=[.B614]" office:value-type="string" office:string-value="Somerset">
            <text:p>Somerset</text:p>
          </table:table-cell>
          <table:table-cell office:value-type="float" office:value="1774">
            <text:p>177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615]" office:value-type="string" office:string-value="Western">
            <text:p>Western</text:p>
          </table:table-cell>
          <table:table-cell table:formula="of:=[.B615]" office:value-type="string" office:string-value="Somerset">
            <text:p>Somerset</text:p>
          </table:table-cell>
          <table:table-cell office:value-type="float" office:value="1795">
            <text:p>179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616]" office:value-type="string" office:string-value="Western">
            <text:p>Western</text:p>
          </table:table-cell>
          <table:table-cell table:formula="of:=[.B616]" office:value-type="string" office:string-value="Somerset">
            <text:p>Somerset</text:p>
          </table:table-cell>
          <table:table-cell office:value-type="float" office:value="1797">
            <text:p>179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617]" office:value-type="string" office:string-value="Western">
            <text:p>Western</text:p>
          </table:table-cell>
          <table:table-cell table:formula="of:=[.B617]" office:value-type="string" office:string-value="Somerset">
            <text:p>Somerset</text:p>
          </table:table-cell>
          <table:table-cell office:value-type="float" office:value="1748">
            <text:p>1748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618]" office:value-type="string" office:string-value="Western">
            <text:p>Western</text:p>
          </table:table-cell>
          <table:table-cell table:formula="of:=[.B618]" office:value-type="string" office:string-value="Somerset">
            <text:p>Somerset</text:p>
          </table:table-cell>
          <table:table-cell office:value-type="float" office:value="1750">
            <text:p>1750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619]" office:value-type="string" office:string-value="Western">
            <text:p>Western</text:p>
          </table:table-cell>
          <table:table-cell table:formula="of:=[.B619]" office:value-type="string" office:string-value="Somerset">
            <text:p>Somerset</text:p>
          </table:table-cell>
          <table:table-cell office:value-type="float" office:value="1751">
            <text:p>1751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620]" office:value-type="string" office:string-value="Western">
            <text:p>Western</text:p>
          </table:table-cell>
          <table:table-cell table:formula="of:=[.B620]" office:value-type="string" office:string-value="Somerset">
            <text:p>Somerset</text:p>
          </table:table-cell>
          <table:table-cell office:value-type="float" office:value="1757">
            <text:p>1757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621]" office:value-type="string" office:string-value="Western">
            <text:p>Western</text:p>
          </table:table-cell>
          <table:table-cell table:formula="of:=[.B621]" office:value-type="string" office:string-value="Somerset">
            <text:p>Somerset</text:p>
          </table:table-cell>
          <table:table-cell office:value-type="float" office:value="1761">
            <text:p>1761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622]" office:value-type="string" office:string-value="Western">
            <text:p>Western</text:p>
          </table:table-cell>
          <table:table-cell table:formula="of:=[.B622]" office:value-type="string" office:string-value="Somerset">
            <text:p>Somerset</text:p>
          </table:table-cell>
          <table:table-cell office:value-type="float" office:value="1769">
            <text:p>1769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623]" office:value-type="string" office:string-value="Western">
            <text:p>Western</text:p>
          </table:table-cell>
          <table:table-cell table:formula="of:=[.B623]" office:value-type="string" office:string-value="Somerset">
            <text:p>Somerset</text:p>
          </table:table-cell>
          <table:table-cell office:value-type="float" office:value="1771">
            <text:p>1771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624]" office:value-type="string" office:string-value="Western">
            <text:p>Western</text:p>
          </table:table-cell>
          <table:table-cell table:formula="of:=[.B624]" office:value-type="string" office:string-value="Somerset">
            <text:p>Somerset</text:p>
          </table:table-cell>
          <table:table-cell office:value-type="float" office:value="1772">
            <text:p>1772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625]" office:value-type="string" office:string-value="Western">
            <text:p>Western</text:p>
          </table:table-cell>
          <table:table-cell table:formula="of:=[.B625]" office:value-type="string" office:string-value="Somerset">
            <text:p>Somerset</text:p>
          </table:table-cell>
          <table:table-cell office:value-type="float" office:value="1775">
            <text:p>1775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626]" office:value-type="string" office:string-value="Western">
            <text:p>Western</text:p>
          </table:table-cell>
          <table:table-cell table:formula="of:=[.B626]" office:value-type="string" office:string-value="Somerset">
            <text:p>Somerset</text:p>
          </table:table-cell>
          <table:table-cell office:value-type="float" office:value="1778">
            <text:p>1778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627]" office:value-type="string" office:string-value="Western">
            <text:p>Western</text:p>
          </table:table-cell>
          <table:table-cell table:formula="of:=[.B627]" office:value-type="string" office:string-value="Somerset">
            <text:p>Somerset</text:p>
          </table:table-cell>
          <table:table-cell office:value-type="float" office:value="1781">
            <text:p>1781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628]" office:value-type="string" office:string-value="Western">
            <text:p>Western</text:p>
          </table:table-cell>
          <table:table-cell table:formula="of:=[.B628]" office:value-type="string" office:string-value="Somerset">
            <text:p>Somerset</text:p>
          </table:table-cell>
          <table:table-cell office:value-type="float" office:value="1792">
            <text:p>1792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629]" office:value-type="string" office:string-value="Western">
            <text:p>Western</text:p>
          </table:table-cell>
          <table:table-cell table:formula="of:=[.B629]" office:value-type="string" office:string-value="Somerset">
            <text:p>Somerset</text:p>
          </table:table-cell>
          <table:table-cell office:value-type="float" office:value="1793">
            <text:p>1793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630]" office:value-type="string" office:string-value="Western">
            <text:p>Western</text:p>
          </table:table-cell>
          <table:table-cell table:formula="of:=[.B630]" office:value-type="string" office:string-value="Somerset">
            <text:p>Somerset</text:p>
          </table:table-cell>
          <table:table-cell office:value-type="float" office:value="1794">
            <text:p>1794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631]" office:value-type="string" office:string-value="Western">
            <text:p>Western</text:p>
          </table:table-cell>
          <table:table-cell table:formula="of:=[.B631]" office:value-type="string" office:string-value="Somerset">
            <text:p>Somerset</text:p>
          </table:table-cell>
          <table:table-cell office:value-type="float" office:value="1796">
            <text:p>1796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632]" office:value-type="string" office:string-value="Western">
            <text:p>Western</text:p>
          </table:table-cell>
          <table:table-cell table:formula="of:=[.B632]" office:value-type="string" office:string-value="Somerset">
            <text:p>Somerset</text:p>
          </table:table-cell>
          <table:table-cell office:value-type="float" office:value="1737">
            <text:p>1737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633]" office:value-type="string" office:string-value="Western">
            <text:p>Western</text:p>
          </table:table-cell>
          <table:table-cell table:formula="of:=[.B633]" office:value-type="string" office:string-value="Somerset">
            <text:p>Somerset</text:p>
          </table:table-cell>
          <table:table-cell office:value-type="float" office:value="1738">
            <text:p>1738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634]" office:value-type="string" office:string-value="Western">
            <text:p>Western</text:p>
          </table:table-cell>
          <table:table-cell table:formula="of:=[.B634]" office:value-type="string" office:string-value="Somerset">
            <text:p>Somerset</text:p>
          </table:table-cell>
          <table:table-cell office:value-type="float" office:value="1739">
            <text:p>1739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635]" office:value-type="string" office:string-value="Western">
            <text:p>Western</text:p>
          </table:table-cell>
          <table:table-cell table:formula="of:=[.B635]" office:value-type="string" office:string-value="Somerset">
            <text:p>Somerset</text:p>
          </table:table-cell>
          <table:table-cell office:value-type="float" office:value="1747">
            <text:p>1747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636]" office:value-type="string" office:string-value="Western">
            <text:p>Western</text:p>
          </table:table-cell>
          <table:table-cell table:formula="of:=[.B636]" office:value-type="string" office:string-value="Somerset">
            <text:p>Somerset</text:p>
          </table:table-cell>
          <table:table-cell office:value-type="float" office:value="1776">
            <text:p>1776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637]" office:value-type="string" office:string-value="Western">
            <text:p>Western</text:p>
          </table:table-cell>
          <table:table-cell table:formula="of:=[.B637]" office:value-type="string" office:string-value="Somerset">
            <text:p>Somerset</text:p>
          </table:table-cell>
          <table:table-cell office:value-type="float" office:value="1780">
            <text:p>1780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638]" office:value-type="string" office:string-value="Western">
            <text:p>Western</text:p>
          </table:table-cell>
          <table:table-cell table:formula="of:=[.B638]" office:value-type="string" office:string-value="Somerset">
            <text:p>Somerset</text:p>
          </table:table-cell>
          <table:table-cell office:value-type="float" office:value="1791">
            <text:p>1791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639]" office:value-type="string" office:string-value="Western">
            <text:p>Western</text:p>
          </table:table-cell>
          <table:table-cell table:formula="of:=[.B639]" office:value-type="string" office:string-value="Somerset">
            <text:p>Somerset</text:p>
          </table:table-cell>
          <table:table-cell office:value-type="float" office:value="1798">
            <text:p>1798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640]" office:value-type="string" office:string-value="Western">
            <text:p>Western</text:p>
          </table:table-cell>
          <table:table-cell table:formula="of:=[.B640]" office:value-type="string" office:string-value="Somerset">
            <text:p>Somerset</text:p>
          </table:table-cell>
          <table:table-cell office:value-type="float" office:value="1736">
            <text:p>1736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641]" office:value-type="string" office:string-value="Western">
            <text:p>Western</text:p>
          </table:table-cell>
          <table:table-cell table:formula="of:=[.B641]" office:value-type="string" office:string-value="Somerset">
            <text:p>Somerset</text:p>
          </table:table-cell>
          <table:table-cell office:value-type="float" office:value="1746">
            <text:p>1746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642]" office:value-type="string" office:string-value="Western">
            <text:p>Western</text:p>
          </table:table-cell>
          <table:table-cell table:formula="of:=[.B642]" office:value-type="string" office:string-value="Somerset">
            <text:p>Somerset</text:p>
          </table:table-cell>
          <table:table-cell office:value-type="float" office:value="1759">
            <text:p>1759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643]" office:value-type="string" office:string-value="Western">
            <text:p>Western</text:p>
          </table:table-cell>
          <table:table-cell table:formula="of:=[.B643]" office:value-type="string" office:string-value="Somerset">
            <text:p>Somerset</text:p>
          </table:table-cell>
          <table:table-cell office:value-type="float" office:value="1770">
            <text:p>1770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644]" office:value-type="string" office:string-value="Western">
            <text:p>Western</text:p>
          </table:table-cell>
          <table:table-cell table:formula="of:=[.B644]" office:value-type="string" office:string-value="Somerset">
            <text:p>Somerset</text:p>
          </table:table-cell>
          <table:table-cell office:value-type="float" office:value="1790">
            <text:p>1790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645]" office:value-type="string" office:string-value="Western">
            <text:p>Western</text:p>
          </table:table-cell>
          <table:table-cell table:formula="of:=[.B645]" office:value-type="string" office:string-value="Somerset">
            <text:p>Somerset</text:p>
          </table:table-cell>
          <table:table-cell office:value-type="float" office:value="1756">
            <text:p>1756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formula="of:=[.A646]" office:value-type="string" office:string-value="Western">
            <text:p>Western</text:p>
          </table:table-cell>
          <table:table-cell table:formula="of:=[.B646]" office:value-type="string" office:string-value="Somerset">
            <text:p>Somerset</text:p>
          </table:table-cell>
          <table:table-cell office:value-type="float" office:value="1758">
            <text:p>1758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formula="of:=[.A647]" office:value-type="string" office:string-value="Western">
            <text:p>Western</text:p>
          </table:table-cell>
          <table:table-cell table:formula="of:=[.B647]" office:value-type="string" office:string-value="Somerset">
            <text:p>Somerset</text:p>
          </table:table-cell>
          <table:table-cell office:value-type="float" office:value="1788">
            <text:p>1788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formula="of:=[.A648]" office:value-type="string" office:string-value="Western">
            <text:p>Western</text:p>
          </table:table-cell>
          <table:table-cell table:formula="of:=[.B648]" office:value-type="string" office:string-value="Somerset">
            <text:p>Somerset</text:p>
          </table:table-cell>
          <table:table-cell office:value-type="float" office:value="1740">
            <text:p>174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table:formula="of:=[.A649]" office:value-type="string" office:string-value="Western">
            <text:p>Western</text:p>
          </table:table-cell>
          <table:table-cell table:formula="of:=[.B649]" office:value-type="string" office:string-value="Somerset">
            <text:p>Somerset</text:p>
          </table:table-cell>
          <table:table-cell office:value-type="float" office:value="1753">
            <text:p>1753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table:formula="of:=[.A650]" office:value-type="string" office:string-value="Western">
            <text:p>Western</text:p>
          </table:table-cell>
          <table:table-cell table:formula="of:=[.B650]" office:value-type="string" office:string-value="Somerset">
            <text:p>Somerset</text:p>
          </table:table-cell>
          <table:table-cell office:value-type="float" office:value="1754">
            <text:p>1754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table:formula="of:=[.A651]" office:value-type="string" office:string-value="Western">
            <text:p>Western</text:p>
          </table:table-cell>
          <table:table-cell table:formula="of:=[.B651]" office:value-type="string" office:string-value="Somerset">
            <text:p>Somerset</text:p>
          </table:table-cell>
          <table:table-cell office:value-type="float" office:value="1755">
            <text:p>1755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table:formula="of:=[.A652]" office:value-type="string" office:string-value="Western">
            <text:p>Western</text:p>
          </table:table-cell>
          <table:table-cell table:formula="of:=[.B652]" office:value-type="string" office:string-value="Somerset">
            <text:p>Somerset</text:p>
          </table:table-cell>
          <table:table-cell office:value-type="float" office:value="1784">
            <text:p>1784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table:formula="of:=[.A653]" office:value-type="string" office:string-value="Western">
            <text:p>Western</text:p>
          </table:table-cell>
          <table:table-cell table:formula="of:=[.B653]" office:value-type="string" office:string-value="Somerset">
            <text:p>Somerset</text:p>
          </table:table-cell>
          <table:table-cell office:value-type="float" office:value="1785">
            <text:p>1785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table:formula="of:=[.A654]" office:value-type="string" office:string-value="Western">
            <text:p>Western</text:p>
          </table:table-cell>
          <table:table-cell table:formula="of:=[.B654]" office:value-type="string" office:string-value="Somerset">
            <text:p>Somerset</text:p>
          </table:table-cell>
          <table:table-cell office:value-type="float" office:value="1799">
            <text:p>1799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table:formula="of:=[.A655]" office:value-type="string" office:string-value="Western">
            <text:p>Western</text:p>
          </table:table-cell>
          <table:table-cell table:formula="of:=[.B655]" office:value-type="string" office:string-value="Somerset">
            <text:p>Somerset</text:p>
          </table:table-cell>
          <table:table-cell office:value-type="float" office:value="1783">
            <text:p>1783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table:formula="of:=[.A656]" office:value-type="string" office:string-value="Western">
            <text:p>Western</text:p>
          </table:table-cell>
          <table:table-cell table:formula="of:=[.B656]" office:value-type="string" office:string-value="Somerset">
            <text:p>Somerset</text:p>
          </table:table-cell>
          <table:table-cell office:value-type="float" office:value="1789">
            <text:p>1789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table:formula="of:=[.A657]" office:value-type="string" office:string-value="Western">
            <text:p>Western</text:p>
          </table:table-cell>
          <table:table-cell table:formula="of:=[.B657]" office:value-type="string" office:string-value="Somerset">
            <text:p>Somerset</text:p>
          </table:table-cell>
          <table:table-cell office:value-type="float" office:value="1787">
            <text:p>1787</text:p>
          </table:table-cell>
          <table:table-cell office:value-type="float" office:value="9">
            <text:p>9</text:p>
          </table:table-cell>
          <table:table-cell table:number-columns-repeated="1020"/>
        </table:table-row>
        <table:table-row table:style-name="ro1">
          <table:table-cell table:formula="of:=[.A658]" office:value-type="string" office:string-value="Western">
            <text:p>Western</text:p>
          </table:table-cell>
          <table:table-cell table:formula="of:=[.B658]" office:value-type="string" office:string-value="Somerset">
            <text:p>Somerset</text:p>
          </table:table-cell>
          <table:table-cell office:value-type="float" office:value="1786">
            <text:p>1786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1">
          <table:table-cell table:formula="of:=[.A659]" office:value-type="string" office:string-value="Western">
            <text:p>Western</text:p>
          </table:table-cell>
          <table:table-cell table:formula="of:=[.B659]" office:value-type="string" office:string-value="Somerset">
            <text:p>Somerset</text:p>
          </table:table-cell>
          <table:table-cell office:value-type="float" office:value="1741">
            <text:p>1741</text:p>
          </table:table-cell>
          <table:table-cell/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table:formula="of:=[.A660]" office:value-type="string" office:string-value="Western">
            <text:p>Western</text:p>
          </table:table-cell>
          <table:table-cell table:formula="of:=[.B660]" office:value-type="string" office:string-value="Somerset">
            <text:p>Somerset</text:p>
          </table:table-cell>
          <table:table-cell office:value-type="float" office:value="1742">
            <text:p>1742</text:p>
          </table:table-cell>
          <table:table-cell/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table:formula="of:=[.A661]" office:value-type="string" office:string-value="Western">
            <text:p>Western</text:p>
          </table:table-cell>
          <table:table-cell table:formula="of:=[.B661]" office:value-type="string" office:string-value="Somerset">
            <text:p>Somerset</text:p>
          </table:table-cell>
          <table:table-cell office:value-type="float" office:value="1743">
            <text:p>1743</text:p>
          </table:table-cell>
          <table:table-cell/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table:formula="of:=[.A662]" office:value-type="string" office:string-value="Western">
            <text:p>Western</text:p>
          </table:table-cell>
          <table:table-cell table:formula="of:=[.B662]" office:value-type="string" office:string-value="Somerset">
            <text:p>Somerset</text:p>
          </table:table-cell>
          <table:table-cell office:value-type="float" office:value="1744">
            <text:p>1744</text:p>
          </table:table-cell>
          <table:table-cell/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table:formula="of:=[.A663]" office:value-type="string" office:string-value="Western">
            <text:p>Western</text:p>
          </table:table-cell>
          <table:table-cell table:formula="of:=[.B663]" office:value-type="string" office:string-value="Somerset">
            <text:p>Somerset</text:p>
          </table:table-cell>
          <table:table-cell office:value-type="float" office:value="1748">
            <text:p>1748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.A664]" office:value-type="string" office:string-value="Western">
            <text:p>Western</text:p>
          </table:table-cell>
          <table:table-cell table:formula="of:=[.B664]" office:value-type="string" office:string-value="Somerset">
            <text:p>Somerset</text:p>
          </table:table-cell>
          <table:table-cell office:value-type="float" office:value="1750">
            <text:p>1750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.A665]" office:value-type="string" office:string-value="Western">
            <text:p>Western</text:p>
          </table:table-cell>
          <table:table-cell table:formula="of:=[.B665]" office:value-type="string" office:string-value="Somerset">
            <text:p>Somerset</text:p>
          </table:table-cell>
          <table:table-cell office:value-type="float" office:value="1751">
            <text:p>175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.A666]" office:value-type="string" office:string-value="Western">
            <text:p>Western</text:p>
          </table:table-cell>
          <table:table-cell office:value-type="string">
            <text:p>Wiltshire</text:p>
          </table:table-cell>
          <table:table-cell office:value-type="float" office:value="1736">
            <text:p>1736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SUM([.D667:.D716])" office:value-type="float" office:value="140">
            <text:p>140</text:p>
          </table:table-cell>
          <table:table-cell table:formula="of:=SUM([.E667:.E716])" office:value-type="float" office:value="7">
            <text:p>7</text:p>
          </table:table-cell>
          <table:table-cell table:number-columns-repeated="1016"/>
        </table:table-row>
        <table:table-row table:style-name="ro1">
          <table:table-cell table:formula="of:=[.A667]" office:value-type="string" office:string-value="Western">
            <text:p>Western</text:p>
          </table:table-cell>
          <table:table-cell table:formula="of:=[.B667]" office:value-type="string" office:string-value="Wiltshire">
            <text:p>Wiltshire</text:p>
          </table:table-cell>
          <table:table-cell office:value-type="float" office:value="1737">
            <text:p>173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668]" office:value-type="string" office:string-value="Western">
            <text:p>Western</text:p>
          </table:table-cell>
          <table:table-cell table:formula="of:=[.B668]" office:value-type="string" office:string-value="Wiltshire">
            <text:p>Wiltshire</text:p>
          </table:table-cell>
          <table:table-cell office:value-type="float" office:value="1743">
            <text:p>174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.A669]" office:value-type="string" office:string-value="Western">
            <text:p>Western</text:p>
          </table:table-cell>
          <table:table-cell table:formula="of:=[.B669]" office:value-type="string" office:string-value="Wiltshire">
            <text:p>Wiltshire</text:p>
          </table:table-cell>
          <table:table-cell office:value-type="float" office:value="1745">
            <text:p>174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670]" office:value-type="string" office:string-value="Western">
            <text:p>Western</text:p>
          </table:table-cell>
          <table:table-cell table:formula="of:=[.B670]" office:value-type="string" office:string-value="Wiltshire">
            <text:p>Wiltshire</text:p>
          </table:table-cell>
          <table:table-cell office:value-type="float" office:value="1760">
            <text:p>176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671]" office:value-type="string" office:string-value="Western">
            <text:p>Western</text:p>
          </table:table-cell>
          <table:table-cell table:formula="of:=[.B671]" office:value-type="string" office:string-value="Wiltshire">
            <text:p>Wiltshire</text:p>
          </table:table-cell>
          <table:table-cell office:value-type="float" office:value="1764">
            <text:p>176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672]" office:value-type="string" office:string-value="Western">
            <text:p>Western</text:p>
          </table:table-cell>
          <table:table-cell table:formula="of:=[.B672]" office:value-type="string" office:string-value="Wiltshire">
            <text:p>Wiltshire</text:p>
          </table:table-cell>
          <table:table-cell office:value-type="float" office:value="1769">
            <text:p>176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673]" office:value-type="string" office:string-value="Western">
            <text:p>Western</text:p>
          </table:table-cell>
          <table:table-cell table:formula="of:=[.B673]" office:value-type="string" office:string-value="Wiltshire">
            <text:p>Wiltshire</text:p>
          </table:table-cell>
          <table:table-cell office:value-type="float" office:value="1770">
            <text:p>177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674]" office:value-type="string" office:string-value="Western">
            <text:p>Western</text:p>
          </table:table-cell>
          <table:table-cell table:formula="of:=[.B674]" office:value-type="string" office:string-value="Wiltshire">
            <text:p>Wiltshire</text:p>
          </table:table-cell>
          <table:table-cell office:value-type="float" office:value="1774">
            <text:p>177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675]" office:value-type="string" office:string-value="Western">
            <text:p>Western</text:p>
          </table:table-cell>
          <table:table-cell table:formula="of:=[.B675]" office:value-type="string" office:string-value="Wiltshire">
            <text:p>Wiltshire</text:p>
          </table:table-cell>
          <table:table-cell office:value-type="float" office:value="1796">
            <text:p>179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676]" office:value-type="string" office:string-value="Western">
            <text:p>Western</text:p>
          </table:table-cell>
          <table:table-cell table:formula="of:=[.B676]" office:value-type="string" office:string-value="Wiltshire">
            <text:p>Wiltshire</text:p>
          </table:table-cell>
          <table:table-cell office:value-type="float" office:value="1735">
            <text:p>1735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677]" office:value-type="string" office:string-value="Western">
            <text:p>Western</text:p>
          </table:table-cell>
          <table:table-cell table:formula="of:=[.B677]" office:value-type="string" office:string-value="Wiltshire">
            <text:p>Wiltshire</text:p>
          </table:table-cell>
          <table:table-cell office:value-type="float" office:value="1738">
            <text:p>1738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678]" office:value-type="string" office:string-value="Western">
            <text:p>Western</text:p>
          </table:table-cell>
          <table:table-cell table:formula="of:=[.B678]" office:value-type="string" office:string-value="Wiltshire">
            <text:p>Wiltshire</text:p>
          </table:table-cell>
          <table:table-cell office:value-type="float" office:value="1752">
            <text:p>1752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679]" office:value-type="string" office:string-value="Western">
            <text:p>Western</text:p>
          </table:table-cell>
          <table:table-cell table:formula="of:=[.B679]" office:value-type="string" office:string-value="Wiltshire">
            <text:p>Wiltshire</text:p>
          </table:table-cell>
          <table:table-cell office:value-type="float" office:value="1759">
            <text:p>1759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680]" office:value-type="string" office:string-value="Western">
            <text:p>Western</text:p>
          </table:table-cell>
          <table:table-cell table:formula="of:=[.B680]" office:value-type="string" office:string-value="Wiltshire">
            <text:p>Wiltshire</text:p>
          </table:table-cell>
          <table:table-cell office:value-type="float" office:value="1761">
            <text:p>1761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681]" office:value-type="string" office:string-value="Western">
            <text:p>Western</text:p>
          </table:table-cell>
          <table:table-cell table:formula="of:=[.B681]" office:value-type="string" office:string-value="Wiltshire">
            <text:p>Wiltshire</text:p>
          </table:table-cell>
          <table:table-cell office:value-type="float" office:value="1763">
            <text:p>1763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682]" office:value-type="string" office:string-value="Western">
            <text:p>Western</text:p>
          </table:table-cell>
          <table:table-cell table:formula="of:=[.B682]" office:value-type="string" office:string-value="Wiltshire">
            <text:p>Wiltshire</text:p>
          </table:table-cell>
          <table:table-cell office:value-type="float" office:value="1767">
            <text:p>1767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683]" office:value-type="string" office:string-value="Western">
            <text:p>Western</text:p>
          </table:table-cell>
          <table:table-cell table:formula="of:=[.B683]" office:value-type="string" office:string-value="Wiltshire">
            <text:p>Wiltshire</text:p>
          </table:table-cell>
          <table:table-cell office:value-type="float" office:value="1768">
            <text:p>1768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684]" office:value-type="string" office:string-value="Western">
            <text:p>Western</text:p>
          </table:table-cell>
          <table:table-cell table:formula="of:=[.B684]" office:value-type="string" office:string-value="Wiltshire">
            <text:p>Wiltshire</text:p>
          </table:table-cell>
          <table:table-cell office:value-type="float" office:value="1771">
            <text:p>1771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685]" office:value-type="string" office:string-value="Western">
            <text:p>Western</text:p>
          </table:table-cell>
          <table:table-cell table:formula="of:=[.B685]" office:value-type="string" office:string-value="Wiltshire">
            <text:p>Wiltshire</text:p>
          </table:table-cell>
          <table:table-cell office:value-type="float" office:value="1784">
            <text:p>1784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686]" office:value-type="string" office:string-value="Western">
            <text:p>Western</text:p>
          </table:table-cell>
          <table:table-cell table:formula="of:=[.B686]" office:value-type="string" office:string-value="Wiltshire">
            <text:p>Wiltshire</text:p>
          </table:table-cell>
          <table:table-cell office:value-type="float" office:value="1788">
            <text:p>1788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687]" office:value-type="string" office:string-value="Western">
            <text:p>Western</text:p>
          </table:table-cell>
          <table:table-cell table:formula="of:=[.B687]" office:value-type="string" office:string-value="Wiltshire">
            <text:p>Wiltshire</text:p>
          </table:table-cell>
          <table:table-cell office:value-type="float" office:value="1791">
            <text:p>1791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688]" office:value-type="string" office:string-value="Western">
            <text:p>Western</text:p>
          </table:table-cell>
          <table:table-cell table:formula="of:=[.B688]" office:value-type="string" office:string-value="Wiltshire">
            <text:p>Wiltshire</text:p>
          </table:table-cell>
          <table:table-cell office:value-type="float" office:value="1799">
            <text:p>1799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689]" office:value-type="string" office:string-value="Western">
            <text:p>Western</text:p>
          </table:table-cell>
          <table:table-cell table:formula="of:=[.B689]" office:value-type="string" office:string-value="Wiltshire">
            <text:p>Wiltshire</text:p>
          </table:table-cell>
          <table:table-cell office:value-type="float" office:value="1742">
            <text:p>1742</text:p>
          </table:table-cell>
          <table:table-cell/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table:formula="of:=[.A690]" office:value-type="string" office:string-value="Western">
            <text:p>Western</text:p>
          </table:table-cell>
          <table:table-cell table:formula="of:=[.B690]" office:value-type="string" office:string-value="Wiltshire">
            <text:p>Wiltshire</text:p>
          </table:table-cell>
          <table:table-cell office:value-type="float" office:value="1746">
            <text:p>1746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691]" office:value-type="string" office:string-value="Western">
            <text:p>Western</text:p>
          </table:table-cell>
          <table:table-cell table:formula="of:=[.B691]" office:value-type="string" office:string-value="Wiltshire">
            <text:p>Wiltshire</text:p>
          </table:table-cell>
          <table:table-cell office:value-type="float" office:value="1747">
            <text:p>1747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692]" office:value-type="string" office:string-value="Western">
            <text:p>Western</text:p>
          </table:table-cell>
          <table:table-cell table:formula="of:=[.B692]" office:value-type="string" office:string-value="Wiltshire">
            <text:p>Wiltshire</text:p>
          </table:table-cell>
          <table:table-cell office:value-type="float" office:value="1751">
            <text:p>1751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693]" office:value-type="string" office:string-value="Western">
            <text:p>Western</text:p>
          </table:table-cell>
          <table:table-cell table:formula="of:=[.B693]" office:value-type="string" office:string-value="Wiltshire">
            <text:p>Wiltshire</text:p>
          </table:table-cell>
          <table:table-cell office:value-type="float" office:value="1754">
            <text:p>1754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694]" office:value-type="string" office:string-value="Western">
            <text:p>Western</text:p>
          </table:table-cell>
          <table:table-cell table:formula="of:=[.B694]" office:value-type="string" office:string-value="Wiltshire">
            <text:p>Wiltshire</text:p>
          </table:table-cell>
          <table:table-cell office:value-type="float" office:value="1758">
            <text:p>1758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695]" office:value-type="string" office:string-value="Western">
            <text:p>Western</text:p>
          </table:table-cell>
          <table:table-cell table:formula="of:=[.B695]" office:value-type="string" office:string-value="Wiltshire">
            <text:p>Wiltshire</text:p>
          </table:table-cell>
          <table:table-cell office:value-type="float" office:value="1773">
            <text:p>1773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696]" office:value-type="string" office:string-value="Western">
            <text:p>Western</text:p>
          </table:table-cell>
          <table:table-cell table:formula="of:=[.B696]" office:value-type="string" office:string-value="Wiltshire">
            <text:p>Wiltshire</text:p>
          </table:table-cell>
          <table:table-cell office:value-type="float" office:value="1777">
            <text:p>1777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697]" office:value-type="string" office:string-value="Western">
            <text:p>Western</text:p>
          </table:table-cell>
          <table:table-cell table:formula="of:=[.B697]" office:value-type="string" office:string-value="Wiltshire">
            <text:p>Wiltshire</text:p>
          </table:table-cell>
          <table:table-cell office:value-type="float" office:value="1790">
            <text:p>1790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698]" office:value-type="string" office:string-value="Western">
            <text:p>Western</text:p>
          </table:table-cell>
          <table:table-cell table:formula="of:=[.B698]" office:value-type="string" office:string-value="Wiltshire">
            <text:p>Wiltshire</text:p>
          </table:table-cell>
          <table:table-cell office:value-type="float" office:value="1798">
            <text:p>1798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699]" office:value-type="string" office:string-value="Western">
            <text:p>Western</text:p>
          </table:table-cell>
          <table:table-cell table:formula="of:=[.B699]" office:value-type="string" office:string-value="Wiltshire">
            <text:p>Wiltshire</text:p>
          </table:table-cell>
          <table:table-cell office:value-type="float" office:value="1740">
            <text:p>1740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700]" office:value-type="string" office:string-value="Western">
            <text:p>Western</text:p>
          </table:table-cell>
          <table:table-cell table:formula="of:=[.B700]" office:value-type="string" office:string-value="Wiltshire">
            <text:p>Wiltshire</text:p>
          </table:table-cell>
          <table:table-cell office:value-type="float" office:value="1748">
            <text:p>1748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701]" office:value-type="string" office:string-value="Western">
            <text:p>Western</text:p>
          </table:table-cell>
          <table:table-cell table:formula="of:=[.B701]" office:value-type="string" office:string-value="Wiltshire">
            <text:p>Wiltshire</text:p>
          </table:table-cell>
          <table:table-cell office:value-type="float" office:value="1749">
            <text:p>1749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702]" office:value-type="string" office:string-value="Western">
            <text:p>Western</text:p>
          </table:table-cell>
          <table:table-cell table:formula="of:=[.B702]" office:value-type="string" office:string-value="Wiltshire">
            <text:p>Wiltshire</text:p>
          </table:table-cell>
          <table:table-cell office:value-type="float" office:value="1753">
            <text:p>1753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703]" office:value-type="string" office:string-value="Western">
            <text:p>Western</text:p>
          </table:table-cell>
          <table:table-cell table:formula="of:=[.B703]" office:value-type="string" office:string-value="Wiltshire">
            <text:p>Wiltshire</text:p>
          </table:table-cell>
          <table:table-cell office:value-type="float" office:value="1756">
            <text:p>1756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704]" office:value-type="string" office:string-value="Western">
            <text:p>Western</text:p>
          </table:table-cell>
          <table:table-cell table:formula="of:=[.B704]" office:value-type="string" office:string-value="Wiltshire">
            <text:p>Wiltshire</text:p>
          </table:table-cell>
          <table:table-cell office:value-type="float" office:value="1766">
            <text:p>176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.A705]" office:value-type="string" office:string-value="Western">
            <text:p>Western</text:p>
          </table:table-cell>
          <table:table-cell table:formula="of:=[.B705]" office:value-type="string" office:string-value="Wiltshire">
            <text:p>Wiltshire</text:p>
          </table:table-cell>
          <table:table-cell office:value-type="float" office:value="1772">
            <text:p>1772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706]" office:value-type="string" office:string-value="Western">
            <text:p>Western</text:p>
          </table:table-cell>
          <table:table-cell table:formula="of:=[.B706]" office:value-type="string" office:string-value="Wiltshire">
            <text:p>Wiltshire</text:p>
          </table:table-cell>
          <table:table-cell office:value-type="float" office:value="1775">
            <text:p>1775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707]" office:value-type="string" office:string-value="Western">
            <text:p>Western</text:p>
          </table:table-cell>
          <table:table-cell table:formula="of:=[.B707]" office:value-type="string" office:string-value="Wiltshire">
            <text:p>Wiltshire</text:p>
          </table:table-cell>
          <table:table-cell office:value-type="float" office:value="1783">
            <text:p>1783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708]" office:value-type="string" office:string-value="Western">
            <text:p>Western</text:p>
          </table:table-cell>
          <table:table-cell table:formula="of:=[.B708]" office:value-type="string" office:string-value="Wiltshire">
            <text:p>Wiltshire</text:p>
          </table:table-cell>
          <table:table-cell office:value-type="float" office:value="1741">
            <text:p>174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formula="of:=[.A709]" office:value-type="string" office:string-value="Western">
            <text:p>Western</text:p>
          </table:table-cell>
          <table:table-cell table:formula="of:=[.B709]" office:value-type="string" office:string-value="Wiltshire">
            <text:p>Wiltshire</text:p>
          </table:table-cell>
          <table:table-cell office:value-type="float" office:value="1755">
            <text:p>1755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formula="of:=[.A710]" office:value-type="string" office:string-value="Western">
            <text:p>Western</text:p>
          </table:table-cell>
          <table:table-cell table:formula="of:=[.B710]" office:value-type="string" office:string-value="Wiltshire">
            <text:p>Wiltshire</text:p>
          </table:table-cell>
          <table:table-cell office:value-type="float" office:value="1786">
            <text:p>1786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formula="of:=[.A711]" office:value-type="string" office:string-value="Western">
            <text:p>Western</text:p>
          </table:table-cell>
          <table:table-cell table:formula="of:=[.B711]" office:value-type="string" office:string-value="Wiltshire">
            <text:p>Wiltshire</text:p>
          </table:table-cell>
          <table:table-cell office:value-type="float" office:value="1787">
            <text:p>1787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formula="of:=[.A712]" office:value-type="string" office:string-value="Western">
            <text:p>Western</text:p>
          </table:table-cell>
          <table:table-cell table:formula="of:=[.B712]" office:value-type="string" office:string-value="Wiltshire">
            <text:p>Wiltshire</text:p>
          </table:table-cell>
          <table:table-cell office:value-type="float" office:value="1792">
            <text:p>1792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formula="of:=[.A713]" office:value-type="string" office:string-value="Western">
            <text:p>Western</text:p>
          </table:table-cell>
          <table:table-cell table:formula="of:=[.B713]" office:value-type="string" office:string-value="Wiltshire">
            <text:p>Wiltshire</text:p>
          </table:table-cell>
          <table:table-cell office:value-type="float" office:value="1794">
            <text:p>1794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formula="of:=[.A714]" office:value-type="string" office:string-value="Western">
            <text:p>Western</text:p>
          </table:table-cell>
          <table:table-cell table:formula="of:=[.B714]" office:value-type="string" office:string-value="Wiltshire">
            <text:p>Wiltshire</text:p>
          </table:table-cell>
          <table:table-cell office:value-type="float" office:value="1739">
            <text:p>1739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table:formula="of:=[.A715]" office:value-type="string" office:string-value="Western">
            <text:p>Western</text:p>
          </table:table-cell>
          <table:table-cell table:formula="of:=[.B715]" office:value-type="string" office:string-value="Wiltshire">
            <text:p>Wiltshire</text:p>
          </table:table-cell>
          <table:table-cell office:value-type="float" office:value="1789">
            <text:p>1789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table:formula="of:=[.A716]" office:value-type="string" office:string-value="Western">
            <text:p>Western</text:p>
          </table:table-cell>
          <table:table-cell table:formula="of:=[.B716]" office:value-type="string" office:string-value="Wiltshire">
            <text:p>Wiltshire</text:p>
          </table:table-cell>
          <table:table-cell office:value-type="float" office:value="1757">
            <text:p>1757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string">
            <text:p>Midland</text:p>
          </table:table-cell>
          <table:table-cell office:value-type="string">
            <text:p>Coventry</text:p>
          </table:table-cell>
          <table:table-cell office:value-type="float" office:value="1764">
            <text:p>1764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SUM([.D718:.D740])" office:value-type="float" office:value="23">
            <text:p>23</text:p>
          </table:table-cell>
          <table:table-cell table:formula="of:=SUM([.E718:.E740])" office:value-type="float" office:value="0">
            <text:p>0</text:p>
          </table:table-cell>
          <table:table-cell table:formula="of:=SUM([.D718:.D1174])" office:value-type="float" office:value="453">
            <text:p>453</text:p>
          </table:table-cell>
          <table:table-cell table:formula="of:=SUM([.E718:.E1174])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formula="of:=[.A718]" office:value-type="string" office:string-value="Midland">
            <text:p>Midland</text:p>
          </table:table-cell>
          <table:table-cell table:formula="of:=[.B718]" office:value-type="string" office:string-value="Coventry">
            <text:p>Coventry</text:p>
          </table:table-cell>
          <table:table-cell office:value-type="float" office:value="1755">
            <text:p>175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719]" office:value-type="string" office:string-value="Midland">
            <text:p>Midland</text:p>
          </table:table-cell>
          <table:table-cell table:formula="of:=[.B719]" office:value-type="string" office:string-value="Coventry">
            <text:p>Coventry</text:p>
          </table:table-cell>
          <table:table-cell office:value-type="float" office:value="1755">
            <text:p>175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720]" office:value-type="string" office:string-value="Midland">
            <text:p>Midland</text:p>
          </table:table-cell>
          <table:table-cell table:formula="of:=[.B720]" office:value-type="string" office:string-value="Coventry">
            <text:p>Coventry</text:p>
          </table:table-cell>
          <table:table-cell office:value-type="float" office:value="1785">
            <text:p>178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721]" office:value-type="string" office:string-value="Midland">
            <text:p>Midland</text:p>
          </table:table-cell>
          <table:table-cell table:formula="of:=[.B721]" office:value-type="string" office:string-value="Coventry">
            <text:p>Coventry</text:p>
          </table:table-cell>
          <table:table-cell office:value-type="float" office:value="1785">
            <text:p>178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722]" office:value-type="string" office:string-value="Midland">
            <text:p>Midland</text:p>
          </table:table-cell>
          <table:table-cell table:formula="of:=[.B722]" office:value-type="string" office:string-value="Coventry">
            <text:p>Coventry</text:p>
          </table:table-cell>
          <table:table-cell office:value-type="float" office:value="1785">
            <text:p>178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723]" office:value-type="string" office:string-value="Midland">
            <text:p>Midland</text:p>
          </table:table-cell>
          <table:table-cell table:formula="of:=[.B723]" office:value-type="string" office:string-value="Coventry">
            <text:p>Coventry</text:p>
          </table:table-cell>
          <table:table-cell office:value-type="float" office:value="1773">
            <text:p>177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724]" office:value-type="string" office:string-value="Midland">
            <text:p>Midland</text:p>
          </table:table-cell>
          <table:table-cell table:formula="of:=[.B724]" office:value-type="string" office:string-value="Coventry">
            <text:p>Coventry</text:p>
          </table:table-cell>
          <table:table-cell office:value-type="float" office:value="1773">
            <text:p>177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725]" office:value-type="string" office:string-value="Midland">
            <text:p>Midland</text:p>
          </table:table-cell>
          <table:table-cell table:formula="of:=[.B725]" office:value-type="string" office:string-value="Coventry">
            <text:p>Coventry</text:p>
          </table:table-cell>
          <table:table-cell office:value-type="float" office:value="1776">
            <text:p>177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726]" office:value-type="string" office:string-value="Midland">
            <text:p>Midland</text:p>
          </table:table-cell>
          <table:table-cell table:formula="of:=[.B726]" office:value-type="string" office:string-value="Coventry">
            <text:p>Coventry</text:p>
          </table:table-cell>
          <table:table-cell office:value-type="float" office:value="1776">
            <text:p>177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727]" office:value-type="string" office:string-value="Midland">
            <text:p>Midland</text:p>
          </table:table-cell>
          <table:table-cell table:formula="of:=[.B727]" office:value-type="string" office:string-value="Coventry">
            <text:p>Coventry</text:p>
          </table:table-cell>
          <table:table-cell office:value-type="float" office:value="1763">
            <text:p>176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728]" office:value-type="string" office:string-value="Midland">
            <text:p>Midland</text:p>
          </table:table-cell>
          <table:table-cell table:formula="of:=[.B728]" office:value-type="string" office:string-value="Coventry">
            <text:p>Coventry</text:p>
          </table:table-cell>
          <table:table-cell office:value-type="float" office:value="1763">
            <text:p>176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729]" office:value-type="string" office:string-value="Midland">
            <text:p>Midland</text:p>
          </table:table-cell>
          <table:table-cell table:formula="of:=[.B729]" office:value-type="string" office:string-value="Coventry">
            <text:p>Coventry</text:p>
          </table:table-cell>
          <table:table-cell office:value-type="float" office:value="1763">
            <text:p>176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730]" office:value-type="string" office:string-value="Midland">
            <text:p>Midland</text:p>
          </table:table-cell>
          <table:table-cell table:formula="of:=[.B730]" office:value-type="string" office:string-value="Coventry">
            <text:p>Coventry</text:p>
          </table:table-cell>
          <table:table-cell office:value-type="float" office:value="1763">
            <text:p>176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731]" office:value-type="string" office:string-value="Midland">
            <text:p>Midland</text:p>
          </table:table-cell>
          <table:table-cell table:formula="of:=[.B731]" office:value-type="string" office:string-value="Coventry">
            <text:p>Coventry</text:p>
          </table:table-cell>
          <table:table-cell office:value-type="float" office:value="1787">
            <text:p>178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732]" office:value-type="string" office:string-value="Midland">
            <text:p>Midland</text:p>
          </table:table-cell>
          <table:table-cell table:formula="of:=[.B732]" office:value-type="string" office:string-value="Coventry">
            <text:p>Coventry</text:p>
          </table:table-cell>
          <table:table-cell office:value-type="float" office:value="1790">
            <text:p>179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733]" office:value-type="string" office:string-value="Midland">
            <text:p>Midland</text:p>
          </table:table-cell>
          <table:table-cell table:formula="of:=[.B733]" office:value-type="string" office:string-value="Coventry">
            <text:p>Coventry</text:p>
          </table:table-cell>
          <table:table-cell office:value-type="float" office:value="1790">
            <text:p>179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734]" office:value-type="string" office:string-value="Midland">
            <text:p>Midland</text:p>
          </table:table-cell>
          <table:table-cell table:formula="of:=[.B734]" office:value-type="string" office:string-value="Coventry">
            <text:p>Coventry</text:p>
          </table:table-cell>
          <table:table-cell office:value-type="float" office:value="1790">
            <text:p>179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735]" office:value-type="string" office:string-value="Midland">
            <text:p>Midland</text:p>
          </table:table-cell>
          <table:table-cell table:formula="of:=[.B735]" office:value-type="string" office:string-value="Coventry">
            <text:p>Coventry</text:p>
          </table:table-cell>
          <table:table-cell office:value-type="float" office:value="1758">
            <text:p>175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736]" office:value-type="string" office:string-value="Midland">
            <text:p>Midland</text:p>
          </table:table-cell>
          <table:table-cell table:formula="of:=[.B736]" office:value-type="string" office:string-value="Coventry">
            <text:p>Coventry</text:p>
          </table:table-cell>
          <table:table-cell office:value-type="float" office:value="1786">
            <text:p>178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737]" office:value-type="string" office:string-value="Midland">
            <text:p>Midland</text:p>
          </table:table-cell>
          <table:table-cell table:formula="of:=[.B737]" office:value-type="string" office:string-value="Coventry">
            <text:p>Coventry</text:p>
          </table:table-cell>
          <table:table-cell office:value-type="float" office:value="1784">
            <text:p>178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738]" office:value-type="string" office:string-value="Midland">
            <text:p>Midland</text:p>
          </table:table-cell>
          <table:table-cell table:formula="of:=[.B738]" office:value-type="string" office:string-value="Coventry">
            <text:p>Coventry</text:p>
          </table:table-cell>
          <table:table-cell office:value-type="float" office:value="1756">
            <text:p>175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739]" office:value-type="string" office:string-value="Midland">
            <text:p>Midland</text:p>
          </table:table-cell>
          <table:table-cell table:formula="of:=[.B739]" office:value-type="string" office:string-value="Coventry">
            <text:p>Coventry</text:p>
          </table:table-cell>
          <table:table-cell office:value-type="float" office:value="1756">
            <text:p>175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740]" office:value-type="string" office:string-value="Midland">
            <text:p>Midland</text:p>
          </table:table-cell>
          <table:table-cell office:value-type="string">
            <text:p>Derbyshire</text:p>
          </table:table-cell>
          <table:table-cell office:value-type="float" office:value="1763">
            <text:p>1763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SUM([.D741:.D775])" office:value-type="float" office:value="35">
            <text:p>35</text:p>
          </table:table-cell>
          <table:table-cell table:formula="of:=SUM([.E741:.E775])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formula="of:=[.A741]" office:value-type="string" office:string-value="Midland">
            <text:p>Midland</text:p>
          </table:table-cell>
          <table:table-cell table:formula="of:=[.B741]" office:value-type="string" office:string-value="Derbyshire">
            <text:p>Derbyshire</text:p>
          </table:table-cell>
          <table:table-cell office:value-type="float" office:value="1755">
            <text:p>175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742]" office:value-type="string" office:string-value="Midland">
            <text:p>Midland</text:p>
          </table:table-cell>
          <table:table-cell table:formula="of:=[.B742]" office:value-type="string" office:string-value="Derbyshire">
            <text:p>Derbyshire</text:p>
          </table:table-cell>
          <table:table-cell office:value-type="float" office:value="1759">
            <text:p>175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743]" office:value-type="string" office:string-value="Midland">
            <text:p>Midland</text:p>
          </table:table-cell>
          <table:table-cell table:formula="of:=[.B743]" office:value-type="string" office:string-value="Derbyshire">
            <text:p>Derbyshire</text:p>
          </table:table-cell>
          <table:table-cell office:value-type="float" office:value="1768">
            <text:p>176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744]" office:value-type="string" office:string-value="Midland">
            <text:p>Midland</text:p>
          </table:table-cell>
          <table:table-cell table:formula="of:=[.B744]" office:value-type="string" office:string-value="Derbyshire">
            <text:p>Derbyshire</text:p>
          </table:table-cell>
          <table:table-cell office:value-type="float" office:value="1740">
            <text:p>174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745]" office:value-type="string" office:string-value="Midland">
            <text:p>Midland</text:p>
          </table:table-cell>
          <table:table-cell table:formula="of:=[.B745]" office:value-type="string" office:string-value="Derbyshire">
            <text:p>Derbyshire</text:p>
          </table:table-cell>
          <table:table-cell office:value-type="float" office:value="1785">
            <text:p>178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746]" office:value-type="string" office:string-value="Midland">
            <text:p>Midland</text:p>
          </table:table-cell>
          <table:table-cell table:formula="of:=[.B746]" office:value-type="string" office:string-value="Derbyshire">
            <text:p>Derbyshire</text:p>
          </table:table-cell>
          <table:table-cell office:value-type="float" office:value="1785">
            <text:p>178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747]" office:value-type="string" office:string-value="Midland">
            <text:p>Midland</text:p>
          </table:table-cell>
          <table:table-cell table:formula="of:=[.B747]" office:value-type="string" office:string-value="Derbyshire">
            <text:p>Derbyshire</text:p>
          </table:table-cell>
          <table:table-cell office:value-type="float" office:value="1786">
            <text:p>178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748]" office:value-type="string" office:string-value="Midland">
            <text:p>Midland</text:p>
          </table:table-cell>
          <table:table-cell table:formula="of:=[.B748]" office:value-type="string" office:string-value="Derbyshire">
            <text:p>Derbyshire</text:p>
          </table:table-cell>
          <table:table-cell office:value-type="float" office:value="1780">
            <text:p>178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749]" office:value-type="string" office:string-value="Midland">
            <text:p>Midland</text:p>
          </table:table-cell>
          <table:table-cell table:formula="of:=[.B749]" office:value-type="string" office:string-value="Derbyshire">
            <text:p>Derbyshire</text:p>
          </table:table-cell>
          <table:table-cell office:value-type="float" office:value="1794">
            <text:p>179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750]" office:value-type="string" office:string-value="Midland">
            <text:p>Midland</text:p>
          </table:table-cell>
          <table:table-cell table:formula="of:=[.B750]" office:value-type="string" office:string-value="Derbyshire">
            <text:p>Derbyshire</text:p>
          </table:table-cell>
          <table:table-cell office:value-type="float" office:value="1763">
            <text:p>176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751]" office:value-type="string" office:string-value="Midland">
            <text:p>Midland</text:p>
          </table:table-cell>
          <table:table-cell table:formula="of:=[.B751]" office:value-type="string" office:string-value="Derbyshire">
            <text:p>Derbyshire</text:p>
          </table:table-cell>
          <table:table-cell office:value-type="float" office:value="1796">
            <text:p>179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752]" office:value-type="string" office:string-value="Midland">
            <text:p>Midland</text:p>
          </table:table-cell>
          <table:table-cell table:formula="of:=[.B752]" office:value-type="string" office:string-value="Derbyshire">
            <text:p>Derbyshire</text:p>
          </table:table-cell>
          <table:table-cell office:value-type="float" office:value="1782">
            <text:p>178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753]" office:value-type="string" office:string-value="Midland">
            <text:p>Midland</text:p>
          </table:table-cell>
          <table:table-cell table:formula="of:=[.B753]" office:value-type="string" office:string-value="Derbyshire">
            <text:p>Derbyshire</text:p>
          </table:table-cell>
          <table:table-cell office:value-type="float" office:value="1768">
            <text:p>176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754]" office:value-type="string" office:string-value="Midland">
            <text:p>Midland</text:p>
          </table:table-cell>
          <table:table-cell table:formula="of:=[.B754]" office:value-type="string" office:string-value="Derbyshire">
            <text:p>Derbyshire</text:p>
          </table:table-cell>
          <table:table-cell office:value-type="float" office:value="1787">
            <text:p>178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755]" office:value-type="string" office:string-value="Midland">
            <text:p>Midland</text:p>
          </table:table-cell>
          <table:table-cell table:formula="of:=[.B755]" office:value-type="string" office:string-value="Derbyshire">
            <text:p>Derbyshire</text:p>
          </table:table-cell>
          <table:table-cell office:value-type="float" office:value="1756">
            <text:p>175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756]" office:value-type="string" office:string-value="Midland">
            <text:p>Midland</text:p>
          </table:table-cell>
          <table:table-cell table:formula="of:=[.B756]" office:value-type="string" office:string-value="Derbyshire">
            <text:p>Derbyshire</text:p>
          </table:table-cell>
          <table:table-cell office:value-type="float" office:value="1782">
            <text:p>178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757]" office:value-type="string" office:string-value="Midland">
            <text:p>Midland</text:p>
          </table:table-cell>
          <table:table-cell table:formula="of:=[.B757]" office:value-type="string" office:string-value="Derbyshire">
            <text:p>Derbyshire</text:p>
          </table:table-cell>
          <table:table-cell office:value-type="float" office:value="1786">
            <text:p>178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758]" office:value-type="string" office:string-value="Midland">
            <text:p>Midland</text:p>
          </table:table-cell>
          <table:table-cell table:formula="of:=[.B758]" office:value-type="string" office:string-value="Derbyshire">
            <text:p>Derbyshire</text:p>
          </table:table-cell>
          <table:table-cell office:value-type="float" office:value="1735">
            <text:p>173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759]" office:value-type="string" office:string-value="Midland">
            <text:p>Midland</text:p>
          </table:table-cell>
          <table:table-cell table:formula="of:=[.B759]" office:value-type="string" office:string-value="Derbyshire">
            <text:p>Derbyshire</text:p>
          </table:table-cell>
          <table:table-cell office:value-type="float" office:value="1790">
            <text:p>179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760]" office:value-type="string" office:string-value="Midland">
            <text:p>Midland</text:p>
          </table:table-cell>
          <table:table-cell table:formula="of:=[.B760]" office:value-type="string" office:string-value="Derbyshire">
            <text:p>Derbyshire</text:p>
          </table:table-cell>
          <table:table-cell office:value-type="float" office:value="1754">
            <text:p>175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761]" office:value-type="string" office:string-value="Midland">
            <text:p>Midland</text:p>
          </table:table-cell>
          <table:table-cell table:formula="of:=[.B761]" office:value-type="string" office:string-value="Derbyshire">
            <text:p>Derbyshire</text:p>
          </table:table-cell>
          <table:table-cell office:value-type="float" office:value="1776">
            <text:p>177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762]" office:value-type="string" office:string-value="Midland">
            <text:p>Midland</text:p>
          </table:table-cell>
          <table:table-cell table:formula="of:=[.B762]" office:value-type="string" office:string-value="Derbyshire">
            <text:p>Derbyshire</text:p>
          </table:table-cell>
          <table:table-cell office:value-type="float" office:value="1738">
            <text:p>173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763]" office:value-type="string" office:string-value="Midland">
            <text:p>Midland</text:p>
          </table:table-cell>
          <table:table-cell table:formula="of:=[.B763]" office:value-type="string" office:string-value="Derbyshire">
            <text:p>Derbyshire</text:p>
          </table:table-cell>
          <table:table-cell office:value-type="float" office:value="1741">
            <text:p>174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764]" office:value-type="string" office:string-value="Midland">
            <text:p>Midland</text:p>
          </table:table-cell>
          <table:table-cell table:formula="of:=[.B764]" office:value-type="string" office:string-value="Derbyshire">
            <text:p>Derbyshire</text:p>
          </table:table-cell>
          <table:table-cell office:value-type="float" office:value="1784">
            <text:p>178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765]" office:value-type="string" office:string-value="Midland">
            <text:p>Midland</text:p>
          </table:table-cell>
          <table:table-cell table:formula="of:=[.B765]" office:value-type="string" office:string-value="Derbyshire">
            <text:p>Derbyshire</text:p>
          </table:table-cell>
          <table:table-cell office:value-type="float" office:value="1788">
            <text:p>178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766]" office:value-type="string" office:string-value="Midland">
            <text:p>Midland</text:p>
          </table:table-cell>
          <table:table-cell table:formula="of:=[.B766]" office:value-type="string" office:string-value="Derbyshire">
            <text:p>Derbyshire</text:p>
          </table:table-cell>
          <table:table-cell office:value-type="float" office:value="1757">
            <text:p>175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767]" office:value-type="string" office:string-value="Midland">
            <text:p>Midland</text:p>
          </table:table-cell>
          <table:table-cell table:formula="of:=[.B767]" office:value-type="string" office:string-value="Derbyshire">
            <text:p>Derbyshire</text:p>
          </table:table-cell>
          <table:table-cell office:value-type="float" office:value="1795">
            <text:p>179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768]" office:value-type="string" office:string-value="Midland">
            <text:p>Midland</text:p>
          </table:table-cell>
          <table:table-cell table:formula="of:=[.B768]" office:value-type="string" office:string-value="Derbyshire">
            <text:p>Derbyshire</text:p>
          </table:table-cell>
          <table:table-cell office:value-type="float" office:value="1780">
            <text:p>178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769]" office:value-type="string" office:string-value="Midland">
            <text:p>Midland</text:p>
          </table:table-cell>
          <table:table-cell table:formula="of:=[.B769]" office:value-type="string" office:string-value="Derbyshire">
            <text:p>Derbyshire</text:p>
          </table:table-cell>
          <table:table-cell office:value-type="float" office:value="1740">
            <text:p>174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770]" office:value-type="string" office:string-value="Midland">
            <text:p>Midland</text:p>
          </table:table-cell>
          <table:table-cell table:formula="of:=[.B770]" office:value-type="string" office:string-value="Derbyshire">
            <text:p>Derbyshire</text:p>
          </table:table-cell>
          <table:table-cell office:value-type="float" office:value="1741">
            <text:p>174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771]" office:value-type="string" office:string-value="Midland">
            <text:p>Midland</text:p>
          </table:table-cell>
          <table:table-cell table:formula="of:=[.B771]" office:value-type="string" office:string-value="Derbyshire">
            <text:p>Derbyshire</text:p>
          </table:table-cell>
          <table:table-cell office:value-type="float" office:value="1785">
            <text:p>178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772]" office:value-type="string" office:string-value="Midland">
            <text:p>Midland</text:p>
          </table:table-cell>
          <table:table-cell table:formula="of:=[.B772]" office:value-type="string" office:string-value="Derbyshire">
            <text:p>Derbyshire</text:p>
          </table:table-cell>
          <table:table-cell office:value-type="float" office:value="1791">
            <text:p>179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773]" office:value-type="string" office:string-value="Midland">
            <text:p>Midland</text:p>
          </table:table-cell>
          <table:table-cell table:formula="of:=[.B773]" office:value-type="string" office:string-value="Derbyshire">
            <text:p>Derbyshire</text:p>
          </table:table-cell>
          <table:table-cell office:value-type="float" office:value="1784">
            <text:p>178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774]" office:value-type="string" office:string-value="Midland">
            <text:p>Midland</text:p>
          </table:table-cell>
          <table:table-cell table:formula="of:=[.B774]" office:value-type="string" office:string-value="Derbyshire">
            <text:p>Derbyshire</text:p>
          </table:table-cell>
          <table:table-cell office:value-type="float" office:value="1786">
            <text:p>178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775]" office:value-type="string" office:string-value="Midland">
            <text:p>Midland</text:p>
          </table:table-cell>
          <table:table-cell office:value-type="string">
            <text:p>Leicestershire</text:p>
          </table:table-cell>
          <table:table-cell office:value-type="float" office:value="1755">
            <text:p>1755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SUM([.D776:.D806])" office:value-type="float" office:value="31">
            <text:p>31</text:p>
          </table:table-cell>
          <table:table-cell table:formula="of:=SUM([.E776:.E806])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formula="of:=[.A776]" office:value-type="string" office:string-value="Midland">
            <text:p>Midland</text:p>
          </table:table-cell>
          <table:table-cell table:formula="of:=[.B776]" office:value-type="string" office:string-value="Leicestershire">
            <text:p>Leicestershire</text:p>
          </table:table-cell>
          <table:table-cell office:value-type="float" office:value="1785">
            <text:p>178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777]" office:value-type="string" office:string-value="Midland">
            <text:p>Midland</text:p>
          </table:table-cell>
          <table:table-cell table:formula="of:=[.B777]" office:value-type="string" office:string-value="Leicestershire">
            <text:p>Leicestershire</text:p>
          </table:table-cell>
          <table:table-cell office:value-type="float" office:value="1761">
            <text:p>176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778]" office:value-type="string" office:string-value="Midland">
            <text:p>Midland</text:p>
          </table:table-cell>
          <table:table-cell table:formula="of:=[.B778]" office:value-type="string" office:string-value="Leicestershire">
            <text:p>Leicestershire</text:p>
          </table:table-cell>
          <table:table-cell office:value-type="float" office:value="1796">
            <text:p>179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779]" office:value-type="string" office:string-value="Midland">
            <text:p>Midland</text:p>
          </table:table-cell>
          <table:table-cell table:formula="of:=[.B779]" office:value-type="string" office:string-value="Leicestershire">
            <text:p>Leicestershire</text:p>
          </table:table-cell>
          <table:table-cell office:value-type="float" office:value="1796">
            <text:p>179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780]" office:value-type="string" office:string-value="Midland">
            <text:p>Midland</text:p>
          </table:table-cell>
          <table:table-cell table:formula="of:=[.B780]" office:value-type="string" office:string-value="Leicestershire">
            <text:p>Leicestershire</text:p>
          </table:table-cell>
          <table:table-cell office:value-type="float" office:value="1778">
            <text:p>177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781]" office:value-type="string" office:string-value="Midland">
            <text:p>Midland</text:p>
          </table:table-cell>
          <table:table-cell table:formula="of:=[.B781]" office:value-type="string" office:string-value="Leicestershire">
            <text:p>Leicestershire</text:p>
          </table:table-cell>
          <table:table-cell office:value-type="float" office:value="1797">
            <text:p>179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782]" office:value-type="string" office:string-value="Midland">
            <text:p>Midland</text:p>
          </table:table-cell>
          <table:table-cell table:formula="of:=[.B782]" office:value-type="string" office:string-value="Leicestershire">
            <text:p>Leicestershire</text:p>
          </table:table-cell>
          <table:table-cell office:value-type="float" office:value="1769">
            <text:p>176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783]" office:value-type="string" office:string-value="Midland">
            <text:p>Midland</text:p>
          </table:table-cell>
          <table:table-cell table:formula="of:=[.B783]" office:value-type="string" office:string-value="Leicestershire">
            <text:p>Leicestershire</text:p>
          </table:table-cell>
          <table:table-cell office:value-type="float" office:value="1782">
            <text:p>178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784]" office:value-type="string" office:string-value="Midland">
            <text:p>Midland</text:p>
          </table:table-cell>
          <table:table-cell table:formula="of:=[.B784]" office:value-type="string" office:string-value="Leicestershire">
            <text:p>Leicestershire</text:p>
          </table:table-cell>
          <table:table-cell office:value-type="float" office:value="1784">
            <text:p>178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785]" office:value-type="string" office:string-value="Midland">
            <text:p>Midland</text:p>
          </table:table-cell>
          <table:table-cell table:formula="of:=[.B785]" office:value-type="string" office:string-value="Leicestershire">
            <text:p>Leicestershire</text:p>
          </table:table-cell>
          <table:table-cell office:value-type="float" office:value="1786">
            <text:p>178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786]" office:value-type="string" office:string-value="Midland">
            <text:p>Midland</text:p>
          </table:table-cell>
          <table:table-cell table:formula="of:=[.B786]" office:value-type="string" office:string-value="Leicestershire">
            <text:p>Leicestershire</text:p>
          </table:table-cell>
          <table:table-cell office:value-type="float" office:value="1740">
            <text:p>174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787]" office:value-type="string" office:string-value="Midland">
            <text:p>Midland</text:p>
          </table:table-cell>
          <table:table-cell table:formula="of:=[.B787]" office:value-type="string" office:string-value="Leicestershire">
            <text:p>Leicestershire</text:p>
          </table:table-cell>
          <table:table-cell office:value-type="float" office:value="1784">
            <text:p>178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788]" office:value-type="string" office:string-value="Midland">
            <text:p>Midland</text:p>
          </table:table-cell>
          <table:table-cell table:formula="of:=[.B788]" office:value-type="string" office:string-value="Leicestershire">
            <text:p>Leicestershire</text:p>
          </table:table-cell>
          <table:table-cell office:value-type="float" office:value="1798">
            <text:p>179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789]" office:value-type="string" office:string-value="Midland">
            <text:p>Midland</text:p>
          </table:table-cell>
          <table:table-cell table:formula="of:=[.B789]" office:value-type="string" office:string-value="Leicestershire">
            <text:p>Leicestershire</text:p>
          </table:table-cell>
          <table:table-cell office:value-type="float" office:value="1786">
            <text:p>178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790]" office:value-type="string" office:string-value="Midland">
            <text:p>Midland</text:p>
          </table:table-cell>
          <table:table-cell table:formula="of:=[.B790]" office:value-type="string" office:string-value="Leicestershire">
            <text:p>Leicestershire</text:p>
          </table:table-cell>
          <table:table-cell office:value-type="float" office:value="1758">
            <text:p>175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791]" office:value-type="string" office:string-value="Midland">
            <text:p>Midland</text:p>
          </table:table-cell>
          <table:table-cell table:formula="of:=[.B791]" office:value-type="string" office:string-value="Leicestershire">
            <text:p>Leicestershire</text:p>
          </table:table-cell>
          <table:table-cell office:value-type="float" office:value="1786">
            <text:p>178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792]" office:value-type="string" office:string-value="Midland">
            <text:p>Midland</text:p>
          </table:table-cell>
          <table:table-cell table:formula="of:=[.B792]" office:value-type="string" office:string-value="Leicestershire">
            <text:p>Leicestershire</text:p>
          </table:table-cell>
          <table:table-cell office:value-type="float" office:value="1763">
            <text:p>176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793]" office:value-type="string" office:string-value="Midland">
            <text:p>Midland</text:p>
          </table:table-cell>
          <table:table-cell table:formula="of:=[.B793]" office:value-type="string" office:string-value="Leicestershire">
            <text:p>Leicestershire</text:p>
          </table:table-cell>
          <table:table-cell office:value-type="float" office:value="1763">
            <text:p>176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794]" office:value-type="string" office:string-value="Midland">
            <text:p>Midland</text:p>
          </table:table-cell>
          <table:table-cell table:formula="of:=[.B794]" office:value-type="string" office:string-value="Leicestershire">
            <text:p>Leicestershire</text:p>
          </table:table-cell>
          <table:table-cell office:value-type="float" office:value="1763">
            <text:p>176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795]" office:value-type="string" office:string-value="Midland">
            <text:p>Midland</text:p>
          </table:table-cell>
          <table:table-cell table:formula="of:=[.B795]" office:value-type="string" office:string-value="Leicestershire">
            <text:p>Leicestershire</text:p>
          </table:table-cell>
          <table:table-cell office:value-type="float" office:value="1796">
            <text:p>179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796]" office:value-type="string" office:string-value="Midland">
            <text:p>Midland</text:p>
          </table:table-cell>
          <table:table-cell table:formula="of:=[.B796]" office:value-type="string" office:string-value="Leicestershire">
            <text:p>Leicestershire</text:p>
          </table:table-cell>
          <table:table-cell office:value-type="float" office:value="1782">
            <text:p>178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797]" office:value-type="string" office:string-value="Midland">
            <text:p>Midland</text:p>
          </table:table-cell>
          <table:table-cell table:formula="of:=[.B797]" office:value-type="string" office:string-value="Leicestershire">
            <text:p>Leicestershire</text:p>
          </table:table-cell>
          <table:table-cell office:value-type="float" office:value="1769">
            <text:p>176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798]" office:value-type="string" office:string-value="Midland">
            <text:p>Midland</text:p>
          </table:table-cell>
          <table:table-cell table:formula="of:=[.B798]" office:value-type="string" office:string-value="Leicestershire">
            <text:p>Leicestershire</text:p>
          </table:table-cell>
          <table:table-cell office:value-type="float" office:value="1778">
            <text:p>177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799]" office:value-type="string" office:string-value="Midland">
            <text:p>Midland</text:p>
          </table:table-cell>
          <table:table-cell table:formula="of:=[.B799]" office:value-type="string" office:string-value="Leicestershire">
            <text:p>Leicestershire</text:p>
          </table:table-cell>
          <table:table-cell office:value-type="float" office:value="1761">
            <text:p>176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800]" office:value-type="string" office:string-value="Midland">
            <text:p>Midland</text:p>
          </table:table-cell>
          <table:table-cell table:formula="of:=[.B800]" office:value-type="string" office:string-value="Leicestershire">
            <text:p>Leicestershire</text:p>
          </table:table-cell>
          <table:table-cell office:value-type="float" office:value="1790">
            <text:p>179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801]" office:value-type="string" office:string-value="Midland">
            <text:p>Midland</text:p>
          </table:table-cell>
          <table:table-cell table:formula="of:=[.B801]" office:value-type="string" office:string-value="Leicestershire">
            <text:p>Leicestershire</text:p>
          </table:table-cell>
          <table:table-cell office:value-type="float" office:value="1786">
            <text:p>178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802]" office:value-type="string" office:string-value="Midland">
            <text:p>Midland</text:p>
          </table:table-cell>
          <table:table-cell table:formula="of:=[.B802]" office:value-type="string" office:string-value="Leicestershire">
            <text:p>Leicestershire</text:p>
          </table:table-cell>
          <table:table-cell office:value-type="float" office:value="1796">
            <text:p>179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803]" office:value-type="string" office:string-value="Midland">
            <text:p>Midland</text:p>
          </table:table-cell>
          <table:table-cell table:formula="of:=[.B803]" office:value-type="string" office:string-value="Leicestershire">
            <text:p>Leicestershire</text:p>
          </table:table-cell>
          <table:table-cell office:value-type="float" office:value="1773">
            <text:p>177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804]" office:value-type="string" office:string-value="Midland">
            <text:p>Midland</text:p>
          </table:table-cell>
          <table:table-cell table:formula="of:=[.B804]" office:value-type="string" office:string-value="Leicestershire">
            <text:p>Leicestershire</text:p>
          </table:table-cell>
          <table:table-cell office:value-type="float" office:value="1777">
            <text:p>177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805]" office:value-type="string" office:string-value="Midland">
            <text:p>Midland</text:p>
          </table:table-cell>
          <table:table-cell table:formula="of:=[.B805]" office:value-type="string" office:string-value="Leicestershire">
            <text:p>Leicestershire</text:p>
          </table:table-cell>
          <table:table-cell office:value-type="float" office:value="1778">
            <text:p>177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806]" office:value-type="string" office:string-value="Midland">
            <text:p>Midland</text:p>
          </table:table-cell>
          <table:table-cell office:value-type="string">
            <text:p>Lincolnshire</text:p>
          </table:table-cell>
          <table:table-cell office:value-type="float" office:value="1747">
            <text:p>1747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SUM([.D807:.D901])" office:value-type="float" office:value="95">
            <text:p>95</text:p>
          </table:table-cell>
          <table:table-cell table:formula="of:=SUM([.E807:.E901])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formula="of:=[.A807]" office:value-type="string" office:string-value="Midland">
            <text:p>Midland</text:p>
          </table:table-cell>
          <table:table-cell table:formula="of:=[.B807]" office:value-type="string" office:string-value="Lincolnshire">
            <text:p>Lincolnshire</text:p>
          </table:table-cell>
          <table:table-cell office:value-type="float" office:value="1747">
            <text:p>174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808]" office:value-type="string" office:string-value="Midland">
            <text:p>Midland</text:p>
          </table:table-cell>
          <table:table-cell table:formula="of:=[.B808]" office:value-type="string" office:string-value="Lincolnshire">
            <text:p>Lincolnshire</text:p>
          </table:table-cell>
          <table:table-cell office:value-type="float" office:value="1747">
            <text:p>174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809]" office:value-type="string" office:string-value="Midland">
            <text:p>Midland</text:p>
          </table:table-cell>
          <table:table-cell table:formula="of:=[.B809]" office:value-type="string" office:string-value="Lincolnshire">
            <text:p>Lincolnshire</text:p>
          </table:table-cell>
          <table:table-cell office:value-type="float" office:value="1739">
            <text:p>173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810]" office:value-type="string" office:string-value="Midland">
            <text:p>Midland</text:p>
          </table:table-cell>
          <table:table-cell table:formula="of:=[.B810]" office:value-type="string" office:string-value="Lincolnshire">
            <text:p>Lincolnshire</text:p>
          </table:table-cell>
          <table:table-cell office:value-type="float" office:value="1742">
            <text:p>174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811]" office:value-type="string" office:string-value="Midland">
            <text:p>Midland</text:p>
          </table:table-cell>
          <table:table-cell table:formula="of:=[.B811]" office:value-type="string" office:string-value="Lincolnshire">
            <text:p>Lincolnshire</text:p>
          </table:table-cell>
          <table:table-cell office:value-type="float" office:value="1742">
            <text:p>174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812]" office:value-type="string" office:string-value="Midland">
            <text:p>Midland</text:p>
          </table:table-cell>
          <table:table-cell table:formula="of:=[.B812]" office:value-type="string" office:string-value="Lincolnshire">
            <text:p>Lincolnshire</text:p>
          </table:table-cell>
          <table:table-cell office:value-type="float" office:value="1748">
            <text:p>174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813]" office:value-type="string" office:string-value="Midland">
            <text:p>Midland</text:p>
          </table:table-cell>
          <table:table-cell table:formula="of:=[.B813]" office:value-type="string" office:string-value="Lincolnshire">
            <text:p>Lincolnshire</text:p>
          </table:table-cell>
          <table:table-cell office:value-type="float" office:value="1748">
            <text:p>174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814]" office:value-type="string" office:string-value="Midland">
            <text:p>Midland</text:p>
          </table:table-cell>
          <table:table-cell table:formula="of:=[.B814]" office:value-type="string" office:string-value="Lincolnshire">
            <text:p>Lincolnshire</text:p>
          </table:table-cell>
          <table:table-cell office:value-type="float" office:value="1756">
            <text:p>175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815]" office:value-type="string" office:string-value="Midland">
            <text:p>Midland</text:p>
          </table:table-cell>
          <table:table-cell table:formula="of:=[.B815]" office:value-type="string" office:string-value="Lincolnshire">
            <text:p>Lincolnshire</text:p>
          </table:table-cell>
          <table:table-cell office:value-type="float" office:value="1762">
            <text:p>176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816]" office:value-type="string" office:string-value="Midland">
            <text:p>Midland</text:p>
          </table:table-cell>
          <table:table-cell table:formula="of:=[.B816]" office:value-type="string" office:string-value="Lincolnshire">
            <text:p>Lincolnshire</text:p>
          </table:table-cell>
          <table:table-cell office:value-type="float" office:value="1740">
            <text:p>174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817]" office:value-type="string" office:string-value="Midland">
            <text:p>Midland</text:p>
          </table:table-cell>
          <table:table-cell table:formula="of:=[.B817]" office:value-type="string" office:string-value="Lincolnshire">
            <text:p>Lincolnshire</text:p>
          </table:table-cell>
          <table:table-cell office:value-type="float" office:value="1766">
            <text:p>176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818]" office:value-type="string" office:string-value="Midland">
            <text:p>Midland</text:p>
          </table:table-cell>
          <table:table-cell table:formula="of:=[.B818]" office:value-type="string" office:string-value="Lincolnshire">
            <text:p>Lincolnshire</text:p>
          </table:table-cell>
          <table:table-cell office:value-type="float" office:value="1736">
            <text:p>173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819]" office:value-type="string" office:string-value="Midland">
            <text:p>Midland</text:p>
          </table:table-cell>
          <table:table-cell table:formula="of:=[.B819]" office:value-type="string" office:string-value="Lincolnshire">
            <text:p>Lincolnshire</text:p>
          </table:table-cell>
          <table:table-cell office:value-type="float" office:value="1741">
            <text:p>174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820]" office:value-type="string" office:string-value="Midland">
            <text:p>Midland</text:p>
          </table:table-cell>
          <table:table-cell table:formula="of:=[.B820]" office:value-type="string" office:string-value="Lincolnshire">
            <text:p>Lincolnshire</text:p>
          </table:table-cell>
          <table:table-cell office:value-type="float" office:value="1742">
            <text:p>174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821]" office:value-type="string" office:string-value="Midland">
            <text:p>Midland</text:p>
          </table:table-cell>
          <table:table-cell table:formula="of:=[.B821]" office:value-type="string" office:string-value="Lincolnshire">
            <text:p>Lincolnshire</text:p>
          </table:table-cell>
          <table:table-cell office:value-type="float" office:value="1742">
            <text:p>174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822]" office:value-type="string" office:string-value="Midland">
            <text:p>Midland</text:p>
          </table:table-cell>
          <table:table-cell table:formula="of:=[.B822]" office:value-type="string" office:string-value="Lincolnshire">
            <text:p>Lincolnshire</text:p>
          </table:table-cell>
          <table:table-cell office:value-type="float" office:value="1746">
            <text:p>174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823]" office:value-type="string" office:string-value="Midland">
            <text:p>Midland</text:p>
          </table:table-cell>
          <table:table-cell table:formula="of:=[.B823]" office:value-type="string" office:string-value="Lincolnshire">
            <text:p>Lincolnshire</text:p>
          </table:table-cell>
          <table:table-cell office:value-type="float" office:value="1752">
            <text:p>175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824]" office:value-type="string" office:string-value="Midland">
            <text:p>Midland</text:p>
          </table:table-cell>
          <table:table-cell table:formula="of:=[.B824]" office:value-type="string" office:string-value="Lincolnshire">
            <text:p>Lincolnshire</text:p>
          </table:table-cell>
          <table:table-cell office:value-type="float" office:value="1753">
            <text:p>175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825]" office:value-type="string" office:string-value="Midland">
            <text:p>Midland</text:p>
          </table:table-cell>
          <table:table-cell table:formula="of:=[.B825]" office:value-type="string" office:string-value="Lincolnshire">
            <text:p>Lincolnshire</text:p>
          </table:table-cell>
          <table:table-cell office:value-type="float" office:value="1765">
            <text:p>176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826]" office:value-type="string" office:string-value="Midland">
            <text:p>Midland</text:p>
          </table:table-cell>
          <table:table-cell table:formula="of:=[.B826]" office:value-type="string" office:string-value="Lincolnshire">
            <text:p>Lincolnshire</text:p>
          </table:table-cell>
          <table:table-cell office:value-type="float" office:value="1766">
            <text:p>176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827]" office:value-type="string" office:string-value="Midland">
            <text:p>Midland</text:p>
          </table:table-cell>
          <table:table-cell table:formula="of:=[.B827]" office:value-type="string" office:string-value="Lincolnshire">
            <text:p>Lincolnshire</text:p>
          </table:table-cell>
          <table:table-cell office:value-type="float" office:value="1739">
            <text:p>173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828]" office:value-type="string" office:string-value="Midland">
            <text:p>Midland</text:p>
          </table:table-cell>
          <table:table-cell table:formula="of:=[.B828]" office:value-type="string" office:string-value="Lincolnshire">
            <text:p>Lincolnshire</text:p>
          </table:table-cell>
          <table:table-cell office:value-type="float" office:value="1796">
            <text:p>179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829]" office:value-type="string" office:string-value="Midland">
            <text:p>Midland</text:p>
          </table:table-cell>
          <table:table-cell table:formula="of:=[.B829]" office:value-type="string" office:string-value="Lincolnshire">
            <text:p>Lincolnshire</text:p>
          </table:table-cell>
          <table:table-cell office:value-type="float" office:value="1786">
            <text:p>178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830]" office:value-type="string" office:string-value="Midland">
            <text:p>Midland</text:p>
          </table:table-cell>
          <table:table-cell table:formula="of:=[.B830]" office:value-type="string" office:string-value="Lincolnshire">
            <text:p>Lincolnshire</text:p>
          </table:table-cell>
          <table:table-cell office:value-type="float" office:value="1791">
            <text:p>179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831]" office:value-type="string" office:string-value="Midland">
            <text:p>Midland</text:p>
          </table:table-cell>
          <table:table-cell table:formula="of:=[.B831]" office:value-type="string" office:string-value="Lincolnshire">
            <text:p>Lincolnshire</text:p>
          </table:table-cell>
          <table:table-cell office:value-type="float" office:value="1786">
            <text:p>178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832]" office:value-type="string" office:string-value="Midland">
            <text:p>Midland</text:p>
          </table:table-cell>
          <table:table-cell table:formula="of:=[.B832]" office:value-type="string" office:string-value="Lincolnshire">
            <text:p>Lincolnshire</text:p>
          </table:table-cell>
          <table:table-cell office:value-type="float" office:value="1784">
            <text:p>178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833]" office:value-type="string" office:string-value="Midland">
            <text:p>Midland</text:p>
          </table:table-cell>
          <table:table-cell table:formula="of:=[.B833]" office:value-type="string" office:string-value="Lincolnshire">
            <text:p>Lincolnshire</text:p>
          </table:table-cell>
          <table:table-cell office:value-type="float" office:value="1767">
            <text:p>176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834]" office:value-type="string" office:string-value="Midland">
            <text:p>Midland</text:p>
          </table:table-cell>
          <table:table-cell table:formula="of:=[.B834]" office:value-type="string" office:string-value="Lincolnshire">
            <text:p>Lincolnshire</text:p>
          </table:table-cell>
          <table:table-cell office:value-type="float" office:value="1788">
            <text:p>178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835]" office:value-type="string" office:string-value="Midland">
            <text:p>Midland</text:p>
          </table:table-cell>
          <table:table-cell table:formula="of:=[.B835]" office:value-type="string" office:string-value="Lincolnshire">
            <text:p>Lincolnshire</text:p>
          </table:table-cell>
          <table:table-cell office:value-type="float" office:value="1782">
            <text:p>178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836]" office:value-type="string" office:string-value="Midland">
            <text:p>Midland</text:p>
          </table:table-cell>
          <table:table-cell table:formula="of:=[.B836]" office:value-type="string" office:string-value="Lincolnshire">
            <text:p>Lincolnshire</text:p>
          </table:table-cell>
          <table:table-cell office:value-type="float" office:value="1782">
            <text:p>178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837]" office:value-type="string" office:string-value="Midland">
            <text:p>Midland</text:p>
          </table:table-cell>
          <table:table-cell table:formula="of:=[.B837]" office:value-type="string" office:string-value="Lincolnshire">
            <text:p>Lincolnshire</text:p>
          </table:table-cell>
          <table:table-cell office:value-type="float" office:value="1754">
            <text:p>175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838]" office:value-type="string" office:string-value="Midland">
            <text:p>Midland</text:p>
          </table:table-cell>
          <table:table-cell table:formula="of:=[.B838]" office:value-type="string" office:string-value="Lincolnshire">
            <text:p>Lincolnshire</text:p>
          </table:table-cell>
          <table:table-cell office:value-type="float" office:value="1787">
            <text:p>178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839]" office:value-type="string" office:string-value="Midland">
            <text:p>Midland</text:p>
          </table:table-cell>
          <table:table-cell table:formula="of:=[.B839]" office:value-type="string" office:string-value="Lincolnshire">
            <text:p>Lincolnshire</text:p>
          </table:table-cell>
          <table:table-cell office:value-type="float" office:value="1792">
            <text:p>179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840]" office:value-type="string" office:string-value="Midland">
            <text:p>Midland</text:p>
          </table:table-cell>
          <table:table-cell table:formula="of:=[.B840]" office:value-type="string" office:string-value="Lincolnshire">
            <text:p>Lincolnshire</text:p>
          </table:table-cell>
          <table:table-cell office:value-type="float" office:value="1738">
            <text:p>173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841]" office:value-type="string" office:string-value="Midland">
            <text:p>Midland</text:p>
          </table:table-cell>
          <table:table-cell table:formula="of:=[.B841]" office:value-type="string" office:string-value="Lincolnshire">
            <text:p>Lincolnshire</text:p>
          </table:table-cell>
          <table:table-cell office:value-type="float" office:value="1738">
            <text:p>173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842]" office:value-type="string" office:string-value="Midland">
            <text:p>Midland</text:p>
          </table:table-cell>
          <table:table-cell table:formula="of:=[.B842]" office:value-type="string" office:string-value="Lincolnshire">
            <text:p>Lincolnshire</text:p>
          </table:table-cell>
          <table:table-cell office:value-type="float" office:value="1797">
            <text:p>179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843]" office:value-type="string" office:string-value="Midland">
            <text:p>Midland</text:p>
          </table:table-cell>
          <table:table-cell table:formula="of:=[.B843]" office:value-type="string" office:string-value="Lincolnshire">
            <text:p>Lincolnshire</text:p>
          </table:table-cell>
          <table:table-cell office:value-type="float" office:value="1777">
            <text:p>177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844]" office:value-type="string" office:string-value="Midland">
            <text:p>Midland</text:p>
          </table:table-cell>
          <table:table-cell table:formula="of:=[.B844]" office:value-type="string" office:string-value="Lincolnshire">
            <text:p>Lincolnshire</text:p>
          </table:table-cell>
          <table:table-cell office:value-type="float" office:value="1737">
            <text:p>173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845]" office:value-type="string" office:string-value="Midland">
            <text:p>Midland</text:p>
          </table:table-cell>
          <table:table-cell table:formula="of:=[.B845]" office:value-type="string" office:string-value="Lincolnshire">
            <text:p>Lincolnshire</text:p>
          </table:table-cell>
          <table:table-cell office:value-type="float" office:value="1785">
            <text:p>178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846]" office:value-type="string" office:string-value="Midland">
            <text:p>Midland</text:p>
          </table:table-cell>
          <table:table-cell table:formula="of:=[.B846]" office:value-type="string" office:string-value="Lincolnshire">
            <text:p>Lincolnshire</text:p>
          </table:table-cell>
          <table:table-cell office:value-type="float" office:value="1785">
            <text:p>178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847]" office:value-type="string" office:string-value="Midland">
            <text:p>Midland</text:p>
          </table:table-cell>
          <table:table-cell table:formula="of:=[.B847]" office:value-type="string" office:string-value="Lincolnshire">
            <text:p>Lincolnshire</text:p>
          </table:table-cell>
          <table:table-cell office:value-type="float" office:value="1785">
            <text:p>178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848]" office:value-type="string" office:string-value="Midland">
            <text:p>Midland</text:p>
          </table:table-cell>
          <table:table-cell table:formula="of:=[.B848]" office:value-type="string" office:string-value="Lincolnshire">
            <text:p>Lincolnshire</text:p>
          </table:table-cell>
          <table:table-cell office:value-type="float" office:value="1785">
            <text:p>178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849]" office:value-type="string" office:string-value="Midland">
            <text:p>Midland</text:p>
          </table:table-cell>
          <table:table-cell table:formula="of:=[.B849]" office:value-type="string" office:string-value="Lincolnshire">
            <text:p>Lincolnshire</text:p>
          </table:table-cell>
          <table:table-cell office:value-type="float" office:value="1785">
            <text:p>178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850]" office:value-type="string" office:string-value="Midland">
            <text:p>Midland</text:p>
          </table:table-cell>
          <table:table-cell table:formula="of:=[.B850]" office:value-type="string" office:string-value="Lincolnshire">
            <text:p>Lincolnshire</text:p>
          </table:table-cell>
          <table:table-cell office:value-type="float" office:value="1785">
            <text:p>178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851]" office:value-type="string" office:string-value="Midland">
            <text:p>Midland</text:p>
          </table:table-cell>
          <table:table-cell table:formula="of:=[.B851]" office:value-type="string" office:string-value="Lincolnshire">
            <text:p>Lincolnshire</text:p>
          </table:table-cell>
          <table:table-cell office:value-type="float" office:value="1785">
            <text:p>178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852]" office:value-type="string" office:string-value="Midland">
            <text:p>Midland</text:p>
          </table:table-cell>
          <table:table-cell table:formula="of:=[.B852]" office:value-type="string" office:string-value="Lincolnshire">
            <text:p>Lincolnshire</text:p>
          </table:table-cell>
          <table:table-cell office:value-type="float" office:value="1785">
            <text:p>178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853]" office:value-type="string" office:string-value="Midland">
            <text:p>Midland</text:p>
          </table:table-cell>
          <table:table-cell table:formula="of:=[.B853]" office:value-type="string" office:string-value="Lincolnshire">
            <text:p>Lincolnshire</text:p>
          </table:table-cell>
          <table:table-cell office:value-type="float" office:value="1785">
            <text:p>178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854]" office:value-type="string" office:string-value="Midland">
            <text:p>Midland</text:p>
          </table:table-cell>
          <table:table-cell table:formula="of:=[.B854]" office:value-type="string" office:string-value="Lincolnshire">
            <text:p>Lincolnshire</text:p>
          </table:table-cell>
          <table:table-cell office:value-type="float" office:value="1791">
            <text:p>179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855]" office:value-type="string" office:string-value="Midland">
            <text:p>Midland</text:p>
          </table:table-cell>
          <table:table-cell table:formula="of:=[.B855]" office:value-type="string" office:string-value="Lincolnshire">
            <text:p>Lincolnshire</text:p>
          </table:table-cell>
          <table:table-cell office:value-type="float" office:value="1791">
            <text:p>179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856]" office:value-type="string" office:string-value="Midland">
            <text:p>Midland</text:p>
          </table:table-cell>
          <table:table-cell table:formula="of:=[.B856]" office:value-type="string" office:string-value="Lincolnshire">
            <text:p>Lincolnshire</text:p>
          </table:table-cell>
          <table:table-cell office:value-type="float" office:value="1791">
            <text:p>179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857]" office:value-type="string" office:string-value="Midland">
            <text:p>Midland</text:p>
          </table:table-cell>
          <table:table-cell table:formula="of:=[.B857]" office:value-type="string" office:string-value="Lincolnshire">
            <text:p>Lincolnshire</text:p>
          </table:table-cell>
          <table:table-cell office:value-type="float" office:value="1784">
            <text:p>178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858]" office:value-type="string" office:string-value="Midland">
            <text:p>Midland</text:p>
          </table:table-cell>
          <table:table-cell table:formula="of:=[.B858]" office:value-type="string" office:string-value="Lincolnshire">
            <text:p>Lincolnshire</text:p>
          </table:table-cell>
          <table:table-cell office:value-type="float" office:value="1784">
            <text:p>178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859]" office:value-type="string" office:string-value="Midland">
            <text:p>Midland</text:p>
          </table:table-cell>
          <table:table-cell table:formula="of:=[.B859]" office:value-type="string" office:string-value="Lincolnshire">
            <text:p>Lincolnshire</text:p>
          </table:table-cell>
          <table:table-cell office:value-type="float" office:value="1784">
            <text:p>178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860]" office:value-type="string" office:string-value="Midland">
            <text:p>Midland</text:p>
          </table:table-cell>
          <table:table-cell table:formula="of:=[.B860]" office:value-type="string" office:string-value="Lincolnshire">
            <text:p>Lincolnshire</text:p>
          </table:table-cell>
          <table:table-cell office:value-type="float" office:value="1784">
            <text:p>178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861]" office:value-type="string" office:string-value="Midland">
            <text:p>Midland</text:p>
          </table:table-cell>
          <table:table-cell table:formula="of:=[.B861]" office:value-type="string" office:string-value="Lincolnshire">
            <text:p>Lincolnshire</text:p>
          </table:table-cell>
          <table:table-cell office:value-type="float" office:value="1790">
            <text:p>179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862]" office:value-type="string" office:string-value="Midland">
            <text:p>Midland</text:p>
          </table:table-cell>
          <table:table-cell table:formula="of:=[.B862]" office:value-type="string" office:string-value="Lincolnshire">
            <text:p>Lincolnshire</text:p>
          </table:table-cell>
          <table:table-cell office:value-type="float" office:value="1782">
            <text:p>178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863]" office:value-type="string" office:string-value="Midland">
            <text:p>Midland</text:p>
          </table:table-cell>
          <table:table-cell table:formula="of:=[.B863]" office:value-type="string" office:string-value="Lincolnshire">
            <text:p>Lincolnshire</text:p>
          </table:table-cell>
          <table:table-cell office:value-type="float" office:value="1778">
            <text:p>177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864]" office:value-type="string" office:string-value="Midland">
            <text:p>Midland</text:p>
          </table:table-cell>
          <table:table-cell table:formula="of:=[.B864]" office:value-type="string" office:string-value="Lincolnshire">
            <text:p>Lincolnshire</text:p>
          </table:table-cell>
          <table:table-cell office:value-type="float" office:value="1778">
            <text:p>177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865]" office:value-type="string" office:string-value="Midland">
            <text:p>Midland</text:p>
          </table:table-cell>
          <table:table-cell table:formula="of:=[.B865]" office:value-type="string" office:string-value="Lincolnshire">
            <text:p>Lincolnshire</text:p>
          </table:table-cell>
          <table:table-cell office:value-type="float" office:value="1777">
            <text:p>177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866]" office:value-type="string" office:string-value="Midland">
            <text:p>Midland</text:p>
          </table:table-cell>
          <table:table-cell table:formula="of:=[.B866]" office:value-type="string" office:string-value="Lincolnshire">
            <text:p>Lincolnshire</text:p>
          </table:table-cell>
          <table:table-cell office:value-type="float" office:value="1788">
            <text:p>178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867]" office:value-type="string" office:string-value="Midland">
            <text:p>Midland</text:p>
          </table:table-cell>
          <table:table-cell table:formula="of:=[.B867]" office:value-type="string" office:string-value="Lincolnshire">
            <text:p>Lincolnshire</text:p>
          </table:table-cell>
          <table:table-cell office:value-type="float" office:value="1788">
            <text:p>178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868]" office:value-type="string" office:string-value="Midland">
            <text:p>Midland</text:p>
          </table:table-cell>
          <table:table-cell table:formula="of:=[.B868]" office:value-type="string" office:string-value="Lincolnshire">
            <text:p>Lincolnshire</text:p>
          </table:table-cell>
          <table:table-cell office:value-type="float" office:value="1788">
            <text:p>178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869]" office:value-type="string" office:string-value="Midland">
            <text:p>Midland</text:p>
          </table:table-cell>
          <table:table-cell table:formula="of:=[.B869]" office:value-type="string" office:string-value="Lincolnshire">
            <text:p>Lincolnshire</text:p>
          </table:table-cell>
          <table:table-cell office:value-type="float" office:value="1788">
            <text:p>178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870]" office:value-type="string" office:string-value="Midland">
            <text:p>Midland</text:p>
          </table:table-cell>
          <table:table-cell table:formula="of:=[.B870]" office:value-type="string" office:string-value="Lincolnshire">
            <text:p>Lincolnshire</text:p>
          </table:table-cell>
          <table:table-cell office:value-type="float" office:value="1783">
            <text:p>178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871]" office:value-type="string" office:string-value="Midland">
            <text:p>Midland</text:p>
          </table:table-cell>
          <table:table-cell table:formula="of:=[.B871]" office:value-type="string" office:string-value="Lincolnshire">
            <text:p>Lincolnshire</text:p>
          </table:table-cell>
          <table:table-cell office:value-type="float" office:value="1783">
            <text:p>178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872]" office:value-type="string" office:string-value="Midland">
            <text:p>Midland</text:p>
          </table:table-cell>
          <table:table-cell table:formula="of:=[.B872]" office:value-type="string" office:string-value="Lincolnshire">
            <text:p>Lincolnshire</text:p>
          </table:table-cell>
          <table:table-cell office:value-type="float" office:value="1739">
            <text:p>173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873]" office:value-type="string" office:string-value="Midland">
            <text:p>Midland</text:p>
          </table:table-cell>
          <table:table-cell table:formula="of:=[.B873]" office:value-type="string" office:string-value="Lincolnshire">
            <text:p>Lincolnshire</text:p>
          </table:table-cell>
          <table:table-cell office:value-type="float" office:value="1739">
            <text:p>173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874]" office:value-type="string" office:string-value="Midland">
            <text:p>Midland</text:p>
          </table:table-cell>
          <table:table-cell table:formula="of:=[.B874]" office:value-type="string" office:string-value="Lincolnshire">
            <text:p>Lincolnshire</text:p>
          </table:table-cell>
          <table:table-cell office:value-type="float" office:value="1739">
            <text:p>173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875]" office:value-type="string" office:string-value="Midland">
            <text:p>Midland</text:p>
          </table:table-cell>
          <table:table-cell table:formula="of:=[.B875]" office:value-type="string" office:string-value="Lincolnshire">
            <text:p>Lincolnshire</text:p>
          </table:table-cell>
          <table:table-cell office:value-type="float" office:value="1787">
            <text:p>178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876]" office:value-type="string" office:string-value="Midland">
            <text:p>Midland</text:p>
          </table:table-cell>
          <table:table-cell table:formula="of:=[.B876]" office:value-type="string" office:string-value="Lincolnshire">
            <text:p>Lincolnshire</text:p>
          </table:table-cell>
          <table:table-cell office:value-type="float" office:value="1792">
            <text:p>179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877]" office:value-type="string" office:string-value="Midland">
            <text:p>Midland</text:p>
          </table:table-cell>
          <table:table-cell table:formula="of:=[.B877]" office:value-type="string" office:string-value="Lincolnshire">
            <text:p>Lincolnshire</text:p>
          </table:table-cell>
          <table:table-cell office:value-type="float" office:value="1775">
            <text:p>177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878]" office:value-type="string" office:string-value="Midland">
            <text:p>Midland</text:p>
          </table:table-cell>
          <table:table-cell table:formula="of:=[.B878]" office:value-type="string" office:string-value="Lincolnshire">
            <text:p>Lincolnshire</text:p>
          </table:table-cell>
          <table:table-cell office:value-type="float" office:value="1786">
            <text:p>178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879]" office:value-type="string" office:string-value="Midland">
            <text:p>Midland</text:p>
          </table:table-cell>
          <table:table-cell table:formula="of:=[.B879]" office:value-type="string" office:string-value="Lincolnshire">
            <text:p>Lincolnshire</text:p>
          </table:table-cell>
          <table:table-cell office:value-type="float" office:value="1786">
            <text:p>178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880]" office:value-type="string" office:string-value="Midland">
            <text:p>Midland</text:p>
          </table:table-cell>
          <table:table-cell table:formula="of:=[.B880]" office:value-type="string" office:string-value="Lincolnshire">
            <text:p>Lincolnshire</text:p>
          </table:table-cell>
          <table:table-cell office:value-type="float" office:value="1777">
            <text:p>177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881]" office:value-type="string" office:string-value="Midland">
            <text:p>Midland</text:p>
          </table:table-cell>
          <table:table-cell table:formula="of:=[.B881]" office:value-type="string" office:string-value="Lincolnshire">
            <text:p>Lincolnshire</text:p>
          </table:table-cell>
          <table:table-cell office:value-type="float" office:value="1762">
            <text:p>176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882]" office:value-type="string" office:string-value="Midland">
            <text:p>Midland</text:p>
          </table:table-cell>
          <table:table-cell table:formula="of:=[.B882]" office:value-type="string" office:string-value="Lincolnshire">
            <text:p>Lincolnshire</text:p>
          </table:table-cell>
          <table:table-cell office:value-type="float" office:value="1773">
            <text:p>177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883]" office:value-type="string" office:string-value="Midland">
            <text:p>Midland</text:p>
          </table:table-cell>
          <table:table-cell table:formula="of:=[.B883]" office:value-type="string" office:string-value="Lincolnshire">
            <text:p>Lincolnshire</text:p>
          </table:table-cell>
          <table:table-cell office:value-type="float" office:value="1789">
            <text:p>178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884]" office:value-type="string" office:string-value="Midland">
            <text:p>Midland</text:p>
          </table:table-cell>
          <table:table-cell table:formula="of:=[.B884]" office:value-type="string" office:string-value="Lincolnshire">
            <text:p>Lincolnshire</text:p>
          </table:table-cell>
          <table:table-cell office:value-type="float" office:value="1789">
            <text:p>178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885]" office:value-type="string" office:string-value="Midland">
            <text:p>Midland</text:p>
          </table:table-cell>
          <table:table-cell table:formula="of:=[.B885]" office:value-type="string" office:string-value="Lincolnshire">
            <text:p>Lincolnshire</text:p>
          </table:table-cell>
          <table:table-cell office:value-type="float" office:value="1789">
            <text:p>178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886]" office:value-type="string" office:string-value="Midland">
            <text:p>Midland</text:p>
          </table:table-cell>
          <table:table-cell table:formula="of:=[.B886]" office:value-type="string" office:string-value="Lincolnshire">
            <text:p>Lincolnshire</text:p>
          </table:table-cell>
          <table:table-cell office:value-type="float" office:value="1794">
            <text:p>179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887]" office:value-type="string" office:string-value="Midland">
            <text:p>Midland</text:p>
          </table:table-cell>
          <table:table-cell table:formula="of:=[.B887]" office:value-type="string" office:string-value="Lincolnshire">
            <text:p>Lincolnshire</text:p>
          </table:table-cell>
          <table:table-cell office:value-type="float" office:value="1785">
            <text:p>178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888]" office:value-type="string" office:string-value="Midland">
            <text:p>Midland</text:p>
          </table:table-cell>
          <table:table-cell table:formula="of:=[.B888]" office:value-type="string" office:string-value="Lincolnshire">
            <text:p>Lincolnshire</text:p>
          </table:table-cell>
          <table:table-cell office:value-type="float" office:value="1785">
            <text:p>178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889]" office:value-type="string" office:string-value="Midland">
            <text:p>Midland</text:p>
          </table:table-cell>
          <table:table-cell table:formula="of:=[.B889]" office:value-type="string" office:string-value="Lincolnshire">
            <text:p>Lincolnshire</text:p>
          </table:table-cell>
          <table:table-cell office:value-type="float" office:value="1790">
            <text:p>179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890]" office:value-type="string" office:string-value="Midland">
            <text:p>Midland</text:p>
          </table:table-cell>
          <table:table-cell table:formula="of:=[.B890]" office:value-type="string" office:string-value="Lincolnshire">
            <text:p>Lincolnshire</text:p>
          </table:table-cell>
          <table:table-cell office:value-type="float" office:value="1775">
            <text:p>177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891]" office:value-type="string" office:string-value="Midland">
            <text:p>Midland</text:p>
          </table:table-cell>
          <table:table-cell table:formula="of:=[.B891]" office:value-type="string" office:string-value="Lincolnshire">
            <text:p>Lincolnshire</text:p>
          </table:table-cell>
          <table:table-cell office:value-type="float" office:value="1798">
            <text:p>179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892]" office:value-type="string" office:string-value="Midland">
            <text:p>Midland</text:p>
          </table:table-cell>
          <table:table-cell table:formula="of:=[.B892]" office:value-type="string" office:string-value="Lincolnshire">
            <text:p>Lincolnshire</text:p>
          </table:table-cell>
          <table:table-cell office:value-type="float" office:value="1784">
            <text:p>178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893]" office:value-type="string" office:string-value="Midland">
            <text:p>Midland</text:p>
          </table:table-cell>
          <table:table-cell table:formula="of:=[.B893]" office:value-type="string" office:string-value="Lincolnshire">
            <text:p>Lincolnshire</text:p>
          </table:table-cell>
          <table:table-cell office:value-type="float" office:value="1784">
            <text:p>178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894]" office:value-type="string" office:string-value="Midland">
            <text:p>Midland</text:p>
          </table:table-cell>
          <table:table-cell table:formula="of:=[.B894]" office:value-type="string" office:string-value="Lincolnshire">
            <text:p>Lincolnshire</text:p>
          </table:table-cell>
          <table:table-cell office:value-type="float" office:value="1789">
            <text:p>178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895]" office:value-type="string" office:string-value="Midland">
            <text:p>Midland</text:p>
          </table:table-cell>
          <table:table-cell table:formula="of:=[.B895]" office:value-type="string" office:string-value="Lincolnshire">
            <text:p>Lincolnshire</text:p>
          </table:table-cell>
          <table:table-cell office:value-type="float" office:value="1751">
            <text:p>175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896]" office:value-type="string" office:string-value="Midland">
            <text:p>Midland</text:p>
          </table:table-cell>
          <table:table-cell table:formula="of:=[.B896]" office:value-type="string" office:string-value="Lincolnshire">
            <text:p>Lincolnshire</text:p>
          </table:table-cell>
          <table:table-cell office:value-type="float" office:value="1765">
            <text:p>176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897]" office:value-type="string" office:string-value="Midland">
            <text:p>Midland</text:p>
          </table:table-cell>
          <table:table-cell table:formula="of:=[.B897]" office:value-type="string" office:string-value="Lincolnshire">
            <text:p>Lincolnshire</text:p>
          </table:table-cell>
          <table:table-cell office:value-type="float" office:value="1769">
            <text:p>176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898]" office:value-type="string" office:string-value="Midland">
            <text:p>Midland</text:p>
          </table:table-cell>
          <table:table-cell table:formula="of:=[.B898]" office:value-type="string" office:string-value="Lincolnshire">
            <text:p>Lincolnshire</text:p>
          </table:table-cell>
          <table:table-cell office:value-type="float" office:value="1786">
            <text:p>178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899]" office:value-type="string" office:string-value="Midland">
            <text:p>Midland</text:p>
          </table:table-cell>
          <table:table-cell table:formula="of:=[.B899]" office:value-type="string" office:string-value="Lincolnshire">
            <text:p>Lincolnshire</text:p>
          </table:table-cell>
          <table:table-cell office:value-type="float" office:value="1770">
            <text:p>177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900]" office:value-type="string" office:string-value="Midland">
            <text:p>Midland</text:p>
          </table:table-cell>
          <table:table-cell table:formula="of:=[.B900]" office:value-type="string" office:string-value="Lincolnshire">
            <text:p>Lincolnshire</text:p>
          </table:table-cell>
          <table:table-cell office:value-type="float" office:value="1759">
            <text:p>175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901]" office:value-type="string" office:string-value="Midland">
            <text:p>Midland</text:p>
          </table:table-cell>
          <table:table-cell office:value-type="string">
            <text:p>Northhamptonshire</text:p>
          </table:table-cell>
          <table:table-cell office:value-type="float" office:value="1759">
            <text:p>1759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SUM([.D902:.D966])" office:value-type="float" office:value="65">
            <text:p>65</text:p>
          </table:table-cell>
          <table:table-cell table:formula="of:=SUM([.E902:.E966])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formula="of:=[.A902]" office:value-type="string" office:string-value="Midland">
            <text:p>Midland</text:p>
          </table:table-cell>
          <table:table-cell table:formula="of:=[.B902]" office:value-type="string" office:string-value="Northhamptonshire">
            <text:p>Northhamptonshire</text:p>
          </table:table-cell>
          <table:table-cell office:value-type="float" office:value="1770">
            <text:p>177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903]" office:value-type="string" office:string-value="Midland">
            <text:p>Midland</text:p>
          </table:table-cell>
          <table:table-cell table:formula="of:=[.B903]" office:value-type="string" office:string-value="Northhamptonshire">
            <text:p>Northhamptonshire</text:p>
          </table:table-cell>
          <table:table-cell office:value-type="float" office:value="1764">
            <text:p>176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904]" office:value-type="string" office:string-value="Midland">
            <text:p>Midland</text:p>
          </table:table-cell>
          <table:table-cell table:formula="of:=[.B904]" office:value-type="string" office:string-value="Northhamptonshire">
            <text:p>Northhamptonshire</text:p>
          </table:table-cell>
          <table:table-cell office:value-type="float" office:value="1794">
            <text:p>179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905]" office:value-type="string" office:string-value="Midland">
            <text:p>Midland</text:p>
          </table:table-cell>
          <table:table-cell table:formula="of:=[.B905]" office:value-type="string" office:string-value="Northhamptonshire">
            <text:p>Northhamptonshire</text:p>
          </table:table-cell>
          <table:table-cell office:value-type="float" office:value="1741">
            <text:p>174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906]" office:value-type="string" office:string-value="Midland">
            <text:p>Midland</text:p>
          </table:table-cell>
          <table:table-cell table:formula="of:=[.B906]" office:value-type="string" office:string-value="Northhamptonshire">
            <text:p>Northhamptonshire</text:p>
          </table:table-cell>
          <table:table-cell office:value-type="float" office:value="1780">
            <text:p>178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907]" office:value-type="string" office:string-value="Midland">
            <text:p>Midland</text:p>
          </table:table-cell>
          <table:table-cell table:formula="of:=[.B907]" office:value-type="string" office:string-value="Northhamptonshire">
            <text:p>Northhamptonshire</text:p>
          </table:table-cell>
          <table:table-cell office:value-type="float" office:value="1787">
            <text:p>178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908]" office:value-type="string" office:string-value="Midland">
            <text:p>Midland</text:p>
          </table:table-cell>
          <table:table-cell table:formula="of:=[.B908]" office:value-type="string" office:string-value="Northhamptonshire">
            <text:p>Northhamptonshire</text:p>
          </table:table-cell>
          <table:table-cell office:value-type="float" office:value="1784">
            <text:p>178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909]" office:value-type="string" office:string-value="Midland">
            <text:p>Midland</text:p>
          </table:table-cell>
          <table:table-cell table:formula="of:=[.B909]" office:value-type="string" office:string-value="Northhamptonshire">
            <text:p>Northhamptonshire</text:p>
          </table:table-cell>
          <table:table-cell office:value-type="float" office:value="1735">
            <text:p>173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910]" office:value-type="string" office:string-value="Midland">
            <text:p>Midland</text:p>
          </table:table-cell>
          <table:table-cell table:formula="of:=[.B910]" office:value-type="string" office:string-value="Northhamptonshire">
            <text:p>Northhamptonshire</text:p>
          </table:table-cell>
          <table:table-cell office:value-type="float" office:value="1738">
            <text:p>173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911]" office:value-type="string" office:string-value="Midland">
            <text:p>Midland</text:p>
          </table:table-cell>
          <table:table-cell table:formula="of:=[.B911]" office:value-type="string" office:string-value="Northhamptonshire">
            <text:p>Northhamptonshire</text:p>
          </table:table-cell>
          <table:table-cell office:value-type="float" office:value="1737">
            <text:p>173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912]" office:value-type="string" office:string-value="Midland">
            <text:p>Midland</text:p>
          </table:table-cell>
          <table:table-cell table:formula="of:=[.B912]" office:value-type="string" office:string-value="Northhamptonshire">
            <text:p>Northhamptonshire</text:p>
          </table:table-cell>
          <table:table-cell office:value-type="float" office:value="1737">
            <text:p>173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913]" office:value-type="string" office:string-value="Midland">
            <text:p>Midland</text:p>
          </table:table-cell>
          <table:table-cell table:formula="of:=[.B913]" office:value-type="string" office:string-value="Northhamptonshire">
            <text:p>Northhamptonshire</text:p>
          </table:table-cell>
          <table:table-cell office:value-type="float" office:value="1745">
            <text:p>174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914]" office:value-type="string" office:string-value="Midland">
            <text:p>Midland</text:p>
          </table:table-cell>
          <table:table-cell table:formula="of:=[.B914]" office:value-type="string" office:string-value="Northhamptonshire">
            <text:p>Northhamptonshire</text:p>
          </table:table-cell>
          <table:table-cell office:value-type="float" office:value="1785">
            <text:p>178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915]" office:value-type="string" office:string-value="Midland">
            <text:p>Midland</text:p>
          </table:table-cell>
          <table:table-cell table:formula="of:=[.B915]" office:value-type="string" office:string-value="Northhamptonshire">
            <text:p>Northhamptonshire</text:p>
          </table:table-cell>
          <table:table-cell office:value-type="float" office:value="1792">
            <text:p>179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916]" office:value-type="string" office:string-value="Midland">
            <text:p>Midland</text:p>
          </table:table-cell>
          <table:table-cell table:formula="of:=[.B916]" office:value-type="string" office:string-value="Northhamptonshire">
            <text:p>Northhamptonshire</text:p>
          </table:table-cell>
          <table:table-cell office:value-type="float" office:value="1788">
            <text:p>178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917]" office:value-type="string" office:string-value="Midland">
            <text:p>Midland</text:p>
          </table:table-cell>
          <table:table-cell table:formula="of:=[.B917]" office:value-type="string" office:string-value="Northhamptonshire">
            <text:p>Northhamptonshire</text:p>
          </table:table-cell>
          <table:table-cell office:value-type="float" office:value="1755">
            <text:p>175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918]" office:value-type="string" office:string-value="Midland">
            <text:p>Midland</text:p>
          </table:table-cell>
          <table:table-cell table:formula="of:=[.B918]" office:value-type="string" office:string-value="Northhamptonshire">
            <text:p>Northhamptonshire</text:p>
          </table:table-cell>
          <table:table-cell office:value-type="float" office:value="1785">
            <text:p>178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919]" office:value-type="string" office:string-value="Midland">
            <text:p>Midland</text:p>
          </table:table-cell>
          <table:table-cell table:formula="of:=[.B919]" office:value-type="string" office:string-value="Northhamptonshire">
            <text:p>Northhamptonshire</text:p>
          </table:table-cell>
          <table:table-cell office:value-type="float" office:value="1739">
            <text:p>173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920]" office:value-type="string" office:string-value="Midland">
            <text:p>Midland</text:p>
          </table:table-cell>
          <table:table-cell table:formula="of:=[.B920]" office:value-type="string" office:string-value="Northhamptonshire">
            <text:p>Northhamptonshire</text:p>
          </table:table-cell>
          <table:table-cell office:value-type="float" office:value="1764">
            <text:p>176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921]" office:value-type="string" office:string-value="Midland">
            <text:p>Midland</text:p>
          </table:table-cell>
          <table:table-cell table:formula="of:=[.B921]" office:value-type="string" office:string-value="Northhamptonshire">
            <text:p>Northhamptonshire</text:p>
          </table:table-cell>
          <table:table-cell office:value-type="float" office:value="1759">
            <text:p>175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922]" office:value-type="string" office:string-value="Midland">
            <text:p>Midland</text:p>
          </table:table-cell>
          <table:table-cell table:formula="of:=[.B922]" office:value-type="string" office:string-value="Northhamptonshire">
            <text:p>Northhamptonshire</text:p>
          </table:table-cell>
          <table:table-cell office:value-type="float" office:value="1785">
            <text:p>178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923]" office:value-type="string" office:string-value="Midland">
            <text:p>Midland</text:p>
          </table:table-cell>
          <table:table-cell table:formula="of:=[.B923]" office:value-type="string" office:string-value="Northhamptonshire">
            <text:p>Northhamptonshire</text:p>
          </table:table-cell>
          <table:table-cell office:value-type="float" office:value="1794">
            <text:p>179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924]" office:value-type="string" office:string-value="Midland">
            <text:p>Midland</text:p>
          </table:table-cell>
          <table:table-cell table:formula="of:=[.B924]" office:value-type="string" office:string-value="Northhamptonshire">
            <text:p>Northhamptonshire</text:p>
          </table:table-cell>
          <table:table-cell office:value-type="float" office:value="1787">
            <text:p>178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925]" office:value-type="string" office:string-value="Midland">
            <text:p>Midland</text:p>
          </table:table-cell>
          <table:table-cell table:formula="of:=[.B925]" office:value-type="string" office:string-value="Northhamptonshire">
            <text:p>Northhamptonshire</text:p>
          </table:table-cell>
          <table:table-cell office:value-type="float" office:value="1764">
            <text:p>176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926]" office:value-type="string" office:string-value="Midland">
            <text:p>Midland</text:p>
          </table:table-cell>
          <table:table-cell table:formula="of:=[.B926]" office:value-type="string" office:string-value="Northhamptonshire">
            <text:p>Northhamptonshire</text:p>
          </table:table-cell>
          <table:table-cell office:value-type="float" office:value="1750">
            <text:p>175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927]" office:value-type="string" office:string-value="Midland">
            <text:p>Midland</text:p>
          </table:table-cell>
          <table:table-cell table:formula="of:=[.B927]" office:value-type="string" office:string-value="Northhamptonshire">
            <text:p>Northhamptonshire</text:p>
          </table:table-cell>
          <table:table-cell office:value-type="float" office:value="1785">
            <text:p>178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928]" office:value-type="string" office:string-value="Midland">
            <text:p>Midland</text:p>
          </table:table-cell>
          <table:table-cell table:formula="of:=[.B928]" office:value-type="string" office:string-value="Northhamptonshire">
            <text:p>Northhamptonshire</text:p>
          </table:table-cell>
          <table:table-cell office:value-type="float" office:value="1785">
            <text:p>178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929]" office:value-type="string" office:string-value="Midland">
            <text:p>Midland</text:p>
          </table:table-cell>
          <table:table-cell table:formula="of:=[.B929]" office:value-type="string" office:string-value="Northhamptonshire">
            <text:p>Northhamptonshire</text:p>
          </table:table-cell>
          <table:table-cell office:value-type="float" office:value="1787">
            <text:p>178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930]" office:value-type="string" office:string-value="Midland">
            <text:p>Midland</text:p>
          </table:table-cell>
          <table:table-cell table:formula="of:=[.B930]" office:value-type="string" office:string-value="Northhamptonshire">
            <text:p>Northhamptonshire</text:p>
          </table:table-cell>
          <table:table-cell office:value-type="float" office:value="1750">
            <text:p>175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931]" office:value-type="string" office:string-value="Midland">
            <text:p>Midland</text:p>
          </table:table-cell>
          <table:table-cell table:formula="of:=[.B931]" office:value-type="string" office:string-value="Northhamptonshire">
            <text:p>Northhamptonshire</text:p>
          </table:table-cell>
          <table:table-cell office:value-type="float" office:value="1749">
            <text:p>174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932]" office:value-type="string" office:string-value="Midland">
            <text:p>Midland</text:p>
          </table:table-cell>
          <table:table-cell table:formula="of:=[.B932]" office:value-type="string" office:string-value="Northhamptonshire">
            <text:p>Northhamptonshire</text:p>
          </table:table-cell>
          <table:table-cell office:value-type="float" office:value="1735">
            <text:p>173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933]" office:value-type="string" office:string-value="Midland">
            <text:p>Midland</text:p>
          </table:table-cell>
          <table:table-cell table:formula="of:=[.B933]" office:value-type="string" office:string-value="Northhamptonshire">
            <text:p>Northhamptonshire</text:p>
          </table:table-cell>
          <table:table-cell office:value-type="float" office:value="1736">
            <text:p>173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934]" office:value-type="string" office:string-value="Midland">
            <text:p>Midland</text:p>
          </table:table-cell>
          <table:table-cell table:formula="of:=[.B934]" office:value-type="string" office:string-value="Northhamptonshire">
            <text:p>Northhamptonshire</text:p>
          </table:table-cell>
          <table:table-cell office:value-type="float" office:value="1759">
            <text:p>175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935]" office:value-type="string" office:string-value="Midland">
            <text:p>Midland</text:p>
          </table:table-cell>
          <table:table-cell table:formula="of:=[.B935]" office:value-type="string" office:string-value="Northhamptonshire">
            <text:p>Northhamptonshire</text:p>
          </table:table-cell>
          <table:table-cell office:value-type="float" office:value="1764">
            <text:p>176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936]" office:value-type="string" office:string-value="Midland">
            <text:p>Midland</text:p>
          </table:table-cell>
          <table:table-cell table:formula="of:=[.B936]" office:value-type="string" office:string-value="Northhamptonshire">
            <text:p>Northhamptonshire</text:p>
          </table:table-cell>
          <table:table-cell office:value-type="float" office:value="1759">
            <text:p>175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937]" office:value-type="string" office:string-value="Midland">
            <text:p>Midland</text:p>
          </table:table-cell>
          <table:table-cell table:formula="of:=[.B937]" office:value-type="string" office:string-value="Northhamptonshire">
            <text:p>Northhamptonshire</text:p>
          </table:table-cell>
          <table:table-cell office:value-type="float" office:value="1787">
            <text:p>178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938]" office:value-type="string" office:string-value="Midland">
            <text:p>Midland</text:p>
          </table:table-cell>
          <table:table-cell table:formula="of:=[.B938]" office:value-type="string" office:string-value="Northhamptonshire">
            <text:p>Northhamptonshire</text:p>
          </table:table-cell>
          <table:table-cell office:value-type="float" office:value="1781">
            <text:p>178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939]" office:value-type="string" office:string-value="Midland">
            <text:p>Midland</text:p>
          </table:table-cell>
          <table:table-cell table:formula="of:=[.B939]" office:value-type="string" office:string-value="Northhamptonshire">
            <text:p>Northhamptonshire</text:p>
          </table:table-cell>
          <table:table-cell office:value-type="float" office:value="1784">
            <text:p>178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940]" office:value-type="string" office:string-value="Midland">
            <text:p>Midland</text:p>
          </table:table-cell>
          <table:table-cell table:formula="of:=[.B940]" office:value-type="string" office:string-value="Northhamptonshire">
            <text:p>Northhamptonshire</text:p>
          </table:table-cell>
          <table:table-cell office:value-type="float" office:value="1764">
            <text:p>176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941]" office:value-type="string" office:string-value="Midland">
            <text:p>Midland</text:p>
          </table:table-cell>
          <table:table-cell table:formula="of:=[.B941]" office:value-type="string" office:string-value="Northhamptonshire">
            <text:p>Northhamptonshire</text:p>
          </table:table-cell>
          <table:table-cell office:value-type="float" office:value="1775">
            <text:p>177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942]" office:value-type="string" office:string-value="Midland">
            <text:p>Midland</text:p>
          </table:table-cell>
          <table:table-cell table:formula="of:=[.B942]" office:value-type="string" office:string-value="Northhamptonshire">
            <text:p>Northhamptonshire</text:p>
          </table:table-cell>
          <table:table-cell office:value-type="float" office:value="1773">
            <text:p>177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943]" office:value-type="string" office:string-value="Midland">
            <text:p>Midland</text:p>
          </table:table-cell>
          <table:table-cell table:formula="of:=[.B943]" office:value-type="string" office:string-value="Northhamptonshire">
            <text:p>Northhamptonshire</text:p>
          </table:table-cell>
          <table:table-cell office:value-type="float" office:value="1786">
            <text:p>178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944]" office:value-type="string" office:string-value="Midland">
            <text:p>Midland</text:p>
          </table:table-cell>
          <table:table-cell table:formula="of:=[.B944]" office:value-type="string" office:string-value="Northhamptonshire">
            <text:p>Northhamptonshire</text:p>
          </table:table-cell>
          <table:table-cell office:value-type="float" office:value="1794">
            <text:p>179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945]" office:value-type="string" office:string-value="Midland">
            <text:p>Midland</text:p>
          </table:table-cell>
          <table:table-cell table:formula="of:=[.B945]" office:value-type="string" office:string-value="Northhamptonshire">
            <text:p>Northhamptonshire</text:p>
          </table:table-cell>
          <table:table-cell office:value-type="float" office:value="1789">
            <text:p>178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946]" office:value-type="string" office:string-value="Midland">
            <text:p>Midland</text:p>
          </table:table-cell>
          <table:table-cell table:formula="of:=[.B946]" office:value-type="string" office:string-value="Northhamptonshire">
            <text:p>Northhamptonshire</text:p>
          </table:table-cell>
          <table:table-cell office:value-type="float" office:value="1799">
            <text:p>179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947]" office:value-type="string" office:string-value="Midland">
            <text:p>Midland</text:p>
          </table:table-cell>
          <table:table-cell table:formula="of:=[.B947]" office:value-type="string" office:string-value="Northhamptonshire">
            <text:p>Northhamptonshire</text:p>
          </table:table-cell>
          <table:table-cell office:value-type="float" office:value="1780">
            <text:p>178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948]" office:value-type="string" office:string-value="Midland">
            <text:p>Midland</text:p>
          </table:table-cell>
          <table:table-cell table:formula="of:=[.B948]" office:value-type="string" office:string-value="Northhamptonshire">
            <text:p>Northhamptonshire</text:p>
          </table:table-cell>
          <table:table-cell office:value-type="float" office:value="1764">
            <text:p>176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949]" office:value-type="string" office:string-value="Midland">
            <text:p>Midland</text:p>
          </table:table-cell>
          <table:table-cell table:formula="of:=[.B949]" office:value-type="string" office:string-value="Northhamptonshire">
            <text:p>Northhamptonshire</text:p>
          </table:table-cell>
          <table:table-cell office:value-type="float" office:value="1785">
            <text:p>178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950]" office:value-type="string" office:string-value="Midland">
            <text:p>Midland</text:p>
          </table:table-cell>
          <table:table-cell table:formula="of:=[.B950]" office:value-type="string" office:string-value="Northhamptonshire">
            <text:p>Northhamptonshire</text:p>
          </table:table-cell>
          <table:table-cell office:value-type="float" office:value="1792">
            <text:p>179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951]" office:value-type="string" office:string-value="Midland">
            <text:p>Midland</text:p>
          </table:table-cell>
          <table:table-cell table:formula="of:=[.B951]" office:value-type="string" office:string-value="Northhamptonshire">
            <text:p>Northhamptonshire</text:p>
          </table:table-cell>
          <table:table-cell office:value-type="float" office:value="1789">
            <text:p>178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952]" office:value-type="string" office:string-value="Midland">
            <text:p>Midland</text:p>
          </table:table-cell>
          <table:table-cell table:formula="of:=[.B952]" office:value-type="string" office:string-value="Northhamptonshire">
            <text:p>Northhamptonshire</text:p>
          </table:table-cell>
          <table:table-cell office:value-type="float" office:value="1750">
            <text:p>175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953]" office:value-type="string" office:string-value="Midland">
            <text:p>Midland</text:p>
          </table:table-cell>
          <table:table-cell table:formula="of:=[.B953]" office:value-type="string" office:string-value="Northhamptonshire">
            <text:p>Northhamptonshire</text:p>
          </table:table-cell>
          <table:table-cell office:value-type="float" office:value="1743">
            <text:p>174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954]" office:value-type="string" office:string-value="Midland">
            <text:p>Midland</text:p>
          </table:table-cell>
          <table:table-cell table:formula="of:=[.B954]" office:value-type="string" office:string-value="Northhamptonshire">
            <text:p>Northhamptonshire</text:p>
          </table:table-cell>
          <table:table-cell office:value-type="float" office:value="1787">
            <text:p>178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955]" office:value-type="string" office:string-value="Midland">
            <text:p>Midland</text:p>
          </table:table-cell>
          <table:table-cell table:formula="of:=[.B955]" office:value-type="string" office:string-value="Northhamptonshire">
            <text:p>Northhamptonshire</text:p>
          </table:table-cell>
          <table:table-cell office:value-type="float" office:value="1779">
            <text:p>177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956]" office:value-type="string" office:string-value="Midland">
            <text:p>Midland</text:p>
          </table:table-cell>
          <table:table-cell table:formula="of:=[.B956]" office:value-type="string" office:string-value="Northhamptonshire">
            <text:p>Northhamptonshire</text:p>
          </table:table-cell>
          <table:table-cell office:value-type="float" office:value="1770">
            <text:p>177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957]" office:value-type="string" office:string-value="Midland">
            <text:p>Midland</text:p>
          </table:table-cell>
          <table:table-cell table:formula="of:=[.B957]" office:value-type="string" office:string-value="Northhamptonshire">
            <text:p>Northhamptonshire</text:p>
          </table:table-cell>
          <table:table-cell office:value-type="float" office:value="1747">
            <text:p>174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958]" office:value-type="string" office:string-value="Midland">
            <text:p>Midland</text:p>
          </table:table-cell>
          <table:table-cell table:formula="of:=[.B958]" office:value-type="string" office:string-value="Northhamptonshire">
            <text:p>Northhamptonshire</text:p>
          </table:table-cell>
          <table:table-cell office:value-type="float" office:value="1786">
            <text:p>178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959]" office:value-type="string" office:string-value="Midland">
            <text:p>Midland</text:p>
          </table:table-cell>
          <table:table-cell table:formula="of:=[.B959]" office:value-type="string" office:string-value="Northhamptonshire">
            <text:p>Northhamptonshire</text:p>
          </table:table-cell>
          <table:table-cell office:value-type="float" office:value="1749">
            <text:p>174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960]" office:value-type="string" office:string-value="Midland">
            <text:p>Midland</text:p>
          </table:table-cell>
          <table:table-cell table:formula="of:=[.B960]" office:value-type="string" office:string-value="Northhamptonshire">
            <text:p>Northhamptonshire</text:p>
          </table:table-cell>
          <table:table-cell office:value-type="float" office:value="1754">
            <text:p>175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961]" office:value-type="string" office:string-value="Midland">
            <text:p>Midland</text:p>
          </table:table-cell>
          <table:table-cell table:formula="of:=[.B961]" office:value-type="string" office:string-value="Northhamptonshire">
            <text:p>Northhamptonshire</text:p>
          </table:table-cell>
          <table:table-cell office:value-type="float" office:value="1775">
            <text:p>177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962]" office:value-type="string" office:string-value="Midland">
            <text:p>Midland</text:p>
          </table:table-cell>
          <table:table-cell table:formula="of:=[.B962]" office:value-type="string" office:string-value="Northhamptonshire">
            <text:p>Northhamptonshire</text:p>
          </table:table-cell>
          <table:table-cell office:value-type="float" office:value="1787">
            <text:p>178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963]" office:value-type="string" office:string-value="Midland">
            <text:p>Midland</text:p>
          </table:table-cell>
          <table:table-cell table:formula="of:=[.B963]" office:value-type="string" office:string-value="Northhamptonshire">
            <text:p>Northhamptonshire</text:p>
          </table:table-cell>
          <table:table-cell office:value-type="float" office:value="1743">
            <text:p>174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964]" office:value-type="string" office:string-value="Midland">
            <text:p>Midland</text:p>
          </table:table-cell>
          <table:table-cell table:formula="of:=[.B964]" office:value-type="string" office:string-value="Northhamptonshire">
            <text:p>Northhamptonshire</text:p>
          </table:table-cell>
          <table:table-cell office:value-type="float" office:value="1759">
            <text:p>175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965]" office:value-type="string" office:string-value="Midland">
            <text:p>Midland</text:p>
          </table:table-cell>
          <table:table-cell table:formula="of:=[.B965]" office:value-type="string" office:string-value="Northhamptonshire">
            <text:p>Northhamptonshire</text:p>
          </table:table-cell>
          <table:table-cell office:value-type="float" office:value="1740">
            <text:p>174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966]" office:value-type="string" office:string-value="Midland">
            <text:p>Midland</text:p>
          </table:table-cell>
          <table:table-cell office:value-type="string">
            <text:p>Nottinghamshire</text:p>
          </table:table-cell>
          <table:table-cell office:value-type="float" office:value="1738">
            <text:p>1738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SUM([.D967:.D1009])" office:value-type="float" office:value="43">
            <text:p>43</text:p>
          </table:table-cell>
          <table:table-cell table:number-columns-repeated="1017"/>
        </table:table-row>
        <table:table-row table:style-name="ro1">
          <table:table-cell table:formula="of:=[.A967]" office:value-type="string" office:string-value="Midland">
            <text:p>Midland</text:p>
          </table:table-cell>
          <table:table-cell table:formula="of:=[.B967]" office:value-type="string" office:string-value="Nottinghamshire">
            <text:p>Nottinghamshire</text:p>
          </table:table-cell>
          <table:table-cell office:value-type="float" office:value="1738">
            <text:p>173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968]" office:value-type="string" office:string-value="Midland">
            <text:p>Midland</text:p>
          </table:table-cell>
          <table:table-cell table:formula="of:=[.B968]" office:value-type="string" office:string-value="Nottinghamshire">
            <text:p>Nottinghamshire</text:p>
          </table:table-cell>
          <table:table-cell office:value-type="float" office:value="1752">
            <text:p>175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969]" office:value-type="string" office:string-value="Midland">
            <text:p>Midland</text:p>
          </table:table-cell>
          <table:table-cell table:formula="of:=[.B969]" office:value-type="string" office:string-value="Nottinghamshire">
            <text:p>Nottinghamshire</text:p>
          </table:table-cell>
          <table:table-cell office:value-type="float" office:value="1767">
            <text:p>176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970]" office:value-type="string" office:string-value="Midland">
            <text:p>Midland</text:p>
          </table:table-cell>
          <table:table-cell table:formula="of:=[.B970]" office:value-type="string" office:string-value="Nottinghamshire">
            <text:p>Nottinghamshire</text:p>
          </table:table-cell>
          <table:table-cell office:value-type="float" office:value="1799">
            <text:p>179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971]" office:value-type="string" office:string-value="Midland">
            <text:p>Midland</text:p>
          </table:table-cell>
          <table:table-cell table:formula="of:=[.B971]" office:value-type="string" office:string-value="Nottinghamshire">
            <text:p>Nottinghamshire</text:p>
          </table:table-cell>
          <table:table-cell office:value-type="float" office:value="1775">
            <text:p>177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972]" office:value-type="string" office:string-value="Midland">
            <text:p>Midland</text:p>
          </table:table-cell>
          <table:table-cell table:formula="of:=[.B972]" office:value-type="string" office:string-value="Nottinghamshire">
            <text:p>Nottinghamshire</text:p>
          </table:table-cell>
          <table:table-cell office:value-type="float" office:value="1779">
            <text:p>177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973]" office:value-type="string" office:string-value="Midland">
            <text:p>Midland</text:p>
          </table:table-cell>
          <table:table-cell table:formula="of:=[.B973]" office:value-type="string" office:string-value="Nottinghamshire">
            <text:p>Nottinghamshire</text:p>
          </table:table-cell>
          <table:table-cell office:value-type="float" office:value="1769">
            <text:p>176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974]" office:value-type="string" office:string-value="Midland">
            <text:p>Midland</text:p>
          </table:table-cell>
          <table:table-cell table:formula="of:=[.B974]" office:value-type="string" office:string-value="Nottinghamshire">
            <text:p>Nottinghamshire</text:p>
          </table:table-cell>
          <table:table-cell office:value-type="float" office:value="1759">
            <text:p>175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975]" office:value-type="string" office:string-value="Midland">
            <text:p>Midland</text:p>
          </table:table-cell>
          <table:table-cell table:formula="of:=[.B975]" office:value-type="string" office:string-value="Nottinghamshire">
            <text:p>Nottinghamshire</text:p>
          </table:table-cell>
          <table:table-cell office:value-type="float" office:value="1757">
            <text:p>175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976]" office:value-type="string" office:string-value="Midland">
            <text:p>Midland</text:p>
          </table:table-cell>
          <table:table-cell table:formula="of:=[.B976]" office:value-type="string" office:string-value="Nottinghamshire">
            <text:p>Nottinghamshire</text:p>
          </table:table-cell>
          <table:table-cell office:value-type="float" office:value="1752">
            <text:p>175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977]" office:value-type="string" office:string-value="Midland">
            <text:p>Midland</text:p>
          </table:table-cell>
          <table:table-cell table:formula="of:=[.B977]" office:value-type="string" office:string-value="Nottinghamshire">
            <text:p>Nottinghamshire</text:p>
          </table:table-cell>
          <table:table-cell office:value-type="float" office:value="1752">
            <text:p>175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978]" office:value-type="string" office:string-value="Midland">
            <text:p>Midland</text:p>
          </table:table-cell>
          <table:table-cell table:formula="of:=[.B978]" office:value-type="string" office:string-value="Nottinghamshire">
            <text:p>Nottinghamshire</text:p>
          </table:table-cell>
          <table:table-cell office:value-type="float" office:value="1751">
            <text:p>175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979]" office:value-type="string" office:string-value="Midland">
            <text:p>Midland</text:p>
          </table:table-cell>
          <table:table-cell table:formula="of:=[.B979]" office:value-type="string" office:string-value="Nottinghamshire">
            <text:p>Nottinghamshire</text:p>
          </table:table-cell>
          <table:table-cell office:value-type="float" office:value="1751">
            <text:p>175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980]" office:value-type="string" office:string-value="Midland">
            <text:p>Midland</text:p>
          </table:table-cell>
          <table:table-cell table:formula="of:=[.B980]" office:value-type="string" office:string-value="Nottinghamshire">
            <text:p>Nottinghamshire</text:p>
          </table:table-cell>
          <table:table-cell office:value-type="float" office:value="1745">
            <text:p>174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981]" office:value-type="string" office:string-value="Midland">
            <text:p>Midland</text:p>
          </table:table-cell>
          <table:table-cell table:formula="of:=[.B981]" office:value-type="string" office:string-value="Nottinghamshire">
            <text:p>Nottinghamshire</text:p>
          </table:table-cell>
          <table:table-cell office:value-type="float" office:value="1745">
            <text:p>174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982]" office:value-type="string" office:string-value="Midland">
            <text:p>Midland</text:p>
          </table:table-cell>
          <table:table-cell table:formula="of:=[.B982]" office:value-type="string" office:string-value="Nottinghamshire">
            <text:p>Nottinghamshire</text:p>
          </table:table-cell>
          <table:table-cell office:value-type="float" office:value="1797">
            <text:p>179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983]" office:value-type="string" office:string-value="Midland">
            <text:p>Midland</text:p>
          </table:table-cell>
          <table:table-cell table:formula="of:=[.B983]" office:value-type="string" office:string-value="Nottinghamshire">
            <text:p>Nottinghamshire</text:p>
          </table:table-cell>
          <table:table-cell office:value-type="float" office:value="1784">
            <text:p>178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984]" office:value-type="string" office:string-value="Midland">
            <text:p>Midland</text:p>
          </table:table-cell>
          <table:table-cell table:formula="of:=[.B984]" office:value-type="string" office:string-value="Nottinghamshire">
            <text:p>Nottinghamshire</text:p>
          </table:table-cell>
          <table:table-cell office:value-type="float" office:value="1784">
            <text:p>178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985]" office:value-type="string" office:string-value="Midland">
            <text:p>Midland</text:p>
          </table:table-cell>
          <table:table-cell table:formula="of:=[.B985]" office:value-type="string" office:string-value="Nottinghamshire">
            <text:p>Nottinghamshire</text:p>
          </table:table-cell>
          <table:table-cell office:value-type="float" office:value="1767">
            <text:p>176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986]" office:value-type="string" office:string-value="Midland">
            <text:p>Midland</text:p>
          </table:table-cell>
          <table:table-cell table:formula="of:=[.B986]" office:value-type="string" office:string-value="Nottinghamshire">
            <text:p>Nottinghamshire</text:p>
          </table:table-cell>
          <table:table-cell office:value-type="float" office:value="1785">
            <text:p>178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987]" office:value-type="string" office:string-value="Midland">
            <text:p>Midland</text:p>
          </table:table-cell>
          <table:table-cell table:formula="of:=[.B987]" office:value-type="string" office:string-value="Nottinghamshire">
            <text:p>Nottinghamshire</text:p>
          </table:table-cell>
          <table:table-cell office:value-type="float" office:value="1785">
            <text:p>178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988]" office:value-type="string" office:string-value="Midland">
            <text:p>Midland</text:p>
          </table:table-cell>
          <table:table-cell table:formula="of:=[.B988]" office:value-type="string" office:string-value="Nottinghamshire">
            <text:p>Nottinghamshire</text:p>
          </table:table-cell>
          <table:table-cell office:value-type="float" office:value="1785">
            <text:p>178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989]" office:value-type="string" office:string-value="Midland">
            <text:p>Midland</text:p>
          </table:table-cell>
          <table:table-cell table:formula="of:=[.B989]" office:value-type="string" office:string-value="Nottinghamshire">
            <text:p>Nottinghamshire</text:p>
          </table:table-cell>
          <table:table-cell office:value-type="float" office:value="1785">
            <text:p>178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990]" office:value-type="string" office:string-value="Midland">
            <text:p>Midland</text:p>
          </table:table-cell>
          <table:table-cell table:formula="of:=[.B990]" office:value-type="string" office:string-value="Nottinghamshire">
            <text:p>Nottinghamshire</text:p>
          </table:table-cell>
          <table:table-cell office:value-type="float" office:value="1790">
            <text:p>179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991]" office:value-type="string" office:string-value="Midland">
            <text:p>Midland</text:p>
          </table:table-cell>
          <table:table-cell table:formula="of:=[.B991]" office:value-type="string" office:string-value="Nottinghamshire">
            <text:p>Nottinghamshire</text:p>
          </table:table-cell>
          <table:table-cell office:value-type="float" office:value="1790">
            <text:p>179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992]" office:value-type="string" office:string-value="Midland">
            <text:p>Midland</text:p>
          </table:table-cell>
          <table:table-cell table:formula="of:=[.B992]" office:value-type="string" office:string-value="Nottinghamshire">
            <text:p>Nottinghamshire</text:p>
          </table:table-cell>
          <table:table-cell office:value-type="float" office:value="1795">
            <text:p>179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993]" office:value-type="string" office:string-value="Midland">
            <text:p>Midland</text:p>
          </table:table-cell>
          <table:table-cell table:formula="of:=[.B993]" office:value-type="string" office:string-value="Nottinghamshire">
            <text:p>Nottinghamshire</text:p>
          </table:table-cell>
          <table:table-cell office:value-type="float" office:value="1785">
            <text:p>178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994]" office:value-type="string" office:string-value="Midland">
            <text:p>Midland</text:p>
          </table:table-cell>
          <table:table-cell table:formula="of:=[.B994]" office:value-type="string" office:string-value="Nottinghamshire">
            <text:p>Nottinghamshire</text:p>
          </table:table-cell>
          <table:table-cell office:value-type="float" office:value="1793">
            <text:p>179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995]" office:value-type="string" office:string-value="Midland">
            <text:p>Midland</text:p>
          </table:table-cell>
          <table:table-cell table:formula="of:=[.B995]" office:value-type="string" office:string-value="Nottinghamshire">
            <text:p>Nottinghamshire</text:p>
          </table:table-cell>
          <table:table-cell office:value-type="float" office:value="1782">
            <text:p>178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996]" office:value-type="string" office:string-value="Midland">
            <text:p>Midland</text:p>
          </table:table-cell>
          <table:table-cell table:formula="of:=[.B996]" office:value-type="string" office:string-value="Nottinghamshire">
            <text:p>Nottinghamshire</text:p>
          </table:table-cell>
          <table:table-cell office:value-type="float" office:value="1781">
            <text:p>178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997]" office:value-type="string" office:string-value="Midland">
            <text:p>Midland</text:p>
          </table:table-cell>
          <table:table-cell table:formula="of:=[.B997]" office:value-type="string" office:string-value="Nottinghamshire">
            <text:p>Nottinghamshire</text:p>
          </table:table-cell>
          <table:table-cell office:value-type="float" office:value="1781">
            <text:p>178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998]" office:value-type="string" office:string-value="Midland">
            <text:p>Midland</text:p>
          </table:table-cell>
          <table:table-cell table:formula="of:=[.B998]" office:value-type="string" office:string-value="Nottinghamshire">
            <text:p>Nottinghamshire</text:p>
          </table:table-cell>
          <table:table-cell office:value-type="float" office:value="1758">
            <text:p>175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999]" office:value-type="string" office:string-value="Midland">
            <text:p>Midland</text:p>
          </table:table-cell>
          <table:table-cell table:formula="of:=[.B999]" office:value-type="string" office:string-value="Nottinghamshire">
            <text:p>Nottinghamshire</text:p>
          </table:table-cell>
          <table:table-cell office:value-type="float" office:value="1786">
            <text:p>178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000]" office:value-type="string" office:string-value="Midland">
            <text:p>Midland</text:p>
          </table:table-cell>
          <table:table-cell table:formula="of:=[.B1000]" office:value-type="string" office:string-value="Nottinghamshire">
            <text:p>Nottinghamshire</text:p>
          </table:table-cell>
          <table:table-cell office:value-type="float" office:value="1786">
            <text:p>178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001]" office:value-type="string" office:string-value="Midland">
            <text:p>Midland</text:p>
          </table:table-cell>
          <table:table-cell table:formula="of:=[.B1001]" office:value-type="string" office:string-value="Nottinghamshire">
            <text:p>Nottinghamshire</text:p>
          </table:table-cell>
          <table:table-cell office:value-type="float" office:value="1766">
            <text:p>176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002]" office:value-type="string" office:string-value="Midland">
            <text:p>Midland</text:p>
          </table:table-cell>
          <table:table-cell table:formula="of:=[.B1002]" office:value-type="string" office:string-value="Nottinghamshire">
            <text:p>Nottinghamshire</text:p>
          </table:table-cell>
          <table:table-cell office:value-type="float" office:value="1766">
            <text:p>176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003]" office:value-type="string" office:string-value="Midland">
            <text:p>Midland</text:p>
          </table:table-cell>
          <table:table-cell table:formula="of:=[.B1003]" office:value-type="string" office:string-value="Nottinghamshire">
            <text:p>Nottinghamshire</text:p>
          </table:table-cell>
          <table:table-cell office:value-type="float" office:value="1774">
            <text:p>177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004]" office:value-type="string" office:string-value="Midland">
            <text:p>Midland</text:p>
          </table:table-cell>
          <table:table-cell table:formula="of:=[.B1004]" office:value-type="string" office:string-value="Nottinghamshire">
            <text:p>Nottinghamshire</text:p>
          </table:table-cell>
          <table:table-cell office:value-type="float" office:value="1774">
            <text:p>177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005]" office:value-type="string" office:string-value="Midland">
            <text:p>Midland</text:p>
          </table:table-cell>
          <table:table-cell table:formula="of:=[.B1005]" office:value-type="string" office:string-value="Nottinghamshire">
            <text:p>Nottinghamshire</text:p>
          </table:table-cell>
          <table:table-cell office:value-type="float" office:value="1784">
            <text:p>178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006]" office:value-type="string" office:string-value="Midland">
            <text:p>Midland</text:p>
          </table:table-cell>
          <table:table-cell table:formula="of:=[.B1006]" office:value-type="string" office:string-value="Nottinghamshire">
            <text:p>Nottinghamshire</text:p>
          </table:table-cell>
          <table:table-cell office:value-type="float" office:value="1784">
            <text:p>178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007]" office:value-type="string" office:string-value="Midland">
            <text:p>Midland</text:p>
          </table:table-cell>
          <table:table-cell table:formula="of:=[.B1007]" office:value-type="string" office:string-value="Nottinghamshire">
            <text:p>Nottinghamshire</text:p>
          </table:table-cell>
          <table:table-cell office:value-type="float" office:value="1759">
            <text:p>175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008]" office:value-type="string" office:string-value="Midland">
            <text:p>Midland</text:p>
          </table:table-cell>
          <table:table-cell table:formula="of:=[.B1008]" office:value-type="string" office:string-value="Nottinghamshire">
            <text:p>Nottinghamshire</text:p>
          </table:table-cell>
          <table:table-cell office:value-type="float" office:value="1763">
            <text:p>176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009]" office:value-type="string" office:string-value="Midland">
            <text:p>Midland</text:p>
          </table:table-cell>
          <table:table-cell office:value-type="string">
            <text:p>Peterborough</text:p>
          </table:table-cell>
          <table:table-cell office:value-type="float" office:value="1786">
            <text:p>1786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SUM([.D1010:.D1019])" office:value-type="float" office:value="10">
            <text:p>10</text:p>
          </table:table-cell>
          <table:table-cell table:number-columns-repeated="1017"/>
        </table:table-row>
        <table:table-row table:style-name="ro1">
          <table:table-cell table:formula="of:=[.A1010]" office:value-type="string" office:string-value="Midland">
            <text:p>Midland</text:p>
          </table:table-cell>
          <table:table-cell table:formula="of:=[.B1010]" office:value-type="string" office:string-value="Peterborough">
            <text:p>Peterborough</text:p>
          </table:table-cell>
          <table:table-cell office:value-type="float" office:value="1757">
            <text:p>175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011]" office:value-type="string" office:string-value="Midland">
            <text:p>Midland</text:p>
          </table:table-cell>
          <table:table-cell table:formula="of:=[.B1011]" office:value-type="string" office:string-value="Peterborough">
            <text:p>Peterborough</text:p>
          </table:table-cell>
          <table:table-cell office:value-type="float" office:value="1757">
            <text:p>175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012]" office:value-type="string" office:string-value="Midland">
            <text:p>Midland</text:p>
          </table:table-cell>
          <table:table-cell table:formula="of:=[.B1012]" office:value-type="string" office:string-value="Peterborough">
            <text:p>Peterborough</text:p>
          </table:table-cell>
          <table:table-cell office:value-type="float" office:value="1774">
            <text:p>177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013]" office:value-type="string" office:string-value="Midland">
            <text:p>Midland</text:p>
          </table:table-cell>
          <table:table-cell table:formula="of:=[.B1013]" office:value-type="string" office:string-value="Peterborough">
            <text:p>Peterborough</text:p>
          </table:table-cell>
          <table:table-cell office:value-type="float" office:value="1744">
            <text:p>174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014]" office:value-type="string" office:string-value="Midland">
            <text:p>Midland</text:p>
          </table:table-cell>
          <table:table-cell table:formula="of:=[.B1014]" office:value-type="string" office:string-value="Peterborough">
            <text:p>Peterborough</text:p>
          </table:table-cell>
          <table:table-cell office:value-type="float" office:value="1746">
            <text:p>174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015]" office:value-type="string" office:string-value="Midland">
            <text:p>Midland</text:p>
          </table:table-cell>
          <table:table-cell table:formula="of:=[.B1015]" office:value-type="string" office:string-value="Peterborough">
            <text:p>Peterborough</text:p>
          </table:table-cell>
          <table:table-cell office:value-type="float" office:value="1780">
            <text:p>178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016]" office:value-type="string" office:string-value="Midland">
            <text:p>Midland</text:p>
          </table:table-cell>
          <table:table-cell table:formula="of:=[.B1016]" office:value-type="string" office:string-value="Peterborough">
            <text:p>Peterborough</text:p>
          </table:table-cell>
          <table:table-cell office:value-type="float" office:value="1780">
            <text:p>178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017]" office:value-type="string" office:string-value="Midland">
            <text:p>Midland</text:p>
          </table:table-cell>
          <table:table-cell table:formula="of:=[.B1017]" office:value-type="string" office:string-value="Peterborough">
            <text:p>Peterborough</text:p>
          </table:table-cell>
          <table:table-cell office:value-type="float" office:value="1740">
            <text:p>174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018]" office:value-type="string" office:string-value="Midland">
            <text:p>Midland</text:p>
          </table:table-cell>
          <table:table-cell table:formula="of:=[.B1018]" office:value-type="string" office:string-value="Peterborough">
            <text:p>Peterborough</text:p>
          </table:table-cell>
          <table:table-cell office:value-type="float" office:value="1738">
            <text:p>173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019]" office:value-type="string" office:string-value="Midland">
            <text:p>Midland</text:p>
          </table:table-cell>
          <table:table-cell office:value-type="string">
            <text:p>Rutland</text:p>
          </table:table-cell>
          <table:table-cell office:value-type="float" office:value="1759">
            <text:p>1759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SUM([.D1020:.D1026])" office:value-type="float" office:value="7">
            <text:p>7</text:p>
          </table:table-cell>
          <table:table-cell table:number-columns-repeated="1017"/>
        </table:table-row>
        <table:table-row table:style-name="ro1">
          <table:table-cell table:formula="of:=[.A1020]" office:value-type="string" office:string-value="Midland">
            <text:p>Midland</text:p>
          </table:table-cell>
          <table:table-cell table:formula="of:=[.B1020]" office:value-type="string" office:string-value="Rutland">
            <text:p>Rutland</text:p>
          </table:table-cell>
          <table:table-cell office:value-type="float" office:value="1789">
            <text:p>178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021]" office:value-type="string" office:string-value="Midland">
            <text:p>Midland</text:p>
          </table:table-cell>
          <table:table-cell table:formula="of:=[.B1021]" office:value-type="string" office:string-value="Rutland">
            <text:p>Rutland</text:p>
          </table:table-cell>
          <table:table-cell office:value-type="float" office:value="1789">
            <text:p>178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022]" office:value-type="string" office:string-value="Midland">
            <text:p>Midland</text:p>
          </table:table-cell>
          <table:table-cell table:formula="of:=[.B1022]" office:value-type="string" office:string-value="Rutland">
            <text:p>Rutland</text:p>
          </table:table-cell>
          <table:table-cell office:value-type="float" office:value="1760">
            <text:p>176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023]" office:value-type="string" office:string-value="Midland">
            <text:p>Midland</text:p>
          </table:table-cell>
          <table:table-cell table:formula="of:=[.B1023]" office:value-type="string" office:string-value="Rutland">
            <text:p>Rutland</text:p>
          </table:table-cell>
          <table:table-cell office:value-type="float" office:value="1738">
            <text:p>173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024]" office:value-type="string" office:string-value="Midland">
            <text:p>Midland</text:p>
          </table:table-cell>
          <table:table-cell table:formula="of:=[.B1024]" office:value-type="string" office:string-value="Rutland">
            <text:p>Rutland</text:p>
          </table:table-cell>
          <table:table-cell office:value-type="float" office:value="1758">
            <text:p>175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025]" office:value-type="string" office:string-value="Midland">
            <text:p>Midland</text:p>
          </table:table-cell>
          <table:table-cell table:formula="of:=[.B1025]" office:value-type="string" office:string-value="Rutland">
            <text:p>Rutland</text:p>
          </table:table-cell>
          <table:table-cell office:value-type="float" office:value="1769">
            <text:p>176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026]" office:value-type="string" office:string-value="Midland">
            <text:p>Midland</text:p>
          </table:table-cell>
          <table:table-cell office:value-type="string">
            <text:p>Warwickshire</text:p>
          </table:table-cell>
          <table:table-cell office:value-type="float" office:value="1780">
            <text:p>1780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SUM([.D1027:.D1174])" office:value-type="float" office:value="144">
            <text:p>144</text:p>
          </table:table-cell>
          <table:table-cell table:formula="of:=SUM([.E1027:.E1174])" office:value-type="float" office:value="4">
            <text:p>4</text:p>
          </table:table-cell>
          <table:table-cell table:number-columns-repeated="1016"/>
        </table:table-row>
        <table:table-row table:style-name="ro1">
          <table:table-cell table:formula="of:=[.A1027]" office:value-type="string" office:string-value="Midland">
            <text:p>Midland</text:p>
          </table:table-cell>
          <table:table-cell table:formula="of:=[.B1027]" office:value-type="string" office:string-value="Warwickshire">
            <text:p>Warwickshire</text:p>
          </table:table-cell>
          <table:table-cell office:value-type="float" office:value="1737">
            <text:p>173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028]" office:value-type="string" office:string-value="Midland">
            <text:p>Midland</text:p>
          </table:table-cell>
          <table:table-cell table:formula="of:=[.B1028]" office:value-type="string" office:string-value="Warwickshire">
            <text:p>Warwickshire</text:p>
          </table:table-cell>
          <table:table-cell office:value-type="float" office:value="1735">
            <text:p>173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029]" office:value-type="string" office:string-value="Midland">
            <text:p>Midland</text:p>
          </table:table-cell>
          <table:table-cell table:formula="of:=[.B1029]" office:value-type="string" office:string-value="Warwickshire">
            <text:p>Warwickshire</text:p>
          </table:table-cell>
          <table:table-cell office:value-type="float" office:value="1755">
            <text:p>175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030]" office:value-type="string" office:string-value="Midland">
            <text:p>Midland</text:p>
          </table:table-cell>
          <table:table-cell table:formula="of:=[.B1030]" office:value-type="string" office:string-value="Warwickshire">
            <text:p>Warwickshire</text:p>
          </table:table-cell>
          <table:table-cell office:value-type="float" office:value="1789">
            <text:p>178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031]" office:value-type="string" office:string-value="Midland">
            <text:p>Midland</text:p>
          </table:table-cell>
          <table:table-cell table:formula="of:=[.B1031]" office:value-type="string" office:string-value="Warwickshire">
            <text:p>Warwickshire</text:p>
          </table:table-cell>
          <table:table-cell office:value-type="float" office:value="1771">
            <text:p>177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032]" office:value-type="string" office:string-value="Midland">
            <text:p>Midland</text:p>
          </table:table-cell>
          <table:table-cell table:formula="of:=[.B1032]" office:value-type="string" office:string-value="Warwickshire">
            <text:p>Warwickshire</text:p>
          </table:table-cell>
          <table:table-cell office:value-type="float" office:value="1771">
            <text:p>177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033]" office:value-type="string" office:string-value="Midland">
            <text:p>Midland</text:p>
          </table:table-cell>
          <table:table-cell table:formula="of:=[.B1033]" office:value-type="string" office:string-value="Warwickshire">
            <text:p>Warwickshire</text:p>
          </table:table-cell>
          <table:table-cell office:value-type="float" office:value="1736">
            <text:p>173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034]" office:value-type="string" office:string-value="Midland">
            <text:p>Midland</text:p>
          </table:table-cell>
          <table:table-cell table:formula="of:=[.B1034]" office:value-type="string" office:string-value="Warwickshire">
            <text:p>Warwickshire</text:p>
          </table:table-cell>
          <table:table-cell office:value-type="float" office:value="1783">
            <text:p>178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035]" office:value-type="string" office:string-value="Midland">
            <text:p>Midland</text:p>
          </table:table-cell>
          <table:table-cell table:formula="of:=[.B1035]" office:value-type="string" office:string-value="Warwickshire">
            <text:p>Warwickshire</text:p>
          </table:table-cell>
          <table:table-cell office:value-type="float" office:value="1783">
            <text:p>178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036]" office:value-type="string" office:string-value="Midland">
            <text:p>Midland</text:p>
          </table:table-cell>
          <table:table-cell table:formula="of:=[.B1036]" office:value-type="string" office:string-value="Warwickshire">
            <text:p>Warwickshire</text:p>
          </table:table-cell>
          <table:table-cell office:value-type="float" office:value="1783">
            <text:p>178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037]" office:value-type="string" office:string-value="Midland">
            <text:p>Midland</text:p>
          </table:table-cell>
          <table:table-cell table:formula="of:=[.B1037]" office:value-type="string" office:string-value="Warwickshire">
            <text:p>Warwickshire</text:p>
          </table:table-cell>
          <table:table-cell office:value-type="float" office:value="1739">
            <text:p>173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038]" office:value-type="string" office:string-value="Midland">
            <text:p>Midland</text:p>
          </table:table-cell>
          <table:table-cell table:formula="of:=[.B1038]" office:value-type="string" office:string-value="Warwickshire">
            <text:p>Warwickshire</text:p>
          </table:table-cell>
          <table:table-cell office:value-type="float" office:value="1739">
            <text:p>173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039]" office:value-type="string" office:string-value="Midland">
            <text:p>Midland</text:p>
          </table:table-cell>
          <table:table-cell table:formula="of:=[.B1039]" office:value-type="string" office:string-value="Warwickshire">
            <text:p>Warwickshire</text:p>
          </table:table-cell>
          <table:table-cell office:value-type="float" office:value="1739">
            <text:p>173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040]" office:value-type="string" office:string-value="Midland">
            <text:p>Midland</text:p>
          </table:table-cell>
          <table:table-cell table:formula="of:=[.B1040]" office:value-type="string" office:string-value="Warwickshire">
            <text:p>Warwickshire</text:p>
          </table:table-cell>
          <table:table-cell office:value-type="float" office:value="1750">
            <text:p>175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041]" office:value-type="string" office:string-value="Midland">
            <text:p>Midland</text:p>
          </table:table-cell>
          <table:table-cell table:formula="of:=[.B1041]" office:value-type="string" office:string-value="Warwickshire">
            <text:p>Warwickshire</text:p>
          </table:table-cell>
          <table:table-cell office:value-type="float" office:value="1795">
            <text:p>179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042]" office:value-type="string" office:string-value="Midland">
            <text:p>Midland</text:p>
          </table:table-cell>
          <table:table-cell table:formula="of:=[.B1042]" office:value-type="string" office:string-value="Warwickshire">
            <text:p>Warwickshire</text:p>
          </table:table-cell>
          <table:table-cell office:value-type="float" office:value="1795">
            <text:p>179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043]" office:value-type="string" office:string-value="Midland">
            <text:p>Midland</text:p>
          </table:table-cell>
          <table:table-cell table:formula="of:=[.B1043]" office:value-type="string" office:string-value="Warwickshire">
            <text:p>Warwickshire</text:p>
          </table:table-cell>
          <table:table-cell office:value-type="float" office:value="1795">
            <text:p>179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044]" office:value-type="string" office:string-value="Midland">
            <text:p>Midland</text:p>
          </table:table-cell>
          <table:table-cell table:formula="of:=[.B1044]" office:value-type="string" office:string-value="Warwickshire">
            <text:p>Warwickshire</text:p>
          </table:table-cell>
          <table:table-cell office:value-type="float" office:value="1795">
            <text:p>179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045]" office:value-type="string" office:string-value="Midland">
            <text:p>Midland</text:p>
          </table:table-cell>
          <table:table-cell table:formula="of:=[.B1045]" office:value-type="string" office:string-value="Warwickshire">
            <text:p>Warwickshire</text:p>
          </table:table-cell>
          <table:table-cell office:value-type="float" office:value="1795">
            <text:p>179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046]" office:value-type="string" office:string-value="Midland">
            <text:p>Midland</text:p>
          </table:table-cell>
          <table:table-cell table:formula="of:=[.B1046]" office:value-type="string" office:string-value="Warwickshire">
            <text:p>Warwickshire</text:p>
          </table:table-cell>
          <table:table-cell office:value-type="float" office:value="1791">
            <text:p>179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047]" office:value-type="string" office:string-value="Midland">
            <text:p>Midland</text:p>
          </table:table-cell>
          <table:table-cell table:formula="of:=[.B1047]" office:value-type="string" office:string-value="Warwickshire">
            <text:p>Warwickshire</text:p>
          </table:table-cell>
          <table:table-cell office:value-type="float" office:value="1791">
            <text:p>179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048]" office:value-type="string" office:string-value="Midland">
            <text:p>Midland</text:p>
          </table:table-cell>
          <table:table-cell table:formula="of:=[.B1048]" office:value-type="string" office:string-value="Warwickshire">
            <text:p>Warwickshire</text:p>
          </table:table-cell>
          <table:table-cell office:value-type="float" office:value="1791">
            <text:p>179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049]" office:value-type="string" office:string-value="Midland">
            <text:p>Midland</text:p>
          </table:table-cell>
          <table:table-cell table:formula="of:=[.B1049]" office:value-type="string" office:string-value="Warwickshire">
            <text:p>Warwickshire</text:p>
          </table:table-cell>
          <table:table-cell office:value-type="float" office:value="1779">
            <text:p>177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050]" office:value-type="string" office:string-value="Midland">
            <text:p>Midland</text:p>
          </table:table-cell>
          <table:table-cell table:formula="of:=[.B1050]" office:value-type="string" office:string-value="Warwickshire">
            <text:p>Warwickshire</text:p>
          </table:table-cell>
          <table:table-cell office:value-type="float" office:value="1779">
            <text:p>177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051]" office:value-type="string" office:string-value="Midland">
            <text:p>Midland</text:p>
          </table:table-cell>
          <table:table-cell table:formula="of:=[.B1051]" office:value-type="string" office:string-value="Warwickshire">
            <text:p>Warwickshire</text:p>
          </table:table-cell>
          <table:table-cell office:value-type="float" office:value="1779">
            <text:p>177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052]" office:value-type="string" office:string-value="Midland">
            <text:p>Midland</text:p>
          </table:table-cell>
          <table:table-cell table:formula="of:=[.B1052]" office:value-type="string" office:string-value="Warwickshire">
            <text:p>Warwickshire</text:p>
          </table:table-cell>
          <table:table-cell office:value-type="float" office:value="1790">
            <text:p>179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053]" office:value-type="string" office:string-value="Midland">
            <text:p>Midland</text:p>
          </table:table-cell>
          <table:table-cell table:formula="of:=[.B1053]" office:value-type="string" office:string-value="Warwickshire">
            <text:p>Warwickshire</text:p>
          </table:table-cell>
          <table:table-cell office:value-type="float" office:value="1790">
            <text:p>179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054]" office:value-type="string" office:string-value="Midland">
            <text:p>Midland</text:p>
          </table:table-cell>
          <table:table-cell table:formula="of:=[.B1054]" office:value-type="string" office:string-value="Warwickshire">
            <text:p>Warwickshire</text:p>
          </table:table-cell>
          <table:table-cell office:value-type="float" office:value="1790">
            <text:p>179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055]" office:value-type="string" office:string-value="Midland">
            <text:p>Midland</text:p>
          </table:table-cell>
          <table:table-cell table:formula="of:=[.B1055]" office:value-type="string" office:string-value="Warwickshire">
            <text:p>Warwickshire</text:p>
          </table:table-cell>
          <table:table-cell office:value-type="float" office:value="1790">
            <text:p>179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056]" office:value-type="string" office:string-value="Midland">
            <text:p>Midland</text:p>
          </table:table-cell>
          <table:table-cell table:formula="of:=[.B1056]" office:value-type="string" office:string-value="Warwickshire">
            <text:p>Warwickshire</text:p>
          </table:table-cell>
          <table:table-cell office:value-type="float" office:value="1790">
            <text:p>179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057]" office:value-type="string" office:string-value="Midland">
            <text:p>Midland</text:p>
          </table:table-cell>
          <table:table-cell table:formula="of:=[.B1057]" office:value-type="string" office:string-value="Warwickshire">
            <text:p>Warwickshire</text:p>
          </table:table-cell>
          <table:table-cell office:value-type="float" office:value="1790">
            <text:p>179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058]" office:value-type="string" office:string-value="Midland">
            <text:p>Midland</text:p>
          </table:table-cell>
          <table:table-cell table:formula="of:=[.B1058]" office:value-type="string" office:string-value="Warwickshire">
            <text:p>Warwickshire</text:p>
          </table:table-cell>
          <table:table-cell office:value-type="float" office:value="1790">
            <text:p>179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059]" office:value-type="string" office:string-value="Midland">
            <text:p>Midland</text:p>
          </table:table-cell>
          <table:table-cell table:formula="of:=[.B1059]" office:value-type="string" office:string-value="Warwickshire">
            <text:p>Warwickshire</text:p>
          </table:table-cell>
          <table:table-cell office:value-type="float" office:value="1790">
            <text:p>179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060]" office:value-type="string" office:string-value="Midland">
            <text:p>Midland</text:p>
          </table:table-cell>
          <table:table-cell table:formula="of:=[.B1060]" office:value-type="string" office:string-value="Warwickshire">
            <text:p>Warwickshire</text:p>
          </table:table-cell>
          <table:table-cell office:value-type="float" office:value="1793">
            <text:p>179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061]" office:value-type="string" office:string-value="Midland">
            <text:p>Midland</text:p>
          </table:table-cell>
          <table:table-cell table:formula="of:=[.B1061]" office:value-type="string" office:string-value="Warwickshire">
            <text:p>Warwickshire</text:p>
          </table:table-cell>
          <table:table-cell office:value-type="float" office:value="1793">
            <text:p>179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062]" office:value-type="string" office:string-value="Midland">
            <text:p>Midland</text:p>
          </table:table-cell>
          <table:table-cell table:formula="of:=[.B1062]" office:value-type="string" office:string-value="Warwickshire">
            <text:p>Warwickshire</text:p>
          </table:table-cell>
          <table:table-cell office:value-type="float" office:value="1793">
            <text:p>179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063]" office:value-type="string" office:string-value="Midland">
            <text:p>Midland</text:p>
          </table:table-cell>
          <table:table-cell table:formula="of:=[.B1063]" office:value-type="string" office:string-value="Warwickshire">
            <text:p>Warwickshire</text:p>
          </table:table-cell>
          <table:table-cell office:value-type="float" office:value="1793">
            <text:p>179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064]" office:value-type="string" office:string-value="Midland">
            <text:p>Midland</text:p>
          </table:table-cell>
          <table:table-cell table:formula="of:=[.B1064]" office:value-type="string" office:string-value="Warwickshire">
            <text:p>Warwickshire</text:p>
          </table:table-cell>
          <table:table-cell office:value-type="float" office:value="1788">
            <text:p>178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065]" office:value-type="string" office:string-value="Midland">
            <text:p>Midland</text:p>
          </table:table-cell>
          <table:table-cell table:formula="of:=[.B1065]" office:value-type="string" office:string-value="Warwickshire">
            <text:p>Warwickshire</text:p>
          </table:table-cell>
          <table:table-cell office:value-type="float" office:value="1788">
            <text:p>178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066]" office:value-type="string" office:string-value="Midland">
            <text:p>Midland</text:p>
          </table:table-cell>
          <table:table-cell table:formula="of:=[.B1066]" office:value-type="string" office:string-value="Warwickshire">
            <text:p>Warwickshire</text:p>
          </table:table-cell>
          <table:table-cell office:value-type="float" office:value="1788">
            <text:p>178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067]" office:value-type="string" office:string-value="Midland">
            <text:p>Midland</text:p>
          </table:table-cell>
          <table:table-cell table:formula="of:=[.B1067]" office:value-type="string" office:string-value="Warwickshire">
            <text:p>Warwickshire</text:p>
          </table:table-cell>
          <table:table-cell office:value-type="float" office:value="1748">
            <text:p>174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068]" office:value-type="string" office:string-value="Midland">
            <text:p>Midland</text:p>
          </table:table-cell>
          <table:table-cell table:formula="of:=[.B1068]" office:value-type="string" office:string-value="Warwickshire">
            <text:p>Warwickshire</text:p>
          </table:table-cell>
          <table:table-cell office:value-type="float" office:value="1787">
            <text:p>178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069]" office:value-type="string" office:string-value="Midland">
            <text:p>Midland</text:p>
          </table:table-cell>
          <table:table-cell table:formula="of:=[.B1069]" office:value-type="string" office:string-value="Warwickshire">
            <text:p>Warwickshire</text:p>
          </table:table-cell>
          <table:table-cell office:value-type="float" office:value="1787">
            <text:p>178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070]" office:value-type="string" office:string-value="Midland">
            <text:p>Midland</text:p>
          </table:table-cell>
          <table:table-cell table:formula="of:=[.B1070]" office:value-type="string" office:string-value="Warwickshire">
            <text:p>Warwickshire</text:p>
          </table:table-cell>
          <table:table-cell office:value-type="float" office:value="1792">
            <text:p>179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071]" office:value-type="string" office:string-value="Midland">
            <text:p>Midland</text:p>
          </table:table-cell>
          <table:table-cell table:formula="of:=[.B1071]" office:value-type="string" office:string-value="Warwickshire">
            <text:p>Warwickshire</text:p>
          </table:table-cell>
          <table:table-cell office:value-type="float" office:value="1792">
            <text:p>179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072]" office:value-type="string" office:string-value="Midland">
            <text:p>Midland</text:p>
          </table:table-cell>
          <table:table-cell table:formula="of:=[.B1072]" office:value-type="string" office:string-value="Warwickshire">
            <text:p>Warwickshire</text:p>
          </table:table-cell>
          <table:table-cell office:value-type="float" office:value="1792">
            <text:p>179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073]" office:value-type="string" office:string-value="Midland">
            <text:p>Midland</text:p>
          </table:table-cell>
          <table:table-cell table:formula="of:=[.B1073]" office:value-type="string" office:string-value="Warwickshire">
            <text:p>Warwickshire</text:p>
          </table:table-cell>
          <table:table-cell office:value-type="float" office:value="1792">
            <text:p>179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074]" office:value-type="string" office:string-value="Midland">
            <text:p>Midland</text:p>
          </table:table-cell>
          <table:table-cell table:formula="of:=[.B1074]" office:value-type="string" office:string-value="Warwickshire">
            <text:p>Warwickshire</text:p>
          </table:table-cell>
          <table:table-cell office:value-type="float" office:value="1792">
            <text:p>179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075]" office:value-type="string" office:string-value="Midland">
            <text:p>Midland</text:p>
          </table:table-cell>
          <table:table-cell table:formula="of:=[.B1075]" office:value-type="string" office:string-value="Warwickshire">
            <text:p>Warwickshire</text:p>
          </table:table-cell>
          <table:table-cell office:value-type="float" office:value="1798">
            <text:p>179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076]" office:value-type="string" office:string-value="Midland">
            <text:p>Midland</text:p>
          </table:table-cell>
          <table:table-cell table:formula="of:=[.B1076]" office:value-type="string" office:string-value="Warwickshire">
            <text:p>Warwickshire</text:p>
          </table:table-cell>
          <table:table-cell office:value-type="float" office:value="1798">
            <text:p>179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077]" office:value-type="string" office:string-value="Midland">
            <text:p>Midland</text:p>
          </table:table-cell>
          <table:table-cell table:formula="of:=[.B1077]" office:value-type="string" office:string-value="Warwickshire">
            <text:p>Warwickshire</text:p>
          </table:table-cell>
          <table:table-cell office:value-type="float" office:value="1798">
            <text:p>179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078]" office:value-type="string" office:string-value="Midland">
            <text:p>Midland</text:p>
          </table:table-cell>
          <table:table-cell table:formula="of:=[.B1078]" office:value-type="string" office:string-value="Warwickshire">
            <text:p>Warwickshire</text:p>
          </table:table-cell>
          <table:table-cell office:value-type="float" office:value="1798">
            <text:p>179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079]" office:value-type="string" office:string-value="Midland">
            <text:p>Midland</text:p>
          </table:table-cell>
          <table:table-cell table:formula="of:=[.B1079]" office:value-type="string" office:string-value="Warwickshire">
            <text:p>Warwickshire</text:p>
          </table:table-cell>
          <table:table-cell office:value-type="float" office:value="1798">
            <text:p>179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080]" office:value-type="string" office:string-value="Midland">
            <text:p>Midland</text:p>
          </table:table-cell>
          <table:table-cell table:formula="of:=[.B1080]" office:value-type="string" office:string-value="Warwickshire">
            <text:p>Warwickshire</text:p>
          </table:table-cell>
          <table:table-cell office:value-type="float" office:value="1798">
            <text:p>179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081]" office:value-type="string" office:string-value="Midland">
            <text:p>Midland</text:p>
          </table:table-cell>
          <table:table-cell table:formula="of:=[.B1081]" office:value-type="string" office:string-value="Warwickshire">
            <text:p>Warwickshire</text:p>
          </table:table-cell>
          <table:table-cell office:value-type="float" office:value="1785">
            <text:p>178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082]" office:value-type="string" office:string-value="Midland">
            <text:p>Midland</text:p>
          </table:table-cell>
          <table:table-cell table:formula="of:=[.B1082]" office:value-type="string" office:string-value="Warwickshire">
            <text:p>Warwickshire</text:p>
          </table:table-cell>
          <table:table-cell office:value-type="float" office:value="1785">
            <text:p>178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083]" office:value-type="string" office:string-value="Midland">
            <text:p>Midland</text:p>
          </table:table-cell>
          <table:table-cell table:formula="of:=[.B1083]" office:value-type="string" office:string-value="Warwickshire">
            <text:p>Warwickshire</text:p>
          </table:table-cell>
          <table:table-cell office:value-type="float" office:value="1785">
            <text:p>178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084]" office:value-type="string" office:string-value="Midland">
            <text:p>Midland</text:p>
          </table:table-cell>
          <table:table-cell table:formula="of:=[.B1084]" office:value-type="string" office:string-value="Warwickshire">
            <text:p>Warwickshire</text:p>
          </table:table-cell>
          <table:table-cell office:value-type="float" office:value="1785">
            <text:p>178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085]" office:value-type="string" office:string-value="Midland">
            <text:p>Midland</text:p>
          </table:table-cell>
          <table:table-cell table:formula="of:=[.B1085]" office:value-type="string" office:string-value="Warwickshire">
            <text:p>Warwickshire</text:p>
          </table:table-cell>
          <table:table-cell office:value-type="float" office:value="1785">
            <text:p>178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086]" office:value-type="string" office:string-value="Midland">
            <text:p>Midland</text:p>
          </table:table-cell>
          <table:table-cell table:formula="of:=[.B1086]" office:value-type="string" office:string-value="Warwickshire">
            <text:p>Warwickshire</text:p>
          </table:table-cell>
          <table:table-cell office:value-type="float" office:value="1785">
            <text:p>178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087]" office:value-type="string" office:string-value="Midland">
            <text:p>Midland</text:p>
          </table:table-cell>
          <table:table-cell table:formula="of:=[.B1087]" office:value-type="string" office:string-value="Warwickshire">
            <text:p>Warwickshire</text:p>
          </table:table-cell>
          <table:table-cell office:value-type="float" office:value="1787">
            <text:p>178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088]" office:value-type="string" office:string-value="Midland">
            <text:p>Midland</text:p>
          </table:table-cell>
          <table:table-cell table:formula="of:=[.B1088]" office:value-type="string" office:string-value="Warwickshire">
            <text:p>Warwickshire</text:p>
          </table:table-cell>
          <table:table-cell office:value-type="float" office:value="1787">
            <text:p>178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089]" office:value-type="string" office:string-value="Midland">
            <text:p>Midland</text:p>
          </table:table-cell>
          <table:table-cell table:formula="of:=[.B1089]" office:value-type="string" office:string-value="Warwickshire">
            <text:p>Warwickshire</text:p>
          </table:table-cell>
          <table:table-cell office:value-type="float" office:value="1787">
            <text:p>178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090]" office:value-type="string" office:string-value="Midland">
            <text:p>Midland</text:p>
          </table:table-cell>
          <table:table-cell table:formula="of:=[.B1090]" office:value-type="string" office:string-value="Warwickshire">
            <text:p>Warwickshire</text:p>
          </table:table-cell>
          <table:table-cell office:value-type="float" office:value="1787">
            <text:p>178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091]" office:value-type="string" office:string-value="Midland">
            <text:p>Midland</text:p>
          </table:table-cell>
          <table:table-cell table:formula="of:=[.B1091]" office:value-type="string" office:string-value="Warwickshire">
            <text:p>Warwickshire</text:p>
          </table:table-cell>
          <table:table-cell office:value-type="float" office:value="1788">
            <text:p>178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092]" office:value-type="string" office:string-value="Midland">
            <text:p>Midland</text:p>
          </table:table-cell>
          <table:table-cell table:formula="of:=[.B1092]" office:value-type="string" office:string-value="Warwickshire">
            <text:p>Warwickshire</text:p>
          </table:table-cell>
          <table:table-cell office:value-type="float" office:value="1793">
            <text:p>179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093]" office:value-type="string" office:string-value="Midland">
            <text:p>Midland</text:p>
          </table:table-cell>
          <table:table-cell table:formula="of:=[.B1093]" office:value-type="string" office:string-value="Warwickshire">
            <text:p>Warwickshire</text:p>
          </table:table-cell>
          <table:table-cell office:value-type="float" office:value="1793">
            <text:p>179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094]" office:value-type="string" office:string-value="Midland">
            <text:p>Midland</text:p>
          </table:table-cell>
          <table:table-cell table:formula="of:=[.B1094]" office:value-type="string" office:string-value="Warwickshire">
            <text:p>Warwickshire</text:p>
          </table:table-cell>
          <table:table-cell office:value-type="float" office:value="1793">
            <text:p>179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095]" office:value-type="string" office:string-value="Midland">
            <text:p>Midland</text:p>
          </table:table-cell>
          <table:table-cell table:formula="of:=[.B1095]" office:value-type="string" office:string-value="Warwickshire">
            <text:p>Warwickshire</text:p>
          </table:table-cell>
          <table:table-cell office:value-type="float" office:value="1757">
            <text:p>175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096]" office:value-type="string" office:string-value="Midland">
            <text:p>Midland</text:p>
          </table:table-cell>
          <table:table-cell table:formula="of:=[.B1096]" office:value-type="string" office:string-value="Warwickshire">
            <text:p>Warwickshire</text:p>
          </table:table-cell>
          <table:table-cell office:value-type="float" office:value="1757">
            <text:p>175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097]" office:value-type="string" office:string-value="Midland">
            <text:p>Midland</text:p>
          </table:table-cell>
          <table:table-cell table:formula="of:=[.B1097]" office:value-type="string" office:string-value="Warwickshire">
            <text:p>Warwickshire</text:p>
          </table:table-cell>
          <table:table-cell office:value-type="float" office:value="1779">
            <text:p>177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098]" office:value-type="string" office:string-value="Midland">
            <text:p>Midland</text:p>
          </table:table-cell>
          <table:table-cell table:formula="of:=[.B1098]" office:value-type="string" office:string-value="Warwickshire">
            <text:p>Warwickshire</text:p>
          </table:table-cell>
          <table:table-cell office:value-type="float" office:value="1784">
            <text:p>178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099]" office:value-type="string" office:string-value="Midland">
            <text:p>Midland</text:p>
          </table:table-cell>
          <table:table-cell table:formula="of:=[.B1099]" office:value-type="string" office:string-value="Warwickshire">
            <text:p>Warwickshire</text:p>
          </table:table-cell>
          <table:table-cell office:value-type="float" office:value="1784">
            <text:p>178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100]" office:value-type="string" office:string-value="Midland">
            <text:p>Midland</text:p>
          </table:table-cell>
          <table:table-cell table:formula="of:=[.B1100]" office:value-type="string" office:string-value="Warwickshire">
            <text:p>Warwickshire</text:p>
          </table:table-cell>
          <table:table-cell office:value-type="float" office:value="1789">
            <text:p>178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101]" office:value-type="string" office:string-value="Midland">
            <text:p>Midland</text:p>
          </table:table-cell>
          <table:table-cell table:formula="of:=[.B1101]" office:value-type="string" office:string-value="Warwickshire">
            <text:p>Warwickshire</text:p>
          </table:table-cell>
          <table:table-cell office:value-type="float" office:value="1767">
            <text:p>176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102]" office:value-type="string" office:string-value="Midland">
            <text:p>Midland</text:p>
          </table:table-cell>
          <table:table-cell table:formula="of:=[.B1102]" office:value-type="string" office:string-value="Warwickshire">
            <text:p>Warwickshire</text:p>
          </table:table-cell>
          <table:table-cell office:value-type="float" office:value="1796">
            <text:p>179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103]" office:value-type="string" office:string-value="Midland">
            <text:p>Midland</text:p>
          </table:table-cell>
          <table:table-cell table:formula="of:=[.B1103]" office:value-type="string" office:string-value="Warwickshire">
            <text:p>Warwickshire</text:p>
          </table:table-cell>
          <table:table-cell office:value-type="float" office:value="1775">
            <text:p>177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104]" office:value-type="string" office:string-value="Midland">
            <text:p>Midland</text:p>
          </table:table-cell>
          <table:table-cell table:formula="of:=[.B1104]" office:value-type="string" office:string-value="Warwickshire">
            <text:p>Warwickshire</text:p>
          </table:table-cell>
          <table:table-cell office:value-type="float" office:value="1765">
            <text:p>176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105]" office:value-type="string" office:string-value="Midland">
            <text:p>Midland</text:p>
          </table:table-cell>
          <table:table-cell table:formula="of:=[.B1105]" office:value-type="string" office:string-value="Warwickshire">
            <text:p>Warwickshire</text:p>
          </table:table-cell>
          <table:table-cell office:value-type="float" office:value="1761">
            <text:p>176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106]" office:value-type="string" office:string-value="Midland">
            <text:p>Midland</text:p>
          </table:table-cell>
          <table:table-cell table:formula="of:=[.B1106]" office:value-type="string" office:string-value="Warwickshire">
            <text:p>Warwickshire</text:p>
          </table:table-cell>
          <table:table-cell office:value-type="float" office:value="1792">
            <text:p>179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107]" office:value-type="string" office:string-value="Midland">
            <text:p>Midland</text:p>
          </table:table-cell>
          <table:table-cell table:formula="of:=[.B1107]" office:value-type="string" office:string-value="Warwickshire">
            <text:p>Warwickshire</text:p>
          </table:table-cell>
          <table:table-cell office:value-type="float" office:value="1796">
            <text:p>179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108]" office:value-type="string" office:string-value="Midland">
            <text:p>Midland</text:p>
          </table:table-cell>
          <table:table-cell table:formula="of:=[.B1108]" office:value-type="string" office:string-value="Warwickshire">
            <text:p>Warwickshire</text:p>
          </table:table-cell>
          <table:table-cell office:value-type="float" office:value="1788">
            <text:p>178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109]" office:value-type="string" office:string-value="Midland">
            <text:p>Midland</text:p>
          </table:table-cell>
          <table:table-cell table:formula="of:=[.B1109]" office:value-type="string" office:string-value="Warwickshire">
            <text:p>Warwickshire</text:p>
          </table:table-cell>
          <table:table-cell office:value-type="float" office:value="1788">
            <text:p>178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110]" office:value-type="string" office:string-value="Midland">
            <text:p>Midland</text:p>
          </table:table-cell>
          <table:table-cell table:formula="of:=[.B1110]" office:value-type="string" office:string-value="Warwickshire">
            <text:p>Warwickshire</text:p>
          </table:table-cell>
          <table:table-cell office:value-type="float" office:value="1799">
            <text:p>179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111]" office:value-type="string" office:string-value="Midland">
            <text:p>Midland</text:p>
          </table:table-cell>
          <table:table-cell table:formula="of:=[.B1111]" office:value-type="string" office:string-value="Warwickshire">
            <text:p>Warwickshire</text:p>
          </table:table-cell>
          <table:table-cell office:value-type="float" office:value="1799">
            <text:p>179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112]" office:value-type="string" office:string-value="Midland">
            <text:p>Midland</text:p>
          </table:table-cell>
          <table:table-cell table:formula="of:=[.B1112]" office:value-type="string" office:string-value="Warwickshire">
            <text:p>Warwickshire</text:p>
          </table:table-cell>
          <table:table-cell office:value-type="float" office:value="1799">
            <text:p>179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113]" office:value-type="string" office:string-value="Midland">
            <text:p>Midland</text:p>
          </table:table-cell>
          <table:table-cell table:formula="of:=[.B1113]" office:value-type="string" office:string-value="Warwickshire">
            <text:p>Warwickshire</text:p>
          </table:table-cell>
          <table:table-cell office:value-type="float" office:value="1744">
            <text:p>174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.A1114]" office:value-type="string" office:string-value="Midland">
            <text:p>Midland</text:p>
          </table:table-cell>
          <table:table-cell table:formula="of:=[.B1114]" office:value-type="string" office:string-value="Warwickshire">
            <text:p>Warwickshire</text:p>
          </table:table-cell>
          <table:table-cell office:value-type="float" office:value="1748">
            <text:p>1748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.A1115]" office:value-type="string" office:string-value="Midland">
            <text:p>Midland</text:p>
          </table:table-cell>
          <table:table-cell table:formula="of:=[.B1115]" office:value-type="string" office:string-value="Warwickshire">
            <text:p>Warwickshire</text:p>
          </table:table-cell>
          <table:table-cell office:value-type="float" office:value="1773">
            <text:p>177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116]" office:value-type="string" office:string-value="Midland">
            <text:p>Midland</text:p>
          </table:table-cell>
          <table:table-cell table:formula="of:=[.B1116]" office:value-type="string" office:string-value="Warwickshire">
            <text:p>Warwickshire</text:p>
          </table:table-cell>
          <table:table-cell office:value-type="float" office:value="1776">
            <text:p>177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117]" office:value-type="string" office:string-value="Midland">
            <text:p>Midland</text:p>
          </table:table-cell>
          <table:table-cell table:formula="of:=[.B1117]" office:value-type="string" office:string-value="Warwickshire">
            <text:p>Warwickshire</text:p>
          </table:table-cell>
          <table:table-cell office:value-type="float" office:value="1776">
            <text:p>177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118]" office:value-type="string" office:string-value="Midland">
            <text:p>Midland</text:p>
          </table:table-cell>
          <table:table-cell table:formula="of:=[.B1118]" office:value-type="string" office:string-value="Warwickshire">
            <text:p>Warwickshire</text:p>
          </table:table-cell>
          <table:table-cell office:value-type="float" office:value="1774">
            <text:p>177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119]" office:value-type="string" office:string-value="Midland">
            <text:p>Midland</text:p>
          </table:table-cell>
          <table:table-cell table:formula="of:=[.B1119]" office:value-type="string" office:string-value="Warwickshire">
            <text:p>Warwickshire</text:p>
          </table:table-cell>
          <table:table-cell office:value-type="float" office:value="1781">
            <text:p>178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120]" office:value-type="string" office:string-value="Midland">
            <text:p>Midland</text:p>
          </table:table-cell>
          <table:table-cell table:formula="of:=[.B1120]" office:value-type="string" office:string-value="Warwickshire">
            <text:p>Warwickshire</text:p>
          </table:table-cell>
          <table:table-cell office:value-type="float" office:value="1781">
            <text:p>178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121]" office:value-type="string" office:string-value="Midland">
            <text:p>Midland</text:p>
          </table:table-cell>
          <table:table-cell table:formula="of:=[.B1121]" office:value-type="string" office:string-value="Warwickshire">
            <text:p>Warwickshire</text:p>
          </table:table-cell>
          <table:table-cell office:value-type="float" office:value="1781">
            <text:p>178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122]" office:value-type="string" office:string-value="Midland">
            <text:p>Midland</text:p>
          </table:table-cell>
          <table:table-cell table:formula="of:=[.B1122]" office:value-type="string" office:string-value="Warwickshire">
            <text:p>Warwickshire</text:p>
          </table:table-cell>
          <table:table-cell office:value-type="float" office:value="1787">
            <text:p>178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123]" office:value-type="string" office:string-value="Midland">
            <text:p>Midland</text:p>
          </table:table-cell>
          <table:table-cell table:formula="of:=[.B1123]" office:value-type="string" office:string-value="Warwickshire">
            <text:p>Warwickshire</text:p>
          </table:table-cell>
          <table:table-cell office:value-type="float" office:value="1793">
            <text:p>179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124]" office:value-type="string" office:string-value="Midland">
            <text:p>Midland</text:p>
          </table:table-cell>
          <table:table-cell table:formula="of:=[.B1124]" office:value-type="string" office:string-value="Warwickshire">
            <text:p>Warwickshire</text:p>
          </table:table-cell>
          <table:table-cell office:value-type="float" office:value="1784">
            <text:p>178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125]" office:value-type="string" office:string-value="Midland">
            <text:p>Midland</text:p>
          </table:table-cell>
          <table:table-cell table:formula="of:=[.B1125]" office:value-type="string" office:string-value="Warwickshire">
            <text:p>Warwickshire</text:p>
          </table:table-cell>
          <table:table-cell office:value-type="float" office:value="1784">
            <text:p>178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126]" office:value-type="string" office:string-value="Midland">
            <text:p>Midland</text:p>
          </table:table-cell>
          <table:table-cell table:formula="of:=[.B1126]" office:value-type="string" office:string-value="Warwickshire">
            <text:p>Warwickshire</text:p>
          </table:table-cell>
          <table:table-cell office:value-type="float" office:value="1784">
            <text:p>178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127]" office:value-type="string" office:string-value="Midland">
            <text:p>Midland</text:p>
          </table:table-cell>
          <table:table-cell table:formula="of:=[.B1127]" office:value-type="string" office:string-value="Warwickshire">
            <text:p>Warwickshire</text:p>
          </table:table-cell>
          <table:table-cell office:value-type="float" office:value="1796">
            <text:p>179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128]" office:value-type="string" office:string-value="Midland">
            <text:p>Midland</text:p>
          </table:table-cell>
          <table:table-cell table:formula="of:=[.B1128]" office:value-type="string" office:string-value="Warwickshire">
            <text:p>Warwickshire</text:p>
          </table:table-cell>
          <table:table-cell office:value-type="float" office:value="1796">
            <text:p>179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129]" office:value-type="string" office:string-value="Midland">
            <text:p>Midland</text:p>
          </table:table-cell>
          <table:table-cell table:formula="of:=[.B1129]" office:value-type="string" office:string-value="Warwickshire">
            <text:p>Warwickshire</text:p>
          </table:table-cell>
          <table:table-cell office:value-type="float" office:value="1796">
            <text:p>179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130]" office:value-type="string" office:string-value="Midland">
            <text:p>Midland</text:p>
          </table:table-cell>
          <table:table-cell table:formula="of:=[.B1130]" office:value-type="string" office:string-value="Warwickshire">
            <text:p>Warwickshire</text:p>
          </table:table-cell>
          <table:table-cell office:value-type="float" office:value="1786">
            <text:p>178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131]" office:value-type="string" office:string-value="Midland">
            <text:p>Midland</text:p>
          </table:table-cell>
          <table:table-cell table:formula="of:=[.B1131]" office:value-type="string" office:string-value="Warwickshire">
            <text:p>Warwickshire</text:p>
          </table:table-cell>
          <table:table-cell office:value-type="float" office:value="1786">
            <text:p>178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132]" office:value-type="string" office:string-value="Midland">
            <text:p>Midland</text:p>
          </table:table-cell>
          <table:table-cell table:formula="of:=[.B1132]" office:value-type="string" office:string-value="Warwickshire">
            <text:p>Warwickshire</text:p>
          </table:table-cell>
          <table:table-cell office:value-type="float" office:value="1797">
            <text:p>179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133]" office:value-type="string" office:string-value="Midland">
            <text:p>Midland</text:p>
          </table:table-cell>
          <table:table-cell table:formula="of:=[.B1133]" office:value-type="string" office:string-value="Warwickshire">
            <text:p>Warwickshire</text:p>
          </table:table-cell>
          <table:table-cell office:value-type="float" office:value="1785">
            <text:p>178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134]" office:value-type="string" office:string-value="Midland">
            <text:p>Midland</text:p>
          </table:table-cell>
          <table:table-cell table:formula="of:=[.B1134]" office:value-type="string" office:string-value="Warwickshire">
            <text:p>Warwickshire</text:p>
          </table:table-cell>
          <table:table-cell office:value-type="float" office:value="1757">
            <text:p>175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135]" office:value-type="string" office:string-value="Midland">
            <text:p>Midland</text:p>
          </table:table-cell>
          <table:table-cell table:formula="of:=[.B1135]" office:value-type="string" office:string-value="Warwickshire">
            <text:p>Warwickshire</text:p>
          </table:table-cell>
          <table:table-cell office:value-type="float" office:value="1786">
            <text:p>178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136]" office:value-type="string" office:string-value="Midland">
            <text:p>Midland</text:p>
          </table:table-cell>
          <table:table-cell table:formula="of:=[.B1136]" office:value-type="string" office:string-value="Warwickshire">
            <text:p>Warwickshire</text:p>
          </table:table-cell>
          <table:table-cell office:value-type="float" office:value="1786">
            <text:p>178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137]" office:value-type="string" office:string-value="Midland">
            <text:p>Midland</text:p>
          </table:table-cell>
          <table:table-cell table:formula="of:=[.B1137]" office:value-type="string" office:string-value="Warwickshire">
            <text:p>Warwickshire</text:p>
          </table:table-cell>
          <table:table-cell office:value-type="float" office:value="1786">
            <text:p>178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138]" office:value-type="string" office:string-value="Midland">
            <text:p>Midland</text:p>
          </table:table-cell>
          <table:table-cell table:formula="of:=[.B1138]" office:value-type="string" office:string-value="Warwickshire">
            <text:p>Warwickshire</text:p>
          </table:table-cell>
          <table:table-cell office:value-type="float" office:value="1797">
            <text:p>179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139]" office:value-type="string" office:string-value="Midland">
            <text:p>Midland</text:p>
          </table:table-cell>
          <table:table-cell table:formula="of:=[.B1139]" office:value-type="string" office:string-value="Warwickshire">
            <text:p>Warwickshire</text:p>
          </table:table-cell>
          <table:table-cell office:value-type="float" office:value="1797">
            <text:p>179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140]" office:value-type="string" office:string-value="Midland">
            <text:p>Midland</text:p>
          </table:table-cell>
          <table:table-cell table:formula="of:=[.B1140]" office:value-type="string" office:string-value="Warwickshire">
            <text:p>Warwickshire</text:p>
          </table:table-cell>
          <table:table-cell office:value-type="float" office:value="1797">
            <text:p>179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141]" office:value-type="string" office:string-value="Midland">
            <text:p>Midland</text:p>
          </table:table-cell>
          <table:table-cell table:formula="of:=[.B1141]" office:value-type="string" office:string-value="Warwickshire">
            <text:p>Warwickshire</text:p>
          </table:table-cell>
          <table:table-cell office:value-type="float" office:value="1756">
            <text:p>175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142]" office:value-type="string" office:string-value="Midland">
            <text:p>Midland</text:p>
          </table:table-cell>
          <table:table-cell table:formula="of:=[.B1142]" office:value-type="string" office:string-value="Warwickshire">
            <text:p>Warwickshire</text:p>
          </table:table-cell>
          <table:table-cell office:value-type="float" office:value="1763">
            <text:p>176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143]" office:value-type="string" office:string-value="Midland">
            <text:p>Midland</text:p>
          </table:table-cell>
          <table:table-cell table:formula="of:=[.B1143]" office:value-type="string" office:string-value="Warwickshire">
            <text:p>Warwickshire</text:p>
          </table:table-cell>
          <table:table-cell office:value-type="float" office:value="1753">
            <text:p>175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144]" office:value-type="string" office:string-value="Midland">
            <text:p>Midland</text:p>
          </table:table-cell>
          <table:table-cell table:formula="of:=[.B1144]" office:value-type="string" office:string-value="Warwickshire">
            <text:p>Warwickshire</text:p>
          </table:table-cell>
          <table:table-cell office:value-type="float" office:value="1773">
            <text:p>177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145]" office:value-type="string" office:string-value="Midland">
            <text:p>Midland</text:p>
          </table:table-cell>
          <table:table-cell table:formula="of:=[.B1145]" office:value-type="string" office:string-value="Warwickshire">
            <text:p>Warwickshire</text:p>
          </table:table-cell>
          <table:table-cell office:value-type="float" office:value="1767">
            <text:p>176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146]" office:value-type="string" office:string-value="Midland">
            <text:p>Midland</text:p>
          </table:table-cell>
          <table:table-cell table:formula="of:=[.B1146]" office:value-type="string" office:string-value="Warwickshire">
            <text:p>Warwickshire</text:p>
          </table:table-cell>
          <table:table-cell office:value-type="float" office:value="1783">
            <text:p>178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147]" office:value-type="string" office:string-value="Midland">
            <text:p>Midland</text:p>
          </table:table-cell>
          <table:table-cell table:formula="of:=[.B1147]" office:value-type="string" office:string-value="Warwickshire">
            <text:p>Warwickshire</text:p>
          </table:table-cell>
          <table:table-cell office:value-type="float" office:value="1760">
            <text:p>176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148]" office:value-type="string" office:string-value="Midland">
            <text:p>Midland</text:p>
          </table:table-cell>
          <table:table-cell table:formula="of:=[.B1148]" office:value-type="string" office:string-value="Warwickshire">
            <text:p>Warwickshire</text:p>
          </table:table-cell>
          <table:table-cell office:value-type="float" office:value="1749">
            <text:p>1749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.A1149]" office:value-type="string" office:string-value="Midland">
            <text:p>Midland</text:p>
          </table:table-cell>
          <table:table-cell table:formula="of:=[.B1149]" office:value-type="string" office:string-value="Warwickshire">
            <text:p>Warwickshire</text:p>
          </table:table-cell>
          <table:table-cell office:value-type="float" office:value="1775">
            <text:p>177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.A1150]" office:value-type="string" office:string-value="Midland">
            <text:p>Midland</text:p>
          </table:table-cell>
          <table:table-cell table:formula="of:=[.B1150]" office:value-type="string" office:string-value="Warwickshire">
            <text:p>Warwickshire</text:p>
          </table:table-cell>
          <table:table-cell office:value-type="float" office:value="1762">
            <text:p>176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151]" office:value-type="string" office:string-value="Midland">
            <text:p>Midland</text:p>
          </table:table-cell>
          <table:table-cell table:formula="of:=[.B1151]" office:value-type="string" office:string-value="Warwickshire">
            <text:p>Warwickshire</text:p>
          </table:table-cell>
          <table:table-cell office:value-type="float" office:value="1778">
            <text:p>177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152]" office:value-type="string" office:string-value="Midland">
            <text:p>Midland</text:p>
          </table:table-cell>
          <table:table-cell table:formula="of:=[.B1152]" office:value-type="string" office:string-value="Warwickshire">
            <text:p>Warwickshire</text:p>
          </table:table-cell>
          <table:table-cell office:value-type="float" office:value="1778">
            <text:p>177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153]" office:value-type="string" office:string-value="Midland">
            <text:p>Midland</text:p>
          </table:table-cell>
          <table:table-cell table:formula="of:=[.B1153]" office:value-type="string" office:string-value="Warwickshire">
            <text:p>Warwickshire</text:p>
          </table:table-cell>
          <table:table-cell office:value-type="float" office:value="1745">
            <text:p>174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154]" office:value-type="string" office:string-value="Midland">
            <text:p>Midland</text:p>
          </table:table-cell>
          <table:table-cell table:formula="of:=[.B1154]" office:value-type="string" office:string-value="Warwickshire">
            <text:p>Warwickshire</text:p>
          </table:table-cell>
          <table:table-cell office:value-type="float" office:value="1764">
            <text:p>176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155]" office:value-type="string" office:string-value="Midland">
            <text:p>Midland</text:p>
          </table:table-cell>
          <table:table-cell table:formula="of:=[.B1155]" office:value-type="string" office:string-value="Warwickshire">
            <text:p>Warwickshire</text:p>
          </table:table-cell>
          <table:table-cell office:value-type="float" office:value="1791">
            <text:p>179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156]" office:value-type="string" office:string-value="Midland">
            <text:p>Midland</text:p>
          </table:table-cell>
          <table:table-cell table:formula="of:=[.B1156]" office:value-type="string" office:string-value="Warwickshire">
            <text:p>Warwickshire</text:p>
          </table:table-cell>
          <table:table-cell office:value-type="float" office:value="1791">
            <text:p>179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157]" office:value-type="string" office:string-value="Midland">
            <text:p>Midland</text:p>
          </table:table-cell>
          <table:table-cell table:formula="of:=[.B1157]" office:value-type="string" office:string-value="Warwickshire">
            <text:p>Warwickshire</text:p>
          </table:table-cell>
          <table:table-cell office:value-type="float" office:value="1791">
            <text:p>179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158]" office:value-type="string" office:string-value="Midland">
            <text:p>Midland</text:p>
          </table:table-cell>
          <table:table-cell table:formula="of:=[.B1158]" office:value-type="string" office:string-value="Warwickshire">
            <text:p>Warwickshire</text:p>
          </table:table-cell>
          <table:table-cell office:value-type="float" office:value="1791">
            <text:p>179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159]" office:value-type="string" office:string-value="Midland">
            <text:p>Midland</text:p>
          </table:table-cell>
          <table:table-cell table:formula="of:=[.B1159]" office:value-type="string" office:string-value="Warwickshire">
            <text:p>Warwickshire</text:p>
          </table:table-cell>
          <table:table-cell office:value-type="float" office:value="1774">
            <text:p>177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160]" office:value-type="string" office:string-value="Midland">
            <text:p>Midland</text:p>
          </table:table-cell>
          <table:table-cell table:formula="of:=[.B1160]" office:value-type="string" office:string-value="Warwickshire">
            <text:p>Warwickshire</text:p>
          </table:table-cell>
          <table:table-cell office:value-type="float" office:value="1781">
            <text:p>178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161]" office:value-type="string" office:string-value="Midland">
            <text:p>Midland</text:p>
          </table:table-cell>
          <table:table-cell table:formula="of:=[.B1161]" office:value-type="string" office:string-value="Warwickshire">
            <text:p>Warwickshire</text:p>
          </table:table-cell>
          <table:table-cell office:value-type="float" office:value="1781">
            <text:p>178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162]" office:value-type="string" office:string-value="Midland">
            <text:p>Midland</text:p>
          </table:table-cell>
          <table:table-cell table:formula="of:=[.B1162]" office:value-type="string" office:string-value="Warwickshire">
            <text:p>Warwickshire</text:p>
          </table:table-cell>
          <table:table-cell office:value-type="float" office:value="1781">
            <text:p>178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163]" office:value-type="string" office:string-value="Midland">
            <text:p>Midland</text:p>
          </table:table-cell>
          <table:table-cell table:formula="of:=[.B1163]" office:value-type="string" office:string-value="Warwickshire">
            <text:p>Warwickshire</text:p>
          </table:table-cell>
          <table:table-cell office:value-type="float" office:value="1742">
            <text:p>174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164]" office:value-type="string" office:string-value="Midland">
            <text:p>Midland</text:p>
          </table:table-cell>
          <table:table-cell table:formula="of:=[.B1164]" office:value-type="string" office:string-value="Warwickshire">
            <text:p>Warwickshire</text:p>
          </table:table-cell>
          <table:table-cell office:value-type="float" office:value="1742">
            <text:p>174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165]" office:value-type="string" office:string-value="Midland">
            <text:p>Midland</text:p>
          </table:table-cell>
          <table:table-cell table:formula="of:=[.B1165]" office:value-type="string" office:string-value="Warwickshire">
            <text:p>Warwickshire</text:p>
          </table:table-cell>
          <table:table-cell office:value-type="float" office:value="1765">
            <text:p>176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166]" office:value-type="string" office:string-value="Midland">
            <text:p>Midland</text:p>
          </table:table-cell>
          <table:table-cell table:formula="of:=[.B1166]" office:value-type="string" office:string-value="Warwickshire">
            <text:p>Warwickshire</text:p>
          </table:table-cell>
          <table:table-cell office:value-type="float" office:value="1765">
            <text:p>176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167]" office:value-type="string" office:string-value="Midland">
            <text:p>Midland</text:p>
          </table:table-cell>
          <table:table-cell table:formula="of:=[.B1167]" office:value-type="string" office:string-value="Warwickshire">
            <text:p>Warwickshire</text:p>
          </table:table-cell>
          <table:table-cell office:value-type="float" office:value="1765">
            <text:p>176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168]" office:value-type="string" office:string-value="Midland">
            <text:p>Midland</text:p>
          </table:table-cell>
          <table:table-cell table:formula="of:=[.B1168]" office:value-type="string" office:string-value="Warwickshire">
            <text:p>Warwickshire</text:p>
          </table:table-cell>
          <table:table-cell office:value-type="float" office:value="1781">
            <text:p>178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169]" office:value-type="string" office:string-value="Midland">
            <text:p>Midland</text:p>
          </table:table-cell>
          <table:table-cell table:formula="of:=[.B1169]" office:value-type="string" office:string-value="Warwickshire">
            <text:p>Warwickshire</text:p>
          </table:table-cell>
          <table:table-cell office:value-type="float" office:value="1772">
            <text:p>177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170]" office:value-type="string" office:string-value="Midland">
            <text:p>Midland</text:p>
          </table:table-cell>
          <table:table-cell table:formula="of:=[.B1170]" office:value-type="string" office:string-value="Warwickshire">
            <text:p>Warwickshire</text:p>
          </table:table-cell>
          <table:table-cell office:value-type="float" office:value="1772">
            <text:p>177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171]" office:value-type="string" office:string-value="Midland">
            <text:p>Midland</text:p>
          </table:table-cell>
          <table:table-cell table:formula="of:=[.B1171]" office:value-type="string" office:string-value="Warwickshire">
            <text:p>Warwickshire</text:p>
          </table:table-cell>
          <table:table-cell office:value-type="float" office:value="1756">
            <text:p>175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172]" office:value-type="string" office:string-value="Midland">
            <text:p>Midland</text:p>
          </table:table-cell>
          <table:table-cell table:formula="of:=[.B1172]" office:value-type="string" office:string-value="Warwickshire">
            <text:p>Warwickshire</text:p>
          </table:table-cell>
          <table:table-cell office:value-type="float" office:value="1756">
            <text:p>175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173]" office:value-type="string" office:string-value="Midland">
            <text:p>Midland</text:p>
          </table:table-cell>
          <table:table-cell table:formula="of:=[.B1173]" office:value-type="string" office:string-value="Warwickshire">
            <text:p>Warwickshire</text:p>
          </table:table-cell>
          <table:table-cell office:value-type="float" office:value="1769">
            <text:p>176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Oxfordshire</text:p>
          </table:table-cell>
          <table:table-cell office:value-type="string">
            <text:p>Berkshire</text:p>
          </table:table-cell>
          <table:table-cell office:value-type="float" office:value="1747">
            <text:p>1747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SUM([.D1175:.D1212])" office:value-type="float" office:value="86">
            <text:p>86</text:p>
          </table:table-cell>
          <table:table-cell table:formula="of:=SUM([.E1175:.E1212])" office:value-type="float" office:value="2">
            <text:p>2</text:p>
          </table:table-cell>
          <table:table-cell table:formula="of:=SUM([.D1175:.D1500])" office:value-type="float" office:value="743">
            <text:p>743</text:p>
          </table:table-cell>
          <table:table-cell table:formula="of:=SUM([.E1175:.E1500])" office:value-type="float" office:value="52">
            <text:p>52</text:p>
          </table:table-cell>
          <table:table-cell table:number-columns-repeated="1014"/>
        </table:table-row>
        <table:table-row table:style-name="ro1">
          <table:table-cell table:formula="of:=[.A1175]" office:value-type="string" office:string-value="Oxfordshire">
            <text:p>Oxfordshire</text:p>
          </table:table-cell>
          <table:table-cell table:formula="of:=[.B1175]" office:value-type="string" office:string-value="Berkshire">
            <text:p>Berkshire</text:p>
          </table:table-cell>
          <table:table-cell office:value-type="float" office:value="1748">
            <text:p>1748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.A1176]" office:value-type="string" office:string-value="Oxfordshire">
            <text:p>Oxfordshire</text:p>
          </table:table-cell>
          <table:table-cell table:formula="of:=[.B1176]" office:value-type="string" office:string-value="Berkshire">
            <text:p>Berkshire</text:p>
          </table:table-cell>
          <table:table-cell office:value-type="float" office:value="1760">
            <text:p>176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177]" office:value-type="string" office:string-value="Oxfordshire">
            <text:p>Oxfordshire</text:p>
          </table:table-cell>
          <table:table-cell table:formula="of:=[.B1177]" office:value-type="string" office:string-value="Berkshire">
            <text:p>Berkshire</text:p>
          </table:table-cell>
          <table:table-cell office:value-type="float" office:value="1764">
            <text:p>176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178]" office:value-type="string" office:string-value="Oxfordshire">
            <text:p>Oxfordshire</text:p>
          </table:table-cell>
          <table:table-cell table:formula="of:=[.B1178]" office:value-type="string" office:string-value="Berkshire">
            <text:p>Berkshire</text:p>
          </table:table-cell>
          <table:table-cell office:value-type="float" office:value="1776">
            <text:p>177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179]" office:value-type="string" office:string-value="Oxfordshire">
            <text:p>Oxfordshire</text:p>
          </table:table-cell>
          <table:table-cell table:formula="of:=[.B1179]" office:value-type="string" office:string-value="Berkshire">
            <text:p>Berkshire</text:p>
          </table:table-cell>
          <table:table-cell office:value-type="float" office:value="1790">
            <text:p>179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180]" office:value-type="string" office:string-value="Oxfordshire">
            <text:p>Oxfordshire</text:p>
          </table:table-cell>
          <table:table-cell table:formula="of:=[.B1180]" office:value-type="string" office:string-value="Berkshire">
            <text:p>Berkshire</text:p>
          </table:table-cell>
          <table:table-cell office:value-type="float" office:value="1791">
            <text:p>179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181]" office:value-type="string" office:string-value="Oxfordshire">
            <text:p>Oxfordshire</text:p>
          </table:table-cell>
          <table:table-cell table:formula="of:=[.B1181]" office:value-type="string" office:string-value="Berkshire">
            <text:p>Berkshire</text:p>
          </table:table-cell>
          <table:table-cell office:value-type="float" office:value="1795">
            <text:p>179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182]" office:value-type="string" office:string-value="Oxfordshire">
            <text:p>Oxfordshire</text:p>
          </table:table-cell>
          <table:table-cell table:formula="of:=[.B1182]" office:value-type="string" office:string-value="Berkshire">
            <text:p>Berkshire</text:p>
          </table:table-cell>
          <table:table-cell office:value-type="float" office:value="1796">
            <text:p>179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183]" office:value-type="string" office:string-value="Oxfordshire">
            <text:p>Oxfordshire</text:p>
          </table:table-cell>
          <table:table-cell table:formula="of:=[.B1183]" office:value-type="string" office:string-value="Berkshire">
            <text:p>Berkshire</text:p>
          </table:table-cell>
          <table:table-cell office:value-type="float" office:value="1797">
            <text:p>179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184]" office:value-type="string" office:string-value="Oxfordshire">
            <text:p>Oxfordshire</text:p>
          </table:table-cell>
          <table:table-cell table:formula="of:=[.B1184]" office:value-type="string" office:string-value="Berkshire">
            <text:p>Berkshire</text:p>
          </table:table-cell>
          <table:table-cell office:value-type="float" office:value="1737">
            <text:p>1737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185]" office:value-type="string" office:string-value="Oxfordshire">
            <text:p>Oxfordshire</text:p>
          </table:table-cell>
          <table:table-cell table:formula="of:=[.B1185]" office:value-type="string" office:string-value="Berkshire">
            <text:p>Berkshire</text:p>
          </table:table-cell>
          <table:table-cell office:value-type="float" office:value="1738">
            <text:p>1738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186]" office:value-type="string" office:string-value="Oxfordshire">
            <text:p>Oxfordshire</text:p>
          </table:table-cell>
          <table:table-cell table:formula="of:=[.B1186]" office:value-type="string" office:string-value="Berkshire">
            <text:p>Berkshire</text:p>
          </table:table-cell>
          <table:table-cell office:value-type="float" office:value="1751">
            <text:p>1751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187]" office:value-type="string" office:string-value="Oxfordshire">
            <text:p>Oxfordshire</text:p>
          </table:table-cell>
          <table:table-cell table:formula="of:=[.B1187]" office:value-type="string" office:string-value="Berkshire">
            <text:p>Berkshire</text:p>
          </table:table-cell>
          <table:table-cell office:value-type="float" office:value="1752">
            <text:p>1752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188]" office:value-type="string" office:string-value="Oxfordshire">
            <text:p>Oxfordshire</text:p>
          </table:table-cell>
          <table:table-cell table:formula="of:=[.B1188]" office:value-type="string" office:string-value="Berkshire">
            <text:p>Berkshire</text:p>
          </table:table-cell>
          <table:table-cell office:value-type="float" office:value="1753">
            <text:p>1753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189]" office:value-type="string" office:string-value="Oxfordshire">
            <text:p>Oxfordshire</text:p>
          </table:table-cell>
          <table:table-cell table:formula="of:=[.B1189]" office:value-type="string" office:string-value="Berkshire">
            <text:p>Berkshire</text:p>
          </table:table-cell>
          <table:table-cell office:value-type="float" office:value="1755">
            <text:p>1755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190]" office:value-type="string" office:string-value="Oxfordshire">
            <text:p>Oxfordshire</text:p>
          </table:table-cell>
          <table:table-cell table:formula="of:=[.B1190]" office:value-type="string" office:string-value="Berkshire">
            <text:p>Berkshire</text:p>
          </table:table-cell>
          <table:table-cell office:value-type="float" office:value="1767">
            <text:p>1767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191]" office:value-type="string" office:string-value="Oxfordshire">
            <text:p>Oxfordshire</text:p>
          </table:table-cell>
          <table:table-cell table:formula="of:=[.B1191]" office:value-type="string" office:string-value="Berkshire">
            <text:p>Berkshire</text:p>
          </table:table-cell>
          <table:table-cell office:value-type="float" office:value="1773">
            <text:p>1773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192]" office:value-type="string" office:string-value="Oxfordshire">
            <text:p>Oxfordshire</text:p>
          </table:table-cell>
          <table:table-cell table:formula="of:=[.B1192]" office:value-type="string" office:string-value="Berkshire">
            <text:p>Berkshire</text:p>
          </table:table-cell>
          <table:table-cell office:value-type="float" office:value="1774">
            <text:p>1774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193]" office:value-type="string" office:string-value="Oxfordshire">
            <text:p>Oxfordshire</text:p>
          </table:table-cell>
          <table:table-cell table:formula="of:=[.B1193]" office:value-type="string" office:string-value="Berkshire">
            <text:p>Berkshire</text:p>
          </table:table-cell>
          <table:table-cell office:value-type="float" office:value="1780">
            <text:p>1780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194]" office:value-type="string" office:string-value="Oxfordshire">
            <text:p>Oxfordshire</text:p>
          </table:table-cell>
          <table:table-cell table:formula="of:=[.B1194]" office:value-type="string" office:string-value="Berkshire">
            <text:p>Berkshire</text:p>
          </table:table-cell>
          <table:table-cell office:value-type="float" office:value="1783">
            <text:p>1783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195]" office:value-type="string" office:string-value="Oxfordshire">
            <text:p>Oxfordshire</text:p>
          </table:table-cell>
          <table:table-cell table:formula="of:=[.B1195]" office:value-type="string" office:string-value="Berkshire">
            <text:p>Berkshire</text:p>
          </table:table-cell>
          <table:table-cell office:value-type="float" office:value="1784">
            <text:p>1784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196]" office:value-type="string" office:string-value="Oxfordshire">
            <text:p>Oxfordshire</text:p>
          </table:table-cell>
          <table:table-cell table:formula="of:=[.B1196]" office:value-type="string" office:string-value="Berkshire">
            <text:p>Berkshire</text:p>
          </table:table-cell>
          <table:table-cell office:value-type="float" office:value="1785">
            <text:p>1785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197]" office:value-type="string" office:string-value="Oxfordshire">
            <text:p>Oxfordshire</text:p>
          </table:table-cell>
          <table:table-cell table:formula="of:=[.B1197]" office:value-type="string" office:string-value="Berkshire">
            <text:p>Berkshire</text:p>
          </table:table-cell>
          <table:table-cell office:value-type="float" office:value="1798">
            <text:p>1798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198]" office:value-type="string" office:string-value="Oxfordshire">
            <text:p>Oxfordshire</text:p>
          </table:table-cell>
          <table:table-cell table:formula="of:=[.B1198]" office:value-type="string" office:string-value="Berkshire">
            <text:p>Berkshire</text:p>
          </table:table-cell>
          <table:table-cell office:value-type="float" office:value="1739">
            <text:p>173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.A1199]" office:value-type="string" office:string-value="Oxfordshire">
            <text:p>Oxfordshire</text:p>
          </table:table-cell>
          <table:table-cell table:formula="of:=[.B1199]" office:value-type="string" office:string-value="Berkshire">
            <text:p>Berkshire</text:p>
          </table:table-cell>
          <table:table-cell office:value-type="float" office:value="1742">
            <text:p>1742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1200]" office:value-type="string" office:string-value="Oxfordshire">
            <text:p>Oxfordshire</text:p>
          </table:table-cell>
          <table:table-cell table:formula="of:=[.B1200]" office:value-type="string" office:string-value="Berkshire">
            <text:p>Berkshire</text:p>
          </table:table-cell>
          <table:table-cell office:value-type="float" office:value="1750">
            <text:p>1750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1201]" office:value-type="string" office:string-value="Oxfordshire">
            <text:p>Oxfordshire</text:p>
          </table:table-cell>
          <table:table-cell table:formula="of:=[.B1201]" office:value-type="string" office:string-value="Berkshire">
            <text:p>Berkshire</text:p>
          </table:table-cell>
          <table:table-cell office:value-type="float" office:value="1757">
            <text:p>1757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1202]" office:value-type="string" office:string-value="Oxfordshire">
            <text:p>Oxfordshire</text:p>
          </table:table-cell>
          <table:table-cell table:formula="of:=[.B1202]" office:value-type="string" office:string-value="Berkshire">
            <text:p>Berkshire</text:p>
          </table:table-cell>
          <table:table-cell office:value-type="float" office:value="1759">
            <text:p>1759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1203]" office:value-type="string" office:string-value="Oxfordshire">
            <text:p>Oxfordshire</text:p>
          </table:table-cell>
          <table:table-cell table:formula="of:=[.B1203]" office:value-type="string" office:string-value="Berkshire">
            <text:p>Berkshire</text:p>
          </table:table-cell>
          <table:table-cell office:value-type="float" office:value="1761">
            <text:p>1761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1204]" office:value-type="string" office:string-value="Oxfordshire">
            <text:p>Oxfordshire</text:p>
          </table:table-cell>
          <table:table-cell table:formula="of:=[.B1204]" office:value-type="string" office:string-value="Berkshire">
            <text:p>Berkshire</text:p>
          </table:table-cell>
          <table:table-cell office:value-type="float" office:value="1778">
            <text:p>1778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1205]" office:value-type="string" office:string-value="Oxfordshire">
            <text:p>Oxfordshire</text:p>
          </table:table-cell>
          <table:table-cell table:formula="of:=[.B1205]" office:value-type="string" office:string-value="Berkshire">
            <text:p>Berkshire</text:p>
          </table:table-cell>
          <table:table-cell office:value-type="float" office:value="1786">
            <text:p>1786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1206]" office:value-type="string" office:string-value="Oxfordshire">
            <text:p>Oxfordshire</text:p>
          </table:table-cell>
          <table:table-cell table:formula="of:=[.B1206]" office:value-type="string" office:string-value="Berkshire">
            <text:p>Berkshire</text:p>
          </table:table-cell>
          <table:table-cell office:value-type="float" office:value="1787">
            <text:p>1787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1207]" office:value-type="string" office:string-value="Oxfordshire">
            <text:p>Oxfordshire</text:p>
          </table:table-cell>
          <table:table-cell table:formula="of:=[.B1207]" office:value-type="string" office:string-value="Berkshire">
            <text:p>Berkshire</text:p>
          </table:table-cell>
          <table:table-cell office:value-type="float" office:value="1788">
            <text:p>1788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1208]" office:value-type="string" office:string-value="Oxfordshire">
            <text:p>Oxfordshire</text:p>
          </table:table-cell>
          <table:table-cell table:formula="of:=[.B1208]" office:value-type="string" office:string-value="Berkshire">
            <text:p>Berkshire</text:p>
          </table:table-cell>
          <table:table-cell office:value-type="float" office:value="1766">
            <text:p>1766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1209]" office:value-type="string" office:string-value="Oxfordshire">
            <text:p>Oxfordshire</text:p>
          </table:table-cell>
          <table:table-cell table:formula="of:=[.B1209]" office:value-type="string" office:string-value="Berkshire">
            <text:p>Berkshire</text:p>
          </table:table-cell>
          <table:table-cell office:value-type="float" office:value="1781">
            <text:p>1781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1210]" office:value-type="string" office:string-value="Oxfordshire">
            <text:p>Oxfordshire</text:p>
          </table:table-cell>
          <table:table-cell table:formula="of:=[.B1210]" office:value-type="string" office:string-value="Berkshire">
            <text:p>Berkshire</text:p>
          </table:table-cell>
          <table:table-cell office:value-type="float" office:value="1799">
            <text:p>1799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1211]" office:value-type="string" office:string-value="Oxfordshire">
            <text:p>Oxfordshire</text:p>
          </table:table-cell>
          <table:table-cell table:formula="of:=[.B1211]" office:value-type="string" office:string-value="Berkshire">
            <text:p>Berkshire</text:p>
          </table:table-cell>
          <table:table-cell office:value-type="float" office:value="1754">
            <text:p>1754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table:formula="of:=[.A1212]" office:value-type="string" office:string-value="Oxfordshire">
            <text:p>Oxfordshire</text:p>
          </table:table-cell>
          <table:table-cell office:value-type="string">
            <text:p>Gloucestershire</text:p>
          </table:table-cell>
          <table:table-cell office:value-type="float" office:value="1736">
            <text:p>1736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SUM([.D1213:.D1266])" office:value-type="float" office:value="192">
            <text:p>192</text:p>
          </table:table-cell>
          <table:table-cell/>
          <table:table-cell office:value-type="string">
            <text:p>(totaled at 121)</text:p>
          </table:table-cell>
          <table:table-cell table:number-columns-repeated="1015"/>
        </table:table-row>
        <table:table-row table:style-name="ro1">
          <table:table-cell table:formula="of:=[.A1213]" office:value-type="string" office:string-value="Oxfordshire">
            <text:p>Oxfordshire</text:p>
          </table:table-cell>
          <table:table-cell table:formula="of:=[.B1213]" office:value-type="string" office:string-value="Gloucestershire">
            <text:p>Gloucestershire</text:p>
          </table:table-cell>
          <table:table-cell office:value-type="float" office:value="1746">
            <text:p>174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214]" office:value-type="string" office:string-value="Oxfordshire">
            <text:p>Oxfordshire</text:p>
          </table:table-cell>
          <table:table-cell table:formula="of:=[.B1214]" office:value-type="string" office:string-value="Gloucestershire">
            <text:p>Gloucestershire</text:p>
          </table:table-cell>
          <table:table-cell office:value-type="float" office:value="1752">
            <text:p>175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215]" office:value-type="string" office:string-value="Oxfordshire">
            <text:p>Oxfordshire</text:p>
          </table:table-cell>
          <table:table-cell table:formula="of:=[.B1215]" office:value-type="string" office:string-value="Gloucestershire">
            <text:p>Gloucestershire</text:p>
          </table:table-cell>
          <table:table-cell office:value-type="float" office:value="1756">
            <text:p>175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216]" office:value-type="string" office:string-value="Oxfordshire">
            <text:p>Oxfordshire</text:p>
          </table:table-cell>
          <table:table-cell table:formula="of:=[.B1216]" office:value-type="string" office:string-value="Gloucestershire">
            <text:p>Gloucestershire</text:p>
          </table:table-cell>
          <table:table-cell office:value-type="float" office:value="1759">
            <text:p>175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217]" office:value-type="string" office:string-value="Oxfordshire">
            <text:p>Oxfordshire</text:p>
          </table:table-cell>
          <table:table-cell table:formula="of:=[.B1217]" office:value-type="string" office:string-value="Gloucestershire">
            <text:p>Gloucestershire</text:p>
          </table:table-cell>
          <table:table-cell office:value-type="float" office:value="1768">
            <text:p>176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218]" office:value-type="string" office:string-value="Oxfordshire">
            <text:p>Oxfordshire</text:p>
          </table:table-cell>
          <table:table-cell table:formula="of:=[.B1218]" office:value-type="string" office:string-value="Gloucestershire">
            <text:p>Gloucestershire</text:p>
          </table:table-cell>
          <table:table-cell office:value-type="float" office:value="1793">
            <text:p>179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219]" office:value-type="string" office:string-value="Oxfordshire">
            <text:p>Oxfordshire</text:p>
          </table:table-cell>
          <table:table-cell table:formula="of:=[.B1219]" office:value-type="string" office:string-value="Gloucestershire">
            <text:p>Gloucestershire</text:p>
          </table:table-cell>
          <table:table-cell office:value-type="float" office:value="1795">
            <text:p>179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220]" office:value-type="string" office:string-value="Oxfordshire">
            <text:p>Oxfordshire</text:p>
          </table:table-cell>
          <table:table-cell table:formula="of:=[.B1220]" office:value-type="string" office:string-value="Gloucestershire">
            <text:p>Gloucestershire</text:p>
          </table:table-cell>
          <table:table-cell office:value-type="float" office:value="1799">
            <text:p>179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221]" office:value-type="string" office:string-value="Oxfordshire">
            <text:p>Oxfordshire</text:p>
          </table:table-cell>
          <table:table-cell table:formula="of:=[.B1221]" office:value-type="string" office:string-value="Gloucestershire">
            <text:p>Gloucestershire</text:p>
          </table:table-cell>
          <table:table-cell office:value-type="float" office:value="1740">
            <text:p>1740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222]" office:value-type="string" office:string-value="Oxfordshire">
            <text:p>Oxfordshire</text:p>
          </table:table-cell>
          <table:table-cell table:formula="of:=[.B1222]" office:value-type="string" office:string-value="Gloucestershire">
            <text:p>Gloucestershire</text:p>
          </table:table-cell>
          <table:table-cell office:value-type="float" office:value="1743">
            <text:p>1743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223]" office:value-type="string" office:string-value="Oxfordshire">
            <text:p>Oxfordshire</text:p>
          </table:table-cell>
          <table:table-cell table:formula="of:=[.B1223]" office:value-type="string" office:string-value="Gloucestershire">
            <text:p>Gloucestershire</text:p>
          </table:table-cell>
          <table:table-cell office:value-type="float" office:value="1747">
            <text:p>1747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224]" office:value-type="string" office:string-value="Oxfordshire">
            <text:p>Oxfordshire</text:p>
          </table:table-cell>
          <table:table-cell table:formula="of:=[.B1224]" office:value-type="string" office:string-value="Gloucestershire">
            <text:p>Gloucestershire</text:p>
          </table:table-cell>
          <table:table-cell office:value-type="float" office:value="1749">
            <text:p>1749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225]" office:value-type="string" office:string-value="Oxfordshire">
            <text:p>Oxfordshire</text:p>
          </table:table-cell>
          <table:table-cell table:formula="of:=[.B1225]" office:value-type="string" office:string-value="Gloucestershire">
            <text:p>Gloucestershire</text:p>
          </table:table-cell>
          <table:table-cell office:value-type="float" office:value="1750">
            <text:p>1750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226]" office:value-type="string" office:string-value="Oxfordshire">
            <text:p>Oxfordshire</text:p>
          </table:table-cell>
          <table:table-cell table:formula="of:=[.B1226]" office:value-type="string" office:string-value="Gloucestershire">
            <text:p>Gloucestershire</text:p>
          </table:table-cell>
          <table:table-cell office:value-type="float" office:value="1751">
            <text:p>1751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227]" office:value-type="string" office:string-value="Oxfordshire">
            <text:p>Oxfordshire</text:p>
          </table:table-cell>
          <table:table-cell table:formula="of:=[.B1227]" office:value-type="string" office:string-value="Gloucestershire">
            <text:p>Gloucestershire</text:p>
          </table:table-cell>
          <table:table-cell office:value-type="float" office:value="1770">
            <text:p>1770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228]" office:value-type="string" office:string-value="Oxfordshire">
            <text:p>Oxfordshire</text:p>
          </table:table-cell>
          <table:table-cell table:formula="of:=[.B1228]" office:value-type="string" office:string-value="Gloucestershire">
            <text:p>Gloucestershire</text:p>
          </table:table-cell>
          <table:table-cell office:value-type="float" office:value="1777">
            <text:p>1777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229]" office:value-type="string" office:string-value="Oxfordshire">
            <text:p>Oxfordshire</text:p>
          </table:table-cell>
          <table:table-cell table:formula="of:=[.B1229]" office:value-type="string" office:string-value="Gloucestershire">
            <text:p>Gloucestershire</text:p>
          </table:table-cell>
          <table:table-cell office:value-type="float" office:value="1779">
            <text:p>1779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230]" office:value-type="string" office:string-value="Oxfordshire">
            <text:p>Oxfordshire</text:p>
          </table:table-cell>
          <table:table-cell table:formula="of:=[.B1230]" office:value-type="string" office:string-value="Gloucestershire">
            <text:p>Gloucestershire</text:p>
          </table:table-cell>
          <table:table-cell office:value-type="float" office:value="1781">
            <text:p>1781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231]" office:value-type="string" office:string-value="Oxfordshire">
            <text:p>Oxfordshire</text:p>
          </table:table-cell>
          <table:table-cell table:formula="of:=[.B1231]" office:value-type="string" office:string-value="Gloucestershire">
            <text:p>Gloucestershire</text:p>
          </table:table-cell>
          <table:table-cell office:value-type="float" office:value="1792">
            <text:p>1792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232]" office:value-type="string" office:string-value="Oxfordshire">
            <text:p>Oxfordshire</text:p>
          </table:table-cell>
          <table:table-cell table:formula="of:=[.B1232]" office:value-type="string" office:string-value="Gloucestershire">
            <text:p>Gloucestershire</text:p>
          </table:table-cell>
          <table:table-cell office:value-type="float" office:value="1741">
            <text:p>1741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1233]" office:value-type="string" office:string-value="Oxfordshire">
            <text:p>Oxfordshire</text:p>
          </table:table-cell>
          <table:table-cell table:formula="of:=[.B1233]" office:value-type="string" office:string-value="Gloucestershire">
            <text:p>Gloucestershire</text:p>
          </table:table-cell>
          <table:table-cell office:value-type="float" office:value="1744">
            <text:p>1744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1234]" office:value-type="string" office:string-value="Oxfordshire">
            <text:p>Oxfordshire</text:p>
          </table:table-cell>
          <table:table-cell table:formula="of:=[.B1234]" office:value-type="string" office:string-value="Gloucestershire">
            <text:p>Gloucestershire</text:p>
          </table:table-cell>
          <table:table-cell office:value-type="float" office:value="1757">
            <text:p>1757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1235]" office:value-type="string" office:string-value="Oxfordshire">
            <text:p>Oxfordshire</text:p>
          </table:table-cell>
          <table:table-cell table:formula="of:=[.B1235]" office:value-type="string" office:string-value="Gloucestershire">
            <text:p>Gloucestershire</text:p>
          </table:table-cell>
          <table:table-cell office:value-type="float" office:value="1763">
            <text:p>1763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1236]" office:value-type="string" office:string-value="Oxfordshire">
            <text:p>Oxfordshire</text:p>
          </table:table-cell>
          <table:table-cell table:formula="of:=[.B1236]" office:value-type="string" office:string-value="Gloucestershire">
            <text:p>Gloucestershire</text:p>
          </table:table-cell>
          <table:table-cell office:value-type="float" office:value="1764">
            <text:p>1764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1237]" office:value-type="string" office:string-value="Oxfordshire">
            <text:p>Oxfordshire</text:p>
          </table:table-cell>
          <table:table-cell table:formula="of:=[.B1237]" office:value-type="string" office:string-value="Gloucestershire">
            <text:p>Gloucestershire</text:p>
          </table:table-cell>
          <table:table-cell office:value-type="float" office:value="1767">
            <text:p>1767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1238]" office:value-type="string" office:string-value="Oxfordshire">
            <text:p>Oxfordshire</text:p>
          </table:table-cell>
          <table:table-cell table:formula="of:=[.B1238]" office:value-type="string" office:string-value="Gloucestershire">
            <text:p>Gloucestershire</text:p>
          </table:table-cell>
          <table:table-cell office:value-type="float" office:value="1776">
            <text:p>1776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1239]" office:value-type="string" office:string-value="Oxfordshire">
            <text:p>Oxfordshire</text:p>
          </table:table-cell>
          <table:table-cell table:formula="of:=[.B1239]" office:value-type="string" office:string-value="Gloucestershire">
            <text:p>Gloucestershire</text:p>
          </table:table-cell>
          <table:table-cell office:value-type="float" office:value="1778">
            <text:p>1778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1240]" office:value-type="string" office:string-value="Oxfordshire">
            <text:p>Oxfordshire</text:p>
          </table:table-cell>
          <table:table-cell table:formula="of:=[.B1240]" office:value-type="string" office:string-value="Gloucestershire">
            <text:p>Gloucestershire</text:p>
          </table:table-cell>
          <table:table-cell office:value-type="float" office:value="1782">
            <text:p>1782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1241]" office:value-type="string" office:string-value="Oxfordshire">
            <text:p>Oxfordshire</text:p>
          </table:table-cell>
          <table:table-cell table:formula="of:=[.B1241]" office:value-type="string" office:string-value="Gloucestershire">
            <text:p>Gloucestershire</text:p>
          </table:table-cell>
          <table:table-cell office:value-type="float" office:value="1789">
            <text:p>1789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1242]" office:value-type="string" office:string-value="Oxfordshire">
            <text:p>Oxfordshire</text:p>
          </table:table-cell>
          <table:table-cell table:formula="of:=[.B1242]" office:value-type="string" office:string-value="Gloucestershire">
            <text:p>Gloucestershire</text:p>
          </table:table-cell>
          <table:table-cell office:value-type="float" office:value="1790">
            <text:p>1790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1243]" office:value-type="string" office:string-value="Oxfordshire">
            <text:p>Oxfordshire</text:p>
          </table:table-cell>
          <table:table-cell table:formula="of:=[.B1243]" office:value-type="string" office:string-value="Gloucestershire">
            <text:p>Gloucestershire</text:p>
          </table:table-cell>
          <table:table-cell office:value-type="float" office:value="1794">
            <text:p>1794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1244]" office:value-type="string" office:string-value="Oxfordshire">
            <text:p>Oxfordshire</text:p>
          </table:table-cell>
          <table:table-cell table:formula="of:=[.B1244]" office:value-type="string" office:string-value="Gloucestershire">
            <text:p>Gloucestershire</text:p>
          </table:table-cell>
          <table:table-cell office:value-type="float" office:value="1797">
            <text:p>1797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1245]" office:value-type="string" office:string-value="Oxfordshire">
            <text:p>Oxfordshire</text:p>
          </table:table-cell>
          <table:table-cell table:formula="of:=[.B1245]" office:value-type="string" office:string-value="Gloucestershire">
            <text:p>Gloucestershire</text:p>
          </table:table-cell>
          <table:table-cell office:value-type="float" office:value="1798">
            <text:p>1798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1246]" office:value-type="string" office:string-value="Oxfordshire">
            <text:p>Oxfordshire</text:p>
          </table:table-cell>
          <table:table-cell table:formula="of:=[.B1246]" office:value-type="string" office:string-value="Gloucestershire">
            <text:p>Gloucestershire</text:p>
          </table:table-cell>
          <table:table-cell office:value-type="float" office:value="1735">
            <text:p>1735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1247]" office:value-type="string" office:string-value="Oxfordshire">
            <text:p>Oxfordshire</text:p>
          </table:table-cell>
          <table:table-cell table:formula="of:=[.B1247]" office:value-type="string" office:string-value="Gloucestershire">
            <text:p>Gloucestershire</text:p>
          </table:table-cell>
          <table:table-cell office:value-type="float" office:value="1755">
            <text:p>1755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1248]" office:value-type="string" office:string-value="Oxfordshire">
            <text:p>Oxfordshire</text:p>
          </table:table-cell>
          <table:table-cell table:formula="of:=[.B1248]" office:value-type="string" office:string-value="Gloucestershire">
            <text:p>Gloucestershire</text:p>
          </table:table-cell>
          <table:table-cell office:value-type="float" office:value="1765">
            <text:p>1765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1249]" office:value-type="string" office:string-value="Oxfordshire">
            <text:p>Oxfordshire</text:p>
          </table:table-cell>
          <table:table-cell table:formula="of:=[.B1249]" office:value-type="string" office:string-value="Gloucestershire">
            <text:p>Gloucestershire</text:p>
          </table:table-cell>
          <table:table-cell office:value-type="float" office:value="1773">
            <text:p>1773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1250]" office:value-type="string" office:string-value="Oxfordshire">
            <text:p>Oxfordshire</text:p>
          </table:table-cell>
          <table:table-cell table:formula="of:=[.B1250]" office:value-type="string" office:string-value="Gloucestershire">
            <text:p>Gloucestershire</text:p>
          </table:table-cell>
          <table:table-cell office:value-type="float" office:value="1774">
            <text:p>1774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1251]" office:value-type="string" office:string-value="Oxfordshire">
            <text:p>Oxfordshire</text:p>
          </table:table-cell>
          <table:table-cell table:formula="of:=[.B1251]" office:value-type="string" office:string-value="Gloucestershire">
            <text:p>Gloucestershire</text:p>
          </table:table-cell>
          <table:table-cell office:value-type="float" office:value="1783">
            <text:p>1783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1252]" office:value-type="string" office:string-value="Oxfordshire">
            <text:p>Oxfordshire</text:p>
          </table:table-cell>
          <table:table-cell table:formula="of:=[.B1252]" office:value-type="string" office:string-value="Gloucestershire">
            <text:p>Gloucestershire</text:p>
          </table:table-cell>
          <table:table-cell office:value-type="float" office:value="1737">
            <text:p>1737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formula="of:=[.A1253]" office:value-type="string" office:string-value="Oxfordshire">
            <text:p>Oxfordshire</text:p>
          </table:table-cell>
          <table:table-cell table:formula="of:=[.B1253]" office:value-type="string" office:string-value="Gloucestershire">
            <text:p>Gloucestershire</text:p>
          </table:table-cell>
          <table:table-cell office:value-type="float" office:value="1738">
            <text:p>1738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formula="of:=[.A1254]" office:value-type="string" office:string-value="Oxfordshire">
            <text:p>Oxfordshire</text:p>
          </table:table-cell>
          <table:table-cell table:formula="of:=[.B1254]" office:value-type="string" office:string-value="Gloucestershire">
            <text:p>Gloucestershire</text:p>
          </table:table-cell>
          <table:table-cell office:value-type="float" office:value="1753">
            <text:p>1753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formula="of:=[.A1255]" office:value-type="string" office:string-value="Oxfordshire">
            <text:p>Oxfordshire</text:p>
          </table:table-cell>
          <table:table-cell table:formula="of:=[.B1255]" office:value-type="string" office:string-value="Gloucestershire">
            <text:p>Gloucestershire</text:p>
          </table:table-cell>
          <table:table-cell office:value-type="float" office:value="1754">
            <text:p>1754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formula="of:=[.A1256]" office:value-type="string" office:string-value="Oxfordshire">
            <text:p>Oxfordshire</text:p>
          </table:table-cell>
          <table:table-cell table:formula="of:=[.B1256]" office:value-type="string" office:string-value="Gloucestershire">
            <text:p>Gloucestershire</text:p>
          </table:table-cell>
          <table:table-cell office:value-type="float" office:value="1758">
            <text:p>1758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formula="of:=[.A1257]" office:value-type="string" office:string-value="Oxfordshire">
            <text:p>Oxfordshire</text:p>
          </table:table-cell>
          <table:table-cell table:formula="of:=[.B1257]" office:value-type="string" office:string-value="Gloucestershire">
            <text:p>Gloucestershire</text:p>
          </table:table-cell>
          <table:table-cell office:value-type="float" office:value="1761">
            <text:p>1761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formula="of:=[.A1258]" office:value-type="string" office:string-value="Oxfordshire">
            <text:p>Oxfordshire</text:p>
          </table:table-cell>
          <table:table-cell table:formula="of:=[.B1258]" office:value-type="string" office:string-value="Gloucestershire">
            <text:p>Gloucestershire</text:p>
          </table:table-cell>
          <table:table-cell office:value-type="float" office:value="1796">
            <text:p>1796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formula="of:=[.A1259]" office:value-type="string" office:string-value="Oxfordshire">
            <text:p>Oxfordshire</text:p>
          </table:table-cell>
          <table:table-cell table:formula="of:=[.B1259]" office:value-type="string" office:string-value="Gloucestershire">
            <text:p>Gloucestershire</text:p>
          </table:table-cell>
          <table:table-cell office:value-type="float" office:value="1766">
            <text:p>1766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table:formula="of:=[.A1260]" office:value-type="string" office:string-value="Oxfordshire">
            <text:p>Oxfordshire</text:p>
          </table:table-cell>
          <table:table-cell table:formula="of:=[.B1260]" office:value-type="string" office:string-value="Gloucestershire">
            <text:p>Gloucestershire</text:p>
          </table:table-cell>
          <table:table-cell office:value-type="float" office:value="1772">
            <text:p>1772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table:formula="of:=[.A1261]" office:value-type="string" office:string-value="Oxfordshire">
            <text:p>Oxfordshire</text:p>
          </table:table-cell>
          <table:table-cell table:formula="of:=[.B1261]" office:value-type="string" office:string-value="Gloucestershire">
            <text:p>Gloucestershire</text:p>
          </table:table-cell>
          <table:table-cell office:value-type="float" office:value="1788">
            <text:p>1788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table:formula="of:=[.A1262]" office:value-type="string" office:string-value="Oxfordshire">
            <text:p>Oxfordshire</text:p>
          </table:table-cell>
          <table:table-cell table:formula="of:=[.B1262]" office:value-type="string" office:string-value="Gloucestershire">
            <text:p>Gloucestershire</text:p>
          </table:table-cell>
          <table:table-cell office:value-type="float" office:value="1742">
            <text:p>1742</text:p>
          </table:table-cell>
          <table:table-cell office:value-type="float" office:value="9">
            <text:p>9</text:p>
          </table:table-cell>
          <table:table-cell table:number-columns-repeated="1020"/>
        </table:table-row>
        <table:table-row table:style-name="ro1">
          <table:table-cell table:formula="of:=[.A1263]" office:value-type="string" office:string-value="Oxfordshire">
            <text:p>Oxfordshire</text:p>
          </table:table-cell>
          <table:table-cell table:formula="of:=[.B1263]" office:value-type="string" office:string-value="Gloucestershire">
            <text:p>Gloucestershire</text:p>
          </table:table-cell>
          <table:table-cell office:value-type="float" office:value="1786">
            <text:p>1786</text:p>
          </table:table-cell>
          <table:table-cell office:value-type="float" office:value="9">
            <text:p>9</text:p>
          </table:table-cell>
          <table:table-cell table:number-columns-repeated="1020"/>
        </table:table-row>
        <table:table-row table:style-name="ro1">
          <table:table-cell table:formula="of:=[.A1264]" office:value-type="string" office:string-value="Oxfordshire">
            <text:p>Oxfordshire</text:p>
          </table:table-cell>
          <table:table-cell table:formula="of:=[.B1264]" office:value-type="string" office:string-value="Gloucestershire">
            <text:p>Gloucestershire</text:p>
          </table:table-cell>
          <table:table-cell office:value-type="float" office:value="1784">
            <text:p>1784</text:p>
          </table:table-cell>
          <table:table-cell office:value-type="float" office:value="10">
            <text:p>10</text:p>
          </table:table-cell>
          <table:table-cell table:number-columns-repeated="1020"/>
        </table:table-row>
        <table:table-row table:style-name="ro1">
          <table:table-cell table:formula="of:=[.A1265]" office:value-type="string" office:string-value="Oxfordshire">
            <text:p>Oxfordshire</text:p>
          </table:table-cell>
          <table:table-cell table:formula="of:=[.B1265]" office:value-type="string" office:string-value="Gloucestershire">
            <text:p>Gloucestershire</text:p>
          </table:table-cell>
          <table:table-cell office:value-type="float" office:value="1785">
            <text:p>1785</text:p>
          </table:table-cell>
          <table:table-cell office:value-type="float" office:value="12">
            <text:p>12</text:p>
          </table:table-cell>
          <table:table-cell table:number-columns-repeated="1020"/>
        </table:table-row>
        <table:table-row table:style-name="ro1">
          <table:table-cell table:formula="of:=[.A1266]" office:value-type="string" office:string-value="Oxfordshire">
            <text:p>Oxfordshire</text:p>
          </table:table-cell>
          <table:table-cell office:value-type="string">
            <text:p>Herefordshire</text:p>
          </table:table-cell>
          <table:table-cell office:value-type="float" office:value="1737">
            <text:p>1737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SUM([.D1267:.D1298])" office:value-type="float" office:value="56">
            <text:p>56</text:p>
          </table:table-cell>
          <table:table-cell table:formula="of:=SUM([.E1267:.E1298])" office:value-type="float" office:value="7">
            <text:p>7</text:p>
          </table:table-cell>
          <table:table-cell table:number-columns-repeated="1016"/>
        </table:table-row>
        <table:table-row table:style-name="ro1">
          <table:table-cell table:formula="of:=[.A1267]" office:value-type="string" office:string-value="Oxfordshire">
            <text:p>Oxfordshire</text:p>
          </table:table-cell>
          <table:table-cell table:formula="of:=[.B1267]" office:value-type="string" office:string-value="Herefordshire">
            <text:p>Herefordshire</text:p>
          </table:table-cell>
          <table:table-cell office:value-type="float" office:value="1749">
            <text:p>174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268]" office:value-type="string" office:string-value="Oxfordshire">
            <text:p>Oxfordshire</text:p>
          </table:table-cell>
          <table:table-cell table:formula="of:=[.B1268]" office:value-type="string" office:string-value="Herefordshire">
            <text:p>Herefordshire</text:p>
          </table:table-cell>
          <table:table-cell office:value-type="float" office:value="1751">
            <text:p>175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269]" office:value-type="string" office:string-value="Oxfordshire">
            <text:p>Oxfordshire</text:p>
          </table:table-cell>
          <table:table-cell table:formula="of:=[.B1269]" office:value-type="string" office:string-value="Herefordshire">
            <text:p>Herefordshire</text:p>
          </table:table-cell>
          <table:table-cell office:value-type="float" office:value="1752">
            <text:p>175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270]" office:value-type="string" office:string-value="Oxfordshire">
            <text:p>Oxfordshire</text:p>
          </table:table-cell>
          <table:table-cell table:formula="of:=[.B1270]" office:value-type="string" office:string-value="Herefordshire">
            <text:p>Herefordshire</text:p>
          </table:table-cell>
          <table:table-cell office:value-type="float" office:value="1754">
            <text:p>175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271]" office:value-type="string" office:string-value="Oxfordshire">
            <text:p>Oxfordshire</text:p>
          </table:table-cell>
          <table:table-cell table:formula="of:=[.B1271]" office:value-type="string" office:string-value="Herefordshire">
            <text:p>Herefordshire</text:p>
          </table:table-cell>
          <table:table-cell office:value-type="float" office:value="1755">
            <text:p>175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272]" office:value-type="string" office:string-value="Oxfordshire">
            <text:p>Oxfordshire</text:p>
          </table:table-cell>
          <table:table-cell table:formula="of:=[.B1272]" office:value-type="string" office:string-value="Herefordshire">
            <text:p>Herefordshire</text:p>
          </table:table-cell>
          <table:table-cell office:value-type="float" office:value="1757">
            <text:p>175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273]" office:value-type="string" office:string-value="Oxfordshire">
            <text:p>Oxfordshire</text:p>
          </table:table-cell>
          <table:table-cell table:formula="of:=[.B1273]" office:value-type="string" office:string-value="Herefordshire">
            <text:p>Herefordshire</text:p>
          </table:table-cell>
          <table:table-cell office:value-type="float" office:value="1759">
            <text:p>175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274]" office:value-type="string" office:string-value="Oxfordshire">
            <text:p>Oxfordshire</text:p>
          </table:table-cell>
          <table:table-cell table:formula="of:=[.B1274]" office:value-type="string" office:string-value="Herefordshire">
            <text:p>Herefordshire</text:p>
          </table:table-cell>
          <table:table-cell office:value-type="float" office:value="1774">
            <text:p>177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275]" office:value-type="string" office:string-value="Oxfordshire">
            <text:p>Oxfordshire</text:p>
          </table:table-cell>
          <table:table-cell table:formula="of:=[.B1275]" office:value-type="string" office:string-value="Herefordshire">
            <text:p>Herefordshire</text:p>
          </table:table-cell>
          <table:table-cell office:value-type="float" office:value="1777">
            <text:p>177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276]" office:value-type="string" office:string-value="Oxfordshire">
            <text:p>Oxfordshire</text:p>
          </table:table-cell>
          <table:table-cell table:formula="of:=[.B1276]" office:value-type="string" office:string-value="Herefordshire">
            <text:p>Herefordshire</text:p>
          </table:table-cell>
          <table:table-cell office:value-type="float" office:value="1778">
            <text:p>177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277]" office:value-type="string" office:string-value="Oxfordshire">
            <text:p>Oxfordshire</text:p>
          </table:table-cell>
          <table:table-cell table:formula="of:=[.B1277]" office:value-type="string" office:string-value="Herefordshire">
            <text:p>Herefordshire</text:p>
          </table:table-cell>
          <table:table-cell office:value-type="float" office:value="1782">
            <text:p>178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278]" office:value-type="string" office:string-value="Oxfordshire">
            <text:p>Oxfordshire</text:p>
          </table:table-cell>
          <table:table-cell table:formula="of:=[.B1278]" office:value-type="string" office:string-value="Herefordshire">
            <text:p>Herefordshire</text:p>
          </table:table-cell>
          <table:table-cell office:value-type="float" office:value="1783">
            <text:p>178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279]" office:value-type="string" office:string-value="Oxfordshire">
            <text:p>Oxfordshire</text:p>
          </table:table-cell>
          <table:table-cell table:formula="of:=[.B1279]" office:value-type="string" office:string-value="Herefordshire">
            <text:p>Herefordshire</text:p>
          </table:table-cell>
          <table:table-cell office:value-type="float" office:value="1788">
            <text:p>178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280]" office:value-type="string" office:string-value="Oxfordshire">
            <text:p>Oxfordshire</text:p>
          </table:table-cell>
          <table:table-cell table:formula="of:=[.B1280]" office:value-type="string" office:string-value="Herefordshire">
            <text:p>Herefordshire</text:p>
          </table:table-cell>
          <table:table-cell office:value-type="float" office:value="1796">
            <text:p>179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281]" office:value-type="string" office:string-value="Oxfordshire">
            <text:p>Oxfordshire</text:p>
          </table:table-cell>
          <table:table-cell table:formula="of:=[.B1281]" office:value-type="string" office:string-value="Herefordshire">
            <text:p>Herefordshire</text:p>
          </table:table-cell>
          <table:table-cell office:value-type="float" office:value="1738">
            <text:p>1738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282]" office:value-type="string" office:string-value="Oxfordshire">
            <text:p>Oxfordshire</text:p>
          </table:table-cell>
          <table:table-cell table:formula="of:=[.B1282]" office:value-type="string" office:string-value="Herefordshire">
            <text:p>Herefordshire</text:p>
          </table:table-cell>
          <table:table-cell office:value-type="float" office:value="1753">
            <text:p>1753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283]" office:value-type="string" office:string-value="Oxfordshire">
            <text:p>Oxfordshire</text:p>
          </table:table-cell>
          <table:table-cell table:formula="of:=[.B1283]" office:value-type="string" office:string-value="Herefordshire">
            <text:p>Herefordshire</text:p>
          </table:table-cell>
          <table:table-cell office:value-type="float" office:value="1756">
            <text:p>175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.A1284]" office:value-type="string" office:string-value="Oxfordshire">
            <text:p>Oxfordshire</text:p>
          </table:table-cell>
          <table:table-cell table:formula="of:=[.B1284]" office:value-type="string" office:string-value="Herefordshire">
            <text:p>Herefordshire</text:p>
          </table:table-cell>
          <table:table-cell office:value-type="float" office:value="1767">
            <text:p>1767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285]" office:value-type="string" office:string-value="Oxfordshire">
            <text:p>Oxfordshire</text:p>
          </table:table-cell>
          <table:table-cell table:formula="of:=[.B1285]" office:value-type="string" office:string-value="Herefordshire">
            <text:p>Herefordshire</text:p>
          </table:table-cell>
          <table:table-cell office:value-type="float" office:value="1773">
            <text:p>1773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286]" office:value-type="string" office:string-value="Oxfordshire">
            <text:p>Oxfordshire</text:p>
          </table:table-cell>
          <table:table-cell table:formula="of:=[.B1286]" office:value-type="string" office:string-value="Herefordshire">
            <text:p>Herefordshire</text:p>
          </table:table-cell>
          <table:table-cell office:value-type="float" office:value="1787">
            <text:p>1787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287]" office:value-type="string" office:string-value="Oxfordshire">
            <text:p>Oxfordshire</text:p>
          </table:table-cell>
          <table:table-cell table:formula="of:=[.B1287]" office:value-type="string" office:string-value="Herefordshire">
            <text:p>Herefordshire</text:p>
          </table:table-cell>
          <table:table-cell office:value-type="float" office:value="1790">
            <text:p>1790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288]" office:value-type="string" office:string-value="Oxfordshire">
            <text:p>Oxfordshire</text:p>
          </table:table-cell>
          <table:table-cell table:formula="of:=[.B1288]" office:value-type="string" office:string-value="Herefordshire">
            <text:p>Herefordshire</text:p>
          </table:table-cell>
          <table:table-cell office:value-type="float" office:value="1785">
            <text:p>1785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1289]" office:value-type="string" office:string-value="Oxfordshire">
            <text:p>Oxfordshire</text:p>
          </table:table-cell>
          <table:table-cell table:formula="of:=[.B1289]" office:value-type="string" office:string-value="Herefordshire">
            <text:p>Herefordshire</text:p>
          </table:table-cell>
          <table:table-cell office:value-type="float" office:value="1786">
            <text:p>1786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1290]" office:value-type="string" office:string-value="Oxfordshire">
            <text:p>Oxfordshire</text:p>
          </table:table-cell>
          <table:table-cell table:formula="of:=[.B1290]" office:value-type="string" office:string-value="Herefordshire">
            <text:p>Herefordshire</text:p>
          </table:table-cell>
          <table:table-cell office:value-type="float" office:value="1789">
            <text:p>1789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formula="of:=[.A1291]" office:value-type="string" office:string-value="Oxfordshire">
            <text:p>Oxfordshire</text:p>
          </table:table-cell>
          <table:table-cell table:formula="of:=[.B1291]" office:value-type="string" office:string-value="Herefordshire">
            <text:p>Herefordshire</text:p>
          </table:table-cell>
          <table:table-cell office:value-type="float" office:value="1770">
            <text:p>1770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table:formula="of:=[.A1292]" office:value-type="string" office:string-value="Oxfordshire">
            <text:p>Oxfordshire</text:p>
          </table:table-cell>
          <table:table-cell table:formula="of:=[.B1292]" office:value-type="string" office:string-value="Herefordshire">
            <text:p>Herefordshire</text:p>
          </table:table-cell>
          <table:table-cell office:value-type="float" office:value="1784">
            <text:p>1784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table:formula="of:=[.A1293]" office:value-type="string" office:string-value="Oxfordshire">
            <text:p>Oxfordshire</text:p>
          </table:table-cell>
          <table:table-cell table:formula="of:=[.B1293]" office:value-type="string" office:string-value="Herefordshire">
            <text:p>Herefordshire</text:p>
          </table:table-cell>
          <table:table-cell office:value-type="float" office:value="1740">
            <text:p>1740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.A1294]" office:value-type="string" office:string-value="Oxfordshire">
            <text:p>Oxfordshire</text:p>
          </table:table-cell>
          <table:table-cell table:formula="of:=[.B1294]" office:value-type="string" office:string-value="Herefordshire">
            <text:p>Herefordshire</text:p>
          </table:table-cell>
          <table:table-cell office:value-type="float" office:value="1741">
            <text:p>1741</text:p>
          </table:table-cell>
          <table:table-cell/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formula="of:=[.A1295]" office:value-type="string" office:string-value="Oxfordshire">
            <text:p>Oxfordshire</text:p>
          </table:table-cell>
          <table:table-cell table:formula="of:=[.B1295]" office:value-type="string" office:string-value="Herefordshire">
            <text:p>Herefordshire</text:p>
          </table:table-cell>
          <table:table-cell office:value-type="float" office:value="1742">
            <text:p>174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.A1296]" office:value-type="string" office:string-value="Oxfordshire">
            <text:p>Oxfordshire</text:p>
          </table:table-cell>
          <table:table-cell table:formula="of:=[.B1296]" office:value-type="string" office:string-value="Herefordshire">
            <text:p>Herefordshire</text:p>
          </table:table-cell>
          <table:table-cell office:value-type="float" office:value="1743">
            <text:p>174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.A1297]" office:value-type="string" office:string-value="Oxfordshire">
            <text:p>Oxfordshire</text:p>
          </table:table-cell>
          <table:table-cell table:formula="of:=[.B1297]" office:value-type="string" office:string-value="Herefordshire">
            <text:p>Herefordshire</text:p>
          </table:table-cell>
          <table:table-cell office:value-type="float" office:value="1744">
            <text:p>174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.A1298]" office:value-type="string" office:string-value="Oxfordshire">
            <text:p>Oxfordshire</text:p>
          </table:table-cell>
          <table:table-cell office:value-type="string">
            <text:p>Lichfield</text:p>
          </table:table-cell>
          <table:table-cell office:value-type="float" office:value="1735">
            <text:p>173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299]" office:value-type="string" office:string-value="Oxfordshire">
            <text:p>Oxfordshire</text:p>
          </table:table-cell>
          <table:table-cell table:formula="of:=[.B1299]" office:value-type="string" office:string-value="Lichfield">
            <text:p>Lichfield</text:p>
          </table:table-cell>
          <table:table-cell office:value-type="float" office:value="1738">
            <text:p>173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300]" office:value-type="string" office:string-value="Oxfordshire">
            <text:p>Oxfordshire</text:p>
          </table:table-cell>
          <table:table-cell table:formula="of:=[.B1300]" office:value-type="string" office:string-value="Lichfield">
            <text:p>Lichfield</text:p>
          </table:table-cell>
          <table:table-cell office:value-type="float" office:value="1747">
            <text:p>174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301]" office:value-type="string" office:string-value="Oxfordshire">
            <text:p>Oxfordshire</text:p>
          </table:table-cell>
          <table:table-cell table:formula="of:=[.B1301]" office:value-type="string" office:string-value="Lichfield">
            <text:p>Lichfield</text:p>
          </table:table-cell>
          <table:table-cell office:value-type="float" office:value="1762">
            <text:p>176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302]" office:value-type="string" office:string-value="Oxfordshire">
            <text:p>Oxfordshire</text:p>
          </table:table-cell>
          <table:table-cell table:formula="of:=[.B1302]" office:value-type="string" office:string-value="Lichfield">
            <text:p>Lichfield</text:p>
          </table:table-cell>
          <table:table-cell office:value-type="float" office:value="1776">
            <text:p>177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303]" office:value-type="string" office:string-value="Oxfordshire">
            <text:p>Oxfordshire</text:p>
          </table:table-cell>
          <table:table-cell table:formula="of:=[.B1303]" office:value-type="string" office:string-value="Lichfield">
            <text:p>Lichfield</text:p>
          </table:table-cell>
          <table:table-cell office:value-type="float" office:value="1782">
            <text:p>178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304]" office:value-type="string" office:string-value="Oxfordshire">
            <text:p>Oxfordshire</text:p>
          </table:table-cell>
          <table:table-cell office:value-type="string">
            <text:p>Monmouthshire</text:p>
          </table:table-cell>
          <table:table-cell office:value-type="float" office:value="1741">
            <text:p>174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SUM([.D1305:.D1319])" office:value-type="float" office:value="18">
            <text:p>18</text:p>
          </table:table-cell>
          <table:table-cell table:formula="of:=SUM([.E1305:.E1319])"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formula="of:=[.A1305]" office:value-type="string" office:string-value="Oxfordshire">
            <text:p>Oxfordshire</text:p>
          </table:table-cell>
          <table:table-cell table:formula="of:=[.B1305]" office:value-type="string" office:string-value="Monmouthshire">
            <text:p>Monmouthshire</text:p>
          </table:table-cell>
          <table:table-cell office:value-type="float" office:value="1746">
            <text:p>174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306]" office:value-type="string" office:string-value="Oxfordshire">
            <text:p>Oxfordshire</text:p>
          </table:table-cell>
          <table:table-cell table:formula="of:=[.B1306]" office:value-type="string" office:string-value="Monmouthshire">
            <text:p>Monmouthshire</text:p>
          </table:table-cell>
          <table:table-cell office:value-type="float" office:value="1754">
            <text:p>175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307]" office:value-type="string" office:string-value="Oxfordshire">
            <text:p>Oxfordshire</text:p>
          </table:table-cell>
          <table:table-cell table:formula="of:=[.B1307]" office:value-type="string" office:string-value="Monmouthshire">
            <text:p>Monmouthshire</text:p>
          </table:table-cell>
          <table:table-cell office:value-type="float" office:value="1755">
            <text:p>175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308]" office:value-type="string" office:string-value="Oxfordshire">
            <text:p>Oxfordshire</text:p>
          </table:table-cell>
          <table:table-cell table:formula="of:=[.B1308]" office:value-type="string" office:string-value="Monmouthshire">
            <text:p>Monmouthshire</text:p>
          </table:table-cell>
          <table:table-cell office:value-type="float" office:value="1764">
            <text:p>176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309]" office:value-type="string" office:string-value="Oxfordshire">
            <text:p>Oxfordshire</text:p>
          </table:table-cell>
          <table:table-cell table:formula="of:=[.B1309]" office:value-type="string" office:string-value="Monmouthshire">
            <text:p>Monmouthshire</text:p>
          </table:table-cell>
          <table:table-cell office:value-type="float" office:value="1769">
            <text:p>176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310]" office:value-type="string" office:string-value="Oxfordshire">
            <text:p>Oxfordshire</text:p>
          </table:table-cell>
          <table:table-cell table:formula="of:=[.B1310]" office:value-type="string" office:string-value="Monmouthshire">
            <text:p>Monmouthshire</text:p>
          </table:table-cell>
          <table:table-cell office:value-type="float" office:value="1774">
            <text:p>177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311]" office:value-type="string" office:string-value="Oxfordshire">
            <text:p>Oxfordshire</text:p>
          </table:table-cell>
          <table:table-cell table:formula="of:=[.B1311]" office:value-type="string" office:string-value="Monmouthshire">
            <text:p>Monmouthshire</text:p>
          </table:table-cell>
          <table:table-cell office:value-type="float" office:value="1786">
            <text:p>178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312]" office:value-type="string" office:string-value="Oxfordshire">
            <text:p>Oxfordshire</text:p>
          </table:table-cell>
          <table:table-cell table:formula="of:=[.B1312]" office:value-type="string" office:string-value="Monmouthshire">
            <text:p>Monmouthshire</text:p>
          </table:table-cell>
          <table:table-cell office:value-type="float" office:value="1791">
            <text:p>179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313]" office:value-type="string" office:string-value="Oxfordshire">
            <text:p>Oxfordshire</text:p>
          </table:table-cell>
          <table:table-cell table:formula="of:=[.B1313]" office:value-type="string" office:string-value="Monmouthshire">
            <text:p>Monmouthshire</text:p>
          </table:table-cell>
          <table:table-cell office:value-type="float" office:value="1799">
            <text:p>179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314]" office:value-type="string" office:string-value="Oxfordshire">
            <text:p>Oxfordshire</text:p>
          </table:table-cell>
          <table:table-cell table:formula="of:=[.B1314]" office:value-type="string" office:string-value="Monmouthshire">
            <text:p>Monmouthshire</text:p>
          </table:table-cell>
          <table:table-cell office:value-type="float" office:value="1749">
            <text:p>1749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315]" office:value-type="string" office:string-value="Oxfordshire">
            <text:p>Oxfordshire</text:p>
          </table:table-cell>
          <table:table-cell table:formula="of:=[.B1315]" office:value-type="string" office:string-value="Monmouthshire">
            <text:p>Monmouthshire</text:p>
          </table:table-cell>
          <table:table-cell office:value-type="float" office:value="1783">
            <text:p>1783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316]" office:value-type="string" office:string-value="Oxfordshire">
            <text:p>Oxfordshire</text:p>
          </table:table-cell>
          <table:table-cell table:formula="of:=[.B1316]" office:value-type="string" office:string-value="Monmouthshire">
            <text:p>Monmouthshire</text:p>
          </table:table-cell>
          <table:table-cell office:value-type="float" office:value="1790">
            <text:p>1790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317]" office:value-type="string" office:string-value="Oxfordshire">
            <text:p>Oxfordshire</text:p>
          </table:table-cell>
          <table:table-cell table:formula="of:=[.B1317]" office:value-type="string" office:string-value="Monmouthshire">
            <text:p>Monmouthshire</text:p>
          </table:table-cell>
          <table:table-cell office:value-type="float" office:value="1785">
            <text:p>1785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1318]" office:value-type="string" office:string-value="Oxfordshire">
            <text:p>Oxfordshire</text:p>
          </table:table-cell>
          <table:table-cell table:formula="of:=[.B1318]" office:value-type="string" office:string-value="Monmouthshire">
            <text:p>Monmouthshire</text:p>
          </table:table-cell>
          <table:table-cell office:value-type="float" office:value="1796">
            <text:p>179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.A1319]" office:value-type="string" office:string-value="Oxfordshire">
            <text:p>Oxfordshire</text:p>
          </table:table-cell>
          <table:table-cell office:value-type="string">
            <text:p>Oxfordshire</text:p>
          </table:table-cell>
          <table:table-cell office:value-type="float" office:value="1738">
            <text:p>1738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SUM([.D1320:.D1353])" office:value-type="float" office:value="59">
            <text:p>59</text:p>
          </table:table-cell>
          <table:table-cell table:formula="of:=SUM([.E1320:.E1353])" office:value-type="float" office:value="3">
            <text:p>3</text:p>
          </table:table-cell>
          <table:table-cell table:number-columns-repeated="1016"/>
        </table:table-row>
        <table:table-row table:style-name="ro1">
          <table:table-cell table:formula="of:=[.A1320]" office:value-type="string" office:string-value="Oxfordshire">
            <text:p>Oxfordshire</text:p>
          </table:table-cell>
          <table:table-cell table:formula="of:=[.B1320]" office:value-type="string" office:string-value="Oxfordshire">
            <text:p>Oxfordshire</text:p>
          </table:table-cell>
          <table:table-cell office:value-type="float" office:value="1739">
            <text:p>173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321]" office:value-type="string" office:string-value="Oxfordshire">
            <text:p>Oxfordshire</text:p>
          </table:table-cell>
          <table:table-cell table:formula="of:=[.B1321]" office:value-type="string" office:string-value="Oxfordshire">
            <text:p>Oxfordshire</text:p>
          </table:table-cell>
          <table:table-cell office:value-type="float" office:value="1749">
            <text:p>174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322]" office:value-type="string" office:string-value="Oxfordshire">
            <text:p>Oxfordshire</text:p>
          </table:table-cell>
          <table:table-cell table:formula="of:=[.B1322]" office:value-type="string" office:string-value="Oxfordshire">
            <text:p>Oxfordshire</text:p>
          </table:table-cell>
          <table:table-cell office:value-type="float" office:value="1752">
            <text:p>175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323]" office:value-type="string" office:string-value="Oxfordshire">
            <text:p>Oxfordshire</text:p>
          </table:table-cell>
          <table:table-cell table:formula="of:=[.B1323]" office:value-type="string" office:string-value="Oxfordshire">
            <text:p>Oxfordshire</text:p>
          </table:table-cell>
          <table:table-cell office:value-type="float" office:value="1753">
            <text:p>175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324]" office:value-type="string" office:string-value="Oxfordshire">
            <text:p>Oxfordshire</text:p>
          </table:table-cell>
          <table:table-cell table:formula="of:=[.B1324]" office:value-type="string" office:string-value="Oxfordshire">
            <text:p>Oxfordshire</text:p>
          </table:table-cell>
          <table:table-cell office:value-type="float" office:value="1758">
            <text:p>175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325]" office:value-type="string" office:string-value="Oxfordshire">
            <text:p>Oxfordshire</text:p>
          </table:table-cell>
          <table:table-cell table:formula="of:=[.B1325]" office:value-type="string" office:string-value="Oxfordshire">
            <text:p>Oxfordshire</text:p>
          </table:table-cell>
          <table:table-cell office:value-type="float" office:value="1761">
            <text:p>176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326]" office:value-type="string" office:string-value="Oxfordshire">
            <text:p>Oxfordshire</text:p>
          </table:table-cell>
          <table:table-cell table:formula="of:=[.B1326]" office:value-type="string" office:string-value="Oxfordshire">
            <text:p>Oxfordshire</text:p>
          </table:table-cell>
          <table:table-cell office:value-type="float" office:value="1765">
            <text:p>176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327]" office:value-type="string" office:string-value="Oxfordshire">
            <text:p>Oxfordshire</text:p>
          </table:table-cell>
          <table:table-cell table:formula="of:=[.B1327]" office:value-type="string" office:string-value="Oxfordshire">
            <text:p>Oxfordshire</text:p>
          </table:table-cell>
          <table:table-cell office:value-type="float" office:value="1772">
            <text:p>177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328]" office:value-type="string" office:string-value="Oxfordshire">
            <text:p>Oxfordshire</text:p>
          </table:table-cell>
          <table:table-cell table:formula="of:=[.B1328]" office:value-type="string" office:string-value="Oxfordshire">
            <text:p>Oxfordshire</text:p>
          </table:table-cell>
          <table:table-cell office:value-type="float" office:value="1776">
            <text:p>177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329]" office:value-type="string" office:string-value="Oxfordshire">
            <text:p>Oxfordshire</text:p>
          </table:table-cell>
          <table:table-cell table:formula="of:=[.B1329]" office:value-type="string" office:string-value="Oxfordshire">
            <text:p>Oxfordshire</text:p>
          </table:table-cell>
          <table:table-cell office:value-type="float" office:value="1778">
            <text:p>177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330]" office:value-type="string" office:string-value="Oxfordshire">
            <text:p>Oxfordshire</text:p>
          </table:table-cell>
          <table:table-cell table:formula="of:=[.B1330]" office:value-type="string" office:string-value="Oxfordshire">
            <text:p>Oxfordshire</text:p>
          </table:table-cell>
          <table:table-cell office:value-type="float" office:value="1779">
            <text:p>177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331]" office:value-type="string" office:string-value="Oxfordshire">
            <text:p>Oxfordshire</text:p>
          </table:table-cell>
          <table:table-cell table:formula="of:=[.B1331]" office:value-type="string" office:string-value="Oxfordshire">
            <text:p>Oxfordshire</text:p>
          </table:table-cell>
          <table:table-cell office:value-type="float" office:value="1780">
            <text:p>178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332]" office:value-type="string" office:string-value="Oxfordshire">
            <text:p>Oxfordshire</text:p>
          </table:table-cell>
          <table:table-cell table:formula="of:=[.B1332]" office:value-type="string" office:string-value="Oxfordshire">
            <text:p>Oxfordshire</text:p>
          </table:table-cell>
          <table:table-cell office:value-type="float" office:value="1785">
            <text:p>178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333]" office:value-type="string" office:string-value="Oxfordshire">
            <text:p>Oxfordshire</text:p>
          </table:table-cell>
          <table:table-cell table:formula="of:=[.B1333]" office:value-type="string" office:string-value="Oxfordshire">
            <text:p>Oxfordshire</text:p>
          </table:table-cell>
          <table:table-cell office:value-type="float" office:value="1788">
            <text:p>178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334]" office:value-type="string" office:string-value="Oxfordshire">
            <text:p>Oxfordshire</text:p>
          </table:table-cell>
          <table:table-cell table:formula="of:=[.B1334]" office:value-type="string" office:string-value="Oxfordshire">
            <text:p>Oxfordshire</text:p>
          </table:table-cell>
          <table:table-cell office:value-type="float" office:value="1792">
            <text:p>179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335]" office:value-type="string" office:string-value="Oxfordshire">
            <text:p>Oxfordshire</text:p>
          </table:table-cell>
          <table:table-cell table:formula="of:=[.B1335]" office:value-type="string" office:string-value="Oxfordshire">
            <text:p>Oxfordshire</text:p>
          </table:table-cell>
          <table:table-cell office:value-type="float" office:value="1793">
            <text:p>179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336]" office:value-type="string" office:string-value="Oxfordshire">
            <text:p>Oxfordshire</text:p>
          </table:table-cell>
          <table:table-cell table:formula="of:=[.B1336]" office:value-type="string" office:string-value="Oxfordshire">
            <text:p>Oxfordshire</text:p>
          </table:table-cell>
          <table:table-cell office:value-type="float" office:value="1798">
            <text:p>179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337]" office:value-type="string" office:string-value="Oxfordshire">
            <text:p>Oxfordshire</text:p>
          </table:table-cell>
          <table:table-cell table:formula="of:=[.B1337]" office:value-type="string" office:string-value="Oxfordshire">
            <text:p>Oxfordshire</text:p>
          </table:table-cell>
          <table:table-cell office:value-type="float" office:value="1743">
            <text:p>1743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338]" office:value-type="string" office:string-value="Oxfordshire">
            <text:p>Oxfordshire</text:p>
          </table:table-cell>
          <table:table-cell table:formula="of:=[.B1338]" office:value-type="string" office:string-value="Oxfordshire">
            <text:p>Oxfordshire</text:p>
          </table:table-cell>
          <table:table-cell office:value-type="float" office:value="1746">
            <text:p>1746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339]" office:value-type="string" office:string-value="Oxfordshire">
            <text:p>Oxfordshire</text:p>
          </table:table-cell>
          <table:table-cell table:formula="of:=[.B1339]" office:value-type="string" office:string-value="Oxfordshire">
            <text:p>Oxfordshire</text:p>
          </table:table-cell>
          <table:table-cell office:value-type="float" office:value="1750">
            <text:p>1750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340]" office:value-type="string" office:string-value="Oxfordshire">
            <text:p>Oxfordshire</text:p>
          </table:table-cell>
          <table:table-cell table:formula="of:=[.B1340]" office:value-type="string" office:string-value="Oxfordshire">
            <text:p>Oxfordshire</text:p>
          </table:table-cell>
          <table:table-cell office:value-type="float" office:value="1771">
            <text:p>1771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341]" office:value-type="string" office:string-value="Oxfordshire">
            <text:p>Oxfordshire</text:p>
          </table:table-cell>
          <table:table-cell table:formula="of:=[.B1341]" office:value-type="string" office:string-value="Oxfordshire">
            <text:p>Oxfordshire</text:p>
          </table:table-cell>
          <table:table-cell office:value-type="float" office:value="1775">
            <text:p>1775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342]" office:value-type="string" office:string-value="Oxfordshire">
            <text:p>Oxfordshire</text:p>
          </table:table-cell>
          <table:table-cell table:formula="of:=[.B1342]" office:value-type="string" office:string-value="Oxfordshire">
            <text:p>Oxfordshire</text:p>
          </table:table-cell>
          <table:table-cell office:value-type="float" office:value="1787">
            <text:p>1787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343]" office:value-type="string" office:string-value="Oxfordshire">
            <text:p>Oxfordshire</text:p>
          </table:table-cell>
          <table:table-cell table:formula="of:=[.B1343]" office:value-type="string" office:string-value="Oxfordshire">
            <text:p>Oxfordshire</text:p>
          </table:table-cell>
          <table:table-cell office:value-type="float" office:value="1791">
            <text:p>1791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344]" office:value-type="string" office:string-value="Oxfordshire">
            <text:p>Oxfordshire</text:p>
          </table:table-cell>
          <table:table-cell table:formula="of:=[.B1344]" office:value-type="string" office:string-value="Oxfordshire">
            <text:p>Oxfordshire</text:p>
          </table:table-cell>
          <table:table-cell office:value-type="float" office:value="1754">
            <text:p>1754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1345]" office:value-type="string" office:string-value="Oxfordshire">
            <text:p>Oxfordshire</text:p>
          </table:table-cell>
          <table:table-cell table:formula="of:=[.B1345]" office:value-type="string" office:string-value="Oxfordshire">
            <text:p>Oxfordshire</text:p>
          </table:table-cell>
          <table:table-cell office:value-type="float" office:value="1755">
            <text:p>1755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1346]" office:value-type="string" office:string-value="Oxfordshire">
            <text:p>Oxfordshire</text:p>
          </table:table-cell>
          <table:table-cell table:formula="of:=[.B1346]" office:value-type="string" office:string-value="Oxfordshire">
            <text:p>Oxfordshire</text:p>
          </table:table-cell>
          <table:table-cell office:value-type="float" office:value="1762">
            <text:p>1762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1347]" office:value-type="string" office:string-value="Oxfordshire">
            <text:p>Oxfordshire</text:p>
          </table:table-cell>
          <table:table-cell table:formula="of:=[.B1347]" office:value-type="string" office:string-value="Oxfordshire">
            <text:p>Oxfordshire</text:p>
          </table:table-cell>
          <table:table-cell office:value-type="float" office:value="1766">
            <text:p>1766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1348]" office:value-type="string" office:string-value="Oxfordshire">
            <text:p>Oxfordshire</text:p>
          </table:table-cell>
          <table:table-cell table:formula="of:=[.B1348]" office:value-type="string" office:string-value="Oxfordshire">
            <text:p>Oxfordshire</text:p>
          </table:table-cell>
          <table:table-cell office:value-type="float" office:value="1797">
            <text:p>1797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1349]" office:value-type="string" office:string-value="Oxfordshire">
            <text:p>Oxfordshire</text:p>
          </table:table-cell>
          <table:table-cell table:formula="of:=[.B1349]" office:value-type="string" office:string-value="Oxfordshire">
            <text:p>Oxfordshire</text:p>
          </table:table-cell>
          <table:table-cell office:value-type="float" office:value="1784">
            <text:p>1784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1350]" office:value-type="string" office:string-value="Oxfordshire">
            <text:p>Oxfordshire</text:p>
          </table:table-cell>
          <table:table-cell table:formula="of:=[.B1350]" office:value-type="string" office:string-value="Oxfordshire">
            <text:p>Oxfordshire</text:p>
          </table:table-cell>
          <table:table-cell office:value-type="float" office:value="1786">
            <text:p>1786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1351]" office:value-type="string" office:string-value="Oxfordshire">
            <text:p>Oxfordshire</text:p>
          </table:table-cell>
          <table:table-cell table:formula="of:=[.B1351]" office:value-type="string" office:string-value="Oxfordshire">
            <text:p>Oxfordshire</text:p>
          </table:table-cell>
          <table:table-cell office:value-type="float" office:value="1790">
            <text:p>1790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1352]" office:value-type="string" office:string-value="Oxfordshire">
            <text:p>Oxfordshire</text:p>
          </table:table-cell>
          <table:table-cell table:formula="of:=[.B1352]" office:value-type="string" office:string-value="Oxfordshire">
            <text:p>Oxfordshire</text:p>
          </table:table-cell>
          <table:table-cell office:value-type="float" office:value="1742">
            <text:p>1742</text:p>
          </table:table-cell>
          <table:table-cell/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table:formula="of:=[.A1353]" office:value-type="string" office:string-value="Oxfordshire">
            <text:p>Oxfordshire</text:p>
          </table:table-cell>
          <table:table-cell office:value-type="string">
            <text:p>City of Oxford</text:p>
          </table:table-cell>
          <table:table-cell office:value-type="float" office:value="1738">
            <text:p>1738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SUM([.D1354:.D1358])" office:value-type="float" office:value="4">
            <text:p>4</text:p>
          </table:table-cell>
          <table:table-cell table:formula="of:=SUM([.E1354:.E1358])"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formula="of:=[.A1354]" office:value-type="string" office:string-value="Oxfordshire">
            <text:p>Oxfordshire</text:p>
          </table:table-cell>
          <table:table-cell table:formula="of:=[.B1354]" office:value-type="string" office:string-value="City of Oxford">
            <text:p>City of Oxford</text:p>
          </table:table-cell>
          <table:table-cell office:value-type="float" office:value="1749">
            <text:p>1749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355]" office:value-type="string" office:string-value="Oxfordshire">
            <text:p>Oxfordshire</text:p>
          </table:table-cell>
          <table:table-cell table:formula="of:=[.B1355]" office:value-type="string" office:string-value="City of Oxford">
            <text:p>City of Oxford</text:p>
          </table:table-cell>
          <table:table-cell office:value-type="float" office:value="1754">
            <text:p>175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356]" office:value-type="string" office:string-value="Oxfordshire">
            <text:p>Oxfordshire</text:p>
          </table:table-cell>
          <table:table-cell table:formula="of:=[.B1356]" office:value-type="string" office:string-value="City of Oxford">
            <text:p>City of Oxford</text:p>
          </table:table-cell>
          <table:table-cell office:value-type="float" office:value="1757">
            <text:p>175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357]" office:value-type="string" office:string-value="Oxfordshire">
            <text:p>Oxfordshire</text:p>
          </table:table-cell>
          <table:table-cell table:formula="of:=[.B1357]" office:value-type="string" office:string-value="City of Oxford">
            <text:p>City of Oxford</text:p>
          </table:table-cell>
          <table:table-cell office:value-type="float" office:value="1738">
            <text:p>1738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.A1358]" office:value-type="string" office:string-value="Oxfordshire">
            <text:p>Oxfordshire</text:p>
          </table:table-cell>
          <table:table-cell office:value-type="string">
            <text:p>Shropshire</text:p>
          </table:table-cell>
          <table:table-cell office:value-type="float" office:value="1735">
            <text:p>1735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SUM([.D1359:.D1406])" office:value-type="float" office:value="100">
            <text:p>100</text:p>
          </table:table-cell>
          <table:table-cell table:formula="of:=SUM([.E1359:.E1406])" office:value-type="float" office:value="13">
            <text:p>13</text:p>
          </table:table-cell>
          <table:table-cell table:number-columns-repeated="1016"/>
        </table:table-row>
        <table:table-row table:style-name="ro1">
          <table:table-cell table:formula="of:=[.A1359]" office:value-type="string" office:string-value="Oxfordshire">
            <text:p>Oxfordshire</text:p>
          </table:table-cell>
          <table:table-cell table:formula="of:=[.B1359]" office:value-type="string" office:string-value="Shropshire">
            <text:p>Shropshire</text:p>
          </table:table-cell>
          <table:table-cell office:value-type="float" office:value="1737">
            <text:p>173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360]" office:value-type="string" office:string-value="Oxfordshire">
            <text:p>Oxfordshire</text:p>
          </table:table-cell>
          <table:table-cell table:formula="of:=[.B1360]" office:value-type="string" office:string-value="Shropshire">
            <text:p>Shropshire</text:p>
          </table:table-cell>
          <table:table-cell office:value-type="float" office:value="1740">
            <text:p>1740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.A1361]" office:value-type="string" office:string-value="Oxfordshire">
            <text:p>Oxfordshire</text:p>
          </table:table-cell>
          <table:table-cell table:formula="of:=[.B1361]" office:value-type="string" office:string-value="Shropshire">
            <text:p>Shropshire</text:p>
          </table:table-cell>
          <table:table-cell office:value-type="float" office:value="1745">
            <text:p>174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362]" office:value-type="string" office:string-value="Oxfordshire">
            <text:p>Oxfordshire</text:p>
          </table:table-cell>
          <table:table-cell table:formula="of:=[.B1362]" office:value-type="string" office:string-value="Shropshire">
            <text:p>Shropshire</text:p>
          </table:table-cell>
          <table:table-cell office:value-type="float" office:value="1748">
            <text:p>174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363]" office:value-type="string" office:string-value="Oxfordshire">
            <text:p>Oxfordshire</text:p>
          </table:table-cell>
          <table:table-cell table:formula="of:=[.B1363]" office:value-type="string" office:string-value="Shropshire">
            <text:p>Shropshire</text:p>
          </table:table-cell>
          <table:table-cell office:value-type="float" office:value="1749">
            <text:p>174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364]" office:value-type="string" office:string-value="Oxfordshire">
            <text:p>Oxfordshire</text:p>
          </table:table-cell>
          <table:table-cell table:formula="of:=[.B1364]" office:value-type="string" office:string-value="Shropshire">
            <text:p>Shropshire</text:p>
          </table:table-cell>
          <table:table-cell office:value-type="float" office:value="1751">
            <text:p>175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365]" office:value-type="string" office:string-value="Oxfordshire">
            <text:p>Oxfordshire</text:p>
          </table:table-cell>
          <table:table-cell table:formula="of:=[.B1365]" office:value-type="string" office:string-value="Shropshire">
            <text:p>Shropshire</text:p>
          </table:table-cell>
          <table:table-cell office:value-type="float" office:value="1760">
            <text:p>176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366]" office:value-type="string" office:string-value="Oxfordshire">
            <text:p>Oxfordshire</text:p>
          </table:table-cell>
          <table:table-cell table:formula="of:=[.B1366]" office:value-type="string" office:string-value="Shropshire">
            <text:p>Shropshire</text:p>
          </table:table-cell>
          <table:table-cell office:value-type="float" office:value="1766">
            <text:p>176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367]" office:value-type="string" office:string-value="Oxfordshire">
            <text:p>Oxfordshire</text:p>
          </table:table-cell>
          <table:table-cell table:formula="of:=[.B1367]" office:value-type="string" office:string-value="Shropshire">
            <text:p>Shropshire</text:p>
          </table:table-cell>
          <table:table-cell office:value-type="float" office:value="1767">
            <text:p>176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368]" office:value-type="string" office:string-value="Oxfordshire">
            <text:p>Oxfordshire</text:p>
          </table:table-cell>
          <table:table-cell table:formula="of:=[.B1368]" office:value-type="string" office:string-value="Shropshire">
            <text:p>Shropshire</text:p>
          </table:table-cell>
          <table:table-cell office:value-type="float" office:value="1768">
            <text:p>176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369]" office:value-type="string" office:string-value="Oxfordshire">
            <text:p>Oxfordshire</text:p>
          </table:table-cell>
          <table:table-cell table:formula="of:=[.B1369]" office:value-type="string" office:string-value="Shropshire">
            <text:p>Shropshire</text:p>
          </table:table-cell>
          <table:table-cell office:value-type="float" office:value="1771">
            <text:p>177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370]" office:value-type="string" office:string-value="Oxfordshire">
            <text:p>Oxfordshire</text:p>
          </table:table-cell>
          <table:table-cell table:formula="of:=[.B1370]" office:value-type="string" office:string-value="Shropshire">
            <text:p>Shropshire</text:p>
          </table:table-cell>
          <table:table-cell office:value-type="float" office:value="1773">
            <text:p>177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371]" office:value-type="string" office:string-value="Oxfordshire">
            <text:p>Oxfordshire</text:p>
          </table:table-cell>
          <table:table-cell table:formula="of:=[.B1371]" office:value-type="string" office:string-value="Shropshire">
            <text:p>Shropshire</text:p>
          </table:table-cell>
          <table:table-cell office:value-type="float" office:value="1775">
            <text:p>177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372]" office:value-type="string" office:string-value="Oxfordshire">
            <text:p>Oxfordshire</text:p>
          </table:table-cell>
          <table:table-cell table:formula="of:=[.B1372]" office:value-type="string" office:string-value="Shropshire">
            <text:p>Shropshire</text:p>
          </table:table-cell>
          <table:table-cell office:value-type="float" office:value="1777">
            <text:p>177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373]" office:value-type="string" office:string-value="Oxfordshire">
            <text:p>Oxfordshire</text:p>
          </table:table-cell>
          <table:table-cell table:formula="of:=[.B1373]" office:value-type="string" office:string-value="Shropshire">
            <text:p>Shropshire</text:p>
          </table:table-cell>
          <table:table-cell office:value-type="float" office:value="1778">
            <text:p>177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374]" office:value-type="string" office:string-value="Oxfordshire">
            <text:p>Oxfordshire</text:p>
          </table:table-cell>
          <table:table-cell table:formula="of:=[.B1374]" office:value-type="string" office:string-value="Shropshire">
            <text:p>Shropshire</text:p>
          </table:table-cell>
          <table:table-cell office:value-type="float" office:value="1780">
            <text:p>178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375]" office:value-type="string" office:string-value="Oxfordshire">
            <text:p>Oxfordshire</text:p>
          </table:table-cell>
          <table:table-cell table:formula="of:=[.B1375]" office:value-type="string" office:string-value="Shropshire">
            <text:p>Shropshire</text:p>
          </table:table-cell>
          <table:table-cell office:value-type="float" office:value="1781">
            <text:p>178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376]" office:value-type="string" office:string-value="Oxfordshire">
            <text:p>Oxfordshire</text:p>
          </table:table-cell>
          <table:table-cell table:formula="of:=[.B1376]" office:value-type="string" office:string-value="Shropshire">
            <text:p>Shropshire</text:p>
          </table:table-cell>
          <table:table-cell office:value-type="float" office:value="1782">
            <text:p>178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377]" office:value-type="string" office:string-value="Oxfordshire">
            <text:p>Oxfordshire</text:p>
          </table:table-cell>
          <table:table-cell table:formula="of:=[.B1377]" office:value-type="string" office:string-value="Shropshire">
            <text:p>Shropshire</text:p>
          </table:table-cell>
          <table:table-cell office:value-type="float" office:value="1783">
            <text:p>178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378]" office:value-type="string" office:string-value="Oxfordshire">
            <text:p>Oxfordshire</text:p>
          </table:table-cell>
          <table:table-cell table:formula="of:=[.B1378]" office:value-type="string" office:string-value="Shropshire">
            <text:p>Shropshire</text:p>
          </table:table-cell>
          <table:table-cell office:value-type="float" office:value="1795">
            <text:p>179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379]" office:value-type="string" office:string-value="Oxfordshire">
            <text:p>Oxfordshire</text:p>
          </table:table-cell>
          <table:table-cell table:formula="of:=[.B1379]" office:value-type="string" office:string-value="Shropshire">
            <text:p>Shropshire</text:p>
          </table:table-cell>
          <table:table-cell office:value-type="float" office:value="1797">
            <text:p>179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380]" office:value-type="string" office:string-value="Oxfordshire">
            <text:p>Oxfordshire</text:p>
          </table:table-cell>
          <table:table-cell table:formula="of:=[.B1380]" office:value-type="string" office:string-value="Shropshire">
            <text:p>Shropshire</text:p>
          </table:table-cell>
          <table:table-cell office:value-type="float" office:value="1798">
            <text:p>179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381]" office:value-type="string" office:string-value="Oxfordshire">
            <text:p>Oxfordshire</text:p>
          </table:table-cell>
          <table:table-cell table:formula="of:=[.B1381]" office:value-type="string" office:string-value="Shropshire">
            <text:p>Shropshire</text:p>
          </table:table-cell>
          <table:table-cell office:value-type="float" office:value="1736">
            <text:p>1736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382]" office:value-type="string" office:string-value="Oxfordshire">
            <text:p>Oxfordshire</text:p>
          </table:table-cell>
          <table:table-cell table:formula="of:=[.B1382]" office:value-type="string" office:string-value="Shropshire">
            <text:p>Shropshire</text:p>
          </table:table-cell>
          <table:table-cell office:value-type="float" office:value="1739">
            <text:p>1739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383]" office:value-type="string" office:string-value="Oxfordshire">
            <text:p>Oxfordshire</text:p>
          </table:table-cell>
          <table:table-cell table:formula="of:=[.B1383]" office:value-type="string" office:string-value="Shropshire">
            <text:p>Shropshire</text:p>
          </table:table-cell>
          <table:table-cell office:value-type="float" office:value="1754">
            <text:p>1754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384]" office:value-type="string" office:string-value="Oxfordshire">
            <text:p>Oxfordshire</text:p>
          </table:table-cell>
          <table:table-cell table:formula="of:=[.B1384]" office:value-type="string" office:string-value="Shropshire">
            <text:p>Shropshire</text:p>
          </table:table-cell>
          <table:table-cell office:value-type="float" office:value="1756">
            <text:p>1756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385]" office:value-type="string" office:string-value="Oxfordshire">
            <text:p>Oxfordshire</text:p>
          </table:table-cell>
          <table:table-cell table:formula="of:=[.B1385]" office:value-type="string" office:string-value="Shropshire">
            <text:p>Shropshire</text:p>
          </table:table-cell>
          <table:table-cell office:value-type="float" office:value="1769">
            <text:p>1769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386]" office:value-type="string" office:string-value="Oxfordshire">
            <text:p>Oxfordshire</text:p>
          </table:table-cell>
          <table:table-cell table:formula="of:=[.B1386]" office:value-type="string" office:string-value="Shropshire">
            <text:p>Shropshire</text:p>
          </table:table-cell>
          <table:table-cell office:value-type="float" office:value="1776">
            <text:p>1776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387]" office:value-type="string" office:string-value="Oxfordshire">
            <text:p>Oxfordshire</text:p>
          </table:table-cell>
          <table:table-cell table:formula="of:=[.B1387]" office:value-type="string" office:string-value="Shropshire">
            <text:p>Shropshire</text:p>
          </table:table-cell>
          <table:table-cell office:value-type="float" office:value="1779">
            <text:p>1779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388]" office:value-type="string" office:string-value="Oxfordshire">
            <text:p>Oxfordshire</text:p>
          </table:table-cell>
          <table:table-cell table:formula="of:=[.B1388]" office:value-type="string" office:string-value="Shropshire">
            <text:p>Shropshire</text:p>
          </table:table-cell>
          <table:table-cell office:value-type="float" office:value="1792">
            <text:p>1792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389]" office:value-type="string" office:string-value="Oxfordshire">
            <text:p>Oxfordshire</text:p>
          </table:table-cell>
          <table:table-cell table:formula="of:=[.B1389]" office:value-type="string" office:string-value="Shropshire">
            <text:p>Shropshire</text:p>
          </table:table-cell>
          <table:table-cell office:value-type="float" office:value="1796">
            <text:p>1796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390]" office:value-type="string" office:string-value="Oxfordshire">
            <text:p>Oxfordshire</text:p>
          </table:table-cell>
          <table:table-cell table:formula="of:=[.B1390]" office:value-type="string" office:string-value="Shropshire">
            <text:p>Shropshire</text:p>
          </table:table-cell>
          <table:table-cell office:value-type="float" office:value="1759">
            <text:p>1759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1391]" office:value-type="string" office:string-value="Oxfordshire">
            <text:p>Oxfordshire</text:p>
          </table:table-cell>
          <table:table-cell table:formula="of:=[.B1391]" office:value-type="string" office:string-value="Shropshire">
            <text:p>Shropshire</text:p>
          </table:table-cell>
          <table:table-cell office:value-type="float" office:value="1764">
            <text:p>1764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1392]" office:value-type="string" office:string-value="Oxfordshire">
            <text:p>Oxfordshire</text:p>
          </table:table-cell>
          <table:table-cell table:formula="of:=[.B1392]" office:value-type="string" office:string-value="Shropshire">
            <text:p>Shropshire</text:p>
          </table:table-cell>
          <table:table-cell office:value-type="float" office:value="1770">
            <text:p>1770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1393]" office:value-type="string" office:string-value="Oxfordshire">
            <text:p>Oxfordshire</text:p>
          </table:table-cell>
          <table:table-cell table:formula="of:=[.B1393]" office:value-type="string" office:string-value="Shropshire">
            <text:p>Shropshire</text:p>
          </table:table-cell>
          <table:table-cell office:value-type="float" office:value="1774">
            <text:p>1774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1394]" office:value-type="string" office:string-value="Oxfordshire">
            <text:p>Oxfordshire</text:p>
          </table:table-cell>
          <table:table-cell table:formula="of:=[.B1394]" office:value-type="string" office:string-value="Shropshire">
            <text:p>Shropshire</text:p>
          </table:table-cell>
          <table:table-cell office:value-type="float" office:value="1788">
            <text:p>1788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1395]" office:value-type="string" office:string-value="Oxfordshire">
            <text:p>Oxfordshire</text:p>
          </table:table-cell>
          <table:table-cell table:formula="of:=[.B1395]" office:value-type="string" office:string-value="Shropshire">
            <text:p>Shropshire</text:p>
          </table:table-cell>
          <table:table-cell office:value-type="float" office:value="1790">
            <text:p>1790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1396]" office:value-type="string" office:string-value="Oxfordshire">
            <text:p>Oxfordshire</text:p>
          </table:table-cell>
          <table:table-cell table:formula="of:=[.B1396]" office:value-type="string" office:string-value="Shropshire">
            <text:p>Shropshire</text:p>
          </table:table-cell>
          <table:table-cell office:value-type="float" office:value="1784">
            <text:p>1784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1397]" office:value-type="string" office:string-value="Oxfordshire">
            <text:p>Oxfordshire</text:p>
          </table:table-cell>
          <table:table-cell table:formula="of:=[.B1397]" office:value-type="string" office:string-value="Shropshire">
            <text:p>Shropshire</text:p>
          </table:table-cell>
          <table:table-cell office:value-type="float" office:value="1738">
            <text:p>1738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formula="of:=[.A1398]" office:value-type="string" office:string-value="Oxfordshire">
            <text:p>Oxfordshire</text:p>
          </table:table-cell>
          <table:table-cell table:formula="of:=[.B1398]" office:value-type="string" office:string-value="Shropshire">
            <text:p>Shropshire</text:p>
          </table:table-cell>
          <table:table-cell office:value-type="float" office:value="1787">
            <text:p>1787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formula="of:=[.A1399]" office:value-type="string" office:string-value="Oxfordshire">
            <text:p>Oxfordshire</text:p>
          </table:table-cell>
          <table:table-cell table:formula="of:=[.B1399]" office:value-type="string" office:string-value="Shropshire">
            <text:p>Shropshire</text:p>
          </table:table-cell>
          <table:table-cell office:value-type="float" office:value="1789">
            <text:p>1789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formula="of:=[.A1400]" office:value-type="string" office:string-value="Oxfordshire">
            <text:p>Oxfordshire</text:p>
          </table:table-cell>
          <table:table-cell table:formula="of:=[.B1400]" office:value-type="string" office:string-value="Shropshire">
            <text:p>Shropshire</text:p>
          </table:table-cell>
          <table:table-cell office:value-type="float" office:value="1791">
            <text:p>1791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formula="of:=[.A1401]" office:value-type="string" office:string-value="Oxfordshire">
            <text:p>Oxfordshire</text:p>
          </table:table-cell>
          <table:table-cell table:formula="of:=[.B1401]" office:value-type="string" office:string-value="Shropshire">
            <text:p>Shropshire</text:p>
          </table:table-cell>
          <table:table-cell office:value-type="float" office:value="1793">
            <text:p>1793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formula="of:=[.A1402]" office:value-type="string" office:string-value="Oxfordshire">
            <text:p>Oxfordshire</text:p>
          </table:table-cell>
          <table:table-cell table:formula="of:=[.B1402]" office:value-type="string" office:string-value="Shropshire">
            <text:p>Shropshire</text:p>
          </table:table-cell>
          <table:table-cell office:value-type="float" office:value="1757">
            <text:p>1757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table:formula="of:=[.A1403]" office:value-type="string" office:string-value="Oxfordshire">
            <text:p>Oxfordshire</text:p>
          </table:table-cell>
          <table:table-cell table:formula="of:=[.B1403]" office:value-type="string" office:string-value="Shropshire">
            <text:p>Shropshire</text:p>
          </table:table-cell>
          <table:table-cell office:value-type="float" office:value="1785">
            <text:p>1785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table:formula="of:=[.A1404]" office:value-type="string" office:string-value="Oxfordshire">
            <text:p>Oxfordshire</text:p>
          </table:table-cell>
          <table:table-cell table:formula="of:=[.B1404]" office:value-type="string" office:string-value="Shropshire">
            <text:p>Shropshire</text:p>
          </table:table-cell>
          <table:table-cell office:value-type="float" office:value="1742">
            <text:p>1742</text:p>
          </table:table-cell>
          <table:table-cell/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table:formula="of:=[.A1405]" office:value-type="string" office:string-value="Oxfordshire">
            <text:p>Oxfordshire</text:p>
          </table:table-cell>
          <table:table-cell table:formula="of:=[.B1405]" office:value-type="string" office:string-value="Shropshire">
            <text:p>Shropshire</text:p>
          </table:table-cell>
          <table:table-cell office:value-type="float" office:value="1743">
            <text:p>1743</text:p>
          </table:table-cell>
          <table:table-cell/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table:formula="of:=[.A1406]" office:value-type="string" office:string-value="Oxfordshire">
            <text:p>Oxfordshire</text:p>
          </table:table-cell>
          <table:table-cell office:value-type="string">
            <text:p>Staffordshire</text:p>
          </table:table-cell>
          <table:table-cell office:value-type="float" office:value="1743">
            <text:p>1743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SUM([.D1407:.D1451])" office:value-type="float" office:value="109">
            <text:p>109</text:p>
          </table:table-cell>
          <table:table-cell table:formula="of:=SUM([.E1407:.E1451])" office:value-type="float" office:value="14">
            <text:p>14</text:p>
          </table:table-cell>
          <table:table-cell table:number-columns-repeated="1016"/>
        </table:table-row>
        <table:table-row table:style-name="ro1">
          <table:table-cell table:formula="of:=[.A1407]" office:value-type="string" office:string-value="Oxfordshire">
            <text:p>Oxfordshire</text:p>
          </table:table-cell>
          <table:table-cell table:formula="of:=[.B1407]" office:value-type="string" office:string-value="Staffordshire">
            <text:p>Staffordshire</text:p>
          </table:table-cell>
          <table:table-cell office:value-type="float" office:value="1750">
            <text:p>175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408]" office:value-type="string" office:string-value="Oxfordshire">
            <text:p>Oxfordshire</text:p>
          </table:table-cell>
          <table:table-cell table:formula="of:=[.B1408]" office:value-type="string" office:string-value="Staffordshire">
            <text:p>Staffordshire</text:p>
          </table:table-cell>
          <table:table-cell office:value-type="float" office:value="1758">
            <text:p>175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409]" office:value-type="string" office:string-value="Oxfordshire">
            <text:p>Oxfordshire</text:p>
          </table:table-cell>
          <table:table-cell table:formula="of:=[.B1409]" office:value-type="string" office:string-value="Staffordshire">
            <text:p>Staffordshire</text:p>
          </table:table-cell>
          <table:table-cell office:value-type="float" office:value="1761">
            <text:p>176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410]" office:value-type="string" office:string-value="Oxfordshire">
            <text:p>Oxfordshire</text:p>
          </table:table-cell>
          <table:table-cell table:formula="of:=[.B1410]" office:value-type="string" office:string-value="Staffordshire">
            <text:p>Staffordshire</text:p>
          </table:table-cell>
          <table:table-cell office:value-type="float" office:value="1763">
            <text:p>176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411]" office:value-type="string" office:string-value="Oxfordshire">
            <text:p>Oxfordshire</text:p>
          </table:table-cell>
          <table:table-cell table:formula="of:=[.B1411]" office:value-type="string" office:string-value="Staffordshire">
            <text:p>Staffordshire</text:p>
          </table:table-cell>
          <table:table-cell office:value-type="float" office:value="1772">
            <text:p>177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412]" office:value-type="string" office:string-value="Oxfordshire">
            <text:p>Oxfordshire</text:p>
          </table:table-cell>
          <table:table-cell table:formula="of:=[.B1412]" office:value-type="string" office:string-value="Staffordshire">
            <text:p>Staffordshire</text:p>
          </table:table-cell>
          <table:table-cell office:value-type="float" office:value="1785">
            <text:p>178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413]" office:value-type="string" office:string-value="Oxfordshire">
            <text:p>Oxfordshire</text:p>
          </table:table-cell>
          <table:table-cell table:formula="of:=[.B1413]" office:value-type="string" office:string-value="Staffordshire">
            <text:p>Staffordshire</text:p>
          </table:table-cell>
          <table:table-cell office:value-type="float" office:value="1787">
            <text:p>178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414]" office:value-type="string" office:string-value="Oxfordshire">
            <text:p>Oxfordshire</text:p>
          </table:table-cell>
          <table:table-cell table:formula="of:=[.B1414]" office:value-type="string" office:string-value="Staffordshire">
            <text:p>Staffordshire</text:p>
          </table:table-cell>
          <table:table-cell office:value-type="float" office:value="1794">
            <text:p>179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415]" office:value-type="string" office:string-value="Oxfordshire">
            <text:p>Oxfordshire</text:p>
          </table:table-cell>
          <table:table-cell table:formula="of:=[.B1415]" office:value-type="string" office:string-value="Staffordshire">
            <text:p>Staffordshire</text:p>
          </table:table-cell>
          <table:table-cell office:value-type="float" office:value="1797">
            <text:p>179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416]" office:value-type="string" office:string-value="Oxfordshire">
            <text:p>Oxfordshire</text:p>
          </table:table-cell>
          <table:table-cell table:formula="of:=[.B1416]" office:value-type="string" office:string-value="Staffordshire">
            <text:p>Staffordshire</text:p>
          </table:table-cell>
          <table:table-cell office:value-type="float" office:value="1738">
            <text:p>1738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417]" office:value-type="string" office:string-value="Oxfordshire">
            <text:p>Oxfordshire</text:p>
          </table:table-cell>
          <table:table-cell table:formula="of:=[.B1417]" office:value-type="string" office:string-value="Staffordshire">
            <text:p>Staffordshire</text:p>
          </table:table-cell>
          <table:table-cell office:value-type="float" office:value="1753">
            <text:p>1753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418]" office:value-type="string" office:string-value="Oxfordshire">
            <text:p>Oxfordshire</text:p>
          </table:table-cell>
          <table:table-cell table:formula="of:=[.B1418]" office:value-type="string" office:string-value="Staffordshire">
            <text:p>Staffordshire</text:p>
          </table:table-cell>
          <table:table-cell office:value-type="float" office:value="1755">
            <text:p>1755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419]" office:value-type="string" office:string-value="Oxfordshire">
            <text:p>Oxfordshire</text:p>
          </table:table-cell>
          <table:table-cell table:formula="of:=[.B1419]" office:value-type="string" office:string-value="Staffordshire">
            <text:p>Staffordshire</text:p>
          </table:table-cell>
          <table:table-cell office:value-type="float" office:value="1756">
            <text:p>1756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420]" office:value-type="string" office:string-value="Oxfordshire">
            <text:p>Oxfordshire</text:p>
          </table:table-cell>
          <table:table-cell table:formula="of:=[.B1420]" office:value-type="string" office:string-value="Staffordshire">
            <text:p>Staffordshire</text:p>
          </table:table-cell>
          <table:table-cell office:value-type="float" office:value="1757">
            <text:p>1757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421]" office:value-type="string" office:string-value="Oxfordshire">
            <text:p>Oxfordshire</text:p>
          </table:table-cell>
          <table:table-cell table:formula="of:=[.B1421]" office:value-type="string" office:string-value="Staffordshire">
            <text:p>Staffordshire</text:p>
          </table:table-cell>
          <table:table-cell office:value-type="float" office:value="1764">
            <text:p>1764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422]" office:value-type="string" office:string-value="Oxfordshire">
            <text:p>Oxfordshire</text:p>
          </table:table-cell>
          <table:table-cell table:formula="of:=[.B1422]" office:value-type="string" office:string-value="Staffordshire">
            <text:p>Staffordshire</text:p>
          </table:table-cell>
          <table:table-cell office:value-type="float" office:value="1768">
            <text:p>1768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423]" office:value-type="string" office:string-value="Oxfordshire">
            <text:p>Oxfordshire</text:p>
          </table:table-cell>
          <table:table-cell table:formula="of:=[.B1423]" office:value-type="string" office:string-value="Staffordshire">
            <text:p>Staffordshire</text:p>
          </table:table-cell>
          <table:table-cell office:value-type="float" office:value="1774">
            <text:p>1774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424]" office:value-type="string" office:string-value="Oxfordshire">
            <text:p>Oxfordshire</text:p>
          </table:table-cell>
          <table:table-cell table:formula="of:=[.B1424]" office:value-type="string" office:string-value="Staffordshire">
            <text:p>Staffordshire</text:p>
          </table:table-cell>
          <table:table-cell office:value-type="float" office:value="1777">
            <text:p>1777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425]" office:value-type="string" office:string-value="Oxfordshire">
            <text:p>Oxfordshire</text:p>
          </table:table-cell>
          <table:table-cell table:formula="of:=[.B1425]" office:value-type="string" office:string-value="Staffordshire">
            <text:p>Staffordshire</text:p>
          </table:table-cell>
          <table:table-cell office:value-type="float" office:value="1782">
            <text:p>1782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426]" office:value-type="string" office:string-value="Oxfordshire">
            <text:p>Oxfordshire</text:p>
          </table:table-cell>
          <table:table-cell table:formula="of:=[.B1426]" office:value-type="string" office:string-value="Staffordshire">
            <text:p>Staffordshire</text:p>
          </table:table-cell>
          <table:table-cell office:value-type="float" office:value="1783">
            <text:p>1783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427]" office:value-type="string" office:string-value="Oxfordshire">
            <text:p>Oxfordshire</text:p>
          </table:table-cell>
          <table:table-cell table:formula="of:=[.B1427]" office:value-type="string" office:string-value="Staffordshire">
            <text:p>Staffordshire</text:p>
          </table:table-cell>
          <table:table-cell office:value-type="float" office:value="1788">
            <text:p>1788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428]" office:value-type="string" office:string-value="Oxfordshire">
            <text:p>Oxfordshire</text:p>
          </table:table-cell>
          <table:table-cell table:formula="of:=[.B1428]" office:value-type="string" office:string-value="Staffordshire">
            <text:p>Staffordshire</text:p>
          </table:table-cell>
          <table:table-cell office:value-type="float" office:value="1791">
            <text:p>1791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429]" office:value-type="string" office:string-value="Oxfordshire">
            <text:p>Oxfordshire</text:p>
          </table:table-cell>
          <table:table-cell table:formula="of:=[.B1429]" office:value-type="string" office:string-value="Staffordshire">
            <text:p>Staffordshire</text:p>
          </table:table-cell>
          <table:table-cell office:value-type="float" office:value="1799">
            <text:p>1799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430]" office:value-type="string" office:string-value="Oxfordshire">
            <text:p>Oxfordshire</text:p>
          </table:table-cell>
          <table:table-cell table:formula="of:=[.B1430]" office:value-type="string" office:string-value="Staffordshire">
            <text:p>Staffordshire</text:p>
          </table:table-cell>
          <table:table-cell office:value-type="float" office:value="1735">
            <text:p>1735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1431]" office:value-type="string" office:string-value="Oxfordshire">
            <text:p>Oxfordshire</text:p>
          </table:table-cell>
          <table:table-cell table:formula="of:=[.B1431]" office:value-type="string" office:string-value="Staffordshire">
            <text:p>Staffordshire</text:p>
          </table:table-cell>
          <table:table-cell office:value-type="float" office:value="1736">
            <text:p>1736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1432]" office:value-type="string" office:string-value="Oxfordshire">
            <text:p>Oxfordshire</text:p>
          </table:table-cell>
          <table:table-cell table:formula="of:=[.B1432]" office:value-type="string" office:string-value="Staffordshire">
            <text:p>Staffordshire</text:p>
          </table:table-cell>
          <table:table-cell office:value-type="float" office:value="1739">
            <text:p>1739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1433]" office:value-type="string" office:string-value="Oxfordshire">
            <text:p>Oxfordshire</text:p>
          </table:table-cell>
          <table:table-cell table:formula="of:=[.B1433]" office:value-type="string" office:string-value="Staffordshire">
            <text:p>Staffordshire</text:p>
          </table:table-cell>
          <table:table-cell office:value-type="float" office:value="1773">
            <text:p>1773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1434]" office:value-type="string" office:string-value="Oxfordshire">
            <text:p>Oxfordshire</text:p>
          </table:table-cell>
          <table:table-cell table:formula="of:=[.B1434]" office:value-type="string" office:string-value="Staffordshire">
            <text:p>Staffordshire</text:p>
          </table:table-cell>
          <table:table-cell office:value-type="float" office:value="1776">
            <text:p>1776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1435]" office:value-type="string" office:string-value="Oxfordshire">
            <text:p>Oxfordshire</text:p>
          </table:table-cell>
          <table:table-cell table:formula="of:=[.B1435]" office:value-type="string" office:string-value="Staffordshire">
            <text:p>Staffordshire</text:p>
          </table:table-cell>
          <table:table-cell office:value-type="float" office:value="1778">
            <text:p>1778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1436]" office:value-type="string" office:string-value="Oxfordshire">
            <text:p>Oxfordshire</text:p>
          </table:table-cell>
          <table:table-cell table:formula="of:=[.B1436]" office:value-type="string" office:string-value="Staffordshire">
            <text:p>Staffordshire</text:p>
          </table:table-cell>
          <table:table-cell office:value-type="float" office:value="1766">
            <text:p>1766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1437]" office:value-type="string" office:string-value="Oxfordshire">
            <text:p>Oxfordshire</text:p>
          </table:table-cell>
          <table:table-cell table:formula="of:=[.B1437]" office:value-type="string" office:string-value="Staffordshire">
            <text:p>Staffordshire</text:p>
          </table:table-cell>
          <table:table-cell office:value-type="float" office:value="1779">
            <text:p>1779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1438]" office:value-type="string" office:string-value="Oxfordshire">
            <text:p>Oxfordshire</text:p>
          </table:table-cell>
          <table:table-cell table:formula="of:=[.B1438]" office:value-type="string" office:string-value="Staffordshire">
            <text:p>Staffordshire</text:p>
          </table:table-cell>
          <table:table-cell office:value-type="float" office:value="1790">
            <text:p>1790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1439]" office:value-type="string" office:string-value="Oxfordshire">
            <text:p>Oxfordshire</text:p>
          </table:table-cell>
          <table:table-cell table:formula="of:=[.B1439]" office:value-type="string" office:string-value="Staffordshire">
            <text:p>Staffordshire</text:p>
          </table:table-cell>
          <table:table-cell office:value-type="float" office:value="1795">
            <text:p>1795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1440]" office:value-type="string" office:string-value="Oxfordshire">
            <text:p>Oxfordshire</text:p>
          </table:table-cell>
          <table:table-cell table:formula="of:=[.B1440]" office:value-type="string" office:string-value="Staffordshire">
            <text:p>Staffordshire</text:p>
          </table:table-cell>
          <table:table-cell office:value-type="float" office:value="1796">
            <text:p>1796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1441]" office:value-type="string" office:string-value="Oxfordshire">
            <text:p>Oxfordshire</text:p>
          </table:table-cell>
          <table:table-cell table:formula="of:=[.B1441]" office:value-type="string" office:string-value="Staffordshire">
            <text:p>Staffordshire</text:p>
          </table:table-cell>
          <table:table-cell office:value-type="float" office:value="1798">
            <text:p>1798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1442]" office:value-type="string" office:string-value="Oxfordshire">
            <text:p>Oxfordshire</text:p>
          </table:table-cell>
          <table:table-cell table:formula="of:=[.B1442]" office:value-type="string" office:string-value="Staffordshire">
            <text:p>Staffordshire</text:p>
          </table:table-cell>
          <table:table-cell office:value-type="float" office:value="1780">
            <text:p>1780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formula="of:=[.A1443]" office:value-type="string" office:string-value="Oxfordshire">
            <text:p>Oxfordshire</text:p>
          </table:table-cell>
          <table:table-cell table:formula="of:=[.B1443]" office:value-type="string" office:string-value="Staffordshire">
            <text:p>Staffordshire</text:p>
          </table:table-cell>
          <table:table-cell office:value-type="float" office:value="1784">
            <text:p>1784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formula="of:=[.A1444]" office:value-type="string" office:string-value="Oxfordshire">
            <text:p>Oxfordshire</text:p>
          </table:table-cell>
          <table:table-cell table:formula="of:=[.B1444]" office:value-type="string" office:string-value="Staffordshire">
            <text:p>Staffordshire</text:p>
          </table:table-cell>
          <table:table-cell office:value-type="float" office:value="1786">
            <text:p>1786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table:formula="of:=[.A1445]" office:value-type="string" office:string-value="Oxfordshire">
            <text:p>Oxfordshire</text:p>
          </table:table-cell>
          <table:table-cell table:formula="of:=[.B1445]" office:value-type="string" office:string-value="Staffordshire">
            <text:p>Staffordshire</text:p>
          </table:table-cell>
          <table:table-cell office:value-type="float" office:value="1789">
            <text:p>1789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table:formula="of:=[.A1446]" office:value-type="string" office:string-value="Oxfordshire">
            <text:p>Oxfordshire</text:p>
          </table:table-cell>
          <table:table-cell table:formula="of:=[.B1446]" office:value-type="string" office:string-value="Staffordshire">
            <text:p>Staffordshire</text:p>
          </table:table-cell>
          <table:table-cell office:value-type="float" office:value="1793">
            <text:p>1793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table:formula="of:=[.A1447]" office:value-type="string" office:string-value="Oxfordshire">
            <text:p>Oxfordshire</text:p>
          </table:table-cell>
          <table:table-cell table:formula="of:=[.B1447]" office:value-type="string" office:string-value="Staffordshire">
            <text:p>Staffordshire</text:p>
          </table:table-cell>
          <table:table-cell office:value-type="float" office:value="1740">
            <text:p>1740</text:p>
          </table:table-cell>
          <table:table-cell/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table:formula="of:=[.A1448]" office:value-type="string" office:string-value="Oxfordshire">
            <text:p>Oxfordshire</text:p>
          </table:table-cell>
          <table:table-cell table:formula="of:=[.B1448]" office:value-type="string" office:string-value="Staffordshire">
            <text:p>Staffordshire</text:p>
          </table:table-cell>
          <table:table-cell office:value-type="float" office:value="1741">
            <text:p>1741</text:p>
          </table:table-cell>
          <table:table-cell/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table:formula="of:=[.A1449]" office:value-type="string" office:string-value="Oxfordshire">
            <text:p>Oxfordshire</text:p>
          </table:table-cell>
          <table:table-cell table:formula="of:=[.B1449]" office:value-type="string" office:string-value="Staffordshire">
            <text:p>Staffordshire</text:p>
          </table:table-cell>
          <table:table-cell office:value-type="float" office:value="1742">
            <text:p>1742</text:p>
          </table:table-cell>
          <table:table-cell/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table:formula="of:=[.A1450]" office:value-type="string" office:string-value="Oxfordshire">
            <text:p>Oxfordshire</text:p>
          </table:table-cell>
          <table:table-cell table:formula="of:=[.B1450]" office:value-type="string" office:string-value="Staffordshire">
            <text:p>Staffordshire</text:p>
          </table:table-cell>
          <table:table-cell office:value-type="float" office:value="1744">
            <text:p>174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.A1451]" office:value-type="string" office:string-value="Oxfordshire">
            <text:p>Oxfordshire</text:p>
          </table:table-cell>
          <table:table-cell office:value-type="string">
            <text:p>Worchestershire</text:p>
          </table:table-cell>
          <table:table-cell office:value-type="float" office:value="1755">
            <text:p>1755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SUM([.D1452:.D1500])" office:value-type="float" office:value="113">
            <text:p>113</text:p>
          </table:table-cell>
          <table:table-cell table:formula="of:=SUM([.E1452:.E1500])" office:value-type="float" office:value="9">
            <text:p>9</text:p>
          </table:table-cell>
          <table:table-cell table:number-columns-repeated="1016"/>
        </table:table-row>
        <table:table-row table:style-name="ro1">
          <table:table-cell table:formula="of:=[.A1452]" office:value-type="string" office:string-value="Oxfordshire">
            <text:p>Oxfordshire</text:p>
          </table:table-cell>
          <table:table-cell table:formula="of:=[.B1452]" office:value-type="string" office:string-value="Worchestershire">
            <text:p>Worchestershire</text:p>
          </table:table-cell>
          <table:table-cell office:value-type="float" office:value="1756">
            <text:p>175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453]" office:value-type="string" office:string-value="Oxfordshire">
            <text:p>Oxfordshire</text:p>
          </table:table-cell>
          <table:table-cell table:formula="of:=[.B1453]" office:value-type="string" office:string-value="Worchestershire">
            <text:p>Worchestershire</text:p>
          </table:table-cell>
          <table:table-cell office:value-type="float" office:value="1759">
            <text:p>175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454]" office:value-type="string" office:string-value="Oxfordshire">
            <text:p>Oxfordshire</text:p>
          </table:table-cell>
          <table:table-cell table:formula="of:=[.B1454]" office:value-type="string" office:string-value="Worchestershire">
            <text:p>Worchestershire</text:p>
          </table:table-cell>
          <table:table-cell office:value-type="float" office:value="1760">
            <text:p>176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455]" office:value-type="string" office:string-value="Oxfordshire">
            <text:p>Oxfordshire</text:p>
          </table:table-cell>
          <table:table-cell table:formula="of:=[.B1455]" office:value-type="string" office:string-value="Worchestershire">
            <text:p>Worchestershire</text:p>
          </table:table-cell>
          <table:table-cell office:value-type="float" office:value="1763">
            <text:p>176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456]" office:value-type="string" office:string-value="Oxfordshire">
            <text:p>Oxfordshire</text:p>
          </table:table-cell>
          <table:table-cell table:formula="of:=[.B1456]" office:value-type="string" office:string-value="Worchestershire">
            <text:p>Worchestershire</text:p>
          </table:table-cell>
          <table:table-cell office:value-type="float" office:value="1767">
            <text:p>176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457]" office:value-type="string" office:string-value="Oxfordshire">
            <text:p>Oxfordshire</text:p>
          </table:table-cell>
          <table:table-cell table:formula="of:=[.B1457]" office:value-type="string" office:string-value="Worchestershire">
            <text:p>Worchestershire</text:p>
          </table:table-cell>
          <table:table-cell office:value-type="float" office:value="1768">
            <text:p>176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458]" office:value-type="string" office:string-value="Oxfordshire">
            <text:p>Oxfordshire</text:p>
          </table:table-cell>
          <table:table-cell table:formula="of:=[.B1458]" office:value-type="string" office:string-value="Worchestershire">
            <text:p>Worchestershire</text:p>
          </table:table-cell>
          <table:table-cell office:value-type="float" office:value="1769">
            <text:p>176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459]" office:value-type="string" office:string-value="Oxfordshire">
            <text:p>Oxfordshire</text:p>
          </table:table-cell>
          <table:table-cell table:formula="of:=[.B1459]" office:value-type="string" office:string-value="Worchestershire">
            <text:p>Worchestershire</text:p>
          </table:table-cell>
          <table:table-cell office:value-type="float" office:value="1771">
            <text:p>177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460]" office:value-type="string" office:string-value="Oxfordshire">
            <text:p>Oxfordshire</text:p>
          </table:table-cell>
          <table:table-cell table:formula="of:=[.B1460]" office:value-type="string" office:string-value="Worchestershire">
            <text:p>Worchestershire</text:p>
          </table:table-cell>
          <table:table-cell office:value-type="float" office:value="1776">
            <text:p>177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461]" office:value-type="string" office:string-value="Oxfordshire">
            <text:p>Oxfordshire</text:p>
          </table:table-cell>
          <table:table-cell table:formula="of:=[.B1461]" office:value-type="string" office:string-value="Worchestershire">
            <text:p>Worchestershire</text:p>
          </table:table-cell>
          <table:table-cell office:value-type="float" office:value="1782">
            <text:p>178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462]" office:value-type="string" office:string-value="Oxfordshire">
            <text:p>Oxfordshire</text:p>
          </table:table-cell>
          <table:table-cell table:formula="of:=[.B1462]" office:value-type="string" office:string-value="Worchestershire">
            <text:p>Worchestershire</text:p>
          </table:table-cell>
          <table:table-cell office:value-type="float" office:value="1785">
            <text:p>178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463]" office:value-type="string" office:string-value="Oxfordshire">
            <text:p>Oxfordshire</text:p>
          </table:table-cell>
          <table:table-cell table:formula="of:=[.B1463]" office:value-type="string" office:string-value="Worchestershire">
            <text:p>Worchestershire</text:p>
          </table:table-cell>
          <table:table-cell office:value-type="float" office:value="1792">
            <text:p>179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464]" office:value-type="string" office:string-value="Oxfordshire">
            <text:p>Oxfordshire</text:p>
          </table:table-cell>
          <table:table-cell table:formula="of:=[.B1464]" office:value-type="string" office:string-value="Worchestershire">
            <text:p>Worchestershire</text:p>
          </table:table-cell>
          <table:table-cell office:value-type="float" office:value="1793">
            <text:p>179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465]" office:value-type="string" office:string-value="Oxfordshire">
            <text:p>Oxfordshire</text:p>
          </table:table-cell>
          <table:table-cell table:formula="of:=[.B1465]" office:value-type="string" office:string-value="Worchestershire">
            <text:p>Worchestershire</text:p>
          </table:table-cell>
          <table:table-cell office:value-type="float" office:value="1794">
            <text:p>179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466]" office:value-type="string" office:string-value="Oxfordshire">
            <text:p>Oxfordshire</text:p>
          </table:table-cell>
          <table:table-cell table:formula="of:=[.B1466]" office:value-type="string" office:string-value="Worchestershire">
            <text:p>Worchestershire</text:p>
          </table:table-cell>
          <table:table-cell office:value-type="float" office:value="1795">
            <text:p>179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467]" office:value-type="string" office:string-value="Oxfordshire">
            <text:p>Oxfordshire</text:p>
          </table:table-cell>
          <table:table-cell table:formula="of:=[.B1467]" office:value-type="string" office:string-value="Worchestershire">
            <text:p>Worchestershire</text:p>
          </table:table-cell>
          <table:table-cell office:value-type="float" office:value="1735">
            <text:p>1735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468]" office:value-type="string" office:string-value="Oxfordshire">
            <text:p>Oxfordshire</text:p>
          </table:table-cell>
          <table:table-cell table:formula="of:=[.B1468]" office:value-type="string" office:string-value="Worchestershire">
            <text:p>Worchestershire</text:p>
          </table:table-cell>
          <table:table-cell office:value-type="float" office:value="1737">
            <text:p>173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.A1469]" office:value-type="string" office:string-value="Oxfordshire">
            <text:p>Oxfordshire</text:p>
          </table:table-cell>
          <table:table-cell table:formula="of:=[.B1469]" office:value-type="string" office:string-value="Worchestershire">
            <text:p>Worchestershire</text:p>
          </table:table-cell>
          <table:table-cell office:value-type="float" office:value="1739">
            <text:p>1739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470]" office:value-type="string" office:string-value="Oxfordshire">
            <text:p>Oxfordshire</text:p>
          </table:table-cell>
          <table:table-cell table:formula="of:=[.B1470]" office:value-type="string" office:string-value="Worchestershire">
            <text:p>Worchestershire</text:p>
          </table:table-cell>
          <table:table-cell office:value-type="float" office:value="1740">
            <text:p>1740</text:p>
          </table:table-cell>
          <table:table-cell/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formula="of:=[.A1471]" office:value-type="string" office:string-value="Oxfordshire">
            <text:p>Oxfordshire</text:p>
          </table:table-cell>
          <table:table-cell table:formula="of:=[.B1471]" office:value-type="string" office:string-value="Worchestershire">
            <text:p>Worchestershire</text:p>
          </table:table-cell>
          <table:table-cell office:value-type="float" office:value="1751">
            <text:p>1751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472]" office:value-type="string" office:string-value="Oxfordshire">
            <text:p>Oxfordshire</text:p>
          </table:table-cell>
          <table:table-cell table:formula="of:=[.B1472]" office:value-type="string" office:string-value="Worchestershire">
            <text:p>Worchestershire</text:p>
          </table:table-cell>
          <table:table-cell office:value-type="float" office:value="1753">
            <text:p>1753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473]" office:value-type="string" office:string-value="Oxfordshire">
            <text:p>Oxfordshire</text:p>
          </table:table-cell>
          <table:table-cell table:formula="of:=[.B1473]" office:value-type="string" office:string-value="Worchestershire">
            <text:p>Worchestershire</text:p>
          </table:table-cell>
          <table:table-cell office:value-type="float" office:value="1757">
            <text:p>1757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474]" office:value-type="string" office:string-value="Oxfordshire">
            <text:p>Oxfordshire</text:p>
          </table:table-cell>
          <table:table-cell table:formula="of:=[.B1474]" office:value-type="string" office:string-value="Worchestershire">
            <text:p>Worchestershire</text:p>
          </table:table-cell>
          <table:table-cell office:value-type="float" office:value="1765">
            <text:p>1765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475]" office:value-type="string" office:string-value="Oxfordshire">
            <text:p>Oxfordshire</text:p>
          </table:table-cell>
          <table:table-cell table:formula="of:=[.B1475]" office:value-type="string" office:string-value="Worchestershire">
            <text:p>Worchestershire</text:p>
          </table:table-cell>
          <table:table-cell office:value-type="float" office:value="1766">
            <text:p>1766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476]" office:value-type="string" office:string-value="Oxfordshire">
            <text:p>Oxfordshire</text:p>
          </table:table-cell>
          <table:table-cell table:formula="of:=[.B1476]" office:value-type="string" office:string-value="Worchestershire">
            <text:p>Worchestershire</text:p>
          </table:table-cell>
          <table:table-cell office:value-type="float" office:value="1770">
            <text:p>1770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477]" office:value-type="string" office:string-value="Oxfordshire">
            <text:p>Oxfordshire</text:p>
          </table:table-cell>
          <table:table-cell table:formula="of:=[.B1477]" office:value-type="string" office:string-value="Worchestershire">
            <text:p>Worchestershire</text:p>
          </table:table-cell>
          <table:table-cell office:value-type="float" office:value="1773">
            <text:p>1773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478]" office:value-type="string" office:string-value="Oxfordshire">
            <text:p>Oxfordshire</text:p>
          </table:table-cell>
          <table:table-cell table:formula="of:=[.B1478]" office:value-type="string" office:string-value="Worchestershire">
            <text:p>Worchestershire</text:p>
          </table:table-cell>
          <table:table-cell office:value-type="float" office:value="1774">
            <text:p>1774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479]" office:value-type="string" office:string-value="Oxfordshire">
            <text:p>Oxfordshire</text:p>
          </table:table-cell>
          <table:table-cell table:formula="of:=[.B1479]" office:value-type="string" office:string-value="Worchestershire">
            <text:p>Worchestershire</text:p>
          </table:table-cell>
          <table:table-cell office:value-type="float" office:value="1775">
            <text:p>1775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480]" office:value-type="string" office:string-value="Oxfordshire">
            <text:p>Oxfordshire</text:p>
          </table:table-cell>
          <table:table-cell table:formula="of:=[.B1480]" office:value-type="string" office:string-value="Worchestershire">
            <text:p>Worchestershire</text:p>
          </table:table-cell>
          <table:table-cell office:value-type="float" office:value="1777">
            <text:p>1777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481]" office:value-type="string" office:string-value="Oxfordshire">
            <text:p>Oxfordshire</text:p>
          </table:table-cell>
          <table:table-cell table:formula="of:=[.B1481]" office:value-type="string" office:string-value="Worchestershire">
            <text:p>Worchestershire</text:p>
          </table:table-cell>
          <table:table-cell office:value-type="float" office:value="1780">
            <text:p>1780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482]" office:value-type="string" office:string-value="Oxfordshire">
            <text:p>Oxfordshire</text:p>
          </table:table-cell>
          <table:table-cell table:formula="of:=[.B1482]" office:value-type="string" office:string-value="Worchestershire">
            <text:p>Worchestershire</text:p>
          </table:table-cell>
          <table:table-cell office:value-type="float" office:value="1790">
            <text:p>1790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483]" office:value-type="string" office:string-value="Oxfordshire">
            <text:p>Oxfordshire</text:p>
          </table:table-cell>
          <table:table-cell table:formula="of:=[.B1483]" office:value-type="string" office:string-value="Worchestershire">
            <text:p>Worchestershire</text:p>
          </table:table-cell>
          <table:table-cell office:value-type="float" office:value="1791">
            <text:p>1791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484]" office:value-type="string" office:string-value="Oxfordshire">
            <text:p>Oxfordshire</text:p>
          </table:table-cell>
          <table:table-cell table:formula="of:=[.B1484]" office:value-type="string" office:string-value="Worchestershire">
            <text:p>Worchestershire</text:p>
          </table:table-cell>
          <table:table-cell office:value-type="float" office:value="1736">
            <text:p>1736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1485]" office:value-type="string" office:string-value="Oxfordshire">
            <text:p>Oxfordshire</text:p>
          </table:table-cell>
          <table:table-cell table:formula="of:=[.B1485]" office:value-type="string" office:string-value="Worchestershire">
            <text:p>Worchestershire</text:p>
          </table:table-cell>
          <table:table-cell office:value-type="float" office:value="1738">
            <text:p>1738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1486]" office:value-type="string" office:string-value="Oxfordshire">
            <text:p>Oxfordshire</text:p>
          </table:table-cell>
          <table:table-cell table:formula="of:=[.B1486]" office:value-type="string" office:string-value="Worchestershire">
            <text:p>Worchestershire</text:p>
          </table:table-cell>
          <table:table-cell office:value-type="float" office:value="1754">
            <text:p>1754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1487]" office:value-type="string" office:string-value="Oxfordshire">
            <text:p>Oxfordshire</text:p>
          </table:table-cell>
          <table:table-cell table:formula="of:=[.B1487]" office:value-type="string" office:string-value="Worchestershire">
            <text:p>Worchestershire</text:p>
          </table:table-cell>
          <table:table-cell office:value-type="float" office:value="1772">
            <text:p>1772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1488]" office:value-type="string" office:string-value="Oxfordshire">
            <text:p>Oxfordshire</text:p>
          </table:table-cell>
          <table:table-cell table:formula="of:=[.B1488]" office:value-type="string" office:string-value="Worchestershire">
            <text:p>Worchestershire</text:p>
          </table:table-cell>
          <table:table-cell office:value-type="float" office:value="1781">
            <text:p>1781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1489]" office:value-type="string" office:string-value="Oxfordshire">
            <text:p>Oxfordshire</text:p>
          </table:table-cell>
          <table:table-cell table:formula="of:=[.B1489]" office:value-type="string" office:string-value="Worchestershire">
            <text:p>Worchestershire</text:p>
          </table:table-cell>
          <table:table-cell office:value-type="float" office:value="1783">
            <text:p>1783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1490]" office:value-type="string" office:string-value="Oxfordshire">
            <text:p>Oxfordshire</text:p>
          </table:table-cell>
          <table:table-cell table:formula="of:=[.B1490]" office:value-type="string" office:string-value="Worchestershire">
            <text:p>Worchestershire</text:p>
          </table:table-cell>
          <table:table-cell office:value-type="float" office:value="1797">
            <text:p>1797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1491]" office:value-type="string" office:string-value="Oxfordshire">
            <text:p>Oxfordshire</text:p>
          </table:table-cell>
          <table:table-cell table:formula="of:=[.B1491]" office:value-type="string" office:string-value="Worchestershire">
            <text:p>Worchestershire</text:p>
          </table:table-cell>
          <table:table-cell office:value-type="float" office:value="1741">
            <text:p>1741</text:p>
          </table:table-cell>
          <table:table-cell/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table:formula="of:=[.A1492]" office:value-type="string" office:string-value="Oxfordshire">
            <text:p>Oxfordshire</text:p>
          </table:table-cell>
          <table:table-cell table:formula="of:=[.B1492]" office:value-type="string" office:string-value="Worchestershire">
            <text:p>Worchestershire</text:p>
          </table:table-cell>
          <table:table-cell office:value-type="float" office:value="1742">
            <text:p>1742</text:p>
          </table:table-cell>
          <table:table-cell table:number-columns-repeated="2"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formula="of:=[.A1493]" office:value-type="string" office:string-value="Oxfordshire">
            <text:p>Oxfordshire</text:p>
          </table:table-cell>
          <table:table-cell table:formula="of:=[.B1493]" office:value-type="string" office:string-value="Worchestershire">
            <text:p>Worchestershire</text:p>
          </table:table-cell>
          <table:table-cell office:value-type="float" office:value="1798">
            <text:p>1798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1494]" office:value-type="string" office:string-value="Oxfordshire">
            <text:p>Oxfordshire</text:p>
          </table:table-cell>
          <table:table-cell table:formula="of:=[.B1494]" office:value-type="string" office:string-value="Worchestershire">
            <text:p>Worchestershire</text:p>
          </table:table-cell>
          <table:table-cell office:value-type="float" office:value="1762">
            <text:p>1762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formula="of:=[.A1495]" office:value-type="string" office:string-value="Oxfordshire">
            <text:p>Oxfordshire</text:p>
          </table:table-cell>
          <table:table-cell table:formula="of:=[.B1495]" office:value-type="string" office:string-value="Worchestershire">
            <text:p>Worchestershire</text:p>
          </table:table-cell>
          <table:table-cell office:value-type="float" office:value="1744">
            <text:p>1744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table:formula="of:=[.A1496]" office:value-type="string" office:string-value="Oxfordshire">
            <text:p>Oxfordshire</text:p>
          </table:table-cell>
          <table:table-cell table:formula="of:=[.B1496]" office:value-type="string" office:string-value="Worchestershire">
            <text:p>Worchestershire</text:p>
          </table:table-cell>
          <table:table-cell office:value-type="float" office:value="1784">
            <text:p>1784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table:formula="of:=[.A1497]" office:value-type="string" office:string-value="Oxfordshire">
            <text:p>Oxfordshire</text:p>
          </table:table-cell>
          <table:table-cell table:formula="of:=[.B1497]" office:value-type="string" office:string-value="Worchestershire">
            <text:p>Worchestershire</text:p>
          </table:table-cell>
          <table:table-cell office:value-type="float" office:value="1788">
            <text:p>1788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table:formula="of:=[.A1498]" office:value-type="string" office:string-value="Oxfordshire">
            <text:p>Oxfordshire</text:p>
          </table:table-cell>
          <table:table-cell table:formula="of:=[.B1498]" office:value-type="string" office:string-value="Worchestershire">
            <text:p>Worchestershire</text:p>
          </table:table-cell>
          <table:table-cell office:value-type="float" office:value="1789">
            <text:p>1789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table:formula="of:=[.A1499]" office:value-type="string" office:string-value="Oxfordshire">
            <text:p>Oxfordshire</text:p>
          </table:table-cell>
          <table:table-cell table:formula="of:=[.B1499]" office:value-type="string" office:string-value="Worchestershire">
            <text:p>Worchestershire</text:p>
          </table:table-cell>
          <table:table-cell office:value-type="float" office:value="1786">
            <text:p>1786</text:p>
          </table:table-cell>
          <table:table-cell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string">
            <text:p>Norfolk Circuit</text:p>
          </table:table-cell>
          <table:table-cell office:value-type="string">
            <text:p>Bedfordshire</text:p>
          </table:table-cell>
          <table:table-cell office:value-type="float" office:value="1736">
            <text:p>1736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SUM([.D1501:.D1531])" office:value-type="float" office:value="42">
            <text:p>42</text:p>
          </table:table-cell>
          <table:table-cell table:formula="of:=SUM([.E1501:.E1531])" office:value-type="float" office:value="13">
            <text:p>13</text:p>
          </table:table-cell>
          <table:table-cell table:formula="of:=SUM([.D1501:.D1730])" office:value-type="float" office:value="455">
            <text:p>455</text:p>
          </table:table-cell>
          <table:table-cell table:formula="of:=SUM([.E1501:.E1730])" office:value-type="float" office:value="22">
            <text:p>22</text:p>
          </table:table-cell>
          <table:table-cell table:number-columns-repeated="1014"/>
        </table:table-row>
        <table:table-row table:style-name="ro1">
          <table:table-cell table:formula="of:=[.A1501]" office:value-type="string" office:string-value="Norfolk Circuit">
            <text:p>Norfolk Circuit</text:p>
          </table:table-cell>
          <table:table-cell table:formula="of:=[.B1501]" office:value-type="string" office:string-value="Bedfordshire">
            <text:p>Bedfordshire</text:p>
          </table:table-cell>
          <table:table-cell office:value-type="float" office:value="1744">
            <text:p>174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502]" office:value-type="string" office:string-value="Norfolk Circuit">
            <text:p>Norfolk Circuit</text:p>
          </table:table-cell>
          <table:table-cell table:formula="of:=[.B1502]" office:value-type="string" office:string-value="Bedfordshire">
            <text:p>Bedfordshire</text:p>
          </table:table-cell>
          <table:table-cell office:value-type="float" office:value="1748">
            <text:p>1748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.A1503]" office:value-type="string" office:string-value="Norfolk Circuit">
            <text:p>Norfolk Circuit</text:p>
          </table:table-cell>
          <table:table-cell table:formula="of:=[.B1503]" office:value-type="string" office:string-value="Bedfordshire">
            <text:p>Bedfordshire</text:p>
          </table:table-cell>
          <table:table-cell office:value-type="float" office:value="1750">
            <text:p>1750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.A1504]" office:value-type="string" office:string-value="Norfolk Circuit">
            <text:p>Norfolk Circuit</text:p>
          </table:table-cell>
          <table:table-cell table:formula="of:=[.B1504]" office:value-type="string" office:string-value="Bedfordshire">
            <text:p>Bedfordshire</text:p>
          </table:table-cell>
          <table:table-cell office:value-type="float" office:value="1751">
            <text:p>175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505]" office:value-type="string" office:string-value="Norfolk Circuit">
            <text:p>Norfolk Circuit</text:p>
          </table:table-cell>
          <table:table-cell table:formula="of:=[.B1505]" office:value-type="string" office:string-value="Bedfordshire">
            <text:p>Bedfordshire</text:p>
          </table:table-cell>
          <table:table-cell office:value-type="float" office:value="1766">
            <text:p>176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506]" office:value-type="string" office:string-value="Norfolk Circuit">
            <text:p>Norfolk Circuit</text:p>
          </table:table-cell>
          <table:table-cell table:formula="of:=[.B1506]" office:value-type="string" office:string-value="Bedfordshire">
            <text:p>Bedfordshire</text:p>
          </table:table-cell>
          <table:table-cell office:value-type="float" office:value="1767">
            <text:p>176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507]" office:value-type="string" office:string-value="Norfolk Circuit">
            <text:p>Norfolk Circuit</text:p>
          </table:table-cell>
          <table:table-cell table:formula="of:=[.B1507]" office:value-type="string" office:string-value="Bedfordshire">
            <text:p>Bedfordshire</text:p>
          </table:table-cell>
          <table:table-cell office:value-type="float" office:value="1769">
            <text:p>176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508]" office:value-type="string" office:string-value="Norfolk Circuit">
            <text:p>Norfolk Circuit</text:p>
          </table:table-cell>
          <table:table-cell table:formula="of:=[.B1508]" office:value-type="string" office:string-value="Bedfordshire">
            <text:p>Bedfordshire</text:p>
          </table:table-cell>
          <table:table-cell office:value-type="float" office:value="1770">
            <text:p>177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509]" office:value-type="string" office:string-value="Norfolk Circuit">
            <text:p>Norfolk Circuit</text:p>
          </table:table-cell>
          <table:table-cell table:formula="of:=[.B1509]" office:value-type="string" office:string-value="Bedfordshire">
            <text:p>Bedfordshire</text:p>
          </table:table-cell>
          <table:table-cell office:value-type="float" office:value="1775">
            <text:p>177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510]" office:value-type="string" office:string-value="Norfolk Circuit">
            <text:p>Norfolk Circuit</text:p>
          </table:table-cell>
          <table:table-cell table:formula="of:=[.B1510]" office:value-type="string" office:string-value="Bedfordshire">
            <text:p>Bedfordshire</text:p>
          </table:table-cell>
          <table:table-cell office:value-type="float" office:value="1780">
            <text:p>178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511]" office:value-type="string" office:string-value="Norfolk Circuit">
            <text:p>Norfolk Circuit</text:p>
          </table:table-cell>
          <table:table-cell table:formula="of:=[.B1511]" office:value-type="string" office:string-value="Bedfordshire">
            <text:p>Bedfordshire</text:p>
          </table:table-cell>
          <table:table-cell office:value-type="float" office:value="1783">
            <text:p>178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512]" office:value-type="string" office:string-value="Norfolk Circuit">
            <text:p>Norfolk Circuit</text:p>
          </table:table-cell>
          <table:table-cell table:formula="of:=[.B1512]" office:value-type="string" office:string-value="Bedfordshire">
            <text:p>Bedfordshire</text:p>
          </table:table-cell>
          <table:table-cell office:value-type="float" office:value="1785">
            <text:p>178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513]" office:value-type="string" office:string-value="Norfolk Circuit">
            <text:p>Norfolk Circuit</text:p>
          </table:table-cell>
          <table:table-cell table:formula="of:=[.B1513]" office:value-type="string" office:string-value="Bedfordshire">
            <text:p>Bedfordshire</text:p>
          </table:table-cell>
          <table:table-cell office:value-type="float" office:value="1786">
            <text:p>178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514]" office:value-type="string" office:string-value="Norfolk Circuit">
            <text:p>Norfolk Circuit</text:p>
          </table:table-cell>
          <table:table-cell table:formula="of:=[.B1514]" office:value-type="string" office:string-value="Bedfordshire">
            <text:p>Bedfordshire</text:p>
          </table:table-cell>
          <table:table-cell office:value-type="float" office:value="1788">
            <text:p>178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515]" office:value-type="string" office:string-value="Norfolk Circuit">
            <text:p>Norfolk Circuit</text:p>
          </table:table-cell>
          <table:table-cell table:formula="of:=[.B1515]" office:value-type="string" office:string-value="Bedfordshire">
            <text:p>Bedfordshire</text:p>
          </table:table-cell>
          <table:table-cell office:value-type="float" office:value="1789">
            <text:p>178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516]" office:value-type="string" office:string-value="Norfolk Circuit">
            <text:p>Norfolk Circuit</text:p>
          </table:table-cell>
          <table:table-cell table:formula="of:=[.B1516]" office:value-type="string" office:string-value="Bedfordshire">
            <text:p>Bedfordshire</text:p>
          </table:table-cell>
          <table:table-cell office:value-type="float" office:value="1792">
            <text:p>179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517]" office:value-type="string" office:string-value="Norfolk Circuit">
            <text:p>Norfolk Circuit</text:p>
          </table:table-cell>
          <table:table-cell table:formula="of:=[.B1517]" office:value-type="string" office:string-value="Bedfordshire">
            <text:p>Bedfordshire</text:p>
          </table:table-cell>
          <table:table-cell office:value-type="float" office:value="1735">
            <text:p>1735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518]" office:value-type="string" office:string-value="Norfolk Circuit">
            <text:p>Norfolk Circuit</text:p>
          </table:table-cell>
          <table:table-cell table:formula="of:=[.B1518]" office:value-type="string" office:string-value="Bedfordshire">
            <text:p>Bedfordshire</text:p>
          </table:table-cell>
          <table:table-cell office:value-type="float" office:value="1737">
            <text:p>1737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519]" office:value-type="string" office:string-value="Norfolk Circuit">
            <text:p>Norfolk Circuit</text:p>
          </table:table-cell>
          <table:table-cell table:formula="of:=[.B1519]" office:value-type="string" office:string-value="Bedfordshire">
            <text:p>Bedfordshire</text:p>
          </table:table-cell>
          <table:table-cell office:value-type="float" office:value="1740">
            <text:p>1740</text:p>
          </table:table-cell>
          <table:table-cell table:number-columns-repeated="2"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formula="of:=[.A1520]" office:value-type="string" office:string-value="Norfolk Circuit">
            <text:p>Norfolk Circuit</text:p>
          </table:table-cell>
          <table:table-cell table:formula="of:=[.B1520]" office:value-type="string" office:string-value="Bedfordshire">
            <text:p>Bedfordshire</text:p>
          </table:table-cell>
          <table:table-cell office:value-type="float" office:value="1743">
            <text:p>1743</text:p>
          </table:table-cell>
          <table:table-cell/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formula="of:=[.A1521]" office:value-type="string" office:string-value="Norfolk Circuit">
            <text:p>Norfolk Circuit</text:p>
          </table:table-cell>
          <table:table-cell table:formula="of:=[.B1521]" office:value-type="string" office:string-value="Bedfordshire">
            <text:p>Bedfordshire</text:p>
          </table:table-cell>
          <table:table-cell office:value-type="float" office:value="1747">
            <text:p>1747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522]" office:value-type="string" office:string-value="Norfolk Circuit">
            <text:p>Norfolk Circuit</text:p>
          </table:table-cell>
          <table:table-cell table:formula="of:=[.B1522]" office:value-type="string" office:string-value="Bedfordshire">
            <text:p>Bedfordshire</text:p>
          </table:table-cell>
          <table:table-cell office:value-type="float" office:value="1753">
            <text:p>1753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523]" office:value-type="string" office:string-value="Norfolk Circuit">
            <text:p>Norfolk Circuit</text:p>
          </table:table-cell>
          <table:table-cell table:formula="of:=[.B1523]" office:value-type="string" office:string-value="Bedfordshire">
            <text:p>Bedfordshire</text:p>
          </table:table-cell>
          <table:table-cell office:value-type="float" office:value="1768">
            <text:p>1768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524]" office:value-type="string" office:string-value="Norfolk Circuit">
            <text:p>Norfolk Circuit</text:p>
          </table:table-cell>
          <table:table-cell table:formula="of:=[.B1524]" office:value-type="string" office:string-value="Bedfordshire">
            <text:p>Bedfordshire</text:p>
          </table:table-cell>
          <table:table-cell office:value-type="float" office:value="1781">
            <text:p>1781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525]" office:value-type="string" office:string-value="Norfolk Circuit">
            <text:p>Norfolk Circuit</text:p>
          </table:table-cell>
          <table:table-cell table:formula="of:=[.B1525]" office:value-type="string" office:string-value="Bedfordshire">
            <text:p>Bedfordshire</text:p>
          </table:table-cell>
          <table:table-cell office:value-type="float" office:value="1787">
            <text:p>1787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526]" office:value-type="string" office:string-value="Norfolk Circuit">
            <text:p>Norfolk Circuit</text:p>
          </table:table-cell>
          <table:table-cell table:formula="of:=[.B1526]" office:value-type="string" office:string-value="Bedfordshire">
            <text:p>Bedfordshire</text:p>
          </table:table-cell>
          <table:table-cell office:value-type="float" office:value="1794">
            <text:p>1794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527]" office:value-type="string" office:string-value="Norfolk Circuit">
            <text:p>Norfolk Circuit</text:p>
          </table:table-cell>
          <table:table-cell table:formula="of:=[.B1527]" office:value-type="string" office:string-value="Bedfordshire">
            <text:p>Bedfordshire</text:p>
          </table:table-cell>
          <table:table-cell office:value-type="float" office:value="1741">
            <text:p>1741</text:p>
          </table:table-cell>
          <table:table-cell/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table:formula="of:=[.A1528]" office:value-type="string" office:string-value="Norfolk Circuit">
            <text:p>Norfolk Circuit</text:p>
          </table:table-cell>
          <table:table-cell table:formula="of:=[.B1528]" office:value-type="string" office:string-value="Bedfordshire">
            <text:p>Bedfordshire</text:p>
          </table:table-cell>
          <table:table-cell office:value-type="float" office:value="1742">
            <text:p>1742</text:p>
          </table:table-cell>
          <table:table-cell/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table:formula="of:=[.A1529]" office:value-type="string" office:string-value="Norfolk Circuit">
            <text:p>Norfolk Circuit</text:p>
          </table:table-cell>
          <table:table-cell table:formula="of:=[.B1529]" office:value-type="string" office:string-value="Bedfordshire">
            <text:p>Bedfordshire</text:p>
          </table:table-cell>
          <table:table-cell office:value-type="float" office:value="1752">
            <text:p>1752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1530]" office:value-type="string" office:string-value="Norfolk Circuit">
            <text:p>Norfolk Circuit</text:p>
          </table:table-cell>
          <table:table-cell table:formula="of:=[.B1530]" office:value-type="string" office:string-value="Bedfordshire">
            <text:p>Bedfordshire</text:p>
          </table:table-cell>
          <table:table-cell office:value-type="float" office:value="1754">
            <text:p>1754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table:formula="of:=[.A1531]" office:value-type="string" office:string-value="Norfolk Circuit">
            <text:p>Norfolk Circuit</text:p>
          </table:table-cell>
          <table:table-cell office:value-type="string">
            <text:p>Buckinghamshire</text:p>
          </table:table-cell>
          <table:table-cell office:value-type="float" office:value="1735">
            <text:p>1735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SUM([.D1532:.D1572])" office:value-type="float" office:value="91">
            <text:p>91</text:p>
          </table:table-cell>
          <table:table-cell table:formula="of:=SUM([.E1532:.E1572])"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formula="of:=[.A1532]" office:value-type="string" office:string-value="Norfolk Circuit">
            <text:p>Norfolk Circuit</text:p>
          </table:table-cell>
          <table:table-cell table:formula="of:=[.B1532]" office:value-type="string" office:string-value="Buckinghamshire">
            <text:p>Buckinghamshire</text:p>
          </table:table-cell>
          <table:table-cell office:value-type="float" office:value="1737">
            <text:p>173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533]" office:value-type="string" office:string-value="Norfolk Circuit">
            <text:p>Norfolk Circuit</text:p>
          </table:table-cell>
          <table:table-cell table:formula="of:=[.B1533]" office:value-type="string" office:string-value="Buckinghamshire">
            <text:p>Buckinghamshire</text:p>
          </table:table-cell>
          <table:table-cell office:value-type="float" office:value="1748">
            <text:p>174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534]" office:value-type="string" office:string-value="Norfolk Circuit">
            <text:p>Norfolk Circuit</text:p>
          </table:table-cell>
          <table:table-cell table:formula="of:=[.B1534]" office:value-type="string" office:string-value="Buckinghamshire">
            <text:p>Buckinghamshire</text:p>
          </table:table-cell>
          <table:table-cell office:value-type="float" office:value="1753">
            <text:p>175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535]" office:value-type="string" office:string-value="Norfolk Circuit">
            <text:p>Norfolk Circuit</text:p>
          </table:table-cell>
          <table:table-cell table:formula="of:=[.B1535]" office:value-type="string" office:string-value="Buckinghamshire">
            <text:p>Buckinghamshire</text:p>
          </table:table-cell>
          <table:table-cell office:value-type="float" office:value="1754">
            <text:p>175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536]" office:value-type="string" office:string-value="Norfolk Circuit">
            <text:p>Norfolk Circuit</text:p>
          </table:table-cell>
          <table:table-cell table:formula="of:=[.B1536]" office:value-type="string" office:string-value="Buckinghamshire">
            <text:p>Buckinghamshire</text:p>
          </table:table-cell>
          <table:table-cell office:value-type="float" office:value="1755">
            <text:p>175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537]" office:value-type="string" office:string-value="Norfolk Circuit">
            <text:p>Norfolk Circuit</text:p>
          </table:table-cell>
          <table:table-cell table:formula="of:=[.B1537]" office:value-type="string" office:string-value="Buckinghamshire">
            <text:p>Buckinghamshire</text:p>
          </table:table-cell>
          <table:table-cell office:value-type="float" office:value="1763">
            <text:p>176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538]" office:value-type="string" office:string-value="Norfolk Circuit">
            <text:p>Norfolk Circuit</text:p>
          </table:table-cell>
          <table:table-cell table:formula="of:=[.B1538]" office:value-type="string" office:string-value="Buckinghamshire">
            <text:p>Buckinghamshire</text:p>
          </table:table-cell>
          <table:table-cell office:value-type="float" office:value="1765">
            <text:p>176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539]" office:value-type="string" office:string-value="Norfolk Circuit">
            <text:p>Norfolk Circuit</text:p>
          </table:table-cell>
          <table:table-cell table:formula="of:=[.B1539]" office:value-type="string" office:string-value="Buckinghamshire">
            <text:p>Buckinghamshire</text:p>
          </table:table-cell>
          <table:table-cell office:value-type="float" office:value="1767">
            <text:p>176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540]" office:value-type="string" office:string-value="Norfolk Circuit">
            <text:p>Norfolk Circuit</text:p>
          </table:table-cell>
          <table:table-cell table:formula="of:=[.B1540]" office:value-type="string" office:string-value="Buckinghamshire">
            <text:p>Buckinghamshire</text:p>
          </table:table-cell>
          <table:table-cell office:value-type="float" office:value="1774">
            <text:p>177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541]" office:value-type="string" office:string-value="Norfolk Circuit">
            <text:p>Norfolk Circuit</text:p>
          </table:table-cell>
          <table:table-cell table:formula="of:=[.B1541]" office:value-type="string" office:string-value="Buckinghamshire">
            <text:p>Buckinghamshire</text:p>
          </table:table-cell>
          <table:table-cell office:value-type="float" office:value="1778">
            <text:p>177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542]" office:value-type="string" office:string-value="Norfolk Circuit">
            <text:p>Norfolk Circuit</text:p>
          </table:table-cell>
          <table:table-cell table:formula="of:=[.B1542]" office:value-type="string" office:string-value="Buckinghamshire">
            <text:p>Buckinghamshire</text:p>
          </table:table-cell>
          <table:table-cell office:value-type="float" office:value="1793">
            <text:p>179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543]" office:value-type="string" office:string-value="Norfolk Circuit">
            <text:p>Norfolk Circuit</text:p>
          </table:table-cell>
          <table:table-cell table:formula="of:=[.B1543]" office:value-type="string" office:string-value="Buckinghamshire">
            <text:p>Buckinghamshire</text:p>
          </table:table-cell>
          <table:table-cell office:value-type="float" office:value="1796">
            <text:p>179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544]" office:value-type="string" office:string-value="Norfolk Circuit">
            <text:p>Norfolk Circuit</text:p>
          </table:table-cell>
          <table:table-cell table:formula="of:=[.B1544]" office:value-type="string" office:string-value="Buckinghamshire">
            <text:p>Buckinghamshire</text:p>
          </table:table-cell>
          <table:table-cell office:value-type="float" office:value="1798">
            <text:p>179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545]" office:value-type="string" office:string-value="Norfolk Circuit">
            <text:p>Norfolk Circuit</text:p>
          </table:table-cell>
          <table:table-cell table:formula="of:=[.B1545]" office:value-type="string" office:string-value="Buckinghamshire">
            <text:p>Buckinghamshire</text:p>
          </table:table-cell>
          <table:table-cell office:value-type="float" office:value="1742">
            <text:p>174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table:formula="of:=[.A1546]" office:value-type="string" office:string-value="Norfolk Circuit">
            <text:p>Norfolk Circuit</text:p>
          </table:table-cell>
          <table:table-cell table:formula="of:=[.B1546]" office:value-type="string" office:string-value="Buckinghamshire">
            <text:p>Buckinghamshire</text:p>
          </table:table-cell>
          <table:table-cell office:value-type="float" office:value="1743">
            <text:p>1743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547]" office:value-type="string" office:string-value="Norfolk Circuit">
            <text:p>Norfolk Circuit</text:p>
          </table:table-cell>
          <table:table-cell table:formula="of:=[.B1547]" office:value-type="string" office:string-value="Buckinghamshire">
            <text:p>Buckinghamshire</text:p>
          </table:table-cell>
          <table:table-cell office:value-type="float" office:value="1744">
            <text:p>1744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548]" office:value-type="string" office:string-value="Norfolk Circuit">
            <text:p>Norfolk Circuit</text:p>
          </table:table-cell>
          <table:table-cell table:formula="of:=[.B1548]" office:value-type="string" office:string-value="Buckinghamshire">
            <text:p>Buckinghamshire</text:p>
          </table:table-cell>
          <table:table-cell office:value-type="float" office:value="1745">
            <text:p>1745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549]" office:value-type="string" office:string-value="Norfolk Circuit">
            <text:p>Norfolk Circuit</text:p>
          </table:table-cell>
          <table:table-cell table:formula="of:=[.B1549]" office:value-type="string" office:string-value="Buckinghamshire">
            <text:p>Buckinghamshire</text:p>
          </table:table-cell>
          <table:table-cell office:value-type="float" office:value="1758">
            <text:p>1758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550]" office:value-type="string" office:string-value="Norfolk Circuit">
            <text:p>Norfolk Circuit</text:p>
          </table:table-cell>
          <table:table-cell table:formula="of:=[.B1550]" office:value-type="string" office:string-value="Buckinghamshire">
            <text:p>Buckinghamshire</text:p>
          </table:table-cell>
          <table:table-cell office:value-type="float" office:value="1760">
            <text:p>1760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551]" office:value-type="string" office:string-value="Norfolk Circuit">
            <text:p>Norfolk Circuit</text:p>
          </table:table-cell>
          <table:table-cell table:formula="of:=[.B1551]" office:value-type="string" office:string-value="Buckinghamshire">
            <text:p>Buckinghamshire</text:p>
          </table:table-cell>
          <table:table-cell office:value-type="float" office:value="1762">
            <text:p>1762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552]" office:value-type="string" office:string-value="Norfolk Circuit">
            <text:p>Norfolk Circuit</text:p>
          </table:table-cell>
          <table:table-cell table:formula="of:=[.B1552]" office:value-type="string" office:string-value="Buckinghamshire">
            <text:p>Buckinghamshire</text:p>
          </table:table-cell>
          <table:table-cell office:value-type="float" office:value="1770">
            <text:p>1770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553]" office:value-type="string" office:string-value="Norfolk Circuit">
            <text:p>Norfolk Circuit</text:p>
          </table:table-cell>
          <table:table-cell table:formula="of:=[.B1553]" office:value-type="string" office:string-value="Buckinghamshire">
            <text:p>Buckinghamshire</text:p>
          </table:table-cell>
          <table:table-cell office:value-type="float" office:value="1776">
            <text:p>1776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554]" office:value-type="string" office:string-value="Norfolk Circuit">
            <text:p>Norfolk Circuit</text:p>
          </table:table-cell>
          <table:table-cell table:formula="of:=[.B1554]" office:value-type="string" office:string-value="Buckinghamshire">
            <text:p>Buckinghamshire</text:p>
          </table:table-cell>
          <table:table-cell office:value-type="float" office:value="1780">
            <text:p>1780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555]" office:value-type="string" office:string-value="Norfolk Circuit">
            <text:p>Norfolk Circuit</text:p>
          </table:table-cell>
          <table:table-cell table:formula="of:=[.B1555]" office:value-type="string" office:string-value="Buckinghamshire">
            <text:p>Buckinghamshire</text:p>
          </table:table-cell>
          <table:table-cell office:value-type="float" office:value="1785">
            <text:p>1785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556]" office:value-type="string" office:string-value="Norfolk Circuit">
            <text:p>Norfolk Circuit</text:p>
          </table:table-cell>
          <table:table-cell table:formula="of:=[.B1556]" office:value-type="string" office:string-value="Buckinghamshire">
            <text:p>Buckinghamshire</text:p>
          </table:table-cell>
          <table:table-cell office:value-type="float" office:value="1788">
            <text:p>178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.A1557]" office:value-type="string" office:string-value="Norfolk Circuit">
            <text:p>Norfolk Circuit</text:p>
          </table:table-cell>
          <table:table-cell table:formula="of:=[.B1557]" office:value-type="string" office:string-value="Buckinghamshire">
            <text:p>Buckinghamshire</text:p>
          </table:table-cell>
          <table:table-cell office:value-type="float" office:value="1789">
            <text:p>1789</text:p>
          </table:table-cell>
          <table:table-cell/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formula="of:=[.A1558]" office:value-type="string" office:string-value="Norfolk Circuit">
            <text:p>Norfolk Circuit</text:p>
          </table:table-cell>
          <table:table-cell table:formula="of:=[.B1558]" office:value-type="string" office:string-value="Buckinghamshire">
            <text:p>Buckinghamshire</text:p>
          </table:table-cell>
          <table:table-cell office:value-type="float" office:value="1790">
            <text:p>1790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559]" office:value-type="string" office:string-value="Norfolk Circuit">
            <text:p>Norfolk Circuit</text:p>
          </table:table-cell>
          <table:table-cell table:formula="of:=[.B1559]" office:value-type="string" office:string-value="Buckinghamshire">
            <text:p>Buckinghamshire</text:p>
          </table:table-cell>
          <table:table-cell office:value-type="float" office:value="1795">
            <text:p>1795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560]" office:value-type="string" office:string-value="Norfolk Circuit">
            <text:p>Norfolk Circuit</text:p>
          </table:table-cell>
          <table:table-cell table:formula="of:=[.B1560]" office:value-type="string" office:string-value="Buckinghamshire">
            <text:p>Buckinghamshire</text:p>
          </table:table-cell>
          <table:table-cell office:value-type="float" office:value="1739">
            <text:p>1739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1561]" office:value-type="string" office:string-value="Norfolk Circuit">
            <text:p>Norfolk Circuit</text:p>
          </table:table-cell>
          <table:table-cell table:formula="of:=[.B1561]" office:value-type="string" office:string-value="Buckinghamshire">
            <text:p>Buckinghamshire</text:p>
          </table:table-cell>
          <table:table-cell office:value-type="float" office:value="1751">
            <text:p>1751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1562]" office:value-type="string" office:string-value="Norfolk Circuit">
            <text:p>Norfolk Circuit</text:p>
          </table:table-cell>
          <table:table-cell table:formula="of:=[.B1562]" office:value-type="string" office:string-value="Buckinghamshire">
            <text:p>Buckinghamshire</text:p>
          </table:table-cell>
          <table:table-cell office:value-type="float" office:value="1752">
            <text:p>1752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1563]" office:value-type="string" office:string-value="Norfolk Circuit">
            <text:p>Norfolk Circuit</text:p>
          </table:table-cell>
          <table:table-cell table:formula="of:=[.B1563]" office:value-type="string" office:string-value="Buckinghamshire">
            <text:p>Buckinghamshire</text:p>
          </table:table-cell>
          <table:table-cell office:value-type="float" office:value="1757">
            <text:p>1757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1564]" office:value-type="string" office:string-value="Norfolk Circuit">
            <text:p>Norfolk Circuit</text:p>
          </table:table-cell>
          <table:table-cell table:formula="of:=[.B1564]" office:value-type="string" office:string-value="Buckinghamshire">
            <text:p>Buckinghamshire</text:p>
          </table:table-cell>
          <table:table-cell office:value-type="float" office:value="1773">
            <text:p>1773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1565]" office:value-type="string" office:string-value="Norfolk Circuit">
            <text:p>Norfolk Circuit</text:p>
          </table:table-cell>
          <table:table-cell table:formula="of:=[.B1565]" office:value-type="string" office:string-value="Buckinghamshire">
            <text:p>Buckinghamshire</text:p>
          </table:table-cell>
          <table:table-cell office:value-type="float" office:value="1736">
            <text:p>1736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1566]" office:value-type="string" office:string-value="Norfolk Circuit">
            <text:p>Norfolk Circuit</text:p>
          </table:table-cell>
          <table:table-cell table:formula="of:=[.B1566]" office:value-type="string" office:string-value="Buckinghamshire">
            <text:p>Buckinghamshire</text:p>
          </table:table-cell>
          <table:table-cell office:value-type="float" office:value="1750">
            <text:p>1750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1567]" office:value-type="string" office:string-value="Norfolk Circuit">
            <text:p>Norfolk Circuit</text:p>
          </table:table-cell>
          <table:table-cell table:formula="of:=[.B1567]" office:value-type="string" office:string-value="Buckinghamshire">
            <text:p>Buckinghamshire</text:p>
          </table:table-cell>
          <table:table-cell office:value-type="float" office:value="1783">
            <text:p>1783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1568]" office:value-type="string" office:string-value="Norfolk Circuit">
            <text:p>Norfolk Circuit</text:p>
          </table:table-cell>
          <table:table-cell table:formula="of:=[.B1568]" office:value-type="string" office:string-value="Buckinghamshire">
            <text:p>Buckinghamshire</text:p>
          </table:table-cell>
          <table:table-cell office:value-type="float" office:value="1784">
            <text:p>178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formula="of:=[.A1569]" office:value-type="string" office:string-value="Norfolk Circuit">
            <text:p>Norfolk Circuit</text:p>
          </table:table-cell>
          <table:table-cell table:formula="of:=[.B1569]" office:value-type="string" office:string-value="Buckinghamshire">
            <text:p>Buckinghamshire</text:p>
          </table:table-cell>
          <table:table-cell office:value-type="float" office:value="1787">
            <text:p>1787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formula="of:=[.A1570]" office:value-type="string" office:string-value="Norfolk Circuit">
            <text:p>Norfolk Circuit</text:p>
          </table:table-cell>
          <table:table-cell table:formula="of:=[.B1570]" office:value-type="string" office:string-value="Buckinghamshire">
            <text:p>Buckinghamshire</text:p>
          </table:table-cell>
          <table:table-cell office:value-type="float" office:value="1740">
            <text:p>1740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table:formula="of:=[.A1571]" office:value-type="string" office:string-value="Norfolk Circuit">
            <text:p>Norfolk Circuit</text:p>
          </table:table-cell>
          <table:table-cell table:formula="of:=[.B1571]" office:value-type="string" office:string-value="Buckinghamshire">
            <text:p>Buckinghamshire</text:p>
          </table:table-cell>
          <table:table-cell office:value-type="float" office:value="1741">
            <text:p>1741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table:formula="of:=[.A1572]" office:value-type="string" office:string-value="Norfolk Circuit">
            <text:p>Norfolk Circuit</text:p>
          </table:table-cell>
          <table:table-cell office:value-type="string">
            <text:p>Cambridgeshire</text:p>
          </table:table-cell>
          <table:table-cell office:value-type="float" office:value="1741">
            <text:p>1741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SUM([.D1573:.D1593])" office:value-type="float" office:value="34">
            <text:p>34</text:p>
          </table:table-cell>
          <table:table-cell table:formula="of:=SUM([.E1573:.E1593])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formula="of:=[.A1573]" office:value-type="string" office:string-value="Norfolk Circuit">
            <text:p>Norfolk Circuit</text:p>
          </table:table-cell>
          <table:table-cell table:formula="of:=[.B1573]" office:value-type="string" office:string-value="Cambridgeshire">
            <text:p>Cambridgeshire</text:p>
          </table:table-cell>
          <table:table-cell office:value-type="float" office:value="1742">
            <text:p>174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574]" office:value-type="string" office:string-value="Norfolk Circuit">
            <text:p>Norfolk Circuit</text:p>
          </table:table-cell>
          <table:table-cell table:formula="of:=[.B1574]" office:value-type="string" office:string-value="Cambridgeshire">
            <text:p>Cambridgeshire</text:p>
          </table:table-cell>
          <table:table-cell office:value-type="float" office:value="1759">
            <text:p>175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575]" office:value-type="string" office:string-value="Norfolk Circuit">
            <text:p>Norfolk Circuit</text:p>
          </table:table-cell>
          <table:table-cell table:formula="of:=[.B1575]" office:value-type="string" office:string-value="Cambridgeshire">
            <text:p>Cambridgeshire</text:p>
          </table:table-cell>
          <table:table-cell office:value-type="float" office:value="1763">
            <text:p>176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576]" office:value-type="string" office:string-value="Norfolk Circuit">
            <text:p>Norfolk Circuit</text:p>
          </table:table-cell>
          <table:table-cell table:formula="of:=[.B1576]" office:value-type="string" office:string-value="Cambridgeshire">
            <text:p>Cambridgeshire</text:p>
          </table:table-cell>
          <table:table-cell office:value-type="float" office:value="1775">
            <text:p>177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577]" office:value-type="string" office:string-value="Norfolk Circuit">
            <text:p>Norfolk Circuit</text:p>
          </table:table-cell>
          <table:table-cell table:formula="of:=[.B1577]" office:value-type="string" office:string-value="Cambridgeshire">
            <text:p>Cambridgeshire</text:p>
          </table:table-cell>
          <table:table-cell office:value-type="float" office:value="1779">
            <text:p>177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578]" office:value-type="string" office:string-value="Norfolk Circuit">
            <text:p>Norfolk Circuit</text:p>
          </table:table-cell>
          <table:table-cell table:formula="of:=[.B1578]" office:value-type="string" office:string-value="Cambridgeshire">
            <text:p>Cambridgeshire</text:p>
          </table:table-cell>
          <table:table-cell office:value-type="float" office:value="1780">
            <text:p>178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579]" office:value-type="string" office:string-value="Norfolk Circuit">
            <text:p>Norfolk Circuit</text:p>
          </table:table-cell>
          <table:table-cell table:formula="of:=[.B1579]" office:value-type="string" office:string-value="Cambridgeshire">
            <text:p>Cambridgeshire</text:p>
          </table:table-cell>
          <table:table-cell office:value-type="float" office:value="1781">
            <text:p>178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580]" office:value-type="string" office:string-value="Norfolk Circuit">
            <text:p>Norfolk Circuit</text:p>
          </table:table-cell>
          <table:table-cell table:formula="of:=[.B1580]" office:value-type="string" office:string-value="Cambridgeshire">
            <text:p>Cambridgeshire</text:p>
          </table:table-cell>
          <table:table-cell office:value-type="float" office:value="1783">
            <text:p>178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581]" office:value-type="string" office:string-value="Norfolk Circuit">
            <text:p>Norfolk Circuit</text:p>
          </table:table-cell>
          <table:table-cell table:formula="of:=[.B1581]" office:value-type="string" office:string-value="Cambridgeshire">
            <text:p>Cambridgeshire</text:p>
          </table:table-cell>
          <table:table-cell office:value-type="float" office:value="1784">
            <text:p>178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582]" office:value-type="string" office:string-value="Norfolk Circuit">
            <text:p>Norfolk Circuit</text:p>
          </table:table-cell>
          <table:table-cell table:formula="of:=[.B1582]" office:value-type="string" office:string-value="Cambridgeshire">
            <text:p>Cambridgeshire</text:p>
          </table:table-cell>
          <table:table-cell office:value-type="float" office:value="1786">
            <text:p>178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583]" office:value-type="string" office:string-value="Norfolk Circuit">
            <text:p>Norfolk Circuit</text:p>
          </table:table-cell>
          <table:table-cell table:formula="of:=[.B1583]" office:value-type="string" office:string-value="Cambridgeshire">
            <text:p>Cambridgeshire</text:p>
          </table:table-cell>
          <table:table-cell office:value-type="float" office:value="1799">
            <text:p>179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584]" office:value-type="string" office:string-value="Norfolk Circuit">
            <text:p>Norfolk Circuit</text:p>
          </table:table-cell>
          <table:table-cell table:formula="of:=[.B1584]" office:value-type="string" office:string-value="Cambridgeshire">
            <text:p>Cambridgeshire</text:p>
          </table:table-cell>
          <table:table-cell office:value-type="float" office:value="1736">
            <text:p>1736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585]" office:value-type="string" office:string-value="Norfolk Circuit">
            <text:p>Norfolk Circuit</text:p>
          </table:table-cell>
          <table:table-cell table:formula="of:=[.B1585]" office:value-type="string" office:string-value="Cambridgeshire">
            <text:p>Cambridgeshire</text:p>
          </table:table-cell>
          <table:table-cell office:value-type="float" office:value="1737">
            <text:p>1737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586]" office:value-type="string" office:string-value="Norfolk Circuit">
            <text:p>Norfolk Circuit</text:p>
          </table:table-cell>
          <table:table-cell table:formula="of:=[.B1586]" office:value-type="string" office:string-value="Cambridgeshire">
            <text:p>Cambridgeshire</text:p>
          </table:table-cell>
          <table:table-cell office:value-type="float" office:value="1770">
            <text:p>1770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587]" office:value-type="string" office:string-value="Norfolk Circuit">
            <text:p>Norfolk Circuit</text:p>
          </table:table-cell>
          <table:table-cell table:formula="of:=[.B1587]" office:value-type="string" office:string-value="Cambridgeshire">
            <text:p>Cambridgeshire</text:p>
          </table:table-cell>
          <table:table-cell office:value-type="float" office:value="1787">
            <text:p>1787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588]" office:value-type="string" office:string-value="Norfolk Circuit">
            <text:p>Norfolk Circuit</text:p>
          </table:table-cell>
          <table:table-cell table:formula="of:=[.B1588]" office:value-type="string" office:string-value="Cambridgeshire">
            <text:p>Cambridgeshire</text:p>
          </table:table-cell>
          <table:table-cell office:value-type="float" office:value="1788">
            <text:p>1788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589]" office:value-type="string" office:string-value="Norfolk Circuit">
            <text:p>Norfolk Circuit</text:p>
          </table:table-cell>
          <table:table-cell table:formula="of:=[.B1589]" office:value-type="string" office:string-value="Cambridgeshire">
            <text:p>Cambridgeshire</text:p>
          </table:table-cell>
          <table:table-cell office:value-type="float" office:value="1789">
            <text:p>1789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590]" office:value-type="string" office:string-value="Norfolk Circuit">
            <text:p>Norfolk Circuit</text:p>
          </table:table-cell>
          <table:table-cell table:formula="of:=[.B1590]" office:value-type="string" office:string-value="Cambridgeshire">
            <text:p>Cambridgeshire</text:p>
          </table:table-cell>
          <table:table-cell office:value-type="float" office:value="1792">
            <text:p>1792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591]" office:value-type="string" office:string-value="Norfolk Circuit">
            <text:p>Norfolk Circuit</text:p>
          </table:table-cell>
          <table:table-cell table:formula="of:=[.B1591]" office:value-type="string" office:string-value="Cambridgeshire">
            <text:p>Cambridgeshire</text:p>
          </table:table-cell>
          <table:table-cell office:value-type="float" office:value="1745">
            <text:p>1745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1592]" office:value-type="string" office:string-value="Norfolk Circuit">
            <text:p>Norfolk Circuit</text:p>
          </table:table-cell>
          <table:table-cell table:formula="of:=[.B1592]" office:value-type="string" office:string-value="Cambridgeshire">
            <text:p>Cambridgeshire</text:p>
          </table:table-cell>
          <table:table-cell office:value-type="float" office:value="1785">
            <text:p>1785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1593]" office:value-type="string" office:string-value="Norfolk Circuit">
            <text:p>Norfolk Circuit</text:p>
          </table:table-cell>
          <table:table-cell office:value-type="string">
            <text:p>Ely</text:p>
          </table:table-cell>
          <table:table-cell office:value-type="float" office:value="1736">
            <text:p>1736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SUM([.D1594:.D1611])" office:value-type="float" office:value="18">
            <text:p>18</text:p>
          </table:table-cell>
          <table:table-cell table:number-columns-repeated="1017"/>
        </table:table-row>
        <table:table-row table:style-name="ro1">
          <table:table-cell table:formula="of:=[.A1594]" office:value-type="string" office:string-value="Norfolk Circuit">
            <text:p>Norfolk Circuit</text:p>
          </table:table-cell>
          <table:table-cell table:formula="of:=[.B1594]" office:value-type="string" office:string-value="Ely">
            <text:p>Ely</text:p>
          </table:table-cell>
          <table:table-cell office:value-type="float" office:value="1737">
            <text:p>173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595]" office:value-type="string" office:string-value="Norfolk Circuit">
            <text:p>Norfolk Circuit</text:p>
          </table:table-cell>
          <table:table-cell table:formula="of:=[.B1595]" office:value-type="string" office:string-value="Ely">
            <text:p>Ely</text:p>
          </table:table-cell>
          <table:table-cell office:value-type="float" office:value="1740">
            <text:p>174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596]" office:value-type="string" office:string-value="Norfolk Circuit">
            <text:p>Norfolk Circuit</text:p>
          </table:table-cell>
          <table:table-cell table:formula="of:=[.B1596]" office:value-type="string" office:string-value="Ely">
            <text:p>Ely</text:p>
          </table:table-cell>
          <table:table-cell office:value-type="float" office:value="1740">
            <text:p>174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597]" office:value-type="string" office:string-value="Norfolk Circuit">
            <text:p>Norfolk Circuit</text:p>
          </table:table-cell>
          <table:table-cell table:formula="of:=[.B1597]" office:value-type="string" office:string-value="Ely">
            <text:p>Ely</text:p>
          </table:table-cell>
          <table:table-cell office:value-type="float" office:value="1749">
            <text:p>174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598]" office:value-type="string" office:string-value="Norfolk Circuit">
            <text:p>Norfolk Circuit</text:p>
          </table:table-cell>
          <table:table-cell table:formula="of:=[.B1598]" office:value-type="string" office:string-value="Ely">
            <text:p>Ely</text:p>
          </table:table-cell>
          <table:table-cell office:value-type="float" office:value="1749">
            <text:p>174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599]" office:value-type="string" office:string-value="Norfolk Circuit">
            <text:p>Norfolk Circuit</text:p>
          </table:table-cell>
          <table:table-cell table:formula="of:=[.B1599]" office:value-type="string" office:string-value="Ely">
            <text:p>Ely</text:p>
          </table:table-cell>
          <table:table-cell office:value-type="float" office:value="1757">
            <text:p>175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600]" office:value-type="string" office:string-value="Norfolk Circuit">
            <text:p>Norfolk Circuit</text:p>
          </table:table-cell>
          <table:table-cell table:formula="of:=[.B1600]" office:value-type="string" office:string-value="Ely">
            <text:p>Ely</text:p>
          </table:table-cell>
          <table:table-cell office:value-type="float" office:value="1768">
            <text:p>176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601]" office:value-type="string" office:string-value="Norfolk Circuit">
            <text:p>Norfolk Circuit</text:p>
          </table:table-cell>
          <table:table-cell table:formula="of:=[.B1601]" office:value-type="string" office:string-value="Ely">
            <text:p>Ely</text:p>
          </table:table-cell>
          <table:table-cell office:value-type="float" office:value="1783">
            <text:p>178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602]" office:value-type="string" office:string-value="Norfolk Circuit">
            <text:p>Norfolk Circuit</text:p>
          </table:table-cell>
          <table:table-cell table:formula="of:=[.B1602]" office:value-type="string" office:string-value="Ely">
            <text:p>Ely</text:p>
          </table:table-cell>
          <table:table-cell office:value-type="float" office:value="1786">
            <text:p>178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603]" office:value-type="string" office:string-value="Norfolk Circuit">
            <text:p>Norfolk Circuit</text:p>
          </table:table-cell>
          <table:table-cell table:formula="of:=[.B1603]" office:value-type="string" office:string-value="Ely">
            <text:p>Ely</text:p>
          </table:table-cell>
          <table:table-cell office:value-type="float" office:value="1786">
            <text:p>178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604]" office:value-type="string" office:string-value="Norfolk Circuit">
            <text:p>Norfolk Circuit</text:p>
          </table:table-cell>
          <table:table-cell table:formula="of:=[.B1604]" office:value-type="string" office:string-value="Ely">
            <text:p>Ely</text:p>
          </table:table-cell>
          <table:table-cell office:value-type="float" office:value="1787">
            <text:p>178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605]" office:value-type="string" office:string-value="Norfolk Circuit">
            <text:p>Norfolk Circuit</text:p>
          </table:table-cell>
          <table:table-cell table:formula="of:=[.B1605]" office:value-type="string" office:string-value="Ely">
            <text:p>Ely</text:p>
          </table:table-cell>
          <table:table-cell office:value-type="float" office:value="1790">
            <text:p>179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606]" office:value-type="string" office:string-value="Norfolk Circuit">
            <text:p>Norfolk Circuit</text:p>
          </table:table-cell>
          <table:table-cell table:formula="of:=[.B1606]" office:value-type="string" office:string-value="Ely">
            <text:p>Ely</text:p>
          </table:table-cell>
          <table:table-cell office:value-type="float" office:value="1795">
            <text:p>179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607]" office:value-type="string" office:string-value="Norfolk Circuit">
            <text:p>Norfolk Circuit</text:p>
          </table:table-cell>
          <table:table-cell table:formula="of:=[.B1607]" office:value-type="string" office:string-value="Ely">
            <text:p>Ely</text:p>
          </table:table-cell>
          <table:table-cell office:value-type="float" office:value="1795">
            <text:p>179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608]" office:value-type="string" office:string-value="Norfolk Circuit">
            <text:p>Norfolk Circuit</text:p>
          </table:table-cell>
          <table:table-cell table:formula="of:=[.B1608]" office:value-type="string" office:string-value="Ely">
            <text:p>Ely</text:p>
          </table:table-cell>
          <table:table-cell office:value-type="float" office:value="1795">
            <text:p>179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609]" office:value-type="string" office:string-value="Norfolk Circuit">
            <text:p>Norfolk Circuit</text:p>
          </table:table-cell>
          <table:table-cell table:formula="of:=[.B1609]" office:value-type="string" office:string-value="Ely">
            <text:p>Ely</text:p>
          </table:table-cell>
          <table:table-cell office:value-type="float" office:value="1795">
            <text:p>179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610]" office:value-type="string" office:string-value="Norfolk Circuit">
            <text:p>Norfolk Circuit</text:p>
          </table:table-cell>
          <table:table-cell table:formula="of:=[.B1610]" office:value-type="string" office:string-value="Ely">
            <text:p>Ely</text:p>
          </table:table-cell>
          <table:table-cell office:value-type="float" office:value="1796">
            <text:p>179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611]" office:value-type="string" office:string-value="Norfolk Circuit">
            <text:p>Norfolk Circuit</text:p>
          </table:table-cell>
          <table:table-cell office:value-type="string">
            <text:p>Huntingdon</text:p>
          </table:table-cell>
          <table:table-cell office:value-type="float" office:value="1737">
            <text:p>1737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SUM([.D1612:.D1624])" office:value-type="float" office:value="17">
            <text:p>17</text:p>
          </table:table-cell>
          <table:table-cell table:number-columns-repeated="1017"/>
        </table:table-row>
        <table:table-row table:style-name="ro1">
          <table:table-cell table:formula="of:=[.A1612]" office:value-type="string" office:string-value="Norfolk Circuit">
            <text:p>Norfolk Circuit</text:p>
          </table:table-cell>
          <table:table-cell table:formula="of:=[.B1612]" office:value-type="string" office:string-value="Huntingdon">
            <text:p>Huntingdon</text:p>
          </table:table-cell>
          <table:table-cell office:value-type="float" office:value="1741">
            <text:p>174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613]" office:value-type="string" office:string-value="Norfolk Circuit">
            <text:p>Norfolk Circuit</text:p>
          </table:table-cell>
          <table:table-cell table:formula="of:=[.B1613]" office:value-type="string" office:string-value="Huntingdon">
            <text:p>Huntingdon</text:p>
          </table:table-cell>
          <table:table-cell office:value-type="float" office:value="1742">
            <text:p>174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614]" office:value-type="string" office:string-value="Norfolk Circuit">
            <text:p>Norfolk Circuit</text:p>
          </table:table-cell>
          <table:table-cell table:formula="of:=[.B1614]" office:value-type="string" office:string-value="Huntingdon">
            <text:p>Huntingdon</text:p>
          </table:table-cell>
          <table:table-cell office:value-type="float" office:value="1746">
            <text:p>174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615]" office:value-type="string" office:string-value="Norfolk Circuit">
            <text:p>Norfolk Circuit</text:p>
          </table:table-cell>
          <table:table-cell table:formula="of:=[.B1615]" office:value-type="string" office:string-value="Huntingdon">
            <text:p>Huntingdon</text:p>
          </table:table-cell>
          <table:table-cell office:value-type="float" office:value="1752">
            <text:p>175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616]" office:value-type="string" office:string-value="Norfolk Circuit">
            <text:p>Norfolk Circuit</text:p>
          </table:table-cell>
          <table:table-cell table:formula="of:=[.B1616]" office:value-type="string" office:string-value="Huntingdon">
            <text:p>Huntingdon</text:p>
          </table:table-cell>
          <table:table-cell office:value-type="float" office:value="1754">
            <text:p>175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617]" office:value-type="string" office:string-value="Norfolk Circuit">
            <text:p>Norfolk Circuit</text:p>
          </table:table-cell>
          <table:table-cell table:formula="of:=[.B1617]" office:value-type="string" office:string-value="Huntingdon">
            <text:p>Huntingdon</text:p>
          </table:table-cell>
          <table:table-cell office:value-type="float" office:value="1761">
            <text:p>176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618]" office:value-type="string" office:string-value="Norfolk Circuit">
            <text:p>Norfolk Circuit</text:p>
          </table:table-cell>
          <table:table-cell table:formula="of:=[.B1618]" office:value-type="string" office:string-value="Huntingdon">
            <text:p>Huntingdon</text:p>
          </table:table-cell>
          <table:table-cell office:value-type="float" office:value="1763">
            <text:p>176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619]" office:value-type="string" office:string-value="Norfolk Circuit">
            <text:p>Norfolk Circuit</text:p>
          </table:table-cell>
          <table:table-cell table:formula="of:=[.B1619]" office:value-type="string" office:string-value="Huntingdon">
            <text:p>Huntingdon</text:p>
          </table:table-cell>
          <table:table-cell office:value-type="float" office:value="1796">
            <text:p>179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620]" office:value-type="string" office:string-value="Norfolk Circuit">
            <text:p>Norfolk Circuit</text:p>
          </table:table-cell>
          <table:table-cell table:formula="of:=[.B1620]" office:value-type="string" office:string-value="Huntingdon">
            <text:p>Huntingdon</text:p>
          </table:table-cell>
          <table:table-cell office:value-type="float" office:value="1747">
            <text:p>1747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621]" office:value-type="string" office:string-value="Norfolk Circuit">
            <text:p>Norfolk Circuit</text:p>
          </table:table-cell>
          <table:table-cell table:formula="of:=[.B1621]" office:value-type="string" office:string-value="Huntingdon">
            <text:p>Huntingdon</text:p>
          </table:table-cell>
          <table:table-cell office:value-type="float" office:value="1770">
            <text:p>1770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622]" office:value-type="string" office:string-value="Norfolk Circuit">
            <text:p>Norfolk Circuit</text:p>
          </table:table-cell>
          <table:table-cell table:formula="of:=[.B1622]" office:value-type="string" office:string-value="Huntingdon">
            <text:p>Huntingdon</text:p>
          </table:table-cell>
          <table:table-cell office:value-type="float" office:value="1786">
            <text:p>1786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623]" office:value-type="string" office:string-value="Norfolk Circuit">
            <text:p>Norfolk Circuit</text:p>
          </table:table-cell>
          <table:table-cell table:formula="of:=[.B1623]" office:value-type="string" office:string-value="Huntingdon">
            <text:p>Huntingdon</text:p>
          </table:table-cell>
          <table:table-cell office:value-type="float" office:value="1787">
            <text:p>1787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624]" office:value-type="string" office:string-value="Norfolk Circuit">
            <text:p>Norfolk Circuit</text:p>
          </table:table-cell>
          <table:table-cell office:value-type="string">
            <text:p>Kingslyn</text:p>
          </table:table-cell>
          <table:table-cell office:value-type="float" office:value="1750">
            <text:p>1750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SUM([.D1625:.D1629])" office:value-type="float" office:value="5">
            <text:p>5</text:p>
          </table:table-cell>
          <table:table-cell table:number-columns-repeated="1017"/>
        </table:table-row>
        <table:table-row table:style-name="ro1">
          <table:table-cell table:formula="of:=[.A1625]" office:value-type="string" office:string-value="Norfolk Circuit">
            <text:p>Norfolk Circuit</text:p>
          </table:table-cell>
          <table:table-cell table:formula="of:=[.B1625]" office:value-type="string" office:string-value="Kingslyn">
            <text:p>Kingslyn</text:p>
          </table:table-cell>
          <table:table-cell office:value-type="float" office:value="1752">
            <text:p>175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626]" office:value-type="string" office:string-value="Norfolk Circuit">
            <text:p>Norfolk Circuit</text:p>
          </table:table-cell>
          <table:table-cell table:formula="of:=[.B1626]" office:value-type="string" office:string-value="Kingslyn">
            <text:p>Kingslyn</text:p>
          </table:table-cell>
          <table:table-cell office:value-type="float" office:value="1766">
            <text:p>176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627]" office:value-type="string" office:string-value="Norfolk Circuit">
            <text:p>Norfolk Circuit</text:p>
          </table:table-cell>
          <table:table-cell table:formula="of:=[.B1627]" office:value-type="string" office:string-value="Kingslyn">
            <text:p>Kingslyn</text:p>
          </table:table-cell>
          <table:table-cell office:value-type="float" office:value="1772">
            <text:p>177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628]" office:value-type="string" office:string-value="Norfolk Circuit">
            <text:p>Norfolk Circuit</text:p>
          </table:table-cell>
          <table:table-cell table:formula="of:=[.B1628]" office:value-type="string" office:string-value="Kingslyn">
            <text:p>Kingslyn</text:p>
          </table:table-cell>
          <table:table-cell office:value-type="float" office:value="1783">
            <text:p>178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629]" office:value-type="string" office:string-value="Norfolk Circuit">
            <text:p>Norfolk Circuit</text:p>
          </table:table-cell>
          <table:table-cell office:value-type="string">
            <text:p>Norfolk</text:p>
          </table:table-cell>
          <table:table-cell office:value-type="float" office:value="1738">
            <text:p>1738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SUM([.D1630:.D1679])" office:value-type="float" office:value="126">
            <text:p>126</text:p>
          </table:table-cell>
          <table:table-cell table:number-columns-repeated="1017"/>
        </table:table-row>
        <table:table-row table:style-name="ro1">
          <table:table-cell table:formula="of:=[.A1630]" office:value-type="string" office:string-value="Norfolk Circuit">
            <text:p>Norfolk Circuit</text:p>
          </table:table-cell>
          <table:table-cell table:formula="of:=[.B1630]" office:value-type="string" office:string-value="Norfolk">
            <text:p>Norfolk</text:p>
          </table:table-cell>
          <table:table-cell office:value-type="float" office:value="1742">
            <text:p>174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631]" office:value-type="string" office:string-value="Norfolk Circuit">
            <text:p>Norfolk Circuit</text:p>
          </table:table-cell>
          <table:table-cell table:formula="of:=[.B1631]" office:value-type="string" office:string-value="Norfolk">
            <text:p>Norfolk</text:p>
          </table:table-cell>
          <table:table-cell office:value-type="float" office:value="1743">
            <text:p>174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632]" office:value-type="string" office:string-value="Norfolk Circuit">
            <text:p>Norfolk Circuit</text:p>
          </table:table-cell>
          <table:table-cell table:formula="of:=[.B1632]" office:value-type="string" office:string-value="Norfolk">
            <text:p>Norfolk</text:p>
          </table:table-cell>
          <table:table-cell office:value-type="float" office:value="1744">
            <text:p>174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633]" office:value-type="string" office:string-value="Norfolk Circuit">
            <text:p>Norfolk Circuit</text:p>
          </table:table-cell>
          <table:table-cell table:formula="of:=[.B1633]" office:value-type="string" office:string-value="Norfolk">
            <text:p>Norfolk</text:p>
          </table:table-cell>
          <table:table-cell office:value-type="float" office:value="1746">
            <text:p>174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634]" office:value-type="string" office:string-value="Norfolk Circuit">
            <text:p>Norfolk Circuit</text:p>
          </table:table-cell>
          <table:table-cell table:formula="of:=[.B1634]" office:value-type="string" office:string-value="Norfolk">
            <text:p>Norfolk</text:p>
          </table:table-cell>
          <table:table-cell office:value-type="float" office:value="1747">
            <text:p>174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635]" office:value-type="string" office:string-value="Norfolk Circuit">
            <text:p>Norfolk Circuit</text:p>
          </table:table-cell>
          <table:table-cell table:formula="of:=[.B1635]" office:value-type="string" office:string-value="Norfolk">
            <text:p>Norfolk</text:p>
          </table:table-cell>
          <table:table-cell office:value-type="float" office:value="1748">
            <text:p>174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636]" office:value-type="string" office:string-value="Norfolk Circuit">
            <text:p>Norfolk Circuit</text:p>
          </table:table-cell>
          <table:table-cell table:formula="of:=[.B1636]" office:value-type="string" office:string-value="Norfolk">
            <text:p>Norfolk</text:p>
          </table:table-cell>
          <table:table-cell office:value-type="float" office:value="1750">
            <text:p>175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637]" office:value-type="string" office:string-value="Norfolk Circuit">
            <text:p>Norfolk Circuit</text:p>
          </table:table-cell>
          <table:table-cell table:formula="of:=[.B1637]" office:value-type="string" office:string-value="Norfolk">
            <text:p>Norfolk</text:p>
          </table:table-cell>
          <table:table-cell office:value-type="float" office:value="1751">
            <text:p>175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638]" office:value-type="string" office:string-value="Norfolk Circuit">
            <text:p>Norfolk Circuit</text:p>
          </table:table-cell>
          <table:table-cell table:formula="of:=[.B1638]" office:value-type="string" office:string-value="Norfolk">
            <text:p>Norfolk</text:p>
          </table:table-cell>
          <table:table-cell office:value-type="float" office:value="1752">
            <text:p>175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639]" office:value-type="string" office:string-value="Norfolk Circuit">
            <text:p>Norfolk Circuit</text:p>
          </table:table-cell>
          <table:table-cell table:formula="of:=[.B1639]" office:value-type="string" office:string-value="Norfolk">
            <text:p>Norfolk</text:p>
          </table:table-cell>
          <table:table-cell office:value-type="float" office:value="1753">
            <text:p>175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640]" office:value-type="string" office:string-value="Norfolk Circuit">
            <text:p>Norfolk Circuit</text:p>
          </table:table-cell>
          <table:table-cell table:formula="of:=[.B1640]" office:value-type="string" office:string-value="Norfolk">
            <text:p>Norfolk</text:p>
          </table:table-cell>
          <table:table-cell office:value-type="float" office:value="1754">
            <text:p>175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641]" office:value-type="string" office:string-value="Norfolk Circuit">
            <text:p>Norfolk Circuit</text:p>
          </table:table-cell>
          <table:table-cell table:formula="of:=[.B1641]" office:value-type="string" office:string-value="Norfolk">
            <text:p>Norfolk</text:p>
          </table:table-cell>
          <table:table-cell office:value-type="float" office:value="1755">
            <text:p>175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642]" office:value-type="string" office:string-value="Norfolk Circuit">
            <text:p>Norfolk Circuit</text:p>
          </table:table-cell>
          <table:table-cell table:formula="of:=[.B1642]" office:value-type="string" office:string-value="Norfolk">
            <text:p>Norfolk</text:p>
          </table:table-cell>
          <table:table-cell office:value-type="float" office:value="1757">
            <text:p>175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643]" office:value-type="string" office:string-value="Norfolk Circuit">
            <text:p>Norfolk Circuit</text:p>
          </table:table-cell>
          <table:table-cell table:formula="of:=[.B1643]" office:value-type="string" office:string-value="Norfolk">
            <text:p>Norfolk</text:p>
          </table:table-cell>
          <table:table-cell office:value-type="float" office:value="1758">
            <text:p>175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644]" office:value-type="string" office:string-value="Norfolk Circuit">
            <text:p>Norfolk Circuit</text:p>
          </table:table-cell>
          <table:table-cell table:formula="of:=[.B1644]" office:value-type="string" office:string-value="Norfolk">
            <text:p>Norfolk</text:p>
          </table:table-cell>
          <table:table-cell office:value-type="float" office:value="1769">
            <text:p>176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645]" office:value-type="string" office:string-value="Norfolk Circuit">
            <text:p>Norfolk Circuit</text:p>
          </table:table-cell>
          <table:table-cell table:formula="of:=[.B1645]" office:value-type="string" office:string-value="Norfolk">
            <text:p>Norfolk</text:p>
          </table:table-cell>
          <table:table-cell office:value-type="float" office:value="1771">
            <text:p>177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646]" office:value-type="string" office:string-value="Norfolk Circuit">
            <text:p>Norfolk Circuit</text:p>
          </table:table-cell>
          <table:table-cell table:formula="of:=[.B1646]" office:value-type="string" office:string-value="Norfolk">
            <text:p>Norfolk</text:p>
          </table:table-cell>
          <table:table-cell office:value-type="float" office:value="1772">
            <text:p>177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647]" office:value-type="string" office:string-value="Norfolk Circuit">
            <text:p>Norfolk Circuit</text:p>
          </table:table-cell>
          <table:table-cell table:formula="of:=[.B1647]" office:value-type="string" office:string-value="Norfolk">
            <text:p>Norfolk</text:p>
          </table:table-cell>
          <table:table-cell office:value-type="float" office:value="1773">
            <text:p>177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648]" office:value-type="string" office:string-value="Norfolk Circuit">
            <text:p>Norfolk Circuit</text:p>
          </table:table-cell>
          <table:table-cell table:formula="of:=[.B1648]" office:value-type="string" office:string-value="Norfolk">
            <text:p>Norfolk</text:p>
          </table:table-cell>
          <table:table-cell office:value-type="float" office:value="1775">
            <text:p>177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649]" office:value-type="string" office:string-value="Norfolk Circuit">
            <text:p>Norfolk Circuit</text:p>
          </table:table-cell>
          <table:table-cell table:formula="of:=[.B1649]" office:value-type="string" office:string-value="Norfolk">
            <text:p>Norfolk</text:p>
          </table:table-cell>
          <table:table-cell office:value-type="float" office:value="1792">
            <text:p>179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650]" office:value-type="string" office:string-value="Norfolk Circuit">
            <text:p>Norfolk Circuit</text:p>
          </table:table-cell>
          <table:table-cell table:formula="of:=[.B1650]" office:value-type="string" office:string-value="Norfolk">
            <text:p>Norfolk</text:p>
          </table:table-cell>
          <table:table-cell office:value-type="float" office:value="1794">
            <text:p>179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651]" office:value-type="string" office:string-value="Norfolk Circuit">
            <text:p>Norfolk Circuit</text:p>
          </table:table-cell>
          <table:table-cell table:formula="of:=[.B1651]" office:value-type="string" office:string-value="Norfolk">
            <text:p>Norfolk</text:p>
          </table:table-cell>
          <table:table-cell office:value-type="float" office:value="1798">
            <text:p>179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652]" office:value-type="string" office:string-value="Norfolk Circuit">
            <text:p>Norfolk Circuit</text:p>
          </table:table-cell>
          <table:table-cell table:formula="of:=[.B1652]" office:value-type="string" office:string-value="Norfolk">
            <text:p>Norfolk</text:p>
          </table:table-cell>
          <table:table-cell office:value-type="float" office:value="1736">
            <text:p>1736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653]" office:value-type="string" office:string-value="Norfolk Circuit">
            <text:p>Norfolk Circuit</text:p>
          </table:table-cell>
          <table:table-cell table:formula="of:=[.B1653]" office:value-type="string" office:string-value="Norfolk">
            <text:p>Norfolk</text:p>
          </table:table-cell>
          <table:table-cell office:value-type="float" office:value="1749">
            <text:p>1749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654]" office:value-type="string" office:string-value="Norfolk Circuit">
            <text:p>Norfolk Circuit</text:p>
          </table:table-cell>
          <table:table-cell table:formula="of:=[.B1654]" office:value-type="string" office:string-value="Norfolk">
            <text:p>Norfolk</text:p>
          </table:table-cell>
          <table:table-cell office:value-type="float" office:value="1766">
            <text:p>1766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655]" office:value-type="string" office:string-value="Norfolk Circuit">
            <text:p>Norfolk Circuit</text:p>
          </table:table-cell>
          <table:table-cell table:formula="of:=[.B1655]" office:value-type="string" office:string-value="Norfolk">
            <text:p>Norfolk</text:p>
          </table:table-cell>
          <table:table-cell office:value-type="float" office:value="1767">
            <text:p>1767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656]" office:value-type="string" office:string-value="Norfolk Circuit">
            <text:p>Norfolk Circuit</text:p>
          </table:table-cell>
          <table:table-cell table:formula="of:=[.B1656]" office:value-type="string" office:string-value="Norfolk">
            <text:p>Norfolk</text:p>
          </table:table-cell>
          <table:table-cell office:value-type="float" office:value="1768">
            <text:p>1768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657]" office:value-type="string" office:string-value="Norfolk Circuit">
            <text:p>Norfolk Circuit</text:p>
          </table:table-cell>
          <table:table-cell table:formula="of:=[.B1657]" office:value-type="string" office:string-value="Norfolk">
            <text:p>Norfolk</text:p>
          </table:table-cell>
          <table:table-cell office:value-type="float" office:value="1774">
            <text:p>1774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658]" office:value-type="string" office:string-value="Norfolk Circuit">
            <text:p>Norfolk Circuit</text:p>
          </table:table-cell>
          <table:table-cell table:formula="of:=[.B1658]" office:value-type="string" office:string-value="Norfolk">
            <text:p>Norfolk</text:p>
          </table:table-cell>
          <table:table-cell office:value-type="float" office:value="1777">
            <text:p>1777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659]" office:value-type="string" office:string-value="Norfolk Circuit">
            <text:p>Norfolk Circuit</text:p>
          </table:table-cell>
          <table:table-cell table:formula="of:=[.B1659]" office:value-type="string" office:string-value="Norfolk">
            <text:p>Norfolk</text:p>
          </table:table-cell>
          <table:table-cell office:value-type="float" office:value="1795">
            <text:p>1795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660]" office:value-type="string" office:string-value="Norfolk Circuit">
            <text:p>Norfolk Circuit</text:p>
          </table:table-cell>
          <table:table-cell table:formula="of:=[.B1660]" office:value-type="string" office:string-value="Norfolk">
            <text:p>Norfolk</text:p>
          </table:table-cell>
          <table:table-cell office:value-type="float" office:value="1796">
            <text:p>1796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661]" office:value-type="string" office:string-value="Norfolk Circuit">
            <text:p>Norfolk Circuit</text:p>
          </table:table-cell>
          <table:table-cell table:formula="of:=[.B1661]" office:value-type="string" office:string-value="Norfolk">
            <text:p>Norfolk</text:p>
          </table:table-cell>
          <table:table-cell office:value-type="float" office:value="1735">
            <text:p>1735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1662]" office:value-type="string" office:string-value="Norfolk Circuit">
            <text:p>Norfolk Circuit</text:p>
          </table:table-cell>
          <table:table-cell table:formula="of:=[.B1662]" office:value-type="string" office:string-value="Norfolk">
            <text:p>Norfolk</text:p>
          </table:table-cell>
          <table:table-cell office:value-type="float" office:value="1764">
            <text:p>1764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1663]" office:value-type="string" office:string-value="Norfolk Circuit">
            <text:p>Norfolk Circuit</text:p>
          </table:table-cell>
          <table:table-cell table:formula="of:=[.B1663]" office:value-type="string" office:string-value="Norfolk">
            <text:p>Norfolk</text:p>
          </table:table-cell>
          <table:table-cell office:value-type="float" office:value="1783">
            <text:p>1783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1664]" office:value-type="string" office:string-value="Norfolk Circuit">
            <text:p>Norfolk Circuit</text:p>
          </table:table-cell>
          <table:table-cell table:formula="of:=[.B1664]" office:value-type="string" office:string-value="Norfolk">
            <text:p>Norfolk</text:p>
          </table:table-cell>
          <table:table-cell office:value-type="float" office:value="1784">
            <text:p>1784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1665]" office:value-type="string" office:string-value="Norfolk Circuit">
            <text:p>Norfolk Circuit</text:p>
          </table:table-cell>
          <table:table-cell table:formula="of:=[.B1665]" office:value-type="string" office:string-value="Norfolk">
            <text:p>Norfolk</text:p>
          </table:table-cell>
          <table:table-cell office:value-type="float" office:value="1790">
            <text:p>1790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1666]" office:value-type="string" office:string-value="Norfolk Circuit">
            <text:p>Norfolk Circuit</text:p>
          </table:table-cell>
          <table:table-cell table:formula="of:=[.B1666]" office:value-type="string" office:string-value="Norfolk">
            <text:p>Norfolk</text:p>
          </table:table-cell>
          <table:table-cell office:value-type="float" office:value="1799">
            <text:p>1799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1667]" office:value-type="string" office:string-value="Norfolk Circuit">
            <text:p>Norfolk Circuit</text:p>
          </table:table-cell>
          <table:table-cell table:formula="of:=[.B1667]" office:value-type="string" office:string-value="Norfolk">
            <text:p>Norfolk</text:p>
          </table:table-cell>
          <table:table-cell office:value-type="float" office:value="1737">
            <text:p>1737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1668]" office:value-type="string" office:string-value="Norfolk Circuit">
            <text:p>Norfolk Circuit</text:p>
          </table:table-cell>
          <table:table-cell table:formula="of:=[.B1668]" office:value-type="string" office:string-value="Norfolk">
            <text:p>Norfolk</text:p>
          </table:table-cell>
          <table:table-cell office:value-type="float" office:value="1781">
            <text:p>1781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1669]" office:value-type="string" office:string-value="Norfolk Circuit">
            <text:p>Norfolk Circuit</text:p>
          </table:table-cell>
          <table:table-cell table:formula="of:=[.B1669]" office:value-type="string" office:string-value="Norfolk">
            <text:p>Norfolk</text:p>
          </table:table-cell>
          <table:table-cell office:value-type="float" office:value="1791">
            <text:p>1791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1670]" office:value-type="string" office:string-value="Norfolk Circuit">
            <text:p>Norfolk Circuit</text:p>
          </table:table-cell>
          <table:table-cell table:formula="of:=[.B1670]" office:value-type="string" office:string-value="Norfolk">
            <text:p>Norfolk</text:p>
          </table:table-cell>
          <table:table-cell office:value-type="float" office:value="1779">
            <text:p>1779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formula="of:=[.A1671]" office:value-type="string" office:string-value="Norfolk Circuit">
            <text:p>Norfolk Circuit</text:p>
          </table:table-cell>
          <table:table-cell table:formula="of:=[.B1671]" office:value-type="string" office:string-value="Norfolk">
            <text:p>Norfolk</text:p>
          </table:table-cell>
          <table:table-cell office:value-type="float" office:value="1786">
            <text:p>1786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formula="of:=[.A1672]" office:value-type="string" office:string-value="Norfolk Circuit">
            <text:p>Norfolk Circuit</text:p>
          </table:table-cell>
          <table:table-cell table:formula="of:=[.B1672]" office:value-type="string" office:string-value="Norfolk">
            <text:p>Norfolk</text:p>
          </table:table-cell>
          <table:table-cell office:value-type="float" office:value="1789">
            <text:p>1789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formula="of:=[.A1673]" office:value-type="string" office:string-value="Norfolk Circuit">
            <text:p>Norfolk Circuit</text:p>
          </table:table-cell>
          <table:table-cell table:formula="of:=[.B1673]" office:value-type="string" office:string-value="Norfolk">
            <text:p>Norfolk</text:p>
          </table:table-cell>
          <table:table-cell office:value-type="float" office:value="1797">
            <text:p>1797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formula="of:=[.A1674]" office:value-type="string" office:string-value="Norfolk Circuit">
            <text:p>Norfolk Circuit</text:p>
          </table:table-cell>
          <table:table-cell table:formula="of:=[.B1674]" office:value-type="string" office:string-value="Norfolk">
            <text:p>Norfolk</text:p>
          </table:table-cell>
          <table:table-cell office:value-type="float" office:value="1740">
            <text:p>1740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table:formula="of:=[.A1675]" office:value-type="string" office:string-value="Norfolk Circuit">
            <text:p>Norfolk Circuit</text:p>
          </table:table-cell>
          <table:table-cell table:formula="of:=[.B1675]" office:value-type="string" office:string-value="Norfolk">
            <text:p>Norfolk</text:p>
          </table:table-cell>
          <table:table-cell office:value-type="float" office:value="1741">
            <text:p>1741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table:formula="of:=[.A1676]" office:value-type="string" office:string-value="Norfolk Circuit">
            <text:p>Norfolk Circuit</text:p>
          </table:table-cell>
          <table:table-cell table:formula="of:=[.B1676]" office:value-type="string" office:string-value="Norfolk">
            <text:p>Norfolk</text:p>
          </table:table-cell>
          <table:table-cell office:value-type="float" office:value="1788">
            <text:p>1788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table:formula="of:=[.A1677]" office:value-type="string" office:string-value="Norfolk Circuit">
            <text:p>Norfolk Circuit</text:p>
          </table:table-cell>
          <table:table-cell table:formula="of:=[.B1677]" office:value-type="string" office:string-value="Norfolk">
            <text:p>Norfolk</text:p>
          </table:table-cell>
          <table:table-cell office:value-type="float" office:value="1787">
            <text:p>1787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table:formula="of:=[.A1678]" office:value-type="string" office:string-value="Norfolk Circuit">
            <text:p>Norfolk Circuit</text:p>
          </table:table-cell>
          <table:table-cell table:formula="of:=[.B1678]" office:value-type="string" office:string-value="Norfolk">
            <text:p>Norfolk</text:p>
          </table:table-cell>
          <table:table-cell office:value-type="float" office:value="1785">
            <text:p>1785</text:p>
          </table:table-cell>
          <table:table-cell office:value-type="float" office:value="9">
            <text:p>9</text:p>
          </table:table-cell>
          <table:table-cell table:number-columns-repeated="1020"/>
        </table:table-row>
        <table:table-row table:style-name="ro1">
          <table:table-cell table:formula="of:=[.A1679]" office:value-type="string" office:string-value="Norfolk Circuit">
            <text:p>Norfolk Circuit</text:p>
          </table:table-cell>
          <table:table-cell office:value-type="string">
            <text:p>Suffolk</text:p>
          </table:table-cell>
          <table:table-cell office:value-type="float" office:value="1740">
            <text:p>1740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SUM([.D1680:.D1723])" office:value-type="float" office:value="116">
            <text:p>116</text:p>
          </table:table-cell>
          <table:table-cell table:number-columns-repeated="1017"/>
        </table:table-row>
        <table:table-row table:style-name="ro1">
          <table:table-cell table:formula="of:=[.A1680]" office:value-type="string" office:string-value="Norfolk Circuit">
            <text:p>Norfolk Circuit</text:p>
          </table:table-cell>
          <table:table-cell table:formula="of:=[.B1680]" office:value-type="string" office:string-value="Suffolk">
            <text:p>Suffolk</text:p>
          </table:table-cell>
          <table:table-cell office:value-type="float" office:value="1748">
            <text:p>174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681]" office:value-type="string" office:string-value="Norfolk Circuit">
            <text:p>Norfolk Circuit</text:p>
          </table:table-cell>
          <table:table-cell table:formula="of:=[.B1681]" office:value-type="string" office:string-value="Suffolk">
            <text:p>Suffolk</text:p>
          </table:table-cell>
          <table:table-cell office:value-type="float" office:value="1748">
            <text:p>174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682]" office:value-type="string" office:string-value="Norfolk Circuit">
            <text:p>Norfolk Circuit</text:p>
          </table:table-cell>
          <table:table-cell table:formula="of:=[.B1682]" office:value-type="string" office:string-value="Suffolk">
            <text:p>Suffolk</text:p>
          </table:table-cell>
          <table:table-cell office:value-type="float" office:value="1756">
            <text:p>175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683]" office:value-type="string" office:string-value="Norfolk Circuit">
            <text:p>Norfolk Circuit</text:p>
          </table:table-cell>
          <table:table-cell table:formula="of:=[.B1683]" office:value-type="string" office:string-value="Suffolk">
            <text:p>Suffolk</text:p>
          </table:table-cell>
          <table:table-cell office:value-type="float" office:value="1758">
            <text:p>175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684]" office:value-type="string" office:string-value="Norfolk Circuit">
            <text:p>Norfolk Circuit</text:p>
          </table:table-cell>
          <table:table-cell table:formula="of:=[.B1684]" office:value-type="string" office:string-value="Suffolk">
            <text:p>Suffolk</text:p>
          </table:table-cell>
          <table:table-cell office:value-type="float" office:value="1760">
            <text:p>176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685]" office:value-type="string" office:string-value="Norfolk Circuit">
            <text:p>Norfolk Circuit</text:p>
          </table:table-cell>
          <table:table-cell table:formula="of:=[.B1685]" office:value-type="string" office:string-value="Suffolk">
            <text:p>Suffolk</text:p>
          </table:table-cell>
          <table:table-cell office:value-type="float" office:value="1761">
            <text:p>176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686]" office:value-type="string" office:string-value="Norfolk Circuit">
            <text:p>Norfolk Circuit</text:p>
          </table:table-cell>
          <table:table-cell table:formula="of:=[.B1686]" office:value-type="string" office:string-value="Suffolk">
            <text:p>Suffolk</text:p>
          </table:table-cell>
          <table:table-cell office:value-type="float" office:value="1768">
            <text:p>176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687]" office:value-type="string" office:string-value="Norfolk Circuit">
            <text:p>Norfolk Circuit</text:p>
          </table:table-cell>
          <table:table-cell table:formula="of:=[.B1687]" office:value-type="string" office:string-value="Suffolk">
            <text:p>Suffolk</text:p>
          </table:table-cell>
          <table:table-cell office:value-type="float" office:value="1772">
            <text:p>177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688]" office:value-type="string" office:string-value="Norfolk Circuit">
            <text:p>Norfolk Circuit</text:p>
          </table:table-cell>
          <table:table-cell table:formula="of:=[.B1688]" office:value-type="string" office:string-value="Suffolk">
            <text:p>Suffolk</text:p>
          </table:table-cell>
          <table:table-cell office:value-type="float" office:value="1774">
            <text:p>177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689]" office:value-type="string" office:string-value="Norfolk Circuit">
            <text:p>Norfolk Circuit</text:p>
          </table:table-cell>
          <table:table-cell table:formula="of:=[.B1689]" office:value-type="string" office:string-value="Suffolk">
            <text:p>Suffolk</text:p>
          </table:table-cell>
          <table:table-cell office:value-type="float" office:value="1775">
            <text:p>177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690]" office:value-type="string" office:string-value="Norfolk Circuit">
            <text:p>Norfolk Circuit</text:p>
          </table:table-cell>
          <table:table-cell table:formula="of:=[.B1690]" office:value-type="string" office:string-value="Suffolk">
            <text:p>Suffolk</text:p>
          </table:table-cell>
          <table:table-cell office:value-type="float" office:value="1777">
            <text:p>177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691]" office:value-type="string" office:string-value="Norfolk Circuit">
            <text:p>Norfolk Circuit</text:p>
          </table:table-cell>
          <table:table-cell table:formula="of:=[.B1691]" office:value-type="string" office:string-value="Suffolk">
            <text:p>Suffolk</text:p>
          </table:table-cell>
          <table:table-cell office:value-type="float" office:value="1780">
            <text:p>178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692]" office:value-type="string" office:string-value="Norfolk Circuit">
            <text:p>Norfolk Circuit</text:p>
          </table:table-cell>
          <table:table-cell table:formula="of:=[.B1692]" office:value-type="string" office:string-value="Suffolk">
            <text:p>Suffolk</text:p>
          </table:table-cell>
          <table:table-cell office:value-type="float" office:value="1789">
            <text:p>178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693]" office:value-type="string" office:string-value="Norfolk Circuit">
            <text:p>Norfolk Circuit</text:p>
          </table:table-cell>
          <table:table-cell table:formula="of:=[.B1693]" office:value-type="string" office:string-value="Suffolk">
            <text:p>Suffolk</text:p>
          </table:table-cell>
          <table:table-cell office:value-type="float" office:value="1792">
            <text:p>179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694]" office:value-type="string" office:string-value="Norfolk Circuit">
            <text:p>Norfolk Circuit</text:p>
          </table:table-cell>
          <table:table-cell table:formula="of:=[.B1694]" office:value-type="string" office:string-value="Suffolk">
            <text:p>Suffolk</text:p>
          </table:table-cell>
          <table:table-cell office:value-type="float" office:value="1793">
            <text:p>179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695]" office:value-type="string" office:string-value="Norfolk Circuit">
            <text:p>Norfolk Circuit</text:p>
          </table:table-cell>
          <table:table-cell table:formula="of:=[.B1695]" office:value-type="string" office:string-value="Suffolk">
            <text:p>Suffolk</text:p>
          </table:table-cell>
          <table:table-cell office:value-type="float" office:value="1738">
            <text:p>1738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696]" office:value-type="string" office:string-value="Norfolk Circuit">
            <text:p>Norfolk Circuit</text:p>
          </table:table-cell>
          <table:table-cell table:formula="of:=[.B1696]" office:value-type="string" office:string-value="Suffolk">
            <text:p>Suffolk</text:p>
          </table:table-cell>
          <table:table-cell office:value-type="float" office:value="1739">
            <text:p>1739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697]" office:value-type="string" office:string-value="Norfolk Circuit">
            <text:p>Norfolk Circuit</text:p>
          </table:table-cell>
          <table:table-cell table:formula="of:=[.B1697]" office:value-type="string" office:string-value="Suffolk">
            <text:p>Suffolk</text:p>
          </table:table-cell>
          <table:table-cell office:value-type="float" office:value="1750">
            <text:p>1750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698]" office:value-type="string" office:string-value="Norfolk Circuit">
            <text:p>Norfolk Circuit</text:p>
          </table:table-cell>
          <table:table-cell table:formula="of:=[.B1698]" office:value-type="string" office:string-value="Suffolk">
            <text:p>Suffolk</text:p>
          </table:table-cell>
          <table:table-cell office:value-type="float" office:value="1753">
            <text:p>1753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699]" office:value-type="string" office:string-value="Norfolk Circuit">
            <text:p>Norfolk Circuit</text:p>
          </table:table-cell>
          <table:table-cell table:formula="of:=[.B1699]" office:value-type="string" office:string-value="Suffolk">
            <text:p>Suffolk</text:p>
          </table:table-cell>
          <table:table-cell office:value-type="float" office:value="1759">
            <text:p>1759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700]" office:value-type="string" office:string-value="Norfolk Circuit">
            <text:p>Norfolk Circuit</text:p>
          </table:table-cell>
          <table:table-cell table:formula="of:=[.B1700]" office:value-type="string" office:string-value="Suffolk">
            <text:p>Suffolk</text:p>
          </table:table-cell>
          <table:table-cell office:value-type="float" office:value="1763">
            <text:p>1763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701]" office:value-type="string" office:string-value="Norfolk Circuit">
            <text:p>Norfolk Circuit</text:p>
          </table:table-cell>
          <table:table-cell table:formula="of:=[.B1701]" office:value-type="string" office:string-value="Suffolk">
            <text:p>Suffolk</text:p>
          </table:table-cell>
          <table:table-cell office:value-type="float" office:value="1779">
            <text:p>1779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702]" office:value-type="string" office:string-value="Norfolk Circuit">
            <text:p>Norfolk Circuit</text:p>
          </table:table-cell>
          <table:table-cell table:formula="of:=[.B1702]" office:value-type="string" office:string-value="Suffolk">
            <text:p>Suffolk</text:p>
          </table:table-cell>
          <table:table-cell office:value-type="float" office:value="1786">
            <text:p>1786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703]" office:value-type="string" office:string-value="Norfolk Circuit">
            <text:p>Norfolk Circuit</text:p>
          </table:table-cell>
          <table:table-cell table:formula="of:=[.B1703]" office:value-type="string" office:string-value="Suffolk">
            <text:p>Suffolk</text:p>
          </table:table-cell>
          <table:table-cell office:value-type="float" office:value="1795">
            <text:p>1795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704]" office:value-type="string" office:string-value="Norfolk Circuit">
            <text:p>Norfolk Circuit</text:p>
          </table:table-cell>
          <table:table-cell table:formula="of:=[.B1704]" office:value-type="string" office:string-value="Suffolk">
            <text:p>Suffolk</text:p>
          </table:table-cell>
          <table:table-cell office:value-type="float" office:value="1796">
            <text:p>1796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705]" office:value-type="string" office:string-value="Norfolk Circuit">
            <text:p>Norfolk Circuit</text:p>
          </table:table-cell>
          <table:table-cell table:formula="of:=[.B1705]" office:value-type="string" office:string-value="Suffolk">
            <text:p>Suffolk</text:p>
          </table:table-cell>
          <table:table-cell office:value-type="float" office:value="1797">
            <text:p>1797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706]" office:value-type="string" office:string-value="Norfolk Circuit">
            <text:p>Norfolk Circuit</text:p>
          </table:table-cell>
          <table:table-cell table:formula="of:=[.B1706]" office:value-type="string" office:string-value="Suffolk">
            <text:p>Suffolk</text:p>
          </table:table-cell>
          <table:table-cell office:value-type="float" office:value="1752">
            <text:p>1752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1707]" office:value-type="string" office:string-value="Norfolk Circuit">
            <text:p>Norfolk Circuit</text:p>
          </table:table-cell>
          <table:table-cell table:formula="of:=[.B1707]" office:value-type="string" office:string-value="Suffolk">
            <text:p>Suffolk</text:p>
          </table:table-cell>
          <table:table-cell office:value-type="float" office:value="1754">
            <text:p>1754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1708]" office:value-type="string" office:string-value="Norfolk Circuit">
            <text:p>Norfolk Circuit</text:p>
          </table:table-cell>
          <table:table-cell table:formula="of:=[.B1708]" office:value-type="string" office:string-value="Suffolk">
            <text:p>Suffolk</text:p>
          </table:table-cell>
          <table:table-cell office:value-type="float" office:value="1766">
            <text:p>1766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1709]" office:value-type="string" office:string-value="Norfolk Circuit">
            <text:p>Norfolk Circuit</text:p>
          </table:table-cell>
          <table:table-cell table:formula="of:=[.B1709]" office:value-type="string" office:string-value="Suffolk">
            <text:p>Suffolk</text:p>
          </table:table-cell>
          <table:table-cell office:value-type="float" office:value="1784">
            <text:p>1784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1710]" office:value-type="string" office:string-value="Norfolk Circuit">
            <text:p>Norfolk Circuit</text:p>
          </table:table-cell>
          <table:table-cell table:formula="of:=[.B1710]" office:value-type="string" office:string-value="Suffolk">
            <text:p>Suffolk</text:p>
          </table:table-cell>
          <table:table-cell office:value-type="float" office:value="1735">
            <text:p>1735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1711]" office:value-type="string" office:string-value="Norfolk Circuit">
            <text:p>Norfolk Circuit</text:p>
          </table:table-cell>
          <table:table-cell table:formula="of:=[.B1711]" office:value-type="string" office:string-value="Suffolk">
            <text:p>Suffolk</text:p>
          </table:table-cell>
          <table:table-cell office:value-type="float" office:value="1736">
            <text:p>1736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1712]" office:value-type="string" office:string-value="Norfolk Circuit">
            <text:p>Norfolk Circuit</text:p>
          </table:table-cell>
          <table:table-cell table:formula="of:=[.B1712]" office:value-type="string" office:string-value="Suffolk">
            <text:p>Suffolk</text:p>
          </table:table-cell>
          <table:table-cell office:value-type="float" office:value="1742">
            <text:p>1742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1713]" office:value-type="string" office:string-value="Norfolk Circuit">
            <text:p>Norfolk Circuit</text:p>
          </table:table-cell>
          <table:table-cell table:formula="of:=[.B1713]" office:value-type="string" office:string-value="Suffolk">
            <text:p>Suffolk</text:p>
          </table:table-cell>
          <table:table-cell office:value-type="float" office:value="1769">
            <text:p>1769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1714]" office:value-type="string" office:string-value="Norfolk Circuit">
            <text:p>Norfolk Circuit</text:p>
          </table:table-cell>
          <table:table-cell table:formula="of:=[.B1714]" office:value-type="string" office:string-value="Suffolk">
            <text:p>Suffolk</text:p>
          </table:table-cell>
          <table:table-cell office:value-type="float" office:value="1771">
            <text:p>1771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1715]" office:value-type="string" office:string-value="Norfolk Circuit">
            <text:p>Norfolk Circuit</text:p>
          </table:table-cell>
          <table:table-cell table:formula="of:=[.B1715]" office:value-type="string" office:string-value="Suffolk">
            <text:p>Suffolk</text:p>
          </table:table-cell>
          <table:table-cell office:value-type="float" office:value="1794">
            <text:p>1794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1716]" office:value-type="string" office:string-value="Norfolk Circuit">
            <text:p>Norfolk Circuit</text:p>
          </table:table-cell>
          <table:table-cell table:formula="of:=[.B1716]" office:value-type="string" office:string-value="Suffolk">
            <text:p>Suffolk</text:p>
          </table:table-cell>
          <table:table-cell office:value-type="float" office:value="1737">
            <text:p>1737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formula="of:=[.A1717]" office:value-type="string" office:string-value="Norfolk Circuit">
            <text:p>Norfolk Circuit</text:p>
          </table:table-cell>
          <table:table-cell table:formula="of:=[.B1717]" office:value-type="string" office:string-value="Suffolk">
            <text:p>Suffolk</text:p>
          </table:table-cell>
          <table:table-cell office:value-type="float" office:value="1751">
            <text:p>1751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formula="of:=[.A1718]" office:value-type="string" office:string-value="Norfolk Circuit">
            <text:p>Norfolk Circuit</text:p>
          </table:table-cell>
          <table:table-cell table:formula="of:=[.B1718]" office:value-type="string" office:string-value="Suffolk">
            <text:p>Suffolk</text:p>
          </table:table-cell>
          <table:table-cell office:value-type="float" office:value="1783">
            <text:p>1783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formula="of:=[.A1719]" office:value-type="string" office:string-value="Norfolk Circuit">
            <text:p>Norfolk Circuit</text:p>
          </table:table-cell>
          <table:table-cell table:formula="of:=[.B1719]" office:value-type="string" office:string-value="Suffolk">
            <text:p>Suffolk</text:p>
          </table:table-cell>
          <table:table-cell office:value-type="float" office:value="1787">
            <text:p>1787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table:formula="of:=[.A1720]" office:value-type="string" office:string-value="Norfolk Circuit">
            <text:p>Norfolk Circuit</text:p>
          </table:table-cell>
          <table:table-cell table:formula="of:=[.B1720]" office:value-type="string" office:string-value="Suffolk">
            <text:p>Suffolk</text:p>
          </table:table-cell>
          <table:table-cell office:value-type="float" office:value="1790">
            <text:p>1790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table:formula="of:=[.A1721]" office:value-type="string" office:string-value="Norfolk Circuit">
            <text:p>Norfolk Circuit</text:p>
          </table:table-cell>
          <table:table-cell table:formula="of:=[.B1721]" office:value-type="string" office:string-value="Suffolk">
            <text:p>Suffolk</text:p>
          </table:table-cell>
          <table:table-cell office:value-type="float" office:value="1741">
            <text:p>1741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table:formula="of:=[.A1722]" office:value-type="string" office:string-value="Norfolk Circuit">
            <text:p>Norfolk Circuit</text:p>
          </table:table-cell>
          <table:table-cell table:formula="of:=[.B1722]" office:value-type="string" office:string-value="Suffolk">
            <text:p>Suffolk</text:p>
          </table:table-cell>
          <table:table-cell office:value-type="float" office:value="1785">
            <text:p>1785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table:formula="of:=[.A1723]" office:value-type="string" office:string-value="Norfolk Circuit">
            <text:p>Norfolk Circuit</text:p>
          </table:table-cell>
          <table:table-cell table:formula="of:=[.B1723]" office:value-type="string" office:string-value="Suffolk">
            <text:p>Suffolk</text:p>
          </table:table-cell>
          <table:table-cell office:value-type="float" office:value="1743">
            <text:p>174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.A1724]" office:value-type="string" office:string-value="Norfolk Circuit">
            <text:p>Norfolk Circuit</text:p>
          </table:table-cell>
          <table:table-cell office:value-type="string">
            <text:p>Great Yarmouth</text:p>
          </table:table-cell>
          <table:table-cell office:value-type="float" office:value="1736">
            <text:p>173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725]" office:value-type="string" office:string-value="Norfolk Circuit">
            <text:p>Norfolk Circuit</text:p>
          </table:table-cell>
          <table:table-cell table:formula="of:=[.B1725]" office:value-type="string" office:string-value="Great Yarmouth">
            <text:p>Great Yarmouth</text:p>
          </table:table-cell>
          <table:table-cell office:value-type="float" office:value="1742">
            <text:p>174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726]" office:value-type="string" office:string-value="Norfolk Circuit">
            <text:p>Norfolk Circuit</text:p>
          </table:table-cell>
          <table:table-cell table:formula="of:=[.B1726]" office:value-type="string" office:string-value="Great Yarmouth">
            <text:p>Great Yarmouth</text:p>
          </table:table-cell>
          <table:table-cell office:value-type="float" office:value="1748">
            <text:p>174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727]" office:value-type="string" office:string-value="Norfolk Circuit">
            <text:p>Norfolk Circuit</text:p>
          </table:table-cell>
          <table:table-cell table:formula="of:=[.B1727]" office:value-type="string" office:string-value="Great Yarmouth">
            <text:p>Great Yarmouth</text:p>
          </table:table-cell>
          <table:table-cell office:value-type="float" office:value="1749">
            <text:p>174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728]" office:value-type="string" office:string-value="Norfolk Circuit">
            <text:p>Norfolk Circuit</text:p>
          </table:table-cell>
          <table:table-cell table:formula="of:=[.B1728]" office:value-type="string" office:string-value="Great Yarmouth">
            <text:p>Great Yarmouth</text:p>
          </table:table-cell>
          <table:table-cell office:value-type="float" office:value="1750">
            <text:p>175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729]" office:value-type="string" office:string-value="Norfolk Circuit">
            <text:p>Norfolk Circuit</text:p>
          </table:table-cell>
          <table:table-cell table:formula="of:=[.B1729]" office:value-type="string" office:string-value="Great Yarmouth">
            <text:p>Great Yarmouth</text:p>
          </table:table-cell>
          <table:table-cell office:value-type="float" office:value="1769">
            <text:p>176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Northern</text:p>
          </table:table-cell>
          <table:table-cell office:value-type="string">
            <text:p>Berwick</text:p>
          </table:table-cell>
          <table:table-cell office:value-type="float" office:value="1740">
            <text:p>1740</text:p>
          </table:table-cell>
          <table:table-cell office:value-type="float" office:value="1">
            <text:p>1</text:p>
          </table:table-cell>
          <table:table-cell table:number-columns-repeated="4"/>
          <table:table-cell table:formula="of:=SUM([.D1731:.D1907])" office:value-type="float" office:value="417">
            <text:p>417</text:p>
          </table:table-cell>
          <table:table-cell table:formula="of:=SUM([.E1731:.E1907])" office:value-type="float" office:value="6">
            <text:p>6</text:p>
          </table:table-cell>
          <table:table-cell table:number-columns-repeated="1014"/>
        </table:table-row>
        <table:table-row table:style-name="ro1">
          <table:table-cell table:formula="of:=[.A1731]" office:value-type="string" office:string-value="Northern">
            <text:p>Northern</text:p>
          </table:table-cell>
          <table:table-cell table:formula="of:=[.B1731]" office:value-type="string" office:string-value="Berwick">
            <text:p>Berwick</text:p>
          </table:table-cell>
          <table:table-cell office:value-type="float" office:value="1758">
            <text:p>175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732]" office:value-type="string" office:string-value="Northern">
            <text:p>Northern</text:p>
          </table:table-cell>
          <table:table-cell office:value-type="string">
            <text:p>Cumberland</text:p>
          </table:table-cell>
          <table:table-cell office:value-type="float" office:value="1739">
            <text:p>1739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SUM([.D1733:.D1758])" office:value-type="float" office:value="22">
            <text:p>22</text:p>
          </table:table-cell>
          <table:table-cell table:formula="of:=SUM([.E1733:.E1758])" office:value-type="float" office:value="3">
            <text:p>3</text:p>
          </table:table-cell>
          <table:table-cell table:number-columns-repeated="1016"/>
        </table:table-row>
        <table:table-row table:style-name="ro1">
          <table:table-cell table:formula="of:=[.A1733]" office:value-type="string" office:string-value="Northern">
            <text:p>Northern</text:p>
          </table:table-cell>
          <table:table-cell table:formula="of:=[.B1733]" office:value-type="string" office:string-value="Cumberland">
            <text:p>Cumberland</text:p>
          </table:table-cell>
          <table:table-cell office:value-type="float" office:value="1739">
            <text:p>173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734]" office:value-type="string" office:string-value="Northern">
            <text:p>Northern</text:p>
          </table:table-cell>
          <table:table-cell table:formula="of:=[.B1734]" office:value-type="string" office:string-value="Cumberland">
            <text:p>Cumberland</text:p>
          </table:table-cell>
          <table:table-cell office:value-type="float" office:value="1739">
            <text:p>173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735]" office:value-type="string" office:string-value="Northern">
            <text:p>Northern</text:p>
          </table:table-cell>
          <table:table-cell table:formula="of:=[.B1735]" office:value-type="string" office:string-value="Cumberland">
            <text:p>Cumberland</text:p>
          </table:table-cell>
          <table:table-cell office:value-type="float" office:value="1748">
            <text:p>174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736]" office:value-type="string" office:string-value="Northern">
            <text:p>Northern</text:p>
          </table:table-cell>
          <table:table-cell table:formula="of:=[.B1736]" office:value-type="string" office:string-value="Cumberland">
            <text:p>Cumberland</text:p>
          </table:table-cell>
          <table:table-cell office:value-type="float" office:value="1753">
            <text:p>175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737]" office:value-type="string" office:string-value="Northern">
            <text:p>Northern</text:p>
          </table:table-cell>
          <table:table-cell table:formula="of:=[.B1737]" office:value-type="string" office:string-value="Cumberland">
            <text:p>Cumberland</text:p>
          </table:table-cell>
          <table:table-cell office:value-type="float" office:value="1754">
            <text:p>175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738]" office:value-type="string" office:string-value="Northern">
            <text:p>Northern</text:p>
          </table:table-cell>
          <table:table-cell table:formula="of:=[.B1738]" office:value-type="string" office:string-value="Cumberland">
            <text:p>Cumberland</text:p>
          </table:table-cell>
          <table:table-cell office:value-type="float" office:value="1754">
            <text:p>175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739]" office:value-type="string" office:string-value="Northern">
            <text:p>Northern</text:p>
          </table:table-cell>
          <table:table-cell table:formula="of:=[.B1739]" office:value-type="string" office:string-value="Cumberland">
            <text:p>Cumberland</text:p>
          </table:table-cell>
          <table:table-cell office:value-type="float" office:value="1755">
            <text:p>175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740]" office:value-type="string" office:string-value="Northern">
            <text:p>Northern</text:p>
          </table:table-cell>
          <table:table-cell table:formula="of:=[.B1740]" office:value-type="string" office:string-value="Cumberland">
            <text:p>Cumberland</text:p>
          </table:table-cell>
          <table:table-cell office:value-type="float" office:value="1755">
            <text:p>175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741]" office:value-type="string" office:string-value="Northern">
            <text:p>Northern</text:p>
          </table:table-cell>
          <table:table-cell table:formula="of:=[.B1741]" office:value-type="string" office:string-value="Cumberland">
            <text:p>Cumberland</text:p>
          </table:table-cell>
          <table:table-cell office:value-type="float" office:value="1756">
            <text:p>175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742]" office:value-type="string" office:string-value="Northern">
            <text:p>Northern</text:p>
          </table:table-cell>
          <table:table-cell table:formula="of:=[.B1742]" office:value-type="string" office:string-value="Cumberland">
            <text:p>Cumberland</text:p>
          </table:table-cell>
          <table:table-cell office:value-type="float" office:value="1767">
            <text:p>176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743]" office:value-type="string" office:string-value="Northern">
            <text:p>Northern</text:p>
          </table:table-cell>
          <table:table-cell table:formula="of:=[.B1743]" office:value-type="string" office:string-value="Cumberland">
            <text:p>Cumberland</text:p>
          </table:table-cell>
          <table:table-cell office:value-type="float" office:value="1769">
            <text:p>176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744]" office:value-type="string" office:string-value="Northern">
            <text:p>Northern</text:p>
          </table:table-cell>
          <table:table-cell table:formula="of:=[.B1744]" office:value-type="string" office:string-value="Cumberland">
            <text:p>Cumberland</text:p>
          </table:table-cell>
          <table:table-cell office:value-type="float" office:value="1779">
            <text:p>177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745]" office:value-type="string" office:string-value="Northern">
            <text:p>Northern</text:p>
          </table:table-cell>
          <table:table-cell table:formula="of:=[.B1745]" office:value-type="string" office:string-value="Cumberland">
            <text:p>Cumberland</text:p>
          </table:table-cell>
          <table:table-cell office:value-type="float" office:value="1783">
            <text:p>178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746]" office:value-type="string" office:string-value="Northern">
            <text:p>Northern</text:p>
          </table:table-cell>
          <table:table-cell table:formula="of:=[.B1746]" office:value-type="string" office:string-value="Cumberland">
            <text:p>Cumberland</text:p>
          </table:table-cell>
          <table:table-cell office:value-type="float" office:value="1786">
            <text:p>178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747]" office:value-type="string" office:string-value="Northern">
            <text:p>Northern</text:p>
          </table:table-cell>
          <table:table-cell table:formula="of:=[.B1747]" office:value-type="string" office:string-value="Cumberland">
            <text:p>Cumberland</text:p>
          </table:table-cell>
          <table:table-cell office:value-type="float" office:value="1788">
            <text:p>178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748]" office:value-type="string" office:string-value="Northern">
            <text:p>Northern</text:p>
          </table:table-cell>
          <table:table-cell table:formula="of:=[.B1748]" office:value-type="string" office:string-value="Cumberland">
            <text:p>Cumberland</text:p>
          </table:table-cell>
          <table:table-cell office:value-type="float" office:value="1788">
            <text:p>178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749]" office:value-type="string" office:string-value="Northern">
            <text:p>Northern</text:p>
          </table:table-cell>
          <table:table-cell table:formula="of:=[.B1749]" office:value-type="string" office:string-value="Cumberland">
            <text:p>Cumberland</text:p>
          </table:table-cell>
          <table:table-cell office:value-type="float" office:value="1791">
            <text:p>179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750]" office:value-type="string" office:string-value="Northern">
            <text:p>Northern</text:p>
          </table:table-cell>
          <table:table-cell table:formula="of:=[.B1750]" office:value-type="string" office:string-value="Cumberland">
            <text:p>Cumberland</text:p>
          </table:table-cell>
          <table:table-cell office:value-type="float" office:value="1792">
            <text:p>179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751]" office:value-type="string" office:string-value="Northern">
            <text:p>Northern</text:p>
          </table:table-cell>
          <table:table-cell table:formula="of:=[.B1751]" office:value-type="string" office:string-value="Cumberland">
            <text:p>Cumberland</text:p>
          </table:table-cell>
          <table:table-cell office:value-type="float" office:value="1792">
            <text:p>179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752]" office:value-type="string" office:string-value="Northern">
            <text:p>Northern</text:p>
          </table:table-cell>
          <table:table-cell table:formula="of:=[.B1752]" office:value-type="string" office:string-value="Cumberland">
            <text:p>Cumberland</text:p>
          </table:table-cell>
          <table:table-cell office:value-type="float" office:value="1740">
            <text:p>1740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.A1753]" office:value-type="string" office:string-value="Northern">
            <text:p>Northern</text:p>
          </table:table-cell>
          <table:table-cell table:formula="of:=[.B1753]" office:value-type="string" office:string-value="Cumberland">
            <text:p>Cumberland</text:p>
          </table:table-cell>
          <table:table-cell office:value-type="float" office:value="1741">
            <text:p>174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.A1754]" office:value-type="string" office:string-value="Northern">
            <text:p>Northern</text:p>
          </table:table-cell>
          <table:table-cell table:formula="of:=[.B1754]" office:value-type="string" office:string-value="Cumberland">
            <text:p>Cumberland</text:p>
          </table:table-cell>
          <table:table-cell office:value-type="float" office:value="1743">
            <text:p>174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.A1755]" office:value-type="string" office:string-value="Northern">
            <text:p>Northern</text:p>
          </table:table-cell>
          <table:table-cell table:formula="of:=[.B1755]" office:value-type="string" office:string-value="Cumberland">
            <text:p>Cumberland</text:p>
          </table:table-cell>
          <table:table-cell office:value-type="float" office:value="1746">
            <text:p>174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756]" office:value-type="string" office:string-value="Northern">
            <text:p>Northern</text:p>
          </table:table-cell>
          <table:table-cell table:formula="of:=[.B1756]" office:value-type="string" office:string-value="Cumberland">
            <text:p>Cumberland</text:p>
          </table:table-cell>
          <table:table-cell office:value-type="float" office:value="1746">
            <text:p>1746</text:p>
          </table:table-cell>
          <table:table-cell table:number-columns-repeated="1021"/>
        </table:table-row>
        <table:table-row table:style-name="ro1">
          <table:table-cell table:formula="of:=[.A1757]" office:value-type="string" office:string-value="Northern">
            <text:p>Northern</text:p>
          </table:table-cell>
          <table:table-cell table:formula="of:=[.B1757]" office:value-type="string" office:string-value="Cumberland">
            <text:p>Cumberland</text:p>
          </table:table-cell>
          <table:table-cell office:value-type="float" office:value="1791">
            <text:p>179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758]" office:value-type="string" office:string-value="Northern">
            <text:p>Northern</text:p>
          </table:table-cell>
          <table:table-cell table:formula="of:=[.B1758]" office:value-type="string" office:string-value="Cumberland">
            <text:p>Cumberland</text:p>
          </table:table-cell>
          <table:table-cell office:value-type="float" office:value="1746">
            <text:p>1746</text:p>
          </table:table-cell>
          <table:table-cell office:value-type="float" office:value="33">
            <text:p>33</text:p>
          </table:table-cell>
          <table:table-cell table:number-columns-repeated="1020"/>
        </table:table-row>
        <table:table-row table:style-name="ro1">
          <table:table-cell table:formula="of:=[.A1759]" office:value-type="string" office:string-value="Northern">
            <text:p>Northern</text:p>
          </table:table-cell>
          <table:table-cell office:value-type="string">
            <text:p>Durham</text:p>
          </table:table-cell>
          <table:table-cell office:value-type="float" office:value="1735">
            <text:p>1735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SUM([.D1760:.D1783])" office:value-type="float" office:value="24">
            <text:p>24</text:p>
          </table:table-cell>
          <table:table-cell table:number-columns-repeated="1017"/>
        </table:table-row>
        <table:table-row table:style-name="ro1">
          <table:table-cell table:formula="of:=[.A1760]" office:value-type="string" office:string-value="Northern">
            <text:p>Northern</text:p>
          </table:table-cell>
          <table:table-cell table:formula="of:=[.B1760]" office:value-type="string" office:string-value="Durham">
            <text:p>Durham</text:p>
          </table:table-cell>
          <table:table-cell office:value-type="float" office:value="1739">
            <text:p>173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761]" office:value-type="string" office:string-value="Northern">
            <text:p>Northern</text:p>
          </table:table-cell>
          <table:table-cell table:formula="of:=[.B1761]" office:value-type="string" office:string-value="Durham">
            <text:p>Durham</text:p>
          </table:table-cell>
          <table:table-cell office:value-type="float" office:value="1745">
            <text:p>174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762]" office:value-type="string" office:string-value="Northern">
            <text:p>Northern</text:p>
          </table:table-cell>
          <table:table-cell table:formula="of:=[.B1762]" office:value-type="string" office:string-value="Durham">
            <text:p>Durham</text:p>
          </table:table-cell>
          <table:table-cell office:value-type="float" office:value="1748">
            <text:p>174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763]" office:value-type="string" office:string-value="Northern">
            <text:p>Northern</text:p>
          </table:table-cell>
          <table:table-cell table:formula="of:=[.B1763]" office:value-type="string" office:string-value="Durham">
            <text:p>Durham</text:p>
          </table:table-cell>
          <table:table-cell office:value-type="float" office:value="1750">
            <text:p>175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764]" office:value-type="string" office:string-value="Northern">
            <text:p>Northern</text:p>
          </table:table-cell>
          <table:table-cell table:formula="of:=[.B1764]" office:value-type="string" office:string-value="Durham">
            <text:p>Durham</text:p>
          </table:table-cell>
          <table:table-cell office:value-type="float" office:value="1757">
            <text:p>175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765]" office:value-type="string" office:string-value="Northern">
            <text:p>Northern</text:p>
          </table:table-cell>
          <table:table-cell table:formula="of:=[.B1765]" office:value-type="string" office:string-value="Durham">
            <text:p>Durham</text:p>
          </table:table-cell>
          <table:table-cell office:value-type="float" office:value="1762">
            <text:p>176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766]" office:value-type="string" office:string-value="Northern">
            <text:p>Northern</text:p>
          </table:table-cell>
          <table:table-cell table:formula="of:=[.B1766]" office:value-type="string" office:string-value="Durham">
            <text:p>Durham</text:p>
          </table:table-cell>
          <table:table-cell office:value-type="float" office:value="1763">
            <text:p>176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767]" office:value-type="string" office:string-value="Northern">
            <text:p>Northern</text:p>
          </table:table-cell>
          <table:table-cell table:formula="of:=[.B1767]" office:value-type="string" office:string-value="Durham">
            <text:p>Durham</text:p>
          </table:table-cell>
          <table:table-cell office:value-type="float" office:value="1768">
            <text:p>176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768]" office:value-type="string" office:string-value="Northern">
            <text:p>Northern</text:p>
          </table:table-cell>
          <table:table-cell table:formula="of:=[.B1768]" office:value-type="string" office:string-value="Durham">
            <text:p>Durham</text:p>
          </table:table-cell>
          <table:table-cell office:value-type="float" office:value="1770">
            <text:p>177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769]" office:value-type="string" office:string-value="Northern">
            <text:p>Northern</text:p>
          </table:table-cell>
          <table:table-cell table:formula="of:=[.B1769]" office:value-type="string" office:string-value="Durham">
            <text:p>Durham</text:p>
          </table:table-cell>
          <table:table-cell office:value-type="float" office:value="1773">
            <text:p>177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770]" office:value-type="string" office:string-value="Northern">
            <text:p>Northern</text:p>
          </table:table-cell>
          <table:table-cell table:formula="of:=[.B1770]" office:value-type="string" office:string-value="Durham">
            <text:p>Durham</text:p>
          </table:table-cell>
          <table:table-cell office:value-type="float" office:value="1776">
            <text:p>177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771]" office:value-type="string" office:string-value="Northern">
            <text:p>Northern</text:p>
          </table:table-cell>
          <table:table-cell table:formula="of:=[.B1771]" office:value-type="string" office:string-value="Durham">
            <text:p>Durham</text:p>
          </table:table-cell>
          <table:table-cell office:value-type="float" office:value="1781">
            <text:p>178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772]" office:value-type="string" office:string-value="Northern">
            <text:p>Northern</text:p>
          </table:table-cell>
          <table:table-cell table:formula="of:=[.B1772]" office:value-type="string" office:string-value="Durham">
            <text:p>Durham</text:p>
          </table:table-cell>
          <table:table-cell office:value-type="float" office:value="1781">
            <text:p>178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773]" office:value-type="string" office:string-value="Northern">
            <text:p>Northern</text:p>
          </table:table-cell>
          <table:table-cell table:formula="of:=[.B1773]" office:value-type="string" office:string-value="Durham">
            <text:p>Durham</text:p>
          </table:table-cell>
          <table:table-cell office:value-type="float" office:value="1783">
            <text:p>178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774]" office:value-type="string" office:string-value="Northern">
            <text:p>Northern</text:p>
          </table:table-cell>
          <table:table-cell table:formula="of:=[.B1774]" office:value-type="string" office:string-value="Durham">
            <text:p>Durham</text:p>
          </table:table-cell>
          <table:table-cell office:value-type="float" office:value="1785">
            <text:p>178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775]" office:value-type="string" office:string-value="Northern">
            <text:p>Northern</text:p>
          </table:table-cell>
          <table:table-cell table:formula="of:=[.B1775]" office:value-type="string" office:string-value="Durham">
            <text:p>Durham</text:p>
          </table:table-cell>
          <table:table-cell office:value-type="float" office:value="1785">
            <text:p>178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776]" office:value-type="string" office:string-value="Northern">
            <text:p>Northern</text:p>
          </table:table-cell>
          <table:table-cell table:formula="of:=[.B1776]" office:value-type="string" office:string-value="Durham">
            <text:p>Durham</text:p>
          </table:table-cell>
          <table:table-cell office:value-type="float" office:value="1785">
            <text:p>178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777]" office:value-type="string" office:string-value="Northern">
            <text:p>Northern</text:p>
          </table:table-cell>
          <table:table-cell table:formula="of:=[.B1777]" office:value-type="string" office:string-value="Durham">
            <text:p>Durham</text:p>
          </table:table-cell>
          <table:table-cell office:value-type="float" office:value="1785">
            <text:p>178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778]" office:value-type="string" office:string-value="Northern">
            <text:p>Northern</text:p>
          </table:table-cell>
          <table:table-cell table:formula="of:=[.B1778]" office:value-type="string" office:string-value="Durham">
            <text:p>Durham</text:p>
          </table:table-cell>
          <table:table-cell office:value-type="float" office:value="1785">
            <text:p>178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779]" office:value-type="string" office:string-value="Northern">
            <text:p>Northern</text:p>
          </table:table-cell>
          <table:table-cell table:formula="of:=[.B1779]" office:value-type="string" office:string-value="Durham">
            <text:p>Durham</text:p>
          </table:table-cell>
          <table:table-cell office:value-type="float" office:value="1786">
            <text:p>178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780]" office:value-type="string" office:string-value="Northern">
            <text:p>Northern</text:p>
          </table:table-cell>
          <table:table-cell table:formula="of:=[.B1780]" office:value-type="string" office:string-value="Durham">
            <text:p>Durham</text:p>
          </table:table-cell>
          <table:table-cell office:value-type="float" office:value="1786">
            <text:p>178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781]" office:value-type="string" office:string-value="Northern">
            <text:p>Northern</text:p>
          </table:table-cell>
          <table:table-cell table:formula="of:=[.B1781]" office:value-type="string" office:string-value="Durham">
            <text:p>Durham</text:p>
          </table:table-cell>
          <table:table-cell office:value-type="float" office:value="1790">
            <text:p>179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782]" office:value-type="string" office:string-value="Northern">
            <text:p>Northern</text:p>
          </table:table-cell>
          <table:table-cell table:formula="of:=[.B1782]" office:value-type="string" office:string-value="Durham">
            <text:p>Durham</text:p>
          </table:table-cell>
          <table:table-cell office:value-type="float" office:value="1799">
            <text:p>179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783]" office:value-type="string" office:string-value="Northern">
            <text:p>Northern</text:p>
          </table:table-cell>
          <table:table-cell office:value-type="string">
            <text:p>Lancashire</text:p>
          </table:table-cell>
          <table:table-cell office:value-type="float" office:value="1737">
            <text:p>1737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SUM([.D1784:.D1818])" office:value-type="float" office:value="78">
            <text:p>78</text:p>
          </table:table-cell>
          <table:table-cell table:number-columns-repeated="1017"/>
        </table:table-row>
        <table:table-row table:style-name="ro1">
          <table:table-cell table:formula="of:=[.A1784]" office:value-type="string" office:string-value="Northern">
            <text:p>Northern</text:p>
          </table:table-cell>
          <table:table-cell table:formula="of:=[.B1784]" office:value-type="string" office:string-value="Lancashire">
            <text:p>Lancashire</text:p>
          </table:table-cell>
          <table:table-cell office:value-type="float" office:value="1741">
            <text:p>174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785]" office:value-type="string" office:string-value="Northern">
            <text:p>Northern</text:p>
          </table:table-cell>
          <table:table-cell table:formula="of:=[.B1785]" office:value-type="string" office:string-value="Lancashire">
            <text:p>Lancashire</text:p>
          </table:table-cell>
          <table:table-cell office:value-type="float" office:value="1750">
            <text:p>175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786]" office:value-type="string" office:string-value="Northern">
            <text:p>Northern</text:p>
          </table:table-cell>
          <table:table-cell table:formula="of:=[.B1786]" office:value-type="string" office:string-value="Lancashire">
            <text:p>Lancashire</text:p>
          </table:table-cell>
          <table:table-cell office:value-type="float" office:value="1759">
            <text:p>175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787]" office:value-type="string" office:string-value="Northern">
            <text:p>Northern</text:p>
          </table:table-cell>
          <table:table-cell table:formula="of:=[.B1787]" office:value-type="string" office:string-value="Lancashire">
            <text:p>Lancashire</text:p>
          </table:table-cell>
          <table:table-cell office:value-type="float" office:value="1764">
            <text:p>176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788]" office:value-type="string" office:string-value="Northern">
            <text:p>Northern</text:p>
          </table:table-cell>
          <table:table-cell table:formula="of:=[.B1788]" office:value-type="string" office:string-value="Lancashire">
            <text:p>Lancashire</text:p>
          </table:table-cell>
          <table:table-cell office:value-type="float" office:value="1771">
            <text:p>177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789]" office:value-type="string" office:string-value="Northern">
            <text:p>Northern</text:p>
          </table:table-cell>
          <table:table-cell table:formula="of:=[.B1789]" office:value-type="string" office:string-value="Lancashire">
            <text:p>Lancashire</text:p>
          </table:table-cell>
          <table:table-cell office:value-type="float" office:value="1772">
            <text:p>177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790]" office:value-type="string" office:string-value="Northern">
            <text:p>Northern</text:p>
          </table:table-cell>
          <table:table-cell table:formula="of:=[.B1790]" office:value-type="string" office:string-value="Lancashire">
            <text:p>Lancashire</text:p>
          </table:table-cell>
          <table:table-cell office:value-type="float" office:value="1773">
            <text:p>177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791]" office:value-type="string" office:string-value="Northern">
            <text:p>Northern</text:p>
          </table:table-cell>
          <table:table-cell table:formula="of:=[.B1791]" office:value-type="string" office:string-value="Lancashire">
            <text:p>Lancashire</text:p>
          </table:table-cell>
          <table:table-cell office:value-type="float" office:value="1777">
            <text:p>177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792]" office:value-type="string" office:string-value="Northern">
            <text:p>Northern</text:p>
          </table:table-cell>
          <table:table-cell table:formula="of:=[.B1792]" office:value-type="string" office:string-value="Lancashire">
            <text:p>Lancashire</text:p>
          </table:table-cell>
          <table:table-cell office:value-type="float" office:value="1782">
            <text:p>178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793]" office:value-type="string" office:string-value="Northern">
            <text:p>Northern</text:p>
          </table:table-cell>
          <table:table-cell table:formula="of:=[.B1793]" office:value-type="string" office:string-value="Lancashire">
            <text:p>Lancashire</text:p>
          </table:table-cell>
          <table:table-cell office:value-type="float" office:value="1785">
            <text:p>178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794]" office:value-type="string" office:string-value="Northern">
            <text:p>Northern</text:p>
          </table:table-cell>
          <table:table-cell table:formula="of:=[.B1794]" office:value-type="string" office:string-value="Lancashire">
            <text:p>Lancashire</text:p>
          </table:table-cell>
          <table:table-cell office:value-type="float" office:value="1797">
            <text:p>179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795]" office:value-type="string" office:string-value="Northern">
            <text:p>Northern</text:p>
          </table:table-cell>
          <table:table-cell table:formula="of:=[.B1795]" office:value-type="string" office:string-value="Lancashire">
            <text:p>Lancashire</text:p>
          </table:table-cell>
          <table:table-cell office:value-type="float" office:value="1739">
            <text:p>1739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796]" office:value-type="string" office:string-value="Northern">
            <text:p>Northern</text:p>
          </table:table-cell>
          <table:table-cell table:formula="of:=[.B1796]" office:value-type="string" office:string-value="Lancashire">
            <text:p>Lancashire</text:p>
          </table:table-cell>
          <table:table-cell office:value-type="float" office:value="1742">
            <text:p>1742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797]" office:value-type="string" office:string-value="Northern">
            <text:p>Northern</text:p>
          </table:table-cell>
          <table:table-cell table:formula="of:=[.B1797]" office:value-type="string" office:string-value="Lancashire">
            <text:p>Lancashire</text:p>
          </table:table-cell>
          <table:table-cell office:value-type="float" office:value="1754">
            <text:p>1754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798]" office:value-type="string" office:string-value="Northern">
            <text:p>Northern</text:p>
          </table:table-cell>
          <table:table-cell table:formula="of:=[.B1798]" office:value-type="string" office:string-value="Lancashire">
            <text:p>Lancashire</text:p>
          </table:table-cell>
          <table:table-cell office:value-type="float" office:value="1755">
            <text:p>1755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799]" office:value-type="string" office:string-value="Northern">
            <text:p>Northern</text:p>
          </table:table-cell>
          <table:table-cell table:formula="of:=[.B1799]" office:value-type="string" office:string-value="Lancashire">
            <text:p>Lancashire</text:p>
          </table:table-cell>
          <table:table-cell office:value-type="float" office:value="1758">
            <text:p>1758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800]" office:value-type="string" office:string-value="Northern">
            <text:p>Northern</text:p>
          </table:table-cell>
          <table:table-cell table:formula="of:=[.B1800]" office:value-type="string" office:string-value="Lancashire">
            <text:p>Lancashire</text:p>
          </table:table-cell>
          <table:table-cell office:value-type="float" office:value="1762">
            <text:p>1762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801]" office:value-type="string" office:string-value="Northern">
            <text:p>Northern</text:p>
          </table:table-cell>
          <table:table-cell table:formula="of:=[.B1801]" office:value-type="string" office:string-value="Lancashire">
            <text:p>Lancashire</text:p>
          </table:table-cell>
          <table:table-cell office:value-type="float" office:value="1765">
            <text:p>1765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802]" office:value-type="string" office:string-value="Northern">
            <text:p>Northern</text:p>
          </table:table-cell>
          <table:table-cell table:formula="of:=[.B1802]" office:value-type="string" office:string-value="Lancashire">
            <text:p>Lancashire</text:p>
          </table:table-cell>
          <table:table-cell office:value-type="float" office:value="1766">
            <text:p>1766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803]" office:value-type="string" office:string-value="Northern">
            <text:p>Northern</text:p>
          </table:table-cell>
          <table:table-cell table:formula="of:=[.B1803]" office:value-type="string" office:string-value="Lancashire">
            <text:p>Lancashire</text:p>
          </table:table-cell>
          <table:table-cell office:value-type="float" office:value="1770">
            <text:p>1770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804]" office:value-type="string" office:string-value="Northern">
            <text:p>Northern</text:p>
          </table:table-cell>
          <table:table-cell table:formula="of:=[.B1804]" office:value-type="string" office:string-value="Lancashire">
            <text:p>Lancashire</text:p>
          </table:table-cell>
          <table:table-cell office:value-type="float" office:value="1788">
            <text:p>1788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805]" office:value-type="string" office:string-value="Northern">
            <text:p>Northern</text:p>
          </table:table-cell>
          <table:table-cell table:formula="of:=[.B1805]" office:value-type="string" office:string-value="Lancashire">
            <text:p>Lancashire</text:p>
          </table:table-cell>
          <table:table-cell office:value-type="float" office:value="1789">
            <text:p>1789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806]" office:value-type="string" office:string-value="Northern">
            <text:p>Northern</text:p>
          </table:table-cell>
          <table:table-cell table:formula="of:=[.B1806]" office:value-type="string" office:string-value="Lancashire">
            <text:p>Lancashire</text:p>
          </table:table-cell>
          <table:table-cell office:value-type="float" office:value="1796">
            <text:p>1796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807]" office:value-type="string" office:string-value="Northern">
            <text:p>Northern</text:p>
          </table:table-cell>
          <table:table-cell table:formula="of:=[.B1807]" office:value-type="string" office:string-value="Lancashire">
            <text:p>Lancashire</text:p>
          </table:table-cell>
          <table:table-cell office:value-type="float" office:value="1784">
            <text:p>1784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1808]" office:value-type="string" office:string-value="Northern">
            <text:p>Northern</text:p>
          </table:table-cell>
          <table:table-cell table:formula="of:=[.B1808]" office:value-type="string" office:string-value="Lancashire">
            <text:p>Lancashire</text:p>
          </table:table-cell>
          <table:table-cell office:value-type="float" office:value="1790">
            <text:p>1790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1809]" office:value-type="string" office:string-value="Northern">
            <text:p>Northern</text:p>
          </table:table-cell>
          <table:table-cell table:formula="of:=[.B1809]" office:value-type="string" office:string-value="Lancashire">
            <text:p>Lancashire</text:p>
          </table:table-cell>
          <table:table-cell office:value-type="float" office:value="1793">
            <text:p>1793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1810]" office:value-type="string" office:string-value="Northern">
            <text:p>Northern</text:p>
          </table:table-cell>
          <table:table-cell table:formula="of:=[.B1810]" office:value-type="string" office:string-value="Lancashire">
            <text:p>Lancashire</text:p>
          </table:table-cell>
          <table:table-cell office:value-type="float" office:value="1795">
            <text:p>1795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1811]" office:value-type="string" office:string-value="Northern">
            <text:p>Northern</text:p>
          </table:table-cell>
          <table:table-cell table:formula="of:=[.B1811]" office:value-type="string" office:string-value="Lancashire">
            <text:p>Lancashire</text:p>
          </table:table-cell>
          <table:table-cell office:value-type="float" office:value="1798">
            <text:p>1798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1812]" office:value-type="string" office:string-value="Northern">
            <text:p>Northern</text:p>
          </table:table-cell>
          <table:table-cell table:formula="of:=[.B1812]" office:value-type="string" office:string-value="Lancashire">
            <text:p>Lancashire</text:p>
          </table:table-cell>
          <table:table-cell office:value-type="float" office:value="1799">
            <text:p>1799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1813]" office:value-type="string" office:string-value="Northern">
            <text:p>Northern</text:p>
          </table:table-cell>
          <table:table-cell table:formula="of:=[.B1813]" office:value-type="string" office:string-value="Lancashire">
            <text:p>Lancashire</text:p>
          </table:table-cell>
          <table:table-cell office:value-type="float" office:value="1756">
            <text:p>1756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1814]" office:value-type="string" office:string-value="Northern">
            <text:p>Northern</text:p>
          </table:table-cell>
          <table:table-cell table:formula="of:=[.B1814]" office:value-type="string" office:string-value="Lancashire">
            <text:p>Lancashire</text:p>
          </table:table-cell>
          <table:table-cell office:value-type="float" office:value="1791">
            <text:p>1791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1815]" office:value-type="string" office:string-value="Northern">
            <text:p>Northern</text:p>
          </table:table-cell>
          <table:table-cell table:formula="of:=[.B1815]" office:value-type="string" office:string-value="Lancashire">
            <text:p>Lancashire</text:p>
          </table:table-cell>
          <table:table-cell office:value-type="float" office:value="1792">
            <text:p>1792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1816]" office:value-type="string" office:string-value="Northern">
            <text:p>Northern</text:p>
          </table:table-cell>
          <table:table-cell table:formula="of:=[.B1816]" office:value-type="string" office:string-value="Lancashire">
            <text:p>Lancashire</text:p>
          </table:table-cell>
          <table:table-cell office:value-type="float" office:value="1786">
            <text:p>1786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table:formula="of:=[.A1817]" office:value-type="string" office:string-value="Northern">
            <text:p>Northern</text:p>
          </table:table-cell>
          <table:table-cell table:formula="of:=[.B1817]" office:value-type="string" office:string-value="Lancashire">
            <text:p>Lancashire</text:p>
          </table:table-cell>
          <table:table-cell office:value-type="float" office:value="1787">
            <text:p>1787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table:formula="of:=[.A1818]" office:value-type="string" office:string-value="Northern">
            <text:p>Northern</text:p>
          </table:table-cell>
          <table:table-cell office:value-type="string">
            <text:p>Northumbria</text:p>
          </table:table-cell>
          <table:table-cell office:value-type="float" office:value="1743">
            <text:p>1743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SUM([.D1819:.D1843])" office:value-type="float" office:value="43">
            <text:p>43</text:p>
          </table:table-cell>
          <table:table-cell table:formula="of:=SUM([.E1819:.E1843])"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formula="of:=[.A1819]" office:value-type="string" office:string-value="Northern">
            <text:p>Northern</text:p>
          </table:table-cell>
          <table:table-cell table:formula="of:=[.B1819]" office:value-type="string" office:string-value="Northumbria">
            <text:p>Northumbria</text:p>
          </table:table-cell>
          <table:table-cell office:value-type="float" office:value="1746">
            <text:p>174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820]" office:value-type="string" office:string-value="Northern">
            <text:p>Northern</text:p>
          </table:table-cell>
          <table:table-cell table:formula="of:=[.B1820]" office:value-type="string" office:string-value="Northumbria">
            <text:p>Northumbria</text:p>
          </table:table-cell>
          <table:table-cell office:value-type="float" office:value="1751">
            <text:p>175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821]" office:value-type="string" office:string-value="Northern">
            <text:p>Northern</text:p>
          </table:table-cell>
          <table:table-cell table:formula="of:=[.B1821]" office:value-type="string" office:string-value="Northumbria">
            <text:p>Northumbria</text:p>
          </table:table-cell>
          <table:table-cell office:value-type="float" office:value="1752">
            <text:p>175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822]" office:value-type="string" office:string-value="Northern">
            <text:p>Northern</text:p>
          </table:table-cell>
          <table:table-cell table:formula="of:=[.B1822]" office:value-type="string" office:string-value="Northumbria">
            <text:p>Northumbria</text:p>
          </table:table-cell>
          <table:table-cell office:value-type="float" office:value="1754">
            <text:p>175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823]" office:value-type="string" office:string-value="Northern">
            <text:p>Northern</text:p>
          </table:table-cell>
          <table:table-cell table:formula="of:=[.B1823]" office:value-type="string" office:string-value="Northumbria">
            <text:p>Northumbria</text:p>
          </table:table-cell>
          <table:table-cell office:value-type="float" office:value="1757">
            <text:p>1757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.A1824]" office:value-type="string" office:string-value="Northern">
            <text:p>Northern</text:p>
          </table:table-cell>
          <table:table-cell table:formula="of:=[.B1824]" office:value-type="string" office:string-value="Northumbria">
            <text:p>Northumbria</text:p>
          </table:table-cell>
          <table:table-cell office:value-type="float" office:value="1758">
            <text:p>175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825]" office:value-type="string" office:string-value="Northern">
            <text:p>Northern</text:p>
          </table:table-cell>
          <table:table-cell table:formula="of:=[.B1825]" office:value-type="string" office:string-value="Northumbria">
            <text:p>Northumbria</text:p>
          </table:table-cell>
          <table:table-cell office:value-type="float" office:value="1761">
            <text:p>176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826]" office:value-type="string" office:string-value="Northern">
            <text:p>Northern</text:p>
          </table:table-cell>
          <table:table-cell table:formula="of:=[.B1826]" office:value-type="string" office:string-value="Northumbria">
            <text:p>Northumbria</text:p>
          </table:table-cell>
          <table:table-cell office:value-type="float" office:value="1765">
            <text:p>176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827]" office:value-type="string" office:string-value="Northern">
            <text:p>Northern</text:p>
          </table:table-cell>
          <table:table-cell table:formula="of:=[.B1827]" office:value-type="string" office:string-value="Northumbria">
            <text:p>Northumbria</text:p>
          </table:table-cell>
          <table:table-cell office:value-type="float" office:value="1774">
            <text:p>177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828]" office:value-type="string" office:string-value="Northern">
            <text:p>Northern</text:p>
          </table:table-cell>
          <table:table-cell table:formula="of:=[.B1828]" office:value-type="string" office:string-value="Northumbria">
            <text:p>Northumbria</text:p>
          </table:table-cell>
          <table:table-cell office:value-type="float" office:value="1783">
            <text:p>178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829]" office:value-type="string" office:string-value="Northern">
            <text:p>Northern</text:p>
          </table:table-cell>
          <table:table-cell table:formula="of:=[.B1829]" office:value-type="string" office:string-value="Northumbria">
            <text:p>Northumbria</text:p>
          </table:table-cell>
          <table:table-cell office:value-type="float" office:value="1786">
            <text:p>178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830]" office:value-type="string" office:string-value="Northern">
            <text:p>Northern</text:p>
          </table:table-cell>
          <table:table-cell table:formula="of:=[.B1830]" office:value-type="string" office:string-value="Northumbria">
            <text:p>Northumbria</text:p>
          </table:table-cell>
          <table:table-cell office:value-type="float" office:value="1789">
            <text:p>178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831]" office:value-type="string" office:string-value="Northern">
            <text:p>Northern</text:p>
          </table:table-cell>
          <table:table-cell table:formula="of:=[.B1831]" office:value-type="string" office:string-value="Northumbria">
            <text:p>Northumbria</text:p>
          </table:table-cell>
          <table:table-cell office:value-type="float" office:value="1795">
            <text:p>179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832]" office:value-type="string" office:string-value="Northern">
            <text:p>Northern</text:p>
          </table:table-cell>
          <table:table-cell table:formula="of:=[.B1832]" office:value-type="string" office:string-value="Northumbria">
            <text:p>Northumbria</text:p>
          </table:table-cell>
          <table:table-cell office:value-type="float" office:value="1742">
            <text:p>1742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833]" office:value-type="string" office:string-value="Northern">
            <text:p>Northern</text:p>
          </table:table-cell>
          <table:table-cell table:formula="of:=[.B1833]" office:value-type="string" office:string-value="Northumbria">
            <text:p>Northumbria</text:p>
          </table:table-cell>
          <table:table-cell office:value-type="float" office:value="1764">
            <text:p>1764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834]" office:value-type="string" office:string-value="Northern">
            <text:p>Northern</text:p>
          </table:table-cell>
          <table:table-cell table:formula="of:=[.B1834]" office:value-type="string" office:string-value="Northumbria">
            <text:p>Northumbria</text:p>
          </table:table-cell>
          <table:table-cell office:value-type="float" office:value="1776">
            <text:p>1776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835]" office:value-type="string" office:string-value="Northern">
            <text:p>Northern</text:p>
          </table:table-cell>
          <table:table-cell table:formula="of:=[.B1835]" office:value-type="string" office:string-value="Northumbria">
            <text:p>Northumbria</text:p>
          </table:table-cell>
          <table:table-cell office:value-type="float" office:value="1784">
            <text:p>1784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836]" office:value-type="string" office:string-value="Northern">
            <text:p>Northern</text:p>
          </table:table-cell>
          <table:table-cell table:formula="of:=[.B1836]" office:value-type="string" office:string-value="Northumbria">
            <text:p>Northumbria</text:p>
          </table:table-cell>
          <table:table-cell office:value-type="float" office:value="1785">
            <text:p>1785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837]" office:value-type="string" office:string-value="Northern">
            <text:p>Northern</text:p>
          </table:table-cell>
          <table:table-cell table:formula="of:=[.B1837]" office:value-type="string" office:string-value="Northumbria">
            <text:p>Northumbria</text:p>
          </table:table-cell>
          <table:table-cell office:value-type="float" office:value="1788">
            <text:p>1788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838]" office:value-type="string" office:string-value="Northern">
            <text:p>Northern</text:p>
          </table:table-cell>
          <table:table-cell table:formula="of:=[.B1838]" office:value-type="string" office:string-value="Northumbria">
            <text:p>Northumbria</text:p>
          </table:table-cell>
          <table:table-cell office:value-type="float" office:value="1793">
            <text:p>1793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839]" office:value-type="string" office:string-value="Northern">
            <text:p>Northern</text:p>
          </table:table-cell>
          <table:table-cell table:formula="of:=[.B1839]" office:value-type="string" office:string-value="Northumbria">
            <text:p>Northumbria</text:p>
          </table:table-cell>
          <table:table-cell office:value-type="float" office:value="1739">
            <text:p>1739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1840]" office:value-type="string" office:string-value="Northern">
            <text:p>Northern</text:p>
          </table:table-cell>
          <table:table-cell table:formula="of:=[.B1840]" office:value-type="string" office:string-value="Northumbria">
            <text:p>Northumbria</text:p>
          </table:table-cell>
          <table:table-cell office:value-type="float" office:value="1744">
            <text:p>1744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1841]" office:value-type="string" office:string-value="Northern">
            <text:p>Northern</text:p>
          </table:table-cell>
          <table:table-cell table:formula="of:=[.B1841]" office:value-type="string" office:string-value="Northumbria">
            <text:p>Northumbria</text:p>
          </table:table-cell>
          <table:table-cell office:value-type="float" office:value="1790">
            <text:p>1790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1842]" office:value-type="string" office:string-value="Northern">
            <text:p>Northern</text:p>
          </table:table-cell>
          <table:table-cell table:formula="of:=[.B1842]" office:value-type="string" office:string-value="Northumbria">
            <text:p>Northumbria</text:p>
          </table:table-cell>
          <table:table-cell office:value-type="float" office:value="1792">
            <text:p>1792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table:formula="of:=[.A1843]" office:value-type="string" office:string-value="Northern">
            <text:p>Northern</text:p>
          </table:table-cell>
          <table:table-cell office:value-type="string">
            <text:p>Westmoreland</text:p>
          </table:table-cell>
          <table:table-cell office:value-type="float" office:value="1748">
            <text:p>174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844]" office:value-type="string" office:string-value="Northern">
            <text:p>Northern</text:p>
          </table:table-cell>
          <table:table-cell table:formula="of:=[.B1844]" office:value-type="string" office:string-value="Westmoreland">
            <text:p>Westmoreland</text:p>
          </table:table-cell>
          <table:table-cell office:value-type="float" office:value="1748">
            <text:p>174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845]" office:value-type="string" office:string-value="Northern">
            <text:p>Northern</text:p>
          </table:table-cell>
          <table:table-cell table:formula="of:=[.B1845]" office:value-type="string" office:string-value="Westmoreland">
            <text:p>Westmoreland</text:p>
          </table:table-cell>
          <table:table-cell office:value-type="float" office:value="1753">
            <text:p>175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846]" office:value-type="string" office:string-value="Northern">
            <text:p>Northern</text:p>
          </table:table-cell>
          <table:table-cell table:formula="of:=[.B1846]" office:value-type="string" office:string-value="Westmoreland">
            <text:p>Westmoreland</text:p>
          </table:table-cell>
          <table:table-cell office:value-type="float" office:value="1758">
            <text:p>175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847]" office:value-type="string" office:string-value="Northern">
            <text:p>Northern</text:p>
          </table:table-cell>
          <table:table-cell table:formula="of:=[.B1847]" office:value-type="string" office:string-value="Westmoreland">
            <text:p>Westmoreland</text:p>
          </table:table-cell>
          <table:table-cell office:value-type="float" office:value="1782">
            <text:p>178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848]" office:value-type="string" office:string-value="Northern">
            <text:p>Northern</text:p>
          </table:table-cell>
          <table:table-cell table:formula="of:=[.B1848]" office:value-type="string" office:string-value="Westmoreland">
            <text:p>Westmoreland</text:p>
          </table:table-cell>
          <table:table-cell office:value-type="float" office:value="1782">
            <text:p>178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849]" office:value-type="string" office:string-value="Northern">
            <text:p>Northern</text:p>
          </table:table-cell>
          <table:table-cell office:value-type="string">
            <text:p>York</text:p>
          </table:table-cell>
          <table:table-cell office:value-type="float" office:value="1743">
            <text:p>1743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SUM([.D1850:.D1907])" office:value-type="float" office:value="209">
            <text:p>209</text:p>
          </table:table-cell>
          <table:table-cell table:formula="of:=SUM([.E1850:.E1907])"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formula="of:=[.A1850]" office:value-type="string" office:string-value="Northern">
            <text:p>Northern</text:p>
          </table:table-cell>
          <table:table-cell table:formula="of:=[.B1850]" office:value-type="string" office:string-value="York">
            <text:p>York</text:p>
          </table:table-cell>
          <table:table-cell office:value-type="float" office:value="1760">
            <text:p>176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851]" office:value-type="string" office:string-value="Northern">
            <text:p>Northern</text:p>
          </table:table-cell>
          <table:table-cell table:formula="of:=[.B1851]" office:value-type="string" office:string-value="York">
            <text:p>York</text:p>
          </table:table-cell>
          <table:table-cell office:value-type="float" office:value="1761">
            <text:p>176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852]" office:value-type="string" office:string-value="Northern">
            <text:p>Northern</text:p>
          </table:table-cell>
          <table:table-cell table:formula="of:=[.B1852]" office:value-type="string" office:string-value="York">
            <text:p>York</text:p>
          </table:table-cell>
          <table:table-cell office:value-type="float" office:value="1762">
            <text:p>176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853]" office:value-type="string" office:string-value="Northern">
            <text:p>Northern</text:p>
          </table:table-cell>
          <table:table-cell table:formula="of:=[.B1853]" office:value-type="string" office:string-value="York">
            <text:p>York</text:p>
          </table:table-cell>
          <table:table-cell office:value-type="float" office:value="1769">
            <text:p>176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854]" office:value-type="string" office:string-value="Northern">
            <text:p>Northern</text:p>
          </table:table-cell>
          <table:table-cell table:formula="of:=[.B1854]" office:value-type="string" office:string-value="York">
            <text:p>York</text:p>
          </table:table-cell>
          <table:table-cell office:value-type="float" office:value="1778">
            <text:p>177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855]" office:value-type="string" office:string-value="Northern">
            <text:p>Northern</text:p>
          </table:table-cell>
          <table:table-cell table:formula="of:=[.B1855]" office:value-type="string" office:string-value="York">
            <text:p>York</text:p>
          </table:table-cell>
          <table:table-cell office:value-type="float" office:value="1779">
            <text:p>177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856]" office:value-type="string" office:string-value="Northern">
            <text:p>Northern</text:p>
          </table:table-cell>
          <table:table-cell table:formula="of:=[.B1856]" office:value-type="string" office:string-value="York">
            <text:p>York</text:p>
          </table:table-cell>
          <table:table-cell office:value-type="float" office:value="1782">
            <text:p>178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857]" office:value-type="string" office:string-value="Northern">
            <text:p>Northern</text:p>
          </table:table-cell>
          <table:table-cell table:formula="of:=[.B1857]" office:value-type="string" office:string-value="York">
            <text:p>York</text:p>
          </table:table-cell>
          <table:table-cell office:value-type="float" office:value="1799">
            <text:p>179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858]" office:value-type="string" office:string-value="Northern">
            <text:p>Northern</text:p>
          </table:table-cell>
          <table:table-cell table:formula="of:=[.B1858]" office:value-type="string" office:string-value="York">
            <text:p>York</text:p>
          </table:table-cell>
          <table:table-cell office:value-type="float" office:value="1737">
            <text:p>1737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859]" office:value-type="string" office:string-value="Northern">
            <text:p>Northern</text:p>
          </table:table-cell>
          <table:table-cell table:formula="of:=[.B1859]" office:value-type="string" office:string-value="York">
            <text:p>York</text:p>
          </table:table-cell>
          <table:table-cell office:value-type="float" office:value="1738">
            <text:p>1738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860]" office:value-type="string" office:string-value="Northern">
            <text:p>Northern</text:p>
          </table:table-cell>
          <table:table-cell table:formula="of:=[.B1860]" office:value-type="string" office:string-value="York">
            <text:p>York</text:p>
          </table:table-cell>
          <table:table-cell office:value-type="float" office:value="1739">
            <text:p>1739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861]" office:value-type="string" office:string-value="Northern">
            <text:p>Northern</text:p>
          </table:table-cell>
          <table:table-cell table:formula="of:=[.B1861]" office:value-type="string" office:string-value="York">
            <text:p>York</text:p>
          </table:table-cell>
          <table:table-cell office:value-type="float" office:value="1742">
            <text:p>1742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862]" office:value-type="string" office:string-value="Northern">
            <text:p>Northern</text:p>
          </table:table-cell>
          <table:table-cell table:formula="of:=[.B1862]" office:value-type="string" office:string-value="York">
            <text:p>York</text:p>
          </table:table-cell>
          <table:table-cell office:value-type="float" office:value="1748">
            <text:p>1748</text:p>
          </table:table-cell>
          <table:table-cell/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formula="of:=[.A1863]" office:value-type="string" office:string-value="Northern">
            <text:p>Northern</text:p>
          </table:table-cell>
          <table:table-cell table:formula="of:=[.B1863]" office:value-type="string" office:string-value="York">
            <text:p>York</text:p>
          </table:table-cell>
          <table:table-cell office:value-type="float" office:value="1751">
            <text:p>1751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864]" office:value-type="string" office:string-value="Northern">
            <text:p>Northern</text:p>
          </table:table-cell>
          <table:table-cell table:formula="of:=[.B1864]" office:value-type="string" office:string-value="York">
            <text:p>York</text:p>
          </table:table-cell>
          <table:table-cell office:value-type="float" office:value="1752">
            <text:p>1752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865]" office:value-type="string" office:string-value="Northern">
            <text:p>Northern</text:p>
          </table:table-cell>
          <table:table-cell table:formula="of:=[.B1865]" office:value-type="string" office:string-value="York">
            <text:p>York</text:p>
          </table:table-cell>
          <table:table-cell office:value-type="float" office:value="1754">
            <text:p>1754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866]" office:value-type="string" office:string-value="Northern">
            <text:p>Northern</text:p>
          </table:table-cell>
          <table:table-cell table:formula="of:=[.B1866]" office:value-type="string" office:string-value="York">
            <text:p>York</text:p>
          </table:table-cell>
          <table:table-cell office:value-type="float" office:value="1758">
            <text:p>1758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867]" office:value-type="string" office:string-value="Northern">
            <text:p>Northern</text:p>
          </table:table-cell>
          <table:table-cell table:formula="of:=[.B1867]" office:value-type="string" office:string-value="York">
            <text:p>York</text:p>
          </table:table-cell>
          <table:table-cell office:value-type="float" office:value="1763">
            <text:p>1763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868]" office:value-type="string" office:string-value="Northern">
            <text:p>Northern</text:p>
          </table:table-cell>
          <table:table-cell table:formula="of:=[.B1868]" office:value-type="string" office:string-value="York">
            <text:p>York</text:p>
          </table:table-cell>
          <table:table-cell office:value-type="float" office:value="1764">
            <text:p>1764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869]" office:value-type="string" office:string-value="Northern">
            <text:p>Northern</text:p>
          </table:table-cell>
          <table:table-cell table:formula="of:=[.B1869]" office:value-type="string" office:string-value="York">
            <text:p>York</text:p>
          </table:table-cell>
          <table:table-cell office:value-type="float" office:value="1766">
            <text:p>1766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870]" office:value-type="string" office:string-value="Northern">
            <text:p>Northern</text:p>
          </table:table-cell>
          <table:table-cell table:formula="of:=[.B1870]" office:value-type="string" office:string-value="York">
            <text:p>York</text:p>
          </table:table-cell>
          <table:table-cell office:value-type="float" office:value="1771">
            <text:p>1771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871]" office:value-type="string" office:string-value="Northern">
            <text:p>Northern</text:p>
          </table:table-cell>
          <table:table-cell table:formula="of:=[.B1871]" office:value-type="string" office:string-value="York">
            <text:p>York</text:p>
          </table:table-cell>
          <table:table-cell office:value-type="float" office:value="1772">
            <text:p>1772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872]" office:value-type="string" office:string-value="Northern">
            <text:p>Northern</text:p>
          </table:table-cell>
          <table:table-cell table:formula="of:=[.B1872]" office:value-type="string" office:string-value="York">
            <text:p>York</text:p>
          </table:table-cell>
          <table:table-cell office:value-type="float" office:value="1781">
            <text:p>1781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873]" office:value-type="string" office:string-value="Northern">
            <text:p>Northern</text:p>
          </table:table-cell>
          <table:table-cell table:formula="of:=[.B1873]" office:value-type="string" office:string-value="York">
            <text:p>York</text:p>
          </table:table-cell>
          <table:table-cell office:value-type="float" office:value="1797">
            <text:p>1797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874]" office:value-type="string" office:string-value="Northern">
            <text:p>Northern</text:p>
          </table:table-cell>
          <table:table-cell table:formula="of:=[.B1874]" office:value-type="string" office:string-value="York">
            <text:p>York</text:p>
          </table:table-cell>
          <table:table-cell office:value-type="float" office:value="1736">
            <text:p>1736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1875]" office:value-type="string" office:string-value="Northern">
            <text:p>Northern</text:p>
          </table:table-cell>
          <table:table-cell table:formula="of:=[.B1875]" office:value-type="string" office:string-value="York">
            <text:p>York</text:p>
          </table:table-cell>
          <table:table-cell office:value-type="float" office:value="1740">
            <text:p>1740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1876]" office:value-type="string" office:string-value="Northern">
            <text:p>Northern</text:p>
          </table:table-cell>
          <table:table-cell table:formula="of:=[.B1876]" office:value-type="string" office:string-value="York">
            <text:p>York</text:p>
          </table:table-cell>
          <table:table-cell office:value-type="float" office:value="1749">
            <text:p>1749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1877]" office:value-type="string" office:string-value="Northern">
            <text:p>Northern</text:p>
          </table:table-cell>
          <table:table-cell table:formula="of:=[.B1877]" office:value-type="string" office:string-value="York">
            <text:p>York</text:p>
          </table:table-cell>
          <table:table-cell office:value-type="float" office:value="1750">
            <text:p>1750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1878]" office:value-type="string" office:string-value="Northern">
            <text:p>Northern</text:p>
          </table:table-cell>
          <table:table-cell table:formula="of:=[.B1878]" office:value-type="string" office:string-value="York">
            <text:p>York</text:p>
          </table:table-cell>
          <table:table-cell office:value-type="float" office:value="1757">
            <text:p>1757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1879]" office:value-type="string" office:string-value="Northern">
            <text:p>Northern</text:p>
          </table:table-cell>
          <table:table-cell table:formula="of:=[.B1879]" office:value-type="string" office:string-value="York">
            <text:p>York</text:p>
          </table:table-cell>
          <table:table-cell office:value-type="float" office:value="1765">
            <text:p>1765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1880]" office:value-type="string" office:string-value="Northern">
            <text:p>Northern</text:p>
          </table:table-cell>
          <table:table-cell table:formula="of:=[.B1880]" office:value-type="string" office:string-value="York">
            <text:p>York</text:p>
          </table:table-cell>
          <table:table-cell office:value-type="float" office:value="1768">
            <text:p>1768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1881]" office:value-type="string" office:string-value="Northern">
            <text:p>Northern</text:p>
          </table:table-cell>
          <table:table-cell table:formula="of:=[.B1881]" office:value-type="string" office:string-value="York">
            <text:p>York</text:p>
          </table:table-cell>
          <table:table-cell office:value-type="float" office:value="1770">
            <text:p>1770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1882]" office:value-type="string" office:string-value="Northern">
            <text:p>Northern</text:p>
          </table:table-cell>
          <table:table-cell table:formula="of:=[.B1882]" office:value-type="string" office:string-value="York">
            <text:p>York</text:p>
          </table:table-cell>
          <table:table-cell office:value-type="float" office:value="1773">
            <text:p>1773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1883]" office:value-type="string" office:string-value="Northern">
            <text:p>Northern</text:p>
          </table:table-cell>
          <table:table-cell table:formula="of:=[.B1883]" office:value-type="string" office:string-value="York">
            <text:p>York</text:p>
          </table:table-cell>
          <table:table-cell office:value-type="float" office:value="1774">
            <text:p>1774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1884]" office:value-type="string" office:string-value="Northern">
            <text:p>Northern</text:p>
          </table:table-cell>
          <table:table-cell table:formula="of:=[.B1884]" office:value-type="string" office:string-value="York">
            <text:p>York</text:p>
          </table:table-cell>
          <table:table-cell office:value-type="float" office:value="1789">
            <text:p>1789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1885]" office:value-type="string" office:string-value="Northern">
            <text:p>Northern</text:p>
          </table:table-cell>
          <table:table-cell table:formula="of:=[.B1885]" office:value-type="string" office:string-value="York">
            <text:p>York</text:p>
          </table:table-cell>
          <table:table-cell office:value-type="float" office:value="1794">
            <text:p>1794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1886]" office:value-type="string" office:string-value="Northern">
            <text:p>Northern</text:p>
          </table:table-cell>
          <table:table-cell table:formula="of:=[.B1886]" office:value-type="string" office:string-value="York">
            <text:p>York</text:p>
          </table:table-cell>
          <table:table-cell office:value-type="float" office:value="1776">
            <text:p>1776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1887]" office:value-type="string" office:string-value="Northern">
            <text:p>Northern</text:p>
          </table:table-cell>
          <table:table-cell table:formula="of:=[.B1887]" office:value-type="string" office:string-value="York">
            <text:p>York</text:p>
          </table:table-cell>
          <table:table-cell office:value-type="float" office:value="1784">
            <text:p>1784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1888]" office:value-type="string" office:string-value="Northern">
            <text:p>Northern</text:p>
          </table:table-cell>
          <table:table-cell table:formula="of:=[.B1888]" office:value-type="string" office:string-value="York">
            <text:p>York</text:p>
          </table:table-cell>
          <table:table-cell office:value-type="float" office:value="1791">
            <text:p>1791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1889]" office:value-type="string" office:string-value="Northern">
            <text:p>Northern</text:p>
          </table:table-cell>
          <table:table-cell table:formula="of:=[.B1889]" office:value-type="string" office:string-value="York">
            <text:p>York</text:p>
          </table:table-cell>
          <table:table-cell office:value-type="float" office:value="1793">
            <text:p>1793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1890]" office:value-type="string" office:string-value="Northern">
            <text:p>Northern</text:p>
          </table:table-cell>
          <table:table-cell table:formula="of:=[.B1890]" office:value-type="string" office:string-value="York">
            <text:p>York</text:p>
          </table:table-cell>
          <table:table-cell office:value-type="float" office:value="1796">
            <text:p>1796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1891]" office:value-type="string" office:string-value="Northern">
            <text:p>Northern</text:p>
          </table:table-cell>
          <table:table-cell table:formula="of:=[.B1891]" office:value-type="string" office:string-value="York">
            <text:p>York</text:p>
          </table:table-cell>
          <table:table-cell office:value-type="float" office:value="1798">
            <text:p>1798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1892]" office:value-type="string" office:string-value="Northern">
            <text:p>Northern</text:p>
          </table:table-cell>
          <table:table-cell table:formula="of:=[.B1892]" office:value-type="string" office:string-value="York">
            <text:p>York</text:p>
          </table:table-cell>
          <table:table-cell office:value-type="float" office:value="1741">
            <text:p>1741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formula="of:=[.A1893]" office:value-type="string" office:string-value="Northern">
            <text:p>Northern</text:p>
          </table:table-cell>
          <table:table-cell table:formula="of:=[.B1893]" office:value-type="string" office:string-value="York">
            <text:p>York</text:p>
          </table:table-cell>
          <table:table-cell office:value-type="float" office:value="1759">
            <text:p>1759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formula="of:=[.A1894]" office:value-type="string" office:string-value="Northern">
            <text:p>Northern</text:p>
          </table:table-cell>
          <table:table-cell table:formula="of:=[.B1894]" office:value-type="string" office:string-value="York">
            <text:p>York</text:p>
          </table:table-cell>
          <table:table-cell office:value-type="float" office:value="1767">
            <text:p>1767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formula="of:=[.A1895]" office:value-type="string" office:string-value="Northern">
            <text:p>Northern</text:p>
          </table:table-cell>
          <table:table-cell table:formula="of:=[.B1895]" office:value-type="string" office:string-value="York">
            <text:p>York</text:p>
          </table:table-cell>
          <table:table-cell office:value-type="float" office:value="1775">
            <text:p>1775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formula="of:=[.A1896]" office:value-type="string" office:string-value="Northern">
            <text:p>Northern</text:p>
          </table:table-cell>
          <table:table-cell table:formula="of:=[.B1896]" office:value-type="string" office:string-value="York">
            <text:p>York</text:p>
          </table:table-cell>
          <table:table-cell office:value-type="float" office:value="1787">
            <text:p>1787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formula="of:=[.A1897]" office:value-type="string" office:string-value="Northern">
            <text:p>Northern</text:p>
          </table:table-cell>
          <table:table-cell table:formula="of:=[.B1897]" office:value-type="string" office:string-value="York">
            <text:p>York</text:p>
          </table:table-cell>
          <table:table-cell office:value-type="float" office:value="1753">
            <text:p>1753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table:formula="of:=[.A1898]" office:value-type="string" office:string-value="Northern">
            <text:p>Northern</text:p>
          </table:table-cell>
          <table:table-cell table:formula="of:=[.B1898]" office:value-type="string" office:string-value="York">
            <text:p>York</text:p>
          </table:table-cell>
          <table:table-cell office:value-type="float" office:value="1756">
            <text:p>1756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table:formula="of:=[.A1899]" office:value-type="string" office:string-value="Northern">
            <text:p>Northern</text:p>
          </table:table-cell>
          <table:table-cell table:formula="of:=[.B1899]" office:value-type="string" office:string-value="York">
            <text:p>York</text:p>
          </table:table-cell>
          <table:table-cell office:value-type="float" office:value="1783">
            <text:p>1783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table:formula="of:=[.A1900]" office:value-type="string" office:string-value="Northern">
            <text:p>Northern</text:p>
          </table:table-cell>
          <table:table-cell table:formula="of:=[.B1900]" office:value-type="string" office:string-value="York">
            <text:p>York</text:p>
          </table:table-cell>
          <table:table-cell office:value-type="float" office:value="1785">
            <text:p>1785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table:formula="of:=[.A1901]" office:value-type="string" office:string-value="Northern">
            <text:p>Northern</text:p>
          </table:table-cell>
          <table:table-cell table:formula="of:=[.B1901]" office:value-type="string" office:string-value="York">
            <text:p>York</text:p>
          </table:table-cell>
          <table:table-cell office:value-type="float" office:value="1792">
            <text:p>1792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table:formula="of:=[.A1902]" office:value-type="string" office:string-value="Northern">
            <text:p>Northern</text:p>
          </table:table-cell>
          <table:table-cell table:formula="of:=[.B1902]" office:value-type="string" office:string-value="York">
            <text:p>York</text:p>
          </table:table-cell>
          <table:table-cell office:value-type="float" office:value="1795">
            <text:p>1795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table:formula="of:=[.A1903]" office:value-type="string" office:string-value="Northern">
            <text:p>Northern</text:p>
          </table:table-cell>
          <table:table-cell table:formula="of:=[.B1903]" office:value-type="string" office:string-value="York">
            <text:p>York</text:p>
          </table:table-cell>
          <table:table-cell office:value-type="float" office:value="1788">
            <text:p>1788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table:formula="of:=[.A1904]" office:value-type="string" office:string-value="Northern">
            <text:p>Northern</text:p>
          </table:table-cell>
          <table:table-cell table:formula="of:=[.B1904]" office:value-type="string" office:string-value="York">
            <text:p>York</text:p>
          </table:table-cell>
          <table:table-cell office:value-type="float" office:value="1786">
            <text:p>1786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table:formula="of:=[.A1905]" office:value-type="string" office:string-value="Northern">
            <text:p>Northern</text:p>
          </table:table-cell>
          <table:table-cell table:formula="of:=[.B1905]" office:value-type="string" office:string-value="York">
            <text:p>York</text:p>
          </table:table-cell>
          <table:table-cell office:value-type="float" office:value="1790">
            <text:p>1790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1">
          <table:table-cell table:formula="of:=[.A1906]" office:value-type="string" office:string-value="Northern">
            <text:p>Northern</text:p>
          </table:table-cell>
          <table:table-cell table:formula="of:=[.B1906]" office:value-type="string" office:string-value="York">
            <text:p>York</text:p>
          </table:table-cell>
          <table:table-cell office:value-type="float" office:value="1746">
            <text:p>1746</text:p>
          </table:table-cell>
          <table:table-cell office:value-type="float" office:value="23">
            <text:p>23</text:p>
          </table:table-cell>
          <table:table-cell table:number-columns-repeated="1020"/>
        </table:table-row>
        <table:table-row table:style-name="ro1">
          <table:table-cell office:value-type="string">
            <text:p>Wales</text:p>
          </table:table-cell>
          <table:table-cell office:value-type="string">
            <text:p>Brecon</text:p>
          </table:table-cell>
          <table:table-cell office:value-type="float" office:value="1789">
            <text:p>178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908]" office:value-type="string" office:string-value="Wales">
            <text:p>Wales</text:p>
          </table:table-cell>
          <table:table-cell table:formula="of:=[.B1908]" office:value-type="string" office:string-value="Brecon">
            <text:p>Brecon</text:p>
          </table:table-cell>
          <table:table-cell office:value-type="float" office:value="1790">
            <text:p>1790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909]" office:value-type="string" office:string-value="Wales">
            <text:p>Wales</text:p>
          </table:table-cell>
          <table:table-cell table:formula="of:=[.B1909]" office:value-type="string" office:string-value="Brecon">
            <text:p>Brecon</text:p>
          </table:table-cell>
          <table:table-cell office:value-type="float" office:value="1793">
            <text:p>179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910]" office:value-type="string" office:string-value="Wales">
            <text:p>Wales</text:p>
          </table:table-cell>
          <table:table-cell table:formula="of:=[.B1910]" office:value-type="string" office:string-value="Brecon">
            <text:p>Brecon</text:p>
          </table:table-cell>
          <table:table-cell office:value-type="float" office:value="1797">
            <text:p>179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911]" office:value-type="string" office:string-value="Wales">
            <text:p>Wales</text:p>
          </table:table-cell>
          <table:table-cell table:formula="of:=[.B1911]" office:value-type="string" office:string-value="Brecon">
            <text:p>Brecon</text:p>
          </table:table-cell>
          <table:table-cell office:value-type="float" office:value="1756">
            <text:p>175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912]" office:value-type="string" office:string-value="Wales">
            <text:p>Wales</text:p>
          </table:table-cell>
          <table:table-cell office:value-type="string">
            <text:p>Glamorgan</text:p>
          </table:table-cell>
          <table:table-cell office:value-type="float" office:value="1755">
            <text:p>1755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SUM([.D1913:.D1925])" office:value-type="float" office:value="16">
            <text:p>16</text:p>
          </table:table-cell>
          <table:table-cell table:formula="of:=SUM([.E1913:.E1925])"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formula="of:=[.A1913]" office:value-type="string" office:string-value="Wales">
            <text:p>Wales</text:p>
          </table:table-cell>
          <table:table-cell table:formula="of:=[.B1913]" office:value-type="string" office:string-value="Glamorgan">
            <text:p>Glamorgan</text:p>
          </table:table-cell>
          <table:table-cell office:value-type="float" office:value="1757">
            <text:p>175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914]" office:value-type="string" office:string-value="Wales">
            <text:p>Wales</text:p>
          </table:table-cell>
          <table:table-cell table:formula="of:=[.B1914]" office:value-type="string" office:string-value="Glamorgan">
            <text:p>Glamorgan</text:p>
          </table:table-cell>
          <table:table-cell office:value-type="float" office:value="1760">
            <text:p>176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915]" office:value-type="string" office:string-value="Wales">
            <text:p>Wales</text:p>
          </table:table-cell>
          <table:table-cell table:formula="of:=[.B1915]" office:value-type="string" office:string-value="Glamorgan">
            <text:p>Glamorgan</text:p>
          </table:table-cell>
          <table:table-cell office:value-type="float" office:value="1761">
            <text:p>176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916]" office:value-type="string" office:string-value="Wales">
            <text:p>Wales</text:p>
          </table:table-cell>
          <table:table-cell table:formula="of:=[.B1916]" office:value-type="string" office:string-value="Glamorgan">
            <text:p>Glamorgan</text:p>
          </table:table-cell>
          <table:table-cell office:value-type="float" office:value="1770">
            <text:p>177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917]" office:value-type="string" office:string-value="Wales">
            <text:p>Wales</text:p>
          </table:table-cell>
          <table:table-cell table:formula="of:=[.B1917]" office:value-type="string" office:string-value="Glamorgan">
            <text:p>Glamorgan</text:p>
          </table:table-cell>
          <table:table-cell office:value-type="float" office:value="1778">
            <text:p>177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918]" office:value-type="string" office:string-value="Wales">
            <text:p>Wales</text:p>
          </table:table-cell>
          <table:table-cell table:formula="of:=[.B1918]" office:value-type="string" office:string-value="Glamorgan">
            <text:p>Glamorgan</text:p>
          </table:table-cell>
          <table:table-cell office:value-type="float" office:value="1786">
            <text:p>1786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919]" office:value-type="string" office:string-value="Wales">
            <text:p>Wales</text:p>
          </table:table-cell>
          <table:table-cell table:formula="of:=[.B1919]" office:value-type="string" office:string-value="Glamorgan">
            <text:p>Glamorgan</text:p>
          </table:table-cell>
          <table:table-cell office:value-type="float" office:value="1787">
            <text:p>1787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920]" office:value-type="string" office:string-value="Wales">
            <text:p>Wales</text:p>
          </table:table-cell>
          <table:table-cell table:formula="of:=[.B1920]" office:value-type="string" office:string-value="Glamorgan">
            <text:p>Glamorgan</text:p>
          </table:table-cell>
          <table:table-cell office:value-type="float" office:value="1789">
            <text:p>1789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921]" office:value-type="string" office:string-value="Wales">
            <text:p>Wales</text:p>
          </table:table-cell>
          <table:table-cell table:formula="of:=[.B1921]" office:value-type="string" office:string-value="Glamorgan">
            <text:p>Glamorgan</text:p>
          </table:table-cell>
          <table:table-cell office:value-type="float" office:value="1791">
            <text:p>1791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922]" office:value-type="string" office:string-value="Wales">
            <text:p>Wales</text:p>
          </table:table-cell>
          <table:table-cell table:formula="of:=[.B1922]" office:value-type="string" office:string-value="Glamorgan">
            <text:p>Glamorgan</text:p>
          </table:table-cell>
          <table:table-cell office:value-type="float" office:value="1795">
            <text:p>179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.A1923]" office:value-type="string" office:string-value="Wales">
            <text:p>Wales</text:p>
          </table:table-cell>
          <table:table-cell table:formula="of:=[.B1923]" office:value-type="string" office:string-value="Glamorgan">
            <text:p>Glamorgan</text:p>
          </table:table-cell>
          <table:table-cell office:value-type="float" office:value="1797">
            <text:p>179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924]" office:value-type="string" office:string-value="Wales">
            <text:p>Wales</text:p>
          </table:table-cell>
          <table:table-cell table:formula="of:=[.B1924]" office:value-type="string" office:string-value="Glamorgan">
            <text:p>Glamorgan</text:p>
          </table:table-cell>
          <table:table-cell office:value-type="float" office:value="1799">
            <text:p>179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925]" office:value-type="string" office:string-value="Wales">
            <text:p>Wales</text:p>
          </table:table-cell>
          <table:table-cell office:value-type="string">
            <text:p>Radnorshire</text:p>
          </table:table-cell>
          <table:table-cell office:value-type="float" office:value="1739">
            <text:p>1739</text:p>
          </table:table-cell>
          <table:table-cell/>
          <table:table-cell office:value-type="float" office:value="2">
            <text:p>2</text:p>
          </table:table-cell>
          <table:table-cell/>
          <table:table-cell table:formula="of:=SUM([.D1926:.D1933])" office:value-type="float" office:value="5">
            <text:p>5</text:p>
          </table:table-cell>
          <table:table-cell table:formula="of:=SUM([.E1926:.E1933])" office:value-type="float" office:value="4">
            <text:p>4</text:p>
          </table:table-cell>
          <table:table-cell table:number-columns-repeated="1016"/>
        </table:table-row>
        <table:table-row table:style-name="ro1">
          <table:table-cell table:formula="of:=[.A1926]" office:value-type="string" office:string-value="Wales">
            <text:p>Wales</text:p>
          </table:table-cell>
          <table:table-cell table:formula="of:=[.B1926]" office:value-type="string" office:string-value="Radnorshire">
            <text:p>Radnorshire</text:p>
          </table:table-cell>
          <table:table-cell office:value-type="float" office:value="1743">
            <text:p>174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.A1927]" office:value-type="string" office:string-value="Wales">
            <text:p>Wales</text:p>
          </table:table-cell>
          <table:table-cell table:formula="of:=[.B1927]" office:value-type="string" office:string-value="Radnorshire">
            <text:p>Radnorshire</text:p>
          </table:table-cell>
          <table:table-cell office:value-type="float" office:value="1744">
            <text:p>174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.A1928]" office:value-type="string" office:string-value="Wales">
            <text:p>Wales</text:p>
          </table:table-cell>
          <table:table-cell table:formula="of:=[.B1928]" office:value-type="string" office:string-value="Radnorshire">
            <text:p>Radnorshire</text:p>
          </table:table-cell>
          <table:table-cell office:value-type="float" office:value="1754">
            <text:p>175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929]" office:value-type="string" office:string-value="Wales">
            <text:p>Wales</text:p>
          </table:table-cell>
          <table:table-cell table:formula="of:=[.B1929]" office:value-type="string" office:string-value="Radnorshire">
            <text:p>Radnorshire</text:p>
          </table:table-cell>
          <table:table-cell office:value-type="float" office:value="1774">
            <text:p>177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930]" office:value-type="string" office:string-value="Wales">
            <text:p>Wales</text:p>
          </table:table-cell>
          <table:table-cell table:formula="of:=[.B1930]" office:value-type="string" office:string-value="Radnorshire">
            <text:p>Radnorshire</text:p>
          </table:table-cell>
          <table:table-cell office:value-type="float" office:value="1785">
            <text:p>178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931]" office:value-type="string" office:string-value="Wales">
            <text:p>Wales</text:p>
          </table:table-cell>
          <table:table-cell table:formula="of:=[.B1931]" office:value-type="string" office:string-value="Radnorshire">
            <text:p>Radnorshire</text:p>
          </table:table-cell>
          <table:table-cell office:value-type="float" office:value="1788">
            <text:p>178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932]" office:value-type="string" office:string-value="Wales">
            <text:p>Wales</text:p>
          </table:table-cell>
          <table:table-cell table:formula="of:=[.B1932]" office:value-type="string" office:string-value="Radnorshire">
            <text:p>Radnorshire</text:p>
          </table:table-cell>
          <table:table-cell office:value-type="float" office:value="1797">
            <text:p>179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933]" office:value-type="string" office:string-value="Wales">
            <text:p>Wales</text:p>
          </table:table-cell>
          <table:table-cell office:value-type="string">
            <text:p>Carmarthenshire</text:p>
          </table:table-cell>
          <table:table-cell office:value-type="float" office:value="1739">
            <text:p>1739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SUM([.D1934:.D1948])" office:value-type="float" office:value="17">
            <text:p>17</text:p>
          </table:table-cell>
          <table:table-cell table:formula="of:=SUM([.E1934:.E1948])"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formula="of:=[.A1934]" office:value-type="string" office:string-value="Wales">
            <text:p>Wales</text:p>
          </table:table-cell>
          <table:table-cell table:formula="of:=[.B1934]" office:value-type="string" office:string-value="Carmarthenshire">
            <text:p>Carmarthenshire</text:p>
          </table:table-cell>
          <table:table-cell office:value-type="float" office:value="1745">
            <text:p>1745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.A1935]" office:value-type="string" office:string-value="Wales">
            <text:p>Wales</text:p>
          </table:table-cell>
          <table:table-cell table:formula="of:=[.B1935]" office:value-type="string" office:string-value="Carmarthenshire">
            <text:p>Carmarthenshire</text:p>
          </table:table-cell>
          <table:table-cell office:value-type="float" office:value="1747">
            <text:p>174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936]" office:value-type="string" office:string-value="Wales">
            <text:p>Wales</text:p>
          </table:table-cell>
          <table:table-cell table:formula="of:=[.B1936]" office:value-type="string" office:string-value="Carmarthenshire">
            <text:p>Carmarthenshire</text:p>
          </table:table-cell>
          <table:table-cell office:value-type="float" office:value="1751">
            <text:p>175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937]" office:value-type="string" office:string-value="Wales">
            <text:p>Wales</text:p>
          </table:table-cell>
          <table:table-cell table:formula="of:=[.B1937]" office:value-type="string" office:string-value="Carmarthenshire">
            <text:p>Carmarthenshire</text:p>
          </table:table-cell>
          <table:table-cell office:value-type="float" office:value="1752">
            <text:p>1752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938]" office:value-type="string" office:string-value="Wales">
            <text:p>Wales</text:p>
          </table:table-cell>
          <table:table-cell table:formula="of:=[.B1938]" office:value-type="string" office:string-value="Carmarthenshire">
            <text:p>Carmarthenshire</text:p>
          </table:table-cell>
          <table:table-cell office:value-type="float" office:value="1767">
            <text:p>1767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939]" office:value-type="string" office:string-value="Wales">
            <text:p>Wales</text:p>
          </table:table-cell>
          <table:table-cell table:formula="of:=[.B1939]" office:value-type="string" office:string-value="Carmarthenshire">
            <text:p>Carmarthenshire</text:p>
          </table:table-cell>
          <table:table-cell office:value-type="float" office:value="1773">
            <text:p>177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940]" office:value-type="string" office:string-value="Wales">
            <text:p>Wales</text:p>
          </table:table-cell>
          <table:table-cell table:formula="of:=[.B1940]" office:value-type="string" office:string-value="Carmarthenshire">
            <text:p>Carmarthenshire</text:p>
          </table:table-cell>
          <table:table-cell office:value-type="float" office:value="1774">
            <text:p>177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941]" office:value-type="string" office:string-value="Wales">
            <text:p>Wales</text:p>
          </table:table-cell>
          <table:table-cell table:formula="of:=[.B1941]" office:value-type="string" office:string-value="Carmarthenshire">
            <text:p>Carmarthenshire</text:p>
          </table:table-cell>
          <table:table-cell office:value-type="float" office:value="1783">
            <text:p>178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942]" office:value-type="string" office:string-value="Wales">
            <text:p>Wales</text:p>
          </table:table-cell>
          <table:table-cell table:formula="of:=[.B1942]" office:value-type="string" office:string-value="Carmarthenshire">
            <text:p>Carmarthenshire</text:p>
          </table:table-cell>
          <table:table-cell office:value-type="float" office:value="1784">
            <text:p>178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943]" office:value-type="string" office:string-value="Wales">
            <text:p>Wales</text:p>
          </table:table-cell>
          <table:table-cell table:formula="of:=[.B1943]" office:value-type="string" office:string-value="Carmarthenshire">
            <text:p>Carmarthenshire</text:p>
          </table:table-cell>
          <table:table-cell office:value-type="float" office:value="1786">
            <text:p>178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944]" office:value-type="string" office:string-value="Wales">
            <text:p>Wales</text:p>
          </table:table-cell>
          <table:table-cell table:formula="of:=[.B1944]" office:value-type="string" office:string-value="Carmarthenshire">
            <text:p>Carmarthenshire</text:p>
          </table:table-cell>
          <table:table-cell office:value-type="float" office:value="1787">
            <text:p>1787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.A1945]" office:value-type="string" office:string-value="Wales">
            <text:p>Wales</text:p>
          </table:table-cell>
          <table:table-cell table:formula="of:=[.B1945]" office:value-type="string" office:string-value="Carmarthenshire">
            <text:p>Carmarthenshire</text:p>
          </table:table-cell>
          <table:table-cell office:value-type="float" office:value="1788">
            <text:p>178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946]" office:value-type="string" office:string-value="Wales">
            <text:p>Wales</text:p>
          </table:table-cell>
          <table:table-cell table:formula="of:=[.B1946]" office:value-type="string" office:string-value="Carmarthenshire">
            <text:p>Carmarthenshire</text:p>
          </table:table-cell>
          <table:table-cell office:value-type="float" office:value="1789">
            <text:p>178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947]" office:value-type="string" office:string-value="Wales">
            <text:p>Wales</text:p>
          </table:table-cell>
          <table:table-cell table:formula="of:=[.B1947]" office:value-type="string" office:string-value="Carmarthenshire">
            <text:p>Carmarthenshire</text:p>
          </table:table-cell>
          <table:table-cell office:value-type="float" office:value="1798">
            <text:p>179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948]" office:value-type="string" office:string-value="Wales">
            <text:p>Wales</text:p>
          </table:table-cell>
          <table:table-cell office:value-type="string">
            <text:p>Cardigan</text:p>
          </table:table-cell>
          <table:table-cell office:value-type="float" office:value="1750">
            <text:p>1750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SUM([.D1949:.D1954])" office:value-type="float" office:value="7">
            <text:p>7</text:p>
          </table:table-cell>
          <table:table-cell table:formula="of:=SUM([.E1949:.E1954])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formula="of:=[.A1949]" office:value-type="string" office:string-value="Wales">
            <text:p>Wales</text:p>
          </table:table-cell>
          <table:table-cell table:formula="of:=[.B1949]" office:value-type="string" office:string-value="Cardigan">
            <text:p>Cardigan</text:p>
          </table:table-cell>
          <table:table-cell office:value-type="float" office:value="1783">
            <text:p>178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950]" office:value-type="string" office:string-value="Wales">
            <text:p>Wales</text:p>
          </table:table-cell>
          <table:table-cell table:formula="of:=[.B1950]" office:value-type="string" office:string-value="Cardigan">
            <text:p>Cardigan</text:p>
          </table:table-cell>
          <table:table-cell office:value-type="float" office:value="1788">
            <text:p>1788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951]" office:value-type="string" office:string-value="Wales">
            <text:p>Wales</text:p>
          </table:table-cell>
          <table:table-cell table:formula="of:=[.B1951]" office:value-type="string" office:string-value="Cardigan">
            <text:p>Cardigan</text:p>
          </table:table-cell>
          <table:table-cell office:value-type="float" office:value="1790">
            <text:p>179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952]" office:value-type="string" office:string-value="Wales">
            <text:p>Wales</text:p>
          </table:table-cell>
          <table:table-cell table:formula="of:=[.B1952]" office:value-type="string" office:string-value="Cardigan">
            <text:p>Cardigan</text:p>
          </table:table-cell>
          <table:table-cell office:value-type="float" office:value="1791">
            <text:p>179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953]" office:value-type="string" office:string-value="Wales">
            <text:p>Wales</text:p>
          </table:table-cell>
          <table:table-cell table:formula="of:=[.B1953]" office:value-type="string" office:string-value="Cardigan">
            <text:p>Cardigan</text:p>
          </table:table-cell>
          <table:table-cell office:value-type="float" office:value="1792">
            <text:p>179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954]" office:value-type="string" office:string-value="Wales">
            <text:p>Wales</text:p>
          </table:table-cell>
          <table:table-cell office:value-type="string">
            <text:p>Pembroke</text:p>
          </table:table-cell>
          <table:table-cell office:value-type="float" office:value="1747">
            <text:p>1747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.A1955]" office:value-type="string" office:string-value="Wales">
            <text:p>Wales</text:p>
          </table:table-cell>
          <table:table-cell table:formula="of:=[.B1955]" office:value-type="string" office:string-value="Pembroke">
            <text:p>Pembroke</text:p>
          </table:table-cell>
          <table:table-cell office:value-type="float" office:value="1753">
            <text:p>175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956]" office:value-type="string" office:string-value="Wales">
            <text:p>Wales</text:p>
          </table:table-cell>
          <table:table-cell table:formula="of:=[.B1956]" office:value-type="string" office:string-value="Pembroke">
            <text:p>Pembroke</text:p>
          </table:table-cell>
          <table:table-cell office:value-type="float" office:value="1755">
            <text:p>175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.A1957]" office:value-type="string" office:string-value="Wales">
            <text:p>Wales</text:p>
          </table:table-cell>
          <table:table-cell table:formula="of:=[.B1957]" office:value-type="string" office:string-value="Pembroke">
            <text:p>Pembroke</text:p>
          </table:table-cell>
          <table:table-cell office:value-type="float" office:value="1779">
            <text:p>177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958]" office:value-type="string" office:string-value="Wales">
            <text:p>Wales</text:p>
          </table:table-cell>
          <table:table-cell office:value-type="string">
            <text:p>Cheshire</text:p>
          </table:table-cell>
          <table:table-cell office:value-type="float" office:value="1736">
            <text:p>1736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SUM([.D1959:.D1993])" office:value-type="float" office:value="59">
            <text:p>59</text:p>
          </table:table-cell>
          <table:table-cell table:formula="of:=SUM([.E1959:.E1993])"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formula="of:=[.A1959]" office:value-type="string" office:string-value="Wales">
            <text:p>Wales</text:p>
          </table:table-cell>
          <table:table-cell table:formula="of:=[.B1959]" office:value-type="string" office:string-value="Cheshire">
            <text:p>Cheshire</text:p>
          </table:table-cell>
          <table:table-cell office:value-type="float" office:value="1739">
            <text:p>1739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960]" office:value-type="string" office:string-value="Wales">
            <text:p>Wales</text:p>
          </table:table-cell>
          <table:table-cell table:formula="of:=[.B1960]" office:value-type="string" office:string-value="Cheshire">
            <text:p>Cheshire</text:p>
          </table:table-cell>
          <table:table-cell office:value-type="float" office:value="1740">
            <text:p>174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961]" office:value-type="string" office:string-value="Wales">
            <text:p>Wales</text:p>
          </table:table-cell>
          <table:table-cell table:formula="of:=[.B1961]" office:value-type="string" office:string-value="Cheshire">
            <text:p>Cheshire</text:p>
          </table:table-cell>
          <table:table-cell office:value-type="float" office:value="1743">
            <text:p>174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962]" office:value-type="string" office:string-value="Wales">
            <text:p>Wales</text:p>
          </table:table-cell>
          <table:table-cell table:formula="of:=[.B1962]" office:value-type="string" office:string-value="Cheshire">
            <text:p>Cheshire</text:p>
          </table:table-cell>
          <table:table-cell office:value-type="float" office:value="1744">
            <text:p>174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963]" office:value-type="string" office:string-value="Wales">
            <text:p>Wales</text:p>
          </table:table-cell>
          <table:table-cell table:formula="of:=[.B1963]" office:value-type="string" office:string-value="Cheshire">
            <text:p>Cheshire</text:p>
          </table:table-cell>
          <table:table-cell office:value-type="float" office:value="1745">
            <text:p>174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964]" office:value-type="string" office:string-value="Wales">
            <text:p>Wales</text:p>
          </table:table-cell>
          <table:table-cell table:formula="of:=[.B1964]" office:value-type="string" office:string-value="Cheshire">
            <text:p>Cheshire</text:p>
          </table:table-cell>
          <table:table-cell office:value-type="float" office:value="1750">
            <text:p>1750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965]" office:value-type="string" office:string-value="Wales">
            <text:p>Wales</text:p>
          </table:table-cell>
          <table:table-cell table:formula="of:=[.B1965]" office:value-type="string" office:string-value="Cheshire">
            <text:p>Cheshire</text:p>
          </table:table-cell>
          <table:table-cell office:value-type="float" office:value="1752">
            <text:p>175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.A1966]" office:value-type="string" office:string-value="Wales">
            <text:p>Wales</text:p>
          </table:table-cell>
          <table:table-cell table:formula="of:=[.B1966]" office:value-type="string" office:string-value="Cheshire">
            <text:p>Cheshire</text:p>
          </table:table-cell>
          <table:table-cell office:value-type="float" office:value="1754">
            <text:p>175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967]" office:value-type="string" office:string-value="Wales">
            <text:p>Wales</text:p>
          </table:table-cell>
          <table:table-cell table:formula="of:=[.B1967]" office:value-type="string" office:string-value="Cheshire">
            <text:p>Cheshire</text:p>
          </table:table-cell>
          <table:table-cell office:value-type="float" office:value="1755">
            <text:p>175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968]" office:value-type="string" office:string-value="Wales">
            <text:p>Wales</text:p>
          </table:table-cell>
          <table:table-cell table:formula="of:=[.B1968]" office:value-type="string" office:string-value="Cheshire">
            <text:p>Cheshire</text:p>
          </table:table-cell>
          <table:table-cell office:value-type="float" office:value="1757">
            <text:p>175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969]" office:value-type="string" office:string-value="Wales">
            <text:p>Wales</text:p>
          </table:table-cell>
          <table:table-cell table:formula="of:=[.B1969]" office:value-type="string" office:string-value="Cheshire">
            <text:p>Cheshire</text:p>
          </table:table-cell>
          <table:table-cell office:value-type="float" office:value="1763">
            <text:p>176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970]" office:value-type="string" office:string-value="Wales">
            <text:p>Wales</text:p>
          </table:table-cell>
          <table:table-cell table:formula="of:=[.B1970]" office:value-type="string" office:string-value="Cheshire">
            <text:p>Cheshire</text:p>
          </table:table-cell>
          <table:table-cell office:value-type="float" office:value="1765">
            <text:p>176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971]" office:value-type="string" office:string-value="Wales">
            <text:p>Wales</text:p>
          </table:table-cell>
          <table:table-cell table:formula="of:=[.B1971]" office:value-type="string" office:string-value="Cheshire">
            <text:p>Cheshire</text:p>
          </table:table-cell>
          <table:table-cell office:value-type="float" office:value="1766">
            <text:p>176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972]" office:value-type="string" office:string-value="Wales">
            <text:p>Wales</text:p>
          </table:table-cell>
          <table:table-cell table:formula="of:=[.B1972]" office:value-type="string" office:string-value="Cheshire">
            <text:p>Cheshire</text:p>
          </table:table-cell>
          <table:table-cell office:value-type="float" office:value="1767">
            <text:p>176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973]" office:value-type="string" office:string-value="Wales">
            <text:p>Wales</text:p>
          </table:table-cell>
          <table:table-cell table:formula="of:=[.B1973]" office:value-type="string" office:string-value="Cheshire">
            <text:p>Cheshire</text:p>
          </table:table-cell>
          <table:table-cell office:value-type="float" office:value="1767">
            <text:p>176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974]" office:value-type="string" office:string-value="Wales">
            <text:p>Wales</text:p>
          </table:table-cell>
          <table:table-cell table:formula="of:=[.B1974]" office:value-type="string" office:string-value="Cheshire">
            <text:p>Cheshire</text:p>
          </table:table-cell>
          <table:table-cell office:value-type="float" office:value="1769">
            <text:p>1769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1975]" office:value-type="string" office:string-value="Wales">
            <text:p>Wales</text:p>
          </table:table-cell>
          <table:table-cell table:formula="of:=[.B1975]" office:value-type="string" office:string-value="Cheshire">
            <text:p>Cheshire</text:p>
          </table:table-cell>
          <table:table-cell office:value-type="float" office:value="1770">
            <text:p>177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976]" office:value-type="string" office:string-value="Wales">
            <text:p>Wales</text:p>
          </table:table-cell>
          <table:table-cell table:formula="of:=[.B1976]" office:value-type="string" office:string-value="Cheshire">
            <text:p>Cheshire</text:p>
          </table:table-cell>
          <table:table-cell office:value-type="float" office:value="1771">
            <text:p>1771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977]" office:value-type="string" office:string-value="Wales">
            <text:p>Wales</text:p>
          </table:table-cell>
          <table:table-cell table:formula="of:=[.B1977]" office:value-type="string" office:string-value="Cheshire">
            <text:p>Cheshire</text:p>
          </table:table-cell>
          <table:table-cell office:value-type="float" office:value="1774">
            <text:p>1774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978]" office:value-type="string" office:string-value="Wales">
            <text:p>Wales</text:p>
          </table:table-cell>
          <table:table-cell table:formula="of:=[.B1978]" office:value-type="string" office:string-value="Cheshire">
            <text:p>Cheshire</text:p>
          </table:table-cell>
          <table:table-cell office:value-type="float" office:value="1776">
            <text:p>177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979]" office:value-type="string" office:string-value="Wales">
            <text:p>Wales</text:p>
          </table:table-cell>
          <table:table-cell table:formula="of:=[.B1979]" office:value-type="string" office:string-value="Cheshire">
            <text:p>Cheshire</text:p>
          </table:table-cell>
          <table:table-cell office:value-type="float" office:value="1776">
            <text:p>1776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1980]" office:value-type="string" office:string-value="Wales">
            <text:p>Wales</text:p>
          </table:table-cell>
          <table:table-cell table:formula="of:=[.B1980]" office:value-type="string" office:string-value="Cheshire">
            <text:p>Cheshire</text:p>
          </table:table-cell>
          <table:table-cell office:value-type="float" office:value="1777">
            <text:p>177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981]" office:value-type="string" office:string-value="Wales">
            <text:p>Wales</text:p>
          </table:table-cell>
          <table:table-cell table:formula="of:=[.B1981]" office:value-type="string" office:string-value="Cheshire">
            <text:p>Cheshire</text:p>
          </table:table-cell>
          <table:table-cell office:value-type="float" office:value="1778">
            <text:p>177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982]" office:value-type="string" office:string-value="Wales">
            <text:p>Wales</text:p>
          </table:table-cell>
          <table:table-cell table:formula="of:=[.B1982]" office:value-type="string" office:string-value="Cheshire">
            <text:p>Cheshire</text:p>
          </table:table-cell>
          <table:table-cell office:value-type="float" office:value="1779">
            <text:p>1779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983]" office:value-type="string" office:string-value="Wales">
            <text:p>Wales</text:p>
          </table:table-cell>
          <table:table-cell table:formula="of:=[.B1983]" office:value-type="string" office:string-value="Cheshire">
            <text:p>Cheshire</text:p>
          </table:table-cell>
          <table:table-cell office:value-type="float" office:value="1779">
            <text:p>177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984]" office:value-type="string" office:string-value="Wales">
            <text:p>Wales</text:p>
          </table:table-cell>
          <table:table-cell table:formula="of:=[.B1984]" office:value-type="string" office:string-value="Cheshire">
            <text:p>Cheshire</text:p>
          </table:table-cell>
          <table:table-cell office:value-type="float" office:value="1783">
            <text:p>1783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1985]" office:value-type="string" office:string-value="Wales">
            <text:p>Wales</text:p>
          </table:table-cell>
          <table:table-cell table:formula="of:=[.B1985]" office:value-type="string" office:string-value="Cheshire">
            <text:p>Cheshire</text:p>
          </table:table-cell>
          <table:table-cell office:value-type="float" office:value="1784">
            <text:p>178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986]" office:value-type="string" office:string-value="Wales">
            <text:p>Wales</text:p>
          </table:table-cell>
          <table:table-cell table:formula="of:=[.B1986]" office:value-type="string" office:string-value="Cheshire">
            <text:p>Cheshire</text:p>
          </table:table-cell>
          <table:table-cell office:value-type="float" office:value="1786">
            <text:p>1786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formula="of:=[.A1987]" office:value-type="string" office:string-value="Wales">
            <text:p>Wales</text:p>
          </table:table-cell>
          <table:table-cell table:formula="of:=[.B1987]" office:value-type="string" office:string-value="Cheshire">
            <text:p>Cheshire</text:p>
          </table:table-cell>
          <table:table-cell office:value-type="float" office:value="1786">
            <text:p>1786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988]" office:value-type="string" office:string-value="Wales">
            <text:p>Wales</text:p>
          </table:table-cell>
          <table:table-cell table:formula="of:=[.B1988]" office:value-type="string" office:string-value="Cheshire">
            <text:p>Cheshire</text:p>
          </table:table-cell>
          <table:table-cell office:value-type="float" office:value="1789">
            <text:p>178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989]" office:value-type="string" office:string-value="Wales">
            <text:p>Wales</text:p>
          </table:table-cell>
          <table:table-cell table:formula="of:=[.B1989]" office:value-type="string" office:string-value="Cheshire">
            <text:p>Cheshire</text:p>
          </table:table-cell>
          <table:table-cell office:value-type="float" office:value="1790">
            <text:p>179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990]" office:value-type="string" office:string-value="Wales">
            <text:p>Wales</text:p>
          </table:table-cell>
          <table:table-cell table:formula="of:=[.B1990]" office:value-type="string" office:string-value="Cheshire">
            <text:p>Cheshire</text:p>
          </table:table-cell>
          <table:table-cell office:value-type="float" office:value="1791">
            <text:p>1791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1991]" office:value-type="string" office:string-value="Wales">
            <text:p>Wales</text:p>
          </table:table-cell>
          <table:table-cell table:formula="of:=[.B1991]" office:value-type="string" office:string-value="Cheshire">
            <text:p>Cheshire</text:p>
          </table:table-cell>
          <table:table-cell office:value-type="float" office:value="1796">
            <text:p>1796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992]" office:value-type="string" office:string-value="Wales">
            <text:p>Wales</text:p>
          </table:table-cell>
          <table:table-cell table:formula="of:=[.B1992]" office:value-type="string" office:string-value="Cheshire">
            <text:p>Cheshire</text:p>
          </table:table-cell>
          <table:table-cell office:value-type="float" office:value="1798">
            <text:p>1798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993]" office:value-type="string" office:string-value="Wales">
            <text:p>Wales</text:p>
          </table:table-cell>
          <table:table-cell office:value-type="string">
            <text:p>Denbighshire</text:p>
          </table:table-cell>
          <table:table-cell office:value-type="float" office:value="1740">
            <text:p>1740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SUM([.D1994:.D2003])" office:value-type="float" office:value="8">
            <text:p>8</text:p>
          </table:table-cell>
          <table:table-cell table:formula="of:=SUM([.E1994:.E2003])" office:value-type="float" office:value="4">
            <text:p>4</text:p>
          </table:table-cell>
          <table:table-cell table:number-columns-repeated="1016"/>
        </table:table-row>
        <table:table-row table:style-name="ro1">
          <table:table-cell table:formula="of:=[.A1994]" office:value-type="string" office:string-value="Wales">
            <text:p>Wales</text:p>
          </table:table-cell>
          <table:table-cell table:formula="of:=[.B1994]" office:value-type="string" office:string-value="Denbighshire">
            <text:p>Denbighshire</text:p>
          </table:table-cell>
          <table:table-cell office:value-type="float" office:value="1749">
            <text:p>1749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.A1995]" office:value-type="string" office:string-value="Wales">
            <text:p>Wales</text:p>
          </table:table-cell>
          <table:table-cell table:formula="of:=[.B1995]" office:value-type="string" office:string-value="Denbighshire">
            <text:p>Denbighshire</text:p>
          </table:table-cell>
          <table:table-cell office:value-type="float" office:value="1762">
            <text:p>176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.A1996]" office:value-type="string" office:string-value="Wales">
            <text:p>Wales</text:p>
          </table:table-cell>
          <table:table-cell table:formula="of:=[.B1996]" office:value-type="string" office:string-value="Denbighshire">
            <text:p>Denbighshire</text:p>
          </table:table-cell>
          <table:table-cell office:value-type="float" office:value="1768">
            <text:p>1768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.A1997]" office:value-type="string" office:string-value="Wales">
            <text:p>Wales</text:p>
          </table:table-cell>
          <table:table-cell table:formula="of:=[.B1997]" office:value-type="string" office:string-value="Denbighshire">
            <text:p>Denbighshire</text:p>
          </table:table-cell>
          <table:table-cell office:value-type="float" office:value="1771">
            <text:p>177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998]" office:value-type="string" office:string-value="Wales">
            <text:p>Wales</text:p>
          </table:table-cell>
          <table:table-cell table:formula="of:=[.B1998]" office:value-type="string" office:string-value="Denbighshire">
            <text:p>Denbighshire</text:p>
          </table:table-cell>
          <table:table-cell office:value-type="float" office:value="1776">
            <text:p>1776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1999]" office:value-type="string" office:string-value="Wales">
            <text:p>Wales</text:p>
          </table:table-cell>
          <table:table-cell table:formula="of:=[.B1999]" office:value-type="string" office:string-value="Denbighshire">
            <text:p>Denbighshire</text:p>
          </table:table-cell>
          <table:table-cell office:value-type="float" office:value="1777">
            <text:p>177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2000]" office:value-type="string" office:string-value="Wales">
            <text:p>Wales</text:p>
          </table:table-cell>
          <table:table-cell table:formula="of:=[.B2000]" office:value-type="string" office:string-value="Denbighshire">
            <text:p>Denbighshire</text:p>
          </table:table-cell>
          <table:table-cell office:value-type="float" office:value="1781">
            <text:p>178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2001]" office:value-type="string" office:string-value="Wales">
            <text:p>Wales</text:p>
          </table:table-cell>
          <table:table-cell table:formula="of:=[.B2001]" office:value-type="string" office:string-value="Denbighshire">
            <text:p>Denbighshire</text:p>
          </table:table-cell>
          <table:table-cell office:value-type="float" office:value="1785">
            <text:p>1785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2002]" office:value-type="string" office:string-value="Wales">
            <text:p>Wales</text:p>
          </table:table-cell>
          <table:table-cell table:formula="of:=[.B2002]" office:value-type="string" office:string-value="Denbighshire">
            <text:p>Denbighshire</text:p>
          </table:table-cell>
          <table:table-cell office:value-type="float" office:value="1786">
            <text:p>178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2003]" office:value-type="string" office:string-value="Wales">
            <text:p>Wales</text:p>
          </table:table-cell>
          <table:table-cell office:value-type="string">
            <text:p>Flint</text:p>
          </table:table-cell>
          <table:table-cell office:value-type="float" office:value="1736">
            <text:p>1736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SUM([.D2004:.D2014])" office:value-type="float" office:value="12">
            <text:p>12</text:p>
          </table:table-cell>
          <table:table-cell table:formula="of:=SUM([.E2004:.E2014])"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formula="of:=[.A2004]" office:value-type="string" office:string-value="Wales">
            <text:p>Wales</text:p>
          </table:table-cell>
          <table:table-cell table:formula="of:=[.B2004]" office:value-type="string" office:string-value="Flint">
            <text:p>Flint</text:p>
          </table:table-cell>
          <table:table-cell office:value-type="float" office:value="1743">
            <text:p>174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2005]" office:value-type="string" office:string-value="Wales">
            <text:p>Wales</text:p>
          </table:table-cell>
          <table:table-cell table:formula="of:=[.B2005]" office:value-type="string" office:string-value="Flint">
            <text:p>Flint</text:p>
          </table:table-cell>
          <table:table-cell office:value-type="float" office:value="1747">
            <text:p>1747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2006]" office:value-type="string" office:string-value="Wales">
            <text:p>Wales</text:p>
          </table:table-cell>
          <table:table-cell table:formula="of:=[.B2006]" office:value-type="string" office:string-value="Flint">
            <text:p>Flint</text:p>
          </table:table-cell>
          <table:table-cell office:value-type="float" office:value="1752">
            <text:p>175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.A2007]" office:value-type="string" office:string-value="Wales">
            <text:p>Wales</text:p>
          </table:table-cell>
          <table:table-cell table:formula="of:=[.B2007]" office:value-type="string" office:string-value="Flint">
            <text:p>Flint</text:p>
          </table:table-cell>
          <table:table-cell office:value-type="float" office:value="1756">
            <text:p>175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2008]" office:value-type="string" office:string-value="Wales">
            <text:p>Wales</text:p>
          </table:table-cell>
          <table:table-cell table:formula="of:=[.B2008]" office:value-type="string" office:string-value="Flint">
            <text:p>Flint</text:p>
          </table:table-cell>
          <table:table-cell office:value-type="float" office:value="1758">
            <text:p>175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2009]" office:value-type="string" office:string-value="Wales">
            <text:p>Wales</text:p>
          </table:table-cell>
          <table:table-cell table:formula="of:=[.B2009]" office:value-type="string" office:string-value="Flint">
            <text:p>Flint</text:p>
          </table:table-cell>
          <table:table-cell office:value-type="float" office:value="1769">
            <text:p>176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2010]" office:value-type="string" office:string-value="Wales">
            <text:p>Wales</text:p>
          </table:table-cell>
          <table:table-cell table:formula="of:=[.B2010]" office:value-type="string" office:string-value="Flint">
            <text:p>Flint</text:p>
          </table:table-cell>
          <table:table-cell office:value-type="float" office:value="1774">
            <text:p>177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2011]" office:value-type="string" office:string-value="Wales">
            <text:p>Wales</text:p>
          </table:table-cell>
          <table:table-cell table:formula="of:=[.B2011]" office:value-type="string" office:string-value="Flint">
            <text:p>Flint</text:p>
          </table:table-cell>
          <table:table-cell office:value-type="float" office:value="1778">
            <text:p>1778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2012]" office:value-type="string" office:string-value="Wales">
            <text:p>Wales</text:p>
          </table:table-cell>
          <table:table-cell table:formula="of:=[.B2012]" office:value-type="string" office:string-value="Flint">
            <text:p>Flint</text:p>
          </table:table-cell>
          <table:table-cell office:value-type="float" office:value="1784">
            <text:p>178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2013]" office:value-type="string" office:string-value="Wales">
            <text:p>Wales</text:p>
          </table:table-cell>
          <table:table-cell table:formula="of:=[.B2013]" office:value-type="string" office:string-value="Flint">
            <text:p>Flint</text:p>
          </table:table-cell>
          <table:table-cell office:value-type="float" office:value="1786">
            <text:p>178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2014]" office:value-type="string" office:string-value="Wales">
            <text:p>Wales</text:p>
          </table:table-cell>
          <table:table-cell office:value-type="string">
            <text:p>Montgomery</text:p>
          </table:table-cell>
          <table:table-cell office:value-type="float" office:value="1735">
            <text:p>173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formula="of:=SUM([.D2015:.D2020])" office:value-type="float" office:value="7">
            <text:p>7</text:p>
          </table:table-cell>
          <table:table-cell table:formula="of:=SUM([.E2015:.E2020])"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formula="of:=[.A2015]" office:value-type="string" office:string-value="Wales">
            <text:p>Wales</text:p>
          </table:table-cell>
          <table:table-cell table:formula="of:=[.B2015]" office:value-type="string" office:string-value="Montgomery">
            <text:p>Montgomery</text:p>
          </table:table-cell>
          <table:table-cell office:value-type="float" office:value="1747">
            <text:p>1747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.A2016]" office:value-type="string" office:string-value="Wales">
            <text:p>Wales</text:p>
          </table:table-cell>
          <table:table-cell table:formula="of:=[.B2016]" office:value-type="string" office:string-value="Montgomery">
            <text:p>Montgomery</text:p>
          </table:table-cell>
          <table:table-cell office:value-type="float" office:value="1765">
            <text:p>176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2017]" office:value-type="string" office:string-value="Wales">
            <text:p>Wales</text:p>
          </table:table-cell>
          <table:table-cell table:formula="of:=[.B2017]" office:value-type="string" office:string-value="Montgomery">
            <text:p>Montgomery</text:p>
          </table:table-cell>
          <table:table-cell office:value-type="float" office:value="1780">
            <text:p>178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2018]" office:value-type="string" office:string-value="Wales">
            <text:p>Wales</text:p>
          </table:table-cell>
          <table:table-cell table:formula="of:=[.B2018]" office:value-type="string" office:string-value="Montgomery">
            <text:p>Montgomery</text:p>
          </table:table-cell>
          <table:table-cell office:value-type="float" office:value="1784">
            <text:p>178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2019]" office:value-type="string" office:string-value="Wales">
            <text:p>Wales</text:p>
          </table:table-cell>
          <table:table-cell table:formula="of:=[.B2019]" office:value-type="string" office:string-value="Montgomery">
            <text:p>Montgomery</text:p>
          </table:table-cell>
          <table:table-cell office:value-type="float" office:value="1785">
            <text:p>1785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2020]" office:value-type="string" office:string-value="Wales">
            <text:p>Wales</text:p>
          </table:table-cell>
          <table:table-cell office:value-type="string">
            <text:p>Anglesey</text:p>
          </table:table-cell>
          <table:table-cell office:value-type="float" office:value="1735">
            <text:p>173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.A2021]" office:value-type="string" office:string-value="Wales">
            <text:p>Wales</text:p>
          </table:table-cell>
          <table:table-cell table:formula="of:=[.B2021]" office:value-type="string" office:string-value="Anglesey">
            <text:p>Anglesey</text:p>
          </table:table-cell>
          <table:table-cell office:value-type="float" office:value="1744">
            <text:p>1744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2022]" office:value-type="string" office:string-value="Wales">
            <text:p>Wales</text:p>
          </table:table-cell>
          <table:table-cell table:formula="of:=[.B2022]" office:value-type="string" office:string-value="Anglesey">
            <text:p>Anglesey</text:p>
          </table:table-cell>
          <table:table-cell office:value-type="float" office:value="1747">
            <text:p>174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2023]" office:value-type="string" office:string-value="Wales">
            <text:p>Wales</text:p>
          </table:table-cell>
          <table:table-cell table:formula="of:=[.B2023]" office:value-type="string" office:string-value="Anglesey">
            <text:p>Anglesey</text:p>
          </table:table-cell>
          <table:table-cell office:value-type="float" office:value="1785">
            <text:p>1785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2024]" office:value-type="string" office:string-value="Wales">
            <text:p>Wales</text:p>
          </table:table-cell>
          <table:table-cell office:value-type="string">
            <text:p>Caernarfon</text:p>
          </table:table-cell>
          <table:table-cell office:value-type="float" office:value="1743">
            <text:p>174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SUM([.D2025:.D2031])" office:value-type="float" office:value="9">
            <text:p>9</text:p>
          </table:table-cell>
          <table:table-cell table:number-columns-repeated="1017"/>
        </table:table-row>
        <table:table-row table:style-name="ro1">
          <table:table-cell table:formula="of:=[.A2025]" office:value-type="string" office:string-value="Wales">
            <text:p>Wales</text:p>
          </table:table-cell>
          <table:table-cell table:formula="of:=[.B2025]" office:value-type="string" office:string-value="Caernarfon">
            <text:p>Caernarfon</text:p>
          </table:table-cell>
          <table:table-cell office:value-type="float" office:value="1751">
            <text:p>175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2026]" office:value-type="string" office:string-value="Wales">
            <text:p>Wales</text:p>
          </table:table-cell>
          <table:table-cell table:formula="of:=[.B2026]" office:value-type="string" office:string-value="Caernarfon">
            <text:p>Caernarfon</text:p>
          </table:table-cell>
          <table:table-cell office:value-type="float" office:value="1758">
            <text:p>1758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2027]" office:value-type="string" office:string-value="Wales">
            <text:p>Wales</text:p>
          </table:table-cell>
          <table:table-cell table:formula="of:=[.B2027]" office:value-type="string" office:string-value="Caernarfon">
            <text:p>Caernarfon</text:p>
          </table:table-cell>
          <table:table-cell office:value-type="float" office:value="1764">
            <text:p>176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2028]" office:value-type="string" office:string-value="Wales">
            <text:p>Wales</text:p>
          </table:table-cell>
          <table:table-cell table:formula="of:=[.B2028]" office:value-type="string" office:string-value="Caernarfon">
            <text:p>Caernarfon</text:p>
          </table:table-cell>
          <table:table-cell office:value-type="float" office:value="1774">
            <text:p>177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2029]" office:value-type="string" office:string-value="Wales">
            <text:p>Wales</text:p>
          </table:table-cell>
          <table:table-cell table:formula="of:=[.B2029]" office:value-type="string" office:string-value="Caernarfon">
            <text:p>Caernarfon</text:p>
          </table:table-cell>
          <table:table-cell office:value-type="float" office:value="1778">
            <text:p>177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2030]" office:value-type="string" office:string-value="Wales">
            <text:p>Wales</text:p>
          </table:table-cell>
          <table:table-cell table:formula="of:=[.B2030]" office:value-type="string" office:string-value="Caernarfon">
            <text:p>Caernarfon</text:p>
          </table:table-cell>
          <table:table-cell office:value-type="float" office:value="1789">
            <text:p>178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2031]" office:value-type="string" office:string-value="Wales">
            <text:p>Wales</text:p>
          </table:table-cell>
          <table:table-cell office:value-type="string">
            <text:p>Merioneth</text:p>
          </table:table-cell>
          <table:table-cell office:value-type="float" office:value="1785">
            <text:p>178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Middlesex-London</text:p>
          </table:table-cell>
          <table:table-cell office:value-type="string">
            <text:p>Tyburn</text:p>
          </table:table-cell>
          <table:table-cell office:value-type="float" office:value="1735">
            <text:p>1735</text:p>
          </table:table-cell>
          <table:table-cell office:value-type="float" office:value="35">
            <text:p>35</text:p>
          </table:table-cell>
          <table:table-cell table:number-columns-repeated="1020"/>
        </table:table-row>
        <table:table-row table:style-name="ro1">
          <table:table-cell table:formula="of:=[.A2033]" office:value-type="string" office:string-value="Middlesex-London">
            <text:p>Middlesex-London</text:p>
          </table:table-cell>
          <table:table-cell table:formula="of:=[.B2033]" office:value-type="string" office:string-value="Tyburn">
            <text:p>Tyburn</text:p>
          </table:table-cell>
          <table:table-cell office:value-type="float" office:value="1736">
            <text:p>1736</text:p>
          </table:table-cell>
          <table:table-cell office:value-type="float" office:value="19">
            <text:p>19</text:p>
          </table:table-cell>
          <table:table-cell table:number-columns-repeated="1020"/>
        </table:table-row>
        <table:table-row table:style-name="ro1">
          <table:table-cell table:formula="of:=[.A2034]" office:value-type="string" office:string-value="Middlesex-London">
            <text:p>Middlesex-London</text:p>
          </table:table-cell>
          <table:table-cell table:formula="of:=[.B2034]" office:value-type="string" office:string-value="Tyburn">
            <text:p>Tyburn</text:p>
          </table:table-cell>
          <table:table-cell office:value-type="float" office:value="1737">
            <text:p>1737</text:p>
          </table:table-cell>
          <table:table-cell office:value-type="float" office:value="25">
            <text:p>25</text:p>
          </table:table-cell>
          <table:table-cell table:number-columns-repeated="1020"/>
        </table:table-row>
        <table:table-row table:style-name="ro1">
          <table:table-cell table:formula="of:=[.A2035]" office:value-type="string" office:string-value="Middlesex-London">
            <text:p>Middlesex-London</text:p>
          </table:table-cell>
          <table:table-cell table:formula="of:=[.B2035]" office:value-type="string" office:string-value="Tyburn">
            <text:p>Tyburn</text:p>
          </table:table-cell>
          <table:table-cell office:value-type="float" office:value="1738">
            <text:p>1738</text:p>
          </table:table-cell>
          <table:table-cell office:value-type="float" office:value="48">
            <text:p>48</text:p>
          </table:table-cell>
          <table:table-cell table:number-columns-repeated="1020"/>
        </table:table-row>
        <table:table-row table:style-name="ro1">
          <table:table-cell table:formula="of:=[.A2036]" office:value-type="string" office:string-value="Middlesex-London">
            <text:p>Middlesex-London</text:p>
          </table:table-cell>
          <table:table-cell table:formula="of:=[.B2036]" office:value-type="string" office:string-value="Tyburn">
            <text:p>Tyburn</text:p>
          </table:table-cell>
          <table:table-cell office:value-type="float" office:value="1739">
            <text:p>1739</text:p>
          </table:table-cell>
          <table:table-cell office:value-type="float" office:value="30">
            <text:p>30</text:p>
          </table:table-cell>
          <table:table-cell table:number-columns-repeated="1020"/>
        </table:table-row>
        <table:table-row table:style-name="ro1">
          <table:table-cell table:formula="of:=[.A2037]" office:value-type="string" office:string-value="Middlesex-London">
            <text:p>Middlesex-London</text:p>
          </table:table-cell>
          <table:table-cell table:formula="of:=[.B2037]" office:value-type="string" office:string-value="Tyburn">
            <text:p>Tyburn</text:p>
          </table:table-cell>
          <table:table-cell office:value-type="float" office:value="1740">
            <text:p>1740</text:p>
          </table:table-cell>
          <table:table-cell office:value-type="float" office:value="17">
            <text:p>17</text:p>
          </table:table-cell>
          <table:table-cell table:number-columns-repeated="1020"/>
        </table:table-row>
        <table:table-row table:style-name="ro1">
          <table:table-cell table:formula="of:=[.A2038]" office:value-type="string" office:string-value="Middlesex-London">
            <text:p>Middlesex-London</text:p>
          </table:table-cell>
          <table:table-cell table:formula="of:=[.B2038]" office:value-type="string" office:string-value="Tyburn">
            <text:p>Tyburn</text:p>
          </table:table-cell>
          <table:table-cell office:value-type="float" office:value="1741">
            <text:p>1741</text:p>
          </table:table-cell>
          <table:table-cell office:value-type="float" office:value="33">
            <text:p>33</text:p>
          </table:table-cell>
          <table:table-cell table:number-columns-repeated="1020"/>
        </table:table-row>
        <table:table-row table:style-name="ro1">
          <table:table-cell table:formula="of:=[.A2039]" office:value-type="string" office:string-value="Middlesex-London">
            <text:p>Middlesex-London</text:p>
          </table:table-cell>
          <table:table-cell table:formula="of:=[.B2039]" office:value-type="string" office:string-value="Tyburn">
            <text:p>Tyburn</text:p>
          </table:table-cell>
          <table:table-cell office:value-type="float" office:value="1742">
            <text:p>1742</text:p>
          </table:table-cell>
          <table:table-cell office:value-type="float" office:value="35">
            <text:p>35</text:p>
          </table:table-cell>
          <table:table-cell table:number-columns-repeated="1020"/>
        </table:table-row>
        <table:table-row table:style-name="ro1">
          <table:table-cell table:formula="of:=[.A2040]" office:value-type="string" office:string-value="Middlesex-London">
            <text:p>Middlesex-London</text:p>
          </table:table-cell>
          <table:table-cell table:formula="of:=[.B2040]" office:value-type="string" office:string-value="Tyburn">
            <text:p>Tyburn</text:p>
          </table:table-cell>
          <table:table-cell office:value-type="float" office:value="1743">
            <text:p>1743</text:p>
          </table:table-cell>
          <table:table-cell office:value-type="float" office:value="18">
            <text:p>18</text:p>
          </table:table-cell>
          <table:table-cell table:number-columns-repeated="1020"/>
        </table:table-row>
        <table:table-row table:style-name="ro1">
          <table:table-cell table:formula="of:=[.A2041]" office:value-type="string" office:string-value="Middlesex-London">
            <text:p>Middlesex-London</text:p>
          </table:table-cell>
          <table:table-cell table:formula="of:=[.B2041]" office:value-type="string" office:string-value="Tyburn">
            <text:p>Tyburn</text:p>
          </table:table-cell>
          <table:table-cell office:value-type="float" office:value="1744">
            <text:p>1744</text:p>
          </table:table-cell>
          <table:table-cell office:value-type="float" office:value="42">
            <text:p>42</text:p>
          </table:table-cell>
          <table:table-cell table:number-columns-repeated="1020"/>
        </table:table-row>
        <table:table-row table:style-name="ro1">
          <table:table-cell table:formula="of:=[.A2042]" office:value-type="string" office:string-value="Middlesex-London">
            <text:p>Middlesex-London</text:p>
          </table:table-cell>
          <table:table-cell table:formula="of:=[.B2042]" office:value-type="string" office:string-value="Tyburn">
            <text:p>Tyburn</text:p>
          </table:table-cell>
          <table:table-cell office:value-type="float" office:value="1745">
            <text:p>1745</text:p>
          </table:table-cell>
          <table:table-cell office:value-type="float" office:value="18">
            <text:p>18</text:p>
          </table:table-cell>
          <table:table-cell table:number-columns-repeated="1020"/>
        </table:table-row>
        <table:table-row table:style-name="ro1">
          <table:table-cell table:formula="of:=[.A2043]" office:value-type="string" office:string-value="Middlesex-London">
            <text:p>Middlesex-London</text:p>
          </table:table-cell>
          <table:table-cell table:formula="of:=[.B2043]" office:value-type="string" office:string-value="Tyburn">
            <text:p>Tyburn</text:p>
          </table:table-cell>
          <table:table-cell office:value-type="float" office:value="1746">
            <text:p>1746</text:p>
          </table:table-cell>
          <table:table-cell office:value-type="float" office:value="18">
            <text:p>18</text:p>
          </table:table-cell>
          <table:table-cell table:number-columns-repeated="1020"/>
        </table:table-row>
        <table:table-row table:style-name="ro1">
          <table:table-cell table:formula="of:=[.A2044]" office:value-type="string" office:string-value="Middlesex-London">
            <text:p>Middlesex-London</text:p>
          </table:table-cell>
          <table:table-cell table:formula="of:=[.B2044]" office:value-type="string" office:string-value="Tyburn">
            <text:p>Tyburn</text:p>
          </table:table-cell>
          <table:table-cell office:value-type="float" office:value="1747">
            <text:p>1747</text:p>
          </table:table-cell>
          <table:table-cell office:value-type="float" office:value="26">
            <text:p>26</text:p>
          </table:table-cell>
          <table:table-cell table:number-columns-repeated="1020"/>
        </table:table-row>
        <table:table-row table:style-name="ro1">
          <table:table-cell table:formula="of:=[.A2045]" office:value-type="string" office:string-value="Middlesex-London">
            <text:p>Middlesex-London</text:p>
          </table:table-cell>
          <table:table-cell table:formula="of:=[.B2045]" office:value-type="string" office:string-value="Tyburn">
            <text:p>Tyburn</text:p>
          </table:table-cell>
          <table:table-cell office:value-type="float" office:value="1748">
            <text:p>1748</text:p>
          </table:table-cell>
          <table:table-cell office:value-type="float" office:value="21">
            <text:p>21</text:p>
          </table:table-cell>
          <table:table-cell table:number-columns-repeated="1020"/>
        </table:table-row>
        <table:table-row table:style-name="ro1">
          <table:table-cell table:formula="of:=[.A2046]" office:value-type="string" office:string-value="Middlesex-London">
            <text:p>Middlesex-London</text:p>
          </table:table-cell>
          <table:table-cell table:formula="of:=[.B2046]" office:value-type="string" office:string-value="Tyburn">
            <text:p>Tyburn</text:p>
          </table:table-cell>
          <table:table-cell office:value-type="float" office:value="1749">
            <text:p>1749</text:p>
          </table:table-cell>
          <table:table-cell office:value-type="float" office:value="44">
            <text:p>44</text:p>
          </table:table-cell>
          <table:table-cell table:number-columns-repeated="1020"/>
        </table:table-row>
        <table:table-row table:style-name="ro1">
          <table:table-cell table:formula="of:=[.A2047]" office:value-type="string" office:string-value="Middlesex-London">
            <text:p>Middlesex-London</text:p>
          </table:table-cell>
          <table:table-cell table:formula="of:=[.B2047]" office:value-type="string" office:string-value="Tyburn">
            <text:p>Tyburn</text:p>
          </table:table-cell>
          <table:table-cell office:value-type="float" office:value="1750">
            <text:p>1750</text:p>
          </table:table-cell>
          <table:table-cell office:value-type="float" office:value="74">
            <text:p>74</text:p>
          </table:table-cell>
          <table:table-cell table:number-columns-repeated="1020"/>
        </table:table-row>
        <table:table-row table:style-name="ro1">
          <table:table-cell table:formula="of:=[.A2048]" office:value-type="string" office:string-value="Middlesex-London">
            <text:p>Middlesex-London</text:p>
          </table:table-cell>
          <table:table-cell table:formula="of:=[.B2048]" office:value-type="string" office:string-value="Tyburn">
            <text:p>Tyburn</text:p>
          </table:table-cell>
          <table:table-cell office:value-type="float" office:value="1751">
            <text:p>1751</text:p>
          </table:table-cell>
          <table:table-cell office:value-type="float" office:value="48">
            <text:p>48</text:p>
          </table:table-cell>
          <table:table-cell table:number-columns-repeated="1020"/>
        </table:table-row>
        <table:table-row table:style-name="ro1">
          <table:table-cell table:formula="of:=[.A2049]" office:value-type="string" office:string-value="Middlesex-London">
            <text:p>Middlesex-London</text:p>
          </table:table-cell>
          <table:table-cell table:formula="of:=[.B2049]" office:value-type="string" office:string-value="Tyburn">
            <text:p>Tyburn</text:p>
          </table:table-cell>
          <table:table-cell office:value-type="float" office:value="1752">
            <text:p>1752</text:p>
          </table:table-cell>
          <table:table-cell office:value-type="float" office:value="46">
            <text:p>46</text:p>
          </table:table-cell>
          <table:table-cell table:number-columns-repeated="1020"/>
        </table:table-row>
        <table:table-row table:style-name="ro1">
          <table:table-cell table:formula="of:=[.A2050]" office:value-type="string" office:string-value="Middlesex-London">
            <text:p>Middlesex-London</text:p>
          </table:table-cell>
          <table:table-cell table:formula="of:=[.B2050]" office:value-type="string" office:string-value="Tyburn">
            <text:p>Tyburn</text:p>
          </table:table-cell>
          <table:table-cell office:value-type="float" office:value="1753">
            <text:p>1753</text:p>
          </table:table-cell>
          <table:table-cell office:value-type="float" office:value="41">
            <text:p>41</text:p>
          </table:table-cell>
          <table:table-cell table:number-columns-repeated="1020"/>
        </table:table-row>
        <table:table-row table:style-name="ro1">
          <table:table-cell table:formula="of:=[.A2051]" office:value-type="string" office:string-value="Middlesex-London">
            <text:p>Middlesex-London</text:p>
          </table:table-cell>
          <table:table-cell table:formula="of:=[.B2051]" office:value-type="string" office:string-value="Tyburn">
            <text:p>Tyburn</text:p>
          </table:table-cell>
          <table:table-cell office:value-type="float" office:value="1754">
            <text:p>1754</text:p>
          </table:table-cell>
          <table:table-cell office:value-type="float" office:value="33">
            <text:p>33</text:p>
          </table:table-cell>
          <table:table-cell table:number-columns-repeated="1020"/>
        </table:table-row>
        <table:table-row table:style-name="ro1">
          <table:table-cell table:formula="of:=[.A2052]" office:value-type="string" office:string-value="Middlesex-London">
            <text:p>Middlesex-London</text:p>
          </table:table-cell>
          <table:table-cell table:formula="of:=[.B2052]" office:value-type="string" office:string-value="Tyburn">
            <text:p>Tyburn</text:p>
          </table:table-cell>
          <table:table-cell office:value-type="float" office:value="1755">
            <text:p>1755</text:p>
          </table:table-cell>
          <table:table-cell office:value-type="float" office:value="23">
            <text:p>23</text:p>
          </table:table-cell>
          <table:table-cell table:number-columns-repeated="1020"/>
        </table:table-row>
        <table:table-row table:style-name="ro1">
          <table:table-cell table:formula="of:=[.A2053]" office:value-type="string" office:string-value="Middlesex-London">
            <text:p>Middlesex-London</text:p>
          </table:table-cell>
          <table:table-cell table:formula="of:=[.B2053]" office:value-type="string" office:string-value="Tyburn">
            <text:p>Tyburn</text:p>
          </table:table-cell>
          <table:table-cell office:value-type="float" office:value="1756">
            <text:p>1756</text:p>
          </table:table-cell>
          <table:table-cell office:value-type="float" office:value="15">
            <text:p>15</text:p>
          </table:table-cell>
          <table:table-cell table:number-columns-repeated="1020"/>
        </table:table-row>
        <table:table-row table:style-name="ro1">
          <table:table-cell table:formula="of:=[.A2054]" office:value-type="string" office:string-value="Middlesex-London">
            <text:p>Middlesex-London</text:p>
          </table:table-cell>
          <table:table-cell table:formula="of:=[.B2054]" office:value-type="string" office:string-value="Tyburn">
            <text:p>Tyburn</text:p>
          </table:table-cell>
          <table:table-cell office:value-type="float" office:value="1757">
            <text:p>1757</text:p>
          </table:table-cell>
          <table:table-cell office:value-type="float" office:value="22">
            <text:p>22</text:p>
          </table:table-cell>
          <table:table-cell table:number-columns-repeated="1020"/>
        </table:table-row>
        <table:table-row table:style-name="ro1">
          <table:table-cell table:formula="of:=[.A2055]" office:value-type="string" office:string-value="Middlesex-London">
            <text:p>Middlesex-London</text:p>
          </table:table-cell>
          <table:table-cell table:formula="of:=[.B2055]" office:value-type="string" office:string-value="Tyburn">
            <text:p>Tyburn</text:p>
          </table:table-cell>
          <table:table-cell office:value-type="float" office:value="1758">
            <text:p>1758</text:p>
          </table:table-cell>
          <table:table-cell office:value-type="float" office:value="20">
            <text:p>20</text:p>
          </table:table-cell>
          <table:table-cell table:number-columns-repeated="1020"/>
        </table:table-row>
        <table:table-row table:style-name="ro1">
          <table:table-cell table:formula="of:=[.A2056]" office:value-type="string" office:string-value="Middlesex-London">
            <text:p>Middlesex-London</text:p>
          </table:table-cell>
          <table:table-cell table:formula="of:=[.B2056]" office:value-type="string" office:string-value="Tyburn">
            <text:p>Tyburn</text:p>
          </table:table-cell>
          <table:table-cell office:value-type="float" office:value="1759">
            <text:p>1759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table:formula="of:=[.A2057]" office:value-type="string" office:string-value="Middlesex-London">
            <text:p>Middlesex-London</text:p>
          </table:table-cell>
          <table:table-cell table:formula="of:=[.B2057]" office:value-type="string" office:string-value="Tyburn">
            <text:p>Tyburn</text:p>
          </table:table-cell>
          <table:table-cell office:value-type="float" office:value="1760">
            <text:p>1760</text:p>
          </table:table-cell>
          <table:table-cell office:value-type="float" office:value="10">
            <text:p>10</text:p>
          </table:table-cell>
          <table:table-cell table:number-columns-repeated="1020"/>
        </table:table-row>
        <table:table-row table:style-name="ro1">
          <table:table-cell table:formula="of:=[.A2058]" office:value-type="string" office:string-value="Middlesex-London">
            <text:p>Middlesex-London</text:p>
          </table:table-cell>
          <table:table-cell table:formula="of:=[.B2058]" office:value-type="string" office:string-value="Tyburn">
            <text:p>Tyburn</text:p>
          </table:table-cell>
          <table:table-cell office:value-type="float" office:value="1761">
            <text:p>1761</text:p>
          </table:table-cell>
          <table:table-cell office:value-type="float" office:value="17">
            <text:p>17</text:p>
          </table:table-cell>
          <table:table-cell table:number-columns-repeated="1020"/>
        </table:table-row>
        <table:table-row table:style-name="ro1">
          <table:table-cell table:formula="of:=[.A2059]" office:value-type="string" office:string-value="Middlesex-London">
            <text:p>Middlesex-London</text:p>
          </table:table-cell>
          <table:table-cell table:formula="of:=[.B2059]" office:value-type="string" office:string-value="Tyburn">
            <text:p>Tyburn</text:p>
          </table:table-cell>
          <table:table-cell office:value-type="float" office:value="1762">
            <text:p>1762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1">
          <table:table-cell table:formula="of:=[.A2060]" office:value-type="string" office:string-value="Middlesex-London">
            <text:p>Middlesex-London</text:p>
          </table:table-cell>
          <table:table-cell table:formula="of:=[.B2060]" office:value-type="string" office:string-value="Tyburn">
            <text:p>Tyburn</text:p>
          </table:table-cell>
          <table:table-cell office:value-type="float" office:value="1763">
            <text:p>1763</text:p>
          </table:table-cell>
          <table:table-cell office:value-type="float" office:value="37">
            <text:p>37</text:p>
          </table:table-cell>
          <table:table-cell table:number-columns-repeated="1020"/>
        </table:table-row>
        <table:table-row table:style-name="ro1">
          <table:table-cell table:formula="of:=[.A2061]" office:value-type="string" office:string-value="Middlesex-London">
            <text:p>Middlesex-London</text:p>
          </table:table-cell>
          <table:table-cell table:formula="of:=[.B2061]" office:value-type="string" office:string-value="Tyburn">
            <text:p>Tyburn</text:p>
          </table:table-cell>
          <table:table-cell office:value-type="float" office:value="1764">
            <text:p>1764</text:p>
          </table:table-cell>
          <table:table-cell office:value-type="float" office:value="29">
            <text:p>29</text:p>
          </table:table-cell>
          <table:table-cell table:number-columns-repeated="1020"/>
        </table:table-row>
        <table:table-row table:style-name="ro1">
          <table:table-cell table:formula="of:=[.A2062]" office:value-type="string" office:string-value="Middlesex-London">
            <text:p>Middlesex-London</text:p>
          </table:table-cell>
          <table:table-cell table:formula="of:=[.B2062]" office:value-type="string" office:string-value="Tyburn">
            <text:p>Tyburn</text:p>
          </table:table-cell>
          <table:table-cell office:value-type="float" office:value="1765">
            <text:p>1765</text:p>
          </table:table-cell>
          <table:table-cell office:value-type="float" office:value="25">
            <text:p>25</text:p>
          </table:table-cell>
          <table:table-cell table:number-columns-repeated="1020"/>
        </table:table-row>
        <table:table-row table:style-name="ro1">
          <table:table-cell table:formula="of:=[.A2063]" office:value-type="string" office:string-value="Middlesex-London">
            <text:p>Middlesex-London</text:p>
          </table:table-cell>
          <table:table-cell table:formula="of:=[.B2063]" office:value-type="string" office:string-value="Tyburn">
            <text:p>Tyburn</text:p>
          </table:table-cell>
          <table:table-cell office:value-type="float" office:value="1766">
            <text:p>1766</text:p>
          </table:table-cell>
          <table:table-cell office:value-type="float" office:value="20">
            <text:p>20</text:p>
          </table:table-cell>
          <table:table-cell table:number-columns-repeated="1020"/>
        </table:table-row>
        <table:table-row table:style-name="ro1">
          <table:table-cell table:formula="of:=[.A2064]" office:value-type="string" office:string-value="Middlesex-London">
            <text:p>Middlesex-London</text:p>
          </table:table-cell>
          <table:table-cell table:formula="of:=[.B2064]" office:value-type="string" office:string-value="Tyburn">
            <text:p>Tyburn</text:p>
          </table:table-cell>
          <table:table-cell office:value-type="float" office:value="1767">
            <text:p>1767</text:p>
          </table:table-cell>
          <table:table-cell office:value-type="float" office:value="21">
            <text:p>21</text:p>
          </table:table-cell>
          <table:table-cell table:number-columns-repeated="1020"/>
        </table:table-row>
        <table:table-row table:style-name="ro1">
          <table:table-cell table:formula="of:=[.A2065]" office:value-type="string" office:string-value="Middlesex-London">
            <text:p>Middlesex-London</text:p>
          </table:table-cell>
          <table:table-cell table:formula="of:=[.B2065]" office:value-type="string" office:string-value="Tyburn">
            <text:p>Tyburn</text:p>
          </table:table-cell>
          <table:table-cell office:value-type="float" office:value="1768">
            <text:p>1768</text:p>
          </table:table-cell>
          <table:table-cell office:value-type="float" office:value="21">
            <text:p>21</text:p>
          </table:table-cell>
          <table:table-cell table:number-columns-repeated="1020"/>
        </table:table-row>
        <table:table-row table:style-name="ro1">
          <table:table-cell table:formula="of:=[.A2066]" office:value-type="string" office:string-value="Middlesex-London">
            <text:p>Middlesex-London</text:p>
          </table:table-cell>
          <table:table-cell table:formula="of:=[.B2066]" office:value-type="string" office:string-value="Tyburn">
            <text:p>Tyburn</text:p>
          </table:table-cell>
          <table:table-cell office:value-type="float" office:value="1769">
            <text:p>1769</text:p>
          </table:table-cell>
          <table:table-cell office:value-type="float" office:value="25">
            <text:p>25</text:p>
          </table:table-cell>
          <table:table-cell table:number-columns-repeated="1020"/>
        </table:table-row>
        <table:table-row table:style-name="ro1">
          <table:table-cell table:formula="of:=[.A2067]" office:value-type="string" office:string-value="Middlesex-London">
            <text:p>Middlesex-London</text:p>
          </table:table-cell>
          <table:table-cell table:formula="of:=[.B2067]" office:value-type="string" office:string-value="Tyburn">
            <text:p>Tyburn</text:p>
          </table:table-cell>
          <table:table-cell office:value-type="float" office:value="1770">
            <text:p>1770</text:p>
          </table:table-cell>
          <table:table-cell office:value-type="float" office:value="45">
            <text:p>45</text:p>
          </table:table-cell>
          <table:table-cell table:number-columns-repeated="1020"/>
        </table:table-row>
        <table:table-row table:style-name="ro1">
          <table:table-cell table:formula="of:=[.A2068]" office:value-type="string" office:string-value="Middlesex-London">
            <text:p>Middlesex-London</text:p>
          </table:table-cell>
          <table:table-cell table:formula="of:=[.B2068]" office:value-type="string" office:string-value="Tyburn">
            <text:p>Tyburn</text:p>
          </table:table-cell>
          <table:table-cell office:value-type="float" office:value="1771">
            <text:p>1771</text:p>
          </table:table-cell>
          <table:table-cell office:value-type="float" office:value="36">
            <text:p>36</text:p>
          </table:table-cell>
          <table:table-cell table:number-columns-repeated="1020"/>
        </table:table-row>
        <table:table-row table:style-name="ro1">
          <table:table-cell table:formula="of:=[.A2069]" office:value-type="string" office:string-value="Middlesex-London">
            <text:p>Middlesex-London</text:p>
          </table:table-cell>
          <table:table-cell table:formula="of:=[.B2069]" office:value-type="string" office:string-value="Tyburn">
            <text:p>Tyburn</text:p>
          </table:table-cell>
          <table:table-cell office:value-type="float" office:value="1772">
            <text:p>1772</text:p>
          </table:table-cell>
          <table:table-cell office:value-type="float" office:value="32">
            <text:p>32</text:p>
          </table:table-cell>
          <table:table-cell table:number-columns-repeated="1020"/>
        </table:table-row>
        <table:table-row table:style-name="ro1">
          <table:table-cell table:formula="of:=[.A2070]" office:value-type="string" office:string-value="Middlesex-London">
            <text:p>Middlesex-London</text:p>
          </table:table-cell>
          <table:table-cell table:formula="of:=[.B2070]" office:value-type="string" office:string-value="Tyburn">
            <text:p>Tyburn</text:p>
          </table:table-cell>
          <table:table-cell office:value-type="float" office:value="1773">
            <text:p>1773</text:p>
          </table:table-cell>
          <table:table-cell office:value-type="float" office:value="37">
            <text:p>37</text:p>
          </table:table-cell>
          <table:table-cell table:number-columns-repeated="1020"/>
        </table:table-row>
        <table:table-row table:style-name="ro1">
          <table:table-cell table:formula="of:=[.A2071]" office:value-type="string" office:string-value="Middlesex-London">
            <text:p>Middlesex-London</text:p>
          </table:table-cell>
          <table:table-cell table:formula="of:=[.B2071]" office:value-type="string" office:string-value="Tyburn">
            <text:p>Tyburn</text:p>
          </table:table-cell>
          <table:table-cell office:value-type="float" office:value="1774">
            <text:p>1774</text:p>
          </table:table-cell>
          <table:table-cell office:value-type="float" office:value="32">
            <text:p>32</text:p>
          </table:table-cell>
          <table:table-cell table:number-columns-repeated="1020"/>
        </table:table-row>
        <table:table-row table:style-name="ro1">
          <table:table-cell table:formula="of:=[.A2072]" office:value-type="string" office:string-value="Middlesex-London">
            <text:p>Middlesex-London</text:p>
          </table:table-cell>
          <table:table-cell table:formula="of:=[.B2072]" office:value-type="string" office:string-value="Tyburn">
            <text:p>Tyburn</text:p>
          </table:table-cell>
          <table:table-cell office:value-type="float" office:value="1775">
            <text:p>1775</text:p>
          </table:table-cell>
          <table:table-cell office:value-type="float" office:value="44">
            <text:p>44</text:p>
          </table:table-cell>
          <table:table-cell table:number-columns-repeated="1020"/>
        </table:table-row>
        <table:table-row table:style-name="ro1">
          <table:table-cell table:formula="of:=[.A2073]" office:value-type="string" office:string-value="Middlesex-London">
            <text:p>Middlesex-London</text:p>
          </table:table-cell>
          <table:table-cell table:formula="of:=[.B2073]" office:value-type="string" office:string-value="Tyburn">
            <text:p>Tyburn</text:p>
          </table:table-cell>
          <table:table-cell office:value-type="float" office:value="1776">
            <text:p>1776</text:p>
          </table:table-cell>
          <table:table-cell office:value-type="float" office:value="39">
            <text:p>39</text:p>
          </table:table-cell>
          <table:table-cell table:number-columns-repeated="1020"/>
        </table:table-row>
        <table:table-row table:style-name="ro1">
          <table:table-cell table:formula="of:=[.A2074]" office:value-type="string" office:string-value="Middlesex-London">
            <text:p>Middlesex-London</text:p>
          </table:table-cell>
          <table:table-cell table:formula="of:=[.B2074]" office:value-type="string" office:string-value="Tyburn">
            <text:p>Tyburn</text:p>
          </table:table-cell>
          <table:table-cell office:value-type="float" office:value="1777">
            <text:p>1777</text:p>
          </table:table-cell>
          <table:table-cell office:value-type="float" office:value="32">
            <text:p>32</text:p>
          </table:table-cell>
          <table:table-cell table:number-columns-repeated="1020"/>
        </table:table-row>
        <table:table-row table:style-name="ro1">
          <table:table-cell table:formula="of:=[.A2075]" office:value-type="string" office:string-value="Middlesex-London">
            <text:p>Middlesex-London</text:p>
          </table:table-cell>
          <table:table-cell table:formula="of:=[.B2075]" office:value-type="string" office:string-value="Tyburn">
            <text:p>Tyburn</text:p>
          </table:table-cell>
          <table:table-cell office:value-type="float" office:value="1778">
            <text:p>1778</text:p>
          </table:table-cell>
          <table:table-cell office:value-type="float" office:value="33">
            <text:p>33</text:p>
          </table:table-cell>
          <table:table-cell table:number-columns-repeated="1020"/>
        </table:table-row>
        <table:table-row table:style-name="ro1">
          <table:table-cell table:formula="of:=[.A2076]" office:value-type="string" office:string-value="Middlesex-London">
            <text:p>Middlesex-London</text:p>
          </table:table-cell>
          <table:table-cell table:formula="of:=[.B2076]" office:value-type="string" office:string-value="Tyburn">
            <text:p>Tyburn</text:p>
          </table:table-cell>
          <table:table-cell office:value-type="float" office:value="1779">
            <text:p>1779</text:p>
          </table:table-cell>
          <table:table-cell office:value-type="float" office:value="24">
            <text:p>24</text:p>
          </table:table-cell>
          <table:table-cell table:number-columns-repeated="1020"/>
        </table:table-row>
        <table:table-row table:style-name="ro1">
          <table:table-cell table:formula="of:=[.A2077]" office:value-type="string" office:string-value="Middlesex-London">
            <text:p>Middlesex-London</text:p>
          </table:table-cell>
          <table:table-cell table:formula="of:=[.B2077]" office:value-type="string" office:string-value="Tyburn">
            <text:p>Tyburn</text:p>
          </table:table-cell>
          <table:table-cell office:value-type="float" office:value="1780">
            <text:p>1780</text:p>
          </table:table-cell>
          <table:table-cell office:value-type="float" office:value="28">
            <text:p>28</text:p>
          </table:table-cell>
          <table:table-cell table:number-columns-repeated="1020"/>
        </table:table-row>
        <table:table-row table:style-name="ro1">
          <table:table-cell table:formula="of:=[.A2078]" office:value-type="string" office:string-value="Middlesex-London">
            <text:p>Middlesex-London</text:p>
          </table:table-cell>
          <table:table-cell table:formula="of:=[.B2078]" office:value-type="string" office:string-value="Tyburn">
            <text:p>Tyburn</text:p>
          </table:table-cell>
          <table:table-cell office:value-type="float" office:value="1781">
            <text:p>1781</text:p>
          </table:table-cell>
          <table:table-cell office:value-type="float" office:value="29">
            <text:p>29</text:p>
          </table:table-cell>
          <table:table-cell table:number-columns-repeated="1020"/>
        </table:table-row>
        <table:table-row table:style-name="ro1">
          <table:table-cell table:formula="of:=[.A2079]" office:value-type="string" office:string-value="Middlesex-London">
            <text:p>Middlesex-London</text:p>
          </table:table-cell>
          <table:table-cell table:formula="of:=[.B2079]" office:value-type="string" office:string-value="Tyburn">
            <text:p>Tyburn</text:p>
          </table:table-cell>
          <table:table-cell office:value-type="float" office:value="1782">
            <text:p>1782</text:p>
          </table:table-cell>
          <table:table-cell office:value-type="float" office:value="40">
            <text:p>40</text:p>
          </table:table-cell>
          <table:table-cell table:number-columns-repeated="1020"/>
        </table:table-row>
        <table:table-row table:style-name="ro1">
          <table:table-cell table:formula="of:=[.A2080]" office:value-type="string" office:string-value="Middlesex-London">
            <text:p>Middlesex-London</text:p>
          </table:table-cell>
          <table:table-cell table:formula="of:=[.B2080]" office:value-type="string" office:string-value="Tyburn">
            <text:p>Tyburn</text:p>
          </table:table-cell>
          <table:table-cell office:value-type="float" office:value="1783">
            <text:p>1783</text:p>
          </table:table-cell>
          <table:table-cell office:value-type="float" office:value="49">
            <text:p>49</text:p>
          </table:table-cell>
          <table:table-cell table:number-columns-repeated="1020"/>
        </table:table-row>
        <table:table-row table:style-name="ro1">
          <table:table-cell table:formula="of:=[.A2081]" office:value-type="string" office:string-value="Middlesex-London">
            <text:p>Middlesex-London</text:p>
          </table:table-cell>
          <table:table-cell office:value-type="string">
            <text:p>Newgate</text:p>
          </table:table-cell>
          <table:table-cell office:value-type="float" office:value="1783">
            <text:p>1783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formula="of:=[.A2082]" office:value-type="string" office:string-value="Middlesex-London">
            <text:p>Middlesex-London</text:p>
          </table:table-cell>
          <table:table-cell table:formula="of:=[.B2082]" office:value-type="string" office:string-value="Newgate">
            <text:p>Newgate</text:p>
          </table:table-cell>
          <table:table-cell office:value-type="float" office:value="1783">
            <text:p>1783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1">
          <table:table-cell table:formula="of:=[.A2083]" office:value-type="string" office:string-value="Middlesex-London">
            <text:p>Middlesex-London</text:p>
          </table:table-cell>
          <table:table-cell table:formula="of:=[.B2083]" office:value-type="string" office:string-value="Newgate">
            <text:p>Newgate</text:p>
          </table:table-cell>
          <table:table-cell office:value-type="float" office:value="1784">
            <text:p>1784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table:formula="of:=[.A2084]" office:value-type="string" office:string-value="Middlesex-London">
            <text:p>Middlesex-London</text:p>
          </table:table-cell>
          <table:table-cell table:formula="of:=[.B2084]" office:value-type="string" office:string-value="Newgate">
            <text:p>Newgate</text:p>
          </table:table-cell>
          <table:table-cell office:value-type="float" office:value="1784">
            <text:p>1784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2085]" office:value-type="string" office:string-value="Middlesex-London">
            <text:p>Middlesex-London</text:p>
          </table:table-cell>
          <table:table-cell table:formula="of:=[.B2085]" office:value-type="string" office:string-value="Newgate">
            <text:p>Newgate</text:p>
          </table:table-cell>
          <table:table-cell office:value-type="float" office:value="1784">
            <text:p>1784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table:formula="of:=[.A2086]" office:value-type="string" office:string-value="Middlesex-London">
            <text:p>Middlesex-London</text:p>
          </table:table-cell>
          <table:table-cell table:formula="of:=[.B2086]" office:value-type="string" office:string-value="Newgate">
            <text:p>Newgate</text:p>
          </table:table-cell>
          <table:table-cell office:value-type="float" office:value="1784">
            <text:p>1784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table:formula="of:=[.A2087]" office:value-type="string" office:string-value="Middlesex-London">
            <text:p>Middlesex-London</text:p>
          </table:table-cell>
          <table:table-cell table:formula="of:=[.B2087]" office:value-type="string" office:string-value="Newgate">
            <text:p>Newgate</text:p>
          </table:table-cell>
          <table:table-cell office:value-type="float" office:value="1784">
            <text:p>1784</text:p>
          </table:table-cell>
          <table:table-cell office:value-type="float" office:value="15">
            <text:p>15</text:p>
          </table:table-cell>
          <table:table-cell table:number-columns-repeated="1020"/>
        </table:table-row>
        <table:table-row table:style-name="ro1">
          <table:table-cell table:formula="of:=[.A2088]" office:value-type="string" office:string-value="Middlesex-London">
            <text:p>Middlesex-London</text:p>
          </table:table-cell>
          <table:table-cell table:formula="of:=[.B2088]" office:value-type="string" office:string-value="Newgate">
            <text:p>Newgate</text:p>
          </table:table-cell>
          <table:table-cell office:value-type="float" office:value="1784">
            <text:p>1784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1">
          <table:table-cell table:formula="of:=[.A2089]" office:value-type="string" office:string-value="Middlesex-London">
            <text:p>Middlesex-London</text:p>
          </table:table-cell>
          <table:table-cell table:formula="of:=[.B2089]" office:value-type="string" office:string-value="Newgate">
            <text:p>Newgate</text:p>
          </table:table-cell>
          <table:table-cell office:value-type="float" office:value="1784">
            <text:p>1784</text:p>
          </table:table-cell>
          <table:table-cell office:value-type="float" office:value="20">
            <text:p>20</text:p>
          </table:table-cell>
          <table:table-cell table:number-columns-repeated="1020"/>
        </table:table-row>
        <table:table-row table:style-name="ro1">
          <table:table-cell table:formula="of:=[.A2090]" office:value-type="string" office:string-value="Middlesex-London">
            <text:p>Middlesex-London</text:p>
          </table:table-cell>
          <table:table-cell table:formula="of:=[.B2090]" office:value-type="string" office:string-value="Newgate">
            <text:p>Newgate</text:p>
          </table:table-cell>
          <table:table-cell office:value-type="float" office:value="1784">
            <text:p>1784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2091]" office:value-type="string" office:string-value="Middlesex-London">
            <text:p>Middlesex-London</text:p>
          </table:table-cell>
          <table:table-cell table:formula="of:=[.B2091]" office:value-type="string" office:string-value="Newgate">
            <text:p>Newgate</text:p>
          </table:table-cell>
          <table:table-cell office:value-type="float" office:value="1785">
            <text:p>1785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table:formula="of:=[.A2092]" office:value-type="string" office:string-value="Middlesex-London">
            <text:p>Middlesex-London</text:p>
          </table:table-cell>
          <table:table-cell table:formula="of:=[.B2092]" office:value-type="string" office:string-value="Newgate">
            <text:p>Newgate</text:p>
          </table:table-cell>
          <table:table-cell office:value-type="float" office:value="1785">
            <text:p>1785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formula="of:=[.A2093]" office:value-type="string" office:string-value="Middlesex-London">
            <text:p>Middlesex-London</text:p>
          </table:table-cell>
          <table:table-cell table:formula="of:=[.B2093]" office:value-type="string" office:string-value="Newgate">
            <text:p>Newgate</text:p>
          </table:table-cell>
          <table:table-cell office:value-type="float" office:value="1785">
            <text:p>1785</text:p>
          </table:table-cell>
          <table:table-cell office:value-type="float" office:value="9">
            <text:p>9</text:p>
          </table:table-cell>
          <table:table-cell table:number-columns-repeated="1020"/>
        </table:table-row>
        <table:table-row table:style-name="ro1">
          <table:table-cell table:formula="of:=[.A2094]" office:value-type="string" office:string-value="Middlesex-London">
            <text:p>Middlesex-London</text:p>
          </table:table-cell>
          <table:table-cell table:formula="of:=[.B2094]" office:value-type="string" office:string-value="Newgate">
            <text:p>Newgate</text:p>
          </table:table-cell>
          <table:table-cell office:value-type="float" office:value="1785">
            <text:p>1785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table:formula="of:=[.A2095]" office:value-type="string" office:string-value="Middlesex-London">
            <text:p>Middlesex-London</text:p>
          </table:table-cell>
          <table:table-cell table:formula="of:=[.B2095]" office:value-type="string" office:string-value="Newgate">
            <text:p>Newgate</text:p>
          </table:table-cell>
          <table:table-cell office:value-type="float" office:value="1785">
            <text:p>1785</text:p>
          </table:table-cell>
          <table:table-cell office:value-type="float" office:value="12">
            <text:p>12</text:p>
          </table:table-cell>
          <table:table-cell table:number-columns-repeated="1020"/>
        </table:table-row>
        <table:table-row table:style-name="ro1">
          <table:table-cell table:formula="of:=[.A2096]" office:value-type="string" office:string-value="Middlesex-London">
            <text:p>Middlesex-London</text:p>
          </table:table-cell>
          <table:table-cell table:formula="of:=[.B2096]" office:value-type="string" office:string-value="Newgate">
            <text:p>Newgate</text:p>
          </table:table-cell>
          <table:table-cell office:value-type="float" office:value="1785">
            <text:p>1785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table:formula="of:=[.A2097]" office:value-type="string" office:string-value="Middlesex-London">
            <text:p>Middlesex-London</text:p>
          </table:table-cell>
          <table:table-cell table:formula="of:=[.B2097]" office:value-type="string" office:string-value="Newgate">
            <text:p>Newgate</text:p>
          </table:table-cell>
          <table:table-cell office:value-type="float" office:value="1785">
            <text:p>1785</text:p>
          </table:table-cell>
          <table:table-cell office:value-type="float" office:value="18">
            <text:p>18</text:p>
          </table:table-cell>
          <table:table-cell table:number-columns-repeated="1020"/>
        </table:table-row>
        <table:table-row table:style-name="ro1">
          <table:table-cell table:formula="of:=[.A2098]" office:value-type="string" office:string-value="Middlesex-London">
            <text:p>Middlesex-London</text:p>
          </table:table-cell>
          <table:table-cell table:formula="of:=[.B2098]" office:value-type="string" office:string-value="Newgate">
            <text:p>Newgate</text:p>
          </table:table-cell>
          <table:table-cell office:value-type="float" office:value="1785">
            <text:p>1785</text:p>
          </table:table-cell>
          <table:table-cell office:value-type="float" office:value="20">
            <text:p>20</text:p>
          </table:table-cell>
          <table:table-cell table:number-columns-repeated="1020"/>
        </table:table-row>
        <table:table-row table:style-name="ro1">
          <table:table-cell table:formula="of:=[.A2099]" office:value-type="string" office:string-value="Middlesex-London">
            <text:p>Middlesex-London</text:p>
          </table:table-cell>
          <table:table-cell table:formula="of:=[.B2099]" office:value-type="string" office:string-value="Newgate">
            <text:p>Newgate</text:p>
          </table:table-cell>
          <table:table-cell office:value-type="float" office:value="1786">
            <text:p>1786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formula="of:=[.A2100]" office:value-type="string" office:string-value="Middlesex-London">
            <text:p>Middlesex-London</text:p>
          </table:table-cell>
          <table:table-cell table:formula="of:=[.B2100]" office:value-type="string" office:string-value="Newgate">
            <text:p>Newgate</text:p>
          </table:table-cell>
          <table:table-cell office:value-type="float" office:value="1786">
            <text:p>1786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table:formula="of:=[.A2101]" office:value-type="string" office:string-value="Middlesex-London">
            <text:p>Middlesex-London</text:p>
          </table:table-cell>
          <table:table-cell table:formula="of:=[.B2101]" office:value-type="string" office:string-value="Newgate">
            <text:p>Newgate</text:p>
          </table:table-cell>
          <table:table-cell office:value-type="float" office:value="1786">
            <text:p>1786</text:p>
          </table:table-cell>
          <table:table-cell office:value-type="float" office:value="10">
            <text:p>10</text:p>
          </table:table-cell>
          <table:table-cell table:number-columns-repeated="1020"/>
        </table:table-row>
        <table:table-row table:style-name="ro1">
          <table:table-cell table:formula="of:=[.A2102]" office:value-type="string" office:string-value="Middlesex-London">
            <text:p>Middlesex-London</text:p>
          </table:table-cell>
          <table:table-cell table:formula="of:=[.B2102]" office:value-type="string" office:string-value="Newgate">
            <text:p>Newgate</text:p>
          </table:table-cell>
          <table:table-cell office:value-type="float" office:value="1786">
            <text:p>1786</text:p>
          </table:table-cell>
          <table:table-cell office:value-type="float" office:value="17">
            <text:p>17</text:p>
          </table:table-cell>
          <table:table-cell table:number-columns-repeated="1020"/>
        </table:table-row>
        <table:table-row table:style-name="ro1">
          <table:table-cell table:formula="of:=[.A2103]" office:value-type="string" office:string-value="Middlesex-London">
            <text:p>Middlesex-London</text:p>
          </table:table-cell>
          <table:table-cell table:formula="of:=[.B2103]" office:value-type="string" office:string-value="Newgate">
            <text:p>Newgate</text:p>
          </table:table-cell>
          <table:table-cell office:value-type="float" office:value="1786">
            <text:p>1786</text:p>
          </table:table-cell>
          <table:table-cell office:value-type="float" office:value="20">
            <text:p>20</text:p>
          </table:table-cell>
          <table:table-cell table:number-columns-repeated="1020"/>
        </table:table-row>
        <table:table-row table:style-name="ro1">
          <table:table-cell table:formula="of:=[.A2104]" office:value-type="string" office:string-value="Middlesex-London">
            <text:p>Middlesex-London</text:p>
          </table:table-cell>
          <table:table-cell table:formula="of:=[.B2104]" office:value-type="string" office:string-value="Newgate">
            <text:p>Newgate</text:p>
          </table:table-cell>
          <table:table-cell office:value-type="float" office:value="1786">
            <text:p>1786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2105]" office:value-type="string" office:string-value="Middlesex-London">
            <text:p>Middlesex-London</text:p>
          </table:table-cell>
          <table:table-cell table:formula="of:=[.B2105]" office:value-type="string" office:string-value="Newgate">
            <text:p>Newgate</text:p>
          </table:table-cell>
          <table:table-cell office:value-type="float" office:value="1786">
            <text:p>1786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table:formula="of:=[.A2106]" office:value-type="string" office:string-value="Middlesex-London">
            <text:p>Middlesex-London</text:p>
          </table:table-cell>
          <table:table-cell table:formula="of:=[.B2106]" office:value-type="string" office:string-value="Newgate">
            <text:p>Newgate</text:p>
          </table:table-cell>
          <table:table-cell office:value-type="float" office:value="1786">
            <text:p>1786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table:formula="of:=[.A2107]" office:value-type="string" office:string-value="Middlesex-London">
            <text:p>Middlesex-London</text:p>
          </table:table-cell>
          <table:table-cell table:formula="of:=[.B2107]" office:value-type="string" office:string-value="Newgate">
            <text:p>Newgate</text:p>
          </table:table-cell>
          <table:table-cell office:value-type="float" office:value="1787">
            <text:p>1787</text:p>
          </table:table-cell>
          <table:table-cell office:value-type="float" office:value="9">
            <text:p>9</text:p>
          </table:table-cell>
          <table:table-cell table:number-columns-repeated="1020"/>
        </table:table-row>
        <table:table-row table:style-name="ro1">
          <table:table-cell table:formula="of:=[.A2108]" office:value-type="string" office:string-value="Middlesex-London">
            <text:p>Middlesex-London</text:p>
          </table:table-cell>
          <table:table-cell table:formula="of:=[.B2108]" office:value-type="string" office:string-value="Newgate">
            <text:p>Newgate</text:p>
          </table:table-cell>
          <table:table-cell office:value-type="float" office:value="1787">
            <text:p>1787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table:formula="of:=[.A2109]" office:value-type="string" office:string-value="Middlesex-London">
            <text:p>Middlesex-London</text:p>
          </table:table-cell>
          <table:table-cell table:formula="of:=[.B2109]" office:value-type="string" office:string-value="Newgate">
            <text:p>Newgate</text:p>
          </table:table-cell>
          <table:table-cell office:value-type="float" office:value="1787">
            <text:p>1787</text:p>
          </table:table-cell>
          <table:table-cell office:value-type="float" office:value="13">
            <text:p>13</text:p>
          </table:table-cell>
          <table:table-cell table:number-columns-repeated="1020"/>
        </table:table-row>
        <table:table-row table:style-name="ro1">
          <table:table-cell table:formula="of:=[.A2110]" office:value-type="string" office:string-value="Middlesex-London">
            <text:p>Middlesex-London</text:p>
          </table:table-cell>
          <table:table-cell table:formula="of:=[.B2110]" office:value-type="string" office:string-value="Newgate">
            <text:p>Newgate</text:p>
          </table:table-cell>
          <table:table-cell office:value-type="float" office:value="1787">
            <text:p>1787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1">
          <table:table-cell table:formula="of:=[.A2111]" office:value-type="string" office:string-value="Middlesex-London">
            <text:p>Middlesex-London</text:p>
          </table:table-cell>
          <table:table-cell table:formula="of:=[.B2111]" office:value-type="string" office:string-value="Newgate">
            <text:p>Newgate</text:p>
          </table:table-cell>
          <table:table-cell office:value-type="float" office:value="1787">
            <text:p>1787</text:p>
          </table:table-cell>
          <table:table-cell office:value-type="float" office:value="15">
            <text:p>15</text:p>
          </table:table-cell>
          <table:table-cell table:number-columns-repeated="1020"/>
        </table:table-row>
        <table:table-row table:style-name="ro1">
          <table:table-cell table:formula="of:=[.A2112]" office:value-type="string" office:string-value="Middlesex-London">
            <text:p>Middlesex-London</text:p>
          </table:table-cell>
          <table:table-cell table:formula="of:=[.B2112]" office:value-type="string" office:string-value="Newgate">
            <text:p>Newgate</text:p>
          </table:table-cell>
          <table:table-cell office:value-type="float" office:value="1787">
            <text:p>1787</text:p>
          </table:table-cell>
          <table:table-cell office:value-type="float" office:value="17">
            <text:p>17</text:p>
          </table:table-cell>
          <table:table-cell table:number-columns-repeated="1020"/>
        </table:table-row>
        <table:table-row table:style-name="ro1">
          <table:table-cell table:formula="of:=[.A2113]" office:value-type="string" office:string-value="Middlesex-London">
            <text:p>Middlesex-London</text:p>
          </table:table-cell>
          <table:table-cell table:formula="of:=[.B2113]" office:value-type="string" office:string-value="Newgate">
            <text:p>Newgate</text:p>
          </table:table-cell>
          <table:table-cell office:value-type="float" office:value="1787">
            <text:p>1787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2114]" office:value-type="string" office:string-value="Middlesex-London">
            <text:p>Middlesex-London</text:p>
          </table:table-cell>
          <table:table-cell table:formula="of:=[.B2114]" office:value-type="string" office:string-value="Newgate">
            <text:p>Newgate</text:p>
          </table:table-cell>
          <table:table-cell office:value-type="float" office:value="1787">
            <text:p>1787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formula="of:=[.A2115]" office:value-type="string" office:string-value="Middlesex-London">
            <text:p>Middlesex-London</text:p>
          </table:table-cell>
          <table:table-cell table:formula="of:=[.B2115]" office:value-type="string" office:string-value="Newgate">
            <text:p>Newgate</text:p>
          </table:table-cell>
          <table:table-cell office:value-type="float" office:value="1788">
            <text:p>1788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formula="of:=[.A2116]" office:value-type="string" office:string-value="Middlesex-London">
            <text:p>Middlesex-London</text:p>
          </table:table-cell>
          <table:table-cell table:formula="of:=[.B2116]" office:value-type="string" office:string-value="Newgate">
            <text:p>Newgate</text:p>
          </table:table-cell>
          <table:table-cell office:value-type="float" office:value="1788">
            <text:p>1788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2117]" office:value-type="string" office:string-value="Middlesex-London">
            <text:p>Middlesex-London</text:p>
          </table:table-cell>
          <table:table-cell table:formula="of:=[.B2117]" office:value-type="string" office:string-value="Newgate">
            <text:p>Newgate</text:p>
          </table:table-cell>
          <table:table-cell office:value-type="float" office:value="1788">
            <text:p>1788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2118]" office:value-type="string" office:string-value="Middlesex-London">
            <text:p>Middlesex-London</text:p>
          </table:table-cell>
          <table:table-cell table:formula="of:=[.B2118]" office:value-type="string" office:string-value="Newgate">
            <text:p>Newgate</text:p>
          </table:table-cell>
          <table:table-cell office:value-type="float" office:value="1788">
            <text:p>178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formula="of:=[.A2119]" office:value-type="string" office:string-value="Middlesex-London">
            <text:p>Middlesex-London</text:p>
          </table:table-cell>
          <table:table-cell table:formula="of:=[.B2119]" office:value-type="string" office:string-value="Newgate">
            <text:p>Newgate</text:p>
          </table:table-cell>
          <table:table-cell office:value-type="float" office:value="1788">
            <text:p>1788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2120]" office:value-type="string" office:string-value="Middlesex-London">
            <text:p>Middlesex-London</text:p>
          </table:table-cell>
          <table:table-cell table:formula="of:=[.B2120]" office:value-type="string" office:string-value="Newgate">
            <text:p>Newgate</text:p>
          </table:table-cell>
          <table:table-cell office:value-type="float" office:value="1788">
            <text:p>1788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2121]" office:value-type="string" office:string-value="Middlesex-London">
            <text:p>Middlesex-London</text:p>
          </table:table-cell>
          <table:table-cell table:formula="of:=[.B2121]" office:value-type="string" office:string-value="Newgate">
            <text:p>Newgate</text:p>
          </table:table-cell>
          <table:table-cell office:value-type="float" office:value="1788">
            <text:p>1788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2122]" office:value-type="string" office:string-value="Middlesex-London">
            <text:p>Middlesex-London</text:p>
          </table:table-cell>
          <table:table-cell table:formula="of:=[.B2122]" office:value-type="string" office:string-value="Newgate">
            <text:p>Newgate</text:p>
          </table:table-cell>
          <table:table-cell office:value-type="float" office:value="1788">
            <text:p>1788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2123]" office:value-type="string" office:string-value="Middlesex-London">
            <text:p>Middlesex-London</text:p>
          </table:table-cell>
          <table:table-cell table:formula="of:=[.B2123]" office:value-type="string" office:string-value="Newgate">
            <text:p>Newgate</text:p>
          </table:table-cell>
          <table:table-cell office:value-type="float" office:value="1789">
            <text:p>1789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formula="of:=[.A2124]" office:value-type="string" office:string-value="Middlesex-London">
            <text:p>Middlesex-London</text:p>
          </table:table-cell>
          <table:table-cell table:formula="of:=[.B2124]" office:value-type="string" office:string-value="Newgate">
            <text:p>Newgate</text:p>
          </table:table-cell>
          <table:table-cell office:value-type="float" office:value="1789">
            <text:p>1789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table:formula="of:=[.A2125]" office:value-type="string" office:string-value="Middlesex-London">
            <text:p>Middlesex-London</text:p>
          </table:table-cell>
          <table:table-cell table:formula="of:=[.B2125]" office:value-type="string" office:string-value="Newgate">
            <text:p>Newgate</text:p>
          </table:table-cell>
          <table:table-cell office:value-type="float" office:value="1789">
            <text:p>1789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table:formula="of:=[.A2126]" office:value-type="string" office:string-value="Middlesex-London">
            <text:p>Middlesex-London</text:p>
          </table:table-cell>
          <table:table-cell table:formula="of:=[.B2126]" office:value-type="string" office:string-value="Newgate">
            <text:p>Newgate</text:p>
          </table:table-cell>
          <table:table-cell office:value-type="float" office:value="1789">
            <text:p>178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2127]" office:value-type="string" office:string-value="Middlesex-London">
            <text:p>Middlesex-London</text:p>
          </table:table-cell>
          <table:table-cell table:formula="of:=[.B2127]" office:value-type="string" office:string-value="Newgate">
            <text:p>Newgate</text:p>
          </table:table-cell>
          <table:table-cell office:value-type="float" office:value="1789">
            <text:p>1789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formula="of:=[.A2128]" office:value-type="string" office:string-value="Middlesex-London">
            <text:p>Middlesex-London</text:p>
          </table:table-cell>
          <table:table-cell table:formula="of:=[.B2128]" office:value-type="string" office:string-value="Newgate">
            <text:p>Newgate</text:p>
          </table:table-cell>
          <table:table-cell office:value-type="float" office:value="1789">
            <text:p>1789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2129]" office:value-type="string" office:string-value="Middlesex-London">
            <text:p>Middlesex-London</text:p>
          </table:table-cell>
          <table:table-cell table:formula="of:=[.B2129]" office:value-type="string" office:string-value="Newgate">
            <text:p>Newgate</text:p>
          </table:table-cell>
          <table:table-cell office:value-type="float" office:value="1789">
            <text:p>1789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2130]" office:value-type="string" office:string-value="Middlesex-London">
            <text:p>Middlesex-London</text:p>
          </table:table-cell>
          <table:table-cell table:formula="of:=[.B2130]" office:value-type="string" office:string-value="Newgate">
            <text:p>Newgate</text:p>
          </table:table-cell>
          <table:table-cell office:value-type="float" office:value="1789">
            <text:p>1789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2131]" office:value-type="string" office:string-value="Middlesex-London">
            <text:p>Middlesex-London</text:p>
          </table:table-cell>
          <table:table-cell table:formula="of:=[.B2131]" office:value-type="string" office:string-value="Newgate">
            <text:p>Newgate</text:p>
          </table:table-cell>
          <table:table-cell office:value-type="float" office:value="1790">
            <text:p>179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2132]" office:value-type="string" office:string-value="Middlesex-London">
            <text:p>Middlesex-London</text:p>
          </table:table-cell>
          <table:table-cell table:formula="of:=[.B2132]" office:value-type="string" office:string-value="Newgate">
            <text:p>Newgate</text:p>
          </table:table-cell>
          <table:table-cell office:value-type="float" office:value="1790">
            <text:p>1790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2133]" office:value-type="string" office:string-value="Middlesex-London">
            <text:p>Middlesex-London</text:p>
          </table:table-cell>
          <table:table-cell table:formula="of:=[.B2133]" office:value-type="string" office:string-value="Newgate">
            <text:p>Newgate</text:p>
          </table:table-cell>
          <table:table-cell office:value-type="float" office:value="1790">
            <text:p>1790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2134]" office:value-type="string" office:string-value="Middlesex-London">
            <text:p>Middlesex-London</text:p>
          </table:table-cell>
          <table:table-cell table:formula="of:=[.B2134]" office:value-type="string" office:string-value="Newgate">
            <text:p>Newgate</text:p>
          </table:table-cell>
          <table:table-cell office:value-type="float" office:value="1790">
            <text:p>1790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table:formula="of:=[.A2135]" office:value-type="string" office:string-value="Middlesex-London">
            <text:p>Middlesex-London</text:p>
          </table:table-cell>
          <table:table-cell table:formula="of:=[.B2135]" office:value-type="string" office:string-value="Newgate">
            <text:p>Newgate</text:p>
          </table:table-cell>
          <table:table-cell office:value-type="float" office:value="1790">
            <text:p>1790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table:formula="of:=[.A2136]" office:value-type="string" office:string-value="Middlesex-London">
            <text:p>Middlesex-London</text:p>
          </table:table-cell>
          <table:table-cell table:formula="of:=[.B2136]" office:value-type="string" office:string-value="Newgate">
            <text:p>Newgate</text:p>
          </table:table-cell>
          <table:table-cell office:value-type="float" office:value="1790">
            <text:p>179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2137]" office:value-type="string" office:string-value="Middlesex-London">
            <text:p>Middlesex-London</text:p>
          </table:table-cell>
          <table:table-cell table:formula="of:=[.B2137]" office:value-type="string" office:string-value="Newgate">
            <text:p>Newgate</text:p>
          </table:table-cell>
          <table:table-cell office:value-type="float" office:value="1790">
            <text:p>1790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2138]" office:value-type="string" office:string-value="Middlesex-London">
            <text:p>Middlesex-London</text:p>
          </table:table-cell>
          <table:table-cell table:formula="of:=[.B2138]" office:value-type="string" office:string-value="Newgate">
            <text:p>Newgate</text:p>
          </table:table-cell>
          <table:table-cell office:value-type="float" office:value="1790">
            <text:p>1790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2139]" office:value-type="string" office:string-value="Middlesex-London">
            <text:p>Middlesex-London</text:p>
          </table:table-cell>
          <table:table-cell table:formula="of:=[.B2139]" office:value-type="string" office:string-value="Newgate">
            <text:p>Newgate</text:p>
          </table:table-cell>
          <table:table-cell office:value-type="float" office:value="1791">
            <text:p>179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formula="of:=[.A2140]" office:value-type="string" office:string-value="Middlesex-London">
            <text:p>Middlesex-London</text:p>
          </table:table-cell>
          <table:table-cell table:formula="of:=[.B2140]" office:value-type="string" office:string-value="Newgate">
            <text:p>Newgate</text:p>
          </table:table-cell>
          <table:table-cell office:value-type="float" office:value="1791">
            <text:p>1791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table:formula="of:=[.A2141]" office:value-type="string" office:string-value="Middlesex-London">
            <text:p>Middlesex-London</text:p>
          </table:table-cell>
          <table:table-cell table:formula="of:=[.B2141]" office:value-type="string" office:string-value="Newgate">
            <text:p>Newgate</text:p>
          </table:table-cell>
          <table:table-cell office:value-type="float" office:value="1791">
            <text:p>1791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formula="of:=[.A2142]" office:value-type="string" office:string-value="Middlesex-London">
            <text:p>Middlesex-London</text:p>
          </table:table-cell>
          <table:table-cell table:formula="of:=[.B2142]" office:value-type="string" office:string-value="Newgate">
            <text:p>Newgate</text:p>
          </table:table-cell>
          <table:table-cell office:value-type="float" office:value="1791">
            <text:p>1791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2143]" office:value-type="string" office:string-value="Middlesex-London">
            <text:p>Middlesex-London</text:p>
          </table:table-cell>
          <table:table-cell table:formula="of:=[.B2143]" office:value-type="string" office:string-value="Newgate">
            <text:p>Newgate</text:p>
          </table:table-cell>
          <table:table-cell office:value-type="float" office:value="1791">
            <text:p>1791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table:formula="of:=[.A2144]" office:value-type="string" office:string-value="Middlesex-London">
            <text:p>Middlesex-London</text:p>
          </table:table-cell>
          <table:table-cell table:formula="of:=[.B2144]" office:value-type="string" office:string-value="Newgate">
            <text:p>Newgate</text:p>
          </table:table-cell>
          <table:table-cell office:value-type="float" office:value="1791">
            <text:p>1791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table:formula="of:=[.A2145]" office:value-type="string" office:string-value="Middlesex-London">
            <text:p>Middlesex-London</text:p>
          </table:table-cell>
          <table:table-cell table:formula="of:=[.B2145]" office:value-type="string" office:string-value="Newgate">
            <text:p>Newgate</text:p>
          </table:table-cell>
          <table:table-cell office:value-type="float" office:value="1791">
            <text:p>1791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table:formula="of:=[.A2146]" office:value-type="string" office:string-value="Middlesex-London">
            <text:p>Middlesex-London</text:p>
          </table:table-cell>
          <table:table-cell table:formula="of:=[.B2146]" office:value-type="string" office:string-value="Newgate">
            <text:p>Newgate</text:p>
          </table:table-cell>
          <table:table-cell office:value-type="float" office:value="1791">
            <text:p>179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formula="of:=[.A2147]" office:value-type="string" office:string-value="Middlesex-London">
            <text:p>Middlesex-London</text:p>
          </table:table-cell>
          <table:table-cell table:formula="of:=[.B2147]" office:value-type="string" office:string-value="Newgate">
            <text:p>Newgate</text:p>
          </table:table-cell>
          <table:table-cell office:value-type="float" office:value="1792">
            <text:p>1792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table:formula="of:=[.A2148]" office:value-type="string" office:string-value="Middlesex-London">
            <text:p>Middlesex-London</text:p>
          </table:table-cell>
          <table:table-cell table:formula="of:=[.B2148]" office:value-type="string" office:string-value="Newgate">
            <text:p>Newgate</text:p>
          </table:table-cell>
          <table:table-cell office:value-type="float" office:value="1792">
            <text:p>1792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2149]" office:value-type="string" office:string-value="Middlesex-London">
            <text:p>Middlesex-London</text:p>
          </table:table-cell>
          <table:table-cell table:formula="of:=[.B2149]" office:value-type="string" office:string-value="Newgate">
            <text:p>Newgate</text:p>
          </table:table-cell>
          <table:table-cell office:value-type="float" office:value="1792">
            <text:p>1792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table:formula="of:=[.A2150]" office:value-type="string" office:string-value="Middlesex-London">
            <text:p>Middlesex-London</text:p>
          </table:table-cell>
          <table:table-cell table:formula="of:=[.B2150]" office:value-type="string" office:string-value="Newgate">
            <text:p>Newgate</text:p>
          </table:table-cell>
          <table:table-cell office:value-type="float" office:value="1792">
            <text:p>179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2151]" office:value-type="string" office:string-value="Middlesex-London">
            <text:p>Middlesex-London</text:p>
          </table:table-cell>
          <table:table-cell table:formula="of:=[.B2151]" office:value-type="string" office:string-value="Newgate">
            <text:p>Newgate</text:p>
          </table:table-cell>
          <table:table-cell office:value-type="float" office:value="1792">
            <text:p>1792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2152]" office:value-type="string" office:string-value="Middlesex-London">
            <text:p>Middlesex-London</text:p>
          </table:table-cell>
          <table:table-cell table:formula="of:=[.B2152]" office:value-type="string" office:string-value="Newgate">
            <text:p>Newgate</text:p>
          </table:table-cell>
          <table:table-cell office:value-type="float" office:value="1792">
            <text:p>1792</text:p>
          </table:table-cell>
          <table:table-cell office:value-type="float" office:value="9">
            <text:p>9</text:p>
          </table:table-cell>
          <table:table-cell table:number-columns-repeated="1020"/>
        </table:table-row>
        <table:table-row table:style-name="ro1">
          <table:table-cell table:formula="of:=[.A2153]" office:value-type="string" office:string-value="Middlesex-London">
            <text:p>Middlesex-London</text:p>
          </table:table-cell>
          <table:table-cell table:formula="of:=[.B2153]" office:value-type="string" office:string-value="Newgate">
            <text:p>Newgate</text:p>
          </table:table-cell>
          <table:table-cell office:value-type="float" office:value="1792">
            <text:p>179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2154]" office:value-type="string" office:string-value="Middlesex-London">
            <text:p>Middlesex-London</text:p>
          </table:table-cell>
          <table:table-cell table:formula="of:=[.B2154]" office:value-type="string" office:string-value="Newgate">
            <text:p>Newgate</text:p>
          </table:table-cell>
          <table:table-cell office:value-type="float" office:value="1792">
            <text:p>1792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formula="of:=[.A2155]" office:value-type="string" office:string-value="Middlesex-London">
            <text:p>Middlesex-London</text:p>
          </table:table-cell>
          <table:table-cell table:formula="of:=[.B2155]" office:value-type="string" office:string-value="Newgate">
            <text:p>Newgate</text:p>
          </table:table-cell>
          <table:table-cell office:value-type="float" office:value="1793">
            <text:p>1793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2156]" office:value-type="string" office:string-value="Middlesex-London">
            <text:p>Middlesex-London</text:p>
          </table:table-cell>
          <table:table-cell table:formula="of:=[.B2156]" office:value-type="string" office:string-value="Newgate">
            <text:p>Newgate</text:p>
          </table:table-cell>
          <table:table-cell office:value-type="float" office:value="1793">
            <text:p>179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formula="of:=[.A2157]" office:value-type="string" office:string-value="Middlesex-London">
            <text:p>Middlesex-London</text:p>
          </table:table-cell>
          <table:table-cell table:formula="of:=[.B2157]" office:value-type="string" office:string-value="Newgate">
            <text:p>Newgate</text:p>
          </table:table-cell>
          <table:table-cell office:value-type="float" office:value="1793">
            <text:p>1793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2158]" office:value-type="string" office:string-value="Middlesex-London">
            <text:p>Middlesex-London</text:p>
          </table:table-cell>
          <table:table-cell table:formula="of:=[.B2158]" office:value-type="string" office:string-value="Newgate">
            <text:p>Newgate</text:p>
          </table:table-cell>
          <table:table-cell office:value-type="float" office:value="1793">
            <text:p>179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2159]" office:value-type="string" office:string-value="Middlesex-London">
            <text:p>Middlesex-London</text:p>
          </table:table-cell>
          <table:table-cell table:formula="of:=[.B2159]" office:value-type="string" office:string-value="Newgate">
            <text:p>Newgate</text:p>
          </table:table-cell>
          <table:table-cell office:value-type="float" office:value="1793">
            <text:p>179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formula="of:=[.A2160]" office:value-type="string" office:string-value="Middlesex-London">
            <text:p>Middlesex-London</text:p>
          </table:table-cell>
          <table:table-cell table:formula="of:=[.B2160]" office:value-type="string" office:string-value="Newgate">
            <text:p>Newgate</text:p>
          </table:table-cell>
          <table:table-cell office:value-type="float" office:value="1793">
            <text:p>179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2161]" office:value-type="string" office:string-value="Middlesex-London">
            <text:p>Middlesex-London</text:p>
          </table:table-cell>
          <table:table-cell table:formula="of:=[.B2161]" office:value-type="string" office:string-value="Newgate">
            <text:p>Newgate</text:p>
          </table:table-cell>
          <table:table-cell office:value-type="float" office:value="1793">
            <text:p>1793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2162]" office:value-type="string" office:string-value="Middlesex-London">
            <text:p>Middlesex-London</text:p>
          </table:table-cell>
          <table:table-cell table:formula="of:=[.B2162]" office:value-type="string" office:string-value="Newgate">
            <text:p>Newgate</text:p>
          </table:table-cell>
          <table:table-cell office:value-type="float" office:value="1793">
            <text:p>179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2163]" office:value-type="string" office:string-value="Middlesex-London">
            <text:p>Middlesex-London</text:p>
          </table:table-cell>
          <table:table-cell table:formula="of:=[.B2163]" office:value-type="string" office:string-value="Newgate">
            <text:p>Newgate</text:p>
          </table:table-cell>
          <table:table-cell office:value-type="float" office:value="1794">
            <text:p>1794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2164]" office:value-type="string" office:string-value="Middlesex-London">
            <text:p>Middlesex-London</text:p>
          </table:table-cell>
          <table:table-cell table:formula="of:=[.B2164]" office:value-type="string" office:string-value="Newgate">
            <text:p>Newgate</text:p>
          </table:table-cell>
          <table:table-cell office:value-type="float" office:value="1794">
            <text:p>1794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2165]" office:value-type="string" office:string-value="Middlesex-London">
            <text:p>Middlesex-London</text:p>
          </table:table-cell>
          <table:table-cell table:formula="of:=[.B2165]" office:value-type="string" office:string-value="Newgate">
            <text:p>Newgate</text:p>
          </table:table-cell>
          <table:table-cell office:value-type="float" office:value="1794">
            <text:p>179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2166]" office:value-type="string" office:string-value="Middlesex-London">
            <text:p>Middlesex-London</text:p>
          </table:table-cell>
          <table:table-cell table:formula="of:=[.B2166]" office:value-type="string" office:string-value="Newgate">
            <text:p>Newgate</text:p>
          </table:table-cell>
          <table:table-cell office:value-type="float" office:value="1794">
            <text:p>1794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2167]" office:value-type="string" office:string-value="Middlesex-London">
            <text:p>Middlesex-London</text:p>
          </table:table-cell>
          <table:table-cell table:formula="of:=[.B2167]" office:value-type="string" office:string-value="Newgate">
            <text:p>Newgate</text:p>
          </table:table-cell>
          <table:table-cell office:value-type="float" office:value="1794">
            <text:p>179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formula="of:=[.A2168]" office:value-type="string" office:string-value="Middlesex-London">
            <text:p>Middlesex-London</text:p>
          </table:table-cell>
          <table:table-cell table:formula="of:=[.B2168]" office:value-type="string" office:string-value="Newgate">
            <text:p>Newgate</text:p>
          </table:table-cell>
          <table:table-cell office:value-type="float" office:value="1794">
            <text:p>179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formula="of:=[.A2169]" office:value-type="string" office:string-value="Middlesex-London">
            <text:p>Middlesex-London</text:p>
          </table:table-cell>
          <table:table-cell table:formula="of:=[.B2169]" office:value-type="string" office:string-value="Newgate">
            <text:p>Newgate</text:p>
          </table:table-cell>
          <table:table-cell office:value-type="float" office:value="1794">
            <text:p>1794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2170]" office:value-type="string" office:string-value="Middlesex-London">
            <text:p>Middlesex-London</text:p>
          </table:table-cell>
          <table:table-cell table:formula="of:=[.B2170]" office:value-type="string" office:string-value="Newgate">
            <text:p>Newgate</text:p>
          </table:table-cell>
          <table:table-cell office:value-type="float" office:value="1794">
            <text:p>179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2171]" office:value-type="string" office:string-value="Middlesex-London">
            <text:p>Middlesex-London</text:p>
          </table:table-cell>
          <table:table-cell table:formula="of:=[.B2171]" office:value-type="string" office:string-value="Newgate">
            <text:p>Newgate</text:p>
          </table:table-cell>
          <table:table-cell office:value-type="float" office:value="1795">
            <text:p>1795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2172]" office:value-type="string" office:string-value="Middlesex-London">
            <text:p>Middlesex-London</text:p>
          </table:table-cell>
          <table:table-cell table:formula="of:=[.B2172]" office:value-type="string" office:string-value="Newgate">
            <text:p>Newgate</text:p>
          </table:table-cell>
          <table:table-cell office:value-type="float" office:value="1795">
            <text:p>179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formula="of:=[.A2173]" office:value-type="string" office:string-value="Middlesex-London">
            <text:p>Middlesex-London</text:p>
          </table:table-cell>
          <table:table-cell table:formula="of:=[.B2173]" office:value-type="string" office:string-value="Newgate">
            <text:p>Newgate</text:p>
          </table:table-cell>
          <table:table-cell office:value-type="float" office:value="1795">
            <text:p>179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2174]" office:value-type="string" office:string-value="Middlesex-London">
            <text:p>Middlesex-London</text:p>
          </table:table-cell>
          <table:table-cell table:formula="of:=[.B2174]" office:value-type="string" office:string-value="Newgate">
            <text:p>Newgate</text:p>
          </table:table-cell>
          <table:table-cell office:value-type="float" office:value="1795">
            <text:p>1795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2175]" office:value-type="string" office:string-value="Middlesex-London">
            <text:p>Middlesex-London</text:p>
          </table:table-cell>
          <table:table-cell table:formula="of:=[.B2175]" office:value-type="string" office:string-value="Newgate">
            <text:p>Newgate</text:p>
          </table:table-cell>
          <table:table-cell office:value-type="float" office:value="1795">
            <text:p>1795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2176]" office:value-type="string" office:string-value="Middlesex-London">
            <text:p>Middlesex-London</text:p>
          </table:table-cell>
          <table:table-cell table:formula="of:=[.B2176]" office:value-type="string" office:string-value="Newgate">
            <text:p>Newgate</text:p>
          </table:table-cell>
          <table:table-cell office:value-type="float" office:value="1795">
            <text:p>179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2177]" office:value-type="string" office:string-value="Middlesex-London">
            <text:p>Middlesex-London</text:p>
          </table:table-cell>
          <table:table-cell table:formula="of:=[.B2177]" office:value-type="string" office:string-value="Newgate">
            <text:p>Newgate</text:p>
          </table:table-cell>
          <table:table-cell office:value-type="float" office:value="1795">
            <text:p>1795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2178]" office:value-type="string" office:string-value="Middlesex-London">
            <text:p>Middlesex-London</text:p>
          </table:table-cell>
          <table:table-cell table:formula="of:=[.B2178]" office:value-type="string" office:string-value="Newgate">
            <text:p>Newgate</text:p>
          </table:table-cell>
          <table:table-cell office:value-type="float" office:value="1795">
            <text:p>179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formula="of:=[.A2179]" office:value-type="string" office:string-value="Middlesex-London">
            <text:p>Middlesex-London</text:p>
          </table:table-cell>
          <table:table-cell table:formula="of:=[.B2179]" office:value-type="string" office:string-value="Newgate">
            <text:p>Newgate</text:p>
          </table:table-cell>
          <table:table-cell office:value-type="float" office:value="1796">
            <text:p>1796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2180]" office:value-type="string" office:string-value="Middlesex-London">
            <text:p>Middlesex-London</text:p>
          </table:table-cell>
          <table:table-cell table:formula="of:=[.B2180]" office:value-type="string" office:string-value="Newgate">
            <text:p>Newgate</text:p>
          </table:table-cell>
          <table:table-cell office:value-type="float" office:value="1796">
            <text:p>1796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2181]" office:value-type="string" office:string-value="Middlesex-London">
            <text:p>Middlesex-London</text:p>
          </table:table-cell>
          <table:table-cell table:formula="of:=[.B2181]" office:value-type="string" office:string-value="Newgate">
            <text:p>Newgate</text:p>
          </table:table-cell>
          <table:table-cell office:value-type="float" office:value="1796">
            <text:p>1796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formula="of:=[.A2182]" office:value-type="string" office:string-value="Middlesex-London">
            <text:p>Middlesex-London</text:p>
          </table:table-cell>
          <table:table-cell table:formula="of:=[.B2182]" office:value-type="string" office:string-value="Newgate">
            <text:p>Newgate</text:p>
          </table:table-cell>
          <table:table-cell office:value-type="float" office:value="1796">
            <text:p>179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2183]" office:value-type="string" office:string-value="Middlesex-London">
            <text:p>Middlesex-London</text:p>
          </table:table-cell>
          <table:table-cell table:formula="of:=[.B2183]" office:value-type="string" office:string-value="Newgate">
            <text:p>Newgate</text:p>
          </table:table-cell>
          <table:table-cell office:value-type="float" office:value="1796">
            <text:p>179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2184]" office:value-type="string" office:string-value="Middlesex-London">
            <text:p>Middlesex-London</text:p>
          </table:table-cell>
          <table:table-cell table:formula="of:=[.B2184]" office:value-type="string" office:string-value="Newgate">
            <text:p>Newgate</text:p>
          </table:table-cell>
          <table:table-cell office:value-type="float" office:value="1796">
            <text:p>1796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2185]" office:value-type="string" office:string-value="Middlesex-London">
            <text:p>Middlesex-London</text:p>
          </table:table-cell>
          <table:table-cell table:formula="of:=[.B2185]" office:value-type="string" office:string-value="Newgate">
            <text:p>Newgate</text:p>
          </table:table-cell>
          <table:table-cell office:value-type="float" office:value="1796">
            <text:p>1796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2186]" office:value-type="string" office:string-value="Middlesex-London">
            <text:p>Middlesex-London</text:p>
          </table:table-cell>
          <table:table-cell table:formula="of:=[.B2186]" office:value-type="string" office:string-value="Newgate">
            <text:p>Newgate</text:p>
          </table:table-cell>
          <table:table-cell office:value-type="float" office:value="1796">
            <text:p>1796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2187]" office:value-type="string" office:string-value="Middlesex-London">
            <text:p>Middlesex-London</text:p>
          </table:table-cell>
          <table:table-cell table:formula="of:=[.B2187]" office:value-type="string" office:string-value="Newgate">
            <text:p>Newgate</text:p>
          </table:table-cell>
          <table:table-cell office:value-type="float" office:value="1797">
            <text:p>1797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2188]" office:value-type="string" office:string-value="Middlesex-London">
            <text:p>Middlesex-London</text:p>
          </table:table-cell>
          <table:table-cell table:formula="of:=[.B2188]" office:value-type="string" office:string-value="Newgate">
            <text:p>Newgate</text:p>
          </table:table-cell>
          <table:table-cell office:value-type="float" office:value="1797">
            <text:p>1797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2189]" office:value-type="string" office:string-value="Middlesex-London">
            <text:p>Middlesex-London</text:p>
          </table:table-cell>
          <table:table-cell table:formula="of:=[.B2189]" office:value-type="string" office:string-value="Newgate">
            <text:p>Newgate</text:p>
          </table:table-cell>
          <table:table-cell office:value-type="float" office:value="1797">
            <text:p>1797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2190]" office:value-type="string" office:string-value="Middlesex-London">
            <text:p>Middlesex-London</text:p>
          </table:table-cell>
          <table:table-cell table:formula="of:=[.B2190]" office:value-type="string" office:string-value="Newgate">
            <text:p>Newgate</text:p>
          </table:table-cell>
          <table:table-cell office:value-type="float" office:value="1797">
            <text:p>1797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table:formula="of:=[.A2191]" office:value-type="string" office:string-value="Middlesex-London">
            <text:p>Middlesex-London</text:p>
          </table:table-cell>
          <table:table-cell table:formula="of:=[.B2191]" office:value-type="string" office:string-value="Newgate">
            <text:p>Newgate</text:p>
          </table:table-cell>
          <table:table-cell office:value-type="float" office:value="1797">
            <text:p>1797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2192]" office:value-type="string" office:string-value="Middlesex-London">
            <text:p>Middlesex-London</text:p>
          </table:table-cell>
          <table:table-cell table:formula="of:=[.B2192]" office:value-type="string" office:string-value="Newgate">
            <text:p>Newgate</text:p>
          </table:table-cell>
          <table:table-cell office:value-type="float" office:value="1797">
            <text:p>1797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2193]" office:value-type="string" office:string-value="Middlesex-London">
            <text:p>Middlesex-London</text:p>
          </table:table-cell>
          <table:table-cell table:formula="of:=[.B2193]" office:value-type="string" office:string-value="Newgate">
            <text:p>Newgate</text:p>
          </table:table-cell>
          <table:table-cell office:value-type="float" office:value="1797">
            <text:p>1797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2194]" office:value-type="string" office:string-value="Middlesex-London">
            <text:p>Middlesex-London</text:p>
          </table:table-cell>
          <table:table-cell table:formula="of:=[.B2194]" office:value-type="string" office:string-value="Newgate">
            <text:p>Newgate</text:p>
          </table:table-cell>
          <table:table-cell office:value-type="float" office:value="1797">
            <text:p>179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formula="of:=[.A2195]" office:value-type="string" office:string-value="Middlesex-London">
            <text:p>Middlesex-London</text:p>
          </table:table-cell>
          <table:table-cell table:formula="of:=[.B2195]" office:value-type="string" office:string-value="Newgate">
            <text:p>Newgate</text:p>
          </table:table-cell>
          <table:table-cell office:value-type="float" office:value="1798">
            <text:p>1798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formula="of:=[.A2196]" office:value-type="string" office:string-value="Middlesex-London">
            <text:p>Middlesex-London</text:p>
          </table:table-cell>
          <table:table-cell table:formula="of:=[.B2196]" office:value-type="string" office:string-value="Newgate">
            <text:p>Newgate</text:p>
          </table:table-cell>
          <table:table-cell office:value-type="float" office:value="1798">
            <text:p>179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2197]" office:value-type="string" office:string-value="Middlesex-London">
            <text:p>Middlesex-London</text:p>
          </table:table-cell>
          <table:table-cell table:formula="of:=[.B2197]" office:value-type="string" office:string-value="Newgate">
            <text:p>Newgate</text:p>
          </table:table-cell>
          <table:table-cell office:value-type="float" office:value="1798">
            <text:p>1798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2198]" office:value-type="string" office:string-value="Middlesex-London">
            <text:p>Middlesex-London</text:p>
          </table:table-cell>
          <table:table-cell table:formula="of:=[.B2198]" office:value-type="string" office:string-value="Newgate">
            <text:p>Newgate</text:p>
          </table:table-cell>
          <table:table-cell office:value-type="float" office:value="1798">
            <text:p>1798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table:formula="of:=[.A2199]" office:value-type="string" office:string-value="Middlesex-London">
            <text:p>Middlesex-London</text:p>
          </table:table-cell>
          <table:table-cell table:formula="of:=[.B2199]" office:value-type="string" office:string-value="Newgate">
            <text:p>Newgate</text:p>
          </table:table-cell>
          <table:table-cell office:value-type="float" office:value="1798">
            <text:p>179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formula="of:=[.A2200]" office:value-type="string" office:string-value="Middlesex-London">
            <text:p>Middlesex-London</text:p>
          </table:table-cell>
          <table:table-cell table:formula="of:=[.B2200]" office:value-type="string" office:string-value="Newgate">
            <text:p>Newgate</text:p>
          </table:table-cell>
          <table:table-cell office:value-type="float" office:value="1798">
            <text:p>179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2201]" office:value-type="string" office:string-value="Middlesex-London">
            <text:p>Middlesex-London</text:p>
          </table:table-cell>
          <table:table-cell table:formula="of:=[.B2201]" office:value-type="string" office:string-value="Newgate">
            <text:p>Newgate</text:p>
          </table:table-cell>
          <table:table-cell office:value-type="float" office:value="1798">
            <text:p>1798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2202]" office:value-type="string" office:string-value="Middlesex-London">
            <text:p>Middlesex-London</text:p>
          </table:table-cell>
          <table:table-cell table:formula="of:=[.B2202]" office:value-type="string" office:string-value="Newgate">
            <text:p>Newgate</text:p>
          </table:table-cell>
          <table:table-cell office:value-type="float" office:value="1798">
            <text:p>179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2203]" office:value-type="string" office:string-value="Middlesex-London">
            <text:p>Middlesex-London</text:p>
          </table:table-cell>
          <table:table-cell table:formula="of:=[.B2203]" office:value-type="string" office:string-value="Newgate">
            <text:p>Newgate</text:p>
          </table:table-cell>
          <table:table-cell office:value-type="float" office:value="1799">
            <text:p>1799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2204]" office:value-type="string" office:string-value="Middlesex-London">
            <text:p>Middlesex-London</text:p>
          </table:table-cell>
          <table:table-cell table:formula="of:=[.B2204]" office:value-type="string" office:string-value="Newgate">
            <text:p>Newgate</text:p>
          </table:table-cell>
          <table:table-cell office:value-type="float" office:value="1799">
            <text:p>1799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formula="of:=[.A2205]" office:value-type="string" office:string-value="Middlesex-London">
            <text:p>Middlesex-London</text:p>
          </table:table-cell>
          <table:table-cell table:formula="of:=[.B2205]" office:value-type="string" office:string-value="Newgate">
            <text:p>Newgate</text:p>
          </table:table-cell>
          <table:table-cell office:value-type="float" office:value="1799">
            <text:p>1799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table:formula="of:=[.A2206]" office:value-type="string" office:string-value="Middlesex-London">
            <text:p>Middlesex-London</text:p>
          </table:table-cell>
          <table:table-cell table:formula="of:=[.B2206]" office:value-type="string" office:string-value="Newgate">
            <text:p>Newgate</text:p>
          </table:table-cell>
          <table:table-cell office:value-type="float" office:value="1799">
            <text:p>179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formula="of:=[.A2207]" office:value-type="string" office:string-value="Middlesex-London">
            <text:p>Middlesex-London</text:p>
          </table:table-cell>
          <table:table-cell table:formula="of:=[.B2207]" office:value-type="string" office:string-value="Newgate">
            <text:p>Newgate</text:p>
          </table:table-cell>
          <table:table-cell office:value-type="float" office:value="1799">
            <text:p>179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2208]" office:value-type="string" office:string-value="Middlesex-London">
            <text:p>Middlesex-London</text:p>
          </table:table-cell>
          <table:table-cell table:formula="of:=[.B2208]" office:value-type="string" office:string-value="Newgate">
            <text:p>Newgate</text:p>
          </table:table-cell>
          <table:table-cell office:value-type="float" office:value="1799">
            <text:p>1799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formula="of:=[.A2209]" office:value-type="string" office:string-value="Middlesex-London">
            <text:p>Middlesex-London</text:p>
          </table:table-cell>
          <table:table-cell table:formula="of:=[.B2209]" office:value-type="string" office:string-value="Newgate">
            <text:p>Newgate</text:p>
          </table:table-cell>
          <table:table-cell office:value-type="float" office:value="1799">
            <text:p>179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formula="of:=[.A2210]" office:value-type="string" office:string-value="Middlesex-London">
            <text:p>Middlesex-London</text:p>
          </table:table-cell>
          <table:table-cell table:formula="of:=[.B2210]" office:value-type="string" office:string-value="Newgate">
            <text:p>Newgate</text:p>
          </table:table-cell>
          <table:table-cell office:value-type="float" office:value="1799">
            <text:p>1799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 table:number-rows-repeated="10463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ional checks" table:style-name="ta5" table:print="false">
        <table:table-column table:style-name="co21" table:default-cell-style-name="Excel_20_Built-in_20_Normal"/>
        <table:table-column table:style-name="co22" table:number-columns-repeated="6" table:default-cell-style-name="Excel_20_Built-in_20_Normal"/>
        <table:table-column table:style-name="co23" table:default-cell-style-name="Excel_20_Built-in_20_Normal"/>
        <table:table-column table:style-name="co20" table:default-cell-style-name="Excel_20_Built-in_20_Normal"/>
        <table:table-column table:style-name="co5" table:number-columns-repeated="1015" table:default-cell-style-name="Excel_20_Built-in_20_Normal"/>
        <table:table-row table:style-name="ro1">
          <table:table-cell table:style-name="ce15" office:value-type="string" table:number-columns-spanned="3" table:number-rows-spanned="1">
            <text:p>Regional checks for execution totals</text:p>
          </table:table-cell>
          <table:covered-table-cell table:number-columns-repeated="2" table:style-name="ce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13" office:value-type="string" table:number-columns-spanned="2" table:number-rows-spanned="1">
            <text:p>Midland Circuit</text:p>
          </table:table-cell>
          <table:covered-table-cell table:style-name="ce2"/>
          <table:table-cell table:style-name="ce13" office:value-type="string" table:number-columns-spanned="2" table:number-rows-spanned="1">
            <text:p>Norfolk Circuit</text:p>
          </table:table-cell>
          <table:covered-table-cell table:style-name="ce2"/>
          <table:table-cell table:style-name="ce13" office:value-type="string" table:number-columns-spanned="2" table:number-rows-spanned="1">
            <text:p>Home Circuit</text:p>
          </table:table-cell>
          <table:covered-table-cell table:style-name="ce2"/>
          <table:table-cell table:number-columns-repeated="1017"/>
        </table:table-row>
        <table:table-row table:style-name="ro1">
          <table:table-cell table:style-name="ce2" office:value-type="string">
            <text:p>year</text:p>
          </table:table-cell>
          <table:table-cell table:style-name="ce2" office:value-type="string">
            <text:p>Howard</text:p>
          </table:table-cell>
          <table:table-cell table:style-name="ce2" office:value-type="string">
            <text:p>Clark-Mossop</text:p>
          </table:table-cell>
          <table:table-cell table:style-name="ce2" office:value-type="string">
            <text:p>Howard</text:p>
          </table:table-cell>
          <table:table-cell table:style-name="ce2" office:value-type="string">
            <text:p>Clark-Mossop</text:p>
          </table:table-cell>
          <table:table-cell table:style-name="ce2" office:value-type="string">
            <text:p>PP 1819</text:p>
          </table:table-cell>
          <table:table-cell table:style-name="ce2" office:value-type="string">
            <text:p>Clark-Mossop</text:p>
          </table:table-cell>
          <table:table-cell table:number-columns-repeated="1017"/>
        </table:table-row>
        <table:table-row table:style-name="ro4">
          <table:table-cell table:style-name="ce8" office:value-type="string">
            <text:p>total comparisons</text:p>
          </table:table-cell>
          <table:table-cell table:style-name="ce2" table:formula="of:=SUM([.B12:.B34])" office:value-type="float" office:value="116">
            <text:p>116</text:p>
          </table:table-cell>
          <table:table-cell table:style-name="ce2" table:formula="of:=SUM([.C12:.C34])" office:value-type="float" office:value="107">
            <text:p>107</text:p>
          </table:table-cell>
          <table:table-cell table:style-name="ce2" table:formula="of:=SUM([.D12:.D34])" office:value-type="float" office:value="117">
            <text:p>117</text:p>
          </table:table-cell>
          <table:table-cell table:style-name="ce2" table:formula="of:=SUM([.E12:.E34])" office:value-type="float" office:value="120">
            <text:p>120</text:p>
          </table:table-cell>
          <table:table-cell table:style-name="ce2" table:formula="of:=SUM([.F17:.F61])" office:value-type="float" office:value="748">
            <text:p>748</text:p>
          </table:table-cell>
          <table:table-cell table:style-name="ce2" table:formula="of:=SUM([.G17:.G61])" office:value-type="float" office:value="759">
            <text:p>759</text:p>
          </table:table-cell>
          <table:table-cell/>
          <table:table-cell office:value-type="string">
            <text:p>sources and notes</text:p>
          </table:table-cell>
          <table:table-cell table:number-columns-repeated="1015"/>
        </table:table-row>
        <table:table-row table:style-name="ro1">
          <table:table-cell table:style-name="ce2" table:number-columns-repeated="7"/>
          <table:table-cell/>
          <table:table-cell office:value-type="string">
            <text:p>Norfolk and Midland Circuits: Howard (1791), An account of the principal lazarettos in Europe, Table IX- X, p. 252-3</text:p>
          </table:table-cell>
          <table:table-cell table:number-columns-repeated="1015"/>
        </table:table-row>
        <table:table-row table:style-name="ro1">
          <table:table-cell table:style-name="ce2" office:value-type="float" office:value="1745">
            <text:p>1745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float" office:value="6">
            <text:p>6</text:p>
          </table:table-cell>
          <table:table-cell table:style-name="ce2"/>
          <table:table-cell office:value-type="float" office:value="11">
            <text:p>11</text:p>
          </table:table-cell>
          <table:table-cell/>
          <table:table-cell office:value-type="string">
            <text:p>Clark-Mossop: summed from "regional by year" sheet</text:p>
          </table:table-cell>
          <table:table-cell table:number-columns-repeated="1015"/>
        </table:table-row>
        <table:table-row table:style-name="ro1">
          <table:table-cell table:style-name="ce2" office:value-type="float" office:value="1746">
            <text:p>1746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/>
          <table:table-cell office:value-type="float" office:value="7">
            <text:p>7</text:p>
          </table:table-cell>
          <table:table-cell table:number-columns-repeated="1017"/>
        </table:table-row>
        <table:table-row table:style-name="ro1">
          <table:table-cell table:style-name="ce2" office:value-type="float" office:value="1747">
            <text:p>1747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float" office:value="5">
            <text:p>5</text:p>
          </table:table-cell>
          <table:table-cell table:style-name="ce2"/>
          <table:table-cell office:value-type="float" office:value="6">
            <text:p>6</text:p>
          </table:table-cell>
          <table:table-cell/>
          <table:table-cell office:value-type="string">
            <text:p>Home circuit:</text:p>
          </table:table-cell>
          <table:table-cell table:number-columns-repeated="1015"/>
        </table:table-row>
        <table:table-row table:style-name="ro1">
          <table:table-cell table:style-name="ce2" office:value-type="float" office:value="1748">
            <text:p>1748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/>
          <table:table-cell table:style-name="ce2" office:value-type="float" office:value="5">
            <text:p>5</text:p>
          </table:table-cell>
          <table:table-cell table:style-name="ce2"/>
          <table:table-cell office:value-type="float" office:value="11">
            <text:p>11</text:p>
          </table:table-cell>
          <table:table-cell/>
          <table:table-cell office:value-type="string">
            <text:p>PP 1819, Report from Select Committee on Criminal Laws, Appendix p. 6</text:p>
          </table:table-cell>
          <table:table-cell table:number-columns-repeated="1015"/>
        </table:table-row>
        <table:table-row table:style-name="ro1">
          <table:table-cell table:style-name="ce2" office:value-type="float" office:value="1749">
            <text:p>1749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5">
            <text:p>5</text:p>
          </table:table-cell>
          <table:table-cell table:style-name="ce2"/>
          <table:table-cell office:value-type="float" office:value="39">
            <text:p>39</text:p>
          </table:table-cell>
          <table:table-cell/>
          <table:table-cell office:value-type="string">
            <text:p>The Home Circuit consists of the counties of Essex, Hertfordshire, Kent, Surrey and Sussex.</text:p>
          </table:table-cell>
          <table:table-cell table:number-columns-repeated="1015"/>
        </table:table-row>
        <table:table-row table:style-name="ro1">
          <table:table-cell table:style-name="ce2" office:value-type="float" office:value="1750">
            <text:p>175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10">
            <text:p>10</text:p>
          </table:table-cell>
          <table:table-cell table:style-name="ce2"/>
          <table:table-cell office:value-type="float" office:value="21">
            <text:p>21</text:p>
          </table:table-cell>
          <table:table-cell table:number-columns-repeated="1017"/>
        </table:table-row>
        <table:table-row table:style-name="ro1">
          <table:table-cell table:style-name="ce2" office:value-type="float" office:value="1751">
            <text:p>1751</text:p>
          </table:table-cell>
          <table:table-cell table:number-columns-repeated="2" table:style-name="ce2" office:value-type="float" office:value="3">
            <text:p>3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0">
            <text:p>10</text:p>
          </table:table-cell>
          <table:table-cell table:style-name="ce2"/>
          <table:table-cell office:value-type="float" office:value="29">
            <text:p>29</text:p>
          </table:table-cell>
          <table:table-cell/>
          <table:table-cell office:value-type="string">
            <text:p>See PP 1819 for other circuit data</text:p>
          </table:table-cell>
          <table:table-cell table:number-columns-repeated="1015"/>
        </table:table-row>
        <table:table-row table:style-name="ro1">
          <table:table-cell table:style-name="ce2" office:value-type="float" office:value="1752">
            <text:p>175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/>
          <table:table-cell office:value-type="float" office:value="30">
            <text:p>30</text:p>
          </table:table-cell>
          <table:table-cell table:number-columns-repeated="1017"/>
        </table:table-row>
        <table:table-row table:style-name="ro1">
          <table:table-cell table:style-name="ce2" office:value-type="float" office:value="1753">
            <text:p>175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6">
            <text:p>6</text:p>
          </table:table-cell>
          <table:table-cell table:style-name="ce2"/>
          <table:table-cell office:value-type="float" office:value="15">
            <text:p>15</text:p>
          </table:table-cell>
          <table:table-cell table:number-columns-repeated="1017"/>
        </table:table-row>
        <table:table-row table:style-name="ro1">
          <table:table-cell table:style-name="ce2" office:value-type="float" office:value="1754">
            <text:p>175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2">
            <text:p>12</text:p>
          </table:table-cell>
          <table:table-cell table:style-name="ce2"/>
          <table:table-cell office:value-type="float" office:value="26">
            <text:p>26</text:p>
          </table:table-cell>
          <table:table-cell table:number-columns-repeated="1017"/>
        </table:table-row>
        <table:table-row table:style-name="ro1">
          <table:table-cell table:style-name="ce2" office:value-type="float" office:value="1755">
            <text:p>1755</text:p>
          </table:table-cell>
          <table:table-cell table:number-columns-repeated="2" table:style-name="ce2" office:value-type="float" office:value="6">
            <text:p>6</text:p>
          </table:table-cell>
          <table:table-cell table:number-columns-repeated="2" table:style-name="ce2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Repository:</text:p>
          </table:table-cell>
          <table:table-cell table:number-columns-repeated="1015"/>
        </table:table-row>
        <table:table-row table:style-name="ro1">
          <table:table-cell table:style-name="ce2" office:value-type="float" office:value="1756">
            <text:p>1756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number-columns-repeated="2" table:style-name="ce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/>
          <table:table-cell office:value-type="string">
            <text:p>http://acrosswalls.org/datasets/</text:p>
          </table:table-cell>
          <table:table-cell table:number-columns-repeated="1015"/>
        </table:table-row>
        <table:table-row table:style-name="ro1">
          <table:table-cell table:style-name="ce2" office:value-type="float" office:value="1757">
            <text:p>1757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/>
          <table:table-cell office:value-type="string">
            <text:p>Version: 1.0</text:p>
          </table:table-cell>
          <table:table-cell table:number-columns-repeated="1015"/>
        </table:table-row>
        <table:table-row table:style-name="ro1">
          <table:table-cell table:style-name="ce2" office:value-type="float" office:value="1758">
            <text:p>1758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number-columns-repeated="1017"/>
        </table:table-row>
        <table:table-row table:style-name="ro1">
          <table:table-cell table:style-name="ce2" office:value-type="float" office:value="1759">
            <text:p>1759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number-columns-repeated="2" table:style-name="ce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 table:style-name="ce2" office:value-type="float" office:value="1760">
            <text:p>1760</text:p>
          </table:table-cell>
          <table:table-cell table:number-columns-repeated="2" table:style-name="ce2" office:value-type="float" office:value="2">
            <text:p>2</text:p>
          </table:table-cell>
          <table:table-cell table:number-columns-repeated="2" table:style-name="ce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float" office:value="1761">
            <text:p>176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17"/>
        </table:table-row>
        <table:table-row table:style-name="ro1">
          <table:table-cell table:style-name="ce2" office:value-type="float" office:value="1762">
            <text:p>176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style-name="ce2" office:value-type="float" office:value="1763">
            <text:p>176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1">
            <text:p>11</text:p>
          </table:table-cell>
          <table:table-cell table:number-columns-repeated="2" table:style-name="ce2"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table:style-name="ce2" office:value-type="float" office:value="1764">
            <text:p>1764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8">
            <text:p>8</text:p>
          </table:table-cell>
          <table:table-cell table:number-columns-repeated="2" table:style-name="ce2"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number-columns-repeated="1017"/>
        </table:table-row>
        <table:table-row table:style-name="ro1">
          <table:table-cell table:style-name="ce2" office:value-type="float" office:value="1765">
            <text:p>1765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6">
            <text:p>6</text:p>
          </table:table-cell>
          <table:table-cell table:number-columns-repeated="2" table:style-name="ce2"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number-columns-repeated="1017"/>
        </table:table-row>
        <table:table-row table:style-name="ro1">
          <table:table-cell table:style-name="ce2" office:value-type="float" office:value="1766">
            <text:p>1766</text:p>
          </table:table-cell>
          <table:table-cell table:number-columns-repeated="3" table:style-name="ce2" office:value-type="float" office:value="4">
            <text:p>4</text:p>
          </table:table-cell>
          <table:table-cell table:style-name="ce2"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1017"/>
        </table:table-row>
        <table:table-row table:style-name="ro1">
          <table:table-cell table:style-name="ce2" office:value-type="float" office:value="1767">
            <text:p>1767</text:p>
          </table:table-cell>
          <table:table-cell table:style-name="ce2" office:value-type="float" office:value="6">
            <text:p>6</text:p>
          </table:table-cell>
          <table:table-cell table:number-columns-repeated="2" table:style-name="ce2" office:value-type="float" office:value="5">
            <text:p>5</text:p>
          </table:table-cell>
          <table:table-cell table:style-name="ce2"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table:number-columns-repeated="1017"/>
        </table:table-row>
        <table:table-row table:style-name="ro1">
          <table:table-cell table:style-name="ce2" office:value-type="float" office:value="1768">
            <text:p>1768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number-columns-repeated="2" office:value-type="float" office:value="17">
            <text:p>17</text:p>
          </table:table-cell>
          <table:table-cell table:number-columns-repeated="1017"/>
        </table:table-row>
        <table:table-row table:style-name="ro1">
          <table:table-cell table:style-name="ce2" office:value-type="float" office:value="1769">
            <text:p>1769</text:p>
          </table:table-cell>
          <table:table-cell table:number-columns-repeated="3"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1017"/>
        </table:table-row>
        <table:table-row table:style-name="ro1">
          <table:table-cell table:style-name="ce2" office:value-type="float" office:value="1770">
            <text:p>177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number-columns-repeated="1017"/>
        </table:table-row>
        <table:table-row table:style-name="ro1">
          <table:table-cell table:style-name="ce2" office:value-type="float" office:value="1771">
            <text:p>1771</text:p>
          </table:table-cell>
          <table:table-cell table:number-columns-repeated="2" table:style-name="ce2" office:value-type="float" office:value="2">
            <text:p>2</text:p>
          </table:table-cell>
          <table:table-cell table:number-columns-repeated="2" table:style-name="ce2" office:value-type="float" office:value="5">
            <text:p>5</text:p>
          </table:table-cell>
          <table:table-cell table:number-columns-repeated="2" office:value-type="float" office:value="5">
            <text:p>5</text:p>
          </table:table-cell>
          <table:table-cell table:number-columns-repeated="1017"/>
        </table:table-row>
        <table:table-row table:style-name="ro1">
          <table:table-cell table:style-name="ce2" office:value-type="float" office:value="1772">
            <text:p>1772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number-columns-repeated="1017"/>
        </table:table-row>
        <table:table-row table:style-name="ro1">
          <table:table-cell table:style-name="ce2" office:value-type="float" office:value="1773">
            <text:p>1773</text:p>
          </table:table-cell>
          <table:table-cell table:style-name="ce2"/>
          <table:table-cell table:style-name="ce2" office:value-type="float" office:value="7">
            <text:p>7</text:p>
          </table:table-cell>
          <table:table-cell table:style-name="ce2"/>
          <table:table-cell table:style-name="ce2"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1017"/>
        </table:table-row>
        <table:table-row table:style-name="ro1">
          <table:table-cell table:style-name="ce2" office:value-type="float" office:value="1774">
            <text:p>1774</text:p>
          </table:table-cell>
          <table:table-cell table:style-name="ce2"/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number-columns-repeated="2" office:value-type="float" office:value="22">
            <text:p>22</text:p>
          </table:table-cell>
          <table:table-cell table:number-columns-repeated="1017"/>
        </table:table-row>
        <table:table-row table:style-name="ro1">
          <table:table-cell table:style-name="ce2" office:value-type="float" office:value="1775">
            <text:p>1775</text:p>
          </table:table-cell>
          <table:table-cell table:style-name="ce2"/>
          <table:table-cell table:style-name="ce2" office:value-type="float" office:value="6">
            <text:p>6</text:p>
          </table:table-cell>
          <table:table-cell table:style-name="ce2"/>
          <table:table-cell table:style-name="ce2"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table:number-columns-repeated="1017"/>
        </table:table-row>
        <table:table-row table:style-name="ro1">
          <table:table-cell table:style-name="ce2" office:value-type="float" office:value="1776">
            <text:p>1776</text:p>
          </table:table-cell>
          <table:table-cell table:style-name="ce2"/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table:number-columns-repeated="1017"/>
        </table:table-row>
        <table:table-row table:style-name="ro1">
          <table:table-cell table:style-name="ce2" office:value-type="float" office:value="1777">
            <text:p>1777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number-columns-repeated="1017"/>
        </table:table-row>
        <table:table-row table:style-name="ro1">
          <table:table-cell table:style-name="ce2" office:value-type="float" office:value="1778">
            <text:p>1778</text:p>
          </table:table-cell>
          <table:table-cell table:style-name="ce2"/>
          <table:table-cell table:style-name="ce2" office:value-type="float" office:value="7">
            <text:p>7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number-columns-repeated="2" office:value-type="float" office:value="13">
            <text:p>13</text:p>
          </table:table-cell>
          <table:table-cell table:number-columns-repeated="1017"/>
        </table:table-row>
        <table:table-row table:style-name="ro1">
          <table:table-cell table:style-name="ce2" office:value-type="float" office:value="1779">
            <text:p>1779</text:p>
          </table:table-cell>
          <table:table-cell table:style-name="ce2"/>
          <table:table-cell table:style-name="ce2" office:value-type="float" office:value="6">
            <text:p>6</text:p>
          </table:table-cell>
          <table:table-cell table:style-name="ce2"/>
          <table:table-cell table:style-name="ce2"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table:style-name="ce2" office:value-type="float" office:value="1780">
            <text:p>1780</text:p>
          </table:table-cell>
          <table:table-cell table:style-name="ce2"/>
          <table:table-cell table:style-name="ce2" office:value-type="float" office:value="7">
            <text:p>7</text:p>
          </table:table-cell>
          <table:table-cell table:style-name="ce2"/>
          <table:table-cell table:style-name="ce2"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table:number-columns-repeated="1017"/>
        </table:table-row>
        <table:table-row table:style-name="ro1">
          <table:table-cell table:style-name="ce2" office:value-type="float" office:value="1781">
            <text:p>1781</text:p>
          </table:table-cell>
          <table:table-cell table:style-name="ce2"/>
          <table:table-cell table:style-name="ce2" office:value-type="float" office:value="10">
            <text:p>10</text:p>
          </table:table-cell>
          <table:table-cell table:style-name="ce2"/>
          <table:table-cell table:style-name="ce2"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table:number-columns-repeated="1017"/>
        </table:table-row>
        <table:table-row table:style-name="ro1">
          <table:table-cell table:style-name="ce2" office:value-type="float" office:value="1782">
            <text:p>1782</text:p>
          </table:table-cell>
          <table:table-cell table:style-name="ce2"/>
          <table:table-cell table:style-name="ce2" office:value-type="float" office:value="8">
            <text:p>8</text:p>
          </table:table-cell>
          <table:table-cell table:style-name="ce2"/>
          <table:table-cell table:style-name="ce2"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table:number-columns-repeated="1017"/>
        </table:table-row>
        <table:table-row table:style-name="ro1">
          <table:table-cell table:style-name="ce2" office:value-type="float" office:value="1783">
            <text:p>1783</text:p>
          </table:table-cell>
          <table:table-cell table:style-name="ce2"/>
          <table:table-cell table:style-name="ce2" office:value-type="float" office:value="6">
            <text:p>6</text:p>
          </table:table-cell>
          <table:table-cell table:style-name="ce2"/>
          <table:table-cell table:style-name="ce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table:number-columns-repeated="1017"/>
        </table:table-row>
        <table:table-row table:style-name="ro1">
          <table:table-cell table:style-name="ce2" office:value-type="float" office:value="1784">
            <text:p>1784</text:p>
          </table:table-cell>
          <table:table-cell table:style-name="ce2"/>
          <table:table-cell table:style-name="ce2" office:value-type="float" office:value="23">
            <text:p>23</text:p>
          </table:table-cell>
          <table:table-cell table:style-name="ce2"/>
          <table:table-cell table:style-name="ce2" office:value-type="float" office:value="24">
            <text:p>24</text:p>
          </table:table-cell>
          <table:table-cell table:number-columns-repeated="2" office:value-type="float" office:value="30">
            <text:p>30</text:p>
          </table:table-cell>
          <table:table-cell table:number-columns-repeated="1017"/>
        </table:table-row>
        <table:table-row table:style-name="ro1">
          <table:table-cell table:style-name="ce2" office:value-type="float" office:value="1785">
            <text:p>1785</text:p>
          </table:table-cell>
          <table:table-cell table:style-name="ce2"/>
          <table:table-cell table:style-name="ce2" office:value-type="float" office:value="36">
            <text:p>36</text:p>
          </table:table-cell>
          <table:table-cell table:style-name="ce2"/>
          <table:table-cell table:style-name="ce2"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table:number-columns-repeated="1017"/>
        </table:table-row>
        <table:table-row table:style-name="ro1">
          <table:table-cell table:style-name="ce2" office:value-type="float" office:value="1786">
            <text:p>1786</text:p>
          </table:table-cell>
          <table:table-cell table:style-name="ce2"/>
          <table:table-cell table:style-name="ce2" office:value-type="float" office:value="23">
            <text:p>23</text:p>
          </table:table-cell>
          <table:table-cell table:style-name="ce2"/>
          <table:table-cell table:style-name="ce2"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  <table:table-cell table:number-columns-repeated="1017"/>
        </table:table-row>
        <table:table-row table:style-name="ro1">
          <table:table-cell table:style-name="ce2" office:value-type="float" office:value="1787">
            <text:p>1787</text:p>
          </table:table-cell>
          <table:table-cell table:style-name="ce2"/>
          <table:table-cell table:style-name="ce2" office:value-type="float" office:value="17">
            <text:p>17</text:p>
          </table:table-cell>
          <table:table-cell table:style-name="ce2"/>
          <table:table-cell table:style-name="ce2" office:value-type="float" office:value="11">
            <text:p>11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table:number-columns-repeated="1017"/>
        </table:table-row>
        <table:table-row table:style-name="ro1">
          <table:table-cell table:style-name="ce2" office:value-type="float" office:value="1788">
            <text:p>1788</text:p>
          </table:table-cell>
          <table:table-cell table:style-name="ce2"/>
          <table:table-cell table:style-name="ce2" office:value-type="float" office:value="13">
            <text:p>13</text:p>
          </table:table-cell>
          <table:table-cell table:style-name="ce2"/>
          <table:table-cell table:style-name="ce2"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table:number-columns-repeated="1017"/>
        </table:table-row>
        <table:table-row table:style-name="ro1">
          <table:table-cell table:style-name="ce2" office:value-type="float" office:value="1789">
            <text:p>1789</text:p>
          </table:table-cell>
          <table:table-cell table:style-name="ce2"/>
          <table:table-cell table:style-name="ce2" office:value-type="float" office:value="10">
            <text:p>10</text:p>
          </table:table-cell>
          <table:table-cell table:style-name="ce2"/>
          <table:table-cell table:style-name="ce2" office:value-type="float" office:value="12">
            <text:p>12</text:p>
          </table:table-cell>
          <table:table-cell table:number-columns-repeated="2" office:value-type="float" office:value="14">
            <text:p>14</text:p>
          </table:table-cell>
          <table:table-cell table:number-columns-repeated="1017"/>
        </table:table-row>
        <table:table-row table:style-name="ro1">
          <table:table-cell table:style-name="ce2" office:value-type="float" office:value="1790">
            <text:p>1790</text:p>
          </table:table-cell>
          <table:table-cell table:style-name="ce2"/>
          <table:table-cell table:style-name="ce2" office:value-type="float" office:value="17">
            <text:p>17</text:p>
          </table:table-cell>
          <table:table-cell table:style-name="ce2"/>
          <table:table-cell table:style-name="ce2"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table:number-columns-repeated="1017"/>
        </table:table-row>
        <table:table-row table:style-name="ro1">
          <table:table-cell table:style-name="ce2" office:value-type="float" office:value="1791">
            <text:p>1791</text:p>
          </table:table-cell>
          <table:table-cell table:style-name="ce2"/>
          <table:table-cell table:style-name="ce2" office:value-type="float" office:value="12">
            <text:p>12</text:p>
          </table:table-cell>
          <table:table-cell table:style-name="ce2"/>
          <table:table-cell table:style-name="ce2"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1017"/>
        </table:table-row>
        <table:table-row table:style-name="ro1">
          <table:table-cell table:style-name="ce2" office:value-type="float" office:value="1792">
            <text:p>1792</text:p>
          </table:table-cell>
          <table:table-cell table:style-name="ce2"/>
          <table:table-cell table:style-name="ce2" office:value-type="float" office:value="10">
            <text:p>10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number-columns-repeated="2" office:value-type="float" office:value="12">
            <text:p>12</text:p>
          </table:table-cell>
          <table:table-cell table:number-columns-repeated="1017"/>
        </table:table-row>
        <table:table-row table:style-name="ro1">
          <table:table-cell table:style-name="ce2" office:value-type="float" office:value="1793">
            <text:p>1793</text:p>
          </table:table-cell>
          <table:table-cell table:style-name="ce2"/>
          <table:table-cell table:style-name="ce2" office:value-type="float" office:value="9">
            <text:p>9</text:p>
          </table:table-cell>
          <table:table-cell table:style-name="ce2"/>
          <table:table-cell table:style-name="ce2"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number-columns-repeated="1017"/>
        </table:table-row>
        <table:table-row table:style-name="ro1">
          <table:table-cell table:style-name="ce2" office:value-type="float" office:value="1794">
            <text:p>1794</text:p>
          </table:table-cell>
          <table:table-cell table:style-name="ce2"/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table:number-columns-repeated="1017"/>
        </table:table-row>
        <table:table-row table:style-name="ro1">
          <table:table-cell table:style-name="ce2" office:value-type="float" office:value="1795">
            <text:p>1795</text:p>
          </table:table-cell>
          <table:table-cell table:style-name="ce2"/>
          <table:table-cell table:style-name="ce2" office:value-type="float" office:value="7">
            <text:p>7</text:p>
          </table:table-cell>
          <table:table-cell table:style-name="ce2"/>
          <table:table-cell table:style-name="ce2"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1017"/>
        </table:table-row>
        <table:table-row table:style-name="ro1">
          <table:table-cell table:style-name="ce2" office:value-type="float" office:value="1796">
            <text:p>1796</text:p>
          </table:table-cell>
          <table:table-cell table:style-name="ce2"/>
          <table:table-cell table:style-name="ce2" office:value-type="float" office:value="11">
            <text:p>11</text:p>
          </table:table-cell>
          <table:table-cell table:style-name="ce2"/>
          <table:table-cell table:style-name="ce2"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1017"/>
        </table:table-row>
        <table:table-row table:style-name="ro1">
          <table:table-cell table:style-name="ce2" office:value-type="float" office:value="1797">
            <text:p>1797</text:p>
          </table:table-cell>
          <table:table-cell table:style-name="ce2"/>
          <table:table-cell table:style-name="ce2" office:value-type="float" office:value="7">
            <text:p>7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table:number-columns-repeated="1017"/>
        </table:table-row>
        <table:table-row table:style-name="ro1">
          <table:table-cell table:style-name="ce2" office:value-type="float" office:value="1798">
            <text:p>1798</text:p>
          </table:table-cell>
          <table:table-cell table:style-name="ce2"/>
          <table:table-cell table:style-name="ce2" office:value-type="float" office:value="8">
            <text:p>8</text:p>
          </table:table-cell>
          <table:table-cell table:style-name="ce2"/>
          <table:table-cell table:style-name="ce2"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number-columns-repeated="1017"/>
        </table:table-row>
        <table:table-row table:style-name="ro1">
          <table:table-cell table:style-name="ce2" office:value-type="float" office:value="1799">
            <text:p>1799</text:p>
          </table:table-cell>
          <table:table-cell table:style-name="ce2"/>
          <table:table-cell table:style-name="ce2" office:value-type="float" office:value="5">
            <text:p>5</text:p>
          </table:table-cell>
          <table:table-cell table:style-name="ce2" table:number-columns-repeated="2"/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table:number-columns-repeated="1017"/>
        </table:table-row>
        <table:table-row table:style-name="ro1">
          <table:table-cell table:style-name="ce2" office:value-type="float" office:value="1800">
            <text:p>1800</text:p>
          </table:table-cell>
          <table:table-cell table:number-columns-repeated="4"/>
          <table:table-cell office:value-type="float" office:value="29">
            <text:p>29</text:p>
          </table:table-cell>
          <table:table-cell table:number-columns-repeated="1018"/>
        </table:table-row>
        <table:table-row table:style-name="ro1">
          <table:table-cell table:style-name="ce2" office:value-type="float" office:value="1801">
            <text:p>1801</text:p>
          </table:table-cell>
          <table:table-cell table:number-columns-repeated="4"/>
          <table:table-cell office:value-type="float" office:value="56">
            <text:p>56</text:p>
          </table:table-cell>
          <table:table-cell table:number-columns-repeated="1018"/>
        </table:table-row>
        <table:table-row table:style-name="ro1">
          <table:table-cell table:style-name="ce2" office:value-type="float" office:value="1802">
            <text:p>1802</text:p>
          </table:table-cell>
          <table:table-cell table:number-columns-repeated="4"/>
          <table:table-cell office:value-type="float" office:value="23">
            <text:p>23</text:p>
          </table:table-cell>
          <table:table-cell table:number-columns-repeated="1018"/>
        </table:table-row>
        <table:table-row table:style-name="ro1">
          <table:table-cell table:style-name="ce2" office:value-type="float" office:value="1803">
            <text:p>1803</text:p>
          </table:table-cell>
          <table:table-cell table:number-columns-repeated="4"/>
          <table:table-cell office:value-type="float" office:value="21">
            <text:p>21</text:p>
          </table:table-cell>
          <table:table-cell table:number-columns-repeated="1018"/>
        </table:table-row>
        <table:table-row table:style-name="ro1">
          <table:table-cell table:style-name="ce2" office:value-type="float" office:value="1804">
            <text:p>1804</text:p>
          </table:table-cell>
          <table:table-cell table:number-columns-repeated="4"/>
          <table:table-cell office:value-type="float" office:value="6">
            <text:p>6</text:p>
          </table:table-cell>
          <table:table-cell table:number-columns-repeated="1018"/>
        </table:table-row>
        <table:table-row table:style-name="ro1">
          <table:table-cell table:style-name="ce2" office:value-type="float" office:value="1805">
            <text:p>1805</text:p>
          </table:table-cell>
          <table:table-cell table:number-columns-repeated="4"/>
          <table:table-cell office:value-type="float" office:value="22">
            <text:p>22</text:p>
          </table:table-cell>
          <table:table-cell table:number-columns-repeated="1018"/>
        </table:table-row>
        <table:table-row table:style-name="ro1">
          <table:table-cell table:style-name="ce2" office:value-type="float" office:value="1806">
            <text:p>1806</text:p>
          </table:table-cell>
          <table:table-cell table:number-columns-repeated="4"/>
          <table:table-cell office:value-type="float" office:value="7">
            <text:p>7</text:p>
          </table:table-cell>
          <table:table-cell table:number-columns-repeated="1018"/>
        </table:table-row>
        <table:table-row table:style-name="ro1">
          <table:table-cell table:style-name="ce2" office:value-type="float" office:value="1807">
            <text:p>1807</text:p>
          </table:table-cell>
          <table:table-cell table:number-columns-repeated="4"/>
          <table:table-cell office:value-type="float" office:value="12">
            <text:p>12</text:p>
          </table:table-cell>
          <table:table-cell table:number-columns-repeated="1018"/>
        </table:table-row>
        <table:table-row table:style-name="ro1">
          <table:table-cell table:style-name="ce2" office:value-type="float" office:value="1808">
            <text:p>1808</text:p>
          </table:table-cell>
          <table:table-cell table:number-columns-repeated="4"/>
          <table:table-cell office:value-type="float" office:value="12">
            <text:p>12</text:p>
          </table:table-cell>
          <table:table-cell table:number-columns-repeated="1018"/>
        </table:table-row>
        <table:table-row table:style-name="ro1">
          <table:table-cell table:style-name="ce2" office:value-type="float" office:value="1809">
            <text:p>1809</text:p>
          </table:table-cell>
          <table:table-cell table:number-columns-repeated="4"/>
          <table:table-cell office:value-type="float" office:value="18">
            <text:p>18</text:p>
          </table:table-cell>
          <table:table-cell table:number-columns-repeated="1018"/>
        </table:table-row>
        <table:table-row table:style-name="ro1">
          <table:table-cell table:style-name="ce2" office:value-type="float" office:value="1810">
            <text:p>1810</text:p>
          </table:table-cell>
          <table:table-cell table:number-columns-repeated="4"/>
          <table:table-cell office:value-type="float" office:value="14">
            <text:p>14</text:p>
          </table:table-cell>
          <table:table-cell table:number-columns-repeated="1018"/>
        </table:table-row>
        <table:table-row table:style-name="ro1">
          <table:table-cell table:style-name="ce2" office:value-type="float" office:value="1811">
            <text:p>1811</text:p>
          </table:table-cell>
          <table:table-cell table:number-columns-repeated="4"/>
          <table:table-cell office:value-type="float" office:value="10">
            <text:p>10</text:p>
          </table:table-cell>
          <table:table-cell table:number-columns-repeated="1018"/>
        </table:table-row>
        <table:table-row table:style-name="ro1">
          <table:table-cell table:style-name="ce2" office:value-type="float" office:value="1812">
            <text:p>1812</text:p>
          </table:table-cell>
          <table:table-cell table:number-columns-repeated="4"/>
          <table:table-cell office:value-type="float" office:value="16">
            <text:p>16</text:p>
          </table:table-cell>
          <table:table-cell table:number-columns-repeated="1018"/>
        </table:table-row>
        <table:table-row table:style-name="ro1">
          <table:table-cell table:style-name="ce2" office:value-type="float" office:value="1813">
            <text:p>1813</text:p>
          </table:table-cell>
          <table:table-cell table:number-columns-repeated="4"/>
          <table:table-cell office:value-type="float" office:value="22">
            <text:p>22</text:p>
          </table:table-cell>
          <table:table-cell table:number-columns-repeated="1018"/>
        </table:table-row>
        <table:table-row table:style-name="ro1">
          <table:table-cell table:style-name="ce2" office:value-type="float" office:value="1814">
            <text:p>1814</text:p>
          </table:table-cell>
          <table:table-cell table:number-columns-repeated="4"/>
          <table:table-cell office:value-type="float" office:value="9">
            <text:p>9</text:p>
          </table:table-cell>
          <table:table-cell table:number-columns-repeated="1018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ther data" table:style-name="ta6" table:print="false">
        <table:table-column table:style-name="co5" table:default-cell-style-name="Excel_20_Built-in_20_Normal"/>
        <table:table-column table:style-name="co24" table:number-columns-repeated="3" table:default-cell-style-name="Excel_20_Built-in_20_Normal"/>
        <table:table-column table:style-name="co10" table:default-cell-style-name="Excel_20_Built-in_20_Normal"/>
        <table:table-column table:style-name="co25" table:default-cell-style-name="Excel_20_Built-in_20_Normal"/>
        <table:table-column table:style-name="co5" table:number-columns-repeated="1018" table:default-cell-style-name="Excel_20_Built-in_20_Normal"/>
        <table:table-row table:style-name="ro1">
          <table:table-cell table:style-name="ce1" office:value-type="string" table:number-columns-spanned="4" table:number-rows-spanned="1">
            <text:p>Executions statistics from region studies</text:p>
          </table:table-cell>
          <table:covered-table-cell table:number-columns-repeated="3" table:style-name="ce3"/>
          <table:table-cell/>
          <table:table-cell office:value-type="string">
            <text:p>Repository: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http://acrosswalls.org/datasets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Version: 1.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urrey, executions for all offenses</text:p>
          </table:table-cell>
          <table:table-cell table:number-columns-repeated="4"/>
          <table:table-cell office:value-type="string">
            <text:p>source and notes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years</text:p>
          </table:table-cell>
          <table:table-cell table:style-name="ce2" office:value-type="string">
            <text:p>men </text:p>
          </table:table-cell>
          <table:table-cell table:style-name="ce2" office:value-type="string">
            <text:p>women</text:p>
          </table:table-cell>
          <table:table-cell table:style-name="ce2" office:value-type="string">
            <text:p>sex ratio</text:p>
          </table:table-cell>
          <table:table-cell/>
          <table:table-cell office:value-type="string">
            <text:p>Beattie (1986), Crime and the Courts in England, 1660-1800, Tables 9.1, 10.2, 10.9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1663-1802</text:p>
          </table:table-cell>
          <table:table-cell table:style-name="ce2" office:value-type="float" office:value="481">
            <text:p>481</text:p>
          </table:table-cell>
          <table:table-cell table:style-name="ce2" office:value-type="float" office:value="37">
            <text:p>37</text:p>
          </table:table-cell>
          <table:table-cell table:style-name="ce6" table:formula="of:=[.B7]/[.C7]" office:value-type="float" office:value="13">
            <text:p>13.0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663-1694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8">
            <text:p>8</text:p>
          </table:table-cell>
          <table:table-cell table:style-name="ce6" table:formula="of:=[.B8]/[.C8]" office:value-type="float" office:value="6">
            <text:p>6.0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695-1802</text:p>
          </table:table-cell>
          <table:table-cell table:style-name="ce2" table:formula="of:=[.B7]-[.B8]" office:value-type="float" office:value="433">
            <text:p>433</text:p>
          </table:table-cell>
          <table:table-cell table:style-name="ce2" table:formula="of:=[.C7]-[.C8]" office:value-type="float" office:value="29">
            <text:p>29</text:p>
          </table:table-cell>
          <table:table-cell table:style-name="ce6" table:formula="of:=[.B9]/[.C9]" office:value-type="float" office:value="14.9310344827586">
            <text:p>14.9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722-48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1">
            <text:p>11</text:p>
          </table:table-cell>
          <table:table-cell table:style-name="ce6" table:formula="of:=[.B10]/[.C10]" office:value-type="float" office:value="9.09090909090909">
            <text:p>9.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749-75</text:p>
          </table:table-cell>
          <table:table-cell table:style-name="ce2" office:value-type="float" office:value="124">
            <text:p>124</text:p>
          </table:table-cell>
          <table:table-cell table:style-name="ce2" office:value-type="float" office:value="1">
            <text:p>1</text:p>
          </table:table-cell>
          <table:table-cell table:style-name="ce6" table:formula="of:=[.B11]/[.C11]" office:value-type="float" office:value="124">
            <text:p>124.0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776-87</text:p>
          </table:table-cell>
          <table:table-cell table:style-name="ce2" office:value-type="float" office:value="87">
            <text:p>87</text:p>
          </table:table-cell>
          <table:table-cell table:style-name="ce2" office:value-type="float" office:value="6">
            <text:p>6</text:p>
          </table:table-cell>
          <table:table-cell table:style-name="ce6" table:formula="of:=[.B12]/[.C12]" office:value-type="float" office:value="14.5">
            <text:p>14.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788-1802</text:p>
          </table:table-cell>
          <table:table-cell table:style-name="ce2" office:value-type="float" office:value="74">
            <text:p>74</text:p>
          </table:table-cell>
          <table:table-cell table:style-name="ce2" office:value-type="float" office:value="5">
            <text:p>5</text:p>
          </table:table-cell>
          <table:table-cell table:style-name="ce6" table:formula="of:=[.B13]/[.C13]" office:value-type="float" office:value="14.8">
            <text:p>14.8</text:p>
          </table:table-cell>
          <table:table-cell table:number-columns-repeated="1020"/>
        </table:table-row>
        <table:table-row table:style-name="ro1">
          <table:table-cell table:style-name="ce2" table:number-columns-repeated="3"/>
          <table:table-cell table:style-name="ce6"/>
          <table:table-cell table:number-columns-repeated="1020"/>
        </table:table-row>
        <table:table-row table:style-name="ro1">
          <table:table-cell table:style-name="ce2" office:value-type="string">
            <text:p>1776-1802</text:p>
          </table:table-cell>
          <table:table-cell table:style-name="ce2" table:formula="of:=SUM([.B12:.B13])" office:value-type="float" office:value="161">
            <text:p>161</text:p>
          </table:table-cell>
          <table:table-cell table:style-name="ce2" table:formula="of:=SUM([.C12:.C13])" office:value-type="float" office:value="11">
            <text:p>11</text:p>
          </table:table-cell>
          <table:table-cell table:style-name="ce6" table:formula="of:=[.B15]/[.C15]" office:value-type="float" office:value="14.6363636363636">
            <text:p>14.6</text:p>
          </table:table-cell>
          <table:table-cell table:number-columns-repeated="1020"/>
        </table:table-row>
        <table:table-row table:style-name="ro1" table:number-rows-repeated="2">
          <table:table-cell table:style-name="ce2" table:number-columns-repeated="3"/>
          <table:table-cell table:style-name="ce6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15" office:value-type="string" table:number-columns-spanned="2" table:number-rows-spanned="1">
            <text:p>Northeast England</text:p>
          </table:table-cell>
          <table:covered-table-cell table:style-name="ce3"/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1718-1800</text:p>
          </table:table-cell>
          <table:table-cell table:style-name="ce2" office:value-type="float" office:value="64">
            <text:p>64</text:p>
          </table:table-cell>
          <table:table-cell table:style-name="ce2" office:value-type="float" office:value="10">
            <text:p>10</text:p>
          </table:table-cell>
          <table:table-cell table:style-name="ce2" table:formula="of:=[.B20]/[.C20]" office:value-type="float" office:value="6.4">
            <text:p>6.4</text:p>
          </table:table-cell>
          <table:table-cell/>
          <table:table-cell office:value-type="string">
            <text:p>Morgan and Ruston (1998), Rogues, Thieves, and the Rule of Law, p. 118</text:p>
          </table:table-cell>
          <table:table-cell table:number-columns-repeated="1018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percentage-style style:name="N8010" number:language="en" number:country="US">
      <number:number number:decimal-places="0" number:min-integer-digits="1"/>
      <number:text>%</number:text>
    </number:percentage-style>
    <number:number-style style:name="N116">
      <number:number number:decimal-places="1"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801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10/26/2014</text:date>, <text:time>13:56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mbined" style:display-name="PageStyle_combin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bable" style:display-name="PageStyle_probab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males" style:display-name="PageStyle_fema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gional" style:display-name="PageStyle_region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gional_20_checks" style:display-name="PageStyle_regional chec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ther_20_data" style:display-name="PageStyle_other 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cell-count="10299" meta:object-count="0"/>
    <meta:generator>OpenOffice/4.1.1$Win32 OpenOffice.org_project/411m6$Build-9775</meta:generator>
  </office:meta>
</office:document-meta>
</file>